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2000039E00003C1900001D9D58D6192DD393CE66.svm"/>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6cm"/>
    </style:style>
    <style:style style:name="gr15" style:family="graphic" style:parent-style-name="objectwithoutfill">
      <style:graphic-properties draw:stroke="dash" draw:stroke-dash="Fine_20_Dashed"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81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1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72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63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8cm"/>
    </style:style>
    <style:style style:name="gr3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9"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558cm"/>
    </style:style>
    <style:style style:name="gr4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3" style:family="graphic" style:parent-style-name="standard">
      <style:graphic-properties draw:stroke="dash" draw:stroke-dash="Fine_20_Dashed" svg:stroke-width="0.081cm" svg:stroke-color="#000000" draw:marker-start-width="0.321cm" draw:marker-end-width="0.321cm" draw:fill="none" draw:fill-color="#ffffff" draw:textarea-vertical-align="middle" fo:padding-top="0.165cm" fo:padding-bottom="0.165cm" fo:padding-left="0.29cm" fo:padding-right="0.29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5"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6"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2.572cm"/>
    </style:style>
    <style:style style:name="gr49" style:family="graphic" style:parent-style-name="standard">
      <style:graphic-properties draw:stroke="none" svg:stroke-color="#000000" draw:fill="none" draw:fill-color="#ffffff" draw:textarea-horizontal-align="left" draw:auto-grow-height="true" draw:auto-grow-width="true" fo:min-height="0.713cm" fo:min-width="3.368cm"/>
    </style:style>
    <style:style style:name="gr50"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1"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2" style:family="graphic" style:parent-style-name="standard">
      <style:graphic-properties draw:stroke="dash"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53"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5"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7"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8"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9" style:family="graphic" style:parent-style-name="standard">
      <style:graphic-properties draw:stroke="none" draw:fill="none" fo:min-height="0.714cm"/>
    </style:style>
    <style:style style:name="gr60" style:family="graphic" style:parent-style-name="standard">
      <style:graphic-properties draw:stroke="none" draw:fill="none" fo:min-height="1.263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4"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4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1.296cm" fo:min-width="3.558cm"/>
    </style:style>
    <style:style style:name="gr66"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5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8"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96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61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5cm"/>
    </style:style>
    <style:style style:name="gr74"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75" style:family="graphic" style:parent-style-name="objectwithoutfill">
      <style:graphic-properties draw:stroke="dash" draw:stroke-dash="Fine_20_Dashed" svg:stroke-width="0.081cm" draw:marker-start-width="0.321cm" draw:marker-end="Arrow" draw:marker-end-width="0.421cm" draw:fill="none" draw:textarea-vertical-align="middle" fo:padding-top="0.165cm" fo:padding-bottom="0.165cm" fo:padding-left="0.29cm" fo:padding-right="0.29cm"/>
    </style:style>
    <style:style style:name="gr7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9cm"/>
    </style:style>
    <style:style style:name="gr80"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1"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2"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5"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4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53cm"/>
    </style:style>
    <style:style style:name="gr8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5cm"/>
    </style:style>
    <style:style style:name="gr9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6cm"/>
    </style:style>
    <style:style style:name="gr94"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6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10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1"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5"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6"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7"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8" style:family="graphic" style:parent-style-name="standard">
      <style:graphic-properties draw:stroke="dash" draw:stroke-dash="Fine_20_Dashed"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9" style:family="graphic" style:parent-style-name="objectwithoutfill">
      <style:graphic-properties draw:stroke="dash" draw:stroke-dash="Fine_20_Dashed" svg:stroke-width="0.04cm" draw:marker-start-width="0.32cm" draw:marker-end="Circle" draw:marker-end-width="0.32cm" draw:fill="none" draw:textarea-vertical-align="middle" fo:padding-top="0.145cm" fo:padding-bottom="0.145cm" fo:padding-left="0.27cm" fo:padding-right="0.27cm"/>
    </style:style>
    <style:style style:name="gr110"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1"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4"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9cm"/>
    </style:style>
    <style:style style:name="gr115" style:family="graphic" style:parent-style-name="standard">
      <style:graphic-properties draw:stroke="dash" draw:stroke-dash="Fine_20_Dashed"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7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9cm"/>
    </style:style>
    <style:style style:name="gr125"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8" style:family="graphic" style:parent-style-name="standard">
      <style:graphic-properties draw:stroke="dash" draw:stroke-dash="Fine_20_Dashed" svg:stroke-width="0.081cm" svg:stroke-color="#cccccc" draw:marker-start-width="0.321cm" draw:marker-end-width="0.321cm" draw:fill="none" draw:fill-color="#ffffff" draw:textarea-vertical-align="middle" fo:padding-top="0.165cm" fo:padding-bottom="0.165cm" fo:padding-left="0.29cm" fo:padding-right="0.29cm"/>
    </style:style>
    <style:style style:name="gr1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13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3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4"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93cm"/>
    </style:style>
    <style:style style:name="gr14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6"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5cm"/>
    </style:style>
    <style:style style:name="gr149"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50"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5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52"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54"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34cm"/>
    </style:style>
    <style:style style:name="gr15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6cm"/>
    </style:style>
    <style:style style:name="gr15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34cm"/>
    </style:style>
    <style:style style:name="gr158"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9"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60"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61"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2"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22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8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75cm"/>
    </style:style>
    <style:style style:name="gr1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92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1cm"/>
    </style:style>
    <style:style style:name="gr174"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5" style:family="graphic" style:parent-style-name="standard">
      <style:graphic-properties draw:stroke="none" svg:stroke-color="#000000" draw:fill="none" draw:fill-color="#ffffff" draw:textarea-horizontal-align="left" draw:textarea-vertical-align="middle" draw:auto-grow-height="true" draw:auto-grow-width="true" fo:min-height="1.399cm" fo:min-width="3.304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4.3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4.0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3.52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4.566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3.537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6.68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7" style:family="graphic" style:parent-style-name="standard">
      <style:graphic-properties draw:stroke="none" draw:fill="none" fo:min-height="0.476cm"/>
    </style:style>
    <style:style style:name="gr188" style:family="graphic" style:parent-style-name="standard">
      <style:graphic-properties draw:stroke="none" draw:fill="none" fo:min-height="0.475cm"/>
    </style:style>
    <style:style style:name="gr18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2"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3"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4"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197"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20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2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23cm"/>
    </style:style>
    <style:style style:name="gr202"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0cm" fo:min-width="0cm" fo:padding-top="0.139cm" fo:padding-bottom="0.139cm" fo:padding-left="0.264cm" fo:padding-right="0.264cm" fo:wrap-option="no-wrap"/>
    </style:style>
    <style:style style:name="gr203"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4"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5" style:family="graphic" style:parent-style-name="objectwithoutfill">
      <style:graphic-properties draw:stroke="dash" draw:stroke-dash="Fine_20_Dashed"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6"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7"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9"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1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1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4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6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4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3"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3cm"/>
    </style:style>
    <style:style style:name="gr264"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5"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7"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8"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9" style:family="graphic" style:parent-style-name="standard">
      <style:graphic-properties draw:stroke="none" draw:fill="none" fo:min-height="7.751cm"/>
    </style:style>
    <style:style style:name="gr270"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71"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7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4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6cm" fo:padding-top="0.125cm" fo:padding-bottom="0.125cm" fo:padding-left="0.25cm" fo:padding-right="0.25cm" draw:shadow="hidden" draw:shadow-offset-x="0.2cm" draw:shadow-offset-y="0.2cm" draw:shadow-color="#808080"/>
    </style:style>
    <style:style style:name="gr2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30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2"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5"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8" style:family="graphic" style:parent-style-name="standard">
      <style:graphic-properties draw:stroke="none" draw:fill="none" fo:min-height="8.648cm"/>
    </style:style>
    <style:style style:name="gr329"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30"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31"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32"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33"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4"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5"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6"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8"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339" style:family="graphic" style:parent-style-name="standard">
      <style:graphic-properties draw:stroke="none" draw:fill="none" fo:min-height="17.051cm"/>
    </style:style>
    <style:style style:name="gr340" style:family="graphic" style:parent-style-name="standard">
      <style:graphic-properties draw:stroke="none" draw:fill="none" fo:min-height="13.176cm"/>
    </style:style>
    <style:style style:name="gr341" style:family="graphic" style:parent-style-name="standard">
      <style:graphic-properties draw:stroke="none" draw:fill="none" fo:min-height="11.626cm"/>
    </style:style>
    <style:style style:name="gr342" style:family="graphic" style:parent-style-name="standard">
      <style:graphic-properties draw:stroke="none" draw:fill="none" fo:min-height="32.551cm"/>
    </style:style>
    <style:style style:name="gr343" style:family="graphic" style:parent-style-name="standard">
      <style:graphic-properties draw:stroke="none" draw:fill="none" fo:min-height="27.126cm"/>
    </style:style>
    <style:style style:name="gr344"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5" style:family="graphic" style:parent-style-name="standard">
      <style:graphic-properties draw:stroke="none" draw:fill="none" fo:min-height="21.701cm"/>
    </style:style>
    <style:style style:name="gr346" style:family="graphic" style:parent-style-name="standard">
      <style:graphic-properties draw:stroke="none" draw:fill="none" fo:min-height="24.801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8.083cm"/>
    </style:style>
    <style:style style:name="gr348" style:family="graphic" style:parent-style-name="objectwithoutfill">
      <style:graphic-properties draw:marker-end="Arrow" draw:marker-end-width="0.3cm" draw:fill="none" draw:textarea-vertical-align="middle"/>
    </style:style>
    <style:style style:name="gr349"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50" style:family="graphic" style:parent-style-name="standard">
      <style:graphic-properties draw:stroke="none" draw:fill="none" fo:min-height="12.088cm"/>
    </style:style>
    <style:style style:name="gr35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352" style:family="graphic" style:parent-style-name="objectwithoutfill">
      <style:graphic-properties svg:stroke-width="0.08cm" svg:stroke-color="#ff3333" draw:marker-start-width="0.44cm" draw:marker-end-width="0.44cm" draw:fill="none" draw:textarea-vertical-align="middle" fo:padding-top="0.165cm" fo:padding-bottom="0.165cm" fo:padding-left="0.29cm" fo:padding-right="0.29cm"/>
    </style:style>
    <style:style style:name="gr353"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7.52cm"/>
    </style:style>
    <style:style style:name="gr354" style:family="graphic" style:parent-style-name="objectwithoutfill">
      <style:graphic-properties svg:stroke-width="0.08cm" svg:stroke-color="#00cc00" draw:marker-start-width="0.44cm" draw:marker-end-width="0.44cm" draw:fill="none" draw:textarea-vertical-align="middle" fo:padding-top="0.165cm" fo:padding-bottom="0.165cm" fo:padding-left="0.29cm" fo:padding-right="0.29cm"/>
    </style:style>
    <style:style style:name="gr355" style:family="graphic" style:parent-style-name="standard">
      <style:graphic-properties draw:stroke="dash" draw:stroke-dash="Fine_20_Dashed" svg:stroke-width="0.081cm" svg:stroke-color="#808080" draw:marker-start-width="0.321cm" draw:marker-end-width="0.321cm" draw:fill="none" draw:fill-color="#ffffff" draw:textarea-vertical-align="middle" fo:padding-top="0.165cm" fo:padding-bottom="0.165cm" fo:padding-left="0.29cm" fo:padding-right="0.29cm"/>
    </style:style>
    <style:style style:name="gr356"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82cm"/>
    </style:style>
    <style:style style:name="gr35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358" style:family="graphic" style:parent-style-name="objectwithoutfill">
      <style:graphic-properties draw:stroke="solid" svg:stroke-width="0.035cm" draw:marker-start-width="0.252cm" draw:marker-end="Symmetric_20_Arrow" draw:marker-end-width="0.352cm" draw:fill="none" draw:textarea-vertical-align="middle" fo:padding-top="0.142cm" fo:padding-bottom="0.142cm" fo:padding-left="0.267cm" fo:padding-right="0.267cm"/>
    </style:style>
    <style:style style:name="gr35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98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4.544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363" style:family="graphic" style:parent-style-name="standard">
      <style:graphic-properties draw:stroke="solid" svg:stroke-width="0.081cm" svg:stroke-color="#000000" draw:marker-start-width="0.321cm" draw:marker-end-width="0.321cm" draw:fill-color="#ffffff" draw:textarea-vertical-align="middle" fo:padding-top="0.165cm" fo:padding-bottom="0.165cm" fo:padding-left="0.29cm" fo:padding-right="0.29cm"/>
    </style:style>
    <style:style style:name="gr364" style:family="graphic" style:parent-style-name="standard">
      <style:graphic-properties draw:stroke="solid" svg:stroke-width="0.053cm" svg:stroke-color="#000000" draw:marker-start-width="0.279cm" draw:marker-end-width="0.279cm" draw:fill-color="#ffffff" draw:textarea-vertical-align="middle" fo:padding-top="0.151cm" fo:padding-bottom="0.151cm" fo:padding-left="0.276cm" fo:padding-right="0.276cm"/>
    </style:style>
    <style:style style:name="gr365"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323cm"/>
    </style:style>
    <style:style style:name="gr3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869cm"/>
    </style:style>
    <style:style style:name="gr3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2cm"/>
    </style:style>
    <style:style style:name="gr369" style:family="graphic" style:parent-style-name="standard">
      <style:graphic-properties draw:stroke="solid" svg:stroke-width="0.081cm" svg:stroke-color="#000000" draw:marker-start-width="0.321cm" draw:marker-end-width="0.321cm" draw:fill-color="#ffffff" draw:textarea-vertical-align="middle" fo:padding-top="0.165cm" fo:padding-bottom="0.165cm" fo:padding-left="0.29cm" fo:padding-right="0.29cm"/>
    </style:style>
    <style:style style:name="gr37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13cm"/>
    </style:style>
    <style:style style:name="gr371" style:family="graphic" style:parent-style-name="standard">
      <style:graphic-properties draw:stroke="none" svg:stroke-color="#000000" draw:fill="none" draw:fill-color="#ffffff" draw:textarea-horizontal-align="center" draw:textarea-vertical-align="middle" draw:auto-grow-height="true" draw:auto-grow-width="true" fo:min-height="0.875cm" fo:min-width="1.869cm"/>
    </style:style>
    <style:style style:name="gr37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67cm"/>
    </style:style>
    <style:style style:name="gr37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7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75"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7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84"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8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9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5cm"/>
    </style:style>
    <style:style style:name="gr3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4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4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412"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413"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414"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415"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39cm" fo:padding-top="0.125cm" fo:padding-bottom="0.125cm" fo:padding-left="0.25cm" fo:padding-right="0.25cm" draw:shadow="hidden" draw:shadow-offset-x="0.2cm" draw:shadow-offset-y="0.2cm" draw:shadow-color="#808080"/>
    </style:style>
    <style:style style:name="gr4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851cm" fo:padding-top="0.125cm" fo:padding-bottom="0.125cm" fo:padding-left="0.25cm" fo:padding-right="0.25cm" draw:shadow="hidden" draw:shadow-offset-x="0.2cm" draw:shadow-offset-y="0.2cm" draw:shadow-color="#808080"/>
    </style:style>
    <style:style style:name="gr4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32" style:family="graphic" style:parent-style-name="standard">
      <style:graphic-properties draw:stroke="solid" svg:stroke-width="0.106cm" svg:stroke-color="#000000" draw:marker-start-width="0.358cm" draw:marker-end-width="0.358cm" draw:fill-color="#000000" draw:textarea-vertical-align="middle" fo:padding-top="0.177cm" fo:padding-bottom="0.177cm" fo:padding-left="0.302cm" fo:padding-right="0.302cm"/>
    </style:style>
    <style:style style:name="gr43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3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63cm"/>
    </style:style>
    <style:style style:name="gr43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43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4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6cm"/>
    </style:style>
    <style:style style:name="gr4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411cm"/>
    </style:style>
    <style:style style:name="gr4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9"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7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71" style:family="graphic" style:parent-style-name="objectwithoutfill">
      <style:graphic-properties draw:stroke="dash" draw:stroke-dash="Fine_20_Dashed"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7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7cm"/>
    </style:style>
    <style:style style:name="gr473" style:family="graphic" style:parent-style-name="objectwithoutfill">
      <style:graphic-properties draw:stroke="dash" draw:stroke-dash="Fine_20_Dashed" svg:stroke-width="0.106cm" svg:stroke-color="#ff3300" draw:marker-start-width="0.479cm" draw:marker-end-width="0.479cm" draw:fill="none" draw:textarea-vertical-align="middle" fo:padding-top="0.178cm" fo:padding-bottom="0.178cm" fo:padding-left="0.303cm" fo:padding-right="0.303cm"/>
    </style:style>
    <style:style style:name="gr4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7"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478" style:family="graphic" style:parent-style-name="objectwithoutfill">
      <style:graphic-properties svg:stroke-width="0.08cm" draw:marker-start="" draw:marker-start-width="0.44cm" draw:marker-end="Symmetric_20_Arrow" draw:marker-end-width="0.44cm" draw:fill="none" draw:textarea-vertical-align="middle" fo:padding-top="0.165cm" fo:padding-bottom="0.165cm" fo:padding-left="0.29cm" fo:padding-right="0.29cm"/>
    </style:style>
    <style:style style:name="gr479"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506cm" fo:padding-top="0.165cm" fo:padding-bottom="0.165cm" fo:padding-left="0.29cm" fo:padding-right="0.29cm"/>
    </style:style>
    <style:style style:name="gr4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53cm"/>
    </style:style>
    <style:style style:name="gr4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23cm"/>
    </style:style>
    <style:style style:name="gr4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58cm"/>
    </style:style>
    <style:style style:name="gr4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9cm"/>
    </style:style>
    <style:style style:name="gr494"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0.59cm"/>
    </style:style>
    <style:style style:name="gr4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103cm"/>
    </style:style>
    <style:style style:name="gr5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289cm"/>
    </style:style>
    <style:style style:name="gr5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5cm"/>
    </style:style>
    <style:style style:name="gr5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0"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3.937cm"/>
    </style:style>
    <style:style style:name="gr5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42cm"/>
    </style:style>
    <style:style style:name="gr5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213cm" fo:min-width="0.066cm" fo:padding-top="0.165cm" fo:padding-bottom="0.165cm" fo:padding-left="0.29cm" fo:padding-right="0.29cm" fo:wrap-option="no-wrap"/>
    </style:style>
    <style:style style:name="gr534"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4.455cm"/>
    </style:style>
    <style:style style:name="gr53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946cm" fo:min-width="1.339cm" fo:padding-top="0.165cm" fo:padding-bottom="0.165cm" fo:padding-left="0.29cm" fo:padding-right="0.29cm" fo:wrap-option="no-wrap"/>
    </style:style>
    <style:style style:name="gr5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23cm" fo:padding-top="0.125cm" fo:padding-bottom="0.125cm" fo:padding-left="0.25cm" fo:padding-right="0.25cm" draw:shadow="hidden" draw:shadow-offset-x="0.2cm" draw:shadow-offset-y="0.2cm" draw:shadow-color="#808080"/>
    </style:style>
    <style:style style:name="gr5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651cm" fo:padding-top="0.125cm" fo:padding-bottom="0.125cm" fo:padding-left="0.25cm" fo:padding-right="0.25cm" draw:shadow="hidden" draw:shadow-offset-x="0.2cm" draw:shadow-offset-y="0.2cm" draw:shadow-color="#808080"/>
    </style:style>
    <style:style style:name="gr5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23cm" fo:padding-top="0.125cm" fo:padding-bottom="0.125cm" fo:padding-left="0.25cm" fo:padding-right="0.25cm" draw:shadow="hidden" draw:shadow-offset-x="0.2cm" draw:shadow-offset-y="0.2cm" draw:shadow-color="#808080"/>
    </style:style>
    <style:style style:name="gr5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5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43cm" fo:min-width="0.324cm" fo:padding-top="0.165cm" fo:padding-bottom="0.165cm" fo:padding-left="0.29cm" fo:padding-right="0.29cm" fo:wrap-option="no-wrap"/>
    </style:style>
    <style:style style:name="gr5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904cm" fo:min-width="1.441cm" fo:padding-top="0.165cm" fo:padding-bottom="0.165cm" fo:padding-left="0.29cm" fo:padding-right="0.29cm" fo:wrap-option="no-wrap"/>
    </style:style>
    <style:style style:name="gr5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9cm" fo:padding-top="0.125cm" fo:padding-bottom="0.125cm" fo:padding-left="0.25cm" fo:padding-right="0.25cm" draw:shadow="hidden" draw:shadow-offset-x="0.2cm" draw:shadow-offset-y="0.2cm" draw:shadow-color="#808080"/>
    </style:style>
    <style:style style:name="gr5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9cm" fo:padding-top="0.125cm" fo:padding-bottom="0.125cm" fo:padding-left="0.25cm" fo:padding-right="0.25cm" draw:shadow="hidden" draw:shadow-offset-x="0.2cm" draw:shadow-offset-y="0.2cm" draw:shadow-color="#808080"/>
    </style:style>
    <style:style style:name="gr5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9cm" fo:padding-top="0.125cm" fo:padding-bottom="0.125cm" fo:padding-left="0.25cm" fo:padding-right="0.25cm" draw:shadow="hidden" draw:shadow-offset-x="0.2cm" draw:shadow-offset-y="0.2cm" draw:shadow-color="#808080"/>
    </style:style>
    <style:style style:name="gr54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54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5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55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5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5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7"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5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7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57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5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5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4cm" fo:padding-top="0.125cm" fo:padding-bottom="0.125cm" fo:padding-left="0.25cm" fo:padding-right="0.25cm" draw:shadow="hidden" draw:shadow-offset-x="0.2cm" draw:shadow-offset-y="0.2cm" draw:shadow-color="#808080"/>
    </style:style>
    <style:style style:name="gr5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6cm" fo:padding-top="0.125cm" fo:padding-bottom="0.125cm" fo:padding-left="0.25cm" fo:padding-right="0.25cm" draw:shadow="hidden" draw:shadow-offset-x="0.2cm" draw:shadow-offset-y="0.2cm" draw:shadow-color="#808080"/>
    </style:style>
    <style:style style:name="gr5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5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5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5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6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6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6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6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6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6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6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2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23" style:family="graphic" style:parent-style-name="standard">
      <style:graphic-properties draw:stroke="none" draw:fill="none" fo:min-height="10.373cm"/>
    </style:style>
    <style:style style:name="gr62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25"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626"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627"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628"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629"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630" style:family="graphic" style:parent-style-name="standard">
      <style:graphic-properties draw:stroke="none" svg:stroke-color="#000000" draw:fill="none" draw:fill-color="#ffffff" draw:textarea-horizontal-align="left" draw:auto-grow-height="true" draw:auto-grow-width="true" fo:min-height="0.713cm" fo:min-width="1.378cm"/>
    </style:style>
    <style:style style:name="gr631"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632" style:family="graphic" style:parent-style-name="standard">
      <style:graphic-properties draw:stroke="none" draw:fill="none" fo:min-height="3.725cm"/>
    </style:style>
    <style:style style:name="gr63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634" style:family="graphic" style:parent-style-name="standard">
      <style:graphic-properties draw:stroke="none" draw:fill="none" fo:min-height="11.041cm"/>
    </style:style>
    <style:style style:name="gr635"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636"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63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6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6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7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7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7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7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684cm" fo:padding-top="0.125cm" fo:padding-bottom="0.125cm" fo:padding-left="0.25cm" fo:padding-right="0.25cm" draw:shadow="hidden" draw:shadow-offset-x="0.2cm" draw:shadow-offset-y="0.2cm" draw:shadow-color="#808080"/>
    </style:style>
    <style:style style:name="gr7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8cm" fo:padding-top="0.125cm" fo:padding-bottom="0.125cm" fo:padding-left="0.25cm" fo:padding-right="0.25cm" draw:shadow="hidden" draw:shadow-offset-x="0.2cm" draw:shadow-offset-y="0.2cm" draw:shadow-color="#808080"/>
    </style:style>
    <style:style style:name="gr7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513cm" fo:padding-top="0.125cm" fo:padding-bottom="0.125cm" fo:padding-left="0.25cm" fo:padding-right="0.25cm" draw:shadow="hidden" draw:shadow-offset-x="0.2cm" draw:shadow-offset-y="0.2cm" draw:shadow-color="#808080"/>
    </style:style>
    <style:style style:name="gr710" style:family="graphic" style:parent-style-name="standard">
      <style:graphic-properties draw:stroke="none" svg:stroke-color="#000000" draw:fill="none" draw:fill-color="#ffffff" draw:textarea-horizontal-align="left" draw:auto-grow-height="true" draw:auto-grow-width="true" fo:min-height="0.713cm" fo:min-width="3.456cm"/>
    </style:style>
    <style:style style:name="gr7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5cm" fo:padding-top="0.125cm" fo:padding-bottom="0.125cm" fo:padding-left="0.25cm" fo:padding-right="0.25cm" draw:shadow="hidden" draw:shadow-offset-x="0.2cm" draw:shadow-offset-y="0.2cm" draw:shadow-color="#808080"/>
    </style:style>
    <style:style style:name="gr7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93cm" fo:padding-top="0.125cm" fo:padding-bottom="0.125cm" fo:padding-left="0.25cm" fo:padding-right="0.25cm" draw:shadow="hidden" draw:shadow-offset-x="0.2cm" draw:shadow-offset-y="0.2cm" draw:shadow-color="#808080"/>
    </style:style>
    <style:style style:name="gr7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7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16" style:family="graphic" style:parent-style-name="standard">
      <style:graphic-properties draw:stroke="none" svg:stroke-color="#000000" draw:fill="none" draw:fill-color="#ffffff" draw:textarea-horizontal-align="left" draw:auto-grow-height="true" draw:auto-grow-width="true" fo:min-height="0.713cm" fo:min-width="2.758cm"/>
    </style:style>
    <style:style style:name="gr7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7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65cm"/>
    </style:style>
    <style:style style:name="gr7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0.569cm"/>
    </style:style>
    <style:style style:name="gr7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5cm"/>
    </style:style>
    <style:style style:name="gr7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7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5cm" fo:padding-top="0.125cm" fo:padding-bottom="0.125cm" fo:padding-left="0.25cm" fo:padding-right="0.25cm" draw:shadow="hidden" draw:shadow-offset-x="0.2cm" draw:shadow-offset-y="0.2cm" draw:shadow-color="#808080"/>
    </style:style>
    <style:style style:name="gr7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814cm" fo:padding-top="0.125cm" fo:padding-bottom="0.125cm" fo:padding-left="0.25cm" fo:padding-right="0.25cm" draw:shadow="hidden" draw:shadow-offset-x="0.2cm" draw:shadow-offset-y="0.2cm" draw:shadow-color="#808080"/>
    </style:style>
    <style:style style:name="gr733" style:family="graphic" style:parent-style-name="objectwithoutfill">
      <style:graphic-properties svg:stroke-width="0.08cm" svg:stroke-color="#cccccc" draw:marker-start-width="0.44cm" draw:marker-end-width="0.44cm" draw:fill="none" draw:textarea-vertical-align="middle" fo:padding-top="0.165cm" fo:padding-bottom="0.165cm" fo:padding-left="0.29cm" fo:padding-right="0.29cm"/>
    </style:style>
    <style:style style:name="gr734" style:family="graphic" style:parent-style-name="objectwithoutfill">
      <style:graphic-properties svg:stroke-width="0.08cm" svg:stroke-color="#579d1c" draw:marker-start-width="0.44cm" draw:marker-end-width="0.44cm" draw:fill="none" draw:textarea-vertical-align="middle" fo:padding-top="0.165cm" fo:padding-bottom="0.165cm" fo:padding-left="0.29cm" fo:padding-right="0.29cm"/>
    </style:style>
    <style:style style:name="gr735" style:family="graphic" style:parent-style-name="standard">
      <style:graphic-properties draw:stroke="none" draw:fill="none" fo:min-height="1.894cm"/>
    </style:style>
    <style:style style:name="gr7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364cm" fo:padding-top="0.125cm" fo:padding-bottom="0.125cm" fo:padding-left="0.25cm" fo:padding-right="0.25cm" draw:shadow="hidden" draw:shadow-offset-x="0.2cm" draw:shadow-offset-y="0.2cm" draw:shadow-color="#808080"/>
    </style:style>
    <style:style style:name="gr7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3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7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32cm" fo:padding-top="0.125cm" fo:padding-bottom="0.125cm" fo:padding-left="0.25cm" fo:padding-right="0.25cm" draw:shadow="hidden" draw:shadow-offset-x="0.2cm" draw:shadow-offset-y="0.2cm" draw:shadow-color="#808080"/>
    </style:style>
    <style:style style:name="gr7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58cm" fo:padding-top="0.125cm" fo:padding-bottom="0.125cm" fo:padding-left="0.25cm" fo:padding-right="0.25cm" draw:shadow="hidden" draw:shadow-offset-x="0.2cm" draw:shadow-offset-y="0.2cm" draw:shadow-color="#808080"/>
    </style:style>
    <style:style style:name="gr7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32cm" fo:padding-top="0.125cm" fo:padding-bottom="0.125cm" fo:padding-left="0.25cm" fo:padding-right="0.25cm" draw:shadow="hidden" draw:shadow-offset-x="0.2cm" draw:shadow-offset-y="0.2cm" draw:shadow-color="#808080"/>
    </style:style>
    <style:style style:name="gr7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58cm" fo:padding-top="0.125cm" fo:padding-bottom="0.125cm" fo:padding-left="0.25cm" fo:padding-right="0.25cm" draw:shadow="hidden" draw:shadow-offset-x="0.2cm" draw:shadow-offset-y="0.2cm" draw:shadow-color="#808080"/>
    </style:style>
    <style:style style:name="gr747" style:family="graphic" style:parent-style-name="objectwithoutfill">
      <style:graphic-properties draw:stroke="solid" svg:stroke-width="0.081cm" draw:marker-start="" draw:marker-start-width="0.321cm" draw:marker-end="" draw:marker-end-width="0.32cm" draw:fill="none" draw:textarea-vertical-align="middle" fo:padding-top="0.165cm" fo:padding-bottom="0.165cm" fo:padding-left="0.29cm" fo:padding-right="0.29cm"/>
    </style:style>
    <style:style style:name="gr748" style:family="graphic" style:parent-style-name="objectwithoutfill">
      <style:graphic-properties svg:stroke-width="0.08cm" draw:marker-start-width="0.44cm" draw:marker-end="" draw:marker-end-width="0.44cm" draw:fill="none" draw:textarea-vertical-align="middle" fo:padding-top="0.165cm" fo:padding-bottom="0.165cm" fo:padding-left="0.29cm" fo:padding-right="0.29cm"/>
    </style:style>
    <style:style style:name="gr7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13cm" fo:padding-top="0.125cm" fo:padding-bottom="0.125cm" fo:padding-left="0.25cm" fo:padding-right="0.25cm" draw:shadow="hidden" draw:shadow-offset-x="0.2cm" draw:shadow-offset-y="0.2cm" draw:shadow-color="#808080"/>
    </style:style>
    <style:style style:name="gr7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7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7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87cm" fo:padding-top="0.125cm" fo:padding-bottom="0.125cm" fo:padding-left="0.25cm" fo:padding-right="0.25cm" draw:shadow="hidden" draw:shadow-offset-x="0.2cm" draw:shadow-offset-y="0.2cm" draw:shadow-color="#808080"/>
    </style:style>
    <style:style style:name="gr7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7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869cm" fo:padding-top="0.125cm" fo:padding-bottom="0.125cm" fo:padding-left="0.25cm" fo:padding-right="0.25cm" draw:shadow="hidden" draw:shadow-offset-x="0.2cm" draw:shadow-offset-y="0.2cm" draw:shadow-color="#808080"/>
    </style:style>
    <style:style style:name="gr7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476cm" fo:padding-top="0.125cm" fo:padding-bottom="0.125cm" fo:padding-left="0.25cm" fo:padding-right="0.25cm" draw:shadow="hidden" draw:shadow-offset-x="0.2cm" draw:shadow-offset-y="0.2cm" draw:shadow-color="#808080"/>
    </style:style>
    <style:style style:name="gr7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7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7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5.891cm" fo:padding-top="0.125cm" fo:padding-bottom="0.125cm" fo:padding-left="0.25cm" fo:padding-right="0.25cm" draw:shadow="hidden" draw:shadow-offset-x="0.2cm" draw:shadow-offset-y="0.2cm" draw:shadow-color="#808080"/>
    </style:style>
    <style:style style:name="gr7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673cm" fo:padding-top="0.125cm" fo:padding-bottom="0.125cm" fo:padding-left="0.25cm" fo:padding-right="0.25cm" draw:shadow="hidden" draw:shadow-offset-x="0.2cm" draw:shadow-offset-y="0.2cm" draw:shadow-color="#808080"/>
    </style:style>
    <style:style style:name="gr7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139cm" fo:padding-top="0.125cm" fo:padding-bottom="0.125cm" fo:padding-left="0.25cm" fo:padding-right="0.25cm" draw:shadow="hidden" draw:shadow-offset-x="0.2cm" draw:shadow-offset-y="0.2cm" draw:shadow-color="#808080"/>
    </style:style>
    <style:style style:name="gr7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012cm"/>
    </style:style>
    <style:style style:name="gr7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79cm"/>
    </style:style>
    <style:style style:name="gr78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1cm"/>
    </style:style>
    <style:style style:name="gr7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92cm"/>
    </style:style>
    <style:style style:name="gr7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76cm"/>
    </style:style>
    <style:style style:name="gr7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55cm"/>
    </style:style>
    <style:style style:name="gr7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65cm"/>
    </style:style>
    <style:style style:name="gr790" style:family="graphic" style:parent-style-name="standard">
      <style:graphic-properties draw:stroke="dash" draw:stroke-dash="Dashed_20__28_var_29_" svg:stroke-width="0.028cm" svg:stroke-color="#000000" draw:marker-start-width="0.242cm" draw:marker-end-width="0.242cm" draw:fill-color="#ffffff" draw:textarea-horizontal-align="justify" draw:textarea-vertical-align="middle" draw:auto-grow-height="false" fo:min-height="0cm" fo:min-width="0cm" fo:padding-top="0.139cm" fo:padding-bottom="0.139cm" fo:padding-left="0.264cm" fo:padding-right="0.264cm" fo:wrap-option="no-wrap"/>
    </style:style>
    <style:style style:name="gr7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98cm"/>
    </style:style>
    <style:style style:name="gr7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7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794"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13cm"/>
    </style:style>
    <style:style style:name="gr795"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38cm"/>
    </style:style>
    <style:style style:name="gr7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82cm" fo:padding-top="0.125cm" fo:padding-bottom="0.125cm" fo:padding-left="0.25cm" fo:padding-right="0.25cm" draw:shadow="hidden" draw:shadow-offset-x="0.2cm" draw:shadow-offset-y="0.2cm" draw:shadow-color="#808080"/>
    </style:style>
    <style:style style:name="gr7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78cm" fo:padding-top="0.125cm" fo:padding-bottom="0.125cm" fo:padding-left="0.25cm" fo:padding-right="0.25cm" draw:shadow="hidden" draw:shadow-offset-x="0.2cm" draw:shadow-offset-y="0.2cm" draw:shadow-color="#808080"/>
    </style:style>
    <style:style style:name="gr79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912cm"/>
    </style:style>
    <style:style style:name="gr7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8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8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638cm" fo:padding-top="0.125cm" fo:padding-bottom="0.125cm" fo:padding-left="0.25cm" fo:padding-right="0.25cm" draw:shadow="hidden" draw:shadow-offset-x="0.2cm" draw:shadow-offset-y="0.2cm" draw:shadow-color="#808080"/>
    </style:style>
    <style:style style:name="gr8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8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8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914cm" fo:padding-top="0.125cm" fo:padding-bottom="0.125cm" fo:padding-left="0.25cm" fo:padding-right="0.25cm" draw:shadow="hidden" draw:shadow-offset-x="0.2cm" draw:shadow-offset-y="0.2cm" draw:shadow-color="#808080"/>
    </style:style>
    <style:style style:name="gr8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8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8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3cm" fo:padding-top="0.125cm" fo:padding-bottom="0.125cm" fo:padding-left="0.25cm" fo:padding-right="0.25cm" draw:shadow="hidden" draw:shadow-offset-x="0.2cm" draw:shadow-offset-y="0.2cm" draw:shadow-color="#808080"/>
    </style:style>
    <style:style style:name="gr8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8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831cm" fo:padding-top="0.125cm" fo:padding-bottom="0.125cm" fo:padding-left="0.25cm" fo:padding-right="0.25cm" draw:shadow="hidden" draw:shadow-offset-x="0.2cm" draw:shadow-offset-y="0.2cm" draw:shadow-color="#808080"/>
    </style:style>
    <style:style style:name="gr8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3cm" fo:padding-top="0.125cm" fo:padding-bottom="0.125cm" fo:padding-left="0.25cm" fo:padding-right="0.25cm" draw:shadow="hidden" draw:shadow-offset-x="0.2cm" draw:shadow-offset-y="0.2cm" draw:shadow-color="#808080"/>
    </style:style>
    <style:style style:name="gr8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8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42cm" fo:padding-top="0.125cm" fo:padding-bottom="0.125cm" fo:padding-left="0.25cm" fo:padding-right="0.25cm" draw:shadow="hidden" draw:shadow-offset-x="0.2cm" draw:shadow-offset-y="0.2cm" draw:shadow-color="#808080"/>
    </style:style>
    <style:style style:name="gr8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747cm" fo:padding-top="0.125cm" fo:padding-bottom="0.125cm" fo:padding-left="0.25cm" fo:padding-right="0.25cm" draw:shadow="hidden" draw:shadow-offset-x="0.2cm" draw:shadow-offset-y="0.2cm" draw:shadow-color="#808080"/>
    </style:style>
    <style:style style:name="gr818" style:family="graphic" style:parent-style-name="standard">
      <style:graphic-properties draw:stroke="none" draw:fill="none" fo:min-height="2.85cm"/>
    </style:style>
    <style:style style:name="gr81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629cm"/>
    </style:style>
    <style:style style:name="gr82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text-properties fo:font-family="Arial" style:font-style-name="Italic" style:font-family-generic="swiss" style:font-pitch="variable" fo:font-size="14pt" fo:font-weight="bold"/>
    </style:style>
    <style:style style:name="P19" style:family="paragraph">
      <style:paragraph-properties fo:text-align="end">
        <style:tab-stops/>
      </style:paragraph-properties>
      <style:text-properties fo:font-size="10pt" style:font-size-asian="10pt" style:font-size-complex="10pt"/>
    </style:style>
    <style:style style:name="P20"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1" style:family="paragraph">
      <style:paragraph-properties fo:text-align="end"/>
      <style:text-properties fo:font-size="15pt" style:font-size-asian="15pt" style:font-size-complex="15pt"/>
    </style:style>
    <style:style style:name="P22" style:family="paragraph">
      <style:paragraph-properties fo:text-align="end">
        <style:tab-stops/>
      </style:paragraph-properties>
      <style:text-properties fo:font-size="15pt" style:font-size-asian="15pt" style:font-size-complex="15pt"/>
    </style:style>
    <style:style style:name="P23" style:family="paragraph">
      <style:paragraph-properties fo:text-align="start"/>
      <style:text-properties fo:font-size="15pt" style:font-size-asian="15pt" style:font-size-complex="15pt"/>
    </style:style>
    <style:style style:name="P24" style:family="paragraph">
      <style:paragraph-properties fo:text-align="end">
        <style:tab-stops/>
      </style:paragraph-properties>
      <style:text-properties fo:font-size="15pt" style:text-underline-style="none" style:font-size-asian="15pt" style:font-size-complex="15pt"/>
    </style:style>
    <style:style style:name="P25"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6" style:family="paragraph">
      <style:paragraph-properties fo:text-align="end">
        <style:tab-stops/>
      </style:paragraph-properties>
      <style:text-properties fo:font-size="12pt" fo:font-weight="bold" style:font-weight-asian="bold" style:font-weight-complex="bold"/>
    </style:style>
    <style:style style:name="P27" style:family="paragraph">
      <style:text-properties fo:font-size="15pt" fo:font-weight="bold" style:font-size-asian="15pt" style:font-weight-asian="bold" style:font-size-complex="15pt" style:font-weight-complex="bold"/>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9" style:family="paragraph">
      <style:paragraph-properties fo:text-align="start">
        <style:tab-stops/>
      </style:paragraph-properties>
    </style:style>
    <style:style style:name="P30" style:family="paragraph">
      <style:paragraph-properties fo:text-align="start">
        <style:tab-stops/>
      </style:paragraph-properties>
      <style:text-properties fo:font-size="12pt" style:font-size-asian="12pt" style:font-size-complex="12pt"/>
    </style:style>
    <style:style style:name="P31" style:family="paragraph">
      <style:paragraph-properties fo:text-align="end">
        <style:tab-stops/>
      </style:paragraph-properties>
      <style:text-properties fo:font-size="28pt" style:font-size-asian="28pt" style:font-size-complex="28pt"/>
    </style:style>
    <style:style style:name="P32" style:family="paragraph">
      <style:paragraph-properties fo:text-align="start">
        <style:tab-stops/>
      </style:paragraph-properties>
      <style:text-properties fo:font-size="16pt" style:font-size-asian="16pt" style:font-size-complex="16pt"/>
    </style:style>
    <style:style style:name="P33"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4" style:family="paragraph">
      <style:paragraph-properties fo:text-align="end"/>
      <style:text-properties fo:font-size="16pt" style:font-size-asian="16pt" style:font-size-complex="16pt"/>
    </style:style>
    <style:style style:name="P35"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6" style:family="paragraph">
      <style:paragraph-properties fo:margin-left="0cm" fo:margin-right="0cm" fo:line-height="100%" fo:text-indent="0cm" style:writing-mode="lr-tb"/>
    </style:style>
    <style:style style:name="P37" style:family="paragraph">
      <style:paragraph-properties fo:margin-left="0cm" fo:margin-right="0cm" fo:line-height="100%" fo:text-indent="0cm" style:writing-mode="lr-tb" style:font-independent-line-spacing="true"/>
      <style:text-properties fo:font-size="18pt"/>
    </style:style>
    <style:style style:name="P38" style:family="paragraph">
      <style:paragraph-properties fo:margin-left="0cm" fo:margin-right="0cm" fo:text-align="center" fo:text-indent="0cm" style:writing-mode="lr-tb" style:font-independent-line-spacing="true"/>
    </style:style>
    <style:style style:name="P39"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end" fo:text-indent="0cm">
        <style:tab-stops/>
      </style:paragraph-properties>
    </style:style>
    <style:style style:name="P41"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end" fo:text-indent="0cm"/>
    </style:style>
    <style:style style:name="P43"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4" style:family="paragraph">
      <style:paragraph-properties fo:text-align="end"/>
      <style:text-properties fo:font-size="18pt"/>
    </style:style>
    <style:style style:name="P45" style:family="paragraph">
      <style:paragraph-properties fo:text-align="center"/>
      <style:text-properties fo:font-size="18pt"/>
    </style:style>
    <style:style style:name="P46"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7" style:family="paragraph">
      <style:text-properties fo:font-size="18pt"/>
    </style:style>
    <style:style style:name="P48"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9"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50" style:family="paragraph">
      <style:paragraph-properties fo:text-align="start">
        <style:tab-stops/>
      </style:paragraph-properties>
      <style:text-properties fo:color="#00cc00" fo:font-size="12pt" style:font-size-asian="12pt" style:font-size-complex="12pt"/>
    </style:style>
    <style:style style:name="P51" style:family="paragraph">
      <style:paragraph-properties fo:text-align="center"/>
      <style:text-properties fo:font-size="10pt" style:font-size-asian="10pt" style:font-size-complex="10pt"/>
    </style:style>
    <style:style style:name="P52" style:family="paragraph">
      <style:paragraph-properties fo:text-align="center" style:text-autospace="none"/>
      <style:text-properties fo:font-family="'Source Code Pro'" fo:font-size="11pt" style:font-family-asian="'Source Code Pro'" style:font-size-asian="11pt" style:font-family-complex="'Source Code Pro'" style:font-size-complex="11pt"/>
    </style:style>
    <style:style style:name="P53" style:family="paragraph">
      <style:paragraph-properties fo:text-align="end"/>
      <style:text-properties fo:font-size="14pt" style:font-size-asian="14pt" style:font-size-complex="14pt"/>
    </style:style>
    <style:style style:name="P54" style:family="paragraph">
      <style:paragraph-properties fo:text-align="center"/>
      <style:text-properties fo:font-size="16pt" fo:font-weight="bold" style:font-size-asian="16pt" style:font-weight-asian="bold" style:font-size-complex="16pt" style:font-weight-complex="bold"/>
    </style:style>
    <style:style style:name="P55" style:family="paragraph">
      <style:paragraph-properties fo:text-align="center"/>
      <style:text-properties fo:font-size="20pt" style:font-size-asian="20pt" style:font-size-complex="20pt"/>
    </style:style>
    <style:style style:name="P56"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Mangal"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P57"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58" style:family="paragraph">
      <style:paragraph-properties fo:text-align="center"/>
      <style:text-properties fo:font-family="Arial" style:font-style-name="Italic" style:font-family-generic="swiss" style:font-pitch="variable" fo:font-weight="bold"/>
    </style:style>
    <style:style style:name="P59" style:family="paragraph">
      <style:paragraph-properties fo:text-align="center" style:text-autospace="none"/>
      <style:text-properties fo:font-family="Arial" style:font-style-name="Italic" style:font-family-generic="swiss" style:font-pitch="variable" fo:font-size="9pt" fo:font-weight="bold" style:font-family-asian="'Source Code Pro'" style:font-size-asian="9pt" style:font-family-complex="'Source Code Pro'" style:font-size-complex="9pt"/>
    </style:style>
    <style:style style:name="P60" style:family="paragraph">
      <style:paragraph-properties fo:text-align="start">
        <style:tab-stops/>
      </style:paragraph-properties>
      <style:text-properties fo:font-size="20pt" fo:font-weight="bold" style:font-size-asian="20pt" style:font-weight-asian="bold" style:font-size-complex="20pt" style:font-weight-complex="bold"/>
    </style:style>
    <style:style style:name="P61" style:family="paragraph">
      <style:paragraph-properties fo:text-align="center" style:text-autospace="none"/>
      <style:text-properties fo:font-family="Arial" style:font-style-name="Italic" style:font-family-generic="swiss" style:font-pitch="variable" fo:font-size="14pt" fo:font-weight="bold" style:font-family-asian="'Source Code Pro'" style:font-size-asian="14pt" style:font-family-complex="'Source Code Pro'" style:font-size-complex="14pt"/>
    </style:style>
    <style:style style:name="P62"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P63" style:family="paragraph">
      <style:paragraph-properties fo:margin-left="0cm" fo:margin-right="0cm" fo:line-height="100%" fo:text-indent="0cm" style:writing-mode="lr-tb" style:font-independent-line-spacing="true"/>
      <style:text-properties fo:font-size="16pt" style:font-size-asian="16pt" style:font-size-complex="16pt"/>
    </style:style>
    <style:style style:name="P64"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65" style:family="paragraph">
      <style:paragraph-properties fo:text-align="center"/>
      <style:text-properties fo:color="#579d1c"/>
    </style:style>
    <style:style style:name="P66" style:family="paragraph">
      <style:text-properties fo:color="#0000ff"/>
    </style:style>
    <style:style style:name="P67" style:family="paragraph">
      <style:text-properties fo:color="#579d1c"/>
    </style:style>
    <style:style style:name="P68" style:family="paragraph">
      <style:paragraph-properties style:text-autospace="none">
        <style:tab-stops>
          <style:tab-stop style:position="0cm"/>
          <style:tab-stop style:position="5cm"/>
        </style:tab-stops>
      </style:paragraph-properties>
    </style:style>
    <style:style style:name="P69" style:family="paragraph">
      <style:paragraph-properties style:text-autospace="none"/>
      <style:text-properties fo:font-size="16pt" style:font-size-asian="16pt" style:font-size-complex="16pt"/>
    </style:style>
    <style:style style:name="P70" style:family="paragraph">
      <style:paragraph-properties fo:text-align="justify"/>
    </style:style>
    <style:style style:name="P71" style:family="paragraph">
      <style:paragraph-properties fo:text-align="justify"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72" style:family="paragraph">
      <style:paragraph-properties fo:text-align="center"/>
      <style:text-properties fo:font-size="16pt" style:font-size-asian="16pt" style:font-size-complex="16pt"/>
    </style:style>
    <style:style style:name="P73"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8pt" fo:font-style="normal" fo:text-shadow="none" style:text-underline-style="none" fo:font-weight="bold" style:letter-kerning="true" style:font-family-asian="'Microsoft YaHei'" style:font-family-generic-asian="system" style:font-pitch-asian="variable" style:font-size-asian="8pt" style:font-style-asian="normal" style:font-weight-asian="bold" style:font-family-complex="Mangal" style:font-family-generic-complex="system" style:font-pitch-complex="variable" style:font-size-complex="8pt" style:font-style-complex="normal" style:font-weight-complex="bold" style:text-emphasize="none" style:font-relief="none" style:text-overline-style="none" style:text-overline-color="font-color"/>
    </style:style>
    <style:style style:name="P74"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Microsoft YaHei'" style:font-family-generic-asian="system"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75" style:family="paragraph">
      <style:paragraph-properties fo:text-align="center" style:text-autospace="none"/>
      <style:text-properties fo:font-family="'Source Code Pro'" fo:font-size="14pt" style:font-family-asian="'Source Code Pro'" style:font-size-asian="14pt" style:font-family-complex="'Source Code Pro'" style:font-size-complex="14pt"/>
    </style:style>
    <style:style style:name="P76"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0pt" fo:font-style="normal" fo:text-shadow="none" style:text-underline-style="none" fo:font-weight="bold" style:letter-kerning="true" style:font-family-asian="'Microsoft YaHei'" style:font-family-generic-asian="system" style:font-pitch-asian="variable" style:font-size-asian="10pt" style:font-style-asian="normal" style:font-weight-asian="bold" style:font-family-complex="Mangal" style:font-family-generic-complex="system" style:font-pitch-complex="variable" style:font-size-complex="10pt" style:font-style-complex="normal" style:font-weight-complex="bold" style:text-emphasize="none" style:font-relief="none" style:text-overline-style="none" style:text-overline-color="font-color"/>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family="Arial" style:font-style-name="Italic" style:font-family-generic="swiss" style:font-pitch="variable" fo:font-size="14pt" fo:font-weight="bold"/>
    </style:style>
    <style:style style:name="T10" style:family="text">
      <style:text-properties fo:font-size="10pt" style:font-size-asian="10pt" style:font-size-complex="10pt"/>
    </style:style>
    <style:style style:name="T11"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2" style:family="text">
      <style:text-properties fo:font-size="15pt" style:font-size-asian="15pt" style:font-size-complex="15pt"/>
    </style:style>
    <style:style style:name="T13" style:family="text">
      <style:text-properties fo:font-size="15pt" style:text-underline-style="none" style:font-size-asian="15pt" style:font-size-complex="15pt"/>
    </style:style>
    <style:style style:name="T14"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5" style:family="text">
      <style:text-properties fo:font-size="12pt" fo:font-weight="bold" style:font-weight-asian="bold" style:font-weight-complex="bold"/>
    </style:style>
    <style:style style:name="T16" style:family="text">
      <style:text-properties fo:font-size="15pt" fo:font-weight="bold" style:font-size-asian="15pt" style:font-weight-asian="bold" style:font-size-complex="15pt" style:font-weight-complex="bold"/>
    </style:style>
    <style:style style:name="T17"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8" style:family="text">
      <style:text-properties fo:font-size="28pt" style:font-size-asian="28pt" style:font-size-complex="28pt"/>
    </style:style>
    <style:style style:name="T19" style:family="text">
      <style:text-properties fo:font-size="16pt" style:font-size-asian="16pt" style:font-size-complex="16pt"/>
    </style:style>
    <style:style style:name="T20" style:family="text">
      <style:text-properties fo:font-size="24pt" fo:font-weight="bold" style:font-size-asian="24pt" style:font-weight-asian="bold" style:font-size-complex="24pt" style:font-weight-complex="bold"/>
    </style:style>
    <style:style style:name="T21" style:family="text">
      <style:text-properties style:text-position="0% 100%" fo:font-family="'DejaVu Sans'" style:font-style-name="Oblique" style:font-family-generic="swiss" style:font-pitch="variable" fo:font-size="45pt" style:font-size-asian="45pt" style:font-size-complex="45pt"/>
    </style:style>
    <style:style style:name="T22" style:family="text">
      <style:text-properties style:text-position="0% 100%" fo:font-family="'Britannic Bold'" style:font-family-generic="swiss" style:font-pitch="variable" fo:font-size="5pt" style:font-size-asian="5pt" style:font-size-complex="5pt"/>
    </style:style>
    <style:style style:name="T23"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4"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5"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6"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7"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8"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0" style:family="text">
      <style:text-properties fo:font-size="20pt" fo:font-weight="bold" style:font-size-asian="20pt" style:font-weight-asian="bold" style:font-size-complex="20pt" style:font-weight-complex="bold"/>
    </style:style>
    <style:style style:name="T31" style:family="text">
      <style:text-properties fo:font-size="18pt"/>
    </style:style>
    <style:style style:name="T32"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4"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5"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7"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8"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9"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0"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1"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4"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5" style:family="text">
      <style:text-properties fo:font-size="50pt" fo:font-weight="bold" style:font-size-asian="50pt" style:font-weight-asian="bold" style:font-size-complex="50pt" style:font-weight-complex="bold"/>
    </style:style>
    <style:style style:name="T46" style:family="text">
      <style:text-properties fo:font-family="'Source Code Pro'" fo:font-size="11pt" style:font-family-asian="'Source Code Pro'" style:font-size-asian="11pt" style:font-family-complex="'Source Code Pro'" style:font-size-complex="11pt"/>
    </style:style>
    <style:style style:name="T47" style:family="text">
      <style:text-properties fo:font-size="14pt" style:font-size-asian="14pt" style:font-size-complex="14pt"/>
    </style:style>
    <style:style style:name="T48" style:family="text">
      <style:text-properties fo:font-size="16pt" fo:font-weight="bold" style:font-size-asian="16pt" style:font-weight-asian="bold" style:font-size-complex="16pt" style:font-weight-complex="bold"/>
    </style:style>
    <style:style style:name="T49"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0" style:family="text">
      <style:text-properties fo:font-size="20pt" style:font-size-asian="20pt" style:font-size-complex="20pt"/>
    </style:style>
    <style:style style:name="T51"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style:style style:name="T52"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Mangal"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53" style:family="text">
      <style:text-properties fo:font-family="'Source Code Pro'" fo:font-size="9pt" style:font-family-asian="'Source Code Pro'" style:font-size-asian="9pt" style:font-family-complex="'Source Code Pro'" style:font-size-complex="9pt"/>
    </style:style>
    <style:style style:name="T54" style:family="text">
      <style:text-properties fo:font-family="Arial" style:font-style-name="Italic" style:font-family-generic="swiss" style:font-pitch="variable" fo:font-size="9pt" fo:font-weight="bold" style:font-family-asian="'Source Code Pro'" style:font-size-asian="9pt" style:font-family-complex="'Source Code Pro'" style:font-size-complex="9pt"/>
    </style:style>
    <style:style style:name="T55" style:family="text">
      <style:text-properties fo:font-family="Arial" style:font-style-name="Italic" style:font-family-generic="swiss" style:font-pitch="variable" fo:font-size="14pt" fo:font-weight="bold" style:font-family-asian="'Source Code Pro'" style:font-size-asian="14pt" style:font-family-complex="'Source Code Pro'" style:font-size-complex="14pt"/>
    </style:style>
    <style:style style:name="T56" style:family="text">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57"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8"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9"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0"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61"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2"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3"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4"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5"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6"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7"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8"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9"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0" style:family="text">
      <style:text-properties fo:color="#0000ff"/>
    </style:style>
    <style:style style:name="T71" style:family="text">
      <style:text-properties fo:color="#579d1c"/>
    </style:style>
    <style:style style:name="T72" style:family="text">
      <style:text-properties fo:color="#00008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73"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4" style:family="text">
      <style:text-properties fo:color="#00000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75" style:family="text">
      <style:text-properties fo:color="#000000"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6"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7"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8"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9" style:family="text">
      <style:text-properties style:use-window-font-color="true" style:text-outline="false" style:text-line-through-style="none" fo:font-family="Arial" style:font-family-generic="roman" style:font-pitch="variable" fo:font-size="8pt" fo:font-style="normal" fo:text-shadow="none" style:text-underline-style="none" fo:font-weight="bold" style:letter-kerning="true" style:font-family-asian="'Microsoft YaHei'" style:font-family-generic-asian="system" style:font-pitch-asian="variable" style:font-size-asian="8pt" style:font-style-asian="normal" style:font-weight-asian="bold" style:font-family-complex="Mangal" style:font-family-generic-complex="system" style:font-pitch-complex="variable" style:font-size-complex="8pt" style:font-style-complex="normal" style:font-weight-complex="bold" style:text-emphasize="none" style:font-relief="none" style:text-overline-style="none" style:text-overline-color="font-color"/>
    </style:style>
    <style:style style:name="T80"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Microsoft YaHei'" style:font-family-generic-asian="system"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81" style:family="text">
      <style:text-properties fo:font-family="'Source Code Pro'" fo:font-size="14pt" style:font-family-asian="'Source Code Pro'" style:font-size-asian="14pt" style:font-family-complex="'Source Code Pro'" style:font-size-complex="14pt"/>
    </style:style>
    <style:style style:name="T82" style:family="text">
      <style:text-properties style:use-window-font-color="true" style:text-outline="false" style:text-line-through-style="none" fo:font-family="Arial" style:font-family-generic="roman" style:font-pitch="variable" fo:font-size="10pt" fo:font-style="normal" fo:text-shadow="none" style:text-underline-style="none" fo:font-weight="bold" style:letter-kerning="true" style:font-family-asian="'Microsoft YaHei'" style:font-family-generic-asian="system" style:font-pitch-asian="variable" style:font-size-asian="10pt" style:font-style-asian="normal" style:font-weight-asian="bold" style:font-family-complex="Mangal" style:font-family-generic-complex="system" style:font-pitch-complex="variable"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6cm" svg:height="0.725cm" svg:x="27.926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81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71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72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8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81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71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81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71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63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81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71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81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3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7" draw:text-style-name="P5" draw:layer="layout" svg:width="4.828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8"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8" draw:layer="layout" svg:width="4.058cm" svg:height="1.087cm" svg:x="-2.06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40"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81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71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1"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1"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2"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3" draw:text-style-name="P3" draw:layer="layout" svg:width="2.621cm" svg:height="6.613cm" svg:x="36.85cm" svg:y="19.137cm">
          <text:p/>
        </draw:rect>
        <draw:rect draw:style-name="gr43" draw:text-style-name="P3" draw:layer="layout" svg:width="2.678cm" svg:height="6.613cm" svg:x="30.822cm" svg:y="19.287cm">
          <text:p/>
        </draw:rect>
        <draw:frame draw:style-name="gr44" draw:layer="layout" svg:width="1.488cm" svg:height="0.963cm" svg:x="31.45cm" svg:y="18.387cm">
          <draw:text-box>
            <text:p>this</text:p>
          </draw:text-box>
        </draw:frame>
        <draw:frame draw:style-name="gr45" draw:layer="layout" svg:width="3.918cm" svg:height="0.963cm" svg:x="36.15cm" svg:y="18.174cm">
          <draw:text-box>
            <text:p>outputStage</text:p>
          </draw:text-box>
        </draw:frame>
        <draw:rect draw:style-name="gr46" draw:text-style-name="P14" draw:layer="layout" svg:width="0.5cm" svg:height="0.5cm" svg:x="32.25cm" svg:y="36.75cm">
          <text:p text:style-name="P3"><text:span text:style-name="T3">1</text:span></text:p>
        </draw:rect>
        <draw:rect draw:style-name="gr46" draw:text-style-name="P14" draw:layer="layout" svg:width="0.5cm" svg:height="0.5cm" svg:x="32.25cm" svg:y="37.25cm">
          <text:p text:style-name="P3"><text:span text:style-name="T3">2</text:span></text:p>
        </draw:rect>
        <draw:rect draw:style-name="gr46" draw:text-style-name="P14" draw:layer="layout" svg:width="0.5cm" svg:height="0.5cm" svg:x="32.25cm" svg:y="37.75cm">
          <text:p text:style-name="P3"><text:span text:style-name="T3">3</text:span></text:p>
        </draw:rect>
        <draw:rect draw:style-name="gr46" draw:text-style-name="P14" draw:layer="layout" svg:width="0.5cm" svg:height="0.5cm" svg:x="32.25cm" svg:y="38.25cm">
          <text:p text:style-name="P3"><text:span text:style-name="T3">4</text:span></text:p>
        </draw:rect>
        <draw:rect draw:style-name="gr46" draw:text-style-name="P14" draw:layer="layout" svg:width="0.5cm" svg:height="0.5cm" svg:x="34.4cm" svg:y="36.75cm">
          <text:p text:style-name="P3"><text:span text:style-name="T3">2</text:span></text:p>
        </draw:rect>
        <draw:rect draw:style-name="gr46" draw:text-style-name="P14" draw:layer="layout" svg:width="0.5cm" svg:height="0.5cm" svg:x="34.4cm" svg:y="37.25cm">
          <text:p text:style-name="P3"><text:span text:style-name="T3">4</text:span></text:p>
        </draw:rect>
        <draw:rect draw:style-name="gr46" draw:text-style-name="P14" draw:layer="layout" svg:width="0.5cm" svg:height="0.5cm" svg:x="34.4cm" svg:y="37.75cm">
          <text:p text:style-name="P3"><text:span text:style-name="T3">6</text:span></text:p>
        </draw:rect>
        <draw:rect draw:style-name="gr46" draw:text-style-name="P14" draw:layer="layout" svg:width="0.5cm" svg:height="0.5cm" svg:x="34.4cm" svg:y="38.25cm">
          <text:p text:style-name="P3"><text:span text:style-name="T3">8</text:span></text:p>
        </draw:rect>
        <draw:custom-shape draw:style-name="gr47"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layer="layout" svg:width="3.072cm" svg:height="0.963cm" svg:x="32cm" svg:y="35.75cm">
          <draw:text-box>
            <text:p>map(x*2)</text:p>
          </draw:text-box>
        </draw:frame>
        <draw:rect draw:style-name="gr46" draw:text-style-name="P14" xml:id="id42" draw:id="id42" draw:layer="layout" svg:width="0.5cm" svg:height="0.5cm" svg:x="36cm" svg:y="36.75cm">
          <text:p text:style-name="P3"><text:span text:style-name="T3">1</text:span></text:p>
        </draw:rect>
        <draw:rect draw:style-name="gr46" draw:text-style-name="P14" xml:id="id39" draw:id="id39" draw:layer="layout" svg:width="0.5cm" svg:height="0.5cm" svg:x="36cm" svg:y="37.25cm">
          <text:p text:style-name="P3"><text:span text:style-name="T3">2</text:span></text:p>
        </draw:rect>
        <draw:rect draw:style-name="gr46" draw:text-style-name="P14" xml:id="id43" draw:id="id43" draw:layer="layout" svg:width="0.5cm" svg:height="0.5cm" svg:x="36cm" svg:y="37.75cm">
          <text:p text:style-name="P3"><text:span text:style-name="T3">3</text:span></text:p>
        </draw:rect>
        <draw:rect draw:style-name="gr46" draw:text-style-name="P14" xml:id="id44" draw:id="id44" draw:layer="layout" svg:width="0.5cm" svg:height="0.5cm" svg:x="36cm" svg:y="38.25cm">
          <text:p text:style-name="P3"><text:span text:style-name="T3">4</text:span></text:p>
        </draw:rect>
        <draw:frame draw:style-name="gr49" draw:layer="layout" svg:width="3.868cm" svg:height="0.963cm" svg:x="36.753cm" svg:y="35.75cm">
          <draw:text-box>
            <text:p>reduce(x+y)</text:p>
          </draw:text-box>
        </draw:frame>
        <draw:rect draw:style-name="gr46" draw:text-style-name="P14" xml:id="id38" draw:id="id38" draw:layer="layout" svg:width="0.5cm" svg:height="0.5cm" svg:x="37.5cm" svg:y="37cm">
          <text:p text:style-name="P3"><text:span text:style-name="T3">3</text:span></text:p>
        </draw:rect>
        <draw:rect draw:style-name="gr46" draw:text-style-name="P14" xml:id="id40" draw:id="id40" draw:layer="layout" svg:width="0.5cm" svg:height="0.5cm" svg:x="38.75cm" svg:y="37.55cm">
          <text:p text:style-name="P3"><text:span text:style-name="T3">6</text:span></text:p>
        </draw:rect>
        <draw:rect draw:style-name="gr46" draw:text-style-name="P14" xml:id="id41" draw:id="id41" draw:layer="layout" svg:width="0.5cm" svg:height="0.5cm" svg:x="40cm" svg:y="38.05cm">
          <text:p text:style-name="P3"><text:span text:style-name="T3">10</text:span></text:p>
        </draw:rect>
        <draw:connector draw:style-name="gr50" draw:text-style-name="P3" draw:layer="layout" svg:x1="37.5cm" svg:y1="37.25cm" svg:x2="36.5cm" svg:y2="37.5cm" draw:start-shape="id38" draw:start-glue-point="3" draw:end-shape="id39" draw:end-glue-point="1" svg:d="M37500 37250h-500v250h-500">
          <text:p/>
        </draw:connector>
        <draw:connector draw:style-name="gr50" draw:text-style-name="P3" draw:layer="layout" draw:line-skew="-0.125cm" svg:x1="38.75cm" svg:y1="37.8cm" svg:x2="38cm" svg:y2="37.25cm" draw:start-shape="id40" draw:start-glue-point="3" draw:end-shape="id38" draw:end-glue-point="1" svg:d="M38750 37800h-500v-550h-250">
          <text:p/>
        </draw:connector>
        <draw:connector draw:style-name="gr50" draw:text-style-name="P3" draw:layer="layout" draw:line-skew="-0.125cm" svg:x1="40cm" svg:y1="38.3cm" svg:x2="39.25cm" svg:y2="37.8cm" draw:start-shape="id41" draw:start-glue-point="3" draw:end-shape="id40" draw:end-glue-point="1" svg:d="M40000 38300h-500v-500h-250">
          <text:p/>
        </draw:connector>
        <draw:connector draw:style-name="gr50" draw:text-style-name="P3" draw:layer="layout" svg:x1="37.5cm" svg:y1="37.25cm" svg:x2="36.5cm" svg:y2="37cm" draw:start-shape="id38" draw:start-glue-point="3" draw:end-shape="id42" draw:end-glue-point="1" svg:d="M37500 37250h-500v-250h-500">
          <text:p/>
        </draw:connector>
        <draw:connector draw:style-name="gr50" draw:text-style-name="P3" draw:layer="layout" draw:line-skew="0.625cm" svg:x1="38.75cm" svg:y1="37.8cm" svg:x2="36.5cm" svg:y2="38cm" draw:start-shape="id40" draw:start-glue-point="3" draw:end-shape="id43" draw:end-glue-point="1" svg:d="M38750 37800h-500v200h-1750">
          <text:p/>
        </draw:connector>
        <draw:connector draw:style-name="gr50" draw:text-style-name="P3" draw:layer="layout" draw:line-skew="1.25cm" svg:x1="40cm" svg:y1="38.3cm" svg:x2="36.5cm" svg:y2="38.5cm" draw:start-shape="id41" draw:start-glue-point="3" draw:end-shape="id44" draw:end-glue-point="1" svg:d="M40000 38300h-500v200h-3000">
          <text:p/>
        </draw:connector>
        <draw:rect draw:style-name="gr46" draw:text-style-name="P3" draw:layer="layout" svg:width="9cm" svg:height="1cm" svg:x="-13.5cm" svg:y="9.75cm">
          <text:p text:style-name="P3">Data</text:p>
        </draw:rect>
        <draw:rect draw:style-name="gr46" draw:text-style-name="P3" draw:layer="layout" svg:width="3cm" svg:height="1cm" svg:x="-13.5cm" svg:y="12.75cm">
          <text:p text:style-name="P3">BaseType</text:p>
        </draw:rect>
        <draw:rect draw:style-name="gr46" draw:text-style-name="P3" draw:layer="layout" svg:width="2cm" svg:height="1cm" svg:x="-14cm" svg:y="15.75cm">
          <text:p text:style-name="P3">Bool</text:p>
        </draw:rect>
        <draw:rect draw:style-name="gr46" draw:text-style-name="P3" draw:layer="layout" svg:width="7cm" svg:height="1cm" svg:x="-11.5cm" svg:y="15.75cm">
          <text:p text:style-name="P3">BitVector</text:p>
        </draw:rect>
        <draw:rect draw:style-name="gr46" draw:text-style-name="P3" draw:layer="layout" svg:width="2cm" svg:height="1cm" svg:x="-11.5cm" svg:y="18.75cm">
          <text:p text:style-name="P3">Bits</text:p>
        </draw:rect>
        <draw:rect draw:style-name="gr46" draw:text-style-name="P3" draw:layer="layout" svg:width="2cm" svg:height="1cm" svg:x="-9cm" svg:y="18.75cm">
          <text:p text:style-name="P3">UInt</text:p>
        </draw:rect>
        <draw:rect draw:style-name="gr46" draw:text-style-name="P3" draw:layer="layout" svg:width="2cm" svg:height="1cm" svg:x="-6.5cm" svg:y="18.75cm">
          <text:p text:style-name="P3">SInt</text:p>
        </draw:rect>
        <draw:line draw:style-name="gr51" draw:text-style-name="P3" draw:layer="layout" svg:x1="-5.5cm" svg:y1="18.75cm" svg:x2="-5.5cm" svg:y2="16.75cm">
          <text:p/>
        </draw:line>
        <draw:line draw:style-name="gr51" draw:text-style-name="P3" draw:layer="layout" svg:x1="-8cm" svg:y1="18.75cm" svg:x2="-8cm" svg:y2="16.75cm">
          <text:p/>
        </draw:line>
        <draw:line draw:style-name="gr51" draw:text-style-name="P13" draw:layer="layout" svg:x1="-10.5cm" svg:y1="18.75cm" svg:x2="-10.5cm" svg:y2="16.75cm">
          <text:p/>
        </draw:line>
        <draw:line draw:style-name="gr51" draw:text-style-name="P13" draw:layer="layout" svg:x1="-13cm" svg:y1="15.75cm" svg:x2="-13cm" svg:y2="13.75cm">
          <text:p/>
        </draw:line>
        <draw:line draw:style-name="gr51" draw:text-style-name="P13" draw:layer="layout" svg:x1="-11cm" svg:y1="15.75cm" svg:x2="-11cm" svg:y2="13.771cm">
          <text:p/>
        </draw:line>
        <draw:line draw:style-name="gr51" draw:text-style-name="P13" draw:layer="layout" svg:x1="-12cm" svg:y1="12.75cm" svg:x2="-12cm" svg:y2="10.75cm">
          <text:p/>
        </draw:line>
        <draw:rect draw:style-name="gr46" draw:text-style-name="P3" draw:layer="layout" svg:width="2.5cm" svg:height="1cm" svg:x="-10cm" svg:y="12.75cm">
          <text:p text:style-name="P3">Bundle</text:p>
        </draw:rect>
        <draw:rect draw:style-name="gr46" draw:text-style-name="P3" draw:layer="layout" svg:width="2.5cm" svg:height="1cm" svg:x="-7cm" svg:y="12.75cm">
          <text:p text:style-name="P3">Vec</text:p>
        </draw:rect>
        <draw:line draw:style-name="gr51" draw:text-style-name="P13" draw:layer="layout" svg:x1="-8.75cm" svg:y1="12.75cm" svg:x2="-8.75cm" svg:y2="10.771cm">
          <text:p/>
        </draw:line>
        <draw:line draw:style-name="gr51" draw:text-style-name="P13" draw:layer="layout" svg:x1="-5.75cm" svg:y1="12.75cm" svg:x2="-5.75cm" svg:y2="10.75cm">
          <text:p/>
        </draw:line>
        <draw:rect draw:style-name="gr52" draw:text-style-name="P3" draw:layer="layout" svg:width="2cm" svg:height="1cm" svg:x="-9.5cm" svg:y="21.697cm">
          <text:p text:style-name="P3">Data</text:p>
        </draw:rect>
        <draw:rect draw:style-name="gr52" draw:text-style-name="P3" draw:layer="layout" svg:width="3cm" svg:height="1cm" svg:x="-13.25cm" svg:y="24.75cm">
          <text:p text:style-name="P3">BaseType</text:p>
        </draw:rect>
        <draw:rect draw:style-name="gr46" draw:text-style-name="P3" draw:layer="layout" svg:width="2cm" svg:height="1cm" svg:x="-12.65cm" svg:y="27.75cm">
          <text:p text:style-name="P3">Bool</text:p>
        </draw:rect>
        <draw:rect draw:style-name="gr52" draw:text-style-name="P3" draw:layer="layout" svg:width="3cm" svg:height="1cm" svg:x="-10.15cm" svg:y="27.75cm">
          <text:p text:style-name="P3">BitVector</text:p>
        </draw:rect>
        <draw:rect draw:style-name="gr46" draw:text-style-name="P3" draw:layer="layout" svg:width="2cm" svg:height="1cm" svg:x="-12.15cm" svg:y="30.7cm">
          <text:p text:style-name="P3">Bits</text:p>
        </draw:rect>
        <draw:rect draw:style-name="gr46" draw:text-style-name="P3" draw:layer="layout" svg:width="2cm" svg:height="1cm" svg:x="-9.65cm" svg:y="30.7cm">
          <text:p text:style-name="P3">UInt</text:p>
        </draw:rect>
        <draw:rect draw:style-name="gr46" draw:text-style-name="P3" draw:layer="layout" svg:width="2cm" svg:height="1cm" svg:x="-7.15cm" svg:y="30.7cm">
          <text:p text:style-name="P3">SInt</text:p>
        </draw:rect>
        <draw:line draw:style-name="gr53" draw:text-style-name="P3" draw:layer="layout" svg:x1="-6.15cm" svg:y1="30.7cm" svg:x2="-7.9cm" svg:y2="28.75cm">
          <text:p/>
        </draw:line>
        <draw:line draw:style-name="gr53" draw:text-style-name="P3" draw:layer="layout" svg:x1="-8.65cm" svg:y1="30.7cm" svg:x2="-8.65cm" svg:y2="28.7cm">
          <text:p/>
        </draw:line>
        <draw:line draw:style-name="gr53" draw:text-style-name="P13" draw:layer="layout" svg:x1="-11.15cm" svg:y1="30.7cm" svg:x2="-9.65cm" svg:y2="28.75cm">
          <text:p/>
        </draw:line>
        <draw:line draw:style-name="gr53" draw:text-style-name="P13" draw:layer="layout" svg:x1="-11.75cm" svg:y1="27.75cm" svg:x2="-11.75cm" svg:y2="25.75cm">
          <text:p/>
        </draw:line>
        <draw:line draw:style-name="gr53" draw:text-style-name="P13" draw:layer="layout" svg:x1="-8.75cm" svg:y1="27.75cm" svg:x2="-10.75cm" svg:y2="25.771cm">
          <text:p/>
        </draw:line>
        <draw:line draw:style-name="gr53" draw:text-style-name="P13" draw:layer="layout" svg:x1="-11.75cm" svg:y1="24.75cm" svg:x2="-9cm" svg:y2="22.697cm">
          <text:p/>
        </draw:line>
        <draw:rect draw:style-name="gr46" draw:text-style-name="P3" draw:layer="layout" svg:width="2.5cm" svg:height="1cm" svg:x="-9.75cm" svg:y="24.75cm">
          <text:p text:style-name="P3">Bundle</text:p>
        </draw:rect>
        <draw:rect draw:style-name="gr46" draw:text-style-name="P3" draw:layer="layout" svg:width="2.5cm" svg:height="1cm" svg:x="-6.75cm" svg:y="24.75cm">
          <text:p text:style-name="P3">Vec</text:p>
        </draw:rect>
        <draw:line draw:style-name="gr53" draw:text-style-name="P13" draw:layer="layout" svg:x1="-8.5cm" svg:y1="24.75cm" svg:x2="-8.5cm" svg:y2="22.771cm">
          <text:p/>
        </draw:line>
        <draw:line draw:style-name="gr53" draw:text-style-name="P13" draw:layer="layout" svg:x1="-5.5cm" svg:y1="24.75cm" svg:x2="-8cm" svg:y2="22.697cm">
          <text:p/>
        </draw:line>
        <draw:rect draw:style-name="gr46" draw:text-style-name="P3" draw:layer="layout" svg:width="2cm" svg:height="1cm" svg:x="-15.15cm" svg:y="27.75cm">
          <text:p text:style-name="P3">Enum</text:p>
        </draw:rect>
        <draw:line draw:style-name="gr53"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4" draw:layer="layout" svg:width="2.441cm" svg:height="0.963cm" svg:x="5.287cm" svg:y="-1.767cm">
          <draw:text-box>
            <text:p>Master</text:p>
          </draw:text-box>
        </draw:frame>
        <draw:frame draw:style-name="gr45"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1"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1"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3" draw:text-style-name="P3" draw:layer="layout" svg:width="2.15cm" svg:height="6.613cm" svg:x="36.618cm" svg:y="-0.113cm">
          <text:p/>
        </draw:rect>
        <draw:rect draw:style-name="gr43" draw:text-style-name="P3" draw:layer="layout" svg:width="2.25cm" svg:height="6.063cm" svg:x="26.275cm" svg:y="-0.139cm">
          <text:p/>
        </draw:rect>
        <draw:frame draw:style-name="gr55" draw:layer="layout" svg:width="2.403cm" svg:height="0.963cm" svg:x="26.178cm" svg:y="-1.039cm">
          <draw:text-box>
            <text:p>source</text:p>
          </draw:text-box>
        </draw:frame>
        <draw:frame draw:style-name="gr45"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3"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7"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3" draw:layer="layout" svg:x1="28.221cm" svg:y1="0.424cm" svg:x2="30.681cm" svg:y2="0.424cm">
          <text:p/>
        </draw:line>
        <draw:line draw:style-name="gr56" draw:text-style-name="P3" draw:layer="layout" svg:x1="29.75cm" svg:y1="5.674cm" svg:x2="32.225cm" svg:y2="5.674cm">
          <text:p/>
        </draw:line>
        <draw:line draw:style-name="gr56" draw:text-style-name="P3" draw:layer="layout" svg:x1="28.175cm" svg:y1="5.435cm" svg:x2="28.75cm" svg:y2="5.435cm">
          <text:p/>
        </draw:line>
        <draw:line draw:style-name="gr56" draw:text-style-name="P3" draw:layer="layout" svg:x1="32.271cm" svg:y1="0.642cm" svg:x2="31.681cm" svg:y2="0.642cm">
          <text:p/>
        </draw:line>
        <draw:line draw:style-name="gr56" draw:text-style-name="P3" draw:layer="layout" svg:x1="28.189cm" svg:y1="3.792cm" svg:x2="32.239cm" svg:y2="3.792cm">
          <text:p/>
        </draw:line>
        <draw:line draw:style-name="gr56" draw:text-style-name="P3" draw:layer="layout" svg:x1="29.231cm" svg:y1="2.792cm" svg:x2="29.231cm" svg:y2="2.424cm">
          <text:p/>
        </draw:line>
        <draw:line draw:style-name="gr56" draw:text-style-name="P3" draw:layer="layout" svg:x1="29.431cm" svg:y1="3.292cm" svg:x2="29.431cm" svg:y2="2.424cm">
          <text:p/>
        </draw:line>
        <draw:line draw:style-name="gr56"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3" draw:layer="layout" svg:x1="29.75cm" svg:y1="5.174cm" svg:x2="30.231cm" svg:y2="5.174cm">
          <text:p/>
        </draw:line>
        <draw:line draw:style-name="gr56" draw:text-style-name="P3" draw:layer="layout" svg:x1="30.231cm" svg:y1="0.924cm" svg:x2="30.232cm" svg:y2="5.174cm">
          <text:p/>
        </draw:line>
        <draw:line draw:style-name="gr56" draw:text-style-name="P3" draw:layer="layout" svg:x1="30.432cm" svg:y1="0.924cm" svg:x2="30.681cm" svg:y2="0.924cm">
          <text:p/>
        </draw:line>
        <draw:line draw:style-name="gr56" draw:text-style-name="P3" draw:layer="layout" svg:x1="29.981cm" svg:y1="1.924cm" svg:x2="30.232cm" svg:y2="1.924cm">
          <text:p/>
        </draw:line>
        <draw:custom-shape draw:style-name="gr57"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28.731cm" svg:y="4.925cm" svg:viewBox="0 0 1168 1002" svg:d="M501 1000c-83 0-501 2-501-499s418-501 501-501c278 0 389 2 667 2-84 0-168 311-168 499s84 501 168 501c-278 0-389-2-667-2z">
          <text:p/>
        </draw:path>
        <draw:line draw:style-name="gr56" draw:text-style-name="P3" draw:layer="layout" svg:x1="30.432cm" svg:y1="0.924cm" svg:x2="30.231cm" svg:y2="0.924cm">
          <text:p/>
        </draw:line>
        <draw:line draw:style-name="gr56" draw:text-style-name="P3" draw:layer="layout" svg:x1="28.175cm" svg:y1="3.265cm" svg:x2="32.225cm" svg:y2="3.265cm">
          <text:p/>
        </draw:line>
        <draw:line draw:style-name="gr56" draw:text-style-name="P3" draw:layer="layout" svg:x1="28.175cm" svg:y1="2.765cm" svg:x2="32.225cm" svg:y2="2.765cm">
          <text:p/>
        </draw:line>
        <draw:line draw:style-name="gr56" draw:text-style-name="P3" draw:layer="layout" svg:x1="32.753cm" svg:y1="0.638cm" svg:x2="34.517cm" svg:y2="0.638cm">
          <text:p/>
        </draw:line>
        <draw:line draw:style-name="gr56" draw:text-style-name="P3" draw:layer="layout" svg:x1="28.175cm" svg:y1="2.765cm" svg:x2="32.225cm" svg:y2="2.765cm">
          <text:p/>
        </draw:line>
        <draw:line draw:style-name="gr56" draw:text-style-name="P3" draw:layer="layout" svg:x1="34.518cm" svg:y1="3.024cm" svg:x2="32.734cm" svg:y2="3.774cm">
          <text:p/>
        </draw:line>
        <draw:line draw:style-name="gr56" draw:text-style-name="P3" draw:layer="layout" svg:x1="34.518cm" svg:y1="2.924cm" svg:x2="32.734cm" svg:y2="3.269cm">
          <text:p/>
        </draw:line>
        <draw:line draw:style-name="gr56" draw:text-style-name="P3" draw:layer="layout" svg:x1="34.518cm" svg:y1="2.769cm" svg:x2="32.734cm" svg:y2="2.769cm">
          <text:p/>
        </draw:line>
        <draw:line draw:style-name="gr56" draw:text-style-name="P3" draw:layer="layout" svg:x1="35.518cm" svg:y1="2.924cm" svg:x2="36.857cm" svg:y2="3.774cm">
          <text:p/>
        </draw:line>
        <draw:line draw:style-name="gr56" draw:text-style-name="P3" draw:layer="layout" svg:x1="35.518cm" svg:y1="2.863cm" svg:x2="36.857cm" svg:y2="3.274cm">
          <text:p/>
        </draw:line>
        <draw:line draw:style-name="gr56" draw:text-style-name="P3" draw:layer="layout" svg:x1="35.518cm" svg:y1="2.754cm" svg:x2="36.857cm" svg:y2="2.754cm">
          <text:p/>
        </draw:line>
        <draw:line draw:style-name="gr56" draw:text-style-name="P3" draw:layer="layout" svg:x1="32.725cm" svg:y1="5.674cm" svg:x2="34.475cm" svg:y2="5.674cm">
          <text:p/>
        </draw:line>
        <draw:line draw:style-name="gr56" draw:text-style-name="P3" draw:layer="layout" svg:x1="34.443cm" svg:y1="5.913cm" svg:x2="36.918cm" svg:y2="5.913cm">
          <text:p/>
        </draw:line>
        <draw:line draw:style-name="gr56" draw:text-style-name="P3" draw:layer="layout" svg:x1="36.855cm" svg:y1="0.638cm" svg:x2="35.518cm" svg:y2="0.638cm">
          <text:p/>
        </draw:line>
        <draw:custom-shape draw:style-name="gr47"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12.664cm" svg:height="0.964cm" svg:x="24.331cm" svg:y="-3.326cm">
          <draw:text-box>
            <text:p><text:span text:style-name="T7">source.throwWhen(source.payload.isBlack)</text:span></text:p>
          </draw:text-box>
        </draw:frame>
        <draw:custom-shape draw:style-name="gr47"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1"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2"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1"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2"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81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71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3"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81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3"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3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4" draw:text-style-name="P5" draw:layer="layout" svg:width="5.04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8"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17" draw:layer="layout" svg:width="4.058cm" svg:height="1.546cm" svg:x="-2.003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40"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81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71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6" draw:text-style-name="P5" draw:layer="layout" svg:width="4.35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1"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81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6" draw:text-style-name="P5" draw:layer="layout" svg:width="4.35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8"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8" draw:text-style-name="P17" draw:layer="layout" svg:width="3.296cm" svg:height="1.993cm" svg:x="-5.734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40"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9"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70" draw:text-style-name="P5" draw:layer="layout" svg:width="4.82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1" draw:text-style-name="P5" draw:layer="layout" svg:width="4.261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2"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3" draw:text-style-name="P5" draw:layer="layout" svg:width="5.425cm" svg:height="0.725cm" svg:x="2.871cm" svg:y="34.614cm">
            <draw:text-box>
              <text:p text:style-name="P4"><text:span text:style-name="T3">clockDivider : Uint(20 bits)</text:span></text:p>
            </draw:text-box>
          </draw:frame>
        </draw:g>
        <draw:rect draw:style-name="gr52" draw:text-style-name="P3" draw:layer="layout" svg:width="7.5cm" svg:height="1cm" svg:x="5.7cm" svg:y="-11.25cm">
          <text:p text:style-name="P3">BusSlaveFactory</text:p>
        </draw:rect>
        <draw:rect draw:style-name="gr52" draw:text-style-name="P3" draw:layer="layout" svg:width="7.5cm" svg:height="1cm" svg:x="5.7cm" svg:y="-9cm">
          <text:p text:style-name="P3">BusSlaveFactoryDelayed</text:p>
        </draw:rect>
        <draw:rect draw:style-name="gr74" draw:text-style-name="P3" draw:layer="layout" svg:width="7.5cm" svg:height="1cm" svg:x="2.807cm" svg:y="-5.749cm">
          <text:p text:style-name="P3">AvalonMMSlaveFactory</text:p>
        </draw:rect>
        <draw:line draw:style-name="gr53" draw:text-style-name="P3" draw:layer="layout" svg:x1="9.5cm" svg:y1="-9cm" svg:x2="9.5cm" svg:y2="-10.25cm">
          <text:p/>
        </draw:line>
        <draw:line draw:style-name="gr53" draw:text-style-name="P3" draw:layer="layout" svg:x1="7.995cm" svg:y1="-7.154cm" svg:x2="7.995cm" svg:y2="-8cm">
          <text:p/>
        </draw:line>
        <draw:rect draw:style-name="gr46" draw:text-style-name="P3" draw:layer="layout" svg:width="2cm" svg:height="1cm" svg:x="-12.15cm" svg:y="30.7cm">
          <text:p text:style-name="P3">Bits</text:p>
        </draw:rect>
        <draw:rect draw:style-name="gr74" draw:text-style-name="P3" draw:layer="layout" svg:width="7.5cm" svg:height="1cm" svg:x="1.032cm" svg:y="-7.154cm">
          <text:p text:style-name="P3">Apb3SlaveFactory</text:p>
        </draw:rect>
        <draw:rect draw:style-name="gr52" draw:text-style-name="P3" draw:layer="layout" svg:width="7.5cm" svg:height="1cm" draw:transform="rotate (1.5707963267946) translate (19.25cm -5cm)">
          <text:p text:style-name="P3">BusSlaveFactoryElement</text:p>
        </draw:rect>
        <draw:rect draw:style-name="gr74" draw:text-style-name="P3" draw:layer="layout" svg:width="9cm" svg:height="1cm" svg:x="21.75cm" svg:y="-10.5cm">
          <text:p text:style-name="P3">BusSlaveFactoryWrite</text:p>
        </draw:rect>
        <draw:rect draw:style-name="gr74" draw:text-style-name="P3" draw:layer="layout" svg:width="9cm" svg:height="1cm" svg:x="21.75cm" svg:y="-9.25cm">
          <text:p text:style-name="P3">BusSlaveFactoryOnRead</text:p>
        </draw:rect>
        <draw:rect draw:style-name="gr74" draw:text-style-name="P3" draw:layer="layout" svg:width="9cm" svg:height="1cm" svg:x="21.75cm" svg:y="-8cm">
          <text:p text:style-name="P3">BusSlaveFactoryRead</text:p>
        </draw:rect>
        <draw:rect draw:style-name="gr74" draw:text-style-name="P3" draw:layer="layout" svg:width="9cm" svg:height="1cm" svg:x="21.75cm" svg:y="-6.75cm">
          <text:p text:style-name="P3">BusSlaveFactoryNonStopWrite</text:p>
        </draw:rect>
        <draw:rect draw:style-name="gr74" draw:text-style-name="P3" draw:layer="layout" svg:width="9cm" svg:height="1cm" svg:x="21.75cm" svg:y="-11.75cm">
          <text:p text:style-name="P3">BusSlaveFactoryRead</text:p>
        </draw:rect>
        <draw:line draw:style-name="gr75" draw:text-style-name="P3" draw:layer="layout" svg:x1="13.2cm" svg:y1="-8.5cm" svg:x2="19.25cm" svg:y2="-8.5cm">
          <text:p/>
        </draw:line>
        <draw:frame draw:style-name="gr45" draw:layer="layout" svg:width="3.918cm" svg:height="0.963cm" svg:x="14.5cm" svg:y="-9.5cm">
          <draw:text-box>
            <text:p>Usage</text:p>
          </draw:text-box>
        </draw:frame>
        <draw:line draw:style-name="gr53" draw:text-style-name="P3" draw:layer="layout" svg:x1="21.75cm" svg:y1="-6.25cm" svg:x2="20.25cm" svg:y2="-6.25cm">
          <text:p/>
        </draw:line>
        <draw:line draw:style-name="gr53" draw:text-style-name="P3" draw:layer="layout" svg:x1="21.75cm" svg:y1="-7.5cm" svg:x2="20.25cm" svg:y2="-7.5cm">
          <text:p/>
        </draw:line>
        <draw:line draw:style-name="gr53" draw:text-style-name="P3" draw:layer="layout" svg:x1="21.75cm" svg:y1="-8.75cm" svg:x2="20.25cm" svg:y2="-8.75cm">
          <text:p/>
        </draw:line>
        <draw:line draw:style-name="gr53" draw:text-style-name="P3" draw:layer="layout" svg:x1="21.75cm" svg:y1="-10cm" svg:x2="20.25cm" svg:y2="-10cm">
          <text:p/>
        </draw:line>
        <draw:line draw:style-name="gr53"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1"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1"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6"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4" draw:text-style-name="P3" draw:layer="layout" svg:width="7.5cm" svg:height="1cm" svg:x="4.418cm" svg:y="-4.318cm">
          <text:p text:style-name="P3">AxiLite4SlaveFactory</text:p>
        </draw:rect>
        <draw:line draw:style-name="gr53" draw:text-style-name="P3" draw:layer="layout" svg:x1="9.525cm" svg:y1="-5.749cm" svg:x2="9.526cm" svg:y2="-8cm">
          <text:p/>
        </draw:line>
        <draw:line draw:style-name="gr53"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7" draw:text-style-name="P3" draw:layer="layout" svg:x1="35.802cm" svg:y1="13.665cm" svg:x2="36.519cm" svg:y2="13.665cm">
          <text:p/>
        </draw:line>
        <draw:frame draw:style-name="gr45" draw:layer="layout" svg:width="3.918cm" svg:height="0.963cm" svg:x="33.401cm" svg:y="13.147cm">
          <draw:text-box>
            <text:p>source</text:p>
          </draw:text-box>
        </draw:frame>
        <draw:frame draw:style-name="gr45" draw:layer="layout" svg:width="3.918cm" svg:height="0.963cm" svg:x="42.573cm" svg:y="13.168cm">
          <draw:text-box>
            <text:p>sink</text:p>
          </draw:text-box>
        </draw:frame>
        <draw:line draw:style-name="gr77"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81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71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3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9cm" svg:height="1.023cm" svg:x="36.713cm" svg:y="9.407cm">
            <draw:text-box>
              <text:p><text:span text:style-name="T4">Payload</text:span></text:p>
            </draw:text-box>
          </draw:frame>
        </draw:g>
        <draw:g>
          <draw:rect draw:style-name="gr3" draw:text-style-name="P3" draw:layer="layout" svg:width="0.5cm" svg:height="0.5cm" svg:x="39.06cm" svg:y="9.762cm">
            <text:p/>
          </draw:rect>
          <draw:frame draw:style-name="gr3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3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0" draw:text-style-name="P8" draw:layer="layout" svg:width="2.034cm" svg:height="1.845cm" svg:x="34.104cm" svg:y="8.449cm">
            <draw:text-box>
              <text:p><text:span text:style-name="T4">Stream</text:span></text:p>
            </draw:text-box>
          </draw:frame>
        </draw:g>
        <draw:g>
          <draw:custom-shape draw:style-name="gr81"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6" draw:text-style-name="P3" draw:layer="layout" svg:x1="35.908cm" svg:y1="5.508cm" svg:x2="35.908cm" svg:y2="0.638cm">
          <text:p/>
        </draw:line>
        <draw:line draw:style-name="gr56" draw:text-style-name="P3" draw:layer="layout" svg:x1="35.908cm" svg:y1="5.508cm" svg:x2="35.336cm" svg:y2="5.508cm">
          <text:p/>
        </draw:line>
        <draw:line draw:style-name="gr56" draw:text-style-name="P3" draw:layer="layout" svg:x1="34.092cm" svg:y1="1cm" svg:x2="34.101cm" svg:y2="5.674cm">
          <text:p/>
        </draw:line>
        <draw:path draw:style-name="gr58" draw:text-style-name="P3" draw:layer="layout" svg:width="1.167cm" svg:height="1.001cm" svg:x="34.449cm" svg:y="5.189cm" svg:viewBox="0 0 1168 1002" svg:d="M501 1000c-83 0-501 2-501-499s418-501 501-501c278 0 389 2 667 2-84 0-168 311-168 499s84 501 168 501c-278 0-389-2-667-2z">
          <text:p/>
        </draw:path>
        <draw:custom-shape draw:style-name="gr57"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3" draw:layer="layout" svg:x1="34.093cm" svg:y1="1cm" svg:x2="34.518cm" svg:y2="1cm">
          <text:p/>
        </draw:line>
        <draw:line draw:style-name="gr56" draw:text-style-name="P3" draw:layer="layout" svg:x1="34.094cm" svg:y1="3.5cm" svg:x2="34.519cm" svg:y2="3.5cm">
          <text:p/>
        </draw:line>
        <draw:frame draw:style-name="gr55" draw:text-style-name="P18" draw:layer="layout" svg:width="2.403cm" svg:height="0.963cm" svg:x="16.197cm" svg:y="-0.6cm">
          <draw:text-box>
            <text:p><text:span text:style-name="T9">output</text:span></text:p>
          </draw:text-box>
        </draw:frame>
      </draw:page>
      <draw:page draw:name="page2" draw:style-name="dp1" draw:master-page-name="Standard">
        <draw:line draw:style-name="gr82" draw:text-style-name="P3" draw:layer="layout" svg:x1="23.018cm" svg:y1="8.366cm" svg:x2="23.018cm" svg:y2="4.512cm">
          <text:p/>
        </draw:line>
        <draw:custom-shape draw:style-name="gr47"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7"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8"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8"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7"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8"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3" draw:text-style-name="P13" draw:layer="layout" svg:width="0.88cm" svg:height="0.75cm" svg:x="1.249cm" svg:y="7.354cm" svg:viewBox="0 0 881 751" svg:d="M631 375l-631 376v-751zM756 250c71 0 125 54 125 125s-54 125-125 125-125-54-125-125 54-125 125-125z">
          <text:p/>
        </draw:path>
        <draw:path draw:style-name="gr83"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1"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5.518cm" svg:y="23.386cm">
            <draw:text-box>
              <text:p text:style-name="P4"><text:span text:style-name="T3">D</text:span></text:p>
            </draw:text-box>
          </draw:frame>
          <draw:frame draw:style-name="gr85" draw:text-style-name="P5" draw:layer="layout" svg:width="0.832cm" svg:height="0.725cm" svg:x="6.019cm" svg:y="23.387cm">
            <draw:text-box>
              <text:p text:style-name="P4"><text:span text:style-name="T3">Q</text:span></text:p>
            </draw:text-box>
          </draw:frame>
        </draw:g>
        <draw:frame draw:style-name="gr86" draw:text-style-name="P5" draw:layer="layout" svg:width="2.644cm" svg:height="0.725cm" svg:x="4.871cm" svg:y="22.639cm">
          <draw:text-box>
            <text:p text:style-name="P4"><text:span text:style-name="T3">myRegister</text:span></text:p>
          </draw:text-box>
        </draw:frame>
        <draw:frame draw:style-name="gr87" draw:text-style-name="P5" draw:layer="layout" svg:width="1.353cm" svg:height="0.725cm" svg:x="-11.699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1.68cm" svg:y="0.65cm">
              <draw:text-box>
                <text:p text:style-name="P4"><text:span text:style-name="T3">D</text:span></text:p>
              </draw:text-box>
            </draw:frame>
            <draw:frame draw:style-name="gr85" draw:text-style-name="P5" draw:layer="layout" svg:width="0.832cm" svg:height="0.725cm" svg:x="-11.179cm" svg:y="0.651cm">
              <draw:text-box>
                <text:p text:style-name="P4"><text:span text:style-name="T3">Q</text:span></text:p>
              </draw:text-box>
            </draw:frame>
          </draw:g>
          <draw:frame draw:style-name="gr88" draw:text-style-name="P19" draw:layer="layout" svg:width="1.205cm" svg:height="0.725cm" svg:x="-11.623cm" svg:y="1.829cm">
            <draw:text-box>
              <text:p text:style-name="P4"><text:span text:style-name="T10">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0.726cm" svg:y="-5.044cm">
              <draw:text-box>
                <text:p text:style-name="P4"><text:span text:style-name="T3">D</text:span></text:p>
              </draw:text-box>
            </draw:frame>
            <draw:frame draw:style-name="gr85" draw:text-style-name="P5" draw:layer="layout" svg:width="0.832cm" svg:height="0.725cm" svg:x="-10.225cm" svg:y="-5.043cm">
              <draw:text-box>
                <text:p text:style-name="P4"><text:span text:style-name="T3">Q</text:span></text:p>
              </draw:text-box>
            </draw:frame>
          </draw:g>
          <draw:frame draw:style-name="gr88" draw:text-style-name="P19" draw:layer="layout" svg:width="1.205cm" svg:height="0.725cm" svg:x="-10.669cm" svg:y="-3.865cm">
            <draw:text-box>
              <text:p text:style-name="P4"><text:span text:style-name="T10">CLR</text:span></text:p>
            </draw:text-box>
          </draw:frame>
        </draw:g>
        <draw:frame draw:style-name="gr87" draw:text-style-name="P5" draw:layer="layout" svg:width="1.353cm" svg:height="0.725cm" svg:x="-9.448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1"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6.884cm" svg:y="0.672cm">
            <draw:text-box>
              <text:p text:style-name="P4"><text:span text:style-name="T3">D</text:span></text:p>
            </draw:text-box>
          </draw:frame>
          <draw:frame draw:style-name="gr85" draw:text-style-name="P5" draw:layer="layout" svg:width="0.832cm" svg:height="0.725cm" svg:x="-6.383cm" svg:y="0.673cm">
            <draw:text-box>
              <text:p text:style-name="P4"><text:span text:style-name="T3">Q</text:span></text:p>
            </draw:text-box>
          </draw:frame>
        </draw:g>
        <draw:frame draw:style-name="gr87" draw:text-style-name="P5" draw:layer="layout" svg:width="1.353cm" svg:height="0.725cm" svg:x="-6.886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1"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6.883cm" svg:y="0.673cm">
            <draw:text-box>
              <text:p text:style-name="P4"><text:span text:style-name="T3">D</text:span></text:p>
            </draw:text-box>
          </draw:frame>
          <draw:frame draw:style-name="gr85" draw:text-style-name="P5" draw:layer="layout" svg:width="0.832cm" svg:height="0.725cm" svg:x="-6.382cm" svg:y="0.674cm">
            <draw:text-box>
              <text:p text:style-name="P4"><text:span text:style-name="T3">Q</text:span></text:p>
            </draw:text-box>
          </draw:frame>
        </draw:g>
        <draw:line draw:style-name="gr82" draw:text-style-name="P3" draw:layer="layout" svg:x1="-8.77cm" svg:y1="2.392cm" svg:x2="-8.77cm" svg:y2="2.921cm">
          <text:p/>
        </draw:line>
        <draw:frame draw:style-name="gr89" draw:text-style-name="P5" draw:layer="layout" svg:width="1.446cm" svg:height="0.725cm" svg:x="-9.522cm" svg:y="2.858cm">
          <draw:text-box>
            <text:p text:style-name="P4"><text:span text:style-name="T3">reset</text:span></text:p>
          </draw:text-box>
        </draw:frame>
        <draw:line draw:style-name="gr82" draw:text-style-name="P3" draw:layer="layout" svg:x1="-11.021cm" svg:y1="2.373cm" svg:x2="-11.021cm" svg:y2="2.902cm">
          <text:p/>
        </draw:line>
        <draw:frame draw:style-name="gr89" draw:text-style-name="P5" draw:layer="layout" svg:width="1.446cm" svg:height="0.725cm" svg:x="-11.773cm" svg:y="2.839cm">
          <draw:text-box>
            <text:p text:style-name="P4"><text:span text:style-name="T3">reset</text:span></text:p>
          </draw:text-box>
        </draw:frame>
        <draw:frame draw:style-name="gr90" draw:text-style-name="P5" draw:layer="layout" svg:width="1.281cm" svg:height="0.725cm" svg:x="-12.804cm" svg:y="1.55cm">
          <draw:text-box>
            <text:p text:style-name="P4"><text:span text:style-name="T3">clk</text:span></text:p>
          </draw:text-box>
        </draw:frame>
        <draw:line draw:style-name="gr82" draw:text-style-name="P3" draw:layer="layout" svg:x1="-11.804cm" svg:y1="1.896cm" svg:x2="-11.523cm" svg:y2="1.896cm">
          <text:p/>
        </draw:line>
        <draw:frame draw:style-name="gr90" draw:text-style-name="P5" draw:layer="layout" svg:width="1.281cm" svg:height="0.725cm" svg:x="4.394cm" svg:y="24.386cm">
          <draw:text-box>
            <text:p text:style-name="P4"><text:span text:style-name="T3">clk</text:span></text:p>
          </draw:text-box>
        </draw:frame>
        <draw:line draw:style-name="gr82" draw:text-style-name="P3" draw:layer="layout" svg:x1="5.394cm" svg:y1="24.732cm" svg:x2="5.675cm" svg:y2="24.732cm">
          <text:p/>
        </draw:line>
        <draw:frame draw:style-name="gr90" draw:text-style-name="P5" draw:layer="layout" svg:width="1.281cm" svg:height="0.725cm" svg:x="-10.6cm" svg:y="1.532cm">
          <draw:text-box>
            <text:p text:style-name="P4"><text:span text:style-name="T3">clk</text:span></text:p>
          </draw:text-box>
        </draw:frame>
        <draw:line draw:style-name="gr82" draw:text-style-name="P3" draw:layer="layout" svg:x1="-9.6cm" svg:y1="1.878cm" svg:x2="-9.319cm" svg:y2="1.878cm">
          <text:p/>
        </draw:line>
        <draw:frame draw:style-name="gr90" draw:text-style-name="P5" draw:layer="layout" svg:width="1.281cm" svg:height="0.725cm" svg:x="-8.007cm" svg:y="1.657cm">
          <draw:text-box>
            <text:p text:style-name="P4"><text:span text:style-name="T3">clk</text:span></text:p>
          </draw:text-box>
        </draw:frame>
        <draw:line draw:style-name="gr82" draw:text-style-name="P3" draw:layer="layout" svg:x1="-7.007cm" svg:y1="2.003cm" svg:x2="-6.726cm" svg:y2="2.003cm">
          <text:p/>
        </draw:line>
        <draw:line draw:style-name="gr82" draw:text-style-name="P3" draw:layer="layout" svg:x1="-7.086cm" svg:y1="1.047cm" svg:x2="-6.726cm" svg:y2="1.047cm">
          <text:p/>
        </draw:line>
        <draw:frame draw:style-name="gr91" draw:text-style-name="P5" draw:layer="layout" svg:width="5.095cm" svg:height="0.725cm" svg:x="11.091cm" svg:y="12.9cm">
          <draw:text-box>
            <text:p text:style-name="P4"><text:span text:style-name="T3">myCoreClockedRegister</text:span></text:p>
          </draw:text-box>
        </draw:frame>
        <draw:line draw:style-name="gr82"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3.001cm" svg:y="13.748cm">
              <draw:text-box>
                <text:p text:style-name="P4"><text:span text:style-name="T3">D</text:span></text:p>
              </draw:text-box>
            </draw:frame>
            <draw:frame draw:style-name="gr85" draw:text-style-name="P5" draw:layer="layout" svg:width="0.832cm" svg:height="0.725cm" svg:x="13.502cm" svg:y="13.749cm">
              <draw:text-box>
                <text:p text:style-name="P4"><text:span text:style-name="T3">Q</text:span></text:p>
              </draw:text-box>
            </draw:frame>
          </draw:g>
          <draw:frame draw:style-name="gr88" draw:text-style-name="P19" draw:layer="layout" svg:width="1.205cm" svg:height="0.725cm" svg:x="13.058cm" svg:y="14.927cm">
            <draw:text-box>
              <text:p text:style-name="P4"><text:span text:style-name="T10">CLR</text:span></text:p>
            </draw:text-box>
          </draw:frame>
        </draw:g>
        <draw:line draw:style-name="gr82"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2"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8" draw:text-style-name="P5" draw:layer="layout" svg:width="2.437cm" svg:height="0.725cm" svg:x="10.562cm" svg:y="15.652cm">
            <draw:text-box>
              <text:p text:style-name="P4"><text:span text:style-name="T3">coreReset</text:span></text:p>
            </draw:text-box>
          </draw:frame>
        </draw:g>
        <draw:line draw:style-name="gr82" draw:text-style-name="P3" draw:layer="layout" svg:x1="13.413cm" svg:y1="15.999cm" svg:x2="13.661cm" svg:y2="16.003cm">
          <text:p/>
        </draw:line>
        <draw:frame draw:style-name="gr93" draw:text-style-name="P5" draw:layer="layout" svg:width="2.246cm" svg:height="0.725cm" svg:x="6.125cm" svg:y="19.76cm">
          <draw:text-box>
            <text:p text:style-name="P4"><text:span text:style-name="T3">mySignal</text:span></text:p>
          </draw:text-box>
        </draw:frame>
        <draw:polygon draw:style-name="gr83" draw:text-style-name="P13" draw:layer="layout" svg:width="0.63cm" svg:height="0.75cm" svg:x="0.369cm" svg:y="8.602cm" svg:viewBox="0 0 631 751" draw:points="631,375 0,751 0,0">
          <text:p/>
        </draw:polygon>
        <draw:path draw:style-name="gr94"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2"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90" draw:text-style-name="P5" draw:layer="layout" svg:width="1.281cm" svg:height="0.725cm" svg:x="3.074cm" svg:y="22.168cm">
          <draw:text-box>
            <text:p text:style-name="P4"><text:span text:style-name="T3">1</text:span></text:p>
          </draw:text-box>
        </draw:frame>
        <draw:frame draw:style-name="gr95" draw:text-style-name="P5" draw:layer="layout" svg:width="4.617cm" svg:height="0.725cm" svg:x="3.792cm" svg:y="25.926cm">
          <draw:text-box>
            <text:p text:style-name="P4"><text:span text:style-name="T3">myRegisterWithReset</text:span></text:p>
          </draw:text-box>
        </draw:frame>
        <draw:frame draw:style-name="gr90" draw:text-style-name="P5" draw:layer="layout" svg:width="1.281cm" svg:height="0.725cm" svg:x="-11.807cm" svg:y="-4.187cm">
          <draw:text-box>
            <text:p text:style-name="P4"><text:span text:style-name="T3">clk</text:span></text:p>
          </draw:text-box>
        </draw:frame>
        <draw:line draw:style-name="gr82" draw:text-style-name="P3" draw:layer="layout" svg:x1="-10.843cm" svg:y1="-3.841cm" svg:x2="-10.562cm" svg:y2="-3.841cm">
          <text:p/>
        </draw:line>
        <draw:path draw:style-name="gr94" draw:text-style-name="P13" draw:layer="layout" svg:width="0.749cm" svg:height="0.749cm" svg:x="3.361cm" svg:y="25.5cm" svg:viewBox="0 0 750 750" svg:d="M375 0c213 0 375 162 375 375s-162 375-375 375-375-162-375-375 162-375 375-375z">
          <text:p text:style-name="P13">+</text:p>
        </draw:path>
        <draw:line draw:style-name="gr82"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90"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9.429cm" svg:y="0.647cm">
              <draw:text-box>
                <text:p text:style-name="P4"><text:span text:style-name="T3">D</text:span></text:p>
              </draw:text-box>
            </draw:frame>
            <draw:frame draw:style-name="gr85" draw:text-style-name="P5" draw:layer="layout" svg:width="0.832cm" svg:height="0.725cm" svg:x="-8.928cm" svg:y="0.648cm">
              <draw:text-box>
                <text:p text:style-name="P4"><text:span text:style-name="T3">Q</text:span></text:p>
              </draw:text-box>
            </draw:frame>
          </draw:g>
          <draw:frame draw:style-name="gr88" draw:text-style-name="P19" draw:layer="layout" svg:width="1.205cm" svg:height="0.725cm" svg:x="-9.372cm" svg:y="1.826cm">
            <draw:text-box>
              <text:p text:style-name="P4"><text:span text:style-name="T10">CLR</text:span></text:p>
            </draw:text-box>
          </draw:frame>
        </draw:g>
        <draw:line draw:style-name="gr82" draw:text-style-name="P3" draw:layer="layout" svg:x1="-10.058cm" svg:y1="-3.319cm" svg:x2="-10.058cm" svg:y2="-2.79cm">
          <text:p/>
        </draw:line>
        <draw:frame draw:style-name="gr89" draw:text-style-name="P5" draw:layer="layout" svg:width="1.446cm" svg:height="0.725cm" svg:x="-10.81cm" svg:y="-2.853cm">
          <draw:text-box>
            <text:p text:style-name="P4"><text:span text:style-name="T3">reset</text:span></text:p>
          </draw:text-box>
        </draw:frame>
        <draw:line draw:style-name="gr82" draw:text-style-name="P3" draw:layer="layout" svg:x1="7.229cm" svg:y1="27.212cm" svg:x2="7.41cm" svg:y2="26.851cm">
          <text:p/>
        </draw:line>
        <draw:frame draw:style-name="gr90" draw:text-style-name="P5" draw:layer="layout" svg:width="1.281cm" svg:height="0.725cm" svg:x="6.639cm" svg:y="27.127cm">
          <draw:text-box>
            <text:p text:style-name="P4"><text:span text:style-name="T3">4</text:span></text:p>
          </draw:text-box>
        </draw:frame>
        <draw:line draw:style-name="gr82" draw:text-style-name="P3" draw:layer="layout" svg:x1="7.015cm" svg:y1="23.948cm" svg:x2="7.196cm" svg:y2="23.587cm">
          <text:p/>
        </draw:line>
        <draw:frame draw:style-name="gr90" draw:text-style-name="P5" draw:layer="layout" svg:width="1.281cm" svg:height="0.725cm" svg:x="6.425cm" svg:y="23.863cm">
          <draw:text-box>
            <text:p text:style-name="P4"><text:span text:style-name="T3">4</text:span></text:p>
          </draw:text-box>
        </draw:frame>
        <draw:frame draw:style-name="gr96" draw:text-style-name="P5" draw:layer="layout" svg:width="0.786cm" svg:height="0.725cm" svg:x="5.509cm" svg:y="23.89cm">
          <draw:text-box>
            <text:p text:style-name="P4"><text:span text:style-name="T3">E</text:span></text:p>
          </draw:text-box>
        </draw:frame>
        <draw:frame draw:style-name="gr97" draw:text-style-name="P5" draw:layer="layout" svg:width="1.425cm" svg:height="0.725cm" svg:x="4.113cm" svg:y="23.89cm">
          <draw:text-box>
            <text:p text:style-name="P4"><text:span text:style-name="T3">cond</text:span></text:p>
          </draw:text-box>
        </draw:frame>
        <draw:line draw:style-name="gr82" draw:text-style-name="P3" draw:layer="layout" svg:x1="5.385cm" svg:y1="24.236cm" svg:x2="5.666cm" svg:y2="24.236cm">
          <text:p/>
        </draw:line>
        <draw:line draw:style-name="gr82" draw:text-style-name="P3" draw:layer="layout" svg:x1="8.409cm" svg:y1="25.926cm" svg:x2="8.41cm" svg:y2="27.012cm">
          <text:p/>
        </draw:line>
        <draw:line draw:style-name="gr82" draw:text-style-name="P3" draw:layer="layout" svg:x1="8.41cm" svg:y1="25.926cm" svg:x2="4.111cm" svg:y2="25.875cm">
          <text:p/>
        </draw:line>
        <draw:line draw:style-name="gr82"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2" draw:text-style-name="P3" draw:layer="layout" svg:x1="10.918cm" svg:y1="28.257cm" svg:x2="11.632cm" svg:y2="28.257cm">
          <text:p/>
        </draw:line>
        <draw:path draw:style-name="gr58" draw:text-style-name="P3" draw:layer="layout" svg:width="1.079cm" svg:height="1.03cm" svg:x="18.378cm" svg:y="28.582cm" svg:viewBox="0 0 1080 1031" svg:d="M540 0c270 0 540 257 540 515s-270 516-540 516c-180 0-360 0-540 0 99-169 213-214 213-516-10-303-134-327-213-515 180 0 360 0 540 0z">
          <text:p/>
        </draw:path>
        <draw:line draw:style-name="gr82" draw:text-style-name="P3" draw:layer="layout" svg:x1="10.918cm" svg:y1="29.415cm" svg:x2="18.5cm" svg:y2="29.4cm">
          <text:p/>
        </draw:line>
        <draw:line draw:style-name="gr82" draw:text-style-name="P3" draw:layer="layout" svg:x1="17.567cm" svg:y1="28.231cm" svg:x2="17.947cm" svg:y2="28.231cm">
          <text:p/>
        </draw:line>
        <draw:line draw:style-name="gr82" draw:text-style-name="P3" draw:layer="layout" svg:x1="17.947cm" svg:y1="28.809cm" svg:x2="17.947cm" svg:y2="28.231cm">
          <text:p/>
        </draw:line>
        <draw:line draw:style-name="gr82"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2"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2" draw:text-style-name="P3" draw:layer="layout" svg:x1="12.874cm" svg:y1="32.969cm" svg:x2="13.966cm" svg:y2="32.969cm">
          <text:p/>
        </draw:line>
        <draw:line draw:style-name="gr82" draw:text-style-name="P3" draw:layer="layout" svg:x1="12.874cm" svg:y1="33.603cm" svg:x2="13.966cm" svg:y2="33.603cm">
          <text:p/>
        </draw:line>
        <draw:line draw:style-name="gr82" draw:text-style-name="P3" draw:layer="layout" svg:x1="16.039cm" svg:y1="33.294cm" svg:x2="17.131cm" svg:y2="33.294cm">
          <text:p/>
        </draw:line>
        <draw:custom-shape draw:style-name="gr42"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0" draw:layer="layout" svg:width="3.537cm" svg:height="2.287cm" svg:x="9.585cm" svg:y="38.263cm">
          <text:p text:style-name="P1"><text:span text:style-name="T11">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0" draw:layer="layout" svg:width="3.537cm" svg:height="2.287cm" svg:x="15.963cm" svg:y="38.068cm">
          <text:p text:style-name="P1"><text:span text:style-name="T11">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13.122cm" svg:y1="39.212cm" svg:x2="15.963cm" svg:y2="39.212cm">
          <text:p/>
        </draw:line>
        <draw:frame draw:style-name="gr98" draw:text-style-name="P5" draw:layer="layout" svg:width="3.076cm" svg:height="0.725cm" svg:x="13.048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20" draw:layer="layout" svg:width="3.537cm" svg:height="2.287cm" svg:x="-3.504cm" svg:y="38.216cm">
          <text:p text:style-name="P1"><text:span text:style-name="T11">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0" draw:layer="layout" svg:width="3.537cm" svg:height="2.287cm" svg:x="2.874cm" svg:y="38.021cm">
          <text:p text:style-name="P1"><text:span text:style-name="T11">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0.033cm" svg:y1="39.165cm" svg:x2="2.874cm" svg:y2="39.165cm">
          <text:p/>
        </draw:line>
        <draw:frame draw:style-name="gr98" draw:text-style-name="P5" draw:layer="layout" svg:width="3.076cm" svg:height="0.725cm" svg:x="-0.041cm" svg:y="38.44cm">
          <draw:text-box>
            <text:p text:style-name="P4"><text:span text:style-name="T3">logicArea.flag</text:span></text:p>
          </draw:text-box>
        </draw:frame>
        <draw:line draw:style-name="gr82" draw:text-style-name="P3" draw:layer="layout" svg:x1="22.461cm" svg:y1="37.071cm" svg:x2="22.462cm" svg:y2="39.99cm">
          <text:p/>
        </draw:line>
        <draw:frame draw:style-name="gr98" draw:text-style-name="P5" draw:layer="layout" svg:width="3.076cm" svg:height="0.725cm" svg:x="22.46cm" svg:y="38.401cm">
          <draw:text-box>
            <text:p text:style-name="P4"><text:span text:style-name="T3">logicArea.flag</text:span></text:p>
          </draw:text-box>
        </draw:frame>
        <draw:custom-shape draw:style-name="gr32" draw:text-style-name="P20" draw:layer="layout" svg:width="3.537cm" svg:height="2.287cm" svg:x="20.75cm" svg:y="35.651cm">
          <text:p text:style-name="P1"><text:span text:style-name="T11">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0" draw:layer="layout" svg:width="3.537cm" svg:height="2.287cm" svg:x="20.707cm" svg:y="39.601cm">
          <text:p text:style-name="P1"><text:span text:style-name="T11">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9" draw:text-style-name="P5" draw:layer="layout" svg:width="2.462cm" svg:height="0.725cm" svg:x="12.936cm" svg:y="3.877cm">
            <draw:text-box>
              <text:p text:style-name="P4"><text:span text:style-name="T3">sources_0</text:span></text:p>
            </draw:text-box>
          </draw:frame>
        </draw:g>
        <draw:line draw:style-name="gr82" draw:text-style-name="P3" draw:layer="layout" svg:x1="15.812cm" svg:y1="2.922cm" svg:x2="17.492cm" svg:y2="2.922cm">
          <text:p/>
        </draw:line>
        <draw:line draw:style-name="gr82" draw:text-style-name="P3" draw:layer="layout" svg:x1="15.812cm" svg:y1="4.256cm" svg:x2="16.904cm" svg:y2="4.256cm">
          <text:p/>
        </draw:line>
        <draw:line draw:style-name="gr82" draw:text-style-name="P3" draw:layer="layout" svg:x1="18.003cm" svg:y1="5.246cm" svg:x2="19.095cm" svg:y2="5.246cm">
          <text:p/>
        </draw:line>
        <draw:g>
          <draw:rect draw:style-name="gr3" draw:text-style-name="P3" draw:layer="layout" svg:width="0.5cm" svg:height="0.5cm" svg:x="15.312cm" svg:y="4.734cm">
            <text:p/>
          </draw:rect>
          <draw:frame draw:style-name="gr99" draw:text-style-name="P5" draw:layer="layout" svg:width="2.462cm" svg:height="0.725cm" svg:x="12.936cm" svg:y="4.602cm">
            <draw:text-box>
              <text:p text:style-name="P4"><text:span text:style-name="T3">sources_1</text:span></text:p>
            </draw:text-box>
          </draw:frame>
        </draw:g>
        <draw:line draw:style-name="gr82" draw:text-style-name="P3" draw:layer="layout" svg:x1="15.812cm" svg:y1="4.981cm" svg:x2="16.904cm" svg:y2="4.981cm">
          <text:p/>
        </draw:line>
        <draw:g>
          <draw:rect draw:style-name="gr3" draw:text-style-name="P3" draw:layer="layout" svg:width="0.5cm" svg:height="0.5cm" svg:x="15.298cm" svg:y="6.209cm">
            <text:p/>
          </draw:rect>
          <draw:frame draw:style-name="gr100" draw:text-style-name="P5" draw:layer="layout" svg:width="2.53cm" svg:height="0.725cm" svg:x="12.854cm" svg:y="6.077cm">
            <draw:text-box>
              <text:p text:style-name="P4"><text:span text:style-name="T3">sources_N</text:span></text:p>
            </draw:text-box>
          </draw:frame>
        </draw:g>
        <draw:line draw:style-name="gr82" draw:text-style-name="P3" draw:layer="layout" svg:x1="15.798cm" svg:y1="6.456cm" svg:x2="16.89cm" svg:y2="6.456cm">
          <text:p/>
        </draw:line>
        <draw:path draw:style-name="gr83" draw:text-style-name="P13" draw:layer="layout" svg:width="0.199cm" svg:height="0.199cm" svg:x="15.45cm" svg:y="5.427cm" svg:viewBox="0 0 200 200" svg:d="M100 0c57 0 100 43 100 100s-43 100-100 100-100-43-100-100 43-100 100-100z">
          <text:p/>
        </draw:path>
        <draw:path draw:style-name="gr83" draw:text-style-name="P13" draw:layer="layout" svg:width="0.199cm" svg:height="0.199cm" svg:x="15.45cm" svg:y="5.827cm" svg:viewBox="0 0 200 200" svg:d="M100 0c57 0 100 43 100 100s-43 100-100 100-100-43-100-100 43-100 100-100z">
          <text:p/>
        </draw:path>
        <draw:custom-shape draw:style-name="gr101"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7.492cm" svg:y1="4.041cm" svg:x2="17.492cm" svg:y2="2.922cm">
          <text:p/>
        </draw:line>
        <draw:g>
          <draw:rect draw:style-name="gr3" draw:text-style-name="P3" draw:layer="layout" svg:width="0.5cm" svg:height="0.5cm" svg:x="15.99cm" svg:y="8.154cm">
            <text:p/>
          </draw:rect>
          <draw:frame draw:style-name="gr102" draw:text-style-name="P5" draw:layer="layout" svg:width="2.504cm" svg:height="0.725cm" svg:x="13.572cm" svg:y="8.022cm">
            <draw:text-box>
              <text:p text:style-name="P4"><text:span text:style-name="T3">sources(0)</text:span></text:p>
            </draw:text-box>
          </draw:frame>
        </draw:g>
        <draw:line draw:style-name="gr82" draw:text-style-name="P3" draw:layer="layout" svg:x1="19.876cm" svg:y1="11.364cm" svg:x2="20.268cm" svg:y2="11.365cm">
          <text:p/>
        </draw:line>
        <draw:g>
          <draw:rect draw:style-name="gr3" draw:text-style-name="P3" draw:layer="layout" svg:width="0.5cm" svg:height="0.5cm" svg:x="15.99cm" svg:y="9.604cm">
            <text:p/>
          </draw:rect>
          <draw:frame draw:style-name="gr102" draw:text-style-name="P5" draw:layer="layout" svg:width="2.504cm" svg:height="0.725cm" svg:x="13.572cm" svg:y="9.472cm">
            <draw:text-box>
              <text:p text:style-name="P4"><text:span text:style-name="T3">sources(2)</text:span></text:p>
            </draw:text-box>
          </draw:frame>
        </draw:g>
        <draw:line draw:style-name="gr82" draw:text-style-name="P3" draw:layer="layout" svg:x1="16.49cm" svg:y1="9.851cm" svg:x2="17.632cm" svg:y2="9.851cm">
          <text:p/>
        </draw:line>
        <draw:g>
          <draw:rect draw:style-name="gr3" draw:text-style-name="P3" draw:layer="layout" svg:width="0.5cm" svg:height="0.5cm" svg:x="15.976cm" svg:y="11.079cm">
            <text:p/>
          </draw:rect>
          <draw:frame draw:style-name="gr100" draw:text-style-name="P5" draw:layer="layout" svg:width="2.53cm" svg:height="0.725cm" svg:x="13.532cm" svg:y="10.947cm">
            <draw:text-box>
              <text:p text:style-name="P4"><text:span text:style-name="T3">sources(n)</text:span></text:p>
            </draw:text-box>
          </draw:frame>
        </draw:g>
        <draw:path draw:style-name="gr83" draw:text-style-name="P13" draw:layer="layout" svg:width="0.199cm" svg:height="0.199cm" svg:x="16.128cm" svg:y="10.297cm" svg:viewBox="0 0 200 200" svg:d="M100 0c57 0 100 43 100 100s-43 100-100 100-100-43-100-100 43-100 100-100z">
          <text:p/>
        </draw:path>
        <draw:path draw:style-name="gr83"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2" draw:text-style-name="P3" draw:layer="layout" svg:x1="16.49cm" svg:y1="8.393cm" svg:x2="17.242cm" svg:y2="8.384cm">
          <text:p/>
        </draw:line>
        <draw:line draw:style-name="gr82" draw:text-style-name="P3" draw:layer="layout" svg:x1="19.876cm" svg:y1="11.365cm" svg:x2="20.268cm" svg:y2="11.364cm">
          <text:p/>
        </draw:line>
        <draw:line draw:style-name="gr82" draw:text-style-name="P3" draw:layer="layout" svg:x1="16.476cm" svg:y1="11.327cm" svg:x2="19.103cm" svg:y2="11.327cm">
          <text:p/>
        </draw:line>
        <draw:path draw:style-name="gr83" draw:text-style-name="P13" draw:layer="layout" svg:width="0.199cm" svg:height="0.199cm" svg:x="16.128cm" svg:y="10.298cm" svg:viewBox="0 0 200 200" svg:d="M100 0c57 0 100 43 100 100s-43 100-100 100-100-43-100-100 43-100 100-100z">
          <text:p/>
        </draw:path>
        <draw:path draw:style-name="gr83" draw:text-style-name="P13" draw:layer="layout" svg:width="0.199cm" svg:height="0.199cm" svg:x="16.128cm" svg:y="10.698cm" svg:viewBox="0 0 200 200" svg:d="M100 0c57 0 100 43 100 100s-43 100-100 100-100-43-100-100 43-100 100-100z">
          <text:p/>
        </draw:path>
        <draw:path draw:style-name="gr94" draw:text-style-name="P13" draw:layer="layout" svg:width="0.749cm" svg:height="0.749cm" svg:x="16.882cm" svg:y="8.751cm" svg:viewBox="0 0 750 750" svg:d="M375 0c213 0 375 162 375 375s-162 375-375 375-375-162-375-375 162-375 375-375z">
          <text:p text:style-name="P13">+</text:p>
        </draw:path>
        <draw:line draw:style-name="gr82" draw:text-style-name="P3" draw:layer="layout" svg:x1="17.257cm" svg:y1="8.751cm" svg:x2="17.242cm" svg:y2="8.384cm">
          <text:p/>
        </draw:line>
        <draw:g>
          <draw:rect draw:style-name="gr3" draw:text-style-name="P3" draw:layer="layout" svg:width="0.5cm" svg:height="0.5cm" svg:x="15.984cm" svg:y="8.878cm">
            <text:p/>
          </draw:rect>
          <draw:frame draw:style-name="gr102" draw:text-style-name="P5" draw:layer="layout" svg:width="2.504cm" svg:height="0.725cm" svg:x="13.566cm" svg:y="8.746cm">
            <draw:text-box>
              <text:p text:style-name="P4"><text:span text:style-name="T3">sources(1)</text:span></text:p>
            </draw:text-box>
          </draw:frame>
        </draw:g>
        <draw:line draw:style-name="gr82" draw:text-style-name="P3" draw:layer="layout" svg:x1="16.484cm" svg:y1="9.125cm" svg:x2="16.876cm" svg:y2="9.125cm">
          <text:p/>
        </draw:line>
        <draw:path draw:style-name="gr94" draw:text-style-name="P13" draw:layer="layout" svg:width="0.749cm" svg:height="0.749cm" svg:x="17.632cm" svg:y="9.501cm" svg:viewBox="0 0 750 750" svg:d="M375 0c213 0 375 162 375 375s-162 375-375 375-375-162-375-375 162-375 375-375z">
          <text:p text:style-name="P13">+</text:p>
        </draw:path>
        <draw:line draw:style-name="gr82" draw:text-style-name="P3" draw:layer="layout" svg:x1="17.632cm" svg:y1="9.126cm" svg:x2="17.999cm" svg:y2="9.126cm">
          <text:p/>
        </draw:line>
        <draw:line draw:style-name="gr82" draw:text-style-name="P3" draw:layer="layout" svg:x1="18.007cm" svg:y1="9.501cm" svg:x2="18cm" svg:y2="9.126cm">
          <text:p/>
        </draw:line>
        <draw:path draw:style-name="gr94" draw:text-style-name="P13" draw:layer="layout" svg:width="0.749cm" svg:height="0.749cm" svg:x="19.103cm" svg:y="10.987cm" svg:viewBox="0 0 750 750" svg:d="M375 0c213 0 375 162 375 375s-162 375-375 375-375-162-375-375 162-375 375-375z">
          <text:p text:style-name="P13">+</text:p>
        </draw:path>
        <draw:line draw:style-name="gr82" draw:text-style-name="P3" draw:layer="layout" svg:x1="18.42cm" svg:y1="9.875cm" svg:x2="18.787cm" svg:y2="9.875cm">
          <text:p/>
        </draw:line>
        <draw:line draw:style-name="gr82" draw:text-style-name="P3" draw:layer="layout" svg:x1="18.795cm" svg:y1="10.25cm" svg:x2="18.788cm" svg:y2="9.875cm">
          <text:p/>
        </draw:line>
        <draw:line draw:style-name="gr82" draw:text-style-name="P3" draw:layer="layout" svg:x1="19.086cm" svg:y1="10.61cm" svg:x2="19.453cm" svg:y2="10.61cm">
          <text:p/>
        </draw:line>
        <draw:line draw:style-name="gr82" draw:text-style-name="P3" draw:layer="layout" svg:x1="19.461cm" svg:y1="10.985cm" svg:x2="19.454cm" svg:y2="10.61cm">
          <text:p/>
        </draw:line>
        <draw:path draw:style-name="gr83" draw:text-style-name="P13" draw:layer="layout" svg:width="0.199cm" svg:height="0.199cm" svg:x="18.328cm" svg:y="10.298cm" svg:viewBox="0 0 200 200" svg:d="M100 0c57 0 100 43 100 100s-43 100-100 100-100-43-100-100 43-100 100-100z">
          <text:p/>
        </draw:path>
        <draw:path draw:style-name="gr83"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4" draw:layer="layout" svg:width="2.441cm" svg:height="0.963cm" svg:x="5.116cm" svg:y="-9.773cm">
          <draw:text-box>
            <text:p>Master</text:p>
          </draw:text-box>
        </draw:frame>
        <draw:frame draw:style-name="gr45"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4" draw:layer="layout" svg:width="2.441cm" svg:height="0.963cm" svg:x="5.116cm" svg:y="-13.841cm">
          <draw:text-box>
            <text:p>Master</text:p>
          </draw:text-box>
        </draw:frame>
        <draw:frame draw:style-name="gr45"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3"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3"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4"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9"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9"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100" draw:text-style-name="P5" draw:layer="layout" svg:width="2.53cm" svg:height="0.725cm" svg:x="22cm" svg:y="15.5cm">
            <draw:text-box>
              <text:p text:style-name="P4"><text:span text:style-name="T3">sources_N</text:span></text:p>
            </draw:text-box>
          </draw:frame>
        </draw:g>
        <draw:path draw:style-name="gr83" draw:text-style-name="P13" draw:layer="layout" svg:width="0.199cm" svg:height="0.199cm" svg:x="24.596cm" svg:y="14.85cm" svg:viewBox="0 0 200 200" svg:d="M100 0c57 0 100 43 100 100s-43 100-100 100-100-43-100-100 43-100 100-100z">
          <text:p/>
        </draw:path>
        <draw:path draw:style-name="gr83" draw:text-style-name="P13" draw:layer="layout" svg:width="0.199cm" svg:height="0.199cm" svg:x="24.596cm" svg:y="15.25cm" svg:viewBox="0 0 200 200" svg:d="M100 0c57 0 100 43 100 100s-43 100-100 100-100-43-100-100 43-100 100-100z">
          <text:p/>
        </draw:path>
        <draw:path draw:style-name="gr83" draw:text-style-name="P13" draw:layer="layout" svg:width="0.199cm" svg:height="0.199cm" svg:x="24.096cm" svg:y="24.35cm" svg:viewBox="0 0 200 200" svg:d="M100 0c57 0 100 43 100 100s-43 100-100 100-100-43-100-100 43-100 100-100z">
          <text:p/>
        </draw:path>
        <draw:path draw:style-name="gr83" draw:text-style-name="P13" draw:layer="layout" svg:width="0.199cm" svg:height="0.199cm" svg:x="24.096cm" svg:y="24.75cm" svg:viewBox="0 0 200 200" svg:d="M100 0c57 0 100 43 100 100s-43 100-100 100-100-43-100-100 43-100 100-100z">
          <text:p/>
        </draw:path>
        <draw:path draw:style-name="gr105" draw:text-style-name="P13" draw:layer="layout" svg:width="0.749cm" svg:height="0.749cm" svg:x="-17.821cm" svg:y="24.601cm" svg:viewBox="0 0 750 750" svg:d="M375 0c213 0 375 162 375 375s-162 375-375 375-375-162-375-375 162-375 375-375z">
          <text:p/>
        </draw:path>
        <draw:path draw:style-name="gr94" draw:text-style-name="P21" draw:layer="layout" svg:width="1.894cm" svg:height="1.894cm" svg:x="-18.366cm" svg:y="26.778cm" svg:viewBox="0 0 1895 1895" svg:d="M947 0c538 0 948 409 948 947s-410 948-948 948-947-410-947-948 409-947 947-947z">
          <text:p text:style-name="P13"><text:span text:style-name="T12">stateA</text:span></text:p>
        </draw:path>
        <draw:path draw:style-name="gr94" draw:text-style-name="P21" draw:layer="layout" svg:width="1.894cm" svg:height="1.894cm" svg:x="-18.359cm" svg:y="30.101cm" svg:viewBox="0 0 1895 1895" svg:d="M947 0c538 0 948 409 948 947s-410 948-948 948-947-410-947-948 409-947 947-947z">
          <text:p text:style-name="P13"><text:span text:style-name="T12">stateB</text:span></text:p>
        </draw:path>
        <draw:path draw:style-name="gr94" draw:text-style-name="P21" draw:layer="layout" svg:width="1.894cm" svg:height="1.894cm" svg:x="-18.368cm" svg:y="33.456cm" svg:viewBox="0 0 1895 1895" svg:d="M947 0c538 0 948 409 948 947s-410 948-948 948-947-410-947-948 409-947 947-947z">
          <text:p text:style-name="P13"><text:span text:style-name="T12">stateC</text:span></text:p>
        </draw:path>
        <draw:line draw:style-name="gr51" draw:text-style-name="P3" draw:layer="layout" svg:x1="-17.446cm" svg:y1="25.351cm" svg:x2="-17.446cm" svg:y2="26.778cm">
          <text:p/>
        </draw:line>
        <draw:line draw:style-name="gr51" draw:text-style-name="P3" draw:layer="layout" svg:x1="-17.419cm" svg:y1="28.673cm" svg:x2="-17.419cm" svg:y2="30.1cm">
          <text:p/>
        </draw:line>
        <draw:line draw:style-name="gr51" draw:text-style-name="P3" draw:layer="layout" svg:x1="-17.411cm" svg:y1="31.996cm" svg:x2="-17.411cm" svg:y2="33.423cm">
          <text:p/>
        </draw:line>
        <draw:line draw:style-name="gr51" draw:text-style-name="P3" draw:layer="layout" svg:x1="-19.48cm" svg:y1="27.725cm" svg:x2="-18.366cm" svg:y2="27.725cm">
          <text:p/>
        </draw:line>
        <draw:line draw:style-name="gr106" draw:text-style-name="P3" draw:layer="layout" svg:x1="-19.5cm" svg:y1="27.725cm" svg:x2="-19.5cm" svg:y2="34.403cm">
          <text:p/>
        </draw:line>
        <draw:line draw:style-name="gr106" draw:text-style-name="P3" draw:layer="layout" svg:x1="-18.368cm" svg:y1="34.403cm" svg:x2="-19.5cm" svg:y2="34.403cm">
          <text:p/>
        </draw:line>
        <draw:frame draw:style-name="gr107" draw:text-style-name="P22" draw:layer="layout" svg:width="3.8cm" svg:height="0.839cm" svg:x="-17.3cm" svg:y="32.101cm">
          <draw:text-box>
            <text:p text:style-name="P4"><text:span text:style-name="T12">counter === 4</text:span></text:p>
          </draw:text-box>
        </draw:frame>
        <draw:line draw:style-name="gr51" draw:text-style-name="P3" draw:layer="layout" svg:x1="-15.5cm" svg:y1="30.601cm" svg:x2="-16.632cm" svg:y2="30.601cm">
          <text:p/>
        </draw:line>
        <draw:line draw:style-name="gr106" draw:text-style-name="P3" draw:layer="layout" svg:x1="-15.5cm" svg:y1="31.351cm" svg:x2="-16.464cm" svg:y2="31.351cm">
          <text:p/>
        </draw:line>
        <draw:line draw:style-name="gr106" draw:text-style-name="P3" draw:layer="layout" svg:x1="-15.5cm" svg:y1="30.601cm" svg:x2="-15.5cm" svg:y2="31.351cm">
          <text:p/>
        </draw:line>
        <draw:rect draw:style-name="gr108" draw:text-style-name="P23" draw:layer="layout" svg:width="6cm" svg:height="5cm" svg:x="-15.5cm" svg:y="24.851cm">
          <text:p text:style-name="P10"><text:span text:style-name="T12">OnEntry =&gt; </text:span></text:p>
          <text:p text:style-name="P10"><text:span text:style-name="T12"><text:s text:c="2"/></text:span><text:span text:style-name="T12">counter := 0</text:span></text:p>
          <text:p text:style-name="P10"><text:span text:style-name="T12"/></text:p>
          <text:p text:style-name="P10"><text:span text:style-name="T12">whenIsActive =&gt;</text:span></text:p>
          <text:p text:style-name="P10"><text:span text:style-name="T12"><text:s text:c="2"/></text:span><text:span text:style-name="T12">counter := counter + 1</text:span></text:p>
          <text:p text:style-name="P10"><text:span text:style-name="T12"/></text:p>
          <text:p text:style-name="P10"><text:span text:style-name="T12">onExit =&gt;</text:span></text:p>
          <text:p text:style-name="P10"><text:span text:style-name="T12"><text:s text:c="2"/></text:span><text:span text:style-name="T12">io.result := True</text:span></text:p>
        </draw:rect>
        <draw:line draw:style-name="gr109" draw:text-style-name="P3" draw:layer="layout" svg:x1="-15.5cm" svg:y1="29.351cm" svg:x2="-17.25cm" svg:y2="30.601cm">
          <text:p/>
        </draw:line>
        <draw:rect draw:style-name="gr46" draw:text-style-name="P3" draw:layer="layout" svg:width="2.5cm" svg:height="1.233cm" svg:x="-17.7cm" svg:y="11.184cm">
          <text:p text:style-name="P3">*.scala</text:p>
        </draw:rect>
        <draw:line draw:style-name="gr51" draw:text-style-name="P3" draw:layer="layout" svg:x1="-16.5cm" svg:y1="12.417cm" svg:x2="-16.5cm" svg:y2="13.417cm">
          <text:p/>
        </draw:line>
        <draw:rect draw:style-name="gr46" draw:text-style-name="P3" draw:layer="layout" svg:width="5cm" svg:height="1.233cm" svg:x="-17cm" svg:y="16.401cm">
          <text:p text:style-name="P3">*.vhd / *.v</text:p>
        </draw:rect>
        <draw:line draw:style-name="gr51" draw:text-style-name="P3" draw:layer="layout" svg:x1="-16.55cm" svg:y1="17.634cm" svg:x2="-16.55cm" svg:y2="18.634cm">
          <text:p/>
        </draw:line>
        <draw:line draw:style-name="gr51" draw:text-style-name="P3" draw:layer="layout" svg:x1="-16.5cm" svg:y1="15.367cm" svg:x2="-16.5cm" svg:y2="16.467cm">
          <text:p/>
        </draw:line>
        <draw:custom-shape draw:style-name="gr32" draw:text-style-name="P20" draw:layer="layout" svg:width="3.75cm" svg:height="2.25cm" svg:x="-14.5cm" svg:y="18.551cm">
          <text:p text:style-name="P1"><text:span text:style-name="T1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0" draw:layer="layout" svg:width="3.75cm" svg:height="2.25cm" svg:x="-18.45cm" svg:y="18.551cm">
          <text:p text:style-name="P1"><text:span text:style-name="T1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3" draw:layer="layout" svg:x1="-12.55cm" svg:y1="17.634cm" svg:x2="-12.55cm" svg:y2="18.634cm">
          <text:p/>
        </draw:line>
        <draw:rect draw:style-name="gr46" draw:text-style-name="P3" draw:layer="layout" svg:width="4.5cm" svg:height="1.233cm" svg:x="-14.7cm" svg:y="11.201cm">
          <text:p text:style-name="P3">*.vhd / *.v <text:s/>(IP)</text:p>
        </draw:rect>
        <draw:line draw:style-name="gr51" draw:text-style-name="P3" draw:layer="layout" svg:x1="-12.5cm" svg:y1="12.434cm" svg:x2="-12.5cm" svg:y2="16.401cm">
          <text:p/>
        </draw:line>
        <draw:custom-shape draw:style-name="gr32" draw:text-style-name="P20" draw:layer="layout" svg:width="4.115cm" svg:height="2.116cm" svg:x="-18.55cm" svg:y="13.251cm">
          <text:p text:style-name="P1"><text:span text:style-name="T1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1"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3.889cm" svg:y="0.676cm">
            <draw:text-box>
              <text:p text:style-name="P4"><text:span text:style-name="T3">D</text:span></text:p>
            </draw:text-box>
          </draw:frame>
          <draw:frame draw:style-name="gr85" draw:text-style-name="P5" draw:layer="layout" svg:width="0.832cm" svg:height="0.725cm" svg:x="-13.388cm" svg:y="0.677cm">
            <draw:text-box>
              <text:p text:style-name="P4"><text:span text:style-name="T3">Q</text:span></text:p>
            </draw:text-box>
          </draw:frame>
        </draw:g>
        <draw:frame draw:style-name="gr87" draw:text-style-name="P5" draw:layer="layout" svg:width="1.353cm" svg:height="0.725cm" svg:x="-13.891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1"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3.888cm" svg:y="0.677cm">
            <draw:text-box>
              <text:p text:style-name="P4"><text:span text:style-name="T3">D</text:span></text:p>
            </draw:text-box>
          </draw:frame>
          <draw:frame draw:style-name="gr85" draw:text-style-name="P5" draw:layer="layout" svg:width="0.832cm" svg:height="0.725cm" svg:x="-13.387cm" svg:y="0.678cm">
            <draw:text-box>
              <text:p text:style-name="P4"><text:span text:style-name="T3">Q</text:span></text:p>
            </draw:text-box>
          </draw:frame>
        </draw:g>
        <draw:frame draw:style-name="gr90" draw:text-style-name="P5" draw:layer="layout" svg:width="1.281cm" svg:height="0.725cm" svg:x="-15.012cm" svg:y="1.661cm">
          <draw:text-box>
            <text:p text:style-name="P4"><text:span text:style-name="T3">clk</text:span></text:p>
          </draw:text-box>
        </draw:frame>
        <draw:line draw:style-name="gr82" draw:text-style-name="P3" draw:layer="layout" svg:x1="-14.012cm" svg:y1="2.007cm" svg:x2="-13.731cm" svg:y2="2.007cm">
          <text:p/>
        </draw:line>
        <draw:line draw:style-name="gr82" draw:text-style-name="P3" draw:layer="layout" svg:x1="-14.091cm" svg:y1="1.051cm" svg:x2="-13.731cm" svg:y2="1.051cm">
          <text:p/>
        </draw:line>
        <draw:frame draw:style-name="gr87" draw:text-style-name="P5" draw:layer="layout" svg:width="1.353cm" svg:height="0.725cm" svg:x="-17.145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7.126cm" svg:y="4.097cm">
              <draw:text-box>
                <text:p text:style-name="P4"><text:span text:style-name="T3">D</text:span></text:p>
              </draw:text-box>
            </draw:frame>
            <draw:frame draw:style-name="gr85" draw:text-style-name="P5" draw:layer="layout" svg:width="0.832cm" svg:height="0.725cm" svg:x="-16.625cm" svg:y="4.098cm">
              <draw:text-box>
                <text:p text:style-name="P4"><text:span text:style-name="T3">Q</text:span></text:p>
              </draw:text-box>
            </draw:frame>
          </draw:g>
          <draw:frame draw:style-name="gr88" draw:text-style-name="P19" draw:layer="layout" svg:width="1.205cm" svg:height="0.725cm" svg:x="-17.069cm" svg:y="5.276cm">
            <draw:text-box>
              <text:p text:style-name="P4"><text:span text:style-name="T10">CLR</text:span></text:p>
            </draw:text-box>
          </draw:frame>
        </draw:g>
        <draw:g>
          <draw:g>
            <draw:rect draw:style-name="gr2" draw:text-style-name="P3" draw:layer="layout" svg:width="1cm" svg:height="1.747cm" svg:x="-16.981cm" svg:y="8.103cm">
              <text:p/>
            </draw:rect>
            <draw:custom-shape draw:style-name="gr41"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7.138cm" svg:y="8.125cm">
            <draw:text-box>
              <text:p text:style-name="P4"><text:span text:style-name="T3">D</text:span></text:p>
            </draw:text-box>
          </draw:frame>
          <draw:frame draw:style-name="gr85" draw:text-style-name="P5" draw:layer="layout" svg:width="0.832cm" svg:height="0.725cm" svg:x="-16.637cm" svg:y="8.126cm">
            <draw:text-box>
              <text:p text:style-name="P4"><text:span text:style-name="T3">Q</text:span></text:p>
            </draw:text-box>
          </draw:frame>
        </draw:g>
        <draw:frame draw:style-name="gr87" draw:text-style-name="P5" draw:layer="layout" svg:width="1.353cm" svg:height="0.725cm" svg:x="-17.14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1"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7.137cm" svg:y="8.126cm">
            <draw:text-box>
              <text:p text:style-name="P4"><text:span text:style-name="T3">D</text:span></text:p>
            </draw:text-box>
          </draw:frame>
          <draw:frame draw:style-name="gr85" draw:text-style-name="P5" draw:layer="layout" svg:width="0.832cm" svg:height="0.725cm" svg:x="-16.636cm" svg:y="8.127cm">
            <draw:text-box>
              <text:p text:style-name="P4"><text:span text:style-name="T3">Q</text:span></text:p>
            </draw:text-box>
          </draw:frame>
        </draw:g>
        <draw:line draw:style-name="gr82" draw:text-style-name="P3" draw:layer="layout" svg:x1="-16.467cm" svg:y1="5.82cm" svg:x2="-16.467cm" svg:y2="6.349cm">
          <text:p/>
        </draw:line>
        <draw:frame draw:style-name="gr89" draw:text-style-name="P5" draw:layer="layout" svg:width="1.446cm" svg:height="0.725cm" svg:x="-17.219cm" svg:y="6.286cm">
          <draw:text-box>
            <text:p text:style-name="P4"><text:span text:style-name="T3">reset</text:span></text:p>
          </draw:text-box>
        </draw:frame>
        <draw:frame draw:style-name="gr90" draw:text-style-name="P5" draw:layer="layout" svg:width="1.281cm" svg:height="0.725cm" svg:x="-18.25cm" svg:y="4.997cm">
          <draw:text-box>
            <text:p text:style-name="P4"><text:span text:style-name="T3">clk</text:span></text:p>
          </draw:text-box>
        </draw:frame>
        <draw:line draw:style-name="gr82" draw:text-style-name="P3" draw:layer="layout" svg:x1="-17.25cm" svg:y1="5.343cm" svg:x2="-16.969cm" svg:y2="5.343cm">
          <text:p/>
        </draw:line>
        <draw:frame draw:style-name="gr90" draw:text-style-name="P5" draw:layer="layout" svg:width="1.281cm" svg:height="0.725cm" svg:x="-18.261cm" svg:y="9.11cm">
          <draw:text-box>
            <text:p text:style-name="P4"><text:span text:style-name="T3">clk</text:span></text:p>
          </draw:text-box>
        </draw:frame>
        <draw:line draw:style-name="gr82" draw:text-style-name="P3" draw:layer="layout" svg:x1="-17.261cm" svg:y1="9.456cm" svg:x2="-16.98cm" svg:y2="9.456cm">
          <text:p/>
        </draw:line>
        <draw:line draw:style-name="gr82"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1"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7.099cm" svg:y="0.875cm">
            <draw:text-box>
              <text:p text:style-name="P4"><text:span text:style-name="T3">D</text:span></text:p>
            </draw:text-box>
          </draw:frame>
          <draw:frame draw:style-name="gr85" draw:text-style-name="P5" draw:layer="layout" svg:width="0.832cm" svg:height="0.725cm" svg:x="-16.598cm" svg:y="0.876cm">
            <draw:text-box>
              <text:p text:style-name="P4"><text:span text:style-name="T3">Q</text:span></text:p>
            </draw:text-box>
          </draw:frame>
        </draw:g>
        <draw:frame draw:style-name="gr87" draw:text-style-name="P5" draw:layer="layout" svg:width="1.353cm" svg:height="0.725cm" svg:x="-17.101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1"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7.098cm" svg:y="0.876cm">
            <draw:text-box>
              <text:p text:style-name="P4"><text:span text:style-name="T3">D</text:span></text:p>
            </draw:text-box>
          </draw:frame>
          <draw:frame draw:style-name="gr85" draw:text-style-name="P5" draw:layer="layout" svg:width="0.832cm" svg:height="0.725cm" svg:x="-16.597cm" svg:y="0.877cm">
            <draw:text-box>
              <text:p text:style-name="P4"><text:span text:style-name="T3">Q</text:span></text:p>
            </draw:text-box>
          </draw:frame>
        </draw:g>
        <draw:frame draw:style-name="gr90" draw:text-style-name="P5" draw:layer="layout" svg:width="1.281cm" svg:height="0.725cm" svg:x="-18.222cm" svg:y="1.86cm">
          <draw:text-box>
            <text:p text:style-name="P4"><text:span text:style-name="T3">clk</text:span></text:p>
          </draw:text-box>
        </draw:frame>
        <draw:line draw:style-name="gr82" draw:text-style-name="P3" draw:layer="layout" svg:x1="-17.222cm" svg:y1="2.206cm" svg:x2="-16.941cm" svg:y2="2.206cm">
          <text:p/>
        </draw:line>
        <draw:path draw:style-name="gr83" draw:text-style-name="P13" draw:layer="layout" svg:width="0.659cm" svg:height="0.559cm" svg:x="-18cm" svg:y="8.22cm" svg:viewBox="0 0 660 560" svg:d="M473 280l-473 280v-560zM566 186c54 0 94 41 94 94s-40 93-94 93c-53 0-93-40-93-93s40-94 93-94z">
          <text:p/>
        </draw:path>
        <draw:line draw:style-name="gr82" draw:text-style-name="P3" draw:layer="layout" svg:x1="-18.36cm" svg:y1="8.495cm" svg:x2="-18cm" svg:y2="8.495cm">
          <text:p/>
        </draw:line>
        <draw:frame draw:style-name="gr110" draw:text-style-name="P22" draw:layer="layout" svg:width="0.68cm" svg:height="0.839cm" svg:x="-0.75cm" svg:y="10.46cm">
          <draw:text-box>
            <text:p><text:span text:style-name="T12">r</text:span></text:p>
          </draw:text-box>
        </draw:frame>
        <draw:path draw:style-name="gr94" draw:text-style-name="P13" draw:layer="layout" svg:width="0.749cm" svg:height="0.749cm" svg:x="2cm" svg:y="12.049cm" svg:viewBox="0 0 750 750" svg:d="M375 0c213 0 375 162 375 375s-162 375-375 375-375-162-375-375 162-375 375-375z">
          <text:p text:style-name="P13">+</text:p>
        </draw:path>
        <draw:path draw:style-name="gr111" draw:text-style-name="P13" draw:layer="layout" svg:width="0.749cm" svg:height="0.749cm" svg:x="0.25cm" svg:y="11.049cm" svg:viewBox="0 0 750 750" svg:d="M375 0c213 0 375 162 375 375s-162 375-375 375-375-162-375-375 162-375 375-375z">
          <text:p text:style-name="P13">x</text:p>
        </draw:path>
        <draw:frame draw:style-name="gr112" draw:text-style-name="P22" draw:layer="layout" svg:width="1.243cm" svg:height="0.839cm" svg:x="-1.313cm" svg:y="11.46cm">
          <draw:text-box>
            <text:p><text:span text:style-name="T12">0.3</text:span></text:p>
          </draw:text-box>
        </draw:frame>
        <draw:line draw:style-name="gr82" draw:text-style-name="P3" draw:layer="layout" svg:x1="1cm" svg:y1="11.424cm" svg:x2="2.047cm" svg:y2="12.208cm">
          <text:p/>
        </draw:line>
        <draw:line draw:style-name="gr82" draw:text-style-name="P3" draw:layer="layout" svg:x1="-0.202cm" svg:y1="11.831cm" svg:x2="0.298cm" svg:y2="11.549cm">
          <text:p/>
        </draw:line>
        <draw:line draw:style-name="gr82" draw:text-style-name="P3" draw:layer="layout" svg:x1="-0.202cm" svg:y1="10.892cm" svg:x2="0.298cm" svg:y2="11.167cm">
          <text:p/>
        </draw:line>
        <draw:frame draw:style-name="gr113" draw:text-style-name="P22" draw:layer="layout" svg:width="0.798cm" svg:height="0.839cm" svg:x="-0.775cm" svg:y="12.313cm">
          <draw:text-box>
            <text:p><text:span text:style-name="T12">g</text:span></text:p>
          </draw:text-box>
        </draw:frame>
        <draw:path draw:style-name="gr111" draw:text-style-name="P13" draw:layer="layout" svg:width="0.749cm" svg:height="0.749cm" svg:x="0.225cm" svg:y="12.902cm" svg:viewBox="0 0 750 750" svg:d="M375 0c213 0 375 162 375 375s-162 375-375 375-375-162-375-375 162-375 375-375z">
          <text:p text:style-name="P13">x</text:p>
        </draw:path>
        <draw:frame draw:style-name="gr112" draw:text-style-name="P22" draw:layer="layout" svg:width="1.243cm" svg:height="0.839cm" svg:x="-1.338cm" svg:y="13.313cm">
          <draw:text-box>
            <text:p><text:span text:style-name="T12">0.4</text:span></text:p>
          </draw:text-box>
        </draw:frame>
        <draw:line draw:style-name="gr82" draw:text-style-name="P3" draw:layer="layout" svg:x1="0.975cm" svg:y1="13.277cm" svg:x2="2.108cm" svg:y2="12.641cm">
          <text:p/>
        </draw:line>
        <draw:line draw:style-name="gr82" draw:text-style-name="P3" draw:layer="layout" svg:x1="-0.227cm" svg:y1="13.684cm" svg:x2="0.273cm" svg:y2="13.402cm">
          <text:p/>
        </draw:line>
        <draw:line draw:style-name="gr82" draw:text-style-name="P3" draw:layer="layout" svg:x1="-0.227cm" svg:y1="12.745cm" svg:x2="0.273cm" svg:y2="13.02cm">
          <text:p/>
        </draw:line>
        <draw:frame draw:style-name="gr113" draw:text-style-name="P22" draw:layer="layout" svg:width="0.798cm" svg:height="0.839cm" svg:x="1.026cm" svg:y="13.309cm">
          <draw:text-box>
            <text:p><text:span text:style-name="T12">b</text:span></text:p>
          </draw:text-box>
        </draw:frame>
        <draw:path draw:style-name="gr111" draw:text-style-name="P13" draw:layer="layout" svg:width="0.749cm" svg:height="0.749cm" svg:x="2.026cm" svg:y="13.898cm" svg:viewBox="0 0 750 750" svg:d="M375 0c213 0 375 162 375 375s-162 375-375 375-375-162-375-375 162-375 375-375z">
          <text:p text:style-name="P13">x</text:p>
        </draw:path>
        <draw:frame draw:style-name="gr112" draw:text-style-name="P22" draw:layer="layout" svg:width="1.243cm" svg:height="0.839cm" svg:x="0.463cm" svg:y="14.309cm">
          <draw:text-box>
            <text:p><text:span text:style-name="T12">0.3</text:span></text:p>
          </draw:text-box>
        </draw:frame>
        <draw:line draw:style-name="gr82" draw:text-style-name="P3" draw:layer="layout" svg:x1="1.574cm" svg:y1="14.68cm" svg:x2="2.074cm" svg:y2="14.398cm">
          <text:p/>
        </draw:line>
        <draw:line draw:style-name="gr82" draw:text-style-name="P3" draw:layer="layout" svg:x1="1.574cm" svg:y1="13.741cm" svg:x2="2.074cm" svg:y2="14.016cm">
          <text:p/>
        </draw:line>
        <draw:path draw:style-name="gr94" draw:text-style-name="P13" draw:layer="layout" svg:width="0.749cm" svg:height="0.749cm" svg:x="3.776cm" svg:y="13.05cm" svg:viewBox="0 0 750 750" svg:d="M375 0c213 0 375 162 375 375s-162 375-375 375-375-162-375-375 162-375 375-375z">
          <text:p text:style-name="P13">+</text:p>
        </draw:path>
        <draw:line draw:style-name="gr82" draw:text-style-name="P3" draw:layer="layout" svg:x1="2.776cm" svg:y1="12.425cm" svg:x2="3.823cm" svg:y2="13.209cm">
          <text:p/>
        </draw:line>
        <draw:line draw:style-name="gr82" draw:text-style-name="P3" draw:layer="layout" svg:x1="2.751cm" svg:y1="14.278cm" svg:x2="3.884cm" svg:y2="13.642cm">
          <text:p/>
        </draw:line>
        <draw:line draw:style-name="gr82" draw:text-style-name="P3" draw:layer="layout" svg:x1="4.526cm" svg:y1="13.425cm" svg:x2="5.124cm" svg:y2="13.425cm">
          <text:p/>
        </draw:line>
        <draw:frame draw:style-name="gr114" draw:text-style-name="P22" draw:layer="layout" svg:width="1.539cm" svg:height="0.839cm" svg:x="5.067cm" svg:y="13.013cm">
          <draw:text-box>
            <text:p><text:span text:style-name="T12">gray</text:span></text:p>
          </draw:text-box>
        </draw:frame>
        <draw:path draw:style-name="gr94" draw:text-style-name="P21" draw:layer="layout" svg:width="1.894cm" svg:height="1.894cm" svg:x="-1.346cm" svg:y="28.614cm" svg:viewBox="0 0 1895 1895" svg:d="M947 0c538 0 948 409 948 947s-410 948-948 948-947-410-947-948 409-947 947-947z">
          <text:p text:style-name="P13"><text:span text:style-name="T12">stateB</text:span></text:p>
        </draw:path>
        <draw:path draw:style-name="gr115" draw:text-style-name="P21" draw:layer="layout" svg:width="1.894cm" svg:height="1.894cm" svg:x="-1.355cm" svg:y="31.969cm" svg:viewBox="0 0 1895 1895" svg:d="M947 0c538 0 948 409 948 947s-410 948-948 948-947-410-947-948 409-947 947-947z">
          <text:p text:style-name="P13"><text:span text:style-name="T12">stateC</text:span></text:p>
        </draw:path>
        <draw:line draw:style-name="gr51" draw:text-style-name="P3" draw:layer="layout" svg:x1="-0.398cm" svg:y1="30.509cm" svg:x2="-0.398cm" svg:y2="31.936cm">
          <text:p/>
        </draw:line>
        <draw:frame draw:style-name="gr107" draw:text-style-name="P22" draw:layer="layout" svg:width="3.8cm" svg:height="0.839cm" svg:x="-0.287cm" svg:y="30.614cm">
          <draw:text-box>
            <text:p text:style-name="P4"><text:span text:style-name="T12">counter === 4</text:span></text:p>
          </draw:text-box>
        </draw:frame>
        <draw:line draw:style-name="gr51" draw:text-style-name="P3" draw:layer="layout" svg:x1="1.513cm" svg:y1="29.114cm" svg:x2="0.381cm" svg:y2="29.114cm">
          <text:p/>
        </draw:line>
        <draw:line draw:style-name="gr106" draw:text-style-name="P3" draw:layer="layout" svg:x1="1.513cm" svg:y1="29.864cm" svg:x2="0.549cm" svg:y2="29.864cm">
          <text:p/>
        </draw:line>
        <draw:line draw:style-name="gr106" draw:text-style-name="P3" draw:layer="layout" svg:x1="1.513cm" svg:y1="29.114cm" svg:x2="1.513cm" svg:y2="29.864cm">
          <text:p/>
        </draw:line>
        <draw:rect draw:style-name="gr108" draw:text-style-name="P23" draw:layer="layout" svg:width="6cm" svg:height="5cm" svg:x="-8.348cm" svg:y="28.707cm">
          <text:p text:style-name="P10"><text:span text:style-name="T12">OnEntry =&gt; </text:span></text:p>
          <text:p text:style-name="P10"><text:span text:style-name="T12"><text:s text:c="2"/></text:span><text:span text:style-name="T12">counter := 0</text:span></text:p>
          <text:p text:style-name="P10"><text:span text:style-name="T12"/></text:p>
          <text:p text:style-name="P10"><text:span text:style-name="T12">whenIsActive =&gt;</text:span></text:p>
          <text:p text:style-name="P10"><text:span text:style-name="T12"><text:s text:c="2"/></text:span><text:span text:style-name="T12">counter := counter + 1</text:span></text:p>
          <text:p text:style-name="P10"><text:span text:style-name="T12"/></text:p>
          <text:p text:style-name="P10"><text:span text:style-name="T12">onExit =&gt;</text:span></text:p>
          <text:p text:style-name="P10"><text:span text:style-name="T12"><text:s text:c="2"/></text:span><text:span text:style-name="T12">io.result := True</text:span></text:p>
        </draw:rect>
        <draw:line draw:style-name="gr109" draw:text-style-name="P3" draw:layer="layout" svg:x1="-2.348cm" svg:y1="30.608cm" svg:x2="-0.4cm" svg:y2="30.056cm">
          <text:p/>
        </draw:line>
        <draw:rect draw:style-name="gr46" draw:text-style-name="P14" draw:layer="layout" svg:width="0.5cm" svg:height="0.5cm" svg:x="28.392cm" svg:y="-1.149cm">
          <text:p text:style-name="P3"><text:span text:style-name="T3">1</text:span></text:p>
        </draw:rect>
        <draw:rect draw:style-name="gr46" draw:text-style-name="P14" draw:layer="layout" svg:width="0.5cm" svg:height="0.5cm" svg:x="28.392cm" svg:y="-0.649cm">
          <text:p text:style-name="P3"><text:span text:style-name="T3">2</text:span></text:p>
        </draw:rect>
        <draw:rect draw:style-name="gr46" draw:text-style-name="P14" draw:layer="layout" svg:width="0.5cm" svg:height="0.5cm" svg:x="28.392cm" svg:y="-0.149cm">
          <text:p text:style-name="P3"><text:span text:style-name="T3">3</text:span></text:p>
        </draw:rect>
        <draw:rect draw:style-name="gr46" draw:text-style-name="P14" draw:layer="layout" svg:width="0.5cm" svg:height="0.5cm" svg:x="28.392cm" svg:y="0.351cm">
          <text:p text:style-name="P3"><text:span text:style-name="T3">4</text:span></text:p>
        </draw:rect>
        <draw:rect draw:style-name="gr46" draw:text-style-name="P14" draw:layer="layout" svg:width="0.5cm" svg:height="0.5cm" svg:x="30.542cm" svg:y="-1.149cm">
          <text:p text:style-name="P3"><text:span text:style-name="T3">2</text:span></text:p>
        </draw:rect>
        <draw:rect draw:style-name="gr46" draw:text-style-name="P14" draw:layer="layout" svg:width="0.5cm" svg:height="0.5cm" svg:x="30.542cm" svg:y="-0.649cm">
          <text:p text:style-name="P3"><text:span text:style-name="T3">4</text:span></text:p>
        </draw:rect>
        <draw:rect draw:style-name="gr46" draw:text-style-name="P14" draw:layer="layout" svg:width="0.5cm" svg:height="0.5cm" svg:x="30.542cm" svg:y="-0.149cm">
          <text:p text:style-name="P3"><text:span text:style-name="T3">6</text:span></text:p>
        </draw:rect>
        <draw:rect draw:style-name="gr46" draw:text-style-name="P14" draw:layer="layout" svg:width="0.5cm" svg:height="0.5cm" svg:x="30.542cm" svg:y="0.351cm">
          <text:p text:style-name="P3"><text:span text:style-name="T3">8</text:span></text:p>
        </draw:rect>
        <draw:custom-shape draw:style-name="gr47"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layer="layout" svg:width="3.072cm" svg:height="0.963cm" svg:x="28.142cm" svg:y="-2.149cm">
          <draw:text-box>
            <text:p>map(x*2)</text:p>
          </draw:text-box>
        </draw:frame>
        <draw:rect draw:style-name="gr46" draw:text-style-name="P14" xml:id="id99" draw:id="id99" draw:layer="layout" svg:width="0.5cm" svg:height="0.5cm" svg:x="32.142cm" svg:y="-1.149cm">
          <text:p text:style-name="P3"><text:span text:style-name="T3">1</text:span></text:p>
        </draw:rect>
        <draw:rect draw:style-name="gr46" draw:text-style-name="P14" xml:id="id96" draw:id="id96" draw:layer="layout" svg:width="0.5cm" svg:height="0.5cm" svg:x="32.142cm" svg:y="-0.649cm">
          <text:p text:style-name="P3"><text:span text:style-name="T3">2</text:span></text:p>
        </draw:rect>
        <draw:rect draw:style-name="gr46" draw:text-style-name="P14" xml:id="id100" draw:id="id100" draw:layer="layout" svg:width="0.5cm" svg:height="0.5cm" svg:x="32.142cm" svg:y="-0.149cm">
          <text:p text:style-name="P3"><text:span text:style-name="T3">3</text:span></text:p>
        </draw:rect>
        <draw:rect draw:style-name="gr46" draw:text-style-name="P14" xml:id="id101" draw:id="id101" draw:layer="layout" svg:width="0.5cm" svg:height="0.5cm" svg:x="32.142cm" svg:y="0.351cm">
          <text:p text:style-name="P3"><text:span text:style-name="T3">4</text:span></text:p>
        </draw:rect>
        <draw:frame draw:style-name="gr49" draw:layer="layout" svg:width="3.868cm" svg:height="0.963cm" svg:x="32.895cm" svg:y="-2.149cm">
          <draw:text-box>
            <text:p>reduce(x+y)</text:p>
          </draw:text-box>
        </draw:frame>
        <draw:rect draw:style-name="gr46" draw:text-style-name="P14" xml:id="id95" draw:id="id95" draw:layer="layout" svg:width="0.5cm" svg:height="0.5cm" svg:x="33.642cm" svg:y="-0.899cm">
          <text:p text:style-name="P3"><text:span text:style-name="T3">3</text:span></text:p>
        </draw:rect>
        <draw:rect draw:style-name="gr46" draw:text-style-name="P14" xml:id="id97" draw:id="id97" draw:layer="layout" svg:width="0.5cm" svg:height="0.5cm" svg:x="34.892cm" svg:y="-0.349cm">
          <text:p text:style-name="P3"><text:span text:style-name="T3">6</text:span></text:p>
        </draw:rect>
        <draw:rect draw:style-name="gr46" draw:text-style-name="P14" xml:id="id98" draw:id="id98" draw:layer="layout" svg:width="0.5cm" svg:height="0.5cm" svg:x="36.142cm" svg:y="0.151cm">
          <text:p text:style-name="P3"><text:span text:style-name="T3">10</text:span></text:p>
        </draw:rect>
        <draw:connector draw:style-name="gr50" draw:text-style-name="P3" draw:layer="layout" svg:x1="33.642cm" svg:y1="-0.649cm" svg:x2="32.642cm" svg:y2="-0.399cm" draw:start-shape="id95" draw:start-glue-point="3" draw:end-shape="id96" draw:end-glue-point="1" svg:d="M33642-649h-500v250h-500">
          <text:p/>
        </draw:connector>
        <draw:connector draw:style-name="gr50" draw:text-style-name="P3" draw:layer="layout" draw:line-skew="-0.125cm" svg:x1="34.892cm" svg:y1="-0.099cm" svg:x2="34.142cm" svg:y2="-0.649cm" draw:start-shape="id97" draw:start-glue-point="3" draw:end-shape="id95" draw:end-glue-point="1" svg:d="M34892-99h-500v-550h-250">
          <text:p/>
        </draw:connector>
        <draw:connector draw:style-name="gr50" draw:text-style-name="P3" draw:layer="layout" draw:line-skew="-0.125cm" svg:x1="36.142cm" svg:y1="0.401cm" svg:x2="35.392cm" svg:y2="-0.099cm" draw:start-shape="id98" draw:start-glue-point="3" draw:end-shape="id97" draw:end-glue-point="1" svg:d="M36142 401h-500v-500h-250">
          <text:p/>
        </draw:connector>
        <draw:connector draw:style-name="gr50" draw:text-style-name="P3" draw:layer="layout" svg:x1="33.642cm" svg:y1="-0.649cm" svg:x2="32.642cm" svg:y2="-0.899cm" draw:start-shape="id95" draw:start-glue-point="3" draw:end-shape="id99" draw:end-glue-point="1" svg:d="M33642-649h-500v-250h-500">
          <text:p/>
        </draw:connector>
        <draw:connector draw:style-name="gr50" draw:text-style-name="P3" draw:layer="layout" draw:line-skew="0.625cm" svg:x1="34.892cm" svg:y1="-0.099cm" svg:x2="32.642cm" svg:y2="0.101cm" draw:start-shape="id97" draw:start-glue-point="3" draw:end-shape="id100" draw:end-glue-point="1" svg:d="M34892-99h-500v200h-1750">
          <text:p/>
        </draw:connector>
        <draw:connector draw:style-name="gr50" draw:text-style-name="P3" draw:layer="layout" draw:line-skew="1.25cm" svg:x1="36.142cm" svg:y1="0.401cm" svg:x2="32.642cm" svg:y2="0.601cm" draw:start-shape="id98" draw:start-glue-point="3" draw:end-shape="id101" draw:end-glue-point="1" svg:d="M36142 401h-500v200h-3000">
          <text:p/>
        </draw:connector>
        <draw:g>
          <draw:frame draw:style-name="gr116" draw:text-style-name="P5" draw:layer="layout" svg:width="2.979cm" svg:height="0.725cm" svg:x="25.376cm" svg:y="4.192cm">
            <draw:text-box>
              <text:p text:style-name="P4"><text:span text:style-name="T3">addresses(0)</text:span></text:p>
            </draw:text-box>
          </draw:frame>
        </draw:g>
        <draw:frame draw:style-name="gr116" draw:text-style-name="P5" draw:layer="layout" svg:width="2.979cm" svg:height="0.725cm" svg:x="25.376cm" svg:y="6.542cm">
          <draw:text-box>
            <text:p text:style-name="P4"><text:span text:style-name="T3">addresses(2)</text:span></text:p>
          </draw:text-box>
        </draw:frame>
        <draw:frame draw:style-name="gr117" draw:text-style-name="P5" draw:layer="layout" svg:width="3.046cm" svg:height="0.725cm" svg:x="25.295cm" svg:y="7.718cm">
          <draw:text-box>
            <text:p text:style-name="P4"><text:span text:style-name="T3">addresses(N)</text:span></text:p>
          </draw:text-box>
        </draw:frame>
        <draw:path draw:style-name="gr83" draw:text-style-name="P13" draw:layer="layout" svg:width="0.199cm" svg:height="0.199cm" svg:x="27.016cm" svg:y="7.167cm" svg:viewBox="0 0 200 200" svg:d="M100 0c57 0 100 43 100 100s-43 100-100 100-100-43-100-100 43-100 100-100z">
          <text:p/>
        </draw:path>
        <draw:path draw:style-name="gr83" draw:text-style-name="P13" draw:layer="layout" svg:width="0.199cm" svg:height="0.199cm" svg:x="27.016cm" svg:y="7.567cm" svg:viewBox="0 0 200 200" svg:d="M100 0c57 0 100 43 100 100s-43 100-100 100-100-43-100-100 43-100 100-100z">
          <text:p/>
        </draw:path>
        <draw:frame draw:style-name="gr116" draw:text-style-name="P5" draw:layer="layout" svg:width="2.979cm" svg:height="0.725cm" svg:x="25.37cm" svg:y="5.316cm">
          <draw:text-box>
            <text:p text:style-name="P4"><text:span text:style-name="T3">addresses(1)</text:span></text:p>
          </draw:text-box>
        </draw:frame>
        <draw:line draw:style-name="gr82" draw:text-style-name="P3" draw:layer="layout" svg:x1="28.162cm" svg:y1="5.695cm" svg:x2="29.155cm" svg:y2="5.695cm">
          <text:p/>
        </draw:line>
        <draw:path draw:style-name="gr94" draw:text-style-name="P13" draw:layer="layout" svg:width="0.749cm" svg:height="0.749cm" svg:x="29.131cm" svg:y="5.532cm" svg:viewBox="0 0 750 750" svg:d="M375 0c213 0 375 162 375 375s-162 375-375 375-375-162-375-375 162-375 375-375z">
          <text:p text:style-name="P13">=</text:p>
        </draw:path>
        <draw:g>
          <draw:frame draw:style-name="gr118" draw:text-style-name="P5" draw:layer="layout" svg:width="1.211cm" svg:height="0.725cm" svg:x="27.914cm" svg:y="4.517cm">
            <draw:text-box>
              <text:p text:style-name="P4"><text:span text:style-name="T3">key</text:span></text:p>
            </draw:text-box>
          </draw:frame>
        </draw:g>
        <draw:line draw:style-name="gr82" draw:text-style-name="P3" draw:layer="layout" svg:x1="28.162cm" svg:y1="6.889cm" svg:x2="29.155cm" svg:y2="6.889cm">
          <text:p/>
        </draw:line>
        <draw:path draw:style-name="gr94" draw:text-style-name="P13" draw:layer="layout" svg:width="0.749cm" svg:height="0.749cm" svg:x="29.131cm" svg:y="6.726cm" svg:viewBox="0 0 750 750" svg:d="M375 0c213 0 375 162 375 375s-162 375-375 375-375-162-375-375 162-375 375-375z">
          <text:p text:style-name="P13">=</text:p>
        </draw:path>
        <draw:line draw:style-name="gr82" draw:text-style-name="P3" draw:layer="layout" svg:x1="28.155cm" svg:y1="4.529cm" svg:x2="29.148cm" svg:y2="4.529cm">
          <text:p/>
        </draw:line>
        <draw:path draw:style-name="gr94" draw:text-style-name="P13" draw:layer="layout" svg:width="0.749cm" svg:height="0.749cm" svg:x="29.125cm" svg:y="4.366cm" svg:viewBox="0 0 750 750" svg:d="M375 0c213 0 375 162 375 375s-162 375-375 375-375-162-375-375 162-375 375-375z">
          <text:p text:style-name="P13">=</text:p>
        </draw:path>
        <draw:line draw:style-name="gr82" draw:text-style-name="P3" draw:layer="layout" svg:x1="28.162cm" svg:y1="8.103cm" svg:x2="29.155cm" svg:y2="8.103cm">
          <text:p/>
        </draw:line>
        <draw:path draw:style-name="gr94" draw:text-style-name="P13" draw:layer="layout" svg:width="0.749cm" svg:height="0.749cm" svg:x="29.131cm" svg:y="7.94cm" svg:viewBox="0 0 750 750" svg:d="M375 0c213 0 375 162 375 375s-162 375-375 375-375-162-375-375 162-375 375-375z">
          <text:p text:style-name="P13">=</text:p>
        </draw:path>
        <draw:path draw:style-name="gr58" draw:text-style-name="P3" draw:layer="layout" svg:width="1.079cm" svg:height="1.03cm" svg:x="32.711cm" svg:y="5.109cm" svg:viewBox="0 0 1080 1031" svg:d="M540 0c270 0 540 257 540 515s-270 516-540 516c-180 0-360 0-540 0 99-169 213-214 213-516-10-303-134-327-213-515 180 0 360 0 540 0z">
          <text:p/>
        </draw:path>
        <draw:line draw:style-name="gr82" draw:text-style-name="P3" draw:layer="layout" svg:x1="32.081cm" svg:y1="5.907cm" svg:x2="32.881cm" svg:y2="5.907cm">
          <text:p/>
        </draw:line>
        <draw:line draw:style-name="gr82" draw:text-style-name="P3" draw:layer="layout" svg:x1="32.075cm" svg:y1="4.741cm" svg:x2="32.404cm" svg:y2="4.741cm">
          <text:p/>
        </draw:line>
        <draw:line draw:style-name="gr82" draw:text-style-name="P3" draw:layer="layout" svg:x1="32.405cm" svg:y1="5.279cm" svg:x2="32.404cm" svg:y2="4.741cm">
          <text:p/>
        </draw:line>
        <draw:line draw:style-name="gr82" draw:text-style-name="P3" draw:layer="layout" svg:x1="32.406cm" svg:y1="5.279cm" svg:x2="32.835cm" svg:y2="5.279cm">
          <text:p/>
        </draw:line>
        <draw:path draw:style-name="gr58" draw:text-style-name="P3" draw:layer="layout" svg:width="1.079cm" svg:height="1.03cm" svg:x="34.428cm" svg:y="6.293cm" svg:viewBox="0 0 1080 1031" svg:d="M540 0c270 0 540 257 540 515s-270 516-540 516c-180 0-360 0-540 0 99-169 213-214 213-516-10-303-134-327-213-515 180 0 360 0 540 0z">
          <text:p/>
        </draw:path>
        <draw:line draw:style-name="gr82" draw:text-style-name="P3" draw:layer="layout" svg:x1="32.081cm" svg:y1="7.101cm" svg:x2="34.598cm" svg:y2="7.091cm">
          <text:p/>
        </draw:line>
        <draw:line draw:style-name="gr82" draw:text-style-name="P3" draw:layer="layout" svg:x1="33.792cm" svg:y1="5.625cm" svg:x2="34.121cm" svg:y2="5.625cm">
          <text:p/>
        </draw:line>
        <draw:line draw:style-name="gr82" draw:text-style-name="P3" draw:layer="layout" svg:x1="34.123cm" svg:y1="6.463cm" svg:x2="34.121cm" svg:y2="5.625cm">
          <text:p/>
        </draw:line>
        <draw:line draw:style-name="gr82" draw:text-style-name="P3" draw:layer="layout" svg:x1="34.123cm" svg:y1="6.463cm" svg:x2="34.552cm" svg:y2="6.463cm">
          <text:p/>
        </draw:line>
        <draw:path draw:style-name="gr58" draw:text-style-name="P3" draw:layer="layout" svg:width="1.079cm" svg:height="1.03cm" svg:x="36.144cm" svg:y="7.498cm" svg:viewBox="0 0 1080 1031" svg:d="M540 0c270 0 540 257 540 515s-270 516-540 516c-180 0-360 0-540 0 99-169 213-214 213-516-10-303-134-327-213-515 180 0 360 0 540 0z">
          <text:p/>
        </draw:path>
        <draw:line draw:style-name="gr82" draw:text-style-name="P3" draw:layer="layout" svg:x1="32.081cm" svg:y1="8.296cm" svg:x2="36.314cm" svg:y2="8.296cm">
          <text:p/>
        </draw:line>
        <draw:line draw:style-name="gr82" draw:text-style-name="P3" draw:layer="layout" svg:x1="35.508cm" svg:y1="6.808cm" svg:x2="35.837cm" svg:y2="6.808cm">
          <text:p/>
        </draw:line>
        <draw:line draw:style-name="gr82" draw:text-style-name="P3" draw:layer="layout" svg:x1="35.839cm" svg:y1="7.668cm" svg:x2="35.837cm" svg:y2="6.808cm">
          <text:p/>
        </draw:line>
        <draw:line draw:style-name="gr82" draw:text-style-name="P3" draw:layer="layout" svg:x1="35.839cm" svg:y1="7.668cm" svg:x2="36.268cm" svg:y2="7.668cm">
          <text:p/>
        </draw:line>
        <draw:line draw:style-name="gr82" draw:text-style-name="P3" draw:layer="layout" svg:x1="29.887cm" svg:y1="5.907cm" svg:x2="30.687cm" svg:y2="5.907cm">
          <text:p/>
        </draw:line>
        <draw:line draw:style-name="gr82" draw:text-style-name="P3" draw:layer="layout" svg:x1="29.887cm" svg:y1="7.101cm" svg:x2="30.687cm" svg:y2="7.101cm">
          <text:p/>
        </draw:line>
        <draw:line draw:style-name="gr82" draw:text-style-name="P3" draw:layer="layout" svg:x1="29.881cm" svg:y1="4.741cm" svg:x2="30.681cm" svg:y2="4.741cm">
          <text:p/>
        </draw:line>
        <draw:line draw:style-name="gr82" draw:text-style-name="P3" draw:layer="layout" svg:x1="29.887cm" svg:y1="8.315cm" svg:x2="30.687cm" svg:y2="8.315cm">
          <text:p/>
        </draw:line>
        <draw:line draw:style-name="gr82" draw:text-style-name="P3" draw:layer="layout" svg:x1="28.914cm" svg:y1="6.095cm" svg:x2="29.155cm" svg:y2="6.095cm">
          <text:p/>
        </draw:line>
        <draw:line draw:style-name="gr82" draw:text-style-name="P3" draw:layer="layout" svg:x1="28.914cm" svg:y1="7.289cm" svg:x2="29.155cm" svg:y2="7.289cm">
          <text:p/>
        </draw:line>
        <draw:line draw:style-name="gr82" draw:text-style-name="P3" draw:layer="layout" svg:x1="28.912cm" svg:y1="4.929cm" svg:x2="29.153cm" svg:y2="4.929cm">
          <text:p/>
        </draw:line>
        <draw:line draw:style-name="gr82" draw:text-style-name="P3" draw:layer="layout" svg:x1="28.914cm" svg:y1="8.503cm" svg:x2="29.155cm" svg:y2="8.503cm">
          <text:p/>
        </draw:line>
        <draw:g>
          <draw:frame draw:style-name="gr118" draw:text-style-name="P5" draw:layer="layout" svg:width="1.211cm" svg:height="0.725cm" svg:x="27.896cm" svg:y="5.695cm">
            <draw:text-box>
              <text:p text:style-name="P4"><text:span text:style-name="T3">key</text:span></text:p>
            </draw:text-box>
          </draw:frame>
        </draw:g>
        <draw:g>
          <draw:frame draw:style-name="gr118" draw:text-style-name="P5" draw:layer="layout" svg:width="1.211cm" svg:height="0.725cm" svg:x="27.92cm" svg:y="6.889cm">
            <draw:text-box>
              <text:p text:style-name="P4"><text:span text:style-name="T3">key</text:span></text:p>
            </draw:text-box>
          </draw:frame>
        </draw:g>
        <draw:g>
          <draw:frame draw:style-name="gr118" draw:text-style-name="P5" draw:layer="layout" svg:width="1.211cm" svg:height="0.725cm" svg:x="27.92cm" svg:y="8.103cm">
            <draw:text-box>
              <text:p text:style-name="P4"><text:span text:style-name="T3">key</text:span></text:p>
            </draw:text-box>
          </draw:frame>
        </draw:g>
        <draw:g>
          <draw:frame draw:style-name="gr99" draw:text-style-name="P5" draw:layer="layout" svg:width="2.462cm" svg:height="0.725cm" svg:x="29.757cm" svg:y="4.398cm">
            <draw:text-box>
              <text:p text:style-name="P4"><text:span text:style-name="T3">hits(0)</text:span></text:p>
            </draw:text-box>
          </draw:frame>
        </draw:g>
        <draw:frame draw:style-name="gr99" draw:text-style-name="P5" draw:layer="layout" svg:width="2.462cm" svg:height="0.725cm" svg:x="29.757cm" svg:y="6.748cm">
          <draw:text-box>
            <text:p text:style-name="P4"><text:span text:style-name="T3">hits(2)</text:span></text:p>
          </draw:text-box>
        </draw:frame>
        <draw:frame draw:style-name="gr100" draw:text-style-name="P5" draw:layer="layout" svg:width="2.53cm" svg:height="0.725cm" svg:x="29.775cm" svg:y="7.924cm">
          <draw:text-box>
            <text:p text:style-name="P4"><text:span text:style-name="T3">hits(N)</text:span></text:p>
          </draw:text-box>
        </draw:frame>
        <draw:frame draw:style-name="gr99" draw:text-style-name="P5" draw:layer="layout" svg:width="2.462cm" svg:height="0.725cm" svg:x="29.751cm" svg:y="5.522cm">
          <draw:text-box>
            <text:p text:style-name="P4"><text:span text:style-name="T3">hits(1)</text:span></text:p>
          </draw:text-box>
        </draw:frame>
        <draw:line draw:style-name="gr82" draw:text-style-name="P3" draw:layer="layout" svg:x1="37.224cm" svg:y1="8.013cm" svg:x2="37.553cm" svg:y2="8.013cm">
          <text:p/>
        </draw:line>
        <draw:g>
          <draw:frame draw:style-name="gr118"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1"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4.862cm" svg:y="-10.074cm">
            <draw:text-box>
              <text:p text:style-name="P4"><text:span text:style-name="T3">D</text:span></text:p>
            </draw:text-box>
          </draw:frame>
          <draw:frame draw:style-name="gr85"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1"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4.863cm" svg:y="-10.073cm">
            <draw:text-box>
              <text:p text:style-name="P4"><text:span text:style-name="T3">D</text:span></text:p>
            </draw:text-box>
          </draw:frame>
          <draw:frame draw:style-name="gr85" draw:text-style-name="P5" draw:layer="layout" svg:width="0.832cm" svg:height="0.725cm" svg:x="15.364cm" svg:y="-10.072cm">
            <draw:text-box>
              <text:p text:style-name="P4"><text:span text:style-name="T3">Q</text:span></text:p>
            </draw:text-box>
          </draw:frame>
        </draw:g>
        <draw:frame draw:style-name="gr90" draw:text-style-name="P5" draw:layer="layout" svg:width="1.281cm" svg:height="0.725cm" svg:x="13.739cm" svg:y="-9.089cm">
          <draw:text-box>
            <text:p text:style-name="P4"><text:span text:style-name="T3">clk</text:span></text:p>
          </draw:text-box>
        </draw:frame>
        <draw:line draw:style-name="gr82" draw:text-style-name="P3" draw:layer="layout" svg:x1="14.739cm" svg:y1="-8.743cm" svg:x2="15.02cm" svg:y2="-8.743cm">
          <text:p/>
        </draw:line>
        <draw:line draw:style-name="gr82" draw:text-style-name="P3" draw:layer="layout" svg:x1="13.909cm" svg:y1="-9.699cm" svg:x2="15.02cm" svg:y2="-9.699cm">
          <text:p/>
        </draw:line>
        <draw:g>
          <draw:g>
            <draw:rect draw:style-name="gr2" draw:text-style-name="P3" draw:layer="layout" svg:width="1cm" svg:height="1.747cm" svg:x="18.62cm" svg:y="-10.096cm">
              <text:p/>
            </draw:rect>
            <draw:custom-shape draw:style-name="gr41"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8.463cm" svg:y="-10.074cm">
            <draw:text-box>
              <text:p text:style-name="P4"><text:span text:style-name="T3">D</text:span></text:p>
            </draw:text-box>
          </draw:frame>
          <draw:frame draw:style-name="gr85"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1"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8.464cm" svg:y="-10.073cm">
            <draw:text-box>
              <text:p text:style-name="P4"><text:span text:style-name="T3">D</text:span></text:p>
            </draw:text-box>
          </draw:frame>
          <draw:frame draw:style-name="gr85" draw:text-style-name="P5" draw:layer="layout" svg:width="0.832cm" svg:height="0.725cm" svg:x="18.965cm" svg:y="-10.072cm">
            <draw:text-box>
              <text:p text:style-name="P4"><text:span text:style-name="T3">Q</text:span></text:p>
            </draw:text-box>
          </draw:frame>
        </draw:g>
        <draw:frame draw:style-name="gr90" draw:text-style-name="P5" draw:layer="layout" svg:width="1.281cm" svg:height="0.725cm" svg:x="17.34cm" svg:y="-9.089cm">
          <draw:text-box>
            <text:p text:style-name="P4"><text:span text:style-name="T3">clk</text:span></text:p>
          </draw:text-box>
        </draw:frame>
        <draw:line draw:style-name="gr82" draw:text-style-name="P3" draw:layer="layout" svg:x1="18.34cm" svg:y1="-8.743cm" svg:x2="18.621cm" svg:y2="-8.743cm">
          <text:p/>
        </draw:line>
        <draw:line draw:style-name="gr82" draw:text-style-name="P3" draw:layer="layout" svg:x1="18.084cm" svg:y1="-9.699cm" svg:x2="18.621cm" svg:y2="-9.699cm">
          <text:p/>
        </draw:line>
        <draw:line draw:style-name="gr82" draw:text-style-name="P3" draw:layer="layout" svg:x1="16.061cm" svg:y1="-9.699cm" svg:x2="16.596cm" svg:y2="-9.699cm">
          <text:p/>
        </draw:line>
        <draw:custom-shape draw:style-name="gr42" draw:text-style-name="P20"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3" draw:text-style-name="P13" draw:layer="layout" svg:width="0.199cm" svg:height="0.199cm" svg:x="20.784cm" svg:y="-9.795cm" svg:viewBox="0 0 200 200" svg:d="M100 0c57 0 100 43 100 100s-43 100-100 100-100-43-100-100 43-100 100-100z">
          <text:p/>
        </draw:path>
        <draw:path draw:style-name="gr83" draw:text-style-name="P13" draw:layer="layout" svg:width="0.199cm" svg:height="0.199cm" svg:x="20.311cm" svg:y="-9.791cm" svg:viewBox="0 0 200 200" svg:d="M100 0c57 0 100 43 100 100s-43 100-100 100-100-43-100-100 43-100 100-100z">
          <text:p/>
        </draw:path>
        <draw:path draw:style-name="gr83" draw:text-style-name="P13" draw:layer="layout" svg:width="0.199cm" svg:height="0.199cm" svg:x="21.245cm" svg:y="-9.793cm" svg:viewBox="0 0 200 200" svg:d="M100 0c57 0 100 43 100 100s-43 100-100 100-100-43-100-100 43-100 100-100z">
          <text:p/>
        </draw:path>
        <draw:line draw:style-name="gr82" draw:text-style-name="P3" draw:layer="layout" svg:x1="19.585cm" svg:y1="-9.699cm" svg:x2="20.122cm" svg:y2="-9.699cm">
          <text:p/>
        </draw:line>
        <draw:g>
          <draw:g>
            <draw:rect draw:style-name="gr2" draw:text-style-name="P3" draw:layer="layout" svg:width="1cm" svg:height="1.747cm" svg:x="22.14cm" svg:y="-10.096cm">
              <text:p/>
            </draw:rect>
            <draw:custom-shape draw:style-name="gr41"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21.983cm" svg:y="-10.074cm">
            <draw:text-box>
              <text:p text:style-name="P4"><text:span text:style-name="T3">D</text:span></text:p>
            </draw:text-box>
          </draw:frame>
          <draw:frame draw:style-name="gr85"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1"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21.984cm" svg:y="-10.073cm">
            <draw:text-box>
              <text:p text:style-name="P4"><text:span text:style-name="T3">D</text:span></text:p>
            </draw:text-box>
          </draw:frame>
          <draw:frame draw:style-name="gr85" draw:text-style-name="P5" draw:layer="layout" svg:width="0.832cm" svg:height="0.725cm" svg:x="22.485cm" svg:y="-10.072cm">
            <draw:text-box>
              <text:p text:style-name="P4"><text:span text:style-name="T3">Q</text:span></text:p>
            </draw:text-box>
          </draw:frame>
        </draw:g>
        <draw:frame draw:style-name="gr90" draw:text-style-name="P5" draw:layer="layout" svg:width="1.281cm" svg:height="0.725cm" svg:x="20.86cm" svg:y="-9.089cm">
          <draw:text-box>
            <text:p text:style-name="P4"><text:span text:style-name="T3">clk</text:span></text:p>
          </draw:text-box>
        </draw:frame>
        <draw:line draw:style-name="gr82" draw:text-style-name="P3" draw:layer="layout" svg:x1="21.86cm" svg:y1="-8.743cm" svg:x2="22.141cm" svg:y2="-8.743cm">
          <text:p/>
        </draw:line>
        <draw:line draw:style-name="gr82" draw:text-style-name="P3" draw:layer="layout" svg:x1="21.604cm" svg:y1="-9.699cm" svg:x2="22.141cm" svg:y2="-9.699cm">
          <text:p/>
        </draw:line>
        <draw:line draw:style-name="gr82"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9" draw:text-style-name="P24" draw:layer="layout" svg:width="4.617cm" svg:height="0.839cm" svg:x="16.569cm" svg:y="-11.94cm">
          <draw:text-box>
            <text:p text:style-name="P4"><text:span text:style-name="T13">complicatedLogic</text:span></text:p>
          </draw:text-box>
        </draw:frame>
        <draw:frame draw:style-name="gr120" draw:text-style-name="P5" draw:layer="layout" svg:width="1.345cm" svg:height="0.725cm" svg:x="12.525cm" svg:y="-8.074cm">
          <draw:text-box>
            <text:p text:style-name="P4"><text:span text:style-name="T3">a</text:span></text:p>
          </draw:text-box>
        </draw:frame>
        <draw:frame draw:style-name="gr121" draw:text-style-name="P5" draw:layer="layout" svg:width="1.539cm" svg:height="0.725cm" svg:x="25.336cm" svg:y="-7.688cm">
          <draw:text-box>
            <text:p text:style-name="P4"><text:span text:style-name="T3">result</text:span></text:p>
          </draw:text-box>
        </draw:frame>
        <draw:path draw:style-name="gr94" draw:text-style-name="P13" draw:layer="layout" svg:width="0.749cm" svg:height="0.749cm" svg:x="24.025cm" svg:y="-7.715cm" svg:viewBox="0 0 750 750" svg:d="M375 0c213 0 375 162 375 375s-162 375-375 375-375-162-375-375 162-375 375-375z">
          <text:p text:style-name="P13">+</text:p>
        </draw:path>
        <draw:frame draw:style-name="gr120"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2" draw:text-style-name="P3" draw:layer="layout" svg:x1="13.912cm" svg:y1="-6.214cm" svg:x2="16.866cm" svg:y2="-6.214cm">
          <text:p/>
        </draw:line>
        <draw:line draw:style-name="gr82" draw:text-style-name="P3" draw:layer="layout" svg:x1="21.232cm" svg:y1="-6.214cm" svg:x2="23.609cm" svg:y2="-6.209cm">
          <text:p/>
        </draw:line>
        <draw:line draw:style-name="gr82" draw:text-style-name="P3" draw:layer="layout" svg:x1="24.775cm" svg:y1="-7.34cm" svg:x2="25.312cm" svg:y2="-7.34cm">
          <text:p/>
        </draw:line>
        <draw:line draw:style-name="gr82" draw:text-style-name="P3" draw:layer="layout" svg:x1="23.643cm" svg:y1="-7.575cm" svg:x2="23.643cm" svg:y2="-9.699cm">
          <text:p/>
        </draw:line>
        <draw:line draw:style-name="gr82" draw:text-style-name="P3" draw:layer="layout" svg:x1="23.62cm" svg:y1="-7.099cm" svg:x2="23.61cm" svg:y2="-6.208cm">
          <text:p/>
        </draw:line>
        <draw:line draw:style-name="gr82" draw:text-style-name="P3" draw:layer="layout" svg:x1="23.62cm" svg:y1="-7.098cm" svg:x2="24.098cm" svg:y2="-7.099cm">
          <text:p/>
        </draw:line>
        <draw:line draw:style-name="gr82" draw:text-style-name="P3" draw:layer="layout" svg:x1="23.643cm" svg:y1="-7.575cm" svg:x2="24.087cm" svg:y2="-7.566cm">
          <text:p/>
        </draw:line>
        <draw:line draw:style-name="gr82" draw:text-style-name="P3" draw:layer="layout" svg:x1="13.375cm" svg:y1="-7.661cm" svg:x2="13.91cm" svg:y2="-7.661cm">
          <text:p/>
        </draw:line>
        <draw:line draw:style-name="gr82" draw:text-style-name="P3" draw:layer="layout" svg:x1="13.91cm" svg:y1="-9.699cm" svg:x2="13.91cm" svg:y2="-7.661cm">
          <text:p/>
        </draw:line>
        <draw:line draw:style-name="gr82" draw:text-style-name="P3" draw:layer="layout" svg:x1="13.376cm" svg:y1="-7.161cm" svg:x2="13.911cm" svg:y2="-7.161cm">
          <text:p/>
        </draw:line>
        <draw:line draw:style-name="gr82" draw:text-style-name="P3" draw:layer="layout" svg:x1="13.912cm" svg:y1="-6.214cm" svg:x2="13.912cm" svg:y2="-7.161cm">
          <text:p/>
        </draw:line>
        <draw:frame draw:style-name="gr122" draw:text-style-name="P5" draw:layer="layout" svg:width="2.297cm" svg:height="0.725cm" svg:x="21.221cm" svg:y="-6.939cm">
          <draw:text-box>
            <text:p text:style-name="P4"><text:span text:style-name="T3">bDelayed</text:span></text:p>
          </draw:text-box>
        </draw:frame>
        <draw:frame draw:style-name="gr123"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1"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8.178cm" svg:y="-5.81cm">
            <draw:text-box>
              <text:p text:style-name="P4"><text:span text:style-name="T3">D</text:span></text:p>
            </draw:text-box>
          </draw:frame>
          <draw:frame draw:style-name="gr85" draw:text-style-name="P5" draw:layer="layout" svg:width="0.832cm" svg:height="0.725cm" svg:x="-17.677cm" svg:y="-5.809cm">
            <draw:text-box>
              <text:p text:style-name="P4"><text:span text:style-name="T3">Q</text:span></text:p>
            </draw:text-box>
          </draw:frame>
        </draw:g>
        <draw:frame draw:style-name="gr87" draw:text-style-name="P5" draw:layer="layout" svg:width="1.353cm" svg:height="0.725cm" svg:x="-18.1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1"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8.177cm" svg:y="-5.809cm">
            <draw:text-box>
              <text:p text:style-name="P4"><text:span text:style-name="T3">D</text:span></text:p>
            </draw:text-box>
          </draw:frame>
          <draw:frame draw:style-name="gr85" draw:text-style-name="P5" draw:layer="layout" svg:width="0.832cm" svg:height="0.725cm" svg:x="-17.676cm" svg:y="-5.808cm">
            <draw:text-box>
              <text:p text:style-name="P4"><text:span text:style-name="T3">Q</text:span></text:p>
            </draw:text-box>
          </draw:frame>
        </draw:g>
        <draw:frame draw:style-name="gr90" draw:text-style-name="P5" draw:layer="layout" svg:width="1.281cm" svg:height="0.725cm" svg:x="-19.301cm" svg:y="-4.825cm">
          <draw:text-box>
            <text:p text:style-name="P4"><text:span text:style-name="T3">clk</text:span></text:p>
          </draw:text-box>
        </draw:frame>
        <draw:line draw:style-name="gr82" draw:text-style-name="P3" draw:layer="layout" svg:x1="-18.301cm" svg:y1="-4.479cm" svg:x2="-18.02cm" svg:y2="-4.479cm">
          <text:p/>
        </draw:line>
        <draw:line draw:style-name="gr82" draw:text-style-name="P3" draw:layer="layout" svg:x1="-18.635cm" svg:y1="-5.435cm" svg:x2="-18.02cm" svg:y2="-5.435cm">
          <text:p/>
        </draw:line>
        <draw:line draw:style-name="gr82" draw:text-style-name="P3" draw:layer="layout" svg:x1="-18.384cm" svg:y1="-5.259cm" svg:x2="-18.203cm" svg:y2="-5.62cm">
          <text:p/>
        </draw:line>
        <draw:frame draw:style-name="gr90" draw:text-style-name="P5" draw:layer="layout" svg:width="1.281cm" svg:height="0.725cm" svg:x="-18.958cm" svg:y="-5.36cm">
          <draw:text-box>
            <text:p text:style-name="P4"><text:span text:style-name="T3">4</text:span></text:p>
          </draw:text-box>
        </draw:frame>
        <draw:line draw:style-name="gr82" draw:text-style-name="P3" draw:layer="layout" svg:x1="-18.634cm" svg:y1="-5.434cm" svg:x2="-18.019cm" svg:y2="-5.434cm">
          <text:p/>
        </draw:line>
        <draw:line draw:style-name="gr82" draw:text-style-name="P3" draw:layer="layout" svg:x1="-18.383cm" svg:y1="-5.258cm" svg:x2="-18.202cm" svg:y2="-5.619cm">
          <text:p/>
        </draw:line>
        <draw:line draw:style-name="gr82" draw:text-style-name="P3" draw:layer="layout" svg:x1="-16.783cm" svg:y1="-5.278cm" svg:x2="-16.602cm" svg:y2="-5.639cm">
          <text:p/>
        </draw:line>
        <draw:frame draw:style-name="gr90" draw:text-style-name="P5" draw:layer="layout" svg:width="1.281cm" svg:height="0.725cm" svg:x="-17.357cm" svg:y="-5.379cm">
          <draw:text-box>
            <text:p text:style-name="P4"><text:span text:style-name="T3">4</text:span></text:p>
          </draw:text-box>
        </draw:frame>
        <draw:line draw:style-name="gr82" draw:text-style-name="P3" draw:layer="layout" svg:x1="-17.033cm" svg:y1="-5.453cm" svg:x2="-16.063cm" svg:y2="-5.453cm">
          <text:p/>
        </draw:line>
        <draw:line draw:style-name="gr82" draw:text-style-name="P3" draw:layer="layout" svg:x1="-16.782cm" svg:y1="-5.277cm" svg:x2="-16.601cm" svg:y2="-5.638cm">
          <text:p/>
        </draw:line>
        <draw:g>
          <draw:g>
            <draw:rect draw:style-name="gr2" draw:text-style-name="P3" draw:layer="layout" svg:width="1cm" svg:height="1.747cm" svg:x="-14.396cm" svg:y="-6.054cm">
              <text:p/>
            </draw:rect>
            <draw:custom-shape draw:style-name="gr41"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4.553cm" svg:y="-6.032cm">
            <draw:text-box>
              <text:p text:style-name="P4"><text:span text:style-name="T3">D</text:span></text:p>
            </draw:text-box>
          </draw:frame>
          <draw:frame draw:style-name="gr85" draw:text-style-name="P5" draw:layer="layout" svg:width="0.832cm" svg:height="0.725cm" svg:x="-14.052cm" svg:y="-6.031cm">
            <draw:text-box>
              <text:p text:style-name="P4"><text:span text:style-name="T3">Q</text:span></text:p>
            </draw:text-box>
          </draw:frame>
        </draw:g>
        <draw:frame draw:style-name="gr87" draw:text-style-name="P5" draw:layer="layout" svg:width="1.353cm" svg:height="0.725cm" svg:x="-14.555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1"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4.552cm" svg:y="-6.031cm">
            <draw:text-box>
              <text:p text:style-name="P4"><text:span text:style-name="T3">D</text:span></text:p>
            </draw:text-box>
          </draw:frame>
          <draw:frame draw:style-name="gr85" draw:text-style-name="P5" draw:layer="layout" svg:width="0.832cm" svg:height="0.725cm" svg:x="-14.051cm" svg:y="-6.03cm">
            <draw:text-box>
              <text:p text:style-name="P4"><text:span text:style-name="T3">Q</text:span></text:p>
            </draw:text-box>
          </draw:frame>
        </draw:g>
        <draw:frame draw:style-name="gr90" draw:text-style-name="P5" draw:layer="layout" svg:width="1.281cm" svg:height="0.725cm" svg:x="-15.657cm" svg:y="-5.066cm">
          <draw:text-box>
            <text:p text:style-name="P4"><text:span text:style-name="T3">clk</text:span></text:p>
          </draw:text-box>
        </draw:frame>
        <draw:line draw:style-name="gr82" draw:text-style-name="P3" draw:layer="layout" svg:x1="-14.676cm" svg:y1="-4.701cm" svg:x2="-14.395cm" svg:y2="-4.701cm">
          <text:p/>
        </draw:line>
        <draw:line draw:style-name="gr82" draw:text-style-name="P3" draw:layer="layout" svg:x1="-15.01cm" svg:y1="-5.657cm" svg:x2="-14.395cm" svg:y2="-5.657cm">
          <text:p/>
        </draw:line>
        <draw:line draw:style-name="gr82" draw:text-style-name="P3" draw:layer="layout" svg:x1="-14.759cm" svg:y1="-5.481cm" svg:x2="-14.578cm" svg:y2="-5.842cm">
          <text:p/>
        </draw:line>
        <draw:frame draw:style-name="gr90" draw:text-style-name="P5" draw:layer="layout" svg:width="1.281cm" svg:height="0.725cm" svg:x="-15.333cm" svg:y="-5.582cm">
          <draw:text-box>
            <text:p text:style-name="P4"><text:span text:style-name="T3">4</text:span></text:p>
          </draw:text-box>
        </draw:frame>
        <draw:line draw:style-name="gr82" draw:text-style-name="P3" draw:layer="layout" svg:x1="-15.37cm" svg:y1="-5.656cm" svg:x2="-14.394cm" svg:y2="-5.656cm">
          <text:p/>
        </draw:line>
        <draw:line draw:style-name="gr82" draw:text-style-name="P3" draw:layer="layout" svg:x1="-14.758cm" svg:y1="-5.48cm" svg:x2="-14.577cm" svg:y2="-5.841cm">
          <text:p/>
        </draw:line>
        <draw:path draw:style-name="gr94" draw:text-style-name="P13" draw:layer="layout" svg:width="0.749cm" svg:height="0.749cm" svg:x="-16.12cm" svg:y="-6.003cm" svg:viewBox="0 0 750 750" svg:d="M375 0c213 0 375 162 375 375s-162 375-375 375-375-162-375-375 162-375 375-375z">
          <text:p text:style-name="P13">+</text:p>
        </draw:path>
        <draw:line draw:style-name="gr82" draw:text-style-name="P3" draw:layer="layout" svg:x1="-16.026cm" svg:y1="-5.885cm" svg:x2="-16.276cm" svg:y2="-5.885cm">
          <text:p/>
        </draw:line>
        <draw:frame draw:style-name="gr90" draw:text-style-name="P5" draw:layer="layout" svg:width="1.281cm" svg:height="0.725cm" svg:x="-17.052cm" svg:y="-6.247cm">
          <draw:text-box>
            <text:p text:style-name="P4"><text:span text:style-name="T3">1</text:span></text:p>
          </draw:text-box>
        </draw:frame>
        <draw:line draw:style-name="gr82" draw:text-style-name="P3" draw:layer="layout" svg:x1="-13.184cm" svg:y1="-5.519cm" svg:x2="-13.003cm" svg:y2="-5.88cm">
          <text:p/>
        </draw:line>
        <draw:frame draw:style-name="gr90" draw:text-style-name="P5" draw:layer="layout" svg:width="1.281cm" svg:height="0.725cm" svg:x="-13.758cm" svg:y="-5.62cm">
          <draw:text-box>
            <text:p text:style-name="P4"><text:span text:style-name="T3">4</text:span></text:p>
          </draw:text-box>
        </draw:frame>
        <draw:line draw:style-name="gr82" draw:text-style-name="P3" draw:layer="layout" svg:x1="-13.434cm" svg:y1="-5.694cm" svg:x2="-12.464cm" svg:y2="-5.694cm">
          <text:p/>
        </draw:line>
        <draw:line draw:style-name="gr82" draw:text-style-name="P3" draw:layer="layout" svg:x1="-13.183cm" svg:y1="-5.518cm" svg:x2="-13.002cm" svg:y2="-5.879cm">
          <text:p/>
        </draw:line>
        <draw:path draw:style-name="gr94" draw:text-style-name="P13" draw:layer="layout" svg:width="0.749cm" svg:height="0.749cm" svg:x="-12.521cm" svg:y="-6.244cm" svg:viewBox="0 0 750 750" svg:d="M375 0c213 0 375 162 375 375s-162 375-375 375-375-162-375-375 162-375 375-375z">
          <text:p text:style-name="P13">=</text:p>
        </draw:path>
        <draw:line draw:style-name="gr82" draw:text-style-name="P3" draw:layer="layout" svg:x1="-12.427cm" svg:y1="-6.126cm" svg:x2="-12.677cm" svg:y2="-6.126cm">
          <text:p/>
        </draw:line>
        <draw:frame draw:style-name="gr90" draw:text-style-name="P5" draw:layer="layout" svg:width="1.281cm" svg:height="0.725cm" svg:x="-13.453cm" svg:y="-6.488cm">
          <draw:text-box>
            <text:p text:style-name="P4"><text:span text:style-name="T3">5</text:span></text:p>
          </draw:text-box>
        </draw:frame>
        <draw:frame draw:style-name="gr124" draw:text-style-name="P5" draw:layer="layout" svg:width="1.209cm" svg:height="0.725cm" svg:x="-12.592cm" svg:y="-4.767cm">
          <draw:text-box draw:corner-radius="0.151cm">
            <text:p text:style-name="P4"><text:span text:style-name="T3">0xF</text:span></text:p>
          </draw:text-box>
        </draw:frame>
        <draw:frame draw:style-name="gr87" draw:text-style-name="P5" draw:layer="layout" svg:width="1.353cm" svg:height="0.725cm" svg:x="-10.728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8.278cm" svg:y="-5.023cm">
              <draw:text-box>
                <text:p text:style-name="P4"><text:span text:style-name="T3">D</text:span></text:p>
              </draw:text-box>
            </draw:frame>
            <draw:frame draw:style-name="gr85" draw:text-style-name="P5" draw:layer="layout" svg:width="0.832cm" svg:height="0.725cm" svg:x="-7.777cm" svg:y="-5.022cm">
              <draw:text-box>
                <text:p text:style-name="P4"><text:span text:style-name="T3">Q</text:span></text:p>
              </draw:text-box>
            </draw:frame>
          </draw:g>
        </draw:g>
        <draw:frame draw:style-name="gr90" draw:text-style-name="P5" draw:layer="layout" svg:width="1.281cm" svg:height="0.725cm" svg:x="-9.359cm" svg:y="-4.166cm">
          <draw:text-box>
            <text:p text:style-name="P4"><text:span text:style-name="T3">clk</text:span></text:p>
          </draw:text-box>
        </draw:frame>
        <draw:line draw:style-name="gr82" draw:text-style-name="P3" draw:layer="layout" svg:x1="-8.395cm" svg:y1="-3.82cm" svg:x2="-8.114cm" svg:y2="-3.82cm">
          <text:p/>
        </draw:line>
        <draw:frame draw:style-name="gr96" draw:text-style-name="P5" draw:layer="layout" svg:width="0.786cm" svg:height="0.725cm" svg:x="-8.293cm" svg:y="-4.569cm">
          <draw:text-box>
            <text:p text:style-name="P4"><text:span text:style-name="T3">E</text:span></text:p>
          </draw:text-box>
        </draw:frame>
        <draw:line draw:style-name="gr82" draw:text-style-name="P3" draw:layer="layout" svg:x1="-8.121cm" svg:y1="-4.684cm" svg:x2="-9.604cm" svg:y2="-4.684cm">
          <text:p/>
        </draw:line>
        <draw:frame draw:style-name="gr87" draw:text-style-name="P5" draw:layer="layout" svg:width="1.353cm" svg:height="0.725cm" svg:x="-8.28cm" svg:y="-5.77cm">
          <draw:text-box>
            <text:p text:style-name="P4"><text:span text:style-name="T3">reg4</text:span></text:p>
          </draw:text-box>
        </draw:frame>
        <draw:frame draw:style-name="gr97" draw:text-style-name="P5" draw:layer="layout" svg:width="1.425cm" svg:height="0.725cm" svg:x="-9.604cm" svg:y="-4.589cm">
          <draw:text-box>
            <text:p text:style-name="P4"><text:span text:style-name="T3">cond</text:span></text:p>
          </draw:text-box>
        </draw:frame>
        <draw:line draw:style-name="gr82" draw:text-style-name="P3" draw:layer="layout" svg:x1="-8.392cm" svg:y1="-4.219cm" svg:x2="-8.111cm" svg:y2="-4.219cm">
          <text:p/>
        </draw:line>
        <draw:line draw:style-name="gr82" draw:text-style-name="P3" draw:layer="layout" svg:x1="-7.148cm" svg:y1="-4.644cm" svg:x2="-6.533cm" svg:y2="-4.644cm">
          <text:p/>
        </draw:line>
        <draw:line draw:style-name="gr82" draw:text-style-name="P3" draw:layer="layout" svg:x1="-6.897cm" svg:y1="-4.468cm" svg:x2="-6.716cm" svg:y2="-4.829cm">
          <text:p/>
        </draw:line>
        <draw:frame draw:style-name="gr90" draw:text-style-name="P5" draw:layer="layout" svg:width="1.281cm" svg:height="0.725cm" svg:x="-7.471cm" svg:y="-4.569cm">
          <draw:text-box>
            <text:p text:style-name="P4"><text:span text:style-name="T3">4</text:span></text:p>
          </draw:text-box>
        </draw:frame>
        <draw:line draw:style-name="gr82"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7.84cm" svg:y="-11.706cm">
              <draw:text-box>
                <text:p text:style-name="P4"><text:span text:style-name="T3">D</text:span></text:p>
              </draw:text-box>
            </draw:frame>
            <draw:frame draw:style-name="gr85" draw:text-style-name="P5" draw:layer="layout" svg:width="0.832cm" svg:height="0.725cm" svg:x="-7.339cm" svg:y="-11.705cm">
              <draw:text-box>
                <text:p text:style-name="P4"><text:span text:style-name="T3">Q</text:span></text:p>
              </draw:text-box>
            </draw:frame>
          </draw:g>
          <draw:frame draw:style-name="gr88" draw:text-style-name="P19" draw:layer="layout" svg:width="1.205cm" svg:height="0.725cm" svg:x="-7.783cm" svg:y="-10.527cm">
            <draw:text-box>
              <text:p text:style-name="P4"><text:span text:style-name="T10">CLR</text:span></text:p>
            </draw:text-box>
          </draw:frame>
        </draw:g>
        <draw:frame draw:style-name="gr90" draw:text-style-name="P5" draw:layer="layout" svg:width="1.281cm" svg:height="0.725cm" svg:x="-8.921cm" svg:y="-10.849cm">
          <draw:text-box>
            <text:p text:style-name="P4"><text:span text:style-name="T3">clk</text:span></text:p>
          </draw:text-box>
        </draw:frame>
        <draw:line draw:style-name="gr82" draw:text-style-name="P3" draw:layer="layout" svg:x1="-7.957cm" svg:y1="-10.503cm" svg:x2="-7.676cm" svg:y2="-10.503cm">
          <text:p/>
        </draw:line>
        <draw:line draw:style-name="gr82" draw:text-style-name="P3" draw:layer="layout" svg:x1="-7.172cm" svg:y1="-9.981cm" svg:x2="-7.172cm" svg:y2="-9.452cm">
          <text:p/>
        </draw:line>
        <draw:frame draw:style-name="gr89" draw:text-style-name="P5" draw:layer="layout" svg:width="1.446cm" svg:height="0.725cm" svg:x="-7.924cm" svg:y="-9.515cm">
          <draw:text-box>
            <text:p text:style-name="P4"><text:span text:style-name="T3">reset</text:span></text:p>
          </draw:text-box>
        </draw:frame>
        <draw:frame draw:style-name="gr96" draw:text-style-name="P5" draw:layer="layout" svg:width="0.786cm" svg:height="0.725cm" svg:x="-7.855cm" svg:y="-11.252cm">
          <draw:text-box>
            <text:p text:style-name="P4"><text:span text:style-name="T3">E</text:span></text:p>
          </draw:text-box>
        </draw:frame>
        <draw:line draw:style-name="gr82" draw:text-style-name="P3" draw:layer="layout" svg:x1="-8.921cm" svg:y1="-10.906cm" svg:x2="-7.698cm" svg:y2="-10.906cm">
          <text:p/>
        </draw:line>
        <draw:line draw:style-name="gr82" draw:text-style-name="P3" draw:layer="layout" svg:x1="-7.683cm" svg:y1="-11.367cm" svg:x2="-7.855cm" svg:y2="-11.367cm">
          <text:p/>
        </draw:line>
        <draw:g>
          <draw:g>
            <draw:rect draw:style-name="gr2" draw:text-style-name="P3" draw:layer="layout" svg:width="1cm" svg:height="1.747cm" svg:x="-17.919cm" svg:y="-10.87cm">
              <text:p/>
            </draw:rect>
            <draw:custom-shape draw:style-name="gr41"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8.076cm" svg:y="-10.848cm">
            <draw:text-box>
              <text:p text:style-name="P4"><text:span text:style-name="T3">D</text:span></text:p>
            </draw:text-box>
          </draw:frame>
          <draw:frame draw:style-name="gr85" draw:text-style-name="P5" draw:layer="layout" svg:width="0.832cm" svg:height="0.725cm" svg:x="-17.575cm" svg:y="-10.847cm">
            <draw:text-box>
              <text:p text:style-name="P4"><text:span text:style-name="T3">Q</text:span></text:p>
            </draw:text-box>
          </draw:frame>
        </draw:g>
        <draw:frame draw:style-name="gr87" draw:text-style-name="P5" draw:layer="layout" svg:width="1.353cm" svg:height="0.725cm" svg:x="-18.078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1"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8.075cm" svg:y="-10.847cm">
            <draw:text-box>
              <text:p text:style-name="P4"><text:span text:style-name="T3">D</text:span></text:p>
            </draw:text-box>
          </draw:frame>
          <draw:frame draw:style-name="gr85" draw:text-style-name="P5" draw:layer="layout" svg:width="0.832cm" svg:height="0.725cm" svg:x="-17.574cm" svg:y="-10.846cm">
            <draw:text-box>
              <text:p text:style-name="P4"><text:span text:style-name="T3">Q</text:span></text:p>
            </draw:text-box>
          </draw:frame>
        </draw:g>
        <draw:frame draw:style-name="gr90" draw:text-style-name="P5" draw:layer="layout" svg:width="1.281cm" svg:height="0.725cm" svg:x="-19.199cm" svg:y="-9.863cm">
          <draw:text-box>
            <text:p text:style-name="P4"><text:span text:style-name="T3">clk</text:span></text:p>
          </draw:text-box>
        </draw:frame>
        <draw:line draw:style-name="gr82" draw:text-style-name="P3" draw:layer="layout" svg:x1="-18.199cm" svg:y1="-9.517cm" svg:x2="-17.918cm" svg:y2="-9.517cm">
          <text:p/>
        </draw:line>
        <draw:line draw:style-name="gr82" draw:text-style-name="P3" draw:layer="layout" svg:x1="-18.533cm" svg:y1="-10.473cm" svg:x2="-17.918cm" svg:y2="-10.473cm">
          <text:p/>
        </draw:line>
        <draw:line draw:style-name="gr82" draw:text-style-name="P3" draw:layer="layout" svg:x1="-18.282cm" svg:y1="-10.297cm" svg:x2="-18.101cm" svg:y2="-10.658cm">
          <text:p/>
        </draw:line>
        <draw:frame draw:style-name="gr90" draw:text-style-name="P5" draw:layer="layout" svg:width="1.281cm" svg:height="0.725cm" svg:x="-18.856cm" svg:y="-10.398cm">
          <draw:text-box>
            <text:p text:style-name="P4"><text:span text:style-name="T3">4</text:span></text:p>
          </draw:text-box>
        </draw:frame>
        <draw:line draw:style-name="gr82" draw:text-style-name="P3" draw:layer="layout" svg:x1="-18.532cm" svg:y1="-10.472cm" svg:x2="-17.917cm" svg:y2="-10.472cm">
          <text:p/>
        </draw:line>
        <draw:line draw:style-name="gr82" draw:text-style-name="P3" draw:layer="layout" svg:x1="-18.281cm" svg:y1="-10.296cm" svg:x2="-18.1cm" svg:y2="-10.657cm">
          <text:p/>
        </draw:line>
        <draw:line draw:style-name="gr82" draw:text-style-name="P3" draw:layer="layout" svg:x1="-15.381cm" svg:y1="-10.316cm" svg:x2="-15.2cm" svg:y2="-10.677cm">
          <text:p/>
        </draw:line>
        <draw:frame draw:style-name="gr90" draw:text-style-name="P5" draw:layer="layout" svg:width="1.281cm" svg:height="0.725cm" svg:x="-15.955cm" svg:y="-10.417cm">
          <draw:text-box>
            <text:p text:style-name="P4"><text:span text:style-name="T3">4</text:span></text:p>
          </draw:text-box>
        </draw:frame>
        <draw:line draw:style-name="gr82" draw:text-style-name="P3" draw:layer="layout" svg:x1="-15.631cm" svg:y1="-10.491cm" svg:x2="-14.661cm" svg:y2="-10.491cm">
          <text:p/>
        </draw:line>
        <draw:line draw:style-name="gr82" draw:text-style-name="P3" draw:layer="layout" svg:x1="-15.38cm" svg:y1="-10.315cm" svg:x2="-15.199cm" svg:y2="-10.676cm">
          <text:p/>
        </draw:line>
        <draw:g>
          <draw:g>
            <draw:rect draw:style-name="gr2" draw:text-style-name="P3" draw:layer="layout" svg:width="1cm" svg:height="1.747cm" svg:x="-12.994cm" svg:y="-11.092cm">
              <text:p/>
            </draw:rect>
            <draw:custom-shape draw:style-name="gr41"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3.151cm" svg:y="-11.07cm">
            <draw:text-box>
              <text:p text:style-name="P4"><text:span text:style-name="T3">D</text:span></text:p>
            </draw:text-box>
          </draw:frame>
          <draw:frame draw:style-name="gr85" draw:text-style-name="P5" draw:layer="layout" svg:width="0.832cm" svg:height="0.725cm" svg:x="-12.65cm" svg:y="-11.069cm">
            <draw:text-box>
              <text:p text:style-name="P4"><text:span text:style-name="T3">Q</text:span></text:p>
            </draw:text-box>
          </draw:frame>
        </draw:g>
        <draw:frame draw:style-name="gr87" draw:text-style-name="P5" draw:layer="layout" svg:width="1.353cm" svg:height="0.725cm" svg:x="-13.153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1"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3.15cm" svg:y="-11.069cm">
            <draw:text-box>
              <text:p text:style-name="P4"><text:span text:style-name="T3">D</text:span></text:p>
            </draw:text-box>
          </draw:frame>
          <draw:frame draw:style-name="gr85" draw:text-style-name="P5" draw:layer="layout" svg:width="0.832cm" svg:height="0.725cm" svg:x="-12.649cm" svg:y="-11.068cm">
            <draw:text-box>
              <text:p text:style-name="P4"><text:span text:style-name="T3">Q</text:span></text:p>
            </draw:text-box>
          </draw:frame>
        </draw:g>
        <draw:frame draw:style-name="gr90" draw:text-style-name="P5" draw:layer="layout" svg:width="1.281cm" svg:height="0.725cm" svg:x="-14.255cm" svg:y="-10.104cm">
          <draw:text-box>
            <text:p text:style-name="P4"><text:span text:style-name="T3">clk</text:span></text:p>
          </draw:text-box>
        </draw:frame>
        <draw:line draw:style-name="gr82" draw:text-style-name="P3" draw:layer="layout" svg:x1="-13.274cm" svg:y1="-9.739cm" svg:x2="-12.993cm" svg:y2="-9.739cm">
          <text:p/>
        </draw:line>
        <draw:line draw:style-name="gr82" draw:text-style-name="P3" draw:layer="layout" svg:x1="-13.608cm" svg:y1="-10.695cm" svg:x2="-12.993cm" svg:y2="-10.695cm">
          <text:p/>
        </draw:line>
        <draw:line draw:style-name="gr82" draw:text-style-name="P3" draw:layer="layout" svg:x1="-13.357cm" svg:y1="-10.519cm" svg:x2="-13.176cm" svg:y2="-10.88cm">
          <text:p/>
        </draw:line>
        <draw:frame draw:style-name="gr90" draw:text-style-name="P5" draw:layer="layout" svg:width="1.281cm" svg:height="0.725cm" svg:x="-13.931cm" svg:y="-10.62cm">
          <draw:text-box>
            <text:p text:style-name="P4"><text:span text:style-name="T3">4</text:span></text:p>
          </draw:text-box>
        </draw:frame>
        <draw:line draw:style-name="gr82" draw:text-style-name="P3" draw:layer="layout" svg:x1="-13.968cm" svg:y1="-10.694cm" svg:x2="-12.992cm" svg:y2="-10.694cm">
          <text:p/>
        </draw:line>
        <draw:line draw:style-name="gr82" draw:text-style-name="P3" draw:layer="layout" svg:x1="-13.356cm" svg:y1="-10.518cm" svg:x2="-13.175cm" svg:y2="-10.879cm">
          <text:p/>
        </draw:line>
        <draw:path draw:style-name="gr94" draw:text-style-name="P13" draw:layer="layout" svg:width="0.749cm" svg:height="0.749cm" svg:x="-14.718cm" svg:y="-11.041cm" svg:viewBox="0 0 750 750" svg:d="M375 0c213 0 375 162 375 375s-162 375-375 375-375-162-375-375 162-375 375-375z">
          <text:p text:style-name="P13">+</text:p>
        </draw:path>
        <draw:line draw:style-name="gr82" draw:text-style-name="P3" draw:layer="layout" svg:x1="-14.624cm" svg:y1="-10.923cm" svg:x2="-14.874cm" svg:y2="-10.923cm">
          <text:p/>
        </draw:line>
        <draw:frame draw:style-name="gr90" draw:text-style-name="P5" draw:layer="layout" svg:width="1.281cm" svg:height="0.725cm" svg:x="-15.65cm" svg:y="-11.285cm">
          <draw:text-box>
            <text:p text:style-name="P4"><text:span text:style-name="T3">1</text:span></text:p>
          </draw:text-box>
        </draw:frame>
        <draw:line draw:style-name="gr82" draw:text-style-name="P3" draw:layer="layout" svg:x1="-10.282cm" svg:y1="-10.557cm" svg:x2="-10.101cm" svg:y2="-10.918cm">
          <text:p/>
        </draw:line>
        <draw:frame draw:style-name="gr90" draw:text-style-name="P5" draw:layer="layout" svg:width="1.281cm" svg:height="0.725cm" svg:x="-10.856cm" svg:y="-10.658cm">
          <draw:text-box>
            <text:p text:style-name="P4"><text:span text:style-name="T3">4</text:span></text:p>
          </draw:text-box>
        </draw:frame>
        <draw:line draw:style-name="gr82" draw:text-style-name="P3" draw:layer="layout" svg:x1="-10.532cm" svg:y1="-10.732cm" svg:x2="-9.562cm" svg:y2="-10.732cm">
          <text:p/>
        </draw:line>
        <draw:line draw:style-name="gr82" draw:text-style-name="P3" draw:layer="layout" svg:x1="-10.281cm" svg:y1="-10.556cm" svg:x2="-10.1cm" svg:y2="-10.917cm">
          <text:p/>
        </draw:line>
        <draw:path draw:style-name="gr94" draw:text-style-name="P13" draw:layer="layout" svg:width="0.749cm" svg:height="0.749cm" svg:x="-9.619cm" svg:y="-11.282cm" svg:viewBox="0 0 750 750" svg:d="M375 0c213 0 375 162 375 375s-162 375-375 375-375-162-375-375 162-375 375-375z">
          <text:p text:style-name="P13">=</text:p>
        </draw:path>
        <draw:line draw:style-name="gr82" draw:text-style-name="P3" draw:layer="layout" svg:x1="-9.525cm" svg:y1="-11.164cm" svg:x2="-9.775cm" svg:y2="-11.164cm">
          <text:p/>
        </draw:line>
        <draw:frame draw:style-name="gr90" draw:text-style-name="P5" draw:layer="layout" svg:width="1.281cm" svg:height="0.725cm" svg:x="-10.551cm" svg:y="-11.526cm">
          <draw:text-box>
            <text:p text:style-name="P4"><text:span text:style-name="T3">5</text:span></text:p>
          </draw:text-box>
        </draw:frame>
        <draw:frame draw:style-name="gr90" draw:text-style-name="P5" draw:layer="layout" svg:width="1.281cm" svg:height="0.725cm" svg:x="-8.92cm" svg:y="-11.728cm">
          <draw:text-box>
            <text:p text:style-name="P4"><text:span text:style-name="T3">0xF</text:span></text:p>
          </draw:text-box>
        </draw:frame>
        <draw:frame draw:style-name="gr87" draw:text-style-name="P5" draw:layer="layout" svg:width="1.353cm" svg:height="0.725cm" svg:x="-7.842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4.192cm" svg:y="-11.685cm">
              <draw:text-box>
                <text:p text:style-name="P4"><text:span text:style-name="T3">D</text:span></text:p>
              </draw:text-box>
            </draw:frame>
            <draw:frame draw:style-name="gr85" draw:text-style-name="P5" draw:layer="layout" svg:width="0.832cm" svg:height="0.725cm" svg:x="-3.691cm" svg:y="-11.684cm">
              <draw:text-box>
                <text:p text:style-name="P4"><text:span text:style-name="T3">Q</text:span></text:p>
              </draw:text-box>
            </draw:frame>
          </draw:g>
        </draw:g>
        <draw:frame draw:style-name="gr90" draw:text-style-name="P5" draw:layer="layout" svg:width="1.281cm" svg:height="0.725cm" svg:x="-5.273cm" svg:y="-10.828cm">
          <draw:text-box>
            <text:p text:style-name="P4"><text:span text:style-name="T3">clk</text:span></text:p>
          </draw:text-box>
        </draw:frame>
        <draw:line draw:style-name="gr82" draw:text-style-name="P3" draw:layer="layout" svg:x1="-4.309cm" svg:y1="-10.482cm" svg:x2="-4.028cm" svg:y2="-10.482cm">
          <text:p/>
        </draw:line>
        <draw:frame draw:style-name="gr96" draw:text-style-name="P5" draw:layer="layout" svg:width="0.786cm" svg:height="0.725cm" svg:x="-4.207cm" svg:y="-11.231cm">
          <draw:text-box>
            <text:p text:style-name="P4"><text:span text:style-name="T3">E</text:span></text:p>
          </draw:text-box>
        </draw:frame>
        <draw:line draw:style-name="gr82" draw:text-style-name="P3" draw:layer="layout" svg:x1="-4.035cm" svg:y1="-11.346cm" svg:x2="-5.518cm" svg:y2="-11.346cm">
          <text:p/>
        </draw:line>
        <draw:frame draw:style-name="gr87" draw:text-style-name="P5" draw:layer="layout" svg:width="1.353cm" svg:height="0.725cm" svg:x="-4.194cm" svg:y="-12.432cm">
          <draw:text-box>
            <text:p text:style-name="P4"><text:span text:style-name="T3">reg4</text:span></text:p>
          </draw:text-box>
        </draw:frame>
        <draw:frame draw:style-name="gr97" draw:text-style-name="P5" draw:layer="layout" svg:width="1.425cm" svg:height="0.725cm" svg:x="-5.518cm" svg:y="-11.251cm">
          <draw:text-box>
            <text:p text:style-name="P4"><text:span text:style-name="T3">cond</text:span></text:p>
          </draw:text-box>
        </draw:frame>
        <draw:line draw:style-name="gr82" draw:text-style-name="P3" draw:layer="layout" svg:x1="-4.306cm" svg:y1="-10.881cm" svg:x2="-4.025cm" svg:y2="-10.881cm">
          <text:p/>
        </draw:line>
        <draw:line draw:style-name="gr82" draw:text-style-name="P3" draw:layer="layout" svg:x1="-3.062cm" svg:y1="-11.306cm" svg:x2="-2.447cm" svg:y2="-11.306cm">
          <text:p/>
        </draw:line>
        <draw:line draw:style-name="gr82" draw:text-style-name="P3" draw:layer="layout" svg:x1="-2.811cm" svg:y1="-11.13cm" svg:x2="-2.63cm" svg:y2="-11.491cm">
          <text:p/>
        </draw:line>
        <draw:frame draw:style-name="gr90" draw:text-style-name="P5" draw:layer="layout" svg:width="1.281cm" svg:height="0.725cm" svg:x="-3.385cm" svg:y="-11.231cm">
          <draw:text-box>
            <text:p text:style-name="P4"><text:span text:style-name="T3">4</text:span></text:p>
          </draw:text-box>
        </draw:frame>
        <draw:line draw:style-name="gr82" draw:text-style-name="P3" draw:layer="layout" svg:x1="-2.81cm" svg:y1="-11.129cm" svg:x2="-2.629cm" svg:y2="-11.49cm">
          <text:p/>
        </draw:line>
        <draw:frame draw:style-name="gr87" draw:text-style-name="P5" draw:layer="layout" svg:width="1.353cm" svg:height="0.725cm" svg:x="-16.745cm" svg:y="-10.846cm">
          <draw:text-box>
            <text:p text:style-name="P4"><text:span text:style-name="T3">reg1</text:span></text:p>
          </draw:text-box>
        </draw:frame>
        <draw:custom-shape draw:style-name="gr101"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1.126cm" svg:y1="-5.269cm" svg:x2="-11.126cm" svg:y2="-5.869cm">
          <text:p/>
        </draw:line>
        <draw:line draw:style-name="gr82" draw:text-style-name="P3" draw:layer="layout" svg:x1="-10.926cm" svg:y1="-4.727cm" svg:x2="-10.569cm" svg:y2="-4.727cm">
          <text:p/>
        </draw:line>
        <draw:line draw:style-name="gr82" draw:text-style-name="P3" draw:layer="layout" svg:x1="-11.771cm" svg:y1="-5.869cm" svg:x2="-11.126cm" svg:y2="-5.869cm">
          <text:p/>
        </draw:line>
        <draw:line draw:style-name="gr82" draw:text-style-name="P3" draw:layer="layout" svg:x1="-12.77cm" svg:y1="-5.177cm" svg:x2="-11.347cm" svg:y2="-5.177cm">
          <text:p/>
        </draw:line>
        <draw:line draw:style-name="gr82" draw:text-style-name="P3" draw:layer="layout" svg:x1="-12.75cm" svg:y1="-5.149cm" svg:x2="-12.75cm" svg:y2="-5.722cm">
          <text:p/>
        </draw:line>
        <draw:g>
          <draw:g>
            <draw:rect draw:style-name="gr2" draw:text-style-name="P3" draw:layer="layout" svg:width="1cm" svg:height="1.989cm" svg:x="5.552cm" svg:y="26.711cm">
              <text:p/>
            </draw:rect>
            <draw:custom-shape draw:style-name="gr41"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5.395cm" svg:y="26.733cm">
            <draw:text-box>
              <text:p text:style-name="P4"><text:span text:style-name="T3">D</text:span></text:p>
            </draw:text-box>
          </draw:frame>
          <draw:frame draw:style-name="gr85" draw:text-style-name="P5" draw:layer="layout" svg:width="0.832cm" svg:height="0.725cm" svg:x="5.896cm" svg:y="26.734cm">
            <draw:text-box>
              <text:p text:style-name="P4"><text:span text:style-name="T3">Q</text:span></text:p>
            </draw:text-box>
          </draw:frame>
        </draw:g>
        <draw:frame draw:style-name="gr90" draw:text-style-name="P5" draw:layer="layout" svg:width="1.281cm" svg:height="0.725cm" svg:x="4.271cm" svg:y="27.733cm">
          <draw:text-box>
            <text:p text:style-name="P4"><text:span text:style-name="T3">clk</text:span></text:p>
          </draw:text-box>
        </draw:frame>
        <draw:line draw:style-name="gr82" draw:text-style-name="P3" draw:layer="layout" svg:x1="5.271cm" svg:y1="28.079cm" svg:x2="5.552cm" svg:y2="28.079cm">
          <text:p/>
        </draw:line>
        <draw:frame draw:style-name="gr96" draw:text-style-name="P5" draw:layer="layout" svg:width="0.786cm" svg:height="0.725cm" svg:x="5.386cm" svg:y="27.237cm">
          <draw:text-box>
            <text:p text:style-name="P4"><text:span text:style-name="T3">E</text:span></text:p>
          </draw:text-box>
        </draw:frame>
        <draw:frame draw:style-name="gr97" draw:text-style-name="P5" draw:layer="layout" svg:width="1.425cm" svg:height="0.725cm" svg:x="3.99cm" svg:y="27.237cm">
          <draw:text-box>
            <text:p text:style-name="P4"><text:span text:style-name="T3">cond</text:span></text:p>
          </draw:text-box>
        </draw:frame>
        <draw:line draw:style-name="gr82" draw:text-style-name="P3" draw:layer="layout" svg:x1="5.262cm" svg:y1="27.583cm" svg:x2="5.543cm" svg:y2="27.583cm">
          <text:p/>
        </draw:line>
        <draw:line draw:style-name="gr125" draw:text-style-name="P3" draw:layer="layout" svg:x1="5.552cm" svg:y1="27.084cm" svg:x2="3.733cm" svg:y2="27.084cm">
          <text:p/>
        </draw:line>
        <draw:line draw:style-name="gr82" draw:text-style-name="P3" draw:layer="layout" svg:x1="3.736cm" svg:y1="26.25cm" svg:x2="3.734cm" svg:y2="27.084cm">
          <text:p/>
        </draw:line>
        <draw:custom-shape draw:style-name="gr101"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5.67cm" svg:y1="21.118cm" svg:x2="5.67cm" svg:y2="20.663cm">
          <text:p/>
        </draw:line>
        <draw:line draw:style-name="gr82" draw:text-style-name="P3" draw:layer="layout" svg:x1="5.87cm" svg:y1="20.16cm" svg:x2="6.227cm" svg:y2="20.16cm">
          <text:p/>
        </draw:line>
        <draw:line draw:style-name="gr82" draw:text-style-name="P3" draw:layer="layout" svg:x1="4.875cm" svg:y1="19.803cm" svg:x2="5.439cm" svg:y2="19.803cm">
          <text:p/>
        </draw:line>
        <draw:line draw:style-name="gr82" draw:text-style-name="P3" draw:layer="layout" svg:x1="4.885cm" svg:y1="20.479cm" svg:x2="5.449cm" svg:y2="20.479cm">
          <text:p/>
        </draw:line>
        <draw:frame draw:style-name="gr97" draw:text-style-name="P5" draw:layer="layout" svg:width="1.425cm" svg:height="0.725cm" svg:x="3.586cm" svg:y="20.116cm">
          <draw:text-box>
            <text:p text:style-name="P4"><text:span text:style-name="T3">True</text:span></text:p>
          </draw:text-box>
        </draw:frame>
        <draw:frame draw:style-name="gr121" draw:text-style-name="P5" draw:layer="layout" svg:width="1.539cm" svg:height="0.725cm" svg:x="3.53cm" svg:y="19.417cm">
          <draw:text-box>
            <text:p text:style-name="P4"><text:span text:style-name="T3">False</text:span></text:p>
          </draw:text-box>
        </draw:frame>
        <draw:frame draw:style-name="gr97" draw:text-style-name="P5" draw:layer="layout" svg:width="1.425cm" svg:height="0.725cm" svg:x="4.926cm" svg:y="21.125cm">
          <draw:text-box>
            <text:p text:style-name="P4"><text:span text:style-name="T3">cond</text:span></text:p>
          </draw:text-box>
        </draw:frame>
        <draw:frame draw:style-name="gr126" draw:text-style-name="P5" draw:layer="layout" svg:width="1.349cm" svg:height="0.725cm" svg:x="5.366cm" svg:y="28.077cm">
          <draw:text-box>
            <text:p text:style-name="P4"><text:span text:style-name="T3">CLR</text:span></text:p>
          </draw:text-box>
        </draw:frame>
        <draw:line draw:style-name="gr82" draw:text-style-name="P3" draw:layer="layout" svg:x1="6.01cm" svg:y1="28.7cm" svg:x2="6.01cm" svg:y2="29.229cm">
          <text:p/>
        </draw:line>
        <draw:g>
          <draw:rect draw:style-name="gr3" draw:text-style-name="P3" draw:layer="layout" svg:width="0.5cm" svg:height="0.5cm" svg:x="5.262cm" svg:y="29.011cm">
            <text:p/>
          </draw:rect>
          <draw:frame draw:style-name="gr78" draw:text-style-name="P5" draw:layer="layout" svg:width="2.437cm" svg:height="0.725cm" svg:x="2.911cm" svg:y="28.879cm">
            <draw:text-box>
              <text:p text:style-name="P4"><text:span text:style-name="T3">reset</text:span></text:p>
            </draw:text-box>
          </draw:frame>
        </draw:g>
        <draw:line draw:style-name="gr82" draw:text-style-name="P3" draw:layer="layout" svg:x1="5.762cm" svg:y1="29.226cm" svg:x2="6.01cm" svg:y2="29.23cm">
          <text:p/>
        </draw:line>
        <draw:g>
          <draw:g>
            <draw:rect draw:style-name="gr2" draw:text-style-name="P3" draw:layer="layout" svg:width="1cm" svg:height="1.747cm" svg:x="31.017cm" svg:y="31.396cm">
              <text:p/>
            </draw:rect>
            <draw:custom-shape draw:style-name="gr41"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30.86cm" svg:y="31.418cm">
            <draw:text-box>
              <text:p text:style-name="P4"><text:span text:style-name="T3">D</text:span></text:p>
            </draw:text-box>
          </draw:frame>
          <draw:frame draw:style-name="gr85" draw:text-style-name="P5" draw:layer="layout" svg:width="0.832cm" svg:height="0.725cm" svg:x="31.361cm" svg:y="31.419cm">
            <draw:text-box>
              <text:p text:style-name="P4"><text:span text:style-name="T3">Q</text:span></text:p>
            </draw:text-box>
          </draw:frame>
        </draw:g>
        <draw:frame draw:style-name="gr86" draw:text-style-name="P5" draw:layer="layout" svg:width="2.644cm" svg:height="0.725cm" svg:x="30.213cm" svg:y="30.671cm">
          <draw:text-box>
            <text:p text:style-name="P4"><text:span text:style-name="T3">myRegister</text:span></text:p>
          </draw:text-box>
        </draw:frame>
        <draw:frame draw:style-name="gr90" draw:text-style-name="P5" draw:layer="layout" svg:width="1.281cm" svg:height="0.725cm" svg:x="29.736cm" svg:y="32.418cm">
          <draw:text-box>
            <text:p text:style-name="P4"><text:span text:style-name="T3">clk</text:span></text:p>
          </draw:text-box>
        </draw:frame>
        <draw:line draw:style-name="gr82" draw:text-style-name="P3" draw:layer="layout" svg:x1="30.736cm" svg:y1="32.764cm" svg:x2="31.017cm" svg:y2="32.764cm">
          <text:p/>
        </draw:line>
        <draw:frame draw:style-name="gr93" draw:text-style-name="P5" draw:layer="layout" svg:width="2.246cm" svg:height="0.725cm" svg:x="24.272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4"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2"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90" draw:text-style-name="P5" draw:layer="layout" svg:width="1.281cm" svg:height="0.725cm" svg:x="28.416cm" svg:y="30.2cm">
          <draw:text-box>
            <text:p text:style-name="P4"><text:span text:style-name="T3">1</text:span></text:p>
          </draw:text-box>
        </draw:frame>
        <draw:frame draw:style-name="gr95" draw:text-style-name="P5" draw:layer="layout" svg:width="4.617cm" svg:height="0.725cm" svg:x="37.57cm" svg:y="30.671cm">
          <draw:text-box>
            <text:p text:style-name="P4"><text:span text:style-name="T3">myRegisterWithReset</text:span></text:p>
          </draw:text-box>
        </draw:frame>
        <draw:path draw:style-name="gr94" draw:text-style-name="P13" draw:layer="layout" svg:width="0.749cm" svg:height="0.749cm" svg:x="37.139cm" svg:y="30.245cm" svg:viewBox="0 0 750 750" svg:d="M375 0c213 0 375 162 375 375s-162 375-375 375-375-162-375-375 162-375 375-375z">
          <text:p text:style-name="P13">+</text:p>
        </draw:path>
        <draw:line draw:style-name="gr82" draw:text-style-name="P3" draw:layer="layout" svg:x1="40.36cm" svg:y1="31.757cm" svg:x2="42.187cm" svg:y2="31.757cm">
          <text:p/>
        </draw:line>
        <draw:line draw:style-name="gr82" draw:text-style-name="P3" draw:layer="layout" svg:x1="41.007cm" svg:y1="31.957cm" svg:x2="41.188cm" svg:y2="31.596cm">
          <text:p/>
        </draw:line>
        <draw:frame draw:style-name="gr90" draw:text-style-name="P5" draw:layer="layout" svg:width="1.281cm" svg:height="0.725cm" svg:x="40.417cm" svg:y="31.872cm">
          <draw:text-box>
            <text:p text:style-name="P4"><text:span text:style-name="T3">4</text:span></text:p>
          </draw:text-box>
        </draw:frame>
        <draw:line draw:style-name="gr82" draw:text-style-name="P3" draw:layer="layout" svg:x1="32.357cm" svg:y1="31.98cm" svg:x2="32.538cm" svg:y2="31.619cm">
          <text:p/>
        </draw:line>
        <draw:frame draw:style-name="gr90" draw:text-style-name="P5" draw:layer="layout" svg:width="1.281cm" svg:height="0.725cm" svg:x="31.767cm" svg:y="31.895cm">
          <draw:text-box>
            <text:p text:style-name="P4"><text:span text:style-name="T3">4</text:span></text:p>
          </draw:text-box>
        </draw:frame>
        <draw:frame draw:style-name="gr96" draw:text-style-name="P5" draw:layer="layout" svg:width="0.786cm" svg:height="0.725cm" svg:x="30.851cm" svg:y="31.922cm">
          <draw:text-box>
            <text:p text:style-name="P4"><text:span text:style-name="T3">E</text:span></text:p>
          </draw:text-box>
        </draw:frame>
        <draw:line draw:style-name="gr82" draw:text-style-name="P3" draw:layer="layout" svg:x1="29.736cm" svg:y1="32.268cm" svg:x2="31.008cm" svg:y2="32.268cm">
          <text:p/>
        </draw:line>
        <draw:line draw:style-name="gr82" draw:text-style-name="P3" draw:layer="layout" svg:x1="42.188cm" svg:y1="30.62cm" svg:x2="42.188cm" svg:y2="31.757cm">
          <text:p/>
        </draw:line>
        <draw:line draw:style-name="gr82" draw:text-style-name="P3" draw:layer="layout" svg:x1="42.188cm" svg:y1="30.62cm" svg:x2="37.889cm" svg:y2="30.62cm">
          <text:p/>
        </draw:line>
        <draw:g>
          <draw:g>
            <draw:rect draw:style-name="gr2" draw:text-style-name="P3" draw:layer="layout" svg:width="1cm" svg:height="1.989cm" svg:x="39.33cm" svg:y="31.456cm">
              <text:p/>
            </draw:rect>
            <draw:custom-shape draw:style-name="gr41"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39.173cm" svg:y="31.478cm">
            <draw:text-box>
              <text:p text:style-name="P4"><text:span text:style-name="T3">D</text:span></text:p>
            </draw:text-box>
          </draw:frame>
          <draw:frame draw:style-name="gr85" draw:text-style-name="P5" draw:layer="layout" svg:width="0.832cm" svg:height="0.725cm" svg:x="39.674cm" svg:y="31.479cm">
            <draw:text-box>
              <text:p text:style-name="P4"><text:span text:style-name="T3">Q</text:span></text:p>
            </draw:text-box>
          </draw:frame>
        </draw:g>
        <draw:frame draw:style-name="gr90" draw:text-style-name="P5" draw:layer="layout" svg:width="1.281cm" svg:height="0.725cm" svg:x="38.049cm" svg:y="32.478cm">
          <draw:text-box>
            <text:p text:style-name="P4"><text:span text:style-name="T3">clk</text:span></text:p>
          </draw:text-box>
        </draw:frame>
        <draw:line draw:style-name="gr82" draw:text-style-name="P3" draw:layer="layout" svg:x1="39.049cm" svg:y1="32.824cm" svg:x2="39.33cm" svg:y2="32.824cm">
          <text:p/>
        </draw:line>
        <draw:frame draw:style-name="gr96" draw:text-style-name="P5" draw:layer="layout" svg:width="0.786cm" svg:height="0.725cm" svg:x="39.164cm" svg:y="31.982cm">
          <draw:text-box>
            <text:p text:style-name="P4"><text:span text:style-name="T3">E</text:span></text:p>
          </draw:text-box>
        </draw:frame>
        <draw:line draw:style-name="gr82" draw:text-style-name="P3" draw:layer="layout" svg:x1="39.33cm" svg:y1="31.829cm" svg:x2="37.511cm" svg:y2="31.829cm">
          <text:p/>
        </draw:line>
        <draw:line draw:style-name="gr82" draw:text-style-name="P3" draw:layer="layout" svg:x1="37.514cm" svg:y1="30.995cm" svg:x2="37.512cm" svg:y2="31.829cm">
          <text:p/>
        </draw:line>
        <draw:custom-shape draw:style-name="gr101"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3.817cm" svg:y1="33.484cm" svg:x2="23.817cm" svg:y2="32.446cm">
          <text:p/>
        </draw:line>
        <draw:line draw:style-name="gr82" draw:text-style-name="P3" draw:layer="layout" svg:x1="24.017cm" svg:y1="31.943cm" svg:x2="24.374cm" svg:y2="31.943cm">
          <text:p/>
        </draw:line>
        <draw:line draw:style-name="gr82" draw:text-style-name="P3" draw:layer="layout" svg:x1="23.022cm" svg:y1="31.586cm" svg:x2="23.586cm" svg:y2="31.586cm">
          <text:p/>
        </draw:line>
        <draw:line draw:style-name="gr82" draw:text-style-name="P3" draw:layer="layout" svg:x1="23.032cm" svg:y1="32.262cm" svg:x2="23.596cm" svg:y2="32.262cm">
          <text:p/>
        </draw:line>
        <draw:frame draw:style-name="gr97" draw:text-style-name="P5" draw:layer="layout" svg:width="1.425cm" svg:height="0.725cm" svg:x="21.733cm" svg:y="31.899cm">
          <draw:text-box>
            <text:p text:style-name="P4"><text:span text:style-name="T3">True</text:span></text:p>
          </draw:text-box>
        </draw:frame>
        <draw:frame draw:style-name="gr121" draw:text-style-name="P5" draw:layer="layout" svg:width="1.539cm" svg:height="0.725cm" svg:x="21.677cm" svg:y="31.2cm">
          <draw:text-box>
            <text:p text:style-name="P4"><text:span text:style-name="T3">False</text:span></text:p>
          </draw:text-box>
        </draw:frame>
        <draw:frame draw:style-name="gr127" draw:text-style-name="P5" draw:layer="layout" svg:width="1.425cm" svg:height="1.185cm" svg:x="21.185cm" svg:y="32.873cm">
          <draw:text-box>
            <text:p text:style-name="P4"><text:span text:style-name="T3">cond</text:span></text:p>
          </draw:text-box>
        </draw:frame>
        <draw:frame draw:style-name="gr126" draw:text-style-name="P5" draw:layer="layout" svg:width="1.349cm" svg:height="0.725cm" svg:x="39.144cm" svg:y="32.822cm">
          <draw:text-box>
            <text:p text:style-name="P4"><text:span text:style-name="T3">CLR</text:span></text:p>
          </draw:text-box>
        </draw:frame>
        <draw:line draw:style-name="gr82" draw:text-style-name="P3" draw:layer="layout" svg:x1="39.788cm" svg:y1="33.445cm" svg:x2="39.788cm" svg:y2="33.974cm">
          <text:p/>
        </draw:line>
        <draw:g>
          <draw:rect draw:style-name="gr3" draw:text-style-name="P3" draw:layer="layout" svg:width="0.5cm" svg:height="0.5cm" svg:x="39.04cm" svg:y="33.756cm">
            <text:p/>
          </draw:rect>
          <draw:frame draw:style-name="gr78" draw:text-style-name="P5" draw:layer="layout" svg:width="2.437cm" svg:height="0.725cm" svg:x="36.689cm" svg:y="33.624cm">
            <draw:text-box>
              <text:p text:style-name="P4"><text:span text:style-name="T3">reset</text:span></text:p>
            </draw:text-box>
          </draw:frame>
        </draw:g>
        <draw:line draw:style-name="gr82" draw:text-style-name="P3" draw:layer="layout" svg:x1="39.54cm" svg:y1="33.971cm" svg:x2="39.788cm" svg:y2="33.975cm">
          <text:p/>
        </draw:line>
        <draw:rect draw:style-name="gr46" draw:text-style-name="P3" draw:layer="layout" svg:width="2.5cm" svg:height="1.233cm" svg:x="-7.35cm" svg:y="11.202cm">
          <text:p text:style-name="P3">*.scala</text:p>
        </draw:rect>
        <draw:line draw:style-name="gr51" draw:text-style-name="P3" draw:layer="layout" svg:x1="-6.15cm" svg:y1="12.435cm" svg:x2="-6.15cm" svg:y2="13.435cm">
          <text:p/>
        </draw:line>
        <draw:rect draw:style-name="gr46" draw:text-style-name="P3" draw:layer="layout" svg:width="5cm" svg:height="1.233cm" svg:x="-8.65cm" svg:y="16.419cm">
          <text:p text:style-name="P3">*.vhd / *.v</text:p>
        </draw:rect>
        <draw:line draw:style-name="gr51" draw:text-style-name="P3" draw:layer="layout" svg:x1="-8.2cm" svg:y1="17.652cm" svg:x2="-8.2cm" svg:y2="18.652cm">
          <text:p/>
        </draw:line>
        <draw:line draw:style-name="gr51" draw:text-style-name="P3" draw:layer="layout" svg:x1="-6.15cm" svg:y1="15.385cm" svg:x2="-6.15cm" svg:y2="16.485cm">
          <text:p/>
        </draw:line>
        <draw:custom-shape draw:style-name="gr32" draw:text-style-name="P20" draw:layer="layout" svg:width="3.75cm" svg:height="2.25cm" svg:x="-6.15cm" svg:y="18.569cm">
          <text:p text:style-name="P1"><text:span text:style-name="T1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0" draw:layer="layout" svg:width="3.75cm" svg:height="2.25cm" svg:x="-10.1cm" svg:y="18.569cm">
          <text:p text:style-name="P1"><text:span text:style-name="T1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3" draw:layer="layout" svg:x1="-4.2cm" svg:y1="17.652cm" svg:x2="-4.2cm" svg:y2="18.652cm">
          <text:p/>
        </draw:line>
        <draw:custom-shape draw:style-name="gr32" draw:text-style-name="P20" draw:layer="layout" svg:width="4.115cm" svg:height="2.116cm" svg:x="-8.2cm" svg:y="13.269cm">
          <text:p text:style-name="P1"><text:span text:style-name="T1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5" draw:text-style-name="P3" draw:layer="layout" svg:x1="5.675cm" svg:y1="23.727cm" svg:x2="4.714cm" svg:y2="23.727cm">
          <text:p/>
        </draw:line>
        <draw:line draw:style-name="gr82" draw:text-style-name="P3" draw:layer="layout" svg:x1="4.714cm" svg:y1="22.893cm" svg:x2="4.712cm" svg:y2="23.727cm">
          <text:p/>
        </draw:line>
        <draw:line draw:style-name="gr82" draw:text-style-name="P3" draw:layer="layout" svg:x1="29.736cm" svg:y1="32.268cm" svg:x2="29.746cm" svg:y2="33.524cm">
          <text:p/>
        </draw:line>
        <draw:line draw:style-name="gr82" draw:text-style-name="P3" draw:layer="layout" svg:x1="38.091cm" svg:y1="33.484cm" svg:x2="22.41cm" svg:y2="33.484cm">
          <text:p/>
        </draw:line>
        <draw:line draw:style-name="gr82" draw:text-style-name="P3" draw:layer="layout" svg:x1="38.058cm" svg:y1="32.328cm" svg:x2="39.33cm" svg:y2="32.328cm">
          <text:p/>
        </draw:line>
        <draw:line draw:style-name="gr82" draw:text-style-name="P3" draw:layer="layout" svg:x1="38.091cm" svg:y1="32.328cm" svg:x2="38.091cm" svg:y2="33.484cm">
          <text:p/>
        </draw:line>
        <draw:frame draw:style-name="gr90" draw:text-style-name="P5" draw:layer="layout" svg:width="1.281cm" svg:height="0.725cm" svg:x="35.858cm" svg:y="30.27cm">
          <draw:text-box>
            <text:p text:style-name="P4"><text:span text:style-name="T3">1</text:span></text:p>
          </draw:text-box>
        </draw:frame>
        <draw:line draw:style-name="gr82" draw:text-style-name="P3" draw:layer="layout" svg:x1="36.712cm" svg:y1="30.62cm" svg:x2="37.139cm" svg:y2="30.62cm">
          <text:p/>
        </draw:line>
        <draw:frame draw:style-name="gr110" draw:text-style-name="P22" draw:layer="layout" svg:width="0.68cm" svg:height="0.839cm" svg:x="34.652cm" svg:y="15.023cm">
          <draw:text-box>
            <text:p><text:span text:style-name="T12">r</text:span></text:p>
          </draw:text-box>
        </draw:frame>
        <draw:path draw:style-name="gr111" draw:text-style-name="P13" draw:layer="layout" svg:width="0.749cm" svg:height="0.749cm" svg:x="35.652cm" svg:y="15.612cm" svg:viewBox="0 0 750 750" svg:d="M375 0c213 0 375 162 375 375s-162 375-375 375-375-162-375-375 162-375 375-375z">
          <text:p text:style-name="P13">x</text:p>
        </draw:path>
        <draw:frame draw:style-name="gr112" draw:text-style-name="P22" draw:layer="layout" svg:width="1.243cm" svg:height="0.839cm" svg:x="34.089cm" svg:y="16.023cm">
          <draw:text-box>
            <text:p><text:span text:style-name="T12">0.3</text:span></text:p>
          </draw:text-box>
        </draw:frame>
        <draw:line draw:style-name="gr82" draw:text-style-name="P3" draw:layer="layout" svg:x1="38.458cm" svg:y1="15.977cm" svg:x2="40.082cm" svg:y2="18.005cm">
          <text:p/>
        </draw:line>
        <draw:line draw:style-name="gr82" draw:text-style-name="P3" draw:layer="layout" svg:x1="35.2cm" svg:y1="16.394cm" svg:x2="35.7cm" svg:y2="16.112cm">
          <text:p/>
        </draw:line>
        <draw:line draw:style-name="gr82" draw:text-style-name="P3" draw:layer="layout" svg:x1="35.2cm" svg:y1="15.455cm" svg:x2="35.7cm" svg:y2="15.73cm">
          <text:p/>
        </draw:line>
        <draw:frame draw:style-name="gr113" draw:text-style-name="P22" draw:layer="layout" svg:width="0.798cm" svg:height="0.839cm" svg:x="34.627cm" svg:y="17.276cm">
          <draw:text-box>
            <text:p><text:span text:style-name="T12">g</text:span></text:p>
          </draw:text-box>
        </draw:frame>
        <draw:path draw:style-name="gr111" draw:text-style-name="P13" draw:layer="layout" svg:width="0.749cm" svg:height="0.749cm" svg:x="35.627cm" svg:y="17.865cm" svg:viewBox="0 0 750 750" svg:d="M375 0c213 0 375 162 375 375s-162 375-375 375-375-162-375-375 162-375 375-375z">
          <text:p text:style-name="P13">x</text:p>
        </draw:path>
        <draw:frame draw:style-name="gr112" draw:text-style-name="P22" draw:layer="layout" svg:width="1.243cm" svg:height="0.839cm" svg:x="34.064cm" svg:y="18.276cm">
          <draw:text-box>
            <text:p><text:span text:style-name="T12">0.4</text:span></text:p>
          </draw:text-box>
        </draw:frame>
        <draw:line draw:style-name="gr82" draw:text-style-name="P3" draw:layer="layout" svg:x1="38.458cm" svg:y1="18.25cm" svg:x2="39.934cm" svg:y2="18.236cm">
          <text:p/>
        </draw:line>
        <draw:line draw:style-name="gr82" draw:text-style-name="P3" draw:layer="layout" svg:x1="35.175cm" svg:y1="18.647cm" svg:x2="35.675cm" svg:y2="18.365cm">
          <text:p/>
        </draw:line>
        <draw:line draw:style-name="gr82" draw:text-style-name="P3" draw:layer="layout" svg:x1="35.175cm" svg:y1="17.708cm" svg:x2="35.675cm" svg:y2="17.983cm">
          <text:p/>
        </draw:line>
        <draw:frame draw:style-name="gr113" draw:text-style-name="P22" draw:layer="layout" svg:width="0.798cm" svg:height="0.839cm" svg:x="34.627cm" svg:y="19.515cm">
          <draw:text-box>
            <text:p><text:span text:style-name="T12">b</text:span></text:p>
          </draw:text-box>
        </draw:frame>
        <draw:path draw:style-name="gr111" draw:text-style-name="P13" draw:layer="layout" svg:width="0.749cm" svg:height="0.749cm" svg:x="35.627cm" svg:y="20.104cm" svg:viewBox="0 0 750 750" svg:d="M375 0c213 0 375 162 375 375s-162 375-375 375-375-162-375-375 162-375 375-375z">
          <text:p text:style-name="P13">x</text:p>
        </draw:path>
        <draw:frame draw:style-name="gr112" draw:text-style-name="P22" draw:layer="layout" svg:width="1.243cm" svg:height="0.839cm" svg:x="34.064cm" svg:y="20.515cm">
          <draw:text-box>
            <text:p><text:span text:style-name="T12">0.3</text:span></text:p>
          </draw:text-box>
        </draw:frame>
        <draw:line draw:style-name="gr82" draw:text-style-name="P3" draw:layer="layout" svg:x1="35.175cm" svg:y1="20.886cm" svg:x2="35.675cm" svg:y2="20.604cm">
          <text:p/>
        </draw:line>
        <draw:line draw:style-name="gr82" draw:text-style-name="P3" draw:layer="layout" svg:x1="35.175cm" svg:y1="19.947cm" svg:x2="35.675cm" svg:y2="20.222cm">
          <text:p/>
        </draw:line>
        <draw:line draw:style-name="gr82" draw:text-style-name="P3" draw:layer="layout" svg:x1="38.458cm" svg:y1="20.465cm" svg:x2="40.091cm" svg:y2="18.437cm">
          <text:p/>
        </draw:line>
        <draw:line draw:style-name="gr82" draw:text-style-name="P3" draw:layer="layout" svg:x1="40.684cm" svg:y1="18.236cm" svg:x2="41.282cm" svg:y2="18.236cm">
          <text:p/>
        </draw:line>
        <draw:frame draw:style-name="gr114" draw:text-style-name="P22" draw:layer="layout" svg:width="1.539cm" svg:height="0.839cm" svg:x="41.225cm" svg:y="17.824cm">
          <draw:text-box>
            <text:p><text:span text:style-name="T12">gray</text:span></text:p>
          </draw:text-box>
        </draw:frame>
        <draw:g>
          <draw:g>
            <draw:rect draw:style-name="gr2" draw:text-style-name="P3" draw:layer="layout" svg:width="1cm" svg:height="1.747cm" svg:x="37.457cm" svg:y="15.617cm">
              <text:p/>
            </draw:rect>
            <draw:custom-shape draw:style-name="gr41"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37.3cm" svg:y="15.639cm">
            <draw:text-box>
              <text:p text:style-name="P4"><text:span text:style-name="T3">D</text:span></text:p>
            </draw:text-box>
          </draw:frame>
          <draw:frame draw:style-name="gr85"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1"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37.301cm" svg:y="15.64cm">
            <draw:text-box>
              <text:p text:style-name="P4"><text:span text:style-name="T3">D</text:span></text:p>
            </draw:text-box>
          </draw:frame>
          <draw:frame draw:style-name="gr85" draw:text-style-name="P5" draw:layer="layout" svg:width="0.832cm" svg:height="0.725cm" svg:x="37.802cm" svg:y="15.641cm">
            <draw:text-box>
              <text:p text:style-name="P4"><text:span text:style-name="T3">Q</text:span></text:p>
            </draw:text-box>
          </draw:frame>
        </draw:g>
        <draw:frame draw:style-name="gr90" draw:text-style-name="P5" draw:layer="layout" svg:width="1.281cm" svg:height="0.725cm" svg:x="36.177cm" svg:y="16.624cm">
          <draw:text-box>
            <text:p text:style-name="P4"><text:span text:style-name="T3">clk</text:span></text:p>
          </draw:text-box>
        </draw:frame>
        <draw:line draw:style-name="gr82" draw:text-style-name="P3" draw:layer="layout" svg:x1="37.177cm" svg:y1="16.97cm" svg:x2="37.458cm" svg:y2="16.97cm">
          <text:p/>
        </draw:line>
        <draw:line draw:style-name="gr82" draw:text-style-name="P3" draw:layer="layout" svg:x1="36.413cm" svg:y1="16.014cm" svg:x2="37.458cm" svg:y2="16.014cm">
          <text:p/>
        </draw:line>
        <draw:g>
          <draw:g>
            <draw:rect draw:style-name="gr2" draw:text-style-name="P3" draw:layer="layout" svg:width="1cm" svg:height="1.747cm" svg:x="37.457cm" svg:y="17.865cm">
              <text:p/>
            </draw:rect>
            <draw:custom-shape draw:style-name="gr41"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37.3cm" svg:y="17.887cm">
            <draw:text-box>
              <text:p text:style-name="P4"><text:span text:style-name="T3">D</text:span></text:p>
            </draw:text-box>
          </draw:frame>
          <draw:frame draw:style-name="gr85"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1"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37.301cm" svg:y="17.888cm">
            <draw:text-box>
              <text:p text:style-name="P4"><text:span text:style-name="T3">D</text:span></text:p>
            </draw:text-box>
          </draw:frame>
          <draw:frame draw:style-name="gr85" draw:text-style-name="P5" draw:layer="layout" svg:width="0.832cm" svg:height="0.725cm" svg:x="37.802cm" svg:y="17.889cm">
            <draw:text-box>
              <text:p text:style-name="P4"><text:span text:style-name="T3">Q</text:span></text:p>
            </draw:text-box>
          </draw:frame>
        </draw:g>
        <draw:frame draw:style-name="gr90" draw:text-style-name="P5" draw:layer="layout" svg:width="1.281cm" svg:height="0.725cm" svg:x="36.177cm" svg:y="18.872cm">
          <draw:text-box>
            <text:p text:style-name="P4"><text:span text:style-name="T3">clk</text:span></text:p>
          </draw:text-box>
        </draw:frame>
        <draw:line draw:style-name="gr82" draw:text-style-name="P3" draw:layer="layout" svg:x1="37.177cm" svg:y1="19.218cm" svg:x2="37.458cm" svg:y2="19.218cm">
          <text:p/>
        </draw:line>
        <draw:line draw:style-name="gr82" draw:text-style-name="P3" draw:layer="layout" svg:x1="36.413cm" svg:y1="18.262cm" svg:x2="37.458cm" svg:y2="18.262cm">
          <text:p/>
        </draw:line>
        <draw:g>
          <draw:g>
            <draw:rect draw:style-name="gr2" draw:text-style-name="P3" draw:layer="layout" svg:width="1cm" svg:height="1.747cm" svg:x="37.458cm" svg:y="20.104cm">
              <text:p/>
            </draw:rect>
            <draw:custom-shape draw:style-name="gr41"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37.301cm" svg:y="20.126cm">
            <draw:text-box>
              <text:p text:style-name="P4"><text:span text:style-name="T3">D</text:span></text:p>
            </draw:text-box>
          </draw:frame>
          <draw:frame draw:style-name="gr85"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1"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37.302cm" svg:y="20.127cm">
            <draw:text-box>
              <text:p text:style-name="P4"><text:span text:style-name="T3">D</text:span></text:p>
            </draw:text-box>
          </draw:frame>
          <draw:frame draw:style-name="gr85" draw:text-style-name="P5" draw:layer="layout" svg:width="0.832cm" svg:height="0.725cm" svg:x="37.803cm" svg:y="20.128cm">
            <draw:text-box>
              <text:p text:style-name="P4"><text:span text:style-name="T3">Q</text:span></text:p>
            </draw:text-box>
          </draw:frame>
        </draw:g>
        <draw:frame draw:style-name="gr90" draw:text-style-name="P5" draw:layer="layout" svg:width="1.281cm" svg:height="0.725cm" svg:x="36.178cm" svg:y="21.111cm">
          <draw:text-box>
            <text:p text:style-name="P4"><text:span text:style-name="T3">clk</text:span></text:p>
          </draw:text-box>
        </draw:frame>
        <draw:line draw:style-name="gr82" draw:text-style-name="P3" draw:layer="layout" svg:x1="37.178cm" svg:y1="21.457cm" svg:x2="37.459cm" svg:y2="21.457cm">
          <text:p/>
        </draw:line>
        <draw:line draw:style-name="gr82" draw:text-style-name="P3" draw:layer="layout" svg:x1="36.414cm" svg:y1="20.501cm" svg:x2="37.459cm" svg:y2="20.501cm">
          <text:p/>
        </draw:line>
        <draw:path draw:style-name="gr94" draw:text-style-name="P13" draw:layer="layout" svg:width="0.749cm" svg:height="0.749cm" svg:x="39.934cm" svg:y="17.861cm" svg:viewBox="0 0 750 750" svg:d="M375 0c213 0 375 162 375 375s-162 375-375 375-375-162-375-375 162-375 375-375z">
          <text:p text:style-name="P13">+</text:p>
        </draw:path>
        <draw:rect draw:style-name="gr128" draw:text-style-name="P3" draw:layer="layout" svg:width="3.46cm" svg:height="2.142cm" svg:x="35.425cm" svg:y="19.903cm">
          <text:p/>
        </draw:rect>
        <draw:g>
          <draw:g>
            <draw:rect draw:style-name="gr2" draw:text-style-name="P3" draw:layer="layout" svg:width="1cm" svg:height="1.989cm" svg:x="37.419cm" svg:y="38cm">
              <text:p/>
            </draw:rect>
            <draw:custom-shape draw:style-name="gr41" draw:text-style-name="P13" draw:layer="layout" svg:width="0.3cm" svg:height="0.3cm" draw:transform="rotate (-1.57079632679579) translate (37.719cm 39.1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37.262cm" svg:y="38.022cm">
            <draw:text-box>
              <text:p text:style-name="P4"><text:span text:style-name="T3">D</text:span></text:p>
            </draw:text-box>
          </draw:frame>
          <draw:frame draw:style-name="gr85" draw:text-style-name="P5" draw:layer="layout" svg:width="0.832cm" svg:height="0.725cm" svg:x="37.763cm" svg:y="38.023cm">
            <draw:text-box>
              <text:p text:style-name="P4"><text:span text:style-name="T3">Q</text:span></text:p>
            </draw:text-box>
          </draw:frame>
        </draw:g>
        <draw:frame draw:style-name="gr90" draw:text-style-name="P5" draw:layer="layout" svg:width="1.281cm" svg:height="0.725cm" svg:x="36.138cm" svg:y="39.022cm">
          <draw:text-box>
            <text:p text:style-name="P4"><text:span text:style-name="T3">clk</text:span></text:p>
          </draw:text-box>
        </draw:frame>
        <draw:line draw:style-name="gr82" draw:text-style-name="P3" draw:layer="layout" svg:x1="37.138cm" svg:y1="39.368cm" svg:x2="37.419cm" svg:y2="39.368cm">
          <text:p/>
        </draw:line>
        <draw:frame draw:style-name="gr96" draw:text-style-name="P5" draw:layer="layout" svg:width="0.786cm" svg:height="0.725cm" svg:x="37.253cm" svg:y="38.526cm">
          <draw:text-box>
            <text:p text:style-name="P4"><text:span text:style-name="T3">E</text:span></text:p>
          </draw:text-box>
        </draw:frame>
        <draw:line draw:style-name="gr82" draw:text-style-name="P3" draw:layer="layout" svg:x1="37.419cm" svg:y1="38.373cm" svg:x2="35.6cm" svg:y2="38.373cm">
          <text:p/>
        </draw:line>
        <draw:frame draw:style-name="gr126" draw:text-style-name="P5" draw:layer="layout" svg:width="1.349cm" svg:height="0.725cm" svg:x="37.233cm" svg:y="39.366cm">
          <draw:text-box>
            <text:p text:style-name="P4"><text:span text:style-name="T3">CLR</text:span></text:p>
          </draw:text-box>
        </draw:frame>
        <draw:line draw:style-name="gr82" draw:text-style-name="P3" draw:layer="layout" svg:x1="37.877cm" svg:y1="39.989cm" svg:x2="37.877cm" svg:y2="40.518cm">
          <text:p/>
        </draw:line>
        <draw:line draw:style-name="gr82" draw:text-style-name="P3" draw:layer="layout" svg:x1="37.629cm" svg:y1="40.515cm" svg:x2="37.877cm" svg:y2="40.519cm">
          <text:p/>
        </draw:line>
        <draw:line draw:style-name="gr82" draw:text-style-name="P3" draw:layer="layout" svg:x1="36.147cm" svg:y1="38.872cm" svg:x2="37.419cm" svg:y2="38.872cm">
          <text:p/>
        </draw:line>
        <draw:frame draw:style-name="gr95" draw:text-style-name="P5" draw:layer="layout" svg:width="4.617cm" svg:height="0.725cm" svg:x="35.663cm" svg:y="37.3cm">
          <draw:text-box>
            <text:p text:style-name="P4"><text:span text:style-name="T3">output</text:span></text:p>
          </draw:text-box>
        </draw:frame>
        <draw:custom-shape draw:style-name="gr42" draw:text-style-name="P20" draw:layer="layout" svg:width="1.6cm" svg:height="1.293cm" svg:x="35.5cm" svg:y="38.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5" draw:text-style-name="P5" draw:layer="layout" svg:width="4.617cm" svg:height="0.725cm" svg:x="34.783cm" svg:y="40.155cm">
          <draw:text-box>
            <text:p text:style-name="P4"><text:span text:style-name="T3">reset</text:span></text:p>
          </draw:text-box>
        </draw:fram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81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71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3"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81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3"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3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4" draw:text-style-name="P5" draw:layer="layout" svg:width="5.04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8"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17" draw:layer="layout" svg:width="4.058cm" svg:height="1.546cm" svg:x="11.459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40"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81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71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6" draw:text-style-name="P5" draw:layer="layout" svg:width="4.35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1"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81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6" draw:text-style-name="P5" draw:layer="layout" svg:width="4.35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9"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40"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9"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31"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132"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2"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3" draw:text-style-name="P5" draw:layer="layout" svg:width="5.425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1"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1"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6"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5" draw:layer="layout" svg:width="8.25cm" svg:height="3.606cm" svg:x="-3.263cm" svg:y="1.898cm">
          <text:p text:style-name="P1"><text:span text:style-name="T14">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33"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81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71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3"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81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3"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3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4" draw:text-style-name="P5" draw:layer="layout" svg:width="5.04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8"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17" draw:layer="layout" svg:width="4.058cm" svg:height="1.546cm" svg:x="11.575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40"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9"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4"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40"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9"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31"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132"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2"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3" draw:text-style-name="P5" draw:layer="layout" svg:width="5.425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2" draw:text-style-name="P3" draw:layer="layout" svg:width="5.247cm" svg:height="1cm" svg:x="-1.952cm" svg:y="7.196cm">
          <text:p text:style-name="P3">BusSlaveFactory</text:p>
        </draw:rect>
        <draw:rect draw:style-name="gr74" draw:text-style-name="P3" draw:layer="layout" svg:width="7.5cm" svg:height="1cm" svg:x="-3.026cm" svg:y="10.497cm">
          <text:p text:style-name="P3">AvalonMMSlaveFactory</text:p>
        </draw:rect>
        <draw:line draw:style-name="gr53" draw:text-style-name="P3" draw:layer="layout" svg:x1="-0.457cm" svg:y1="9.092cm" svg:x2="-0.457cm" svg:y2="8.246cm">
          <text:p/>
        </draw:line>
        <draw:rect draw:style-name="gr74" draw:text-style-name="P3" draw:layer="layout" svg:width="7.5cm" svg:height="1cm" svg:x="-7.62cm" svg:y="9.092cm">
          <text:p text:style-name="P3">Apb3SlaveFactory</text:p>
        </draw:rect>
        <draw:rect draw:style-name="gr74" draw:text-style-name="P3" draw:layer="layout" svg:width="7.5cm" svg:height="1cm" svg:x="1.448cm" svg:y="9.121cm">
          <text:p text:style-name="P3">AxiLite4SlaveFactory</text:p>
        </draw:rect>
        <draw:line draw:style-name="gr53" draw:text-style-name="P3" draw:layer="layout" svg:x1="0.673cm" svg:y1="10.497cm" svg:x2="0.674cm" svg:y2="8.246cm">
          <text:p/>
        </draw:line>
        <draw:line draw:style-name="gr53" draw:text-style-name="P3" draw:layer="layout" svg:x1="1.815cm" svg:y1="9.121cm" svg:x2="1.815cm" svg:y2="8.275cm">
          <text:p/>
        </draw:line>
        <draw:g>
          <draw:rect draw:style-name="gr3" draw:text-style-name="P3" draw:layer="layout" svg:width="0.5cm" svg:height="0.5cm" svg:x="-4.981cm" svg:y="18.202cm">
            <text:p/>
          </draw:rect>
          <draw:frame draw:style-name="gr135"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6"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7"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8"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5"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6"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7"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9" draw:text-style-name="P5" draw:layer="layout" svg:width="1.992cm" svg:height="0.725cm" svg:x="-2.372cm" svg:y="20.915cm">
          <draw:text-box>
            <text:p text:style-name="P4"><text:span text:style-name="T3">doRead</text:span></text:p>
          </draw:text-box>
        </draw:frame>
        <draw:line draw:style-name="gr82" draw:text-style-name="P3" draw:layer="layout" svg:x1="3.839cm" svg:y1="16.136cm" svg:x2="4.832cm" svg:y2="16.136cm">
          <text:p/>
        </draw:line>
        <draw:path draw:style-name="gr94" draw:text-style-name="P13" draw:layer="layout" svg:width="0.749cm" svg:height="0.749cm" svg:x="4.808cm" svg:y="15.973cm" svg:viewBox="0 0 750 750" svg:d="M375 0c213 0 375 162 375 375s-162 375-375 375-375-162-375-375 162-375 375-375z">
          <text:p text:style-name="P13">=</text:p>
        </draw:path>
        <draw:line draw:style-name="gr82" draw:text-style-name="P3" draw:layer="layout" svg:x1="4.591cm" svg:y1="16.536cm" svg:x2="4.832cm" svg:y2="16.536cm">
          <text:p/>
        </draw:line>
        <draw:g>
          <draw:frame draw:style-name="gr118" draw:text-style-name="P5" draw:layer="layout" svg:width="1.211cm" svg:height="0.725cm" svg:x="3.569cm" svg:y="16.178cm">
            <draw:text-box>
              <text:p text:style-name="P4"><text:span text:style-name="T3">0</text:span></text:p>
            </draw:text-box>
          </draw:frame>
        </draw:g>
        <draw:custom-shape draw:style-name="gr47"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8"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40"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1"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6.558cm" svg:y="15.435cm">
            <draw:text-box>
              <text:p text:style-name="P4"><text:span text:style-name="T3">D</text:span></text:p>
            </draw:text-box>
          </draw:frame>
          <draw:frame draw:style-name="gr85" draw:text-style-name="P5" draw:layer="layout" svg:width="0.832cm" svg:height="0.725cm" svg:x="17.059cm" svg:y="15.436cm">
            <draw:text-box>
              <text:p text:style-name="P4"><text:span text:style-name="T3">Q</text:span></text:p>
            </draw:text-box>
          </draw:frame>
        </draw:g>
        <draw:frame draw:style-name="gr90" draw:text-style-name="P5" draw:layer="layout" svg:width="1.281cm" svg:height="0.725cm" svg:x="15.434cm" svg:y="16.435cm">
          <draw:text-box>
            <text:p text:style-name="P4"><text:span text:style-name="T3">clk</text:span></text:p>
          </draw:text-box>
        </draw:frame>
        <draw:line draw:style-name="gr82" draw:text-style-name="P3" draw:layer="layout" svg:x1="16.434cm" svg:y1="16.781cm" svg:x2="16.715cm" svg:y2="16.781cm">
          <text:p/>
        </draw:line>
        <draw:line draw:style-name="gr82" draw:text-style-name="P3" draw:layer="layout" svg:x1="17.715cm" svg:y1="15.832cm" svg:x2="19.138cm" svg:y2="15.832cm">
          <text:p/>
        </draw:line>
        <draw:line draw:style-name="gr82" draw:text-style-name="P3" draw:layer="layout" svg:x1="18.055cm" svg:y1="15.997cm" svg:x2="18.236cm" svg:y2="15.636cm">
          <text:p/>
        </draw:line>
        <draw:frame draw:style-name="gr90" draw:text-style-name="P5" draw:layer="layout" svg:width="1.281cm" svg:height="0.725cm" svg:x="17.495cm" svg:y="15.027cm">
          <draw:text-box>
            <text:p text:style-name="P4"><text:span text:style-name="T3">20</text:span></text:p>
          </draw:text-box>
        </draw:frame>
        <draw:frame draw:style-name="gr96" draw:text-style-name="P5" draw:layer="layout" svg:width="0.786cm" svg:height="0.725cm" svg:x="16.549cm" svg:y="15.939cm">
          <draw:text-box>
            <text:p text:style-name="P4"><text:span text:style-name="T3">E</text:span></text:p>
          </draw:text-box>
        </draw:frame>
        <draw:line draw:style-name="gr82" draw:text-style-name="P3" draw:layer="layout" svg:x1="16.425cm" svg:y1="16.285cm" svg:x2="16.706cm" svg:y2="16.285cm">
          <text:p/>
        </draw:line>
        <draw:line draw:style-name="gr82" draw:text-style-name="P3" draw:layer="layout" svg:x1="6.179cm" svg:y1="15.774cm" svg:x2="6.745cm" svg:y2="15.774cm">
          <text:p/>
        </draw:line>
        <draw:line draw:style-name="gr82" draw:text-style-name="P3" draw:layer="layout" svg:x1="6.179cm" svg:y1="15.774cm" svg:x2="6.179cm" svg:y2="16.348cm">
          <text:p/>
        </draw:line>
        <draw:line draw:style-name="gr82" draw:text-style-name="P3" draw:layer="layout" svg:x1="5.558cm" svg:y1="16.348cm" svg:x2="6.179cm" svg:y2="16.348cm">
          <text:p/>
        </draw:line>
        <draw:custom-shape draw:style-name="gr47"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2" draw:text-style-name="P3" draw:layer="layout" svg:x1="6.179cm" svg:y1="17.574cm" svg:x2="6.745cm" svg:y2="17.574cm">
          <text:p/>
        </draw:line>
        <draw:line draw:style-name="gr82" draw:text-style-name="P3" draw:layer="layout" svg:x1="6.179cm" svg:y1="16.374cm" svg:x2="6.179cm" svg:y2="16.948cm">
          <text:p/>
        </draw:line>
        <draw:frame draw:style-name="gr139" draw:text-style-name="P5" draw:layer="layout" svg:width="1.992cm" svg:height="0.725cm" svg:x="4.387cm" svg:y="17.183cm">
          <draw:text-box>
            <text:p text:style-name="P4"><text:span text:style-name="T3">doRead</text:span></text:p>
          </draw:text-box>
        </draw:frame>
        <draw:line draw:style-name="gr82" draw:text-style-name="P3" draw:layer="layout" svg:x1="7.848cm" svg:y1="17.269cm" svg:x2="8.414cm" svg:y2="17.269cm">
          <text:p/>
        </draw:line>
        <draw:line draw:style-name="gr82" draw:text-style-name="P3" draw:layer="layout" svg:x1="7.848cm" svg:y1="15.457cm" svg:x2="8.414cm" svg:y2="15.457cm">
          <text:p/>
        </draw:line>
        <draw:frame draw:style-name="gr141" draw:text-style-name="P5" draw:layer="layout" svg:width="2.229cm" svg:height="0.725cm" svg:x="8.281cm" svg:y="16.913cm">
          <draw:text-box>
            <text:p text:style-name="P4"><text:span text:style-name="T3">doRead0</text:span></text:p>
          </draw:text-box>
        </draw:frame>
        <draw:frame draw:style-name="gr142" draw:text-style-name="P5" draw:layer="layout" svg:width="2.212cm" svg:height="0.725cm" svg:x="8.29cm" svg:y="15.072cm">
          <draw:text-box>
            <text:p text:style-name="P4"><text:span text:style-name="T3">doWrite0</text:span></text:p>
          </draw:text-box>
        </draw:frame>
        <draw:frame draw:style-name="gr142" draw:text-style-name="P5" draw:layer="layout" svg:width="2.212cm" svg:height="0.725cm" svg:x="14.373cm" svg:y="15.939cm">
          <draw:text-box>
            <text:p text:style-name="P4"><text:span text:style-name="T3">doWrite0</text:span></text:p>
          </draw:text-box>
        </draw:frame>
        <draw:line draw:style-name="gr82" draw:text-style-name="P3" draw:layer="layout" svg:x1="15.946cm" svg:y1="15.785cm" svg:x2="16.707cm" svg:y2="15.785cm">
          <text:p/>
        </draw:line>
        <draw:frame draw:style-name="gr143" draw:text-style-name="P5" draw:layer="layout" svg:width="5.993cm" svg:height="0.725cm" svg:x="19.136cm" svg:y="15.45cm">
          <draw:text-box>
            <text:p text:style-name="P4"><text:span text:style-name="T3">uartCtrl.io.config.clockDivider</text:span></text:p>
          </draw:text-box>
        </draw:frame>
        <draw:line draw:style-name="gr82" draw:text-style-name="P3" draw:layer="layout" svg:x1="16.281cm" svg:y1="15.972cm" svg:x2="16.462cm" svg:y2="15.611cm">
          <text:p/>
        </draw:line>
        <draw:frame draw:style-name="gr90"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4" draw:text-style-name="P5" draw:layer="layout" svg:width="3.084cm" svg:height="0.725cm" svg:x="12.54cm" svg:y="15.414cm">
            <draw:text-box>
              <text:p text:style-name="P4"><text:span text:style-name="T3">bus.PWDATA</text:span></text:p>
            </draw:text-box>
          </draw:frame>
        </draw:g>
        <draw:custom-shape draw:style-name="gr101"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9.342cm" svg:y1="17.926cm" svg:x2="19.342cm" svg:y2="17.471cm">
          <text:p/>
        </draw:line>
        <draw:g>
          <draw:rect draw:style-name="gr3" draw:text-style-name="P3" draw:layer="layout" svg:width="0.5cm" svg:height="0.5cm" svg:x="20.519cm" svg:y="16.736cm">
            <text:p/>
          </draw:rect>
          <draw:frame draw:style-name="gr145" draw:text-style-name="P5" draw:layer="layout" svg:width="2.97cm" svg:height="0.725cm" svg:x="20.963cm" svg:y="16.586cm">
            <draw:text-box>
              <text:p text:style-name="P4"><text:span text:style-name="T3">bus.PRDATA</text:span></text:p>
            </draw:text-box>
          </draw:frame>
        </draw:g>
        <draw:line draw:style-name="gr82" draw:text-style-name="P3" draw:layer="layout" svg:x1="19.542cm" svg:y1="16.968cm" svg:x2="19.899cm" svg:y2="16.968cm">
          <text:p/>
        </draw:line>
        <draw:frame draw:style-name="gr141" draw:text-style-name="P5" draw:layer="layout" svg:width="2.229cm" svg:height="0.725cm" svg:x="18.326cm" svg:y="17.915cm">
          <draw:text-box>
            <text:p text:style-name="P4"><text:span text:style-name="T3">doRead0</text:span></text:p>
          </draw:text-box>
        </draw:frame>
        <draw:line draw:style-name="gr82" draw:text-style-name="P3" draw:layer="layout" svg:x1="18.547cm" svg:y1="16.611cm" svg:x2="19.111cm" svg:y2="16.611cm">
          <text:p/>
        </draw:line>
        <draw:line draw:style-name="gr82" draw:text-style-name="P3" draw:layer="layout" svg:x1="18.574cm" svg:y1="16.611cm" svg:x2="18.574cm" svg:y2="15.832cm">
          <text:p/>
        </draw:line>
        <draw:line draw:style-name="gr82" draw:text-style-name="P3" draw:layer="layout" svg:x1="18.557cm" svg:y1="17.287cm" svg:x2="19.121cm" svg:y2="17.287cm">
          <text:p/>
        </draw:line>
        <draw:frame draw:style-name="gr146" draw:text-style-name="P26" draw:layer="layout" svg:width="0.858cm" svg:height="0.738cm" svg:x="17.89cm" svg:y="16.812cm">
          <draw:text-box>
            <text:p text:style-name="P4"><text:span text:style-name="T15">...</text:span></text:p>
          </draw:text-box>
        </draw:frame>
        <draw:frame draw:style-name="gr146" draw:text-style-name="P26" draw:layer="layout" svg:width="0.858cm" svg:height="0.738cm" svg:x="19.756cm" svg:y="16.495cm">
          <draw:text-box>
            <text:p text:style-name="P4"><text:span text:style-name="T15">...</text:span></text:p>
          </draw:text-box>
        </draw:frame>
        <draw:custom-shape draw:style-name="gr47"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7"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3" draw:layer="layout" svg:x1="-4.481cm" svg:y1="18.45cm" svg:x2="-4.2cm" svg:y2="18.45cm">
          <text:p/>
        </draw:line>
        <draw:line draw:style-name="gr82" draw:text-style-name="P3" draw:layer="layout" svg:x1="-4.48cm" svg:y1="19.083cm" svg:x2="-3.883cm" svg:y2="19.083cm">
          <text:p/>
        </draw:line>
        <draw:line draw:style-name="gr82" draw:text-style-name="P3" draw:layer="layout" svg:x1="-4.444cm" svg:y1="19.745cm" svg:x2="-4.163cm" svg:y2="19.745cm">
          <text:p/>
        </draw:line>
        <draw:line draw:style-name="gr82" draw:text-style-name="P3" draw:layer="layout" svg:x1="-4.164cm" svg:y1="19.374cm" svg:x2="-3.883cm" svg:y2="19.374cm">
          <text:p/>
        </draw:line>
        <draw:line draw:style-name="gr82" draw:text-style-name="P3" draw:layer="layout" svg:x1="-4.164cm" svg:y1="18.769cm" svg:x2="-3.883cm" svg:y2="18.769cm">
          <text:p/>
        </draw:line>
        <draw:line draw:style-name="gr82" draw:text-style-name="P3" draw:layer="layout" svg:x1="-4.163cm" svg:y1="19.374cm" svg:x2="-4.163cm" svg:y2="19.745cm">
          <text:p/>
        </draw:line>
        <draw:line draw:style-name="gr82" draw:text-style-name="P3" draw:layer="layout" svg:x1="-4.164cm" svg:y1="18.45cm" svg:x2="-4.164cm" svg:y2="18.769cm">
          <text:p/>
        </draw:line>
        <draw:line draw:style-name="gr82" draw:text-style-name="P3" draw:layer="layout" svg:x1="-4.493cm" svg:y1="20.675cm" svg:x2="-4.212cm" svg:y2="20.675cm">
          <text:p/>
        </draw:line>
        <draw:line draw:style-name="gr82" draw:text-style-name="P3" draw:layer="layout" svg:x1="-4.492cm" svg:y1="21.308cm" svg:x2="-3.895cm" svg:y2="21.308cm">
          <text:p/>
        </draw:line>
        <draw:line draw:style-name="gr82" draw:text-style-name="P3" draw:layer="layout" svg:x1="-4.456cm" svg:y1="21.97cm" svg:x2="-4.175cm" svg:y2="21.97cm">
          <text:p/>
        </draw:line>
        <draw:line draw:style-name="gr82" draw:text-style-name="P3" draw:layer="layout" svg:x1="-4.176cm" svg:y1="21.599cm" svg:x2="-3.895cm" svg:y2="21.599cm">
          <text:p/>
        </draw:line>
        <draw:line draw:style-name="gr82" draw:text-style-name="P3" draw:layer="layout" svg:x1="-4.176cm" svg:y1="20.994cm" svg:x2="-3.895cm" svg:y2="20.994cm">
          <text:p/>
        </draw:line>
        <draw:line draw:style-name="gr82" draw:text-style-name="P3" draw:layer="layout" svg:x1="-4.175cm" svg:y1="21.599cm" svg:x2="-4.175cm" svg:y2="21.97cm">
          <text:p/>
        </draw:line>
        <draw:line draw:style-name="gr82" draw:text-style-name="P3" draw:layer="layout" svg:x1="-4.176cm" svg:y1="20.675cm" svg:x2="-4.176cm" svg:y2="20.994cm">
          <text:p/>
        </draw:line>
        <draw:custom-shape draw:style-name="gr57"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2" draw:text-style-name="P3" draw:layer="layout" svg:x1="3.823cm" svg:y1="19.872cm" svg:x2="4.816cm" svg:y2="19.872cm">
          <text:p/>
        </draw:line>
        <draw:path draw:style-name="gr94" draw:text-style-name="P13" draw:layer="layout" svg:width="0.749cm" svg:height="0.749cm" svg:x="4.792cm" svg:y="19.709cm" svg:viewBox="0 0 750 750" svg:d="M375 0c213 0 375 162 375 375s-162 375-375 375-375-162-375-375 162-375 375-375z">
          <text:p text:style-name="P13">=</text:p>
        </draw:path>
        <draw:line draw:style-name="gr82" draw:text-style-name="P3" draw:layer="layout" svg:x1="4.575cm" svg:y1="20.272cm" svg:x2="4.816cm" svg:y2="20.272cm">
          <text:p/>
        </draw:line>
        <draw:g>
          <draw:frame draw:style-name="gr118" draw:text-style-name="P5" draw:layer="layout" svg:width="1.211cm" svg:height="0.725cm" svg:x="3.553cm" svg:y="19.914cm">
            <draw:text-box>
              <text:p text:style-name="P4"><text:span text:style-name="T3">4</text:span></text:p>
            </draw:text-box>
          </draw:frame>
        </draw:g>
        <draw:custom-shape draw:style-name="gr47"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8"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40" draw:text-style-name="P5" draw:layer="layout" svg:width="2.758cm" svg:height="0.725cm" svg:x="0.626cm" svg:y="19.52cm">
            <draw:text-box>
              <text:p text:style-name="P4"><text:span text:style-name="T3">bus.PADDR</text:span></text:p>
            </draw:text-box>
          </draw:frame>
        </draw:g>
        <draw:line draw:style-name="gr82" draw:text-style-name="P3" draw:layer="layout" svg:x1="6.163cm" svg:y1="19.51cm" svg:x2="6.729cm" svg:y2="19.51cm">
          <text:p/>
        </draw:line>
        <draw:line draw:style-name="gr82" draw:text-style-name="P3" draw:layer="layout" svg:x1="6.163cm" svg:y1="19.51cm" svg:x2="6.163cm" svg:y2="20.084cm">
          <text:p/>
        </draw:line>
        <draw:line draw:style-name="gr82" draw:text-style-name="P3" draw:layer="layout" svg:x1="5.542cm" svg:y1="20.084cm" svg:x2="6.163cm" svg:y2="20.084cm">
          <text:p/>
        </draw:line>
        <draw:custom-shape draw:style-name="gr47"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2" draw:text-style-name="P3" draw:layer="layout" svg:x1="6.163cm" svg:y1="21.31cm" svg:x2="6.729cm" svg:y2="21.31cm">
          <text:p/>
        </draw:line>
        <draw:line draw:style-name="gr82" draw:text-style-name="P3" draw:layer="layout" svg:x1="6.163cm" svg:y1="20.11cm" svg:x2="6.163cm" svg:y2="20.684cm">
          <text:p/>
        </draw:line>
        <draw:frame draw:style-name="gr139" draw:text-style-name="P5" draw:layer="layout" svg:width="1.992cm" svg:height="0.725cm" svg:x="4.371cm" svg:y="20.919cm">
          <draw:text-box>
            <text:p text:style-name="P4"><text:span text:style-name="T3">doRead</text:span></text:p>
          </draw:text-box>
        </draw:frame>
        <draw:line draw:style-name="gr82" draw:text-style-name="P3" draw:layer="layout" svg:x1="7.832cm" svg:y1="21.005cm" svg:x2="8.398cm" svg:y2="21.005cm">
          <text:p/>
        </draw:line>
        <draw:line draw:style-name="gr82" draw:text-style-name="P3" draw:layer="layout" svg:x1="7.832cm" svg:y1="19.193cm" svg:x2="8.398cm" svg:y2="19.193cm">
          <text:p/>
        </draw:line>
        <draw:frame draw:style-name="gr141" draw:text-style-name="P5" draw:layer="layout" svg:width="2.229cm" svg:height="0.725cm" svg:x="8.265cm" svg:y="20.649cm">
          <draw:text-box>
            <text:p text:style-name="P4"><text:span text:style-name="T3">doRead4</text:span></text:p>
          </draw:text-box>
        </draw:frame>
        <draw:frame draw:style-name="gr142"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1"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6.558cm" svg:y="19.981cm">
            <draw:text-box>
              <text:p text:style-name="P4"><text:span text:style-name="T3">D</text:span></text:p>
            </draw:text-box>
          </draw:frame>
          <draw:frame draw:style-name="gr85" draw:text-style-name="P5" draw:layer="layout" svg:width="0.832cm" svg:height="0.725cm" svg:x="17.059cm" svg:y="19.982cm">
            <draw:text-box>
              <text:p text:style-name="P4"><text:span text:style-name="T3">Q</text:span></text:p>
            </draw:text-box>
          </draw:frame>
        </draw:g>
        <draw:frame draw:style-name="gr90" draw:text-style-name="P5" draw:layer="layout" svg:width="1.281cm" svg:height="0.725cm" svg:x="15.434cm" svg:y="20.981cm">
          <draw:text-box>
            <text:p text:style-name="P4"><text:span text:style-name="T3">clk</text:span></text:p>
          </draw:text-box>
        </draw:frame>
        <draw:line draw:style-name="gr82" draw:text-style-name="P3" draw:layer="layout" svg:x1="16.434cm" svg:y1="21.327cm" svg:x2="16.715cm" svg:y2="21.327cm">
          <text:p/>
        </draw:line>
        <draw:line draw:style-name="gr82" draw:text-style-name="P3" draw:layer="layout" svg:x1="17.715cm" svg:y1="20.378cm" svg:x2="19.138cm" svg:y2="20.378cm">
          <text:p/>
        </draw:line>
        <draw:line draw:style-name="gr82" draw:text-style-name="P3" draw:layer="layout" svg:x1="18.055cm" svg:y1="20.543cm" svg:x2="18.236cm" svg:y2="20.182cm">
          <text:p/>
        </draw:line>
        <draw:frame draw:style-name="gr90" draw:text-style-name="P5" draw:layer="layout" svg:width="1.281cm" svg:height="0.725cm" svg:x="17.495cm" svg:y="19.573cm">
          <draw:text-box>
            <text:p text:style-name="P4"><text:span text:style-name="T3">6</text:span></text:p>
          </draw:text-box>
        </draw:frame>
        <draw:frame draw:style-name="gr96" draw:text-style-name="P5" draw:layer="layout" svg:width="0.786cm" svg:height="0.725cm" svg:x="16.549cm" svg:y="20.485cm">
          <draw:text-box>
            <text:p text:style-name="P4"><text:span text:style-name="T3">E</text:span></text:p>
          </draw:text-box>
        </draw:frame>
        <draw:line draw:style-name="gr82" draw:text-style-name="P3" draw:layer="layout" svg:x1="16.425cm" svg:y1="20.831cm" svg:x2="16.706cm" svg:y2="20.831cm">
          <text:p/>
        </draw:line>
        <draw:frame draw:style-name="gr142" draw:text-style-name="P5" draw:layer="layout" svg:width="2.212cm" svg:height="0.725cm" svg:x="14.373cm" svg:y="20.485cm">
          <draw:text-box>
            <text:p text:style-name="P4"><text:span text:style-name="T3">doWrite4</text:span></text:p>
          </draw:text-box>
        </draw:frame>
        <draw:line draw:style-name="gr82" draw:text-style-name="P3" draw:layer="layout" svg:x1="15.946cm" svg:y1="20.331cm" svg:x2="16.707cm" svg:y2="20.331cm">
          <text:p/>
        </draw:line>
        <draw:frame draw:style-name="gr147" draw:text-style-name="P5" draw:layer="layout" svg:width="4.803cm" svg:height="0.725cm" svg:x="19.131cm" svg:y="19.996cm">
          <draw:text-box>
            <text:p text:style-name="P4"><text:span text:style-name="T3">uartCtrl.io.config.frame</text:span></text:p>
          </draw:text-box>
        </draw:frame>
        <draw:line draw:style-name="gr82" draw:text-style-name="P3" draw:layer="layout" svg:x1="16.281cm" svg:y1="20.518cm" svg:x2="16.462cm" svg:y2="20.157cm">
          <text:p/>
        </draw:line>
        <draw:frame draw:style-name="gr90"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4" draw:text-style-name="P5" draw:layer="layout" svg:width="3.084cm" svg:height="0.725cm" svg:x="12.54cm" svg:y="19.96cm">
            <draw:text-box>
              <text:p text:style-name="P4"><text:span text:style-name="T3">bus.PWDATA</text:span></text:p>
            </draw:text-box>
          </draw:frame>
        </draw:g>
        <draw:custom-shape draw:style-name="gr101"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9.369cm" svg:y1="22.472cm" svg:x2="19.369cm" svg:y2="22.017cm">
          <text:p/>
        </draw:line>
        <draw:g>
          <draw:rect draw:style-name="gr3" draw:text-style-name="P3" draw:layer="layout" svg:width="0.5cm" svg:height="0.5cm" svg:x="20.519cm" svg:y="21.282cm">
            <text:p/>
          </draw:rect>
          <draw:frame draw:style-name="gr145" draw:text-style-name="P5" draw:layer="layout" svg:width="2.97cm" svg:height="0.725cm" svg:x="20.963cm" svg:y="21.132cm">
            <draw:text-box>
              <text:p text:style-name="P4"><text:span text:style-name="T3">bus.PRDATA</text:span></text:p>
            </draw:text-box>
          </draw:frame>
        </draw:g>
        <draw:line draw:style-name="gr82" draw:text-style-name="P3" draw:layer="layout" svg:x1="19.569cm" svg:y1="21.514cm" svg:x2="19.926cm" svg:y2="21.514cm">
          <text:p/>
        </draw:line>
        <draw:frame draw:style-name="gr141" draw:text-style-name="P5" draw:layer="layout" svg:width="2.229cm" svg:height="0.725cm" svg:x="18.353cm" svg:y="22.461cm">
          <draw:text-box>
            <text:p text:style-name="P4"><text:span text:style-name="T3">doRead4</text:span></text:p>
          </draw:text-box>
        </draw:frame>
        <draw:line draw:style-name="gr82" draw:text-style-name="P3" draw:layer="layout" svg:x1="18.574cm" svg:y1="21.157cm" svg:x2="19.138cm" svg:y2="21.157cm">
          <text:p/>
        </draw:line>
        <draw:line draw:style-name="gr82" draw:text-style-name="P3" draw:layer="layout" svg:x1="18.574cm" svg:y1="21.157cm" svg:x2="18.574cm" svg:y2="20.378cm">
          <text:p/>
        </draw:line>
        <draw:line draw:style-name="gr82" draw:text-style-name="P3" draw:layer="layout" svg:x1="18.584cm" svg:y1="21.833cm" svg:x2="19.148cm" svg:y2="21.833cm">
          <text:p/>
        </draw:line>
        <draw:frame draw:style-name="gr146" draw:text-style-name="P26" draw:layer="layout" svg:width="0.858cm" svg:height="0.738cm" svg:x="17.89cm" svg:y="21.358cm">
          <draw:text-box>
            <text:p text:style-name="P4"><text:span text:style-name="T15">...</text:span></text:p>
          </draw:text-box>
        </draw:frame>
        <draw:frame draw:style-name="gr146" draw:text-style-name="P26" draw:layer="layout" svg:width="0.858cm" svg:height="0.738cm" svg:x="19.783cm" svg:y="21.041cm">
          <draw:text-box>
            <text:p text:style-name="P4"><text:span text:style-name="T15">...</text:span></text:p>
          </draw:text-box>
        </draw:frame>
        <draw:line draw:style-name="gr82" draw:text-style-name="P3" draw:layer="layout" svg:x1="3.823cm" svg:y1="25.028cm" svg:x2="4.816cm" svg:y2="25.028cm">
          <text:p/>
        </draw:line>
        <draw:path draw:style-name="gr94" draw:text-style-name="P13" draw:layer="layout" svg:width="0.749cm" svg:height="0.749cm" svg:x="4.792cm" svg:y="24.865cm" svg:viewBox="0 0 750 750" svg:d="M375 0c213 0 375 162 375 375s-162 375-375 375-375-162-375-375 162-375 375-375z">
          <text:p text:style-name="P13">=</text:p>
        </draw:path>
        <draw:line draw:style-name="gr82" draw:text-style-name="P3" draw:layer="layout" svg:x1="4.575cm" svg:y1="25.428cm" svg:x2="4.816cm" svg:y2="25.428cm">
          <text:p/>
        </draw:line>
        <draw:g>
          <draw:frame draw:style-name="gr118" draw:text-style-name="P5" draw:layer="layout" svg:width="1.211cm" svg:height="0.725cm" svg:x="3.553cm" svg:y="25.07cm">
            <draw:text-box>
              <text:p text:style-name="P4"><text:span text:style-name="T3">8</text:span></text:p>
            </draw:text-box>
          </draw:frame>
        </draw:g>
        <draw:custom-shape draw:style-name="gr47"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8"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40" draw:text-style-name="P5" draw:layer="layout" svg:width="2.758cm" svg:height="0.725cm" svg:x="0.626cm" svg:y="24.676cm">
            <draw:text-box>
              <text:p text:style-name="P4"><text:span text:style-name="T3">bus.PADDR</text:span></text:p>
            </draw:text-box>
          </draw:frame>
        </draw:g>
        <draw:line draw:style-name="gr82" draw:text-style-name="P3" draw:layer="layout" svg:x1="5.542cm" svg:y1="25.24cm" svg:x2="6.729cm" svg:y2="25.232cm">
          <text:p/>
        </draw:line>
        <draw:line draw:style-name="gr82" draw:text-style-name="P3" draw:layer="layout" svg:x1="7.832cm" svg:y1="24.927cm" svg:x2="8.398cm" svg:y2="24.927cm">
          <text:p/>
        </draw:line>
        <draw:frame draw:style-name="gr142" draw:text-style-name="P5" draw:layer="layout" svg:width="2.212cm" svg:height="0.725cm" svg:x="8.274cm" svg:y="24.542cm">
          <draw:text-box>
            <text:p text:style-name="P4"><text:span text:style-name="T3">doWrite8</text:span></text:p>
          </draw:text-box>
        </draw:frame>
        <draw:line draw:style-name="gr82" draw:text-style-name="P3" draw:layer="layout" svg:x1="14.156cm" svg:y1="25.027cm" svg:x2="15.266cm" svg:y2="25.028cm">
          <text:p/>
        </draw:line>
        <draw:frame draw:style-name="gr89" draw:text-style-name="P5" draw:layer="layout" svg:width="1.446cm" svg:height="0.725cm" svg:x="15.566cm" svg:y="24.652cm">
          <draw:text-box>
            <text:p text:style-name="P4"><text:span text:style-name="T3">valid</text:span></text:p>
          </draw:text-box>
        </draw:frame>
        <draw:frame draw:style-name="gr139" draw:text-style-name="P5" draw:layer="layout" svg:width="1.992cm" svg:height="0.725cm" svg:x="15.297cm" svg:y="25.378cm">
          <draw:text-box>
            <text:p text:style-name="P4"><text:span text:style-name="T3">payload</text:span></text:p>
          </draw:text-box>
        </draw:frame>
        <draw:frame draw:style-name="gr142" draw:text-style-name="P5" draw:layer="layout" svg:width="2.212cm" svg:height="0.725cm" svg:x="12.044cm" svg:y="24.666cm">
          <draw:text-box>
            <text:p text:style-name="P4"><text:span text:style-name="T3">doWrite8</text:span></text:p>
          </draw:text-box>
        </draw:frame>
        <draw:line draw:style-name="gr82" draw:text-style-name="P3" draw:layer="layout" svg:x1="14.472cm" svg:y1="25.749cm" svg:x2="15.233cm" svg:y2="25.749cm">
          <text:p/>
        </draw:line>
        <draw:line draw:style-name="gr82" draw:text-style-name="P3" draw:layer="layout" svg:x1="14.807cm" svg:y1="25.936cm" svg:x2="14.988cm" svg:y2="25.575cm">
          <text:p/>
        </draw:line>
        <draw:frame draw:style-name="gr90"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4" draw:text-style-name="P5" draw:layer="layout" svg:width="3.084cm" svg:height="0.725cm" svg:x="11.066cm" svg:y="25.378cm">
            <draw:text-box>
              <text:p text:style-name="P4"><text:span text:style-name="T3">bus.PWDATA</text:span></text:p>
            </draw:text-box>
          </draw:frame>
        </draw:g>
        <draw:frame draw:style-name="gr148" draw:text-style-name="P5" draw:layer="layout" svg:width="1.565cm" svg:height="0.725cm" svg:x="20.605cm" svg:y="26.141cm">
          <draw:text-box>
            <text:p text:style-name="P4"><text:span text:style-name="T3">ready</text:span></text:p>
          </draw:text-box>
        </draw:frame>
        <draw:line draw:style-name="gr82" draw:text-style-name="P3" draw:layer="layout" svg:x1="17.287cm" svg:y1="25.795cm" svg:x2="20.25cm" svg:y2="25.795cm">
          <text:p/>
        </draw:line>
        <draw:rect draw:style-name="gr43" draw:text-style-name="P3" draw:layer="layout" svg:width="2.021cm" svg:height="1.451cm" svg:x="15.266cm" svg:y="24.652cm">
          <text:p/>
        </draw:rect>
        <draw:frame draw:style-name="gr45" draw:text-style-name="P27" draw:layer="layout" svg:width="3.918cm" svg:height="0.963cm" svg:x="14.768cm" svg:y="23.711cm">
          <draw:text-box>
            <text:p><text:span text:style-name="T16">writeFlow</text:span></text:p>
          </draw:text-box>
        </draw:frame>
        <draw:line draw:style-name="gr82" draw:text-style-name="P3" draw:layer="layout" svg:x1="17.266cm" svg:y1="25.026cm" svg:x2="20.25cm" svg:y2="25cm">
          <text:p/>
        </draw:line>
        <draw:frame draw:style-name="gr89" draw:text-style-name="P5" draw:layer="layout" svg:width="1.446cm" svg:height="0.725cm" svg:x="20.607cm" svg:y="24.69cm">
          <draw:text-box>
            <text:p text:style-name="P4"><text:span text:style-name="T3">valid</text:span></text:p>
          </draw:text-box>
        </draw:frame>
        <draw:frame draw:style-name="gr139" draw:text-style-name="P5" draw:layer="layout" svg:width="1.992cm" svg:height="0.725cm" svg:x="20.338cm" svg:y="25.416cm">
          <draw:text-box>
            <text:p text:style-name="P4"><text:span text:style-name="T3">payload</text:span></text:p>
          </draw:text-box>
        </draw:frame>
        <draw:rect draw:style-name="gr43" draw:text-style-name="P3" draw:layer="layout" svg:width="2.021cm" svg:height="2.176cm" svg:x="20.307cm" svg:y="24.69cm">
          <text:p/>
        </draw:rect>
        <draw:frame draw:style-name="gr45" draw:text-style-name="P27" draw:layer="layout" svg:width="3.918cm" svg:height="0.963cm" svg:x="17.409cm" svg:y="24.149cm">
          <draw:text-box>
            <text:p><text:span text:style-name="T16">toStream</text:span></text:p>
          </draw:text-box>
        </draw:frame>
        <draw:line draw:style-name="gr82" draw:text-style-name="P3" draw:layer="layout" svg:x1="22.349cm" svg:y1="25.781cm" svg:x2="22.918cm" svg:y2="25.781cm">
          <text:p/>
        </draw:line>
        <draw:line draw:style-name="gr82" draw:text-style-name="P3" draw:layer="layout" svg:x1="22.328cm" svg:y1="26.556cm" svg:x2="23.594cm" svg:y2="26.547cm">
          <text:p/>
        </draw:line>
        <draw:g>
          <draw:g>
            <draw:rect draw:style-name="gr2" draw:text-style-name="P3" draw:layer="layout" svg:width="1cm" svg:height="1.747cm" svg:x="24.619cm" svg:y="29.198cm">
              <text:p/>
            </draw:rect>
            <draw:custom-shape draw:style-name="gr41"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24.462cm" svg:y="29.22cm">
            <draw:text-box>
              <text:p text:style-name="P4"><text:span text:style-name="T3">D</text:span></text:p>
            </draw:text-box>
          </draw:frame>
          <draw:frame draw:style-name="gr85"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24.523cm" svg:y="24.672cm">
              <draw:text-box>
                <text:p text:style-name="P4"><text:span text:style-name="T3">D</text:span></text:p>
              </draw:text-box>
            </draw:frame>
            <draw:frame draw:style-name="gr85" draw:text-style-name="P5" draw:layer="layout" svg:width="0.832cm" svg:height="0.725cm" svg:x="25.024cm" svg:y="24.673cm">
              <draw:text-box>
                <text:p text:style-name="P4"><text:span text:style-name="T3">Q</text:span></text:p>
              </draw:text-box>
            </draw:frame>
          </draw:g>
          <draw:frame draw:style-name="gr88" draw:text-style-name="P19" draw:layer="layout" svg:width="1.205cm" svg:height="0.725cm" svg:x="24.58cm" svg:y="25.851cm">
            <draw:text-box>
              <text:p text:style-name="P4"><text:span text:style-name="T10">CLR</text:span></text:p>
            </draw:text-box>
          </draw:frame>
        </draw:g>
        <draw:frame draw:style-name="gr90" draw:text-style-name="P5" draw:layer="layout" svg:width="1.281cm" svg:height="0.725cm" svg:x="23.338cm" svg:y="30.22cm">
          <draw:text-box>
            <text:p text:style-name="P4"><text:span text:style-name="T3">clk</text:span></text:p>
          </draw:text-box>
        </draw:frame>
        <draw:line draw:style-name="gr82" draw:text-style-name="P3" draw:layer="layout" svg:x1="24.338cm" svg:y1="30.566cm" svg:x2="24.619cm" svg:y2="30.566cm">
          <text:p/>
        </draw:line>
        <draw:line draw:style-name="gr82" draw:text-style-name="P3" draw:layer="layout" svg:x1="25.619cm" svg:y1="29.617cm" svg:x2="26.521cm" svg:y2="29.626cm">
          <text:p/>
        </draw:line>
        <draw:frame draw:style-name="gr90" draw:text-style-name="P5" draw:layer="layout" svg:width="1.281cm" svg:height="0.725cm" svg:x="23.442cm" svg:y="25.529cm">
          <draw:text-box>
            <text:p text:style-name="P4"><text:span text:style-name="T3">clk</text:span></text:p>
          </draw:text-box>
        </draw:frame>
        <draw:line draw:style-name="gr82" draw:text-style-name="P3" draw:layer="layout" svg:x1="24.406cm" svg:y1="25.875cm" svg:x2="24.687cm" svg:y2="25.875cm">
          <text:p/>
        </draw:line>
        <draw:line draw:style-name="gr82" draw:text-style-name="P3" draw:layer="layout" svg:x1="25.68cm" svg:y1="25.011cm" svg:x2="27.524cm" svg:y2="25.011cm">
          <text:p/>
        </draw:line>
        <draw:line draw:style-name="gr82" draw:text-style-name="P3" draw:layer="layout" svg:x1="25.191cm" svg:y1="26.397cm" svg:x2="25.191cm" svg:y2="26.926cm">
          <text:p/>
        </draw:line>
        <draw:frame draw:style-name="gr89" draw:text-style-name="P5" draw:layer="layout" svg:width="1.446cm" svg:height="0.725cm" svg:x="24.439cm" svg:y="26.863cm">
          <draw:text-box>
            <text:p text:style-name="P4"><text:span text:style-name="T3">reset</text:span></text:p>
          </draw:text-box>
        </draw:frame>
        <draw:frame draw:style-name="gr96" draw:text-style-name="P5" draw:layer="layout" svg:width="0.786cm" svg:height="0.725cm" svg:x="24.453cm" svg:y="29.724cm">
          <draw:text-box>
            <text:p text:style-name="P4"><text:span text:style-name="T3">E</text:span></text:p>
          </draw:text-box>
        </draw:frame>
        <draw:line draw:style-name="gr82" draw:text-style-name="P3" draw:layer="layout" svg:x1="23.549cm" svg:y1="30.07cm" svg:x2="24.61cm" svg:y2="30.07cm">
          <text:p/>
        </draw:line>
        <draw:frame draw:style-name="gr96" draw:text-style-name="P5" draw:layer="layout" svg:width="0.786cm" svg:height="0.725cm" svg:x="24.508cm" svg:y="25.126cm">
          <draw:text-box>
            <text:p text:style-name="P4"><text:span text:style-name="T3">E</text:span></text:p>
          </draw:text-box>
        </draw:frame>
        <draw:line draw:style-name="gr82" draw:text-style-name="P3" draw:layer="layout" svg:x1="23.594cm" svg:y1="25.472cm" svg:x2="24.665cm" svg:y2="25.472cm">
          <text:p/>
        </draw:line>
        <draw:line draw:style-name="gr82" draw:text-style-name="P3" draw:layer="layout" svg:x1="24.68cm" svg:y1="25.011cm" svg:x2="22.328cm" svg:y2="25.011cm">
          <text:p/>
        </draw:line>
        <draw:custom-shape draw:style-name="gr47"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7"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2" draw:text-style-name="P3" draw:layer="layout" svg:x1="25.78cm" svg:y1="27.836cm" svg:x2="26.186cm" svg:y2="27.836cm">
          <text:p/>
        </draw:line>
        <draw:line draw:style-name="gr82" draw:text-style-name="P3" draw:layer="layout" svg:x1="26.143cm" svg:y1="27.836cm" svg:x2="26.143cm" svg:y2="25.011cm">
          <text:p/>
        </draw:line>
        <draw:line draw:style-name="gr82" draw:text-style-name="P3" draw:layer="layout" svg:x1="23.548cm" svg:y1="28.078cm" svg:x2="24.439cm" svg:y2="28.078cm">
          <text:p/>
        </draw:line>
        <draw:line draw:style-name="gr82" draw:text-style-name="P3" draw:layer="layout" svg:x1="23.549cm" svg:y1="28.078cm" svg:x2="23.594cm" svg:y2="25.472cm">
          <text:p/>
        </draw:line>
        <draw:line draw:style-name="gr82" draw:text-style-name="P3" draw:layer="layout" svg:x1="25.542cm" svg:y1="28.421cm" svg:x2="26.976cm" svg:y2="28.421cm">
          <text:p/>
        </draw:line>
        <draw:line draw:style-name="gr82" draw:text-style-name="P3" draw:layer="layout" svg:x1="23.548cm" svg:y1="28.078cm" svg:x2="23.549cm" svg:y2="30.07cm">
          <text:p/>
        </draw:line>
        <draw:custom-shape draw:style-name="gr149"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2" draw:text-style-name="P3" draw:layer="layout" svg:x1="23.913cm" svg:y1="29.572cm" svg:x2="24.619cm" svg:y2="29.572cm">
          <text:p/>
        </draw:line>
        <draw:line draw:style-name="gr82" draw:text-style-name="P3" draw:layer="layout" svg:x1="23.813cm" svg:y1="29.572cm" svg:x2="24.619cm" svg:y2="29.572cm">
          <text:p/>
        </draw:line>
        <draw:line draw:style-name="gr82" draw:text-style-name="P3" draw:layer="layout" svg:x1="22.918cm" svg:y1="29.573cm" svg:x2="23.287cm" svg:y2="29.573cm">
          <text:p/>
        </draw:line>
        <draw:line draw:style-name="gr82" draw:text-style-name="P3" draw:layer="layout" svg:x1="22.918cm" svg:y1="26.298cm" svg:x2="22.919cm" svg:y2="25.781cm">
          <text:p/>
        </draw:line>
        <draw:custom-shape draw:style-name="gr149"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2" draw:text-style-name="P3" draw:layer="layout" svg:x1="22.918cm" svg:y1="29.573cm" svg:x2="22.918cm" svg:y2="26.824cm">
          <text:p/>
        </draw:line>
        <draw:frame draw:style-name="gr45" draw:text-style-name="P27" draw:layer="layout" svg:width="3.918cm" svg:height="0.963cm" svg:x="24.227cm" svg:y="23.749cm">
          <draw:text-box>
            <text:p><text:span text:style-name="T16">stage</text:span></text:p>
          </draw:text-box>
        </draw:frame>
        <draw:frame draw:style-name="gr148" draw:text-style-name="P5" draw:layer="layout" svg:width="1.565cm" svg:height="0.725cm" svg:x="12.094cm" svg:y="33.801cm">
          <draw:text-box>
            <text:p text:style-name="P4"><text:span text:style-name="T3">ready</text:span></text:p>
          </draw:text-box>
        </draw:frame>
        <draw:frame draw:style-name="gr89" draw:text-style-name="P5" draw:layer="layout" svg:width="1.446cm" svg:height="0.725cm" svg:x="12.096cm" svg:y="32.35cm">
          <draw:text-box>
            <text:p text:style-name="P4"><text:span text:style-name="T3">valid</text:span></text:p>
          </draw:text-box>
        </draw:frame>
        <draw:frame draw:style-name="gr139" draw:text-style-name="P5" draw:layer="layout" svg:width="1.992cm" svg:height="0.725cm" svg:x="11.827cm" svg:y="33.076cm">
          <draw:text-box>
            <text:p text:style-name="P4"><text:span text:style-name="T3">payload</text:span></text:p>
          </draw:text-box>
        </draw:frame>
        <draw:rect draw:style-name="gr43" draw:text-style-name="P3" draw:layer="layout" svg:width="2.021cm" svg:height="2.176cm" svg:x="11.796cm" svg:y="32.35cm">
          <text:p/>
        </draw:rect>
        <draw:frame draw:style-name="gr150" draw:text-style-name="P27" draw:layer="layout" svg:width="4.439cm" svg:height="0.963cm" svg:x="10.598cm" svg:y="31.409cm">
          <draw:text-box>
            <text:p><text:span text:style-name="T16">uartCtrl.io.write</text:span></text:p>
          </draw:text-box>
        </draw:frame>
        <draw:custom-shape draw:style-name="gr149"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2" draw:text-style-name="P3" draw:layer="layout" svg:x1="26.976cm" svg:y1="26.575cm" svg:x2="26.976cm" svg:y2="28.421cm">
          <text:p/>
        </draw:line>
        <draw:line draw:style-name="gr82" draw:text-style-name="P3" draw:layer="layout" svg:x1="26.521cm" svg:y1="28.677cm" svg:x2="26.521cm" svg:y2="29.617cm">
          <text:p/>
        </draw:line>
        <draw:line draw:style-name="gr82" draw:text-style-name="P3" draw:layer="layout" svg:x1="26.521cm" svg:y1="25.815cm" svg:x2="26.521cm" svg:y2="28.151cm">
          <text:p/>
        </draw:line>
        <draw:line draw:style-name="gr82" draw:text-style-name="P3" draw:layer="layout" svg:x1="26.521cm" svg:y1="25.815cm" svg:x2="27.524cm" svg:y2="25.815cm">
          <text:p/>
        </draw:line>
        <draw:line draw:style-name="gr82" draw:text-style-name="P3" draw:layer="layout" svg:x1="4.015cm" svg:y1="32.176cm" svg:x2="5.008cm" svg:y2="32.176cm">
          <text:p/>
        </draw:line>
        <draw:path draw:style-name="gr94" draw:text-style-name="P13" draw:layer="layout" svg:width="0.749cm" svg:height="0.749cm" svg:x="4.984cm" svg:y="32.013cm" svg:viewBox="0 0 750 750" svg:d="M375 0c213 0 375 162 375 375s-162 375-375 375-375-162-375-375 162-375 375-375z">
          <text:p text:style-name="P13">=</text:p>
        </draw:path>
        <draw:line draw:style-name="gr82" draw:text-style-name="P3" draw:layer="layout" svg:x1="4.767cm" svg:y1="32.576cm" svg:x2="5.008cm" svg:y2="32.576cm">
          <text:p/>
        </draw:line>
        <draw:g>
          <draw:frame draw:style-name="gr118" draw:text-style-name="P5" draw:layer="layout" svg:width="1.211cm" svg:height="0.725cm" svg:x="3.745cm" svg:y="32.218cm">
            <draw:text-box>
              <text:p text:style-name="P4"><text:span text:style-name="T3">8</text:span></text:p>
            </draw:text-box>
          </draw:frame>
        </draw:g>
        <draw:custom-shape draw:style-name="gr47"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9"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40" draw:text-style-name="P5" draw:layer="layout" svg:width="2.758cm" svg:height="0.725cm" svg:x="0.818cm" svg:y="31.824cm">
            <draw:text-box>
              <text:p text:style-name="P4"><text:span text:style-name="T3">bus.PADDR</text:span></text:p>
            </draw:text-box>
          </draw:frame>
        </draw:g>
        <draw:line draw:style-name="gr82" draw:text-style-name="P3" draw:layer="layout" svg:x1="5.734cm" svg:y1="32.345cm" svg:x2="6.921cm" svg:y2="32.337cm">
          <text:p/>
        </draw:line>
        <draw:line draw:style-name="gr82" draw:text-style-name="P3" draw:layer="layout" svg:x1="8.024cm" svg:y1="32.075cm" svg:x2="8.59cm" svg:y2="32.075cm">
          <text:p/>
        </draw:line>
        <draw:custom-shape draw:style-name="gr101"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6.253cm" svg:y1="34.102cm" svg:x2="16.253cm" svg:y2="33.647cm">
          <text:p/>
        </draw:line>
        <draw:g>
          <draw:rect draw:style-name="gr3" draw:text-style-name="P3" draw:layer="layout" svg:width="0.5cm" svg:height="0.5cm" svg:x="17.403cm" svg:y="32.912cm">
            <text:p/>
          </draw:rect>
          <draw:frame draw:style-name="gr145" draw:text-style-name="P5" draw:layer="layout" svg:width="2.97cm" svg:height="0.725cm" svg:x="17.847cm" svg:y="32.762cm">
            <draw:text-box>
              <text:p text:style-name="P4"><text:span text:style-name="T3">bus.PRDATA</text:span></text:p>
            </draw:text-box>
          </draw:frame>
        </draw:g>
        <draw:line draw:style-name="gr82" draw:text-style-name="P3" draw:layer="layout" svg:x1="16.453cm" svg:y1="33.144cm" svg:x2="16.81cm" svg:y2="33.144cm">
          <text:p/>
        </draw:line>
        <draw:frame draw:style-name="gr141" draw:text-style-name="P5" draw:layer="layout" svg:width="2.229cm" svg:height="0.725cm" svg:x="15.237cm" svg:y="34.091cm">
          <draw:text-box>
            <text:p text:style-name="P4"><text:span text:style-name="T3">doRead8</text:span></text:p>
          </draw:text-box>
        </draw:frame>
        <draw:line draw:style-name="gr82" draw:text-style-name="P3" draw:layer="layout" svg:x1="13.817cm" svg:y1="32.787cm" svg:x2="16.022cm" svg:y2="32.787cm">
          <text:p/>
        </draw:line>
        <draw:line draw:style-name="gr82" draw:text-style-name="P3" draw:layer="layout" svg:x1="15.468cm" svg:y1="33.463cm" svg:x2="16.032cm" svg:y2="33.463cm">
          <text:p/>
        </draw:line>
        <draw:frame draw:style-name="gr146" draw:text-style-name="P26" draw:layer="layout" svg:width="0.858cm" svg:height="0.738cm" svg:x="14.774cm" svg:y="32.988cm">
          <draw:text-box>
            <text:p text:style-name="P4"><text:span text:style-name="T15">...</text:span></text:p>
          </draw:text-box>
        </draw:frame>
        <draw:frame draw:style-name="gr146" draw:text-style-name="P26" draw:layer="layout" svg:width="0.858cm" svg:height="0.738cm" svg:x="16.667cm" svg:y="32.671cm">
          <draw:text-box>
            <text:p text:style-name="P4"><text:span text:style-name="T15">...</text:span></text:p>
          </draw:text-box>
        </draw:frame>
        <draw:frame draw:style-name="gr148" draw:text-style-name="P5" draw:layer="layout" svg:width="1.565cm" svg:height="0.725cm" svg:x="27.823cm" svg:y="26.141cm">
          <draw:text-box>
            <text:p text:style-name="P4"><text:span text:style-name="T3">ready</text:span></text:p>
          </draw:text-box>
        </draw:frame>
        <draw:frame draw:style-name="gr89" draw:text-style-name="P5" draw:layer="layout" svg:width="1.446cm" svg:height="0.725cm" svg:x="27.825cm" svg:y="24.69cm">
          <draw:text-box>
            <text:p text:style-name="P4"><text:span text:style-name="T3">valid</text:span></text:p>
          </draw:text-box>
        </draw:frame>
        <draw:frame draw:style-name="gr139" draw:text-style-name="P5" draw:layer="layout" svg:width="1.992cm" svg:height="0.725cm" svg:x="27.556cm" svg:y="25.416cm">
          <draw:text-box>
            <text:p text:style-name="P4"><text:span text:style-name="T3">payload</text:span></text:p>
          </draw:text-box>
        </draw:frame>
        <draw:rect draw:style-name="gr43" draw:text-style-name="P3" draw:layer="layout" svg:width="2.021cm" svg:height="2.176cm" svg:x="27.525cm" svg:y="24.69cm">
          <text:p/>
        </draw:rect>
        <draw:line draw:style-name="gr82" draw:text-style-name="P3" draw:layer="layout" svg:x1="26.977cm" svg:y1="26.575cm" svg:x2="27.525cm" svg:y2="26.576cm">
          <text:p/>
        </draw:line>
        <draw:line draw:style-name="gr82" draw:text-style-name="P3" draw:layer="layout" svg:x1="3.631cm" svg:y1="36.879cm" svg:x2="4.624cm" svg:y2="36.879cm">
          <text:p/>
        </draw:line>
        <draw:path draw:style-name="gr94" draw:text-style-name="P13" draw:layer="layout" svg:width="0.749cm" svg:height="0.749cm" svg:x="4.6cm" svg:y="36.716cm" svg:viewBox="0 0 750 750" svg:d="M375 0c213 0 375 162 375 375s-162 375-375 375-375-162-375-375 162-375 375-375z">
          <text:p text:style-name="P13">=</text:p>
        </draw:path>
        <draw:line draw:style-name="gr82" draw:text-style-name="P3" draw:layer="layout" svg:x1="4.383cm" svg:y1="37.279cm" svg:x2="4.624cm" svg:y2="37.279cm">
          <text:p/>
        </draw:line>
        <draw:g>
          <draw:frame draw:style-name="gr118" draw:text-style-name="P5" draw:layer="layout" svg:width="1.211cm" svg:height="0.725cm" svg:x="3.361cm" svg:y="36.921cm">
            <draw:text-box>
              <text:p text:style-name="P4"><text:span text:style-name="T3">12</text:span></text:p>
            </draw:text-box>
          </draw:frame>
        </draw:g>
        <draw:custom-shape draw:style-name="gr47"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9"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40" draw:text-style-name="P5" draw:layer="layout" svg:width="2.758cm" svg:height="0.725cm" svg:x="0.434cm" svg:y="36.527cm">
            <draw:text-box>
              <text:p text:style-name="P4"><text:span text:style-name="T3">bus.PADDR</text:span></text:p>
            </draw:text-box>
          </draw:frame>
        </draw:g>
        <draw:line draw:style-name="gr82" draw:text-style-name="P3" draw:layer="layout" svg:x1="5.35cm" svg:y1="37.091cm" svg:x2="6.537cm" svg:y2="37.083cm">
          <text:p/>
        </draw:line>
        <draw:line draw:style-name="gr82" draw:text-style-name="P3" draw:layer="layout" svg:x1="7.64cm" svg:y1="36.778cm" svg:x2="8.206cm" svg:y2="36.778cm">
          <text:p/>
        </draw:line>
        <draw:frame draw:style-name="gr141" draw:text-style-name="P5" draw:layer="layout" svg:width="2.229cm" svg:height="0.725cm" svg:x="8.454cm" svg:y="31.688cm">
          <draw:text-box>
            <text:p text:style-name="P4"><text:span text:style-name="T3">doRead8</text:span></text:p>
          </draw:text-box>
        </draw:frame>
        <draw:frame draw:style-name="gr151" draw:text-style-name="P5" draw:layer="layout" svg:width="2.466cm" svg:height="0.725cm" svg:x="8.066cm" svg:y="36.431cm">
          <draw:text-box>
            <text:p text:style-name="P4"><text:span text:style-name="T3">doRead12</text:span></text:p>
          </draw:text-box>
        </draw:frame>
        <draw:frame draw:style-name="gr89" draw:text-style-name="P5" draw:layer="layout" svg:width="1.446cm" svg:height="0.725cm" svg:x="12.268cm" svg:y="37.418cm">
          <draw:text-box>
            <text:p text:style-name="P4"><text:span text:style-name="T3">valid</text:span></text:p>
          </draw:text-box>
        </draw:frame>
        <draw:frame draw:style-name="gr139" draw:text-style-name="P5" draw:layer="layout" svg:width="1.992cm" svg:height="0.725cm" svg:x="11.999cm" svg:y="38.144cm">
          <draw:text-box>
            <text:p text:style-name="P4"><text:span text:style-name="T3">payload</text:span></text:p>
          </draw:text-box>
        </draw:frame>
        <draw:line draw:style-name="gr82" draw:text-style-name="P3" draw:layer="layout" svg:x1="11.174cm" svg:y1="38.515cm" svg:x2="11.935cm" svg:y2="38.515cm">
          <text:p/>
        </draw:line>
        <draw:line draw:style-name="gr82" draw:text-style-name="P3" draw:layer="layout" svg:x1="11.509cm" svg:y1="38.702cm" svg:x2="11.69cm" svg:y2="38.341cm">
          <text:p/>
        </draw:line>
        <draw:frame draw:style-name="gr90" draw:text-style-name="P5" draw:layer="layout" svg:width="1.281cm" svg:height="0.725cm" svg:x="10.949cm" svg:y="38.557cm">
          <draw:text-box>
            <text:p text:style-name="P4"><text:span text:style-name="T3">8</text:span></text:p>
          </draw:text-box>
        </draw:frame>
        <draw:frame draw:style-name="gr148" draw:text-style-name="P5" draw:layer="layout" svg:width="1.565cm" svg:height="0.725cm" svg:x="17.107cm" svg:y="38.907cm">
          <draw:text-box>
            <text:p text:style-name="P4"><text:span text:style-name="T3">ready</text:span></text:p>
          </draw:text-box>
        </draw:frame>
        <draw:line draw:style-name="gr82" draw:text-style-name="P3" draw:layer="layout" svg:x1="14.002cm" svg:y1="38.561cm" svg:x2="16.809cm" svg:y2="38.55cm">
          <text:p/>
        </draw:line>
        <draw:rect draw:style-name="gr43" draw:text-style-name="P3" draw:layer="layout" svg:width="2.021cm" svg:height="1.451cm" svg:x="11.968cm" svg:y="37.418cm">
          <text:p/>
        </draw:rect>
        <draw:frame draw:style-name="gr152" draw:text-style-name="P27" draw:layer="layout" svg:width="4.308cm" svg:height="0.963cm" svg:x="10.97cm" svg:y="36.277cm">
          <draw:text-box>
            <text:p><text:span text:style-name="T16">uartCtrl.io.read</text:span></text:p>
          </draw:text-box>
        </draw:frame>
        <draw:line draw:style-name="gr82" draw:text-style-name="P3" draw:layer="layout" svg:x1="13.968cm" svg:y1="37.792cm" svg:x2="16.756cm" svg:y2="37.795cm">
          <text:p/>
        </draw:line>
        <draw:frame draw:style-name="gr89" draw:text-style-name="P5" draw:layer="layout" svg:width="1.446cm" svg:height="0.725cm" svg:x="17.109cm" svg:y="37.456cm">
          <draw:text-box>
            <text:p text:style-name="P4"><text:span text:style-name="T3">valid</text:span></text:p>
          </draw:text-box>
        </draw:frame>
        <draw:frame draw:style-name="gr139" draw:text-style-name="P5" draw:layer="layout" svg:width="1.992cm" svg:height="0.725cm" svg:x="16.84cm" svg:y="38.182cm">
          <draw:text-box>
            <text:p text:style-name="P4"><text:span text:style-name="T3">payload</text:span></text:p>
          </draw:text-box>
        </draw:frame>
        <draw:rect draw:style-name="gr43" draw:text-style-name="P3" draw:layer="layout" svg:width="2.021cm" svg:height="2.176cm" svg:x="16.809cm" svg:y="37.456cm">
          <text:p/>
        </draw:rect>
        <draw:frame draw:style-name="gr45" draw:text-style-name="P27" draw:layer="layout" svg:width="3.918cm" svg:height="0.963cm" svg:x="14.039cm" svg:y="36.99cm">
          <draw:text-box>
            <text:p><text:span text:style-name="T16">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3" draw:text-style-name="P5" draw:layer="layout" svg:width="2.415cm" svg:height="0.725cm" svg:x="24.159cm" svg:y="37.523cm">
            <draw:text-box>
              <text:p text:style-name="P4"><text:span text:style-name="T3">push.valid</text:span></text:p>
            </draw:text-box>
          </draw:frame>
        </draw:g>
        <draw:line draw:style-name="gr82" draw:text-style-name="P3" draw:layer="layout" svg:x1="18.83cm" svg:y1="38.615cm" svg:x2="20.107cm" svg:y2="38.604cm">
          <text:p/>
        </draw:line>
        <draw:frame draw:style-name="gr154" draw:text-style-name="P27" draw:layer="layout" svg:width="5.387cm" svg:height="0.963cm" svg:x="20.91cm" svg:y="35.285cm">
          <draw:text-box>
            <text:p><text:span text:style-name="T16">queue(rxFifoDepth)</text:span></text:p>
          </draw:text-box>
        </draw:frame>
        <draw:line draw:style-name="gr82" draw:text-style-name="P3" draw:layer="layout" svg:x1="18.83cm" svg:y1="37.863cm" svg:x2="20.107cm" svg:y2="37.863cm">
          <text:p/>
        </draw:line>
        <draw:line draw:style-name="gr82" draw:text-style-name="P3" draw:layer="layout" svg:x1="18.83cm" svg:y1="39.302cm" svg:x2="20.108cm" svg:y2="39.302cm">
          <text:p/>
        </draw:line>
        <draw:g>
          <draw:rect draw:style-name="gr3" draw:text-style-name="P3" draw:layer="layout" svg:width="0.5cm" svg:height="0.5cm" svg:x="20.094cm" svg:y="38.356cm">
            <text:p/>
          </draw:rect>
          <draw:frame draw:style-name="gr155" draw:text-style-name="P5" draw:layer="layout" svg:width="3.034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6" draw:text-style-name="P5" draw:layer="layout" svg:width="2.606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7" draw:text-style-name="P5" draw:layer="layout" svg:width="3.034cm" svg:height="0.725cm" svg:x="23.539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23" draw:text-style-name="P5" draw:layer="layout" svg:width="2.606cm" svg:height="0.725cm" svg:x="23.966cm" svg:y="38.925cm">
            <draw:text-box>
              <text:p text:style-name="P4"><text:span text:style-name="T3">push.ready</text:span></text:p>
            </draw:text-box>
          </draw:frame>
        </draw:g>
        <draw:line draw:style-name="gr82" draw:text-style-name="P3" draw:layer="layout" svg:x1="26.987cm" svg:y1="39.303cm" svg:x2="27.553cm" svg:y2="39.303cm">
          <text:p/>
        </draw:line>
        <draw:frame draw:style-name="gr151" draw:text-style-name="P5" draw:layer="layout" svg:width="2.466cm" svg:height="0.725cm" svg:x="27.413cm" svg:y="38.956cm">
          <draw:text-box>
            <text:p text:style-name="P4"><text:span text:style-name="T3">doRead12</text:span></text:p>
          </draw:text-box>
        </draw:frame>
        <draw:custom-shape draw:style-name="gr101"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30.958cm" svg:y1="39.3cm" svg:x2="30.958cm" svg:y2="38.791cm">
          <text:p/>
        </draw:line>
        <draw:g>
          <draw:rect draw:style-name="gr3" draw:text-style-name="P3" draw:layer="layout" svg:width="0.5cm" svg:height="0.5cm" svg:x="32.108cm" svg:y="38.056cm">
            <text:p/>
          </draw:rect>
          <draw:frame draw:style-name="gr145" draw:text-style-name="P5" draw:layer="layout" svg:width="2.97cm" svg:height="0.725cm" svg:x="32.552cm" svg:y="37.906cm">
            <draw:text-box>
              <text:p text:style-name="P4"><text:span text:style-name="T3">bus.PRDATA</text:span></text:p>
            </draw:text-box>
          </draw:frame>
        </draw:g>
        <draw:line draw:style-name="gr82" draw:text-style-name="P3" draw:layer="layout" svg:x1="31.158cm" svg:y1="38.288cm" svg:x2="31.515cm" svg:y2="38.288cm">
          <text:p/>
        </draw:line>
        <draw:line draw:style-name="gr82" draw:text-style-name="P3" draw:layer="layout" svg:x1="26.988cm" svg:y1="37.931cm" svg:x2="30.727cm" svg:y2="37.931cm">
          <text:p/>
        </draw:line>
        <draw:line draw:style-name="gr82" draw:text-style-name="P3" draw:layer="layout" svg:x1="30.173cm" svg:y1="38.607cm" svg:x2="30.737cm" svg:y2="38.607cm">
          <text:p/>
        </draw:line>
        <draw:frame draw:style-name="gr146" draw:text-style-name="P26" draw:layer="layout" svg:width="0.858cm" svg:height="0.738cm" svg:x="29.479cm" svg:y="38.132cm">
          <draw:text-box>
            <text:p text:style-name="P4"><text:span text:style-name="T15">...</text:span></text:p>
          </draw:text-box>
        </draw:frame>
        <draw:frame draw:style-name="gr146" draw:text-style-name="P26" draw:layer="layout" svg:width="0.858cm" svg:height="0.738cm" svg:x="31.372cm" svg:y="37.815cm">
          <draw:text-box>
            <text:p text:style-name="P4"><text:span text:style-name="T15">...</text:span></text:p>
          </draw:text-box>
        </draw:frame>
        <draw:line draw:style-name="gr82" draw:text-style-name="P3" draw:layer="layout" svg:x1="30.958cm" svg:y1="39.291cm" svg:x2="29.692cm" svg:y2="39.3cm">
          <text:p/>
        </draw:line>
        <draw:line draw:style-name="gr82" draw:text-style-name="P3" draw:layer="layout" svg:x1="26.987cm" svg:y1="38.607cm" svg:x2="28.552cm" svg:y2="38.607cm">
          <text:p/>
        </draw:line>
        <draw:line draw:style-name="gr82" draw:text-style-name="P3" draw:layer="layout" svg:x1="28.553cm" svg:y1="37.931cm" svg:x2="28.553cm" svg:y2="38.607cm">
          <text:p/>
        </draw:line>
        <draw:frame draw:style-name="gr158" draw:text-style-name="P27" draw:layer="layout" svg:width="6.683cm" svg:height="0.963cm" svg:x="27.567cm" svg:y="36.249cm">
          <draw:text-box>
            <text:p><text:span text:style-name="T16">readStreamNonBlocking</text:span></text:p>
          </draw:text-box>
        </draw:frame>
        <draw:frame draw:style-name="gr148" draw:text-style-name="P5" draw:layer="layout" svg:width="1.565cm" svg:height="0.725cm" svg:x="31.624cm" svg:y="26.162cm">
          <draw:text-box>
            <text:p text:style-name="P4"><text:span text:style-name="T3">ready</text:span></text:p>
          </draw:text-box>
        </draw:frame>
        <draw:frame draw:style-name="gr89" draw:text-style-name="P5" draw:layer="layout" svg:width="1.446cm" svg:height="0.725cm" svg:x="31.626cm" svg:y="24.711cm">
          <draw:text-box>
            <text:p text:style-name="P4"><text:span text:style-name="T3">valid</text:span></text:p>
          </draw:text-box>
        </draw:frame>
        <draw:frame draw:style-name="gr139" draw:text-style-name="P5" draw:layer="layout" svg:width="1.992cm" svg:height="0.725cm" svg:x="31.357cm" svg:y="25.437cm">
          <draw:text-box>
            <text:p text:style-name="P4"><text:span text:style-name="T3">payload</text:span></text:p>
          </draw:text-box>
        </draw:frame>
        <draw:rect draw:style-name="gr43" draw:text-style-name="P3" draw:layer="layout" svg:width="2.021cm" svg:height="2.176cm" svg:x="31.326cm" svg:y="24.711cm">
          <text:p/>
        </draw:rect>
        <draw:frame draw:style-name="gr150" draw:text-style-name="P27" draw:layer="layout" svg:width="4.439cm" svg:height="0.963cm" svg:x="30.044cm" svg:y="23.57cm">
          <draw:text-box>
            <text:p><text:span text:style-name="T16">uartCtrl.io.write</text:span></text:p>
          </draw:text-box>
        </draw:frame>
        <draw:line draw:style-name="gr82" draw:text-style-name="P3" draw:layer="layout" svg:x1="29.546cm" svg:y1="25.012cm" svg:x2="31.325cm" svg:y2="25.012cm">
          <text:p/>
        </draw:line>
        <draw:line draw:style-name="gr82" draw:text-style-name="P3" draw:layer="layout" svg:x1="29.546cm" svg:y1="25.816cm" svg:x2="31.325cm" svg:y2="25.816cm">
          <text:p/>
        </draw:line>
        <draw:line draw:style-name="gr82" draw:text-style-name="P3" draw:layer="layout" svg:x1="29.546cm" svg:y1="26.571cm" svg:x2="31.326cm" svg:y2="26.577cm">
          <text:p/>
        </draw:line>
        <draw:frame draw:style-name="gr150" draw:text-style-name="P27" draw:layer="layout" svg:width="4.439cm" svg:height="0.963cm" svg:x="29.881cm" svg:y="24.249cm">
          <draw:text-box>
            <text:p><text:span text:style-name="T16">&gt;&gt;</text:span></text:p>
          </draw:text-box>
        </draw:frame>
        <draw:g>
          <draw:rect draw:style-name="gr3" draw:text-style-name="P3" draw:layer="layout" svg:width="0.5cm" svg:height="0.5cm" svg:x="14.433cm" svg:y="10.332cm">
            <text:p/>
          </draw:rect>
          <draw:frame draw:style-name="gr129"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3" draw:text-style-name="P3" draw:layer="layout" svg:width="2.621cm" svg:height="6.613cm" svg:x="-6.925cm" svg:y="29.663cm">
          <text:p/>
        </draw:rect>
        <draw:rect draw:style-name="gr43" draw:text-style-name="P3" draw:layer="layout" svg:width="2.678cm" svg:height="6.181cm" svg:x="-12.553cm" svg:y="29.813cm">
          <text:p/>
        </draw:rect>
        <draw:frame draw:style-name="gr54" draw:layer="layout" svg:width="2.441cm" svg:height="0.963cm" svg:x="-12.525cm" svg:y="28.913cm">
          <draw:text-box>
            <text:p>Master</text:p>
          </draw:text-box>
        </draw:frame>
        <draw:frame draw:style-name="gr159"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9.015cm" svg:y="32.351cm">
              <draw:text-box>
                <text:p text:style-name="P4"><text:span text:style-name="T3">D</text:span></text:p>
              </draw:text-box>
            </draw:frame>
            <draw:frame draw:style-name="gr85" draw:text-style-name="P5" draw:layer="layout" svg:width="0.832cm" svg:height="0.725cm" svg:x="-8.514cm" svg:y="32.352cm">
              <draw:text-box>
                <text:p text:style-name="P4"><text:span text:style-name="T3">Q</text:span></text:p>
              </draw:text-box>
            </draw:frame>
            <draw:frame draw:style-name="gr84" draw:text-style-name="P5" draw:layer="layout" svg:width="0.807cm" svg:height="0.725cm" svg:x="-9.014cm" svg:y="32.801cm">
              <draw:text-box>
                <text:p text:style-name="P4"><text:span text:style-name="T3">E</text:span></text:p>
              </draw:text-box>
            </draw:frame>
          </draw:g>
        </draw:g>
        <draw:line draw:style-name="gr82" draw:text-style-name="P3" draw:layer="layout" svg:x1="-8.112cm" svg:y1="35.669cm" svg:x2="-6.625cm" svg:y2="35.669cm">
          <text:p/>
        </draw:line>
        <draw:custom-shape draw:style-name="gr57"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079cm" svg:height="1.03cm" svg:x="-8.979cm" svg:y="34.933cm" svg:viewBox="0 0 1080 1031" svg:d="M540 1031c-270 0-540-257-540-515s270-516 540-516c180 0 360 0 540 0-99 169-213 214-213 516 10 303 134 327 213 515-180 0-360 0-540 0z">
          <text:p/>
        </draw:path>
        <draw:line draw:style-name="gr82" draw:text-style-name="P3" draw:layer="layout" svg:x1="-7.768cm" svg:y1="35.202cm" svg:x2="-7.381cm" svg:y2="35.202cm">
          <text:p/>
        </draw:line>
        <draw:line draw:style-name="gr82" draw:text-style-name="P3" draw:layer="layout" svg:x1="-7.38cm" svg:y1="30.41cm" svg:x2="-7.38cm" svg:y2="35.202cm">
          <text:p/>
        </draw:line>
        <draw:line draw:style-name="gr82" draw:text-style-name="P3" draw:layer="layout" svg:x1="-7.38cm" svg:y1="30.41cm" svg:x2="-6.688cm" svg:y2="30.41cm">
          <text:p/>
        </draw:line>
        <draw:line draw:style-name="gr160" draw:text-style-name="P3" draw:layer="layout" svg:x1="-7.858cm" svg:y1="32.677cm" svg:x2="-6.686cm" svg:y2="32.677cm">
          <text:p/>
        </draw:line>
        <draw:line draw:style-name="gr82" draw:text-style-name="P3" draw:layer="layout" svg:x1="-10.225cm" svg:y1="35.449cm" svg:x2="-8.979cm" svg:y2="35.449cm">
          <text:p/>
        </draw:line>
        <draw:line draw:style-name="gr161" draw:text-style-name="P3" draw:layer="layout" svg:x1="-10.125cm" svg:y1="32.701cm" svg:x2="-8.879cm" svg:y2="32.701cm">
          <text:p/>
        </draw:line>
        <draw:line draw:style-name="gr82" draw:text-style-name="P3" draw:layer="layout" svg:x1="-9.389cm" svg:y1="30.867cm" svg:x2="-9.39cm" svg:y2="35.449cm">
          <text:p/>
        </draw:line>
        <draw:line draw:style-name="gr82"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9.014cm" svg:y="30.086cm">
              <draw:text-box>
                <text:p text:style-name="P4"><text:span text:style-name="T3">D</text:span></text:p>
              </draw:text-box>
            </draw:frame>
            <draw:frame draw:style-name="gr85" draw:text-style-name="P5" draw:layer="layout" svg:width="0.832cm" svg:height="0.725cm" svg:x="-8.513cm" svg:y="30.087cm">
              <draw:text-box>
                <text:p text:style-name="P4"><text:span text:style-name="T3">Q</text:span></text:p>
              </draw:text-box>
            </draw:frame>
            <draw:frame draw:style-name="gr84" draw:text-style-name="P5" draw:layer="layout" svg:width="0.807cm" svg:height="0.725cm" svg:x="-9.013cm" svg:y="30.536cm">
              <draw:text-box>
                <text:p text:style-name="P4"><text:span text:style-name="T3">E</text:span></text:p>
              </draw:text-box>
            </draw:frame>
          </draw:g>
        </draw:g>
        <draw:line draw:style-name="gr162" draw:text-style-name="P3" draw:layer="layout" svg:x1="-7.857cm" svg:y1="30.412cm" svg:x2="-6.685cm" svg:y2="30.412cm">
          <text:p/>
        </draw:line>
        <draw:line draw:style-name="gr161" draw:text-style-name="P3" draw:layer="layout" svg:x1="-10.124cm" svg:y1="30.436cm" svg:x2="-8.878cm" svg:y2="30.436cm">
          <text:p/>
        </draw:line>
        <draw:line draw:style-name="gr82" draw:text-style-name="P3" draw:layer="layout" svg:x1="-9.389cm" svg:y1="30.867cm" svg:x2="-8.857cm" svg:y2="30.867cm">
          <text:p/>
        </draw:line>
      </draw:page>
      <draw:page draw:name="page4" draw:style-name="dp1" draw:master-page-name="Standard">
        <draw:line draw:style-name="gr82" draw:text-style-name="P3" draw:layer="layout" svg:x1="10.051cm" svg:y1="9.665cm" svg:x2="10.051cm" svg:y2="10.194cm">
          <text:p/>
        </draw:line>
        <draw:frame draw:style-name="gr89" draw:text-style-name="P5" draw:layer="layout" svg:width="1.446cm" svg:height="0.725cm" svg:x="9.299cm" svg:y="10.131cm">
          <draw:text-box>
            <text:p text:style-name="P4"><text:span text:style-name="T3">reset</text:span></text:p>
          </draw:text-box>
        </draw:frame>
        <draw:frame draw:style-name="gr90" draw:text-style-name="P5" draw:layer="layout" svg:width="1.281cm" svg:height="0.725cm" svg:x="8.221cm" svg:y="8.805cm">
          <draw:text-box>
            <text:p text:style-name="P4"><text:span text:style-name="T3">clk</text:span></text:p>
          </draw:text-box>
        </draw:frame>
        <draw:line draw:style-name="gr82"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9.392cm" svg:y="7.92cm">
              <draw:text-box>
                <text:p text:style-name="P4"><text:span text:style-name="T3">D</text:span></text:p>
              </draw:text-box>
            </draw:frame>
            <draw:frame draw:style-name="gr85" draw:text-style-name="P5" draw:layer="layout" svg:width="0.832cm" svg:height="0.725cm" svg:x="9.893cm" svg:y="7.921cm">
              <draw:text-box>
                <text:p text:style-name="P4"><text:span text:style-name="T3">Q</text:span></text:p>
              </draw:text-box>
            </draw:frame>
            <draw:frame draw:style-name="gr84" draw:text-style-name="P5" draw:layer="layout" svg:width="0.807cm" svg:height="0.725cm" svg:x="9.393cm" svg:y="8.37cm">
              <draw:text-box>
                <text:p text:style-name="P4"><text:span text:style-name="T3">E</text:span></text:p>
              </draw:text-box>
            </draw:frame>
          </draw:g>
          <draw:frame draw:style-name="gr88" draw:text-style-name="P19" draw:layer="layout" svg:width="1.205cm" svg:height="0.725cm" svg:x="9.449cm" svg:y="9.099cm">
            <draw:text-box>
              <text:p text:style-name="P4"><text:span text:style-name="T10">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3.883cm" svg:y="7.962cm">
              <draw:text-box>
                <text:p text:style-name="P4"><text:span text:style-name="T3">D</text:span></text:p>
              </draw:text-box>
            </draw:frame>
            <draw:frame draw:style-name="gr85" draw:text-style-name="P5" draw:layer="layout" svg:width="0.832cm" svg:height="0.725cm" svg:x="4.384cm" svg:y="7.963cm">
              <draw:text-box>
                <text:p text:style-name="P4"><text:span text:style-name="T3">Q</text:span></text:p>
              </draw:text-box>
            </draw:frame>
          </draw:g>
          <draw:frame draw:style-name="gr88" draw:text-style-name="P19" draw:layer="layout" svg:width="1.205cm" svg:height="0.725cm" svg:x="3.94cm" svg:y="9.141cm">
            <draw:text-box>
              <text:p text:style-name="P4"><text:span text:style-name="T10">SET</text:span></text:p>
            </draw:text-box>
          </draw:frame>
        </draw:g>
        <draw:line draw:style-name="gr82" draw:text-style-name="P3" draw:layer="layout" svg:x1="4.542cm" svg:y1="9.685cm" svg:x2="4.542cm" svg:y2="10.214cm">
          <text:p/>
        </draw:line>
        <draw:frame draw:style-name="gr90" draw:text-style-name="P5" draw:layer="layout" svg:width="1.281cm" svg:height="0.725cm" svg:x="2.759cm" svg:y="8.862cm">
          <draw:text-box>
            <text:p text:style-name="P4"><text:span text:style-name="T3">clk</text:span></text:p>
          </draw:text-box>
        </draw:frame>
        <draw:line draw:style-name="gr82" draw:text-style-name="P3" draw:layer="layout" svg:x1="3.759cm" svg:y1="9.208cm" svg:x2="4.04cm" svg:y2="9.208cm">
          <text:p/>
        </draw:line>
        <draw:g>
          <draw:rect draw:style-name="gr3" draw:text-style-name="P3" draw:layer="layout" svg:width="0.5cm" svg:height="0.5cm" svg:x="7.397cm" svg:y="11.129cm">
            <text:p/>
          </draw:rect>
          <draw:frame draw:style-name="gr163" draw:text-style-name="P5" draw:layer="layout" svg:width="3.41cm" svg:height="0.725cm" svg:x="4.073cm" svg:y="10.997cm">
            <draw:text-box>
              <text:p text:style-name="P4"><text:span text:style-name="T3">io.samplingTick</text:span></text:p>
            </draw:text-box>
          </draw:frame>
        </draw:g>
        <draw:line draw:style-name="gr82" draw:text-style-name="P3" draw:layer="layout" svg:x1="3.398cm" svg:y1="8.308cm" svg:x2="4.041cm" svg:y2="8.308cm">
          <text:p/>
        </draw:line>
        <draw:line draw:style-name="gr82"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6.164cm" svg:y="7.942cm">
              <draw:text-box>
                <text:p text:style-name="P4"><text:span text:style-name="T3">D</text:span></text:p>
              </draw:text-box>
            </draw:frame>
            <draw:frame draw:style-name="gr85" draw:text-style-name="P5" draw:layer="layout" svg:width="0.832cm" svg:height="0.725cm" svg:x="6.665cm" svg:y="7.943cm">
              <draw:text-box>
                <text:p text:style-name="P4"><text:span text:style-name="T3">Q</text:span></text:p>
              </draw:text-box>
            </draw:frame>
          </draw:g>
          <draw:frame draw:style-name="gr88" draw:text-style-name="P19" draw:layer="layout" svg:width="1.205cm" svg:height="0.725cm" svg:x="6.221cm" svg:y="9.121cm">
            <draw:text-box>
              <text:p text:style-name="P4"><text:span text:style-name="T10">SET</text:span></text:p>
            </draw:text-box>
          </draw:frame>
        </draw:g>
        <draw:line draw:style-name="gr82" draw:text-style-name="P3" draw:layer="layout" svg:x1="6.823cm" svg:y1="9.665cm" svg:x2="6.823cm" svg:y2="10.194cm">
          <text:p/>
        </draw:line>
        <draw:frame draw:style-name="gr89" draw:text-style-name="P5" draw:layer="layout" svg:width="1.446cm" svg:height="0.725cm" svg:x="6.071cm" svg:y="10.131cm">
          <draw:text-box>
            <text:p text:style-name="P4"><text:span text:style-name="T3">reset</text:span></text:p>
          </draw:text-box>
        </draw:frame>
        <draw:frame draw:style-name="gr90" draw:text-style-name="P5" draw:layer="layout" svg:width="1.281cm" svg:height="0.725cm" svg:x="5.04cm" svg:y="8.842cm">
          <draw:text-box>
            <text:p text:style-name="P4"><text:span text:style-name="T3">clk</text:span></text:p>
          </draw:text-box>
        </draw:frame>
        <draw:line draw:style-name="gr82" draw:text-style-name="P3" draw:layer="layout" svg:x1="6.04cm" svg:y1="9.188cm" svg:x2="6.321cm" svg:y2="9.188cm">
          <text:p/>
        </draw:line>
        <draw:line draw:style-name="gr82" draw:text-style-name="P3" draw:layer="layout" svg:x1="5.04cm" svg:y1="8.301cm" svg:x2="6.322cm" svg:y2="8.288cm">
          <text:p/>
        </draw:line>
        <draw:line draw:style-name="gr82" draw:text-style-name="P3" draw:layer="layout" svg:x1="6.041cm" svg:y1="9.188cm" svg:x2="6.322cm" svg:y2="9.188cm">
          <text:p/>
        </draw:line>
        <draw:line draw:style-name="gr82" draw:text-style-name="P3" draw:layer="layout" svg:x1="7.321cm" svg:y1="8.289cm" svg:x2="9.522cm" svg:y2="8.289cm">
          <text:p/>
        </draw:line>
        <draw:line draw:style-name="gr82" draw:text-style-name="P3" draw:layer="layout" svg:x1="8.221cm" svg:y1="8.745cm" svg:x2="9.522cm" svg:y2="8.745cm">
          <text:p/>
        </draw:line>
        <draw:line draw:style-name="gr82" draw:text-style-name="P3" draw:layer="layout" svg:x1="8.222cm" svg:y1="8.745cm" svg:x2="8.222cm" svg:y2="11.355cm">
          <text:p/>
        </draw:line>
        <draw:line draw:style-name="gr82" draw:text-style-name="P3" draw:layer="layout" svg:x1="7.86cm" svg:y1="11.351cm" svg:x2="8.222cm" svg:y2="11.355cm">
          <text:p/>
        </draw:line>
        <draw:line draw:style-name="gr82" draw:text-style-name="P3" draw:layer="layout" svg:x1="12.831cm" svg:y1="9.665cm" svg:x2="12.831cm" svg:y2="10.194cm">
          <text:p/>
        </draw:line>
        <draw:frame draw:style-name="gr89" draw:text-style-name="P5" draw:layer="layout" svg:width="1.446cm" svg:height="0.725cm" svg:x="12.079cm" svg:y="10.131cm">
          <draw:text-box>
            <text:p text:style-name="P4"><text:span text:style-name="T3">reset</text:span></text:p>
          </draw:text-box>
        </draw:frame>
        <draw:frame draw:style-name="gr90" draw:text-style-name="P5" draw:layer="layout" svg:width="1.281cm" svg:height="0.725cm" svg:x="11.001cm" svg:y="8.805cm">
          <draw:text-box>
            <text:p text:style-name="P4"><text:span text:style-name="T3">clk</text:span></text:p>
          </draw:text-box>
        </draw:frame>
        <draw:line draw:style-name="gr82"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2.172cm" svg:y="7.92cm">
              <draw:text-box>
                <text:p text:style-name="P4"><text:span text:style-name="T3">D</text:span></text:p>
              </draw:text-box>
            </draw:frame>
            <draw:frame draw:style-name="gr85" draw:text-style-name="P5" draw:layer="layout" svg:width="0.832cm" svg:height="0.725cm" svg:x="12.673cm" svg:y="7.921cm">
              <draw:text-box>
                <text:p text:style-name="P4"><text:span text:style-name="T3">Q</text:span></text:p>
              </draw:text-box>
            </draw:frame>
            <draw:frame draw:style-name="gr84" draw:text-style-name="P5" draw:layer="layout" svg:width="0.807cm" svg:height="0.725cm" svg:x="12.173cm" svg:y="8.37cm">
              <draw:text-box>
                <text:p text:style-name="P4"><text:span text:style-name="T3">E</text:span></text:p>
              </draw:text-box>
            </draw:frame>
          </draw:g>
          <draw:frame draw:style-name="gr88" draw:text-style-name="P19" draw:layer="layout" svg:width="1.205cm" svg:height="0.725cm" svg:x="12.229cm" svg:y="9.099cm">
            <draw:text-box>
              <text:p text:style-name="P4"><text:span text:style-name="T10">SET</text:span></text:p>
            </draw:text-box>
          </draw:frame>
        </draw:g>
        <draw:line draw:style-name="gr82" draw:text-style-name="P3" draw:layer="layout" svg:x1="10.549cm" svg:y1="8.289cm" svg:x2="12.302cm" svg:y2="8.289cm">
          <text:p/>
        </draw:line>
        <draw:line draw:style-name="gr82" draw:text-style-name="P3" draw:layer="layout" svg:x1="11.001cm" svg:y1="8.745cm" svg:x2="12.302cm" svg:y2="8.745cm">
          <text:p/>
        </draw:line>
        <draw:line draw:style-name="gr82" draw:text-style-name="P3" draw:layer="layout" svg:x1="11.002cm" svg:y1="8.745cm" svg:x2="11.002cm" svg:y2="11.355cm">
          <text:p/>
        </draw:line>
        <draw:line draw:style-name="gr82" draw:text-style-name="P3" draw:layer="layout" svg:x1="8.222cm" svg:y1="11.355cm" svg:x2="11.002cm" svg:y2="11.355cm">
          <text:p/>
        </draw:line>
        <draw:line draw:style-name="gr82" draw:text-style-name="P3" draw:layer="layout" svg:x1="15.612cm" svg:y1="9.665cm" svg:x2="15.612cm" svg:y2="10.194cm">
          <text:p/>
        </draw:line>
        <draw:frame draw:style-name="gr89" draw:text-style-name="P5" draw:layer="layout" svg:width="1.446cm" svg:height="0.725cm" svg:x="14.86cm" svg:y="10.131cm">
          <draw:text-box>
            <text:p text:style-name="P4"><text:span text:style-name="T3">reset</text:span></text:p>
          </draw:text-box>
        </draw:frame>
        <draw:frame draw:style-name="gr90" draw:text-style-name="P5" draw:layer="layout" svg:width="1.281cm" svg:height="0.725cm" svg:x="13.782cm" svg:y="8.805cm">
          <draw:text-box>
            <text:p text:style-name="P4"><text:span text:style-name="T3">clk</text:span></text:p>
          </draw:text-box>
        </draw:frame>
        <draw:line draw:style-name="gr82"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4.953cm" svg:y="7.92cm">
              <draw:text-box>
                <text:p text:style-name="P4"><text:span text:style-name="T3">D</text:span></text:p>
              </draw:text-box>
            </draw:frame>
            <draw:frame draw:style-name="gr85" draw:text-style-name="P5" draw:layer="layout" svg:width="0.832cm" svg:height="0.725cm" svg:x="15.454cm" svg:y="7.921cm">
              <draw:text-box>
                <text:p text:style-name="P4"><text:span text:style-name="T3">Q</text:span></text:p>
              </draw:text-box>
            </draw:frame>
            <draw:frame draw:style-name="gr84" draw:text-style-name="P5" draw:layer="layout" svg:width="0.807cm" svg:height="0.725cm" svg:x="14.954cm" svg:y="8.37cm">
              <draw:text-box>
                <text:p text:style-name="P4"><text:span text:style-name="T3">E</text:span></text:p>
              </draw:text-box>
            </draw:frame>
          </draw:g>
          <draw:frame draw:style-name="gr88" draw:text-style-name="P19" draw:layer="layout" svg:width="1.205cm" svg:height="0.725cm" svg:x="15.01cm" svg:y="9.099cm">
            <draw:text-box>
              <text:p text:style-name="P4"><text:span text:style-name="T10">SET</text:span></text:p>
            </draw:text-box>
          </draw:frame>
        </draw:g>
        <draw:line draw:style-name="gr82" draw:text-style-name="P3" draw:layer="layout" svg:x1="13.33cm" svg:y1="8.289cm" svg:x2="15.083cm" svg:y2="8.289cm">
          <text:p/>
        </draw:line>
        <draw:line draw:style-name="gr82" draw:text-style-name="P3" draw:layer="layout" svg:x1="13.782cm" svg:y1="8.745cm" svg:x2="15.083cm" svg:y2="8.745cm">
          <text:p/>
        </draw:line>
        <draw:line draw:style-name="gr82" draw:text-style-name="P3" draw:layer="layout" svg:x1="13.783cm" svg:y1="8.745cm" svg:x2="13.783cm" svg:y2="11.355cm">
          <text:p/>
        </draw:line>
        <draw:line draw:style-name="gr82" draw:text-style-name="P3" draw:layer="layout" svg:x1="11.003cm" svg:y1="11.355cm" svg:x2="13.783cm" svg:y2="11.355cm">
          <text:p/>
        </draw:line>
        <draw:line draw:style-name="gr82" draw:text-style-name="P3" draw:layer="layout" svg:x1="18.412cm" svg:y1="9.665cm" svg:x2="18.412cm" svg:y2="10.194cm">
          <text:p/>
        </draw:line>
        <draw:frame draw:style-name="gr89" draw:text-style-name="P5" draw:layer="layout" svg:width="1.446cm" svg:height="0.725cm" svg:x="17.66cm" svg:y="10.131cm">
          <draw:text-box>
            <text:p text:style-name="P4"><text:span text:style-name="T3">reset</text:span></text:p>
          </draw:text-box>
        </draw:frame>
        <draw:frame draw:style-name="gr90" draw:text-style-name="P5" draw:layer="layout" svg:width="1.281cm" svg:height="0.725cm" svg:x="16.582cm" svg:y="8.805cm">
          <draw:text-box>
            <text:p text:style-name="P4"><text:span text:style-name="T3">clk</text:span></text:p>
          </draw:text-box>
        </draw:frame>
        <draw:line draw:style-name="gr82"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7.753cm" svg:y="7.92cm">
              <draw:text-box>
                <text:p text:style-name="P4"><text:span text:style-name="T3">D</text:span></text:p>
              </draw:text-box>
            </draw:frame>
            <draw:frame draw:style-name="gr85" draw:text-style-name="P5" draw:layer="layout" svg:width="0.832cm" svg:height="0.725cm" svg:x="18.254cm" svg:y="7.921cm">
              <draw:text-box>
                <text:p text:style-name="P4"><text:span text:style-name="T3">Q</text:span></text:p>
              </draw:text-box>
            </draw:frame>
            <draw:frame draw:style-name="gr84" draw:text-style-name="P5" draw:layer="layout" svg:width="0.807cm" svg:height="0.725cm" svg:x="17.754cm" svg:y="8.37cm">
              <draw:text-box>
                <text:p text:style-name="P4"><text:span text:style-name="T3">E</text:span></text:p>
              </draw:text-box>
            </draw:frame>
          </draw:g>
          <draw:frame draw:style-name="gr88" draw:text-style-name="P19" draw:layer="layout" svg:width="1.205cm" svg:height="0.725cm" svg:x="17.81cm" svg:y="9.099cm">
            <draw:text-box>
              <text:p text:style-name="P4"><text:span text:style-name="T10">SET</text:span></text:p>
            </draw:text-box>
          </draw:frame>
        </draw:g>
        <draw:line draw:style-name="gr82" draw:text-style-name="P3" draw:layer="layout" svg:x1="16.13cm" svg:y1="8.289cm" svg:x2="17.883cm" svg:y2="8.289cm">
          <text:p/>
        </draw:line>
        <draw:line draw:style-name="gr82" draw:text-style-name="P3" draw:layer="layout" svg:x1="16.582cm" svg:y1="8.745cm" svg:x2="17.883cm" svg:y2="8.745cm">
          <text:p/>
        </draw:line>
        <draw:line draw:style-name="gr82" draw:text-style-name="P3" draw:layer="layout" svg:x1="16.583cm" svg:y1="8.745cm" svg:x2="16.583cm" svg:y2="11.355cm">
          <text:p/>
        </draw:line>
        <draw:line draw:style-name="gr82" draw:text-style-name="P3" draw:layer="layout" svg:x1="13.803cm" svg:y1="11.355cm" svg:x2="25.045cm" svg:y2="11.355cm">
          <text:p/>
        </draw:line>
        <draw:line draw:style-name="gr82" draw:text-style-name="P3" draw:layer="layout" svg:x1="18.931cm" svg:y1="8.289cm" svg:x2="19.357cm" svg:y2="8.289cm">
          <text:p/>
        </draw:line>
        <draw:line draw:style-name="gr82" draw:text-style-name="P3" draw:layer="layout" svg:x1="16.62cm" svg:y1="8.25cm" svg:x2="16.62cm" svg:y2="7.51cm">
          <text:p/>
        </draw:line>
        <draw:line draw:style-name="gr82" draw:text-style-name="P3" draw:layer="layout" svg:x1="19.357cm" svg:y1="7.768cm" svg:x2="19.357cm" svg:y2="8.289cm">
          <text:p/>
        </draw:line>
        <draw:line draw:style-name="gr82" draw:text-style-name="P3" draw:layer="layout" svg:x1="20.25cm" svg:y1="7.5cm" svg:x2="16.62cm" svg:y2="7.51cm">
          <text:p/>
        </draw:line>
        <draw:line draw:style-name="gr82" draw:text-style-name="P3" draw:layer="layout" svg:x1="13.82cm" svg:y1="8.25cm" svg:x2="13.82cm" svg:y2="7.263cm">
          <text:p/>
        </draw:line>
        <draw:line draw:style-name="gr82" draw:text-style-name="P3" draw:layer="layout" svg:x1="20.215cm" svg:y1="7.25cm" svg:x2="13.82cm" svg:y2="7.263cm">
          <text:p/>
        </draw:line>
        <draw:line draw:style-name="gr82" draw:text-style-name="P3" draw:layer="layout" svg:x1="11.021cm" svg:y1="8.25cm" svg:x2="11.021cm" svg:y2="7.017cm">
          <text:p/>
        </draw:line>
        <draw:line draw:style-name="gr82" draw:text-style-name="P3" draw:layer="layout" svg:x1="20.25cm" svg:y1="7cm" svg:x2="11.021cm" svg:y2="7.017cm">
          <text:p/>
        </draw:line>
        <draw:line draw:style-name="gr82" draw:text-style-name="P3" draw:layer="layout" svg:x1="8.258cm" svg:y1="8.25cm" svg:x2="8.258cm" svg:y2="6.77cm">
          <text:p/>
        </draw:line>
        <draw:line draw:style-name="gr82" draw:text-style-name="P3" draw:layer="layout" svg:x1="20.25cm" svg:y1="6.75cm" svg:x2="8.258cm" svg:y2="6.77cm">
          <text:p/>
        </draw:line>
        <draw:line draw:style-name="gr164" draw:text-style-name="P28" draw:layer="layout" svg:x1="19.357cm" svg:y1="7.768cm" svg:x2="20.25cm" svg:y2="7.75cm">
          <text:p/>
        </draw:line>
        <draw:custom-shape draw:style-name="gr32" draw:text-style-name="P20" draw:layer="layout" svg:width="4.852cm" svg:height="2.254cm" svg:x="19.751cm" svg:y="6.091cm">
          <text:p text:style-name="P1"><text:span text:style-name="T11">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5" draw:text-style-name="P5" draw:layer="layout" svg:width="3.122cm" svg:height="0.725cm" svg:x="26.781cm" svg:y="6.884cm">
          <draw:text-box>
            <text:p text:style-name="P4"><text:span text:style-name="T3">sampler.value</text:span></text:p>
          </draw:text-box>
        </draw:frame>
        <draw:line draw:style-name="gr82" draw:text-style-name="P3" draw:layer="layout" svg:x1="24.608cm" svg:y1="7.25cm" svg:x2="25.25cm" svg:y2="7.25cm">
          <text:p/>
        </draw:line>
        <draw:line draw:style-name="gr82"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25.098cm" svg:y="6.923cm">
              <draw:text-box>
                <text:p text:style-name="P4"><text:span text:style-name="T3">D</text:span></text:p>
              </draw:text-box>
            </draw:frame>
            <draw:frame draw:style-name="gr85" draw:text-style-name="P5" draw:layer="layout" svg:width="0.832cm" svg:height="0.725cm" svg:x="25.599cm" svg:y="6.924cm">
              <draw:text-box>
                <text:p text:style-name="P4"><text:span text:style-name="T3">Q</text:span></text:p>
              </draw:text-box>
            </draw:frame>
          </draw:g>
          <draw:frame draw:style-name="gr88" draw:text-style-name="P19" draw:layer="layout" svg:width="1.205cm" svg:height="0.725cm" svg:x="25.155cm" svg:y="8.102cm">
            <draw:text-box>
              <text:p text:style-name="P4"><text:span text:style-name="T10">SET</text:span></text:p>
            </draw:text-box>
          </draw:frame>
        </draw:g>
        <draw:line draw:style-name="gr82" draw:text-style-name="P3" draw:layer="layout" svg:x1="25.757cm" svg:y1="8.646cm" svg:x2="25.757cm" svg:y2="9.175cm">
          <text:p/>
        </draw:line>
        <draw:frame draw:style-name="gr89" draw:text-style-name="P5" draw:layer="layout" svg:width="1.446cm" svg:height="0.725cm" svg:x="25.005cm" svg:y="9.112cm">
          <draw:text-box>
            <text:p text:style-name="P4"><text:span text:style-name="T3">reset</text:span></text:p>
          </draw:text-box>
        </draw:frame>
        <draw:frame draw:style-name="gr90" draw:text-style-name="P5" draw:layer="layout" svg:width="1.281cm" svg:height="0.725cm" svg:x="23.974cm" svg:y="7.823cm">
          <draw:text-box>
            <text:p text:style-name="P4"><text:span text:style-name="T3">clk</text:span></text:p>
          </draw:text-box>
        </draw:frame>
        <draw:line draw:style-name="gr82" draw:text-style-name="P3" draw:layer="layout" svg:x1="24.974cm" svg:y1="8.169cm" svg:x2="25.255cm" svg:y2="8.169cm">
          <text:p/>
        </draw:line>
        <draw:line draw:style-name="gr82" draw:text-style-name="P3" draw:layer="layout" svg:x1="24.975cm" svg:y1="8.169cm" svg:x2="25.256cm" svg:y2="8.169cm">
          <text:p/>
        </draw:line>
        <draw:line draw:style-name="gr82" draw:text-style-name="P3" draw:layer="layout" svg:x1="26.268cm" svg:y1="7.25cm" svg:x2="26.91cm" svg:y2="7.25cm">
          <text:p/>
        </draw:line>
        <draw:frame draw:style-name="gr166" draw:text-style-name="P5" draw:layer="layout" svg:width="2.741cm" svg:height="0.725cm" svg:x="26.662cm" svg:y="10.985cm">
          <draw:text-box>
            <text:p text:style-name="P4"><text:span text:style-name="T3">sampler.tick</text:span></text:p>
          </draw:text-box>
        </draw:frame>
        <draw:line draw:style-name="gr82"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24.991cm" svg:y="11.024cm">
              <draw:text-box>
                <text:p text:style-name="P4"><text:span text:style-name="T3">D</text:span></text:p>
              </draw:text-box>
            </draw:frame>
            <draw:frame draw:style-name="gr85" draw:text-style-name="P5" draw:layer="layout" svg:width="0.832cm" svg:height="0.725cm" svg:x="25.492cm" svg:y="11.025cm">
              <draw:text-box>
                <text:p text:style-name="P4"><text:span text:style-name="T3">Q</text:span></text:p>
              </draw:text-box>
            </draw:frame>
          </draw:g>
          <draw:frame draw:style-name="gr88" draw:text-style-name="P19" draw:layer="layout" svg:width="1.205cm" svg:height="0.725cm" svg:x="25.048cm" svg:y="12.203cm">
            <draw:text-box>
              <text:p text:style-name="P4"><text:span text:style-name="T10">SET</text:span></text:p>
            </draw:text-box>
          </draw:frame>
        </draw:g>
        <draw:line draw:style-name="gr82" draw:text-style-name="P3" draw:layer="layout" svg:x1="25.65cm" svg:y1="12.747cm" svg:x2="25.65cm" svg:y2="13.276cm">
          <text:p/>
        </draw:line>
        <draw:frame draw:style-name="gr89" draw:text-style-name="P5" draw:layer="layout" svg:width="1.446cm" svg:height="0.725cm" svg:x="24.898cm" svg:y="13.213cm">
          <draw:text-box>
            <text:p text:style-name="P4"><text:span text:style-name="T3">reset</text:span></text:p>
          </draw:text-box>
        </draw:frame>
        <draw:line draw:style-name="gr82" draw:text-style-name="P3" draw:layer="layout" svg:x1="24.867cm" svg:y1="12.27cm" svg:x2="25.148cm" svg:y2="12.27cm">
          <text:p/>
        </draw:line>
        <draw:line draw:style-name="gr82" draw:text-style-name="P3" draw:layer="layout" svg:x1="24.868cm" svg:y1="12.27cm" svg:x2="25.149cm" svg:y2="12.27cm">
          <text:p/>
        </draw:line>
        <draw:line draw:style-name="gr82" draw:text-style-name="P3" draw:layer="layout" svg:x1="26.161cm" svg:y1="11.351cm" svg:x2="26.803cm" svg:y2="11.351cm">
          <text:p/>
        </draw:line>
        <draw:frame draw:style-name="gr90" draw:text-style-name="P5" draw:layer="layout" svg:width="1.281cm" svg:height="0.725cm" svg:x="7.71cm" svg:y="18.583cm">
          <draw:text-box>
            <text:p text:style-name="P4"><text:span text:style-name="T3">clk</text:span></text:p>
          </draw:text-box>
        </draw:frame>
        <draw:line draw:style-name="gr82"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8.861cm" svg:y="17.698cm">
              <draw:text-box>
                <text:p text:style-name="P4"><text:span text:style-name="T3">D</text:span></text:p>
              </draw:text-box>
            </draw:frame>
            <draw:frame draw:style-name="gr85" draw:text-style-name="P5" draw:layer="layout" svg:width="0.832cm" svg:height="0.725cm" svg:x="9.362cm" svg:y="17.699cm">
              <draw:text-box>
                <text:p text:style-name="P4"><text:span text:style-name="T3">Q</text:span></text:p>
              </draw:text-box>
            </draw:frame>
          </draw:g>
        </draw:g>
        <draw:line draw:style-name="gr82" draw:text-style-name="P3" draw:layer="layout" svg:x1="8.12cm" svg:y1="18.029cm" svg:x2="8.992cm" svg:y2="18.029cm">
          <text:p/>
        </draw:line>
        <draw:line draw:style-name="gr82" draw:text-style-name="P3" draw:layer="layout" svg:x1="10.038cm" svg:y1="18.029cm" svg:x2="10.494cm" svg:y2="18.029cm">
          <text:p/>
        </draw:line>
        <draw:line draw:style-name="gr82" draw:text-style-name="P3" draw:layer="layout" svg:x1="10.494cm" svg:y1="16.795cm" svg:x2="10.494cm" svg:y2="18.072cm">
          <text:p/>
        </draw:line>
        <draw:line draw:style-name="gr82" draw:text-style-name="P3" draw:layer="layout" svg:x1="10.494cm" svg:y1="16.795cm" svg:x2="7.208cm" svg:y2="16.795cm">
          <text:p/>
        </draw:line>
        <draw:frame draw:style-name="gr89" draw:text-style-name="P5" draw:layer="layout" svg:width="1.446cm" svg:height="0.725cm" svg:x="3.79cm" svg:y="10.152cm">
          <draw:text-box>
            <text:p text:style-name="P4"><text:span text:style-name="T3">reset</text:span></text:p>
          </draw:text-box>
        </draw:frame>
        <draw:line draw:style-name="gr82" draw:text-style-name="P13" draw:layer="layout" svg:x1="10.494cm" svg:y1="18.029cm" svg:x2="11.818cm" svg:y2="18.007cm">
          <text:p/>
        </draw:line>
        <draw:frame draw:style-name="gr167" draw:text-style-name="P5" draw:layer="layout" svg:width="0.746cm" svg:height="0.725cm" svg:x="11.027cm" svg:y="17.282cm">
          <draw:text-box>
            <text:p text:style-name="P4"><text:span text:style-name="T3">0</text:span></text:p>
          </draw:text-box>
        </draw:frame>
        <draw:line draw:style-name="gr82" draw:text-style-name="P13" draw:layer="layout" svg:x1="11.639cm" svg:y1="17.633cm" svg:x2="12.018cm" svg:y2="17.633cm">
          <text:p/>
        </draw:line>
        <draw:line draw:style-name="gr82" draw:text-style-name="P13" draw:layer="layout" svg:x1="12.568cm" svg:y1="17.816cm" svg:x2="13.071cm" svg:y2="17.816cm">
          <text:p/>
        </draw:line>
        <draw:line draw:style-name="gr82" draw:text-style-name="P3" draw:layer="layout" svg:x1="6.011cm" svg:y1="17.838cm" svg:x2="6.467cm" svg:y2="17.838cm">
          <text:p/>
        </draw:line>
        <draw:frame draw:style-name="gr168" draw:text-style-name="P5" draw:layer="layout" svg:width="3.673cm" svg:height="0.725cm" svg:x="2.506cm" svg:y="17.476cm">
          <draw:text-box>
            <text:p text:style-name="P4"><text:span text:style-name="T3">bitTimer.recenter</text:span></text:p>
          </draw:text-box>
        </draw:frame>
        <draw:path draw:style-name="gr94" draw:text-style-name="P13" draw:layer="layout" svg:width="0.749cm" svg:height="0.749cm" svg:x="11.818cm" svg:y="17.441cm" svg:viewBox="0 0 750 750" svg:d="M375 0c213 0 375 162 375 375s-162 375-375 375-375-162-375-375 162-375 375-375z">
          <text:p text:style-name="P13">=</text:p>
        </draw:path>
        <draw:frame draw:style-name="gr169" draw:text-style-name="P5" draw:layer="layout" svg:width="2.75cm" svg:height="0.725cm" svg:x="9.987cm" svg:y="18.072cm">
          <draw:text-box>
            <text:p text:style-name="P4"><text:span text:style-name="T3">sampler.tick</text:span></text:p>
          </draw:text-box>
        </draw:frame>
        <draw:frame draw:style-name="gr166" draw:text-style-name="P5" draw:layer="layout" svg:width="2.741cm" svg:height="0.725cm" svg:x="3.47cm" svg:y="18.001cm">
          <draw:text-box>
            <text:p text:style-name="P4"><text:span text:style-name="T3">sampler.tick</text:span></text:p>
          </draw:text-box>
        </draw:frame>
        <draw:frame draw:style-name="gr90" draw:text-style-name="P5" draw:layer="layout" svg:width="1.281cm" svg:height="0.725cm" svg:x="23.88cm" svg:y="11.91cm">
          <draw:text-box>
            <text:p text:style-name="P4"><text:span text:style-name="T3">clk</text:span></text:p>
          </draw:text-box>
        </draw:frame>
        <draw:frame draw:style-name="gr90" draw:text-style-name="P5" draw:layer="layout" svg:width="1.281cm" svg:height="0.725cm" svg:x="23.115cm" svg:y="18.536cm">
          <draw:text-box>
            <text:p text:style-name="P4"><text:span text:style-name="T3">clk</text:span></text:p>
          </draw:text-box>
        </draw:frame>
        <draw:line draw:style-name="gr82"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24.286cm" svg:y="17.651cm">
              <draw:text-box>
                <text:p text:style-name="P4"><text:span text:style-name="T3">D</text:span></text:p>
              </draw:text-box>
            </draw:frame>
            <draw:frame draw:style-name="gr85" draw:text-style-name="P5" draw:layer="layout" svg:width="0.832cm" svg:height="0.725cm" svg:x="24.787cm" svg:y="17.652cm">
              <draw:text-box>
                <text:p text:style-name="P4"><text:span text:style-name="T3">Q</text:span></text:p>
              </draw:text-box>
            </draw:frame>
          </draw:g>
        </draw:g>
        <draw:line draw:style-name="gr82" draw:text-style-name="P3" draw:layer="layout" svg:x1="25.443cm" svg:y1="17.982cm" svg:x2="26.271cm" svg:y2="18.002cm">
          <text:p/>
        </draw:line>
        <draw:line draw:style-name="gr82" draw:text-style-name="P3" draw:layer="layout" svg:x1="21.379cm" svg:y1="17.821cm" svg:x2="21.835cm" svg:y2="17.821cm">
          <text:p/>
        </draw:line>
        <draw:frame draw:style-name="gr170" draw:text-style-name="P5" draw:layer="layout" svg:width="3.478cm" svg:height="0.725cm" svg:x="18.038cm" svg:y="17.459cm">
          <draw:text-box>
            <text:p text:style-name="P4"><text:span text:style-name="T3">bitCounter.clear</text:span></text:p>
          </draw:text-box>
        </draw:frame>
        <draw:frame draw:style-name="gr169" draw:text-style-name="P5" draw:layer="layout" svg:width="2.75cm" svg:height="0.725cm" svg:x="18.829cm" svg:y="17.996cm">
          <draw:text-box>
            <text:p text:style-name="P4"><text:span text:style-name="T3">bitTimer.tick</text:span></text:p>
          </draw:text-box>
        </draw:frame>
        <draw:frame draw:style-name="gr171" draw:text-style-name="P5" draw:layer="layout" svg:width="3.575cm" svg:height="0.725cm" svg:x="26.118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2" draw:text-style-name="P5" draw:layer="layout" svg:width="2.792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3" draw:text-style-name="P5" draw:layer="layout" svg:width="3.41cm" svg:height="0.725cm" svg:x="19.315cm" svg:y="24.222cm">
            <draw:text-box>
              <text:p text:style-name="P4"><text:span text:style-name="T3">io.read.payload</text:span></text:p>
            </draw:text-box>
          </draw:frame>
        </draw:g>
        <draw:line draw:style-name="gr82" draw:text-style-name="P13" draw:layer="layout" svg:x1="18.008cm" svg:y1="23.962cm" svg:x2="18.871cm" svg:y2="23.962cm">
          <text:p/>
        </draw:line>
        <draw:line draw:style-name="gr82" draw:text-style-name="P13" draw:layer="layout" svg:x1="18.008cm" svg:y1="24.617cm" svg:x2="18.871cm" svg:y2="24.617cm">
          <text:p/>
        </draw:line>
        <draw:custom-shape draw:style-name="gr32" draw:text-style-name="P20" draw:layer="layout" svg:width="4.852cm" svg:height="2.254cm" svg:x="13.409cm" svg:y="23.35cm">
          <text:p text:style-name="P1"><text:span text:style-name="T11">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4" draw:text-style-name="P13" draw:layer="layout" svg:x1="11.504cm" svg:y1="24.242cm" svg:x2="13.4cm" svg:y2="24.242cm">
          <text:p/>
        </draw:line>
        <draw:line draw:style-name="gr174" draw:text-style-name="P13" draw:layer="layout" svg:x1="12.591cm" svg:y1="23.357cm" svg:x2="13.832cm" svg:y2="23.891cm">
          <text:p/>
        </draw:line>
        <draw:frame draw:style-name="gr175" draw:text-style-name="P30" draw:layer="layout" svg:width="3.804cm" svg:height="1.649cm" svg:x="9.569cm" svg:y="22.184cm">
          <draw:text-box>
            <text:p text:style-name="P29"><text:span text:style-name="T17">sampler.tick</text:span></text:p>
            <text:p text:style-name="P29"><text:span text:style-name="T17">sampler.value</text:span></text:p>
          </draw:text-box>
        </draw:frame>
        <draw:frame draw:style-name="gr176" draw:text-style-name="P5" draw:layer="layout" svg:width="4.82cm" svg:height="1.385cm" svg:x="8.313cm" svg:y="23.743cm">
          <draw:text-box>
            <text:p text:style-name="P29"><text:span text:style-name="T17">bitTimer.tick</text:span></text:p>
            <text:p text:style-name="P29"><text:span text:style-name="T17">bitTimer.recenter</text:span></text:p>
          </draw:text-box>
        </draw:frame>
        <draw:frame draw:style-name="gr177" draw:text-style-name="P5" draw:layer="layout" svg:width="4.566cm" svg:height="1.385cm" svg:x="8.936cm" svg:y="25.389cm">
          <draw:text-box>
            <text:p text:style-name="P29"><text:span text:style-name="T17">bitCounter.value</text:span></text:p>
            <text:p text:style-name="P29"><text:span text:style-name="T17">bitCounter.clear</text:span></text:p>
          </draw:text-box>
        </draw:frame>
        <draw:line draw:style-name="gr174" draw:text-style-name="P13" draw:layer="layout" svg:x1="13.598cm" svg:y1="24.759cm" svg:x2="12.39cm" svg:y2="24.783cm">
          <text:p/>
        </draw:line>
        <draw:line draw:style-name="gr174" draw:text-style-name="P13" draw:layer="layout" svg:x1="12.881cm" svg:y1="25.816cm" svg:x2="13.861cm" svg:y2="25.209cm">
          <text:p/>
        </draw:line>
        <draw:line draw:style-name="gr174" draw:text-style-name="P13" draw:layer="layout" svg:x1="14.364cm" svg:y1="25.389cm" svg:x2="12.881cm" svg:y2="26.453cm">
          <text:p/>
        </draw:line>
        <draw:rect draw:style-name="gr43" draw:text-style-name="P3" draw:layer="layout" svg:width="29.96cm" svg:height="8.688cm" svg:x="1cm" svg:y="5.497cm">
          <text:p/>
        </draw:rect>
        <draw:frame draw:style-name="gr178" draw:text-style-name="P31" draw:layer="layout" svg:width="4.02cm" svg:height="1.352cm" svg:x="13.952cm" svg:y="4.147cm">
          <draw:text-box>
            <text:p text:style-name="P4"><text:span text:style-name="T18">sampler</text:span></text:p>
          </draw:text-box>
        </draw:frame>
        <draw:rect draw:style-name="gr43" draw:text-style-name="P3" draw:layer="layout" svg:width="11.63cm" svg:height="3.986cm" svg:x="18.04cm" svg:y="15.933cm">
          <text:p/>
        </draw:rect>
        <draw:frame draw:style-name="gr179" draw:text-style-name="P31" draw:layer="layout" svg:width="5.066cm" svg:height="1.352cm" svg:x="22.266cm" svg:y="14.583cm">
          <draw:text-box>
            <text:p text:style-name="P4"><text:span text:style-name="T18">bitCounter</text:span></text:p>
          </draw:text-box>
        </draw:frame>
        <draw:rect draw:style-name="gr43" draw:text-style-name="P3" draw:layer="layout" svg:width="14.634cm" svg:height="3.986cm" svg:x="2.506cm" svg:y="15.988cm">
          <text:p/>
        </draw:rect>
        <draw:frame draw:style-name="gr180" draw:text-style-name="P31" draw:layer="layout" svg:width="4.037cm" svg:height="1.352cm" svg:x="7.001cm" svg:y="14.683cm">
          <draw:text-box>
            <text:p text:style-name="P4"><text:span text:style-name="T18">bitTimer</text:span></text:p>
          </draw:text-box>
        </draw:frame>
        <draw:rect draw:style-name="gr43" draw:text-style-name="P3" draw:layer="layout" svg:width="14.329cm" svg:height="4.919cm" svg:x="8.592cm" svg:y="22.046cm">
          <text:p/>
        </draw:rect>
        <draw:frame draw:style-name="gr181" draw:text-style-name="P31" draw:layer="layout" svg:width="7.18cm" svg:height="1.352cm" svg:x="12.227cm" svg:y="20.596cm">
          <draw:text-box>
            <text:p text:style-name="P4"><text:span text:style-name="T18">stateMachine</text:span></text:p>
          </draw:text-box>
        </draw:frame>
        <draw:custom-shape draw:style-name="gr47"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13" draw:layer="layout" svg:x1="12.534cm" svg:y1="18.396cm" svg:x2="13.037cm" svg:y2="18.396cm">
          <text:p/>
        </draw:line>
        <draw:line draw:style-name="gr82" draw:text-style-name="P13" draw:layer="layout" svg:x1="14.14cm" svg:y1="18.06cm" svg:x2="14.449cm" svg:y2="18.06cm">
          <text:p/>
        </draw:line>
        <draw:frame draw:style-name="gr169" draw:text-style-name="P5" draw:layer="layout" svg:width="2.75cm" svg:height="0.725cm" svg:x="14.39cm" svg:y="17.687cm">
          <draw:text-box>
            <text:p text:style-name="P4"><text:span text:style-name="T3">bitTimer.tick</text:span></text:p>
          </draw:text-box>
        </draw:frame>
        <draw:line draw:style-name="gr82" draw:text-style-name="P3" draw:layer="layout" svg:x1="23.852cm" svg:y1="18.19cm" svg:x2="24.033cm" svg:y2="17.829cm">
          <text:p/>
        </draw:line>
        <draw:frame draw:style-name="gr90" draw:text-style-name="P5" draw:layer="layout" svg:width="1.281cm" svg:height="0.725cm" svg:x="23.262cm" svg:y="18.105cm">
          <draw:text-box>
            <text:p text:style-name="P4"><text:span text:style-name="T3">3</text:span></text:p>
          </draw:text-box>
        </draw:frame>
        <draw:line draw:style-name="gr82" draw:text-style-name="P3" draw:layer="layout" svg:x1="8.476cm" svg:y1="18.233cm" svg:x2="8.657cm" svg:y2="17.872cm">
          <text:p/>
        </draw:line>
        <draw:frame draw:style-name="gr90" draw:text-style-name="P5" draw:layer="layout" svg:width="1.281cm" svg:height="0.725cm" svg:x="7.886cm" svg:y="18.148cm">
          <draw:text-box>
            <text:p text:style-name="P4"><text:span text:style-name="T3">3</text:span></text:p>
          </draw:text-box>
        </draw:frame>
        <draw:line draw:style-name="gr174" draw:text-style-name="P13" draw:layer="layout" svg:x1="12.465cm" svg:y1="22.778cm" svg:x2="14.28cm" svg:y2="23.558cm">
          <text:p/>
        </draw:line>
        <draw:path draw:style-name="gr105" draw:text-style-name="P13" draw:layer="layout" svg:width="0.749cm" svg:height="0.749cm" svg:x="-11.237cm" svg:y="11.557cm" svg:viewBox="0 0 750 750" svg:d="M375 0c213 0 375 162 375 375s-162 375-375 375-375-162-375-375 162-375 375-375z">
          <text:p/>
        </draw:path>
        <draw:path draw:style-name="gr94" draw:text-style-name="P21" draw:layer="layout" svg:width="1.894cm" svg:height="1.894cm" svg:x="-11.782cm" svg:y="13.734cm" svg:viewBox="0 0 1895 1895" svg:d="M947 0c538 0 948 409 948 947s-410 948-948 948-947-410-947-948 409-947 947-947z">
          <text:p text:style-name="P13"><text:span text:style-name="T12">IDLE</text:span></text:p>
        </draw:path>
        <draw:path draw:style-name="gr94" draw:text-style-name="P21" draw:layer="layout" svg:width="1.894cm" svg:height="1.894cm" svg:x="-11.775cm" svg:y="17.057cm" svg:viewBox="0 0 1895 1895" svg:d="M947 0c538 0 948 409 948 947s-410 948-948 948-947-410-947-948 409-947 947-947z">
          <text:p text:style-name="P13"><text:span text:style-name="T12">START</text:span></text:p>
        </draw:path>
        <draw:path draw:style-name="gr94" draw:text-style-name="P21" draw:layer="layout" svg:width="1.894cm" svg:height="1.894cm" svg:x="-11.784cm" svg:y="20.412cm" svg:viewBox="0 0 1895 1895" svg:d="M947 0c538 0 948 409 948 947s-410 948-948 948-947-410-947-948 409-947 947-947z">
          <text:p text:style-name="P13"><text:span text:style-name="T12">DATA</text:span></text:p>
        </draw:path>
        <draw:line draw:style-name="gr51" draw:text-style-name="P3" draw:layer="layout" svg:x1="-10.862cm" svg:y1="12.307cm" svg:x2="-10.862cm" svg:y2="13.734cm">
          <text:p/>
        </draw:line>
        <draw:line draw:style-name="gr51" draw:text-style-name="P3" draw:layer="layout" svg:x1="-10.835cm" svg:y1="15.629cm" svg:x2="-10.835cm" svg:y2="17.056cm">
          <text:p/>
        </draw:line>
        <draw:line draw:style-name="gr51" draw:text-style-name="P3" draw:layer="layout" svg:x1="-10.827cm" svg:y1="18.952cm" svg:x2="-10.827cm" svg:y2="20.379cm">
          <text:p/>
        </draw:line>
        <draw:line draw:style-name="gr51" draw:text-style-name="P3" draw:layer="layout" svg:x1="-12.896cm" svg:y1="14.681cm" svg:x2="-11.782cm" svg:y2="14.681cm">
          <text:p/>
        </draw:line>
        <draw:line draw:style-name="gr106" draw:text-style-name="P3" draw:layer="layout" svg:x1="-12.916cm" svg:y1="14.681cm" svg:x2="-12.916cm" svg:y2="26.767cm">
          <text:p/>
        </draw:line>
        <draw:path draw:style-name="gr94" draw:text-style-name="P21" draw:layer="layout" svg:width="1.894cm" svg:height="1.894cm" svg:x="-11.784cm" svg:y="23.767cm" svg:viewBox="0 0 1895 1895" svg:d="M947 0c538 0 948 409 948 947s-410 948-948 948-947-410-947-948 409-947 947-947z">
          <text:p text:style-name="P13"><text:span text:style-name="T12">STOP</text:span></text:p>
        </draw:path>
        <draw:line draw:style-name="gr51" draw:text-style-name="P3" draw:layer="layout" svg:x1="-10.827cm" svg:y1="22.307cm" svg:x2="-10.827cm" svg:y2="23.734cm">
          <text:p/>
        </draw:line>
        <draw:line draw:style-name="gr106" draw:text-style-name="P3" draw:layer="layout" svg:x1="-10.837cm" svg:y1="26.767cm" svg:x2="-12.916cm" svg:y2="26.767cm">
          <text:p/>
        </draw:line>
        <draw:frame draw:style-name="gr182" draw:text-style-name="P32" draw:layer="layout" svg:width="4.71cm" svg:height="1.513cm" svg:x="-10.734cm" svg:y="15.544cm">
          <draw:text-box>
            <text:p text:style-name="P29"><text:span text:style-name="T19"><text:s text:c="2"/></text:span><text:span text:style-name="T19">sampler.tick &amp;&amp;</text:span></text:p>
            <text:p text:style-name="P29"><text:span text:style-name="T19">! sampler.value</text:span></text:p>
          </draw:text-box>
        </draw:frame>
        <draw:frame draw:style-name="gr183" draw:text-style-name="P32" draw:layer="layout" svg:width="3.965cm" svg:height="0.882cm" svg:x="-11.063cm" svg:y="19.181cm">
          <draw:text-box>
            <text:p text:style-name="P29"><text:span text:style-name="T19"><text:s text:c="3"/></text:span><text:span text:style-name="T19">bitTimer.tick</text:span></text:p>
          </draw:text-box>
        </draw:frame>
        <draw:frame draw:style-name="gr184" draw:text-style-name="P32" draw:layer="layout" svg:width="6.806cm" svg:height="1.513cm" svg:x="-11.577cm" svg:y="22.221cm">
          <draw:text-box>
            <text:p text:style-name="P29"><text:span text:style-name="T19"><text:s text:c="6"/></text:span><text:span text:style-name="T19">bitTimer.tick &amp;&amp;</text:span></text:p>
            <text:p text:style-name="P29"><text:span text:style-name="T19"><text:s text:c="6"/></text:span><text:span text:style-name="T19">bitCounter.value == 7</text:span></text:p>
          </draw:text-box>
        </draw:frame>
        <draw:frame draw:style-name="gr183" draw:text-style-name="P32" draw:layer="layout" svg:width="3.965cm" svg:height="0.882cm" svg:x="-11.072cm" svg:y="25.662cm">
          <draw:text-box>
            <text:p text:style-name="P29"><text:span text:style-name="T19"><text:s text:c="3"/></text:span><text:span text:style-name="T19">bitTimer.tick</text:span></text:p>
          </draw:text-box>
        </draw:frame>
        <draw:line draw:style-name="gr82" draw:text-style-name="P3" draw:layer="layout" svg:x1="-5.932cm" svg:y1="15.544cm" svg:x2="-5.932cm" svg:y2="17.057cm">
          <text:p/>
        </draw:line>
        <draw:frame draw:style-name="gr185" draw:text-style-name="P32" draw:layer="layout" svg:width="6.636cm" svg:height="0.882cm" svg:x="-5.932cm" svg:y="15.859cm">
          <draw:text-box>
            <text:p text:style-name="P29"><text:span text:style-name="T19">bitTimer.recenter := True</text:span></text:p>
          </draw:text-box>
        </draw:frame>
        <draw:line draw:style-name="gr51" draw:text-style-name="P3" draw:layer="layout" svg:x1="-8.957cm" svg:y1="20.877cm" svg:x2="-10.089cm" svg:y2="20.877cm">
          <text:p/>
        </draw:line>
        <draw:line draw:style-name="gr106" draw:text-style-name="P3" draw:layer="layout" svg:x1="-8.957cm" svg:y1="21.627cm" svg:x2="-9.921cm" svg:y2="21.627cm">
          <text:p/>
        </draw:line>
        <draw:line draw:style-name="gr106" draw:text-style-name="P3" draw:layer="layout" svg:x1="-8.957cm" svg:y1="20.877cm" svg:x2="-8.957cm" svg:y2="21.627cm">
          <text:p/>
        </draw:line>
        <draw:line draw:style-name="gr82" draw:text-style-name="P3" draw:layer="layout" svg:x1="-7.098cm" svg:y1="19.181cm" svg:x2="-7.098cm" svg:y2="20.062cm">
          <text:p/>
        </draw:line>
        <draw:frame draw:style-name="gr186" draw:text-style-name="P32" draw:layer="layout" svg:width="6.378cm" svg:height="0.882cm" svg:x="-6.966cm" svg:y="19.18cm">
          <draw:text-box>
            <text:p text:style-name="P29"><text:span text:style-name="T19">bitCounter.clear := True</text:span></text:p>
          </draw:text-box>
        </draw:frame>
        <draw:line draw:style-name="gr106" draw:text-style-name="P3" draw:layer="layout" svg:x1="-10.837cm" svg:y1="26.767cm" svg:x2="-10.837cm" svg:y2="25.662cm">
          <text:p/>
        </draw:line>
        <draw:line draw:style-name="gr82" draw:text-style-name="P3" draw:layer="layout" svg:x1="7.208cm" svg:y1="17.914cm" svg:x2="7.208cm" svg:y2="16.795cm">
          <text:p/>
        </draw:line>
        <draw:line draw:style-name="gr82" draw:text-style-name="P3" draw:layer="layout" svg:x1="6.011cm" svg:y1="18.338cm" svg:x2="6.467cm" svg:y2="18.338cm">
          <text:p/>
        </draw:line>
        <draw:custom-shape draw:style-name="gr42" draw:text-style-name="P20"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21.379cm" svg:y1="18.376cm" svg:x2="21.835cm" svg:y2="18.376cm">
          <text:p/>
        </draw:line>
        <draw:line draw:style-name="gr82" draw:text-style-name="P3" draw:layer="layout" svg:x1="23.162cm" svg:y1="18.005cm" svg:x2="24.443cm" svg:y2="18.005cm">
          <text:p/>
        </draw:line>
        <draw:line draw:style-name="gr82" draw:text-style-name="P3" draw:layer="layout" svg:x1="25.822cm" svg:y1="16.676cm" svg:x2="25.822cm" svg:y2="17.953cm">
          <text:p/>
        </draw:line>
        <draw:line draw:style-name="gr82" draw:text-style-name="P3" draw:layer="layout" svg:x1="25.822cm" svg:y1="16.676cm" svg:x2="22.536cm" svg:y2="16.676cm">
          <text:p/>
        </draw:line>
        <draw:line draw:style-name="gr82" draw:text-style-name="P3" draw:layer="layout" svg:x1="22.536cm" svg:y1="17.795cm" svg:x2="22.536cm" svg:y2="16.676cm">
          <text:p/>
        </draw:line>
        <draw:custom-shape draw:style-name="gr42" draw:text-style-name="P20"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8" draw:text-style-name="P5" draw:layer="layout" svg:width="3.673cm" svg:height="0.725cm" svg:x="20.542cm" svg:y="17.48cm">
          <draw:text-box>
            <text:p text:style-name="P4"><text:span text:style-name="T3">=&gt; 0</text:span></text:p>
          </draw:text-box>
        </draw:frame>
        <draw:frame draw:style-name="gr166" draw:text-style-name="P5" draw:layer="layout" svg:width="2.741cm" svg:height="0.725cm" svg:x="21.106cm" svg:y="18.005cm">
          <draw:text-box>
            <text:p text:style-name="P4"><text:span text:style-name="T3">=&gt; +1</text:span></text:p>
          </draw:text-box>
        </draw:frame>
        <draw:frame draw:style-name="gr168" draw:text-style-name="P5" draw:layer="layout" svg:width="3.673cm" svg:height="0.725cm" svg:x="5.215cm" svg:y="17.523cm">
          <draw:text-box>
            <text:p text:style-name="P4"><text:span text:style-name="T3">=&gt; C</text:span></text:p>
          </draw:text-box>
        </draw:frame>
        <draw:frame draw:style-name="gr166" draw:text-style-name="P5" draw:layer="layout" svg:width="2.741cm" svg:height="0.725cm" svg:x="5.679cm" svg:y="18.048cm">
          <draw:text-box>
            <text:p text:style-name="P4"><text:span text:style-name="T3">=&gt; -1</text:span></text:p>
          </draw:text-box>
        </draw:frame>
        <draw:line draw:style-name="gr82" draw:text-style-name="P3" draw:layer="layout" svg:x1="-13.716cm" svg:y1="7.432cm" svg:x2="-12.716cm" svg:y2="7.432cm">
          <text:p/>
        </draw:line>
        <draw:line draw:style-name="gr82" draw:text-style-name="P3" draw:layer="layout" svg:x1="-12.466cm" svg:y1="9.432cm" svg:x2="-12.716cm" svg:y2="7.432cm">
          <text:p/>
        </draw:line>
        <draw:line draw:style-name="gr82" draw:text-style-name="P3" draw:layer="layout" svg:x1="-12.466cm" svg:y1="9.432cm" svg:x2="-9.216cm" svg:y2="9.432cm">
          <text:p/>
        </draw:line>
        <draw:line draw:style-name="gr82" draw:text-style-name="P3" draw:layer="layout" svg:x1="-8.966cm" svg:y1="7.432cm" svg:x2="-9.216cm" svg:y2="9.432cm">
          <text:p/>
        </draw:line>
        <draw:line draw:style-name="gr82" draw:text-style-name="P3" draw:layer="layout" svg:x1="-8.966cm" svg:y1="7.432cm" svg:x2="-1.216cm" svg:y2="7.432cm">
          <text:p/>
        </draw:line>
        <draw:line draw:style-name="gr82" draw:text-style-name="P3" draw:layer="layout" svg:x1="-9.216cm" svg:y1="9.432cm" svg:x2="-1.216cm" svg:y2="9.432cm">
          <text:p/>
        </draw:line>
        <draw:line draw:style-name="gr82" draw:text-style-name="P3" draw:layer="layout" svg:x1="-5.466cm" svg:y1="7.432cm" svg:x2="-5.716cm" svg:y2="9.432cm">
          <text:p/>
        </draw:line>
        <draw:line draw:style-name="gr82" draw:text-style-name="P3" draw:layer="layout" svg:x1="-5.716cm" svg:y1="7.432cm" svg:x2="-5.466cm" svg:y2="9.432cm">
          <text:p/>
        </draw:line>
        <draw:line draw:style-name="gr82" draw:text-style-name="P3" draw:layer="layout" svg:x1="-1.966cm" svg:y1="7.432cm" svg:x2="-2.216cm" svg:y2="9.432cm">
          <text:p/>
        </draw:line>
        <draw:line draw:style-name="gr82" draw:text-style-name="P3" draw:layer="layout" svg:x1="-2.216cm" svg:y1="7.432cm" svg:x2="-1.966cm" svg:y2="9.432cm">
          <text:p/>
        </draw:line>
        <draw:line draw:style-name="gr82" draw:text-style-name="P3" draw:layer="layout" svg:x1="-12.716cm" svg:y1="6.682cm" svg:x2="-12.716cm" svg:y2="7.182cm">
          <text:p/>
        </draw:line>
        <draw:line draw:style-name="gr82" draw:text-style-name="P3" draw:layer="layout" svg:x1="-12.216cm" svg:y1="6.682cm" svg:x2="-12.216cm" svg:y2="7.182cm">
          <text:p/>
        </draw:line>
        <draw:line draw:style-name="gr82" draw:text-style-name="P3" draw:layer="layout" svg:x1="-11.716cm" svg:y1="6.682cm" svg:x2="-11.716cm" svg:y2="7.182cm">
          <text:p/>
        </draw:line>
        <draw:line draw:style-name="gr82" draw:text-style-name="P3" draw:layer="layout" svg:x1="-11.216cm" svg:y1="6.682cm" svg:x2="-11.216cm" svg:y2="7.182cm">
          <text:p/>
        </draw:line>
        <draw:line draw:style-name="gr82" draw:text-style-name="P3" draw:layer="layout" svg:x1="-9.216cm" svg:y1="6.681cm" svg:x2="-9.216cm" svg:y2="7.181cm">
          <text:p/>
        </draw:line>
        <draw:frame draw:style-name="gr167" draw:text-style-name="P5" draw:layer="layout" svg:width="0.746cm" svg:height="0.725cm" svg:x="-12.566cm" svg:y="7.184cm">
          <draw:text-box>
            <text:p text:style-name="P4"><text:span text:style-name="T3">1</text:span></text:p>
          </draw:text-box>
        </draw:frame>
        <draw:frame draw:style-name="gr167" draw:text-style-name="P5" draw:layer="layout" svg:width="0.746cm" svg:height="0.725cm" svg:x="-12.084cm" svg:y="7.182cm">
          <draw:text-box>
            <text:p text:style-name="P4"><text:span text:style-name="T3">2</text:span></text:p>
          </draw:text-box>
        </draw:frame>
        <draw:frame draw:style-name="gr167" draw:text-style-name="P5" draw:layer="layout" svg:width="0.746cm" svg:height="0.725cm" svg:x="-11.561cm" svg:y="7.182cm">
          <draw:text-box>
            <text:p text:style-name="P4"><text:span text:style-name="T3">3</text:span></text:p>
          </draw:text-box>
        </draw:frame>
        <draw:line draw:style-name="gr82" draw:text-style-name="P3" draw:layer="layout" svg:x1="-5.882cm" svg:y1="6.665cm" svg:x2="-5.882cm" svg:y2="7.165cm">
          <text:p/>
        </draw:line>
        <draw:line draw:style-name="gr82" draw:text-style-name="P3" draw:layer="layout" svg:x1="-2.466cm" svg:y1="6.682cm" svg:x2="-2.466cm" svg:y2="7.182cm">
          <text:p/>
        </draw:line>
        <draw:frame draw:style-name="gr169" draw:text-style-name="P5" draw:layer="layout" svg:width="2.75cm" svg:height="0.725cm" svg:x="-7.238cm" svg:y="5.999cm">
          <draw:text-box>
            <text:p text:style-name="P4"><text:span text:style-name="T3">bitTimer.tick</text:span></text:p>
          </draw:text-box>
        </draw:frame>
        <draw:frame draw:style-name="gr169" draw:text-style-name="P5" draw:layer="layout" svg:width="2.75cm" svg:height="0.725cm" svg:x="-3.845cm" svg:y="6.035cm">
          <draw:text-box>
            <text:p text:style-name="P4"><text:span text:style-name="T3">bitTimer.tick</text:span></text:p>
          </draw:text-box>
        </draw:frame>
        <draw:frame draw:style-name="gr169" draw:text-style-name="P5" draw:layer="layout" svg:width="2.75cm" svg:height="0.725cm" svg:x="-10.387cm" svg:y="6.035cm">
          <draw:text-box>
            <text:p text:style-name="P4"><text:span text:style-name="T3">bitTimer.tick</text:span></text:p>
          </draw:text-box>
        </draw:frame>
        <draw:frame draw:style-name="gr187" draw:text-style-name="P4" draw:layer="layout" svg:width="2.741cm" svg:height="0.726cm" svg:x="-13.304cm" svg:y="6.006cm">
          <draw:text-box>
            <text:p text:style-name="P4"><text:span text:style-name="T3">sampler.tick</text:span></text:p>
          </draw:text-box>
        </draw:frame>
        <draw:frame draw:style-name="gr188" draw:text-style-name="P30" draw:layer="layout" svg:width="3.877cm" svg:height="0.725cm" svg:x="-13.233cm" svg:y="9.707cm">
          <draw:text-box>
            <text:p text:style-name="P29"><text:span text:style-name="T4">bitTimer.recenter </text:span></text:p>
          </draw:text-box>
        </draw:frame>
        <draw:custom-shape draw:style-name="gr47"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4" draw:text-style-name="P32" draw:layer="layout" svg:width="6.806cm" svg:height="1.513cm" svg:x="-9.857cm" svg:y="20.508cm">
          <draw:text-box>
            <text:p text:style-name="P29"><text:span text:style-name="T19"><text:s text:c="6"/></text:span><text:span text:style-name="T19">bitTimer.tick &amp;&amp;</text:span></text:p>
            <text:p text:style-name="P29"><text:span text:style-name="T19"><text:s text:c="6"/></text:span><text:span text:style-name="T19">bitCounter.value != 7</text:span></text:p>
          </draw:text-box>
        </draw:frame>
        <draw:custom-shape draw:style-name="gr47"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9"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3"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1" draw:text-style-name="P29"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3.485cm" svg:y1="20.156cm" svg:x2="24.209cm" svg:y2="20.156cm">
          <text:p/>
        </draw:line>
        <draw:line draw:style-name="gr82" draw:text-style-name="P3" draw:layer="layout" svg:x1="23.485cm" svg:y1="22.709cm" svg:x2="24.209cm" svg:y2="22.709cm">
          <text:p/>
        </draw:line>
        <draw:line draw:style-name="gr82" draw:text-style-name="P3" draw:layer="layout" svg:x1="23.485cm" svg:y1="25.454cm" svg:x2="24.209cm" svg:y2="25.454cm">
          <text:p/>
        </draw:line>
        <draw:line draw:style-name="gr82" draw:text-style-name="P3" draw:layer="layout" svg:x1="23.504cm" svg:y1="28.259cm" svg:x2="24.228cm" svg:y2="28.259cm">
          <text:p/>
        </draw:line>
        <draw:line draw:style-name="gr82" draw:text-style-name="P3" draw:layer="layout" svg:x1="23.49cm" svg:y1="31.632cm" svg:x2="24.214cm" svg:y2="31.632cm">
          <text:p/>
        </draw:line>
        <draw:line draw:style-name="gr82" draw:text-style-name="P3" draw:layer="layout" svg:x1="22.534cm" svg:y1="25.454cm" svg:x2="21.794cm" svg:y2="25.454cm">
          <text:p/>
        </draw:line>
        <draw:frame draw:style-name="gr183" draw:text-style-name="P30" draw:layer="layout" svg:width="3.965cm" svg:height="0.882cm" svg:x="28.911cm" svg:y="31.234cm">
          <draw:text-box>
            <text:p text:style-name="P29"><text:span text:style-name="T4">vgaCtrl.io.axi</text:span></text:p>
          </draw:text-box>
        </draw:frame>
        <draw:frame draw:style-name="gr190" draw:text-style-name="P32" draw:layer="layout" svg:width="3.93cm" svg:height="0.882cm" draw:transform="rotate (1.5707963267946) translate (22.603cm 27.49cm)">
          <draw:text-box>
            <text:p text:style-name="P29"><text:span text:style-name="T19">APB Decoder</text:span></text:p>
          </draw:text-box>
        </draw:frame>
        <draw:line draw:style-name="gr82" draw:text-style-name="P3" draw:layer="layout" svg:x1="16.61cm" svg:y1="14.084cm" svg:x2="17.334cm" svg:y2="14.084cm">
          <text:p/>
        </draw:line>
        <draw:custom-shape draw:style-name="gr101"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6.585cm" svg:y1="19.962cm" svg:x2="17.309cm" svg:y2="19.962cm">
          <text:p/>
        </draw:line>
        <draw:custom-shape draw:style-name="gr101"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6.558cm" svg:y1="25.415cm" svg:x2="17.282cm" svg:y2="25.415cm">
          <text:p/>
        </draw:line>
        <draw:custom-shape draw:style-name="gr101"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2.996cm" svg:y1="13.43cm" svg:x2="15.746cm" svg:y2="13.43cm">
          <text:p/>
        </draw:line>
        <draw:line draw:style-name="gr82" draw:text-style-name="P3" draw:layer="layout" svg:x1="13.003cm" svg:y1="15.018cm" svg:x2="15.721cm" svg:y2="18.783cm">
          <text:p/>
        </draw:line>
        <draw:line draw:style-name="gr82" draw:text-style-name="P3" draw:layer="layout" svg:x1="13cm" svg:y1="20cm" svg:x2="15.75cm" svg:y2="20cm">
          <text:p/>
        </draw:line>
        <draw:line draw:style-name="gr82" draw:text-style-name="P3" draw:layer="layout" svg:x1="13.003cm" svg:y1="18.783cm" svg:x2="15.746cm" svg:y2="14.467cm">
          <text:p/>
        </draw:line>
        <draw:line draw:style-name="gr82" draw:text-style-name="P3" draw:layer="layout" svg:x1="12.971cm" svg:y1="21.085cm" svg:x2="15.694cm" svg:y2="24.465cm">
          <text:p/>
        </draw:line>
        <draw:line draw:style-name="gr82" draw:text-style-name="P3" draw:layer="layout" svg:x1="13.037cm" svg:y1="24.086cm" svg:x2="15.746cm" svg:y2="15.486cm">
          <text:p/>
        </draw:line>
        <draw:line draw:style-name="gr82" draw:text-style-name="P3" draw:layer="layout" svg:x1="13.044cm" svg:y1="26.677cm" svg:x2="15.694cm" svg:y2="26.677cm">
          <text:p/>
        </draw:line>
        <draw:line draw:style-name="gr82" draw:text-style-name="P3" draw:layer="layout" svg:x1="13.038cm" svg:y1="25.467cm" svg:x2="15.694cm" svg:y2="21.085cm">
          <text:p/>
        </draw:line>
        <draw:line draw:style-name="gr82" draw:text-style-name="P3" draw:layer="layout" svg:x1="10.146cm" svg:y1="17.511cm" svg:x2="11cm" svg:y2="17.5cm">
          <text:p/>
        </draw:line>
        <draw:line draw:style-name="gr82" draw:text-style-name="P3" draw:layer="layout" svg:x1="11cm" svg:y1="20cm" svg:x2="11cm" svg:y2="17.5cm">
          <text:p/>
        </draw:line>
        <draw:line draw:style-name="gr82" draw:text-style-name="P3" draw:layer="layout" svg:x1="11cm" svg:y1="20cm" svg:x2="12.25cm" svg:y2="20cm">
          <text:p/>
        </draw:line>
        <draw:line draw:style-name="gr82" draw:text-style-name="P3" draw:layer="layout" svg:x1="10.149cm" svg:y1="16.782cm" svg:x2="11.003cm" svg:y2="16.771cm">
          <text:p/>
        </draw:line>
        <draw:line draw:style-name="gr82" draw:text-style-name="P3" draw:layer="layout" svg:x1="11cm" svg:y1="14cm" svg:x2="11.003cm" svg:y2="16.771cm">
          <text:p/>
        </draw:line>
        <draw:line draw:style-name="gr82" draw:text-style-name="P3" draw:layer="layout" svg:x1="11cm" svg:y1="14cm" svg:x2="12.25cm" svg:y2="14cm">
          <text:p/>
        </draw:line>
        <draw:custom-shape draw:style-name="gr101"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32" draw:layer="layout" svg:width="3.965cm" svg:height="0.882cm" svg:x="7.244cm" svg:y="10.844cm">
          <draw:text-box>
            <text:p text:style-name="P29"><text:span text:style-name="T19">vgaCtrl.io.axi</text:span></text:p>
          </draw:text-box>
        </draw:frame>
        <draw:line draw:style-name="gr82" draw:text-style-name="P3" draw:layer="layout" svg:x1="11.027cm" svg:y1="11.242cm" svg:x2="12.819cm" svg:y2="11.242cm">
          <text:p/>
        </draw:line>
        <draw:line draw:style-name="gr82" draw:text-style-name="P3" draw:layer="layout" svg:x1="15.746cm" svg:y1="12.59cm" svg:x2="12.819cm" svg:y2="11.242cm">
          <text:p/>
        </draw:line>
        <draw:line draw:style-name="gr82" draw:text-style-name="P3" draw:layer="layout" svg:x1="10.935cm" svg:y1="25.23cm" svg:x2="12.185cm" svg:y2="25.23cm">
          <text:p/>
        </draw:line>
        <draw:line draw:style-name="gr82" draw:text-style-name="P3" draw:layer="layout" svg:x1="11cm" svg:y1="20cm" svg:x2="12.25cm" svg:y2="20cm">
          <text:p/>
        </draw:line>
        <draw:line draw:style-name="gr82" draw:text-style-name="P3" draw:layer="layout" svg:x1="23.485cm" svg:y1="17.806cm" svg:x2="24.209cm" svg:y2="17.806cm">
          <text:p/>
        </draw:line>
        <draw:frame draw:style-name="gr191" draw:text-style-name="P32" draw:layer="layout" svg:width="4.892cm" svg:height="0.882cm" svg:x="24.146cm" svg:y="17.324cm">
          <draw:text-box>
            <text:p text:style-name="P29"><text:span text:style-name="T19">core.io.debugBus</text:span></text:p>
          </draw:text-box>
        </draw:frame>
        <draw:frame draw:style-name="gr183" draw:text-style-name="P30" draw:layer="layout" svg:width="3.965cm" svg:height="0.882cm" svg:x="-0.959cm" svg:y="16.299cm">
          <draw:text-box>
            <text:p text:style-name="P29"><text:span text:style-name="T4">core.io.debugBus</text:span></text:p>
          </draw:text-box>
        </draw:frame>
        <draw:line draw:style-name="gr82" draw:text-style-name="P3" draw:layer="layout" svg:x1="2.878cm" svg:y1="16.791cm" svg:x2="3.602cm" svg:y2="16.791cm">
          <text:p/>
        </draw:line>
        <draw:line draw:style-name="gr82" draw:text-style-name="P3" draw:layer="layout" svg:x1="2.865cm" svg:y1="17.46cm" svg:x2="3.589cm" svg:y2="17.46cm">
          <text:p/>
        </draw:line>
        <draw:frame draw:style-name="gr183" draw:text-style-name="P32" draw:layer="layout" svg:width="3.965cm" svg:height="0.882cm" svg:x="-0.059cm" svg:y="16.981cm">
          <draw:text-box>
            <text:p text:style-name="P29"><text:span text:style-name="T4">interrupt</text:span></text:p>
          </draw:text-box>
        </draw:frame>
        <draw:frame draw:style-name="gr183" draw:text-style-name="P30" draw:layer="layout" svg:width="3.965cm" svg:height="0.882cm" svg:x="28.652cm" svg:y="25.006cm">
          <draw:text-box>
            <text:p text:style-name="P29"><text:span text:style-name="T4">interrupt(1)</text:span></text:p>
          </draw:text-box>
        </draw:frame>
        <draw:line draw:style-name="gr82"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3" draw:text-style-name="P30" draw:layer="layout" svg:width="3.965cm" svg:height="0.882cm" svg:x="28.652cm" svg:y="28.525cm">
          <draw:text-box>
            <text:p text:style-name="P29"><text:span text:style-name="T4">interrupt(0)</text:span></text:p>
          </draw:text-box>
        </draw:frame>
        <draw:line draw:style-name="gr82" draw:text-style-name="P3" draw:layer="layout" svg:x1="28.752cm" svg:y1="28.962cm" svg:x2="29.476cm" svg:y2="28.962cm">
          <text:p/>
        </draw:line>
        <draw:line draw:style-name="gr82" draw:text-style-name="P3" draw:layer="layout" svg:x1="28.774cm" svg:y1="31.685cm" svg:x2="29.498cm" svg:y2="31.685cm">
          <text:p/>
        </draw:line>
        <draw:rect draw:style-name="gr43" draw:text-style-name="P3" draw:layer="layout" svg:width="2.65cm" svg:height="0.882cm" svg:x="13.014cm" svg:y="29.7cm">
          <text:p/>
        </draw:rect>
        <draw:frame draw:style-name="gr183" draw:text-style-name="P32" draw:layer="layout" svg:width="3.965cm" svg:height="0.882cm" svg:x="12.315cm" svg:y="29.7cm">
          <draw:text-box>
            <text:p text:style-name="P29"><text:span text:style-name="T19">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2"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2"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2"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2"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2"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2" draw:text-style-name="P3" draw:layer="layout" svg:x1="5.717cm" svg:y1="25.237cm" svg:x2="6.441cm" svg:y2="25.237cm">
          <text:p/>
        </draw:line>
        <draw:frame draw:style-name="gr192" draw:text-style-name="P33" draw:layer="layout" svg:width="5.531cm" svg:height="1.216cm" svg:x="11.638cm" svg:y="9.555cm">
          <draw:text-box>
            <text:p text:style-name="P29"><text:span text:style-name="T20">AxiCrossbar</text:span></text:p>
          </draw:text-box>
        </draw:frame>
        <draw:custom-shape draw:style-name="gr101"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rect draw:style-name="gr1" draw:text-style-name="P2" draw:layer="layout" svg:width="11.15cm" svg:height="1cm" svg:x="36.515cm" svg:y="14.173cm">
          <text:p text:style-name="P1"><text:span text:style-name="T2">WavePlayer</text:span></text:p>
        </draw:rect>
        <draw:rect draw:style-name="gr2" draw:text-style-name="P3" draw:layer="layout" svg:width="11.15cm" svg:height="3.471cm" svg:x="36.515cm" svg:y="15.173cm">
          <text:p/>
        </draw:rect>
        <draw:line draw:style-name="gr82" draw:text-style-name="P3" draw:layer="layout" svg:x1="39.475cm" svg:y1="16.885cm" svg:x2="45.011cm" svg:y2="16.885cm">
          <text:p/>
        </draw:line>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53"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53"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53"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53"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3"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3"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3"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3"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81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71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4"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81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71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36" draw:text-style-name="P5" draw:layer="layout" svg:width="2.576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2" draw:text-style-name="P3" draw:layer="layout" svg:x1="5.381cm" svg:y1="5.697cm" svg:x2="6.673cm" svg:y2="5.697cm">
          <text:p/>
        </draw:line>
        <draw:rect draw:style-name="gr46" draw:text-style-name="P3" draw:layer="layout" svg:width="1.423cm" svg:height="0.768cm" draw:transform="rotate (1.5707963267946) translate (10.65cm 7.57cm)">
          <text:p text:style-name="P3">Join</text:p>
        </draw:rect>
        <draw:frame draw:style-name="gr196" draw:text-style-name="P5" draw:layer="layout" svg:width="2.242cm" svg:height="0.725cm" svg:x="5.148cm" svg:y="5.072cm">
          <draw:text-box>
            <text:p text:style-name="P4"><text:span text:style-name="T3">W</text:span></text:p>
          </draw:text-box>
        </draw:frame>
        <draw:line draw:style-name="gr82" draw:text-style-name="P3" draw:layer="layout" svg:x1="5.381cm" svg:y1="6.483cm" svg:x2="6.69cm" svg:y2="6.483cm">
          <text:p/>
        </draw:line>
        <draw:frame draw:style-name="gr196" draw:text-style-name="P5" draw:layer="layout" svg:width="2.242cm" svg:height="0.725cm" svg:x="5.153cm" svg:y="5.898cm">
          <draw:text-box>
            <text:p text:style-name="P4"><text:span text:style-name="T3">R</text:span></text:p>
          </draw:text-box>
        </draw:frame>
        <draw:line draw:style-name="gr82" draw:text-style-name="P3" draw:layer="layout" svg:x1="9.682cm" svg:y1="6.483cm" svg:x2="10.691cm" svg:y2="6.483cm">
          <text:p/>
        </draw:line>
        <draw:path draw:style-name="gr94" draw:text-style-name="P34" draw:layer="layout" svg:width="1.597cm" svg:height="1.597cm" svg:x="11.991cm" svg:y="6.072cm" svg:viewBox="0 0 1598 1598" svg:d="M799 0c454 0 799 345 799 799s-345 799-799 799-799-345-799-799 345-799 799-799z">
          <text:p text:style-name="P13"><text:span text:style-name="T19">XOR</text:span></text:p>
        </draw:path>
        <draw:custom-shape draw:style-name="gr32" draw:text-style-name="P20" draw:layer="layout" svg:width="3.601cm" svg:height="2.254cm" svg:x="6.59cm" svg:y="4.793cm">
          <text:p text:style-name="P1"><text:span text:style-name="T11">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2" draw:text-style-name="P3" draw:layer="layout" svg:x1="13.589cm" svg:y1="6.871cm" svg:x2="14.367cm" svg:y2="6.871cm">
          <text:p/>
        </draw:line>
        <draw:line draw:style-name="gr197" draw:text-style-name="P3" draw:layer="layout" svg:x1="6.69cm" svg:y1="6.483cm" svg:x2="9.692cm" svg:y2="6.483cm">
          <text:p/>
        </draw:line>
        <draw:line draw:style-name="gr82" draw:text-style-name="P3" draw:layer="layout" svg:x1="11.427cm" svg:y1="7.298cm" svg:x2="12.12cm" svg:y2="7.298cm">
          <text:p/>
        </draw:line>
        <draw:line draw:style-name="gr82" draw:text-style-name="P3" draw:layer="layout" svg:x1="11.418cm" svg:y1="6.492cm" svg:x2="12.111cm" svg:y2="6.492cm">
          <text:p/>
        </draw:line>
        <draw:g>
          <draw:frame draw:style-name="gr198" draw:text-style-name="P5" draw:layer="layout" svg:width="3.36cm" svg:height="0.725cm" svg:x="1.641cm" svg:y="9.55cm">
            <draw:text-box>
              <text:p text:style-name="P4"><text:span text:style-name="T3">io.cmd.payload</text:span></text:p>
            </draw:text-box>
          </draw:frame>
        </draw:g>
        <draw:g>
          <draw:frame draw:style-name="gr199" draw:text-style-name="P5" draw:layer="layout" svg:width="2.344cm" svg:height="0.725cm" svg:x="4.832cm" svg:y="9.911cm">
            <draw:text-box>
              <text:p text:style-name="P4"><text:span text:style-name="T3">header(0)</text:span></text:p>
            </draw:text-box>
          </draw:frame>
        </draw:g>
        <draw:line draw:style-name="gr82" draw:text-style-name="P3" draw:layer="layout" svg:x1="4.832cm" svg:y1="9.887cm" svg:x2="7.199cm" svg:y2="9.887cm">
          <text:p/>
        </draw:line>
        <draw:path draw:style-name="gr94" draw:text-style-name="P13" draw:layer="layout" svg:width="0.749cm" svg:height="0.749cm" svg:x="7.176cm" svg:y="9.724cm" svg:viewBox="0 0 750 750" svg:d="M375 0c213 0 375 162 375 375s-162 375-375 375-375-162-375-375 162-375 375-375z">
          <text:p text:style-name="P13">=</text:p>
        </draw:path>
        <draw:line draw:style-name="gr82" draw:text-style-name="P3" draw:layer="layout" svg:x1="7.932cm" svg:y1="10.099cm" svg:x2="8.732cm" svg:y2="10.099cm">
          <text:p/>
        </draw:line>
        <draw:line draw:style-name="gr82" draw:text-style-name="P3" draw:layer="layout" svg:x1="6.963cm" svg:y1="10.287cm" svg:x2="7.204cm" svg:y2="10.287cm">
          <text:p/>
        </draw:line>
        <draw:g>
          <draw:frame draw:style-name="gr99" draw:text-style-name="P5" draw:layer="layout" svg:width="2.462cm" svg:height="0.725cm" svg:x="7.808cm" svg:y="9.756cm">
            <draw:text-box>
              <text:p text:style-name="P4"><text:span text:style-name="T3">hits(0)</text:span></text:p>
            </draw:text-box>
          </draw:frame>
        </draw:g>
        <draw:g>
          <draw:frame draw:style-name="gr198" draw:text-style-name="P5" draw:layer="layout" svg:width="3.36cm" svg:height="0.725cm" svg:x="1.642cm" svg:y="10.65cm">
            <draw:text-box>
              <text:p text:style-name="P4"><text:span text:style-name="T3">io.cmd.payload</text:span></text:p>
            </draw:text-box>
          </draw:frame>
        </draw:g>
        <draw:g>
          <draw:frame draw:style-name="gr199" draw:text-style-name="P5" draw:layer="layout" svg:width="2.344cm" svg:height="0.725cm" svg:x="4.833cm" svg:y="11.011cm">
            <draw:text-box>
              <text:p text:style-name="P4"><text:span text:style-name="T3">header(1)</text:span></text:p>
            </draw:text-box>
          </draw:frame>
        </draw:g>
        <draw:line draw:style-name="gr82" draw:text-style-name="P3" draw:layer="layout" svg:x1="4.833cm" svg:y1="10.987cm" svg:x2="7.2cm" svg:y2="10.987cm">
          <text:p/>
        </draw:line>
        <draw:path draw:style-name="gr94" draw:text-style-name="P13" draw:layer="layout" svg:width="0.749cm" svg:height="0.749cm" svg:x="7.177cm" svg:y="10.824cm" svg:viewBox="0 0 750 750" svg:d="M375 0c213 0 375 162 375 375s-162 375-375 375-375-162-375-375 162-375 375-375z">
          <text:p text:style-name="P13">=</text:p>
        </draw:path>
        <draw:line draw:style-name="gr82" draw:text-style-name="P3" draw:layer="layout" svg:x1="7.933cm" svg:y1="11.199cm" svg:x2="8.733cm" svg:y2="11.199cm">
          <text:p/>
        </draw:line>
        <draw:line draw:style-name="gr82" draw:text-style-name="P3" draw:layer="layout" svg:x1="6.964cm" svg:y1="11.387cm" svg:x2="7.205cm" svg:y2="11.387cm">
          <text:p/>
        </draw:line>
        <draw:g>
          <draw:frame draw:style-name="gr99" draw:text-style-name="P5" draw:layer="layout" svg:width="2.462cm" svg:height="0.725cm" svg:x="7.809cm" svg:y="10.856cm">
            <draw:text-box>
              <text:p text:style-name="P4"><text:span text:style-name="T3">hits(1)</text:span></text:p>
            </draw:text-box>
          </draw:frame>
        </draw:g>
        <draw:path draw:style-name="gr83" draw:text-style-name="P13" draw:layer="layout" svg:width="0.199cm" svg:height="0.199cm" svg:x="7.42cm" svg:y="11.736cm" svg:viewBox="0 0 200 200" svg:d="M100 0c57 0 100 43 100 100s-43 100-100 100-100-43-100-100 43-100 100-100z">
          <text:p/>
        </draw:path>
        <draw:path draw:style-name="gr83" draw:text-style-name="P13" draw:layer="layout" svg:width="0.199cm" svg:height="0.199cm" svg:x="7.42cm" svg:y="12.136cm" svg:viewBox="0 0 200 200" svg:d="M100 0c57 0 100 43 100 100s-43 100-100 100-100-43-100-100 43-100 100-100z">
          <text:p/>
        </draw:path>
        <draw:path draw:style-name="gr83" draw:text-style-name="P13" draw:layer="layout" svg:width="0.199cm" svg:height="0.199cm" svg:x="7.42cm" svg:y="11.737cm" svg:viewBox="0 0 200 200" svg:d="M100 0c57 0 100 43 100 100s-43 100-100 100-100-43-100-100 43-100 100-100z">
          <text:p/>
        </draw:path>
        <draw:path draw:style-name="gr83" draw:text-style-name="P13" draw:layer="layout" svg:width="0.199cm" svg:height="0.199cm" svg:x="7.42cm" svg:y="12.137cm" svg:viewBox="0 0 200 200" svg:d="M100 0c57 0 100 43 100 100s-43 100-100 100-100-43-100-100 43-100 100-100z">
          <text:p/>
        </draw:path>
        <draw:g>
          <draw:frame draw:style-name="gr198" draw:text-style-name="P5" draw:layer="layout" svg:width="3.36cm" svg:height="0.725cm" svg:x="1.642cm" svg:y="12.394cm">
            <draw:text-box>
              <text:p text:style-name="P4"><text:span text:style-name="T3">io.cmd.payload</text:span></text:p>
            </draw:text-box>
          </draw:frame>
        </draw:g>
        <draw:g>
          <draw:frame draw:style-name="gr199" draw:text-style-name="P5" draw:layer="layout" svg:width="2.344cm" svg:height="0.725cm" svg:x="4.833cm" svg:y="12.755cm">
            <draw:text-box>
              <text:p text:style-name="P4"><text:span text:style-name="T3">header(n)</text:span></text:p>
            </draw:text-box>
          </draw:frame>
        </draw:g>
        <draw:line draw:style-name="gr82" draw:text-style-name="P3" draw:layer="layout" svg:x1="4.833cm" svg:y1="12.731cm" svg:x2="7.2cm" svg:y2="12.731cm">
          <text:p/>
        </draw:line>
        <draw:path draw:style-name="gr94" draw:text-style-name="P13" draw:layer="layout" svg:width="0.749cm" svg:height="0.749cm" svg:x="7.177cm" svg:y="12.568cm" svg:viewBox="0 0 750 750" svg:d="M375 0c213 0 375 162 375 375s-162 375-375 375-375-162-375-375 162-375 375-375z">
          <text:p text:style-name="P13">=</text:p>
        </draw:path>
        <draw:line draw:style-name="gr82" draw:text-style-name="P3" draw:layer="layout" svg:x1="7.933cm" svg:y1="12.943cm" svg:x2="8.733cm" svg:y2="12.943cm">
          <text:p/>
        </draw:line>
        <draw:line draw:style-name="gr82" draw:text-style-name="P3" draw:layer="layout" svg:x1="6.964cm" svg:y1="13.131cm" svg:x2="7.205cm" svg:y2="13.131cm">
          <text:p/>
        </draw:line>
        <draw:g>
          <draw:frame draw:style-name="gr99" draw:text-style-name="P5" draw:layer="layout" svg:width="2.462cm" svg:height="0.725cm" svg:x="7.809cm" svg:y="12.6cm">
            <draw:text-box>
              <text:p text:style-name="P4"><text:span text:style-name="T3">hits(n)</text:span></text:p>
            </draw:text-box>
          </draw:frame>
        </draw:g>
        <draw:custom-shape draw:style-name="gr101"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0.133cm" svg:y1="10.099cm" svg:x2="10.933cm" svg:y2="10.099cm">
          <text:p/>
        </draw:line>
        <draw:line draw:style-name="gr82" draw:text-style-name="P3" draw:layer="layout" svg:x1="10.134cm" svg:y1="11.199cm" svg:x2="10.934cm" svg:y2="11.199cm">
          <text:p/>
        </draw:line>
        <draw:line draw:style-name="gr82" draw:text-style-name="P3" draw:layer="layout" svg:x1="10.134cm" svg:y1="12.943cm" svg:x2="10.934cm" svg:y2="12.943cm">
          <text:p/>
        </draw:line>
        <draw:line draw:style-name="gr82" draw:text-style-name="P3" draw:layer="layout" svg:x1="11.256cm" svg:y1="10.179cm" svg:x2="11.25cm" svg:y2="9.57cm">
          <text:p/>
        </draw:line>
        <draw:line draw:style-name="gr82" draw:text-style-name="P3" draw:layer="layout" svg:x1="11.479cm" svg:y1="11.493cm" svg:x2="12.279cm" svg:y2="11.493cm">
          <text:p/>
        </draw:line>
        <draw:line draw:style-name="gr82" draw:text-style-name="P3" draw:layer="layout" svg:x1="13.5cm" svg:y1="9.57cm" svg:x2="11.25cm" svg:y2="9.57cm">
          <text:p/>
        </draw:line>
        <draw:line draw:style-name="gr82" draw:text-style-name="P3" draw:layer="layout" svg:x1="13.5cm" svg:y1="9.57cm" svg:x2="13.5cm" svg:y2="10.57cm">
          <text:p/>
        </draw:line>
        <draw:line draw:style-name="gr82" draw:text-style-name="P3" draw:layer="layout" svg:x1="16.605cm" svg:y1="11.493cm" svg:x2="17.405cm" svg:y2="11.493cm">
          <text:p/>
        </draw:line>
        <draw:custom-shape draw:style-name="gr32" draw:text-style-name="P20" draw:layer="layout" svg:width="4.342cm" svg:height="3.104cm" svg:x="12.263cm" svg:y="9.959cm">
          <text:p text:style-name="P1"><text:span text:style-name="T11">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53"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200" draw:text-style-name="P5" draw:layer="layout" svg:width="2.572cm" svg:height="0.725cm" svg:x="22.315cm" svg:y="16.73cm">
            <draw:text-box>
              <text:p text:style-name="P4"><text:span text:style-name="T3">rsp</text:span></text:p>
            </draw:text-box>
          </draw:frame>
        </draw:g>
        <draw:rect draw:style-name="gr43" draw:text-style-name="P3" draw:layer="layout" svg:width="5.242cm" svg:height="4.373cm" svg:x="-6.425cm" svg:y="21.442cm">
          <text:p/>
        </draw:rect>
        <draw:frame draw:style-name="gr192" draw:text-style-name="P33" draw:layer="layout" svg:width="5.531cm" svg:height="1.216cm" svg:x="-6.541cm" svg:y="20.394cm">
          <draw:text-box>
            <text:p text:style-name="P29"><text:span text:style-name="T20">AxiCrossbar</text:span></text:p>
          </draw:text-box>
        </draw:frame>
        <draw:custom-shape draw:style-name="gr101"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5.098cm" svg:y1="17.104cm" svg:x2="5.7cm" svg:y2="17.104cm">
          <text:p/>
        </draw:line>
        <draw:line draw:style-name="gr82" draw:text-style-name="P3" draw:layer="layout" svg:x1="7.933cm" svg:y1="12.943cm" svg:x2="8.733cm" svg:y2="12.943cm">
          <text:p/>
        </draw:line>
        <draw:line draw:style-name="gr82" draw:text-style-name="P3" draw:layer="layout" svg:x1="21.261cm" svg:y1="18.069cm" svg:x2="21.852cm" svg:y2="18.069cm">
          <text:p/>
        </draw:line>
        <draw:line draw:style-name="gr82"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7.062cm" svg:y="17.164cm">
              <draw:text-box>
                <text:p text:style-name="P4"><text:span text:style-name="T3">D</text:span></text:p>
              </draw:text-box>
            </draw:frame>
            <draw:frame draw:style-name="gr85"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2.815cm" svg:y="17.213cm">
              <draw:text-box>
                <text:p text:style-name="P4"><text:span text:style-name="T3">D</text:span></text:p>
              </draw:text-box>
            </draw:frame>
            <draw:frame draw:style-name="gr85" draw:text-style-name="P5" draw:layer="layout" svg:width="0.832cm" svg:height="0.725cm" svg:x="13.316cm" svg:y="17.214cm">
              <draw:text-box>
                <text:p text:style-name="P4"><text:span text:style-name="T3">Q</text:span></text:p>
              </draw:text-box>
            </draw:frame>
          </draw:g>
        </draw:g>
        <draw:line draw:style-name="gr82" draw:text-style-name="P3" draw:layer="layout" svg:x1="6.281cm" svg:y1="17.543cm" svg:x2="7.219cm" svg:y2="17.543cm">
          <text:p/>
        </draw:line>
        <draw:line draw:style-name="gr82"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8.567cm" svg:y="17.201cm">
              <draw:text-box>
                <text:p text:style-name="P4"><text:span text:style-name="T3">D</text:span></text:p>
              </draw:text-box>
            </draw:frame>
            <draw:frame draw:style-name="gr85" draw:text-style-name="P5" draw:layer="layout" svg:width="0.832cm" svg:height="0.725cm" svg:x="19.068cm" svg:y="17.202cm">
              <draw:text-box>
                <text:p text:style-name="P4"><text:span text:style-name="T3">Q</text:span></text:p>
              </draw:text-box>
            </draw:frame>
          </draw:g>
        </draw:g>
        <draw:line draw:style-name="gr82" draw:text-style-name="P3" draw:layer="layout" svg:x1="13.972cm" svg:y1="17.565cm" svg:x2="18.725cm" svg:y2="17.565cm">
          <text:p/>
        </draw:line>
        <draw:custom-shape draw:style-name="gr32" draw:text-style-name="P20" draw:layer="layout" svg:width="3.226cm" svg:height="2.464cm" svg:x="14.802cm" svg:y="16.49cm">
          <text:p text:style-name="P1"><text:span text:style-name="T11">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19.724cm" svg:y1="17.576cm" svg:x2="20.65cm" svg:y2="17.576cm">
          <text:p/>
        </draw:line>
        <draw:custom-shape draw:style-name="gr101"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1.228cm" svg:y1="17.086cm" svg:x2="21.846cm" svg:y2="17.086cm">
          <text:p/>
        </draw:line>
        <draw:line draw:style-name="gr82" draw:text-style-name="P3" draw:layer="layout" svg:x1="5.083cm" svg:y1="19.714cm" svg:x2="21.862cm" svg:y2="19.637cm">
          <text:p/>
        </draw:line>
        <draw:line draw:style-name="gr82" draw:text-style-name="P3" draw:layer="layout" svg:x1="5.082cm" svg:y1="18.146cm" svg:x2="5.673cm" svg:y2="18.146cm">
          <text:p/>
        </draw:line>
        <draw:line draw:style-name="gr82" draw:text-style-name="P3" draw:layer="layout" svg:x1="5.083cm" svg:y1="18.146cm" svg:x2="5.083cm" svg:y2="19.714cm">
          <text:p/>
        </draw:line>
        <draw:custom-shape draw:style-name="gr32" draw:text-style-name="P20" draw:layer="layout" svg:width="3.226cm" svg:height="2.464cm" svg:x="8.876cm" svg:y="16.429cm">
          <text:p text:style-name="P1"><text:span text:style-name="T11">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9" draw:text-style-name="P5" draw:layer="layout" svg:width="2.75cm" svg:height="0.725cm" svg:x="4.686cm" svg:y="16.023cm">
          <draw:text-box>
            <text:p text:style-name="P4"><text:span text:style-name="T3">Inserter</text:span></text:p>
          </draw:text-box>
        </draw:frame>
        <draw:frame draw:style-name="gr169" draw:text-style-name="P5" draw:layer="layout" svg:width="2.75cm" svg:height="0.725cm" svg:x="19.665cm" svg:y="16.005cm">
          <draw:text-box>
            <text:p text:style-name="P4"><text:span text:style-name="T3">Router</text:span></text:p>
          </draw:text-box>
        </draw:frame>
        <draw:rect draw:style-name="gr1" draw:text-style-name="P2" draw:layer="layout" svg:width="12.862cm" svg:height="1cm" svg:x="35.954cm" svg:y="3.399cm">
          <text:p text:style-name="P1"><text:span text:style-name="T2">AxiLite4WavePlayer</text:span></text:p>
        </draw:rect>
        <draw:rect draw:style-name="gr2" draw:text-style-name="P3" draw:layer="layout" svg:width="12.862cm" svg:height="4.166cm" svg:x="35.954cm" svg:y="4.399cm">
          <text:p/>
        </draw:rect>
        <draw:g>
          <draw:rect draw:style-name="gr3" draw:text-style-name="P3" draw:layer="layout" svg:width="0.5cm" svg:height="0.5cm" svg:x="35.654cm" svg:y="6.4cm">
            <text:p/>
          </draw:rect>
          <draw:frame draw:style-name="gr201" draw:text-style-name="P5" draw:layer="layout" svg:width="1.73cm" svg:height="0.725cm" svg:x="34.01cm" svg:y="6.268cm">
            <draw:text-box>
              <text:p text:style-name="P4"><text:span text:style-name="T3">axiLite</text:span></text:p>
            </draw:text-box>
          </draw:frame>
        </draw:g>
        <draw:g>
          <draw:rect draw:style-name="gr3" draw:text-style-name="P3" draw:layer="layout" svg:width="0.5cm" svg:height="0.5cm" svg:x="48.533cm" svg:y="6.263cm">
            <text:p/>
          </draw:rect>
          <draw:frame draw:style-name="gr193" draw:text-style-name="P5" draw:layer="layout" svg:width="2.153cm" svg:height="0.725cm" svg:x="48.977cm" svg:y="6.131cm">
            <draw:text-box>
              <text:p text:style-name="P4"><text:span text:style-name="T3">wave</text:span></text:p>
            </draw:text-box>
          </draw:frame>
        </draw:g>
        <draw:line draw:style-name="gr82" draw:text-style-name="P3" draw:layer="layout" svg:x1="36.083cm" svg:y1="6.649cm" svg:x2="48.533cm" svg:y2="6.524cm">
          <text:p/>
        </draw:line>
        <draw:custom-shape draw:style-name="gr32" draw:text-style-name="P20" draw:layer="layout" svg:width="2.66cm" svg:height="1.902cm" svg:x="37.369cm" svg:y="5.738cm">
          <text:p text:style-name="P1"><text:span text:style-name="T11">fac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0" draw:layer="layout" svg:width="3.553cm" svg:height="2.539cm" svg:x="44.023cm" svg:y="5.296cm">
          <text:p text:style-name="P1"><text:span text:style-name="T11">wavePlay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0" draw:layer="layout" svg:width="2.824cm" svg:height="2.019cm" svg:x="40.602cm" svg:y="5.668cm">
          <text:p text:style-name="P1"><text:span text:style-name="T11">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0" draw:layer="layout" svg:width="2.66cm" svg:height="1.902cm" svg:x="37.294cm" svg:y="15.963cm">
          <text:p text:style-name="P1"><text:span text:style-name="T11">ph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0" draw:layer="layout" svg:width="2.824cm" svg:height="2.019cm" svg:x="40.527cm" svg:y="15.893cm">
          <text:p text:style-name="P1"><text:span text:style-name="T11">samp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0" draw:layer="layout" svg:width="2.824cm" svg:height="2.019cm" svg:x="44.128cm" svg:y="15.893cm">
          <text:p text:style-name="P1"><text:span text:style-name="T11">fil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2" draw:text-style-name="P10" draw:layer="layout" svg:width="7.273cm" svg:height="2.999cm" svg:x="26.276cm" svg:y="4.202cm">
          <text:p text:style-name="P10">BusSlaveFactory which</text:p>
          <text:p text:style-name="P10">offer primitives to create</text:p>
          <text:p text:style-name="P10">a register bank from the </text:p>
          <text:p text:style-name="P10">AxiLite4 bus.</text:p>
          <draw:enhanced-geometry svg:viewBox="0 0 21600 21600" draw:mirror-horizontal="true" draw:type="line-callout-1" draw:modifiers="-11949.1888919439 15004.8 -739.4006048941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10" draw:layer="layout" svg:width="8.614cm" svg:height="2.999cm" svg:x="28.159cm" svg:y="9.271cm">
          <text:p text:style-name="P10">Part of the design which </text:p>
          <text:p text:style-name="P10">will use the factory primitives</text:p>
          <text:p text:style-name="P10">to create the wavePlayer </text:p>
          <text:p text:style-name="P10">register bank.</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10" draw:layer="layout" svg:width="8.614cm" svg:height="2.999cm" svg:x="37.854cm" svg:y="9.872cm">
          <text:p text:style-name="P10">Part of the design which </text:p>
          <text:p text:style-name="P10">will define a phase counter, </text:p>
          <text:p text:style-name="P10">a sinus ROM sampler </text:p>
          <text:p text:style-name="P10">and a first order filter</text:p>
          <draw:enhanced-geometry svg:viewBox="0 0 21600 21600" draw:mirror-horizontal="true" draw:type="line-callout-1" draw:modifiers="-1211.00406268137 -17640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10" draw:layer="layout" svg:width="7.902cm" svg:height="1.866cm" svg:x="26.58cm" svg:y="16.409cm">
          <text:p text:style-name="P10">Contains a programmable </text:p>
          <text:p text:style-name="P10">phase counter</text:p>
          <draw:enhanced-geometry svg:viewBox="0 0 21600 21600" draw:mirror-horizontal="true" draw:type="line-callout-1" draw:modifiers="-7592.66101480451 5668.98768077129 -677.818549917753 6409.42688805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10" draw:layer="layout" svg:width="8.614cm" svg:height="2.999cm" svg:x="27.852cm" svg:y="19.276cm">
          <text:p text:style-name="P10">Instanciate a ROM with </text:p>
          <text:p text:style-name="P10">a preloaded sinus wave. </text:p>
          <text:p text:style-name="P10">Read the rom by using </text:p>
          <text:p text:style-name="P10">the phase MSBs as address</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10" draw:layer="layout" svg:width="9.101cm" svg:height="1.031cm" svg:x="33.887cm" svg:y="22.699cm">
          <text:p text:style-name="P10">Programmable first order filter.</text:p>
          <text:p text:style-name="P10"/>
          <draw:enhanced-geometry svg:viewBox="0 0 21600 21600" draw:mirror-horizontal="true" draw:type="line-callout-1" draw:modifiers="-5712.06328279499 -96676.7441860465 -590.903098220171 11616.27906976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3" draw:text-style-name="P3" draw:layer="layout" svg:width="0.5cm" svg:height="0.5cm" svg:x="7.193cm" svg:y="26.299cm">
            <text:p/>
          </draw:rect>
          <draw:frame draw:style-name="gr4" draw:text-style-name="P5" draw:layer="layout" svg:width="2.246cm" svg:height="0.725cm" svg:x="5.033cm" svg:y="26.167cm">
            <draw:text-box>
              <text:p text:style-name="P4"><text:span text:style-name="T3">cmdA</text:span></text:p>
            </draw:text-box>
          </draw:frame>
        </draw:g>
        <draw:g>
          <draw:rect draw:style-name="gr3" draw:text-style-name="P3" draw:layer="layout" svg:width="0.5cm" svg:height="0.5cm" svg:x="7.193cm" svg:y="27.124cm">
            <text:p/>
          </draw:rect>
          <draw:frame draw:style-name="gr4" draw:text-style-name="P5" draw:layer="layout" svg:width="2.246cm" svg:height="0.725cm" svg:x="5.033cm" svg:y="26.992cm">
            <draw:text-box>
              <text:p text:style-name="P4"><text:span text:style-name="T3">cmdB</text:span></text:p>
            </draw:text-box>
          </draw:frame>
        </draw:g>
        <draw:rect draw:style-name="gr46" draw:text-style-name="P3" draw:layer="layout" svg:width="1.729cm" svg:height="0.768cm" draw:transform="rotate (1.5707963267946) translate (8.662cm 27.791cm)">
          <text:p text:style-name="P3">Join</text:p>
        </draw:rect>
        <draw:line draw:style-name="gr82" draw:text-style-name="P3" draw:layer="layout" svg:x1="7.693cm" svg:y1="26.544cm" svg:x2="8.661cm" svg:y2="26.544cm">
          <text:p/>
        </draw:line>
        <draw:path draw:style-name="gr94" draw:text-style-name="P34" draw:layer="layout" svg:width="1.597cm" svg:height="1.597cm" svg:x="11.762cm" svg:y="27.076cm" svg:viewBox="0 0 1598 1598" svg:d="M799 0c454 0 799 345 799 799s-345 799-799 799-799-345-799-799 345-799 799-799z">
          <text:p text:style-name="P13"><text:span text:style-name="T19">XOR</text:span></text:p>
        </draw:path>
        <draw:line draw:style-name="gr82" draw:text-style-name="P3" draw:layer="layout" svg:x1="7.693cm" svg:y1="27.364cm" svg:x2="8.669cm" svg:y2="27.364cm">
          <text:p/>
        </draw:line>
        <draw:g>
          <draw:rect draw:style-name="gr3" draw:text-style-name="P3" draw:layer="layout" svg:width="0.5cm" svg:height="0.5cm" svg:x="14.138cm" svg:y="27.626cm">
            <text:p/>
          </draw:rect>
          <draw:frame draw:style-name="gr12" draw:text-style-name="P5" draw:layer="layout" svg:width="1.941cm" svg:height="0.725cm" svg:x="14.582cm" svg:y="27.494cm">
            <draw:text-box>
              <text:p text:style-name="P4"><text:span text:style-name="T3">rspXor</text:span></text:p>
            </draw:text-box>
          </draw:frame>
        </draw:g>
        <draw:line draw:style-name="gr82" draw:text-style-name="P3" draw:layer="layout" svg:x1="13.36cm" svg:y1="27.875cm" svg:x2="14.138cm" svg:y2="27.875cm">
          <text:p/>
        </draw:line>
        <draw:line draw:style-name="gr82" draw:text-style-name="P3" draw:layer="layout" svg:x1="11.069cm" svg:y1="27.875cm" svg:x2="11.762cm" svg:y2="27.875cm">
          <text:p/>
        </draw:line>
        <draw:rect draw:style-name="gr46" draw:text-style-name="P3" draw:layer="layout" svg:width="2.687cm" svg:height="0.768cm" draw:transform="rotate (1.5707963267946) translate (10.262cm 28.252cm)">
          <text:p text:style-name="P3">Fork</text:p>
        </draw:rect>
        <draw:line draw:style-name="gr82" draw:text-style-name="P3" draw:layer="layout" svg:x1="9.465cm" svg:y1="26.932cm" svg:x2="10.243cm" svg:y2="26.932cm">
          <text:p/>
        </draw:line>
        <draw:path draw:style-name="gr94" draw:text-style-name="P34" draw:layer="layout" svg:width="1.597cm" svg:height="1.597cm" svg:x="11.733cm" svg:y="25.237cm" svg:viewBox="0 0 1598 1598" svg:d="M799 0c454 0 799 345 799 799s-345 799-799 799-799-345-799-799 345-799 799-799z">
          <text:p text:style-name="P13"><text:span text:style-name="T19">MUL</text:span></text:p>
        </draw:path>
        <draw:g>
          <draw:rect draw:style-name="gr3" draw:text-style-name="P3" draw:layer="layout" svg:width="0.5cm" svg:height="0.5cm" svg:x="14.109cm" svg:y="25.787cm">
            <text:p/>
          </draw:rect>
          <draw:frame draw:style-name="gr12" draw:text-style-name="P5" draw:layer="layout" svg:width="1.941cm" svg:height="0.725cm" svg:x="14.553cm" svg:y="25.655cm">
            <draw:text-box>
              <text:p text:style-name="P4"><text:span text:style-name="T3">rspMul</text:span></text:p>
            </draw:text-box>
          </draw:frame>
        </draw:g>
        <draw:line draw:style-name="gr82" draw:text-style-name="P3" draw:layer="layout" svg:x1="13.331cm" svg:y1="26.036cm" svg:x2="14.109cm" svg:y2="26.036cm">
          <text:p/>
        </draw:line>
        <draw:line draw:style-name="gr82" draw:text-style-name="P3" draw:layer="layout" svg:x1="11.04cm" svg:y1="26.036cm" svg:x2="11.733cm" svg:y2="26.036cm">
          <text:p/>
        </draw:line>
      </draw:page>
      <draw:page draw:name="page7" draw:style-name="dp1" draw:master-page-name="Standard">
        <draw:rect draw:style-name="gr2" draw:text-style-name="P3" draw:layer="layout" svg:width="4.052cm" svg:height="4.61cm" svg:x="12.662cm" svg:y="12.219cm">
          <text:p/>
        </draw:rect>
        <draw:rect draw:style-name="gr46" draw:text-style-name="P3" draw:layer="layout" svg:width="8.222cm" svg:height="1cm" svg:x="2.936cm" svg:y="18.155cm">
          <text:p text:style-name="P3">SIM (Iverilog, Modelsim, ..)</text:p>
        </draw:rect>
        <draw:line draw:style-name="gr203"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6" draw:text-style-name="P3" draw:layer="layout" svg:width="2.622cm" svg:height="1cm" svg:x="5.66cm" svg:y="22.941cm">
          <text:p text:style-name="P3">Cocotb </text:p>
        </draw:rect>
        <draw:line draw:style-name="gr203"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6" draw:text-style-name="P3" draw:layer="layout" svg:width="5.187cm" svg:height="1cm" svg:x="4.499cm" svg:y="20.562cm">
          <text:p text:style-name="P3">VPI interface (C)</text:p>
        </draw:rect>
        <draw:rect draw:style-name="gr46" draw:text-style-name="P3" draw:layer="layout" svg:width="5.649cm" svg:height="1cm" svg:x="4.164cm" svg:y="25.248cm">
          <text:p text:style-name="P3">Python testbench </text:p>
        </draw:rect>
        <draw:line draw:style-name="gr203" draw:text-style-name="P3" draw:layer="layout" svg:x1="6.983cm" svg:y1="22.941cm" svg:x2="6.989cm" svg:y2="21.541cm">
          <text:p/>
        </draw:line>
        <draw:line draw:style-name="gr203" draw:text-style-name="P3" draw:layer="layout" svg:x1="7.029cm" svg:y1="20.562cm" svg:x2="7.035cm" svg:y2="19.162cm">
          <text:p/>
        </draw:line>
        <draw:custom-shape draw:style-name="gr32" draw:text-style-name="P20" draw:layer="layout" svg:width="3.75cm" svg:height="2.25cm" svg:x="5.873cm" svg:y="39.107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4" draw:text-style-name="P3" draw:layer="layout" svg:x1="7.771cm" svg:y1="39.207cm" svg:x2="7.777cm" svg:y2="37.807cm">
          <text:p/>
        </draw:line>
        <draw:line draw:style-name="gr204" draw:text-style-name="P3" draw:layer="layout" svg:x1="11.756cm" svg:y1="39.153cm" svg:x2="11.762cm" svg:y2="37.753cm">
          <text:p/>
        </draw:line>
        <draw:line draw:style-name="gr204" draw:text-style-name="P3" draw:layer="layout" svg:x1="10.5cm" svg:y1="42cm" svg:x2="11.152cm" svg:y2="41.103cm">
          <text:p/>
        </draw:line>
        <draw:custom-shape draw:style-name="gr32" draw:text-style-name="P20" draw:layer="layout" svg:width="3.75cm" svg:height="2.25cm" svg:x="10.044cm" svg:y="39.053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5.558cm" svg:y="37.092cm">
          <text:p text:style-name="P3">Digital Hardware description</text:p>
        </draw:rect>
        <draw:line draw:style-name="gr204" draw:text-style-name="P3" draw:layer="layout" svg:x1="9.614cm" svg:y1="37.092cm" svg:x2="9.62cm" svg:y2="35.692cm">
          <text:p/>
        </draw:line>
        <draw:custom-shape draw:style-name="gr32" draw:text-style-name="P20" draw:layer="layout" svg:width="4.115cm" svg:height="2.116cm" svg:x="7.525cm" svg:y="33.829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0" draw:layer="layout" svg:width="3.75cm" svg:height="2.25cm" svg:x="17.187cm" svg:y="39.108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2.505cm" svg:height="1cm" svg:x="20.567cm" svg:y="42.062cm">
          <text:p text:style-name="P3">ASIC</text:p>
        </draw:rect>
        <draw:rect draw:style-name="gr46" draw:text-style-name="P3" draw:layer="layout" svg:width="2.505cm" svg:height="1cm" svg:x="23.592cm" svg:y="42.089cm">
          <text:p text:style-name="P3">FPGA</text:p>
        </draw:rect>
        <draw:line draw:style-name="gr204" draw:text-style-name="P3" draw:layer="layout" svg:x1="19.085cm" svg:y1="39.208cm" svg:x2="19.091cm" svg:y2="37.808cm">
          <text:p/>
        </draw:line>
        <draw:line draw:style-name="gr204" draw:text-style-name="P3" draw:layer="layout" svg:x1="23.07cm" svg:y1="39.154cm" svg:x2="23.076cm" svg:y2="37.754cm">
          <text:p/>
        </draw:line>
        <draw:line draw:style-name="gr204" draw:text-style-name="P3" draw:layer="layout" svg:x1="22.555cm" svg:y1="42.062cm" svg:x2="22.555cm" svg:y2="41.004cm">
          <text:p/>
        </draw:line>
        <draw:line draw:style-name="gr204" draw:text-style-name="P3" draw:layer="layout" svg:x1="23.997cm" svg:y1="42.062cm" svg:x2="23.997cm" svg:y2="41.004cm">
          <text:p/>
        </draw:line>
        <draw:custom-shape draw:style-name="gr32" draw:text-style-name="P20" draw:layer="layout" svg:width="3.75cm" svg:height="2.25cm" svg:x="21.358cm" svg:y="39.054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16.53cm" svg:y="36.946cm">
          <text:p text:style-name="P3">Digital Hardware description</text:p>
        </draw:rect>
        <draw:line draw:style-name="gr204" draw:text-style-name="P3" draw:layer="layout" svg:x1="20.857cm" svg:y1="36.946cm" svg:x2="20.863cm" svg:y2="35.546cm">
          <text:p/>
        </draw:line>
        <draw:line draw:style-name="gr204" draw:text-style-name="P3" draw:layer="layout" svg:x1="20.928cm" svg:y1="31.693cm" svg:x2="20.934cm" svg:y2="30.293cm">
          <text:p/>
        </draw:line>
        <draw:custom-shape draw:style-name="gr32" draw:text-style-name="P20" draw:layer="layout" svg:width="4.115cm" svg:height="2.116cm" svg:x="18.839cm" svg:y="28.43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0" draw:layer="layout" svg:width="3.75cm" svg:height="2.25cm" svg:x="18.985cm" svg:y="33.593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4" draw:text-style-name="P3" draw:layer="layout" svg:x1="20.883cm" svg:y1="33.693cm" svg:x2="20.889cm" svg:y2="32.293cm">
          <text:p/>
        </draw:line>
        <draw:rect draw:style-name="gr46" draw:text-style-name="P3" draw:layer="layout" svg:width="8.642cm" svg:height="1cm" svg:x="16.872cm" svg:y="31.693cm">
          <text:p text:style-name="P3">SpinalHDL description</text:p>
        </draw:rect>
        <draw:line draw:style-name="gr205" draw:text-style-name="P3" draw:layer="layout" svg:x1="41.863cm" svg:y1="39.746cm" svg:x2="41.869cm" svg:y2="38.346cm">
          <text:p/>
        </draw:line>
        <draw:line draw:style-name="gr205" draw:text-style-name="P3" draw:layer="layout" svg:x1="45.848cm" svg:y1="39.692cm" svg:x2="45.854cm" svg:y2="38.292cm">
          <text:p/>
        </draw:line>
        <draw:rect draw:style-name="gr46" draw:text-style-name="P3" draw:layer="layout" svg:width="8.642cm" svg:height="1cm" svg:x="39.308cm" svg:y="37.484cm">
          <text:p text:style-name="P3">Digital Hardware description</text:p>
        </draw:rect>
        <draw:line draw:style-name="gr204" draw:text-style-name="P3" draw:layer="layout" svg:x1="43.635cm" svg:y1="37.484cm" svg:x2="43.641cm" svg:y2="36.084cm">
          <text:p/>
        </draw:line>
        <draw:line draw:style-name="gr205" draw:text-style-name="P3" draw:layer="layout" svg:x1="43.706cm" svg:y1="32.231cm" svg:x2="43.712cm" svg:y2="30.831cm">
          <text:p/>
        </draw:line>
        <draw:custom-shape draw:style-name="gr32" draw:text-style-name="P20" draw:layer="layout" svg:width="3.75cm" svg:height="2.25cm" svg:x="41.763cm" svg:y="34.131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4" draw:text-style-name="P3" draw:layer="layout" svg:x1="43.661cm" svg:y1="34.231cm" svg:x2="43.667cm" svg:y2="32.831cm">
          <text:p/>
        </draw:line>
        <draw:rect draw:style-name="gr46" draw:text-style-name="P3" draw:layer="layout" svg:width="8.642cm" svg:height="1cm" svg:x="39.65cm" svg:y="32.231cm">
          <text:p text:style-name="P3">Alternative description</text:p>
        </draw:rect>
        <draw:rect draw:style-name="gr46" draw:text-style-name="P3" draw:layer="layout" svg:width="8.642cm" svg:height="1cm" svg:x="39.308cm" svg:y="37.484cm">
          <text:p text:style-name="P3">Digital Hardware description</text:p>
        </draw:rect>
        <draw:line draw:style-name="gr205" draw:text-style-name="P3" draw:layer="layout" svg:x1="31.184cm" svg:y1="36.883cm" svg:x2="31.19cm" svg:y2="35.483cm">
          <text:p/>
        </draw:line>
        <draw:line draw:style-name="gr205" draw:text-style-name="P3" draw:layer="layout" svg:x1="35.169cm" svg:y1="36.829cm" svg:x2="35.175cm" svg:y2="35.429cm">
          <text:p/>
        </draw:line>
        <draw:rect draw:style-name="gr46" draw:text-style-name="P3" draw:layer="layout" svg:width="8.642cm" svg:height="1cm" svg:x="28.629cm" svg:y="34.621cm">
          <text:p text:style-name="P3">Digital Hardware description</text:p>
        </draw:rect>
        <draw:line draw:style-name="gr205" draw:text-style-name="P3" draw:layer="layout" svg:x1="32.956cm" svg:y1="34.621cm" svg:x2="32.962cm" svg:y2="33.221cm">
          <text:p/>
        </draw:line>
        <draw:rect draw:style-name="gr46" draw:text-style-name="P3" draw:layer="layout" svg:width="8.642cm" svg:height="1cm" svg:x="28.629cm" svg:y="34.621cm">
          <text:p text:style-name="P3">Digital Hardware description</text:p>
        </draw:rect>
        <draw:custom-shape draw:style-name="gr47"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2"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8"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6"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6"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7.063cm" svg:y="17.165cm">
              <draw:text-box>
                <text:p text:style-name="P4"><text:span text:style-name="T3">D</text:span></text:p>
              </draw:text-box>
            </draw:frame>
            <draw:frame draw:style-name="gr85" draw:text-style-name="P5" draw:layer="layout" svg:width="0.832cm" svg:height="0.725cm" svg:x="7.564cm" svg:y="17.166cm">
              <draw:text-box>
                <text:p text:style-name="P4"><text:span text:style-name="T3">Q</text:span></text:p>
              </draw:text-box>
            </draw:frame>
          </draw:g>
        </draw:g>
        <draw:custom-shape draw:style-name="gr32" draw:text-style-name="P20" draw:layer="layout" svg:width="3.75cm" svg:height="2.25cm" svg:x="6.105cm" svg:y="52.307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4" draw:text-style-name="P3" draw:layer="layout" svg:x1="8.003cm" svg:y1="52.407cm" svg:x2="8.009cm" svg:y2="51.007cm">
          <text:p/>
        </draw:line>
        <draw:line draw:style-name="gr204" draw:text-style-name="P3" draw:layer="layout" svg:x1="11.988cm" svg:y1="52.353cm" svg:x2="11.994cm" svg:y2="50.953cm">
          <text:p/>
        </draw:line>
        <draw:custom-shape draw:style-name="gr32" draw:text-style-name="P20" draw:layer="layout" svg:width="3.75cm" svg:height="2.25cm" svg:x="10.276cm" svg:y="52.253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5.79cm" svg:y="50.292cm">
          <text:p text:style-name="P3">Digital Hardware description</text:p>
        </draw:rect>
        <draw:line draw:style-name="gr204" draw:text-style-name="P3" draw:layer="layout" svg:x1="9.846cm" svg:y1="50.292cm" svg:x2="9.852cm" svg:y2="48.892cm">
          <text:p/>
        </draw:line>
        <draw:custom-shape draw:style-name="gr32" draw:text-style-name="P20" draw:layer="layout" svg:width="4.115cm" svg:height="2.116cm" svg:x="7.757cm" svg:y="47.029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7" draw:text-style-name="P35" draw:layer="layout" svg:width="2.128cm" svg:height="2.128cm" svg:x="16.562cm" svg:y="48.937cm">
          <text:p text:style-name="P3"><text:span text:style-name="T21">!</text:span></text:p>
          <text:p text:style-name="P3"><text:span text:style-name="T22"/></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46" draw:text-style-name="P3" draw:layer="layout" svg:width="2.117cm" svg:height="1cm" svg:x="21.851cm" svg:y="16.229cm">
          <text:p text:style-name="P3">Scala</text:p>
        </draw:rect>
        <draw:rect draw:style-name="gr46" draw:text-style-name="P3" draw:layer="layout" svg:width="8.1cm" svg:height="1.13cm" svg:x="18.817cm" svg:y="21.003cm">
          <text:p text:style-name="P3">Compiled C++ RTL model </text:p>
        </draw:rect>
        <draw:line draw:style-name="gr204" draw:text-style-name="P3" draw:layer="layout" svg:x1="22.888cm" svg:y1="18.636cm" svg:x2="22.894cm" svg:y2="17.236cm">
          <text:p/>
        </draw:line>
        <draw:rect draw:style-name="gr46" draw:text-style-name="P3" draw:layer="layout" svg:width="1.6cm" svg:height="1cm" svg:x="22.1cm" svg:y="18.662cm">
          <text:p text:style-name="P3">JNI</text:p>
        </draw:rect>
        <draw:line draw:style-name="gr204" draw:text-style-name="P3" draw:layer="layout" svg:x1="22.897cm" svg:y1="21.062cm" svg:x2="22.903cm" svg:y2="19.662cm">
          <text:p/>
        </draw:line>
        <draw:rect draw:style-name="gr46" draw:text-style-name="P3" draw:layer="layout" svg:width="6.134cm" svg:height="1cm" svg:x="30.916cm" svg:y="18.026cm">
          <text:p text:style-name="P3">Update sensitivities</text:p>
        </draw:rect>
        <draw:line draw:style-name="gr204" draw:text-style-name="P3" draw:layer="layout" svg:x1="34.005cm" svg:y1="20.433cm" svg:x2="34.011cm" svg:y2="19.033cm">
          <text:p/>
        </draw:line>
        <draw:rect draw:style-name="gr46" draw:text-style-name="P3" draw:layer="layout" svg:width="6.134cm" svg:height="1cm" svg:x="30.883cm" svg:y="20.409cm">
          <text:p text:style-name="P3">Run</text:p>
        </draw:rect>
      </draw:page>
      <draw:page draw:name="page8" draw:style-name="dp1" draw:master-page-name="Standard">
        <draw:custom-shape draw:name="Rectangle 1" draw:style-name="gr208" draw:text-style-name="P37" draw:layer="layout" svg:width="14.236cm" svg:height="7.881cm" svg:x="3.297cm" svg:y="29.31cm">
          <text:list text:style-name="L2">
            <text:list-header>
              <text:p text:style-name="P36"><text:span text:style-name="T23">val </text:span><text:span text:style-name="T24">mySignal <text:s text:c="25"/></text:span><text:span text:style-name="T25">= Bool</text:span><text:span text:style-name="T25"><text:line-break/></text:span><text:span text:style-name="T23">val </text:span><text:span text:style-name="T24">myRegister <text:s text:c="22"/></text:span><text:span text:style-name="T25">= </text:span><text:span text:style-name="T26">Reg</text:span><text:span text:style-name="T25">(UInt(</text:span><text:span text:style-name="T27">4 </text:span><text:span text:style-name="T25">bits))</text:span><text:span text:style-name="T25"><text:line-break/></text:span><text:span text:style-name="T23">val </text:span><text:span text:style-name="T24">myRegisterWithReset <text:s text:c="3"/></text:span><text:span text:style-name="T25">= </text:span><text:span text:style-name="T26">Reg</text:span><text:span text:style-name="T25">(UInt(</text:span><text:span text:style-name="T27">4 </text:span><text:span text:style-name="T25">bits)) init(</text:span><text:span text:style-name="T27">0</text:span><text:span text:style-name="T25">)</text:span><text:span text:style-name="T25"><text:line-break/></text:span><text:span text:style-name="T25"><text:line-break/></text:span><text:span text:style-name="T24">mySignal </text:span><text:span text:style-name="T25">:= </text:span><text:span text:style-name="T26">False</text:span><text:span text:style-name="T26"><text:line-break/></text:span><text:span text:style-name="T26">when</text:span><text:span text:style-name="T25">(</text:span><text:span text:style-name="T24">cond</text:span><text:span text:style-name="T25">) {</text:span><text:span text:style-name="T25"><text:line-break/></text:span><text:span text:style-name="T25"> <text:s text:c="3"/></text:span><text:span text:style-name="T24">mySignal <text:s text:c="22"/></text:span><text:span text:style-name="T25">:= </text:span><text:span text:style-name="T26">True</text:span><text:span text:style-name="T26"><text:line-break/></text:span><text:span text:style-name="T26"> <text:s text:c="3"/></text:span><text:span text:style-name="T24">myRegister <text:s text:c="19"/></text:span><text:span text:style-name="T25">:= </text:span><text:span text:style-name="T24">myRegister </text:span><text:span text:style-name="T25">+ </text:span><text:span text:style-name="T27">1</text:span><text:span text:style-name="T27"><text:line-break/></text:span><text:span text:style-name="T27"> <text:s text:c="3"/></text:span><text:span text:style-name="T24">myRegisterWithReset </text:span><text:span text:style-name="T25">:= </text:span><text:span text:style-name="T24">myRegisterWithReset </text:span><text:span text:style-name="T25">+ </text:span><text:span text:style-name="T27">1</text:span><text:span text:style-name="T27"><text:line-break/></text:span><text:span text:style-name="T25">}</text:span></text:p>
            </text:list-header>
          </text:list>
          <draw:enhanced-geometry svg:viewBox="0 0 21600 21600" draw:type="rectangle" draw:enhanced-path="M 0 0 L 21600 0 21600 21600 0 21600 0 0 Z N"/>
        </draw:custom-shape>
        <draw:custom-shape draw:name="Flèche droite 6" draw:style-name="gr209" draw:text-style-name="P38"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10" draw:text-style-name="P28" draw:layer="layout" svg:width="1cm" svg:height="1.747cm" svg:x="24.463cm" svg:y="31.927cm">
              <text:p/>
            </draw:rect>
            <draw:custom-shape draw:style-name="gr211" draw:text-style-name="P39"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2" draw:text-style-name="P41" draw:layer="layout" svg:width="0.807cm" svg:height="0.758cm" svg:x="24.306cm" svg:y="31.932cm">
            <draw:text-box>
              <text:p text:style-name="P40"><text:span text:style-name="T28">D</text:span></text:p>
            </draw:text-box>
          </draw:frame>
          <draw:frame draw:style-name="gr213" draw:text-style-name="P41" draw:layer="layout" svg:width="0.832cm" svg:height="0.758cm" svg:x="24.807cm" svg:y="31.933cm">
            <draw:text-box>
              <text:p text:style-name="P40"><text:span text:style-name="T28">Q</text:span></text:p>
            </draw:text-box>
          </draw:frame>
        </draw:g>
        <draw:frame draw:style-name="gr214" draw:text-style-name="P41" draw:layer="layout" svg:width="2.644cm" svg:height="0.725cm" svg:x="23.659cm" svg:y="31.201cm">
          <draw:text-box>
            <text:p text:style-name="P40"><text:span text:style-name="T28">myRegister</text:span></text:p>
          </draw:text-box>
        </draw:frame>
        <draw:frame draw:style-name="gr215" draw:text-style-name="P41" draw:layer="layout" svg:width="1.281cm" svg:height="0.725cm" svg:x="23.182cm" svg:y="32.948cm">
          <draw:text-box>
            <text:p text:style-name="P40"><text:span text:style-name="T28">clk</text:span></text:p>
          </draw:text-box>
        </draw:frame>
        <draw:line draw:style-name="gr216" draw:text-style-name="P28" draw:layer="layout" svg:x1="24.182cm" svg:y1="33.295cm" svg:x2="24.463cm" svg:y2="33.295cm">
          <text:p/>
        </draw:line>
        <draw:frame draw:style-name="gr217" draw:text-style-name="P41" draw:layer="layout" svg:width="2.246cm" svg:height="0.725cm" svg:x="24.913cm" svg:y="28.322cm">
          <draw:text-box>
            <text:p text:style-name="P40"><text:span text:style-name="T28">mySignal</text:span></text:p>
          </draw:text-box>
        </draw:frame>
        <draw:connector draw:style-name="gr218" draw:text-style-name="P28" draw:layer="layout" svg:x1="23.558cm" svg:y1="31.481cm" svg:x2="24.463cm" svg:y2="32.302cm" draw:start-shape="id154" draw:start-glue-point="2" svg:d="M23558 31481v681h905v140">
          <text:p/>
        </draw:connector>
        <draw:path draw:style-name="gr219" draw:text-style-name="P39" xml:id="id154" draw:id="id154" draw:layer="layout" svg:width="0.749cm" svg:height="0.749cm" svg:x="23.183cm" svg:y="30.731cm" svg:viewBox="0 0 750 750" svg:d="M375 0c213 0 375 162 375 375s-162 375-375 375-375-162-375-375 162-375 375-375z">
          <text:p text:style-name="P42"><text:span text:style-name="T29">+</text:span></text:p>
        </draw:path>
        <draw:connector draw:style-name="gr220" draw:text-style-name="P28" draw:layer="layout" svg:x1="23.933cm" svg:y1="31.106cm" svg:x2="26.221cm" svg:y2="31.096cm" draw:start-shape="id154" draw:start-glue-point="1" svg:d="M23933 31106h1414v-10h874">
          <text:p/>
        </draw:connector>
        <draw:connector draw:style-name="gr221" draw:text-style-name="P28" draw:layer="layout" svg:x1="26.221cm" svg:y1="32.346cm" svg:x2="26.221cm" svg:y2="31.097cm" svg:d="M26221 32346v-1249">
          <text:p/>
        </draw:connector>
        <draw:line draw:style-name="gr222" draw:text-style-name="P28" draw:layer="layout" svg:x1="25.463cm" svg:y1="32.346cm" svg:x2="26.221cm" svg:y2="32.346cm">
          <text:p/>
        </draw:line>
        <draw:connector draw:style-name="gr223" draw:text-style-name="P28" draw:layer="layout" svg:x1="22.716cm" svg:y1="31.105cm" svg:x2="23.183cm" svg:y2="31.108cm" svg:d="M22716 31105h234v3h233">
          <text:p/>
        </draw:connector>
        <draw:frame draw:style-name="gr224" draw:text-style-name="P41" draw:layer="layout" svg:width="1.281cm" svg:height="0.725cm" svg:x="21.862cm" svg:y="30.73cm">
          <draw:text-box>
            <text:p text:style-name="P40"><text:span text:style-name="T28">1</text:span></text:p>
          </draw:text-box>
        </draw:frame>
        <draw:frame draw:style-name="gr225" draw:text-style-name="P41" draw:layer="layout" svg:width="4.617cm" svg:height="0.725cm" svg:x="22.58cm" svg:y="34.488cm">
          <draw:text-box>
            <text:p text:style-name="P40"><text:span text:style-name="T28">myRegisterWithReset</text:span></text:p>
          </draw:text-box>
        </draw:frame>
        <draw:path draw:style-name="gr226" draw:text-style-name="P39" draw:layer="layout" svg:width="0.749cm" svg:height="0.749cm" svg:x="22.149cm" svg:y="34.063cm" svg:viewBox="0 0 750 750" svg:d="M375 0c213 0 375 162 375 375s-162 375-375 375-375-162-375-375 162-375 375-375z">
          <text:p text:style-name="P42"><text:span text:style-name="T29">+</text:span></text:p>
        </draw:path>
        <draw:line draw:style-name="gr227" draw:text-style-name="P28" draw:layer="layout" svg:x1="25.37cm" svg:y1="35.575cm" svg:x2="27.197cm" svg:y2="35.575cm">
          <text:p/>
        </draw:line>
        <draw:connector draw:style-name="gr228" draw:text-style-name="P28" draw:layer="layout" svg:x1="21.722cm" svg:y1="34.377cm" svg:x2="22.189cm" svg:y2="34.38cm" svg:d="M21722 34377h234v3h233">
          <text:p/>
        </draw:connector>
        <draw:frame draw:style-name="gr229" draw:text-style-name="P41" draw:layer="layout" svg:width="1.281cm" svg:height="0.725cm" svg:x="20.868cm" svg:y="34.002cm">
          <draw:text-box>
            <text:p text:style-name="P40"><text:span text:style-name="T28">1</text:span></text:p>
          </draw:text-box>
        </draw:frame>
        <draw:line draw:style-name="gr230" draw:text-style-name="P28" draw:layer="layout" svg:x1="26.017cm" svg:y1="35.775cm" svg:x2="26.198cm" svg:y2="35.414cm">
          <text:p/>
        </draw:line>
        <draw:frame draw:style-name="gr231" draw:text-style-name="P41" draw:layer="layout" svg:width="1.281cm" svg:height="0.725cm" svg:x="25.427cm" svg:y="35.689cm">
          <draw:text-box>
            <text:p text:style-name="P40"><text:span text:style-name="T28">4</text:span></text:p>
          </draw:text-box>
        </draw:frame>
        <draw:line draw:style-name="gr232" draw:text-style-name="P28" draw:layer="layout" svg:x1="25.803cm" svg:y1="32.511cm" svg:x2="25.984cm" svg:y2="32.15cm">
          <text:p/>
        </draw:line>
        <draw:frame draw:style-name="gr233" draw:text-style-name="P41" draw:layer="layout" svg:width="1.281cm" svg:height="0.725cm" svg:x="25.213cm" svg:y="32.425cm">
          <draw:text-box>
            <text:p text:style-name="P40"><text:span text:style-name="T28">4</text:span></text:p>
          </draw:text-box>
        </draw:frame>
        <draw:frame draw:style-name="gr234" draw:text-style-name="P41" draw:layer="layout" svg:width="0.786cm" svg:height="0.725cm" svg:x="24.297cm" svg:y="32.452cm">
          <draw:text-box>
            <text:p text:style-name="P40"><text:span text:style-name="T28">E</text:span></text:p>
          </draw:text-box>
        </draw:frame>
        <draw:frame draw:style-name="gr235" draw:text-style-name="P41" draw:layer="layout" svg:width="1.425cm" svg:height="0.725cm" svg:x="22.901cm" svg:y="32.452cm">
          <draw:text-box>
            <text:p text:style-name="P40"><text:span text:style-name="T28">cond</text:span></text:p>
          </draw:text-box>
        </draw:frame>
        <draw:line draw:style-name="gr236" draw:text-style-name="P28" draw:layer="layout" svg:x1="24.173cm" svg:y1="32.799cm" svg:x2="24.454cm" svg:y2="32.799cm">
          <text:p/>
        </draw:line>
        <draw:line draw:style-name="gr237" draw:text-style-name="P28" draw:layer="layout" svg:x1="27.197cm" svg:y1="34.489cm" svg:x2="27.198cm" svg:y2="35.575cm">
          <text:p/>
        </draw:line>
        <draw:line draw:style-name="gr238" draw:text-style-name="P28" draw:layer="layout" svg:x1="27.198cm" svg:y1="34.489cm" svg:x2="22.899cm" svg:y2="34.438cm">
          <text:p/>
        </draw:line>
        <draw:g>
          <draw:g>
            <draw:rect draw:style-name="gr239" draw:text-style-name="P28" draw:layer="layout" svg:width="1cm" svg:height="1.989cm" svg:x="24.34cm" svg:y="35.274cm">
              <text:p/>
            </draw:rect>
            <draw:custom-shape draw:style-name="gr240" draw:text-style-name="P39"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41" draw:text-style-name="P41" draw:layer="layout" svg:width="0.919cm" svg:height="0.825cm" svg:x="24.183cm" svg:y="35.246cm">
            <draw:text-box>
              <text:p text:style-name="P40"><text:span text:style-name="T28">D</text:span></text:p>
            </draw:text-box>
          </draw:frame>
          <draw:frame draw:style-name="gr242" draw:text-style-name="P41" draw:layer="layout" svg:width="0.947cm" svg:height="0.826cm" svg:x="24.684cm" svg:y="35.247cm">
            <draw:text-box>
              <text:p text:style-name="P40"><text:span text:style-name="T28">Q</text:span></text:p>
            </draw:text-box>
          </draw:frame>
        </draw:g>
        <draw:frame draw:style-name="gr243" draw:text-style-name="P41" draw:layer="layout" svg:width="1.281cm" svg:height="0.725cm" svg:x="23.059cm" svg:y="36.295cm">
          <draw:text-box>
            <text:p text:style-name="P40"><text:span text:style-name="T28">clk</text:span></text:p>
          </draw:text-box>
        </draw:frame>
        <draw:line draw:style-name="gr244" draw:text-style-name="P28" draw:layer="layout" svg:x1="24.059cm" svg:y1="36.642cm" svg:x2="24.34cm" svg:y2="36.642cm">
          <text:p/>
        </draw:line>
        <draw:frame draw:style-name="gr245" draw:text-style-name="P41" draw:layer="layout" svg:width="0.786cm" svg:height="0.725cm" svg:x="24.174cm" svg:y="35.799cm">
          <draw:text-box>
            <text:p text:style-name="P40"><text:span text:style-name="T28">E</text:span></text:p>
          </draw:text-box>
        </draw:frame>
        <draw:frame draw:style-name="gr246" draw:text-style-name="P41" draw:layer="layout" svg:width="1.425cm" svg:height="0.725cm" svg:x="22.778cm" svg:y="35.799cm">
          <draw:text-box>
            <text:p text:style-name="P40"><text:span text:style-name="T28">cond</text:span></text:p>
          </draw:text-box>
        </draw:frame>
        <draw:line draw:style-name="gr247" draw:text-style-name="P28" draw:layer="layout" svg:x1="24.05cm" svg:y1="36.146cm" svg:x2="24.331cm" svg:y2="36.146cm">
          <text:p/>
        </draw:line>
        <draw:line draw:style-name="gr248" draw:text-style-name="P28" draw:layer="layout" svg:x1="24.34cm" svg:y1="35.647cm" svg:x2="22.521cm" svg:y2="35.647cm">
          <text:p/>
        </draw:line>
        <draw:line draw:style-name="gr249" draw:text-style-name="P28" draw:layer="layout" svg:x1="22.524cm" svg:y1="34.813cm" svg:x2="22.522cm" svg:y2="35.647cm">
          <text:p/>
        </draw:line>
        <draw:custom-shape draw:style-name="gr250" draw:text-style-name="P28"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51" draw:text-style-name="P28" draw:layer="layout" svg:x1="24.458cm" svg:y1="29.681cm" svg:x2="24.458cm" svg:y2="29.226cm">
          <text:p/>
        </draw:line>
        <draw:line draw:style-name="gr252" draw:text-style-name="P28" draw:layer="layout" svg:x1="24.658cm" svg:y1="28.723cm" svg:x2="25.015cm" svg:y2="28.723cm">
          <text:p/>
        </draw:line>
        <draw:line draw:style-name="gr253" draw:text-style-name="P28" draw:layer="layout" svg:x1="23.663cm" svg:y1="28.366cm" svg:x2="24.227cm" svg:y2="28.366cm">
          <text:p/>
        </draw:line>
        <draw:line draw:style-name="gr254" draw:text-style-name="P28" draw:layer="layout" svg:x1="23.673cm" svg:y1="29.042cm" svg:x2="24.237cm" svg:y2="29.042cm">
          <text:p/>
        </draw:line>
        <draw:frame draw:style-name="gr255" draw:text-style-name="P41" draw:layer="layout" svg:width="1.425cm" svg:height="0.725cm" svg:x="22.374cm" svg:y="28.678cm">
          <draw:text-box>
            <text:p text:style-name="P40"><text:span text:style-name="T28">True</text:span></text:p>
          </draw:text-box>
        </draw:frame>
        <draw:frame draw:style-name="gr256" draw:text-style-name="P41" draw:layer="layout" svg:width="1.539cm" svg:height="0.725cm" svg:x="22.318cm" svg:y="27.979cm">
          <draw:text-box>
            <text:p text:style-name="P40"><text:span text:style-name="T28">False</text:span></text:p>
          </draw:text-box>
        </draw:frame>
        <draw:frame draw:style-name="gr257" draw:text-style-name="P41" draw:layer="layout" svg:width="1.425cm" svg:height="0.725cm" svg:x="23.714cm" svg:y="29.687cm">
          <draw:text-box>
            <text:p text:style-name="P40"><text:span text:style-name="T28">cond</text:span></text:p>
          </draw:text-box>
        </draw:frame>
        <draw:frame draw:style-name="gr258" draw:text-style-name="P41" draw:layer="layout" svg:width="1.349cm" svg:height="0.725cm" svg:x="24.154cm" svg:y="36.639cm">
          <draw:text-box>
            <text:p text:style-name="P40"><text:span text:style-name="T28">CLR</text:span></text:p>
          </draw:text-box>
        </draw:frame>
        <draw:line draw:style-name="gr259" draw:text-style-name="P28" draw:layer="layout" svg:x1="24.798cm" svg:y1="37.263cm" svg:x2="24.798cm" svg:y2="37.792cm">
          <text:p/>
        </draw:line>
        <draw:g>
          <draw:rect draw:style-name="gr260" draw:text-style-name="P28" draw:layer="layout" svg:width="0.5cm" svg:height="0.5cm" svg:x="24.05cm" svg:y="37.574cm">
            <text:p/>
          </draw:rect>
          <draw:frame draw:style-name="gr261" draw:text-style-name="P41" draw:layer="layout" svg:width="2.437cm" svg:height="0.758cm" svg:x="21.699cm" svg:y="37.425cm">
            <draw:text-box>
              <text:p text:style-name="P40"><text:span text:style-name="T28">reset</text:span></text:p>
            </draw:text-box>
          </draw:frame>
        </draw:g>
        <draw:line draw:style-name="gr262" draw:text-style-name="P28" draw:layer="layout" svg:x1="24.55cm" svg:y1="37.789cm" svg:x2="24.798cm" svg:y2="37.793cm">
          <text:p/>
        </draw:line>
        <draw:g>
          <draw:frame draw:style-name="gr263" draw:text-style-name="P43" draw:layer="layout" svg:width="7.8cm" svg:height="1.055cm" svg:x="11.441cm" svg:y="27.242cm">
            <draw:text-box>
              <text:p text:style-name="P4"><text:span text:style-name="T30">RTL dedicated syntax</text:span></text:p>
            </draw:text-box>
          </draw:frame>
        </draw:g>
        <draw:rect draw:style-name="gr264" draw:text-style-name="P3" draw:layer="layout" svg:width="25.832cm" svg:height="12.27cm" svg:x="2.626cm" svg:y="26.679cm">
          <text:p/>
        </draw:rect>
        <draw:g>
          <draw:frame draw:style-name="gr116" draw:text-style-name="P5" draw:layer="layout" svg:width="2.979cm" svg:height="0.725cm" svg:x="5.987cm" svg:y="52.244cm">
            <draw:text-box>
              <text:p text:style-name="P4"><text:span text:style-name="T3">addresses(0)</text:span></text:p>
            </draw:text-box>
          </draw:frame>
        </draw:g>
        <draw:frame draw:style-name="gr116" draw:text-style-name="P5" draw:layer="layout" svg:width="2.979cm" svg:height="0.725cm" svg:x="5.987cm" svg:y="54.594cm">
          <draw:text-box>
            <text:p text:style-name="P4"><text:span text:style-name="T3">addresses(2)</text:span></text:p>
          </draw:text-box>
        </draw:frame>
        <draw:frame draw:style-name="gr117" draw:text-style-name="P5" draw:layer="layout" svg:width="3.046cm" svg:height="0.725cm" svg:x="5.906cm" svg:y="55.77cm">
          <draw:text-box>
            <text:p text:style-name="P4"><text:span text:style-name="T3">addresses(N)</text:span></text:p>
          </draw:text-box>
        </draw:frame>
        <draw:path draw:style-name="gr83" draw:text-style-name="P13" draw:layer="layout" svg:width="0.199cm" svg:height="0.199cm" svg:x="7.627cm" svg:y="55.219cm" svg:viewBox="0 0 200 200" svg:d="M100 0c57 0 100 43 100 100s-43 100-100 100-100-43-100-100 43-100 100-100z">
          <text:p/>
        </draw:path>
        <draw:path draw:style-name="gr83" draw:text-style-name="P13" draw:layer="layout" svg:width="0.199cm" svg:height="0.199cm" svg:x="7.627cm" svg:y="55.619cm" svg:viewBox="0 0 200 200" svg:d="M100 0c57 0 100 43 100 100s-43 100-100 100-100-43-100-100 43-100 100-100z">
          <text:p/>
        </draw:path>
        <draw:frame draw:style-name="gr116" draw:text-style-name="P5" draw:layer="layout" svg:width="2.979cm" svg:height="0.725cm" svg:x="5.981cm" svg:y="53.368cm">
          <draw:text-box>
            <text:p text:style-name="P4"><text:span text:style-name="T3">addresses(1)</text:span></text:p>
          </draw:text-box>
        </draw:frame>
        <draw:line draw:style-name="gr82" draw:text-style-name="P3" draw:layer="layout" svg:x1="8.773cm" svg:y1="53.747cm" svg:x2="9.766cm" svg:y2="53.747cm">
          <text:p/>
        </draw:line>
        <draw:path draw:style-name="gr94" draw:text-style-name="P44" draw:layer="layout" svg:width="0.749cm" svg:height="0.749cm" svg:x="9.742cm" svg:y="53.584cm" svg:viewBox="0 0 750 750" svg:d="M375 0c213 0 375 162 375 375s-162 375-375 375-375-162-375-375 162-375 375-375z">
          <text:p text:style-name="P13"><text:span text:style-name="T31">=</text:span></text:p>
        </draw:path>
        <draw:g>
          <draw:frame draw:style-name="gr118" draw:text-style-name="P5" draw:layer="layout" svg:width="1.211cm" svg:height="0.725cm" svg:x="8.525cm" svg:y="52.569cm">
            <draw:text-box>
              <text:p text:style-name="P4"><text:span text:style-name="T3">key</text:span></text:p>
            </draw:text-box>
          </draw:frame>
        </draw:g>
        <draw:line draw:style-name="gr82" draw:text-style-name="P3" draw:layer="layout" svg:x1="8.773cm" svg:y1="54.941cm" svg:x2="9.766cm" svg:y2="54.941cm">
          <text:p/>
        </draw:line>
        <draw:path draw:style-name="gr94" draw:text-style-name="P44" draw:layer="layout" svg:width="0.749cm" svg:height="0.749cm" svg:x="9.742cm" svg:y="54.778cm" svg:viewBox="0 0 750 750" svg:d="M375 0c213 0 375 162 375 375s-162 375-375 375-375-162-375-375 162-375 375-375z">
          <text:p text:style-name="P13"><text:span text:style-name="T31">=</text:span></text:p>
        </draw:path>
        <draw:line draw:style-name="gr82" draw:text-style-name="P3" draw:layer="layout" svg:x1="8.766cm" svg:y1="52.581cm" svg:x2="9.759cm" svg:y2="52.581cm">
          <text:p/>
        </draw:line>
        <draw:path draw:style-name="gr94" draw:text-style-name="P44" draw:layer="layout" svg:width="0.749cm" svg:height="0.749cm" svg:x="9.736cm" svg:y="52.418cm" svg:viewBox="0 0 750 750" svg:d="M375 0c213 0 375 162 375 375s-162 375-375 375-375-162-375-375 162-375 375-375z">
          <text:p text:style-name="P13"><text:span text:style-name="T31">=</text:span></text:p>
        </draw:path>
        <draw:line draw:style-name="gr82" draw:text-style-name="P3" draw:layer="layout" svg:x1="8.773cm" svg:y1="56.155cm" svg:x2="9.766cm" svg:y2="56.155cm">
          <text:p/>
        </draw:line>
        <draw:path draw:style-name="gr94" draw:text-style-name="P44" draw:layer="layout" svg:width="0.749cm" svg:height="0.749cm" svg:x="9.742cm" svg:y="55.992cm" svg:viewBox="0 0 750 750" svg:d="M375 0c213 0 375 162 375 375s-162 375-375 375-375-162-375-375 162-375 375-375z">
          <text:p text:style-name="P13"><text:span text:style-name="T31">=</text:span></text:p>
        </draw:path>
        <draw:path draw:style-name="gr58" draw:text-style-name="P3" draw:layer="layout" svg:width="1.079cm" svg:height="1.03cm" svg:x="13.322cm" svg:y="53.161cm" svg:viewBox="0 0 1080 1031" svg:d="M540 0c270 0 540 257 540 515s-270 516-540 516c-180 0-360 0-540 0 99-169 213-214 213-516-10-303-134-327-213-515 180 0 360 0 540 0z">
          <text:p/>
        </draw:path>
        <draw:line draw:style-name="gr82" draw:text-style-name="P3" draw:layer="layout" svg:x1="12.692cm" svg:y1="53.959cm" svg:x2="13.492cm" svg:y2="53.959cm">
          <text:p/>
        </draw:line>
        <draw:line draw:style-name="gr82" draw:text-style-name="P3" draw:layer="layout" svg:x1="12.686cm" svg:y1="52.793cm" svg:x2="13.015cm" svg:y2="52.793cm">
          <text:p/>
        </draw:line>
        <draw:line draw:style-name="gr82" draw:text-style-name="P3" draw:layer="layout" svg:x1="13.016cm" svg:y1="53.331cm" svg:x2="13.015cm" svg:y2="52.793cm">
          <text:p/>
        </draw:line>
        <draw:line draw:style-name="gr82" draw:text-style-name="P3" draw:layer="layout" svg:x1="13.017cm" svg:y1="53.331cm" svg:x2="13.446cm" svg:y2="53.331cm">
          <text:p/>
        </draw:line>
        <draw:path draw:style-name="gr58" draw:text-style-name="P3" draw:layer="layout" svg:width="1.079cm" svg:height="1.03cm" svg:x="15.039cm" svg:y="54.345cm" svg:viewBox="0 0 1080 1031" svg:d="M540 0c270 0 540 257 540 515s-270 516-540 516c-180 0-360 0-540 0 99-169 213-214 213-516-10-303-134-327-213-515 180 0 360 0 540 0z">
          <text:p/>
        </draw:path>
        <draw:line draw:style-name="gr82" draw:text-style-name="P3" draw:layer="layout" svg:x1="12.692cm" svg:y1="55.153cm" svg:x2="15.209cm" svg:y2="55.143cm">
          <text:p/>
        </draw:line>
        <draw:line draw:style-name="gr82" draw:text-style-name="P3" draw:layer="layout" svg:x1="14.403cm" svg:y1="53.677cm" svg:x2="14.732cm" svg:y2="53.677cm">
          <text:p/>
        </draw:line>
        <draw:line draw:style-name="gr82" draw:text-style-name="P3" draw:layer="layout" svg:x1="14.734cm" svg:y1="54.515cm" svg:x2="14.732cm" svg:y2="53.677cm">
          <text:p/>
        </draw:line>
        <draw:line draw:style-name="gr82" draw:text-style-name="P3" draw:layer="layout" svg:x1="14.734cm" svg:y1="54.515cm" svg:x2="15.163cm" svg:y2="54.515cm">
          <text:p/>
        </draw:line>
        <draw:path draw:style-name="gr58" draw:text-style-name="P3" draw:layer="layout" svg:width="1.079cm" svg:height="1.03cm" svg:x="16.755cm" svg:y="55.55cm" svg:viewBox="0 0 1080 1031" svg:d="M540 0c270 0 540 257 540 515s-270 516-540 516c-180 0-360 0-540 0 99-169 213-214 213-516-10-303-134-327-213-515 180 0 360 0 540 0z">
          <text:p/>
        </draw:path>
        <draw:line draw:style-name="gr82" draw:text-style-name="P3" draw:layer="layout" svg:x1="12.692cm" svg:y1="56.348cm" svg:x2="16.925cm" svg:y2="56.348cm">
          <text:p/>
        </draw:line>
        <draw:line draw:style-name="gr82" draw:text-style-name="P3" draw:layer="layout" svg:x1="16.119cm" svg:y1="54.86cm" svg:x2="16.448cm" svg:y2="54.86cm">
          <text:p/>
        </draw:line>
        <draw:line draw:style-name="gr82" draw:text-style-name="P3" draw:layer="layout" svg:x1="16.45cm" svg:y1="55.72cm" svg:x2="16.448cm" svg:y2="54.86cm">
          <text:p/>
        </draw:line>
        <draw:line draw:style-name="gr82" draw:text-style-name="P3" draw:layer="layout" svg:x1="16.45cm" svg:y1="55.72cm" svg:x2="16.879cm" svg:y2="55.72cm">
          <text:p/>
        </draw:line>
        <draw:line draw:style-name="gr82" draw:text-style-name="P3" draw:layer="layout" svg:x1="10.498cm" svg:y1="53.959cm" svg:x2="11.298cm" svg:y2="53.959cm">
          <text:p/>
        </draw:line>
        <draw:line draw:style-name="gr82" draw:text-style-name="P3" draw:layer="layout" svg:x1="10.498cm" svg:y1="55.153cm" svg:x2="11.298cm" svg:y2="55.153cm">
          <text:p/>
        </draw:line>
        <draw:line draw:style-name="gr82" draw:text-style-name="P3" draw:layer="layout" svg:x1="10.492cm" svg:y1="52.793cm" svg:x2="11.292cm" svg:y2="52.793cm">
          <text:p/>
        </draw:line>
        <draw:line draw:style-name="gr82" draw:text-style-name="P3" draw:layer="layout" svg:x1="10.498cm" svg:y1="56.367cm" svg:x2="11.298cm" svg:y2="56.367cm">
          <text:p/>
        </draw:line>
        <draw:line draw:style-name="gr82" draw:text-style-name="P3" draw:layer="layout" svg:x1="9.525cm" svg:y1="54.147cm" svg:x2="9.766cm" svg:y2="54.147cm">
          <text:p/>
        </draw:line>
        <draw:line draw:style-name="gr82" draw:text-style-name="P3" draw:layer="layout" svg:x1="9.525cm" svg:y1="55.341cm" svg:x2="9.766cm" svg:y2="55.341cm">
          <text:p/>
        </draw:line>
        <draw:line draw:style-name="gr82" draw:text-style-name="P3" draw:layer="layout" svg:x1="9.523cm" svg:y1="52.981cm" svg:x2="9.764cm" svg:y2="52.981cm">
          <text:p/>
        </draw:line>
        <draw:line draw:style-name="gr82" draw:text-style-name="P3" draw:layer="layout" svg:x1="9.525cm" svg:y1="56.555cm" svg:x2="9.766cm" svg:y2="56.555cm">
          <text:p/>
        </draw:line>
        <draw:g>
          <draw:frame draw:style-name="gr118" draw:text-style-name="P5" draw:layer="layout" svg:width="1.211cm" svg:height="0.725cm" svg:x="8.507cm" svg:y="53.747cm">
            <draw:text-box>
              <text:p text:style-name="P4"><text:span text:style-name="T3">key</text:span></text:p>
            </draw:text-box>
          </draw:frame>
        </draw:g>
        <draw:g>
          <draw:frame draw:style-name="gr118" draw:text-style-name="P5" draw:layer="layout" svg:width="1.211cm" svg:height="0.725cm" svg:x="8.531cm" svg:y="54.941cm">
            <draw:text-box>
              <text:p text:style-name="P4"><text:span text:style-name="T3">key</text:span></text:p>
            </draw:text-box>
          </draw:frame>
        </draw:g>
        <draw:g>
          <draw:frame draw:style-name="gr118" draw:text-style-name="P5" draw:layer="layout" svg:width="1.211cm" svg:height="0.725cm" svg:x="8.531cm" svg:y="56.155cm">
            <draw:text-box>
              <text:p text:style-name="P4"><text:span text:style-name="T3">key</text:span></text:p>
            </draw:text-box>
          </draw:frame>
        </draw:g>
        <draw:g>
          <draw:frame draw:style-name="gr99" draw:text-style-name="P5" draw:layer="layout" svg:width="2.462cm" svg:height="0.725cm" svg:x="10.368cm" svg:y="52.45cm">
            <draw:text-box>
              <text:p text:style-name="P4"><text:span text:style-name="T3">hits(0)</text:span></text:p>
            </draw:text-box>
          </draw:frame>
        </draw:g>
        <draw:frame draw:style-name="gr99" draw:text-style-name="P5" draw:layer="layout" svg:width="2.462cm" svg:height="0.725cm" svg:x="10.368cm" svg:y="54.8cm">
          <draw:text-box>
            <text:p text:style-name="P4"><text:span text:style-name="T3">hits(2)</text:span></text:p>
          </draw:text-box>
        </draw:frame>
        <draw:frame draw:style-name="gr100" draw:text-style-name="P5" draw:layer="layout" svg:width="2.53cm" svg:height="0.725cm" svg:x="10.386cm" svg:y="55.976cm">
          <draw:text-box>
            <text:p text:style-name="P4"><text:span text:style-name="T3">hits(N)</text:span></text:p>
          </draw:text-box>
        </draw:frame>
        <draw:frame draw:style-name="gr99" draw:text-style-name="P5" draw:layer="layout" svg:width="2.462cm" svg:height="0.725cm" svg:x="10.362cm" svg:y="53.574cm">
          <draw:text-box>
            <text:p text:style-name="P4"><text:span text:style-name="T3">hits(1)</text:span></text:p>
          </draw:text-box>
        </draw:frame>
        <draw:line draw:style-name="gr82" draw:text-style-name="P3" draw:layer="layout" svg:x1="17.835cm" svg:y1="56.065cm" svg:x2="18.164cm" svg:y2="56.065cm">
          <text:p/>
        </draw:line>
        <draw:g>
          <draw:frame draw:style-name="gr118" draw:text-style-name="P5" draw:layer="layout" svg:width="1.211cm" svg:height="0.725cm" svg:x="17.832cm" svg:y="55.7cm">
            <draw:text-box>
              <text:p text:style-name="P4"><text:span text:style-name="T3">hit</text:span></text:p>
            </draw:text-box>
          </draw:frame>
        </draw:g>
        <draw:custom-shape draw:name="Rectangle 3" draw:style-name="gr265" draw:text-style-name="P37" draw:layer="layout" svg:width="14.468cm" svg:height="3.309cm" svg:x="4.997cm" svg:y="46.436cm">
          <text:list text:style-name="L2">
            <text:list-header>
              <text:p text:style-name="P36"><text:span text:style-name="T23">val </text:span><text:span text:style-name="T24">addresses </text:span><text:span text:style-name="T25">= Vec(UInt(</text:span><text:span text:style-name="T27">8 </text:span><text:span text:style-name="T25">bits), </text:span><text:span text:style-name="T27">4</text:span><text:span text:style-name="T25">)</text:span><text:span text:style-name="T25"><text:line-break/></text:span><text:span text:style-name="T23">val </text:span><text:span text:style-name="T24">key <text:s/></text:span><text:span text:style-name="T25">= UInt(</text:span><text:span text:style-name="T27">8 </text:span><text:span text:style-name="T25">bits)</text:span><text:span text:style-name="T25"><text:line-break/></text:span><text:span text:style-name="T23">val </text:span><text:span text:style-name="T24">hits </text:span><text:span text:style-name="T25">= </text:span><text:span text:style-name="T24">addresses</text:span><text:span text:style-name="T25">.map(address =&gt; address === </text:span><text:span text:style-name="T24">key</text:span><text:span text:style-name="T25">)</text:span><text:span text:style-name="T25"><text:line-break/></text:span><text:span text:style-name="T23">val </text:span><text:span text:style-name="T24">hit <text:s/></text:span><text:span text:style-name="T25">= </text:span><text:span text:style-name="T24">hits</text:span><text:span text:style-name="T25">.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6" draw:text-style-name="P38"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7" draw:text-style-name="P43" draw:layer="layout" svg:width="9.069cm" svg:height="1.085cm" svg:x="6.797cm" svg:y="45.387cm">
            <draw:text-box>
              <text:p text:style-name="P4"><text:span text:style-name="T30">Functional programming</text:span></text:p>
            </draw:text-box>
          </draw:frame>
        </draw:g>
        <draw:rect draw:style-name="gr264" draw:text-style-name="P3" draw:layer="layout" svg:width="25.832cm" svg:height="12.27cm" svg:x="4.463cm" svg:y="45.103cm">
          <text:p/>
        </draw:rect>
        <draw:rect draw:style-name="gr46" draw:text-style-name="P45" draw:layer="layout" svg:width="2.5cm" svg:height="1.233cm" svg:x="21.995cm" svg:y="47.005cm">
          <text:p text:style-name="P3"><text:span text:style-name="T31">*.scala</text:span></text:p>
        </draw:rect>
        <draw:line draw:style-name="gr51" draw:text-style-name="P3" draw:layer="layout" svg:x1="23.195cm" svg:y1="48.238cm" svg:x2="23.195cm" svg:y2="49.238cm">
          <text:p/>
        </draw:line>
        <draw:rect draw:style-name="gr46" draw:text-style-name="P45" draw:layer="layout" svg:width="5cm" svg:height="1.233cm" svg:x="22.695cm" svg:y="52.222cm">
          <text:p text:style-name="P3"><text:span text:style-name="T31">*.vhd / *.v</text:span></text:p>
        </draw:rect>
        <draw:line draw:style-name="gr51" draw:text-style-name="P3" draw:layer="layout" svg:x1="23.145cm" svg:y1="53.455cm" svg:x2="23.145cm" svg:y2="54.455cm">
          <text:p/>
        </draw:line>
        <draw:line draw:style-name="gr51" draw:text-style-name="P3" draw:layer="layout" svg:x1="23.195cm" svg:y1="51.188cm" svg:x2="23.195cm" svg:y2="52.288cm">
          <text:p/>
        </draw:line>
        <draw:custom-shape draw:style-name="gr32" draw:text-style-name="P20" draw:layer="layout" svg:width="3.75cm" svg:height="2.25cm" svg:x="25.195cm" svg:y="54.372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0" draw:layer="layout" svg:width="3.75cm" svg:height="2.25cm" svg:x="21.245cm" svg:y="54.372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3" draw:layer="layout" svg:x1="27.145cm" svg:y1="53.455cm" svg:x2="27.145cm" svg:y2="54.455cm">
          <text:p/>
        </draw:line>
        <draw:rect draw:style-name="gr46" draw:text-style-name="P45" draw:layer="layout" svg:width="4.5cm" svg:height="1.233cm" svg:x="24.995cm" svg:y="47.022cm">
          <text:p text:style-name="P3"><text:span text:style-name="T31">*.vhd / *.v <text:s/>(IP)</text:span></text:p>
        </draw:rect>
        <draw:line draw:style-name="gr51" draw:text-style-name="P3" draw:layer="layout" svg:x1="27.195cm" svg:y1="48.255cm" svg:x2="27.195cm" svg:y2="52.222cm">
          <text:p/>
        </draw:line>
        <draw:custom-shape draw:style-name="gr32" draw:text-style-name="P20" draw:layer="layout" svg:width="4.115cm" svg:height="2.116cm" svg:x="21.145cm" svg:y="49.072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8" draw:text-style-name="P43" draw:layer="layout" svg:width="3.389cm" svg:height="1.055cm" svg:x="23.535cm" svg:y="45.603cm">
            <draw:text-box>
              <text:p text:style-name="P4"><text:span text:style-name="T30">The flow</text:span></text:p>
            </draw:text-box>
          </draw:frame>
        </draw:g>
        <draw:frame draw:style-name="gr269" draw:text-style-name="P46" draw:layer="layout" svg:width="23.114cm" svg:height="8.001cm" svg:x="11.74cm" svg:y="2.298cm">
          <draw:text-box>
            <text:p text:style-name="P12"><text:span text:style-name="T32">case class </text:span><text:span text:style-name="T33">RGB(redWidth : Int,greenWidth : Int,blueWidth : Int) </text:span><text:span text:style-name="T32">extends </text:span><text:span text:style-name="T33">Bundle{</text:span><text:span text:style-name="T33"><text:line-break/></text:span><text:span text:style-name="T33"> <text:s/></text:span><text:span text:style-name="T32">val </text:span><text:span text:style-name="T34">r </text:span><text:span text:style-name="T33">= UInt(redWidth bits)</text:span><text:span text:style-name="T33"><text:line-break/></text:span><text:span text:style-name="T33"> <text:s/></text:span><text:span text:style-name="T32">val </text:span><text:span text:style-name="T34">g </text:span><text:span text:style-name="T33">= UInt(greenWidth bits)</text:span><text:span text:style-name="T33"><text:line-break/></text:span><text:span text:style-name="T33"> <text:s/></text:span><text:span text:style-name="T32">val </text:span><text:span text:style-name="T34">b </text:span><text:span text:style-name="T33">= UInt(blueWidth bits)</text:span><text:span text:style-name="T33"><text:line-break/></text:span><text:span text:style-name="T33"><text:line-break/></text:span><text:span text:style-name="T33"> <text:s/></text:span><text:span text:style-name="T32">def </text:span><text:span text:style-name="T33">isBlack() : Bool = (</text:span><text:span text:style-name="T34">r </text:span><text:span text:style-name="T33">=== </text:span><text:span text:style-name="T35">0 </text:span><text:span text:style-name="T33">&amp;&amp; </text:span><text:span text:style-name="T34">g </text:span><text:span text:style-name="T33">=== </text:span><text:span text:style-name="T35">0 </text:span><text:span text:style-name="T33">&amp;&amp; </text:span><text:span text:style-name="T34">b </text:span><text:span text:style-name="T33">=== </text:span><text:span text:style-name="T35">0</text:span><text:span text:style-name="T33">)</text:span><text:span text:style-name="T33"><text:line-break/></text:span><text:span text:style-name="T33">}</text:span><text:span text:style-name="T33"><text:line-break/></text:span><text:span text:style-name="T33"><text:line-break/></text:span><text:span text:style-name="T32">val </text:span><text:span text:style-name="T34">source</text:span><text:span text:style-name="T33">,</text:span><text:span text:style-name="T34">sink </text:span><text:span text:style-name="T33">= Stream(</text:span><text:span text:style-name="T36">RGB</text:span><text:span text:style-name="T33">(</text:span><text:span text:style-name="T35">5</text:span><text:span text:style-name="T33">,</text:span><text:span text:style-name="T35">6</text:span><text:span text:style-name="T33">,</text:span><text:span text:style-name="T35">5</text:span><text:span text:style-name="T33">))</text:span><text:span text:style-name="T33"><text:line-break/></text:span><text:span text:style-name="T34">sink </text:span><text:span text:style-name="T33">&lt;-&lt; </text:span><text:span text:style-name="T34">source</text:span><text:span text:style-name="T33">.throwWhen(</text:span><text:span text:style-name="T34">source</text:span><text:span text:style-name="T33">.</text:span><text:span text:style-name="T34">payload</text:span><text:span text:style-name="T37">.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1"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1"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3" draw:text-style-name="P3" draw:layer="layout" svg:width="2.15cm" svg:height="6.613cm" svg:x="24.952cm" svg:y="14.694cm">
          <text:p/>
        </draw:rect>
        <draw:rect draw:style-name="gr43" draw:text-style-name="P3" draw:layer="layout" svg:width="2.25cm" svg:height="6.063cm" svg:x="13.509cm" svg:y="14.668cm">
          <text:p/>
        </draw:rect>
        <draw:frame draw:style-name="gr55" draw:layer="layout" svg:width="2.403cm" svg:height="0.963cm" svg:x="13.412cm" svg:y="13.768cm">
          <draw:text-box>
            <text:p>source</text:p>
          </draw:text-box>
        </draw:frame>
        <draw:frame draw:style-name="gr45"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3"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7"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3" draw:layer="layout" svg:x1="15.455cm" svg:y1="15.231cm" svg:x2="17.915cm" svg:y2="15.231cm">
          <text:p/>
        </draw:line>
        <draw:line draw:style-name="gr56" draw:text-style-name="P3" draw:layer="layout" svg:x1="16.984cm" svg:y1="20.481cm" svg:x2="19.459cm" svg:y2="20.481cm">
          <text:p/>
        </draw:line>
        <draw:line draw:style-name="gr56" draw:text-style-name="P3" draw:layer="layout" svg:x1="15.409cm" svg:y1="20.242cm" svg:x2="15.984cm" svg:y2="20.242cm">
          <text:p/>
        </draw:line>
        <draw:line draw:style-name="gr56" draw:text-style-name="P3" draw:layer="layout" svg:x1="19.505cm" svg:y1="15.449cm" svg:x2="18.915cm" svg:y2="15.449cm">
          <text:p/>
        </draw:line>
        <draw:line draw:style-name="gr56" draw:text-style-name="P3" draw:layer="layout" svg:x1="15.423cm" svg:y1="18.599cm" svg:x2="19.473cm" svg:y2="18.599cm">
          <text:p/>
        </draw:line>
        <draw:line draw:style-name="gr56" draw:text-style-name="P3" draw:layer="layout" svg:x1="16.465cm" svg:y1="17.599cm" svg:x2="16.465cm" svg:y2="17.231cm">
          <text:p/>
        </draw:line>
        <draw:line draw:style-name="gr56" draw:text-style-name="P3" draw:layer="layout" svg:x1="16.665cm" svg:y1="18.099cm" svg:x2="16.665cm" svg:y2="17.231cm">
          <text:p/>
        </draw:line>
        <draw:line draw:style-name="gr56"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3" draw:layer="layout" svg:x1="16.984cm" svg:y1="19.981cm" svg:x2="17.465cm" svg:y2="19.981cm">
          <text:p/>
        </draw:line>
        <draw:line draw:style-name="gr56" draw:text-style-name="P3" draw:layer="layout" svg:x1="17.465cm" svg:y1="15.731cm" svg:x2="17.466cm" svg:y2="19.981cm">
          <text:p/>
        </draw:line>
        <draw:line draw:style-name="gr56" draw:text-style-name="P3" draw:layer="layout" svg:x1="17.666cm" svg:y1="15.731cm" svg:x2="17.915cm" svg:y2="15.731cm">
          <text:p/>
        </draw:line>
        <draw:line draw:style-name="gr56" draw:text-style-name="P3" draw:layer="layout" svg:x1="17.215cm" svg:y1="16.731cm" svg:x2="17.466cm" svg:y2="16.731cm">
          <text:p/>
        </draw:line>
        <draw:custom-shape draw:style-name="gr57"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15.965cm" svg:y="19.732cm" svg:viewBox="0 0 1168 1002" svg:d="M501 1000c-83 0-501 2-501-499s418-501 501-501c278 0 389 2 667 2-84 0-168 311-168 499s84 501 168 501c-278 0-389-2-667-2z">
          <text:p/>
        </draw:path>
        <draw:line draw:style-name="gr56" draw:text-style-name="P3" draw:layer="layout" svg:x1="17.666cm" svg:y1="15.731cm" svg:x2="17.465cm" svg:y2="15.731cm">
          <text:p/>
        </draw:line>
        <draw:line draw:style-name="gr56" draw:text-style-name="P3" draw:layer="layout" svg:x1="15.409cm" svg:y1="18.072cm" svg:x2="19.459cm" svg:y2="18.072cm">
          <text:p/>
        </draw:line>
        <draw:line draw:style-name="gr56" draw:text-style-name="P3" draw:layer="layout" svg:x1="15.409cm" svg:y1="17.572cm" svg:x2="19.459cm" svg:y2="17.572cm">
          <text:p/>
        </draw:line>
        <draw:line draw:style-name="gr56" draw:text-style-name="P3" draw:layer="layout" svg:x1="20.005cm" svg:y1="15.445cm" svg:x2="22.852cm" svg:y2="15.445cm">
          <text:p/>
        </draw:line>
        <draw:line draw:style-name="gr56" draw:text-style-name="P3" draw:layer="layout" svg:x1="15.409cm" svg:y1="17.572cm" svg:x2="19.459cm" svg:y2="17.572cm">
          <text:p/>
        </draw:line>
        <draw:line draw:style-name="gr56" draw:text-style-name="P3" draw:layer="layout" svg:x1="22.852cm" svg:y1="17.831cm" svg:x2="19.973cm" svg:y2="18.581cm">
          <text:p/>
        </draw:line>
        <draw:line draw:style-name="gr56" draw:text-style-name="P3" draw:layer="layout" svg:x1="22.853cm" svg:y1="17.731cm" svg:x2="19.974cm" svg:y2="18.076cm">
          <text:p/>
        </draw:line>
        <draw:line draw:style-name="gr56" draw:text-style-name="P3" draw:layer="layout" svg:x1="22.852cm" svg:y1="17.576cm" svg:x2="19.973cm" svg:y2="17.576cm">
          <text:p/>
        </draw:line>
        <draw:line draw:style-name="gr56" draw:text-style-name="P3" draw:layer="layout" svg:x1="23.852cm" svg:y1="17.731cm" svg:x2="25.191cm" svg:y2="18.581cm">
          <text:p/>
        </draw:line>
        <draw:line draw:style-name="gr56" draw:text-style-name="P3" draw:layer="layout" svg:x1="23.852cm" svg:y1="17.67cm" svg:x2="25.191cm" svg:y2="18.081cm">
          <text:p/>
        </draw:line>
        <draw:line draw:style-name="gr56" draw:text-style-name="P3" draw:layer="layout" svg:x1="23.852cm" svg:y1="17.561cm" svg:x2="25.191cm" svg:y2="17.561cm">
          <text:p/>
        </draw:line>
        <draw:line draw:style-name="gr56" draw:text-style-name="P3" draw:layer="layout" svg:x1="19.959cm" svg:y1="20.481cm" svg:x2="22.434cm" svg:y2="20.481cm">
          <text:p/>
        </draw:line>
        <draw:line draw:style-name="gr56" draw:text-style-name="P3" draw:layer="layout" svg:x1="22.777cm" svg:y1="20.72cm" svg:x2="25.252cm" svg:y2="20.72cm">
          <text:p/>
        </draw:line>
        <draw:custom-shape draw:style-name="gr42" draw:text-style-name="P11" draw:layer="layout" svg:width="2.75cm" svg:height="1.7cm" svg:x="21.802cm" svg:y="19.8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3" draw:layer="layout" svg:x1="25.189cm" svg:y1="15.445cm" svg:x2="23.852cm" svg:y2="15.445cm">
          <text:p/>
        </draw:line>
        <draw:custom-shape draw:style-name="gr47"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12.664cm" svg:height="0.964cm" svg:x="11.565cm" svg:y="11.481cm">
          <draw:text-box>
            <text:p><text:span text:style-name="T7">source.throwWhen(source.payload.isBlack)</text:span></text:p>
          </draw:text-box>
        </draw:frame>
        <draw:custom-shape draw:style-name="gr47"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70" draw:text-style-name="P37" draw:layer="layout" svg:width="14.236cm" svg:height="7.881cm" svg:x="5.134cm" svg:y="35.364cm">
          <text:list text:style-name="L2">
            <text:list-header>
              <text:p text:style-name="P36"><text:span text:style-name="T23">val </text:span><text:span text:style-name="T24">mySignal <text:s text:c="25"/></text:span><text:span text:style-name="T25">= Bool</text:span><text:span text:style-name="T25"><text:line-break/></text:span><text:span text:style-name="T23">val </text:span><text:span text:style-name="T24">myRegister <text:s text:c="22"/></text:span><text:span text:style-name="T25">= </text:span><text:span text:style-name="T26">Reg</text:span><text:span text:style-name="T25">(UInt(</text:span><text:span text:style-name="T27">4 </text:span><text:span text:style-name="T25">bits))</text:span><text:span text:style-name="T25"><text:line-break/></text:span><text:span text:style-name="T23">val </text:span><text:span text:style-name="T24">myRegisterWithReset <text:s text:c="3"/></text:span><text:span text:style-name="T25">= </text:span><text:span text:style-name="T26">Reg</text:span><text:span text:style-name="T25">(UInt(</text:span><text:span text:style-name="T27">4 </text:span><text:span text:style-name="T25">bits)) init(</text:span><text:span text:style-name="T27">0</text:span><text:span text:style-name="T25">)</text:span><text:span text:style-name="T25"><text:line-break/></text:span><text:span text:style-name="T25"><text:line-break/></text:span><text:span text:style-name="T24">mySignal </text:span><text:span text:style-name="T25">:= </text:span><text:span text:style-name="T26">False</text:span><text:span text:style-name="T26"><text:line-break/></text:span><text:span text:style-name="T26">when</text:span><text:span text:style-name="T25">(</text:span><text:span text:style-name="T24">cond</text:span><text:span text:style-name="T25">) {</text:span><text:span text:style-name="T25"><text:line-break/></text:span><text:span text:style-name="T25"> <text:s text:c="3"/></text:span><text:span text:style-name="T24">mySignal <text:s text:c="22"/></text:span><text:span text:style-name="T25">:= </text:span><text:span text:style-name="T26">True</text:span><text:span text:style-name="T26"><text:line-break/></text:span><text:span text:style-name="T26"> <text:s text:c="3"/></text:span><text:span text:style-name="T24">myRegister <text:s text:c="19"/></text:span><text:span text:style-name="T25">:= </text:span><text:span text:style-name="T24">myRegister </text:span><text:span text:style-name="T25">+ </text:span><text:span text:style-name="T27">1</text:span><text:span text:style-name="T27"><text:line-break/></text:span><text:span text:style-name="T27"> <text:s text:c="3"/></text:span><text:span text:style-name="T24">myRegisterWithReset </text:span><text:span text:style-name="T25">:= </text:span><text:span text:style-name="T24">myRegisterWithReset </text:span><text:span text:style-name="T25">+ </text:span><text:span text:style-name="T27">1</text:span><text:span text:style-name="T27"><text:line-break/></text:span><text:span text:style-name="T25">}</text:span></text:p>
            </text:list-header>
          </text:list>
          <draw:enhanced-geometry svg:viewBox="0 0 21600 21600" draw:type="rectangle" draw:enhanced-path="M 0 0 L 21600 0 21600 21600 0 21600 0 0 Z N"/>
        </draw:custom-shape>
        <draw:custom-shape draw:name="Flèche droite 6" draw:style-name="gr271" draw:text-style-name="P38"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72" draw:text-style-name="P28" draw:layer="layout" svg:width="1cm" svg:height="1.747cm" svg:x="26.3cm" svg:y="37.981cm">
              <text:p/>
            </draw:rect>
            <draw:custom-shape draw:style-name="gr273" draw:text-style-name="P39"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4" draw:text-style-name="P41" draw:layer="layout" svg:width="0.807cm" svg:height="0.758cm" svg:x="26.143cm" svg:y="37.986cm">
            <draw:text-box>
              <text:p text:style-name="P40"><text:span text:style-name="T28">D</text:span></text:p>
            </draw:text-box>
          </draw:frame>
          <draw:frame draw:style-name="gr275" draw:text-style-name="P41" draw:layer="layout" svg:width="0.832cm" svg:height="0.758cm" svg:x="26.644cm" svg:y="37.987cm">
            <draw:text-box>
              <text:p text:style-name="P40"><text:span text:style-name="T28">Q</text:span></text:p>
            </draw:text-box>
          </draw:frame>
        </draw:g>
        <draw:frame draw:style-name="gr276" draw:text-style-name="P41" draw:layer="layout" svg:width="2.644cm" svg:height="0.725cm" svg:x="25.496cm" svg:y="37.255cm">
          <draw:text-box>
            <text:p text:style-name="P40"><text:span text:style-name="T28">myRegister</text:span></text:p>
          </draw:text-box>
        </draw:frame>
        <draw:frame draw:style-name="gr277" draw:text-style-name="P41" draw:layer="layout" svg:width="1.281cm" svg:height="0.725cm" svg:x="25.019cm" svg:y="39.002cm">
          <draw:text-box>
            <text:p text:style-name="P40"><text:span text:style-name="T28">clk</text:span></text:p>
          </draw:text-box>
        </draw:frame>
        <draw:line draw:style-name="gr278" draw:text-style-name="P28" draw:layer="layout" svg:x1="26.019cm" svg:y1="39.349cm" svg:x2="26.3cm" svg:y2="39.349cm">
          <text:p/>
        </draw:line>
        <draw:frame draw:style-name="gr279" draw:text-style-name="P41" draw:layer="layout" svg:width="2.246cm" svg:height="0.725cm" svg:x="26.75cm" svg:y="34.376cm">
          <draw:text-box>
            <text:p text:style-name="P40"><text:span text:style-name="T28">mySignal</text:span></text:p>
          </draw:text-box>
        </draw:frame>
        <draw:connector draw:style-name="gr280" draw:text-style-name="P28" draw:layer="layout" svg:x1="25.395cm" svg:y1="37.535cm" svg:x2="26.3cm" svg:y2="38.356cm" draw:start-shape="id157" draw:start-glue-point="2" svg:d="M25395 37535v681h905v140">
          <text:p/>
        </draw:connector>
        <draw:path draw:style-name="gr281" draw:text-style-name="P39" xml:id="id157" draw:id="id157" draw:layer="layout" svg:width="0.749cm" svg:height="0.749cm" svg:x="25.02cm" svg:y="36.785cm" svg:viewBox="0 0 750 750" svg:d="M375 0c213 0 375 162 375 375s-162 375-375 375-375-162-375-375 162-375 375-375z">
          <text:p text:style-name="P42"><text:span text:style-name="T29">+</text:span></text:p>
        </draw:path>
        <draw:connector draw:style-name="gr282" draw:text-style-name="P28" draw:layer="layout" svg:x1="25.77cm" svg:y1="37.16cm" svg:x2="28.058cm" svg:y2="37.15cm" draw:start-shape="id157" draw:start-glue-point="1" svg:d="M25770 37160h1414v-10h874">
          <text:p/>
        </draw:connector>
        <draw:connector draw:style-name="gr283" draw:text-style-name="P28" draw:layer="layout" svg:x1="28.058cm" svg:y1="38.4cm" svg:x2="28.058cm" svg:y2="37.151cm" svg:d="M28058 38400v-1249">
          <text:p/>
        </draw:connector>
        <draw:line draw:style-name="gr284" draw:text-style-name="P28" draw:layer="layout" svg:x1="27.3cm" svg:y1="38.4cm" svg:x2="28.058cm" svg:y2="38.4cm">
          <text:p/>
        </draw:line>
        <draw:connector draw:style-name="gr285" draw:text-style-name="P28" draw:layer="layout" svg:x1="24.553cm" svg:y1="37.159cm" svg:x2="25.02cm" svg:y2="37.162cm" svg:d="M24553 37159h234v3h233">
          <text:p/>
        </draw:connector>
        <draw:frame draw:style-name="gr286" draw:text-style-name="P41" draw:layer="layout" svg:width="1.281cm" svg:height="0.725cm" svg:x="23.699cm" svg:y="36.784cm">
          <draw:text-box>
            <text:p text:style-name="P40"><text:span text:style-name="T28">1</text:span></text:p>
          </draw:text-box>
        </draw:frame>
        <draw:frame draw:style-name="gr287" draw:text-style-name="P41" draw:layer="layout" svg:width="4.617cm" svg:height="0.725cm" svg:x="24.417cm" svg:y="40.542cm">
          <draw:text-box>
            <text:p text:style-name="P40"><text:span text:style-name="T28">myRegisterWithReset</text:span></text:p>
          </draw:text-box>
        </draw:frame>
        <draw:path draw:style-name="gr288" draw:text-style-name="P39" draw:layer="layout" svg:width="0.749cm" svg:height="0.749cm" svg:x="23.986cm" svg:y="40.117cm" svg:viewBox="0 0 750 750" svg:d="M375 0c213 0 375 162 375 375s-162 375-375 375-375-162-375-375 162-375 375-375z">
          <text:p text:style-name="P42"><text:span text:style-name="T29">+</text:span></text:p>
        </draw:path>
        <draw:line draw:style-name="gr289" draw:text-style-name="P28" draw:layer="layout" svg:x1="27.207cm" svg:y1="41.629cm" svg:x2="29.034cm" svg:y2="41.629cm">
          <text:p/>
        </draw:line>
        <draw:connector draw:style-name="gr290" draw:text-style-name="P28" draw:layer="layout" svg:x1="23.559cm" svg:y1="40.431cm" svg:x2="24.026cm" svg:y2="40.434cm" svg:d="M23559 40431h234v3h233">
          <text:p/>
        </draw:connector>
        <draw:frame draw:style-name="gr291" draw:text-style-name="P41" draw:layer="layout" svg:width="1.281cm" svg:height="0.725cm" svg:x="22.705cm" svg:y="40.056cm">
          <draw:text-box>
            <text:p text:style-name="P40"><text:span text:style-name="T28">1</text:span></text:p>
          </draw:text-box>
        </draw:frame>
        <draw:line draw:style-name="gr292" draw:text-style-name="P28" draw:layer="layout" svg:x1="27.854cm" svg:y1="41.829cm" svg:x2="28.035cm" svg:y2="41.468cm">
          <text:p/>
        </draw:line>
        <draw:frame draw:style-name="gr293" draw:text-style-name="P41" draw:layer="layout" svg:width="1.281cm" svg:height="0.725cm" svg:x="27.264cm" svg:y="41.743cm">
          <draw:text-box>
            <text:p text:style-name="P40"><text:span text:style-name="T28">4</text:span></text:p>
          </draw:text-box>
        </draw:frame>
        <draw:line draw:style-name="gr294" draw:text-style-name="P28" draw:layer="layout" svg:x1="27.58cm" svg:y1="38.565cm" svg:x2="27.761cm" svg:y2="38.204cm">
          <text:p/>
        </draw:line>
        <draw:frame draw:style-name="gr295" draw:text-style-name="P41" draw:layer="layout" svg:width="1.281cm" svg:height="0.725cm" svg:x="27.05cm" svg:y="38.479cm">
          <draw:text-box>
            <text:p text:style-name="P40"><text:span text:style-name="T28">4</text:span></text:p>
          </draw:text-box>
        </draw:frame>
        <draw:frame draw:style-name="gr296" draw:text-style-name="P41" draw:layer="layout" svg:width="0.786cm" svg:height="0.725cm" svg:x="26.134cm" svg:y="38.506cm">
          <draw:text-box>
            <text:p text:style-name="P40"><text:span text:style-name="T28">E</text:span></text:p>
          </draw:text-box>
        </draw:frame>
        <draw:frame draw:style-name="gr297" draw:text-style-name="P41" draw:layer="layout" svg:width="1.425cm" svg:height="0.725cm" svg:x="24.738cm" svg:y="38.506cm">
          <draw:text-box>
            <text:p text:style-name="P40"><text:span text:style-name="T28">cond</text:span></text:p>
          </draw:text-box>
        </draw:frame>
        <draw:line draw:style-name="gr298" draw:text-style-name="P28" draw:layer="layout" svg:x1="26.01cm" svg:y1="38.853cm" svg:x2="26.291cm" svg:y2="38.853cm">
          <text:p/>
        </draw:line>
        <draw:line draw:style-name="gr299" draw:text-style-name="P28" draw:layer="layout" svg:x1="29.034cm" svg:y1="40.543cm" svg:x2="29.035cm" svg:y2="41.629cm">
          <text:p/>
        </draw:line>
        <draw:line draw:style-name="gr300" draw:text-style-name="P28" draw:layer="layout" svg:x1="29.035cm" svg:y1="40.543cm" svg:x2="24.736cm" svg:y2="40.492cm">
          <text:p/>
        </draw:line>
        <draw:g>
          <draw:g>
            <draw:rect draw:style-name="gr301" draw:text-style-name="P28" draw:layer="layout" svg:width="1cm" svg:height="1.989cm" svg:x="26.177cm" svg:y="41.328cm">
              <text:p/>
            </draw:rect>
            <draw:custom-shape draw:style-name="gr302" draw:text-style-name="P39"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03" draw:text-style-name="P41" draw:layer="layout" svg:width="0.919cm" svg:height="0.825cm" svg:x="26.02cm" svg:y="41.3cm">
            <draw:text-box>
              <text:p text:style-name="P40"><text:span text:style-name="T28">D</text:span></text:p>
            </draw:text-box>
          </draw:frame>
          <draw:frame draw:style-name="gr304" draw:text-style-name="P41" draw:layer="layout" svg:width="0.947cm" svg:height="0.826cm" svg:x="26.521cm" svg:y="41.301cm">
            <draw:text-box>
              <text:p text:style-name="P40"><text:span text:style-name="T28">Q</text:span></text:p>
            </draw:text-box>
          </draw:frame>
        </draw:g>
        <draw:frame draw:style-name="gr305" draw:text-style-name="P41" draw:layer="layout" svg:width="1.281cm" svg:height="0.725cm" svg:x="24.896cm" svg:y="42.349cm">
          <draw:text-box>
            <text:p text:style-name="P40"><text:span text:style-name="T28">clk</text:span></text:p>
          </draw:text-box>
        </draw:frame>
        <draw:line draw:style-name="gr306" draw:text-style-name="P28" draw:layer="layout" svg:x1="25.896cm" svg:y1="42.696cm" svg:x2="26.177cm" svg:y2="42.696cm">
          <text:p/>
        </draw:line>
        <draw:frame draw:style-name="gr307" draw:text-style-name="P41" draw:layer="layout" svg:width="0.786cm" svg:height="0.725cm" svg:x="26.011cm" svg:y="41.853cm">
          <draw:text-box>
            <text:p text:style-name="P40"><text:span text:style-name="T28">E</text:span></text:p>
          </draw:text-box>
        </draw:frame>
        <draw:frame draw:style-name="gr308" draw:text-style-name="P41" draw:layer="layout" svg:width="1.425cm" svg:height="0.725cm" svg:x="24.615cm" svg:y="41.853cm">
          <draw:text-box>
            <text:p text:style-name="P40"><text:span text:style-name="T28">cond</text:span></text:p>
          </draw:text-box>
        </draw:frame>
        <draw:line draw:style-name="gr309" draw:text-style-name="P28" draw:layer="layout" svg:x1="25.887cm" svg:y1="42.2cm" svg:x2="26.168cm" svg:y2="42.2cm">
          <text:p/>
        </draw:line>
        <draw:line draw:style-name="gr310" draw:text-style-name="P28" draw:layer="layout" svg:x1="26.177cm" svg:y1="41.701cm" svg:x2="24.358cm" svg:y2="41.701cm">
          <text:p/>
        </draw:line>
        <draw:line draw:style-name="gr311" draw:text-style-name="P28" draw:layer="layout" svg:x1="24.361cm" svg:y1="40.867cm" svg:x2="24.359cm" svg:y2="41.701cm">
          <text:p/>
        </draw:line>
        <draw:custom-shape draw:style-name="gr312" draw:text-style-name="P28"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13" draw:text-style-name="P28" draw:layer="layout" svg:x1="26.295cm" svg:y1="35.735cm" svg:x2="26.295cm" svg:y2="35.28cm">
          <text:p/>
        </draw:line>
        <draw:line draw:style-name="gr314" draw:text-style-name="P28" draw:layer="layout" svg:x1="26.495cm" svg:y1="34.777cm" svg:x2="26.852cm" svg:y2="34.777cm">
          <text:p/>
        </draw:line>
        <draw:line draw:style-name="gr315" draw:text-style-name="P28" draw:layer="layout" svg:x1="25.5cm" svg:y1="34.42cm" svg:x2="26.064cm" svg:y2="34.42cm">
          <text:p/>
        </draw:line>
        <draw:line draw:style-name="gr316" draw:text-style-name="P28" draw:layer="layout" svg:x1="25.51cm" svg:y1="35.096cm" svg:x2="26.074cm" svg:y2="35.096cm">
          <text:p/>
        </draw:line>
        <draw:frame draw:style-name="gr317" draw:text-style-name="P41" draw:layer="layout" svg:width="1.425cm" svg:height="0.725cm" svg:x="24.211cm" svg:y="34.732cm">
          <draw:text-box>
            <text:p text:style-name="P40"><text:span text:style-name="T28">True</text:span></text:p>
          </draw:text-box>
        </draw:frame>
        <draw:frame draw:style-name="gr318" draw:text-style-name="P41" draw:layer="layout" svg:width="1.539cm" svg:height="0.725cm" svg:x="24.155cm" svg:y="34.033cm">
          <draw:text-box>
            <text:p text:style-name="P40"><text:span text:style-name="T28">False</text:span></text:p>
          </draw:text-box>
        </draw:frame>
        <draw:frame draw:style-name="gr319" draw:text-style-name="P41" draw:layer="layout" svg:width="1.425cm" svg:height="0.725cm" svg:x="25.551cm" svg:y="35.741cm">
          <draw:text-box>
            <text:p text:style-name="P40"><text:span text:style-name="T28">cond</text:span></text:p>
          </draw:text-box>
        </draw:frame>
        <draw:frame draw:style-name="gr320" draw:text-style-name="P41" draw:layer="layout" svg:width="1.349cm" svg:height="0.725cm" svg:x="25.991cm" svg:y="42.693cm">
          <draw:text-box>
            <text:p text:style-name="P40"><text:span text:style-name="T28">CLR</text:span></text:p>
          </draw:text-box>
        </draw:frame>
        <draw:line draw:style-name="gr321" draw:text-style-name="P28" draw:layer="layout" svg:x1="26.635cm" svg:y1="43.317cm" svg:x2="26.635cm" svg:y2="43.846cm">
          <text:p/>
        </draw:line>
        <draw:g>
          <draw:rect draw:style-name="gr322" draw:text-style-name="P28" draw:layer="layout" svg:width="0.5cm" svg:height="0.5cm" svg:x="25.887cm" svg:y="43.628cm">
            <text:p/>
          </draw:rect>
          <draw:frame draw:style-name="gr323" draw:text-style-name="P41" draw:layer="layout" svg:width="2.437cm" svg:height="0.758cm" svg:x="23.536cm" svg:y="43.479cm">
            <draw:text-box>
              <text:p text:style-name="P40"><text:span text:style-name="T28">reset</text:span></text:p>
            </draw:text-box>
          </draw:frame>
        </draw:g>
        <draw:line draw:style-name="gr324" draw:text-style-name="P28" draw:layer="layout" svg:x1="26.387cm" svg:y1="43.843cm" svg:x2="26.635cm" svg:y2="43.847cm">
          <text:p/>
        </draw:line>
        <draw:g>
          <draw:frame draw:style-name="gr263" draw:text-style-name="P43" draw:layer="layout" svg:width="7.8cm" svg:height="1.055cm" svg:x="13.278cm" svg:y="33.296cm">
            <draw:text-box>
              <text:p text:style-name="P4"><text:span text:style-name="T30">RTL dedicated syntax</text:span></text:p>
            </draw:text-box>
          </draw:frame>
        </draw:g>
        <draw:rect draw:style-name="gr325" draw:text-style-name="P3" draw:layer="layout" svg:width="25.832cm" svg:height="12.27cm" svg:x="4.463cm" svg:y="32.833cm">
          <text:p/>
        </draw:rect>
        <draw:g>
          <draw:frame draw:style-name="gr116" draw:text-style-name="P5" draw:layer="layout" svg:width="2.979cm" svg:height="0.725cm" svg:x="5.987cm" svg:y="52.244cm">
            <draw:text-box>
              <text:p text:style-name="P4"><text:span text:style-name="T3">addresses(0)</text:span></text:p>
            </draw:text-box>
          </draw:frame>
        </draw:g>
        <draw:frame draw:style-name="gr116" draw:text-style-name="P5" draw:layer="layout" svg:width="2.979cm" svg:height="0.725cm" svg:x="5.987cm" svg:y="54.594cm">
          <draw:text-box>
            <text:p text:style-name="P4"><text:span text:style-name="T3">addresses(2)</text:span></text:p>
          </draw:text-box>
        </draw:frame>
        <draw:frame draw:style-name="gr117" draw:text-style-name="P5" draw:layer="layout" svg:width="3.046cm" svg:height="0.725cm" svg:x="5.906cm" svg:y="55.77cm">
          <draw:text-box>
            <text:p text:style-name="P4"><text:span text:style-name="T3">addresses(N)</text:span></text:p>
          </draw:text-box>
        </draw:frame>
        <draw:path draw:style-name="gr83" draw:text-style-name="P13" draw:layer="layout" svg:width="0.199cm" svg:height="0.199cm" svg:x="7.627cm" svg:y="55.219cm" svg:viewBox="0 0 200 200" svg:d="M100 0c57 0 100 43 100 100s-43 100-100 100-100-43-100-100 43-100 100-100z">
          <text:p/>
        </draw:path>
        <draw:path draw:style-name="gr83" draw:text-style-name="P13" draw:layer="layout" svg:width="0.199cm" svg:height="0.199cm" svg:x="7.627cm" svg:y="55.619cm" svg:viewBox="0 0 200 200" svg:d="M100 0c57 0 100 43 100 100s-43 100-100 100-100-43-100-100 43-100 100-100z">
          <text:p/>
        </draw:path>
        <draw:frame draw:style-name="gr116" draw:text-style-name="P5" draw:layer="layout" svg:width="2.979cm" svg:height="0.725cm" svg:x="5.981cm" svg:y="53.368cm">
          <draw:text-box>
            <text:p text:style-name="P4"><text:span text:style-name="T3">addresses(1)</text:span></text:p>
          </draw:text-box>
        </draw:frame>
        <draw:line draw:style-name="gr82" draw:text-style-name="P3" draw:layer="layout" svg:x1="8.773cm" svg:y1="53.747cm" svg:x2="9.766cm" svg:y2="53.747cm">
          <text:p/>
        </draw:line>
        <draw:path draw:style-name="gr94" draw:text-style-name="P44" draw:layer="layout" svg:width="0.749cm" svg:height="0.749cm" svg:x="9.742cm" svg:y="53.584cm" svg:viewBox="0 0 750 750" svg:d="M375 0c213 0 375 162 375 375s-162 375-375 375-375-162-375-375 162-375 375-375z">
          <text:p text:style-name="P13"><text:span text:style-name="T31">=</text:span></text:p>
        </draw:path>
        <draw:g>
          <draw:frame draw:style-name="gr118" draw:text-style-name="P5" draw:layer="layout" svg:width="1.211cm" svg:height="0.725cm" svg:x="8.525cm" svg:y="52.569cm">
            <draw:text-box>
              <text:p text:style-name="P4"><text:span text:style-name="T3">key</text:span></text:p>
            </draw:text-box>
          </draw:frame>
        </draw:g>
        <draw:line draw:style-name="gr82" draw:text-style-name="P3" draw:layer="layout" svg:x1="8.773cm" svg:y1="54.941cm" svg:x2="9.766cm" svg:y2="54.941cm">
          <text:p/>
        </draw:line>
        <draw:path draw:style-name="gr94" draw:text-style-name="P44" draw:layer="layout" svg:width="0.749cm" svg:height="0.749cm" svg:x="9.742cm" svg:y="54.778cm" svg:viewBox="0 0 750 750" svg:d="M375 0c213 0 375 162 375 375s-162 375-375 375-375-162-375-375 162-375 375-375z">
          <text:p text:style-name="P13"><text:span text:style-name="T31">=</text:span></text:p>
        </draw:path>
        <draw:line draw:style-name="gr82" draw:text-style-name="P3" draw:layer="layout" svg:x1="8.766cm" svg:y1="52.581cm" svg:x2="9.759cm" svg:y2="52.581cm">
          <text:p/>
        </draw:line>
        <draw:path draw:style-name="gr94" draw:text-style-name="P44" draw:layer="layout" svg:width="0.749cm" svg:height="0.749cm" svg:x="9.736cm" svg:y="52.418cm" svg:viewBox="0 0 750 750" svg:d="M375 0c213 0 375 162 375 375s-162 375-375 375-375-162-375-375 162-375 375-375z">
          <text:p text:style-name="P13"><text:span text:style-name="T31">=</text:span></text:p>
        </draw:path>
        <draw:line draw:style-name="gr82" draw:text-style-name="P3" draw:layer="layout" svg:x1="8.773cm" svg:y1="56.155cm" svg:x2="9.766cm" svg:y2="56.155cm">
          <text:p/>
        </draw:line>
        <draw:path draw:style-name="gr94" draw:text-style-name="P44" draw:layer="layout" svg:width="0.749cm" svg:height="0.749cm" svg:x="9.742cm" svg:y="55.992cm" svg:viewBox="0 0 750 750" svg:d="M375 0c213 0 375 162 375 375s-162 375-375 375-375-162-375-375 162-375 375-375z">
          <text:p text:style-name="P13"><text:span text:style-name="T31">=</text:span></text:p>
        </draw:path>
        <draw:path draw:style-name="gr58" draw:text-style-name="P3" draw:layer="layout" svg:width="1.079cm" svg:height="1.03cm" svg:x="13.322cm" svg:y="53.161cm" svg:viewBox="0 0 1080 1031" svg:d="M540 0c270 0 540 257 540 515s-270 516-540 516c-180 0-360 0-540 0 99-169 213-214 213-516-10-303-134-327-213-515 180 0 360 0 540 0z">
          <text:p/>
        </draw:path>
        <draw:line draw:style-name="gr82" draw:text-style-name="P3" draw:layer="layout" svg:x1="12.692cm" svg:y1="53.959cm" svg:x2="13.492cm" svg:y2="53.959cm">
          <text:p/>
        </draw:line>
        <draw:line draw:style-name="gr82" draw:text-style-name="P3" draw:layer="layout" svg:x1="12.686cm" svg:y1="52.793cm" svg:x2="13.015cm" svg:y2="52.793cm">
          <text:p/>
        </draw:line>
        <draw:line draw:style-name="gr82" draw:text-style-name="P3" draw:layer="layout" svg:x1="13.016cm" svg:y1="53.331cm" svg:x2="13.015cm" svg:y2="52.793cm">
          <text:p/>
        </draw:line>
        <draw:line draw:style-name="gr82" draw:text-style-name="P3" draw:layer="layout" svg:x1="13.017cm" svg:y1="53.331cm" svg:x2="13.446cm" svg:y2="53.331cm">
          <text:p/>
        </draw:line>
        <draw:path draw:style-name="gr58" draw:text-style-name="P3" draw:layer="layout" svg:width="1.079cm" svg:height="1.03cm" svg:x="15.039cm" svg:y="54.345cm" svg:viewBox="0 0 1080 1031" svg:d="M540 0c270 0 540 257 540 515s-270 516-540 516c-180 0-360 0-540 0 99-169 213-214 213-516-10-303-134-327-213-515 180 0 360 0 540 0z">
          <text:p/>
        </draw:path>
        <draw:line draw:style-name="gr82" draw:text-style-name="P3" draw:layer="layout" svg:x1="12.692cm" svg:y1="55.153cm" svg:x2="15.209cm" svg:y2="55.143cm">
          <text:p/>
        </draw:line>
        <draw:line draw:style-name="gr82" draw:text-style-name="P3" draw:layer="layout" svg:x1="14.403cm" svg:y1="53.677cm" svg:x2="14.732cm" svg:y2="53.677cm">
          <text:p/>
        </draw:line>
        <draw:line draw:style-name="gr82" draw:text-style-name="P3" draw:layer="layout" svg:x1="14.734cm" svg:y1="54.515cm" svg:x2="14.732cm" svg:y2="53.677cm">
          <text:p/>
        </draw:line>
        <draw:line draw:style-name="gr82" draw:text-style-name="P3" draw:layer="layout" svg:x1="14.734cm" svg:y1="54.515cm" svg:x2="15.163cm" svg:y2="54.515cm">
          <text:p/>
        </draw:line>
        <draw:path draw:style-name="gr58" draw:text-style-name="P3" draw:layer="layout" svg:width="1.079cm" svg:height="1.03cm" svg:x="16.755cm" svg:y="55.55cm" svg:viewBox="0 0 1080 1031" svg:d="M540 0c270 0 540 257 540 515s-270 516-540 516c-180 0-360 0-540 0 99-169 213-214 213-516-10-303-134-327-213-515 180 0 360 0 540 0z">
          <text:p/>
        </draw:path>
        <draw:line draw:style-name="gr82" draw:text-style-name="P3" draw:layer="layout" svg:x1="12.692cm" svg:y1="56.348cm" svg:x2="16.925cm" svg:y2="56.348cm">
          <text:p/>
        </draw:line>
        <draw:line draw:style-name="gr82" draw:text-style-name="P3" draw:layer="layout" svg:x1="16.119cm" svg:y1="54.86cm" svg:x2="16.448cm" svg:y2="54.86cm">
          <text:p/>
        </draw:line>
        <draw:line draw:style-name="gr82" draw:text-style-name="P3" draw:layer="layout" svg:x1="16.45cm" svg:y1="55.72cm" svg:x2="16.448cm" svg:y2="54.86cm">
          <text:p/>
        </draw:line>
        <draw:line draw:style-name="gr82" draw:text-style-name="P3" draw:layer="layout" svg:x1="16.45cm" svg:y1="55.72cm" svg:x2="16.879cm" svg:y2="55.72cm">
          <text:p/>
        </draw:line>
        <draw:line draw:style-name="gr82" draw:text-style-name="P3" draw:layer="layout" svg:x1="10.498cm" svg:y1="53.959cm" svg:x2="11.298cm" svg:y2="53.959cm">
          <text:p/>
        </draw:line>
        <draw:line draw:style-name="gr82" draw:text-style-name="P3" draw:layer="layout" svg:x1="10.498cm" svg:y1="55.153cm" svg:x2="11.298cm" svg:y2="55.153cm">
          <text:p/>
        </draw:line>
        <draw:line draw:style-name="gr82" draw:text-style-name="P3" draw:layer="layout" svg:x1="10.492cm" svg:y1="52.793cm" svg:x2="11.292cm" svg:y2="52.793cm">
          <text:p/>
        </draw:line>
        <draw:line draw:style-name="gr82" draw:text-style-name="P3" draw:layer="layout" svg:x1="10.498cm" svg:y1="56.367cm" svg:x2="11.298cm" svg:y2="56.367cm">
          <text:p/>
        </draw:line>
        <draw:line draw:style-name="gr82" draw:text-style-name="P3" draw:layer="layout" svg:x1="9.525cm" svg:y1="54.147cm" svg:x2="9.766cm" svg:y2="54.147cm">
          <text:p/>
        </draw:line>
        <draw:line draw:style-name="gr82" draw:text-style-name="P3" draw:layer="layout" svg:x1="9.525cm" svg:y1="55.341cm" svg:x2="9.766cm" svg:y2="55.341cm">
          <text:p/>
        </draw:line>
        <draw:line draw:style-name="gr82" draw:text-style-name="P3" draw:layer="layout" svg:x1="9.523cm" svg:y1="52.981cm" svg:x2="9.764cm" svg:y2="52.981cm">
          <text:p/>
        </draw:line>
        <draw:line draw:style-name="gr82" draw:text-style-name="P3" draw:layer="layout" svg:x1="9.525cm" svg:y1="56.555cm" svg:x2="9.766cm" svg:y2="56.555cm">
          <text:p/>
        </draw:line>
        <draw:g>
          <draw:frame draw:style-name="gr118" draw:text-style-name="P5" draw:layer="layout" svg:width="1.211cm" svg:height="0.725cm" svg:x="8.507cm" svg:y="53.747cm">
            <draw:text-box>
              <text:p text:style-name="P4"><text:span text:style-name="T3">key</text:span></text:p>
            </draw:text-box>
          </draw:frame>
        </draw:g>
        <draw:g>
          <draw:frame draw:style-name="gr118" draw:text-style-name="P5" draw:layer="layout" svg:width="1.211cm" svg:height="0.725cm" svg:x="8.531cm" svg:y="54.941cm">
            <draw:text-box>
              <text:p text:style-name="P4"><text:span text:style-name="T3">key</text:span></text:p>
            </draw:text-box>
          </draw:frame>
        </draw:g>
        <draw:g>
          <draw:frame draw:style-name="gr118" draw:text-style-name="P5" draw:layer="layout" svg:width="1.211cm" svg:height="0.725cm" svg:x="8.531cm" svg:y="56.155cm">
            <draw:text-box>
              <text:p text:style-name="P4"><text:span text:style-name="T3">key</text:span></text:p>
            </draw:text-box>
          </draw:frame>
        </draw:g>
        <draw:g>
          <draw:frame draw:style-name="gr99" draw:text-style-name="P5" draw:layer="layout" svg:width="2.462cm" svg:height="0.725cm" svg:x="10.368cm" svg:y="52.45cm">
            <draw:text-box>
              <text:p text:style-name="P4"><text:span text:style-name="T3">hits(0)</text:span></text:p>
            </draw:text-box>
          </draw:frame>
        </draw:g>
        <draw:frame draw:style-name="gr99" draw:text-style-name="P5" draw:layer="layout" svg:width="2.462cm" svg:height="0.725cm" svg:x="10.368cm" svg:y="54.8cm">
          <draw:text-box>
            <text:p text:style-name="P4"><text:span text:style-name="T3">hits(2)</text:span></text:p>
          </draw:text-box>
        </draw:frame>
        <draw:frame draw:style-name="gr100" draw:text-style-name="P5" draw:layer="layout" svg:width="2.53cm" svg:height="0.725cm" svg:x="10.386cm" svg:y="55.976cm">
          <draw:text-box>
            <text:p text:style-name="P4"><text:span text:style-name="T3">hits(N)</text:span></text:p>
          </draw:text-box>
        </draw:frame>
        <draw:frame draw:style-name="gr99" draw:text-style-name="P5" draw:layer="layout" svg:width="2.462cm" svg:height="0.725cm" svg:x="10.362cm" svg:y="53.574cm">
          <draw:text-box>
            <text:p text:style-name="P4"><text:span text:style-name="T3">hits(1)</text:span></text:p>
          </draw:text-box>
        </draw:frame>
        <draw:line draw:style-name="gr82" draw:text-style-name="P3" draw:layer="layout" svg:x1="17.835cm" svg:y1="56.065cm" svg:x2="18.164cm" svg:y2="56.065cm">
          <text:p/>
        </draw:line>
        <draw:g>
          <draw:frame draw:style-name="gr118" draw:text-style-name="P5" draw:layer="layout" svg:width="1.211cm" svg:height="0.725cm" svg:x="17.832cm" svg:y="55.7cm">
            <draw:text-box>
              <text:p text:style-name="P4"><text:span text:style-name="T3">hit</text:span></text:p>
            </draw:text-box>
          </draw:frame>
        </draw:g>
        <draw:custom-shape draw:name="Rectangle 3" draw:style-name="gr326" draw:text-style-name="P37" draw:layer="layout" svg:width="14.468cm" svg:height="3.309cm" svg:x="4.997cm" svg:y="46.436cm">
          <text:list text:style-name="L2">
            <text:list-header>
              <text:p text:style-name="P36"><text:span text:style-name="T23">val </text:span><text:span text:style-name="T24">addresses </text:span><text:span text:style-name="T25">= Vec(UInt(</text:span><text:span text:style-name="T27">8 </text:span><text:span text:style-name="T25">bits), </text:span><text:span text:style-name="T27">4</text:span><text:span text:style-name="T25">)</text:span><text:span text:style-name="T25"><text:line-break/></text:span><text:span text:style-name="T23">val </text:span><text:span text:style-name="T24">key <text:s/></text:span><text:span text:style-name="T25">= UInt(</text:span><text:span text:style-name="T27">8 </text:span><text:span text:style-name="T25">bits)</text:span><text:span text:style-name="T25"><text:line-break/></text:span><text:span text:style-name="T23">val </text:span><text:span text:style-name="T24">hits </text:span><text:span text:style-name="T25">= </text:span><text:span text:style-name="T24">addresses</text:span><text:span text:style-name="T25">.map(address =&gt; address === </text:span><text:span text:style-name="T24">key</text:span><text:span text:style-name="T25">)</text:span><text:span text:style-name="T25"><text:line-break/></text:span><text:span text:style-name="T23">val </text:span><text:span text:style-name="T24">hit <text:s/></text:span><text:span text:style-name="T25">= </text:span><text:span text:style-name="T24">hits</text:span><text:span text:style-name="T25">.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7" draw:text-style-name="P38"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7" draw:text-style-name="P43" draw:layer="layout" svg:width="9.069cm" svg:height="1.085cm" svg:x="6.797cm" svg:y="45.387cm">
            <draw:text-box>
              <text:p text:style-name="P4"><text:span text:style-name="T30">Functional programming</text:span></text:p>
            </draw:text-box>
          </draw:frame>
        </draw:g>
        <draw:rect draw:style-name="gr325" draw:text-style-name="P3" draw:layer="layout" svg:width="16.118cm" svg:height="12.27cm" svg:x="4.463cm" svg:y="45.103cm">
          <text:p/>
        </draw:rect>
        <draw:rect draw:style-name="gr46" draw:text-style-name="P45" draw:layer="layout" svg:width="2.5cm" svg:height="1.233cm" svg:x="21.995cm" svg:y="47.005cm">
          <text:p text:style-name="P3"><text:span text:style-name="T31">*.scala</text:span></text:p>
        </draw:rect>
        <draw:line draw:style-name="gr51" draw:text-style-name="P3" draw:layer="layout" svg:x1="23.195cm" svg:y1="48.238cm" svg:x2="23.195cm" svg:y2="49.238cm">
          <text:p/>
        </draw:line>
        <draw:rect draw:style-name="gr46" draw:text-style-name="P45" draw:layer="layout" svg:width="5cm" svg:height="1.233cm" svg:x="22.695cm" svg:y="52.222cm">
          <text:p text:style-name="P3"><text:span text:style-name="T31">*.vhd / *.v</text:span></text:p>
        </draw:rect>
        <draw:line draw:style-name="gr51" draw:text-style-name="P3" draw:layer="layout" svg:x1="23.145cm" svg:y1="53.455cm" svg:x2="23.145cm" svg:y2="54.455cm">
          <text:p/>
        </draw:line>
        <draw:line draw:style-name="gr51" draw:text-style-name="P3" draw:layer="layout" svg:x1="23.195cm" svg:y1="51.188cm" svg:x2="23.195cm" svg:y2="52.288cm">
          <text:p/>
        </draw:line>
        <draw:custom-shape draw:style-name="gr32" draw:text-style-name="P20" draw:layer="layout" svg:width="3.75cm" svg:height="2.25cm" svg:x="25.195cm" svg:y="54.372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0" draw:layer="layout" svg:width="3.75cm" svg:height="2.25cm" svg:x="21.245cm" svg:y="54.372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3" draw:layer="layout" svg:x1="27.145cm" svg:y1="53.455cm" svg:x2="27.145cm" svg:y2="54.455cm">
          <text:p/>
        </draw:line>
        <draw:rect draw:style-name="gr46" draw:text-style-name="P45" draw:layer="layout" svg:width="4.5cm" svg:height="1.233cm" svg:x="24.995cm" svg:y="47.022cm">
          <text:p text:style-name="P3"><text:span text:style-name="T31">*.vhd / *.v <text:s/>(IP)</text:span></text:p>
        </draw:rect>
        <draw:line draw:style-name="gr51" draw:text-style-name="P3" draw:layer="layout" svg:x1="27.195cm" svg:y1="48.255cm" svg:x2="27.195cm" svg:y2="52.222cm">
          <text:p/>
        </draw:line>
        <draw:custom-shape draw:style-name="gr32" draw:text-style-name="P20" draw:layer="layout" svg:width="4.115cm" svg:height="2.116cm" svg:x="21.145cm" svg:y="49.072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8" draw:text-style-name="P43" draw:layer="layout" svg:width="3.389cm" svg:height="1.055cm" svg:x="23.535cm" svg:y="45.603cm">
            <draw:text-box>
              <text:p text:style-name="P4"><text:span text:style-name="T30">The flow</text:span></text:p>
            </draw:text-box>
          </draw:frame>
        </draw:g>
        <draw:frame draw:style-name="gr328" draw:text-style-name="P46" draw:layer="layout" svg:width="23.114cm" svg:height="8.898cm" svg:x="6.129cm" svg:y="15.121cm">
          <draw:text-box>
            <text:p text:style-name="P12"><text:span text:style-name="T32">case <text:s/>class <text:s/></text:span><text:span text:style-name="T33">RGB(redWidth <text:s/>: <text:s/>Int,greenWidth <text:s/>: <text:s/>Int,blueWidth <text:s/>: <text:s/>Int) <text:s/></text:span><text:span text:style-name="T32">extends <text:s/></text:span><text:span text:style-name="T33">Bundle{</text:span><text:span text:style-name="T33"><text:line-break/></text:span><text:span text:style-name="T33"> <text:s text:c="3"/></text:span><text:span text:style-name="T32">val <text:s/></text:span><text:span text:style-name="T34">r <text:s/></text:span><text:span text:style-name="T33">= <text:s/>UInt(redWidth <text:s/>bits)</text:span><text:span text:style-name="T33"><text:line-break/></text:span><text:span text:style-name="T33"> <text:s text:c="3"/></text:span><text:span text:style-name="T32">val <text:s/></text:span><text:span text:style-name="T34">g <text:s/></text:span><text:span text:style-name="T33">= <text:s/>UInt(greenWidth <text:s/>bits)</text:span><text:span text:style-name="T33"><text:line-break/></text:span><text:span text:style-name="T33"> <text:s text:c="3"/></text:span><text:span text:style-name="T32">val <text:s/></text:span><text:span text:style-name="T34">b <text:s/></text:span><text:span text:style-name="T33">= <text:s/>UInt(blueWidth <text:s/>bits)</text:span><text:span text:style-name="T33"><text:line-break/></text:span><text:span text:style-name="T33"><text:line-break/></text:span><text:span text:style-name="T33"> <text:s text:c="3"/></text:span><text:span text:style-name="T32">def <text:s/></text:span><text:span text:style-name="T33">isBlack() <text:s/>: <text:s/>Bool <text:s/>= <text:s/>(</text:span><text:span text:style-name="T34">r <text:s/></text:span><text:span text:style-name="T33">=== <text:s/></text:span><text:span text:style-name="T35">0 <text:s/></text:span><text:span text:style-name="T33">&amp;&amp; <text:s/></text:span><text:span text:style-name="T34">g <text:s/></text:span><text:span text:style-name="T33">=== <text:s/></text:span><text:span text:style-name="T35">0 <text:s/></text:span><text:span text:style-name="T33">&amp;&amp; <text:s/></text:span><text:span text:style-name="T34">b <text:s/></text:span><text:span text:style-name="T33">=== <text:s/></text:span><text:span text:style-name="T35">0</text:span><text:span text:style-name="T33">)</text:span><text:span text:style-name="T33"><text:line-break/></text:span><text:span text:style-name="T33">}</text:span><text:span text:style-name="T33"><text:line-break/></text:span><text:span text:style-name="T33"><text:line-break/></text:span><text:span text:style-name="T32">val <text:s/></text:span><text:span text:style-name="T34">source</text:span><text:span text:style-name="T33">,</text:span><text:span text:style-name="T34">sink <text:s/></text:span><text:span text:style-name="T33">= <text:s/>Stream(</text:span><text:span text:style-name="T36">RGB</text:span><text:span text:style-name="T33">(</text:span><text:span text:style-name="T35">5</text:span><text:span text:style-name="T33">,</text:span><text:span text:style-name="T35">6</text:span><text:span text:style-name="T33">,</text:span><text:span text:style-name="T35">5</text:span><text:span text:style-name="T33">))</text:span><text:span text:style-name="T33"><text:line-break/></text:span><text:span text:style-name="T34">sink <text:s/></text:span><text:span text:style-name="T33">&lt;-&lt; <text:s/></text:span><text:span text:style-name="T34">source</text:span><text:span text:style-name="T33">.throwWhen(</text:span><text:span text:style-name="T34">source</text:span><text:span text:style-name="T33">.</text:span><text:span text:style-name="T34">payload</text:span><text:span text:style-name="T37">.isBlack())</text:span></text:p>
          </draw:text-box>
        </draw:frame>
        <draw:g>
          <draw:rect draw:style-name="gr3" draw:text-style-name="P3" draw:layer="layout" svg:width="0.5cm" svg:height="0.436cm" svg:x="11.744cm" svg:y="25.919cm">
            <text:p/>
          </draw:rect>
          <draw:frame draw:style-name="gr329"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30"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31"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32"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33"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31"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1"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1"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3" draw:text-style-name="P3" draw:layer="layout" svg:width="2.15cm" svg:height="6.613cm" svg:x="21.741cm" svg:y="25.617cm">
          <text:p/>
        </draw:rect>
        <draw:rect draw:style-name="gr43" draw:text-style-name="P3" draw:layer="layout" svg:width="2.25cm" svg:height="6.063cm" svg:x="10.298cm" svg:y="25.591cm">
          <text:p/>
        </draw:rect>
        <draw:frame draw:style-name="gr334" draw:text-style-name="P47" draw:layer="layout" svg:width="2.672cm" svg:height="1.071cm" svg:x="10.201cm" svg:y="24.691cm">
          <draw:text-box>
            <text:p><text:span text:style-name="T31">source</text:span></text:p>
          </draw:text-box>
        </draw:frame>
        <draw:frame draw:style-name="gr335" draw:text-style-name="P47" draw:layer="layout" svg:width="4.357cm" svg:height="1.071cm" svg:x="22.004cm" svg:y="24.791cm">
          <draw:text-box>
            <text:p><text:span text:style-name="T31">sink</text:span></text:p>
          </draw:text-box>
        </draw:frame>
        <draw:g>
          <draw:rect draw:style-name="gr3" draw:text-style-name="P3" draw:layer="layout" svg:width="0.5cm" svg:height="0.5cm" svg:x="11.698cm" svg:y="28.777cm">
            <text:p/>
          </draw:rect>
          <draw:frame draw:style-name="gr330"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6"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31"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31"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3"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7"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6" draw:text-style-name="P3" draw:layer="layout" svg:x1="12.244cm" svg:y1="26.154cm" svg:x2="14.704cm" svg:y2="26.154cm">
          <text:p/>
        </draw:line>
        <draw:line draw:style-name="gr56" draw:text-style-name="P3" draw:layer="layout" svg:x1="13.773cm" svg:y1="31.404cm" svg:x2="16.248cm" svg:y2="31.404cm">
          <text:p/>
        </draw:line>
        <draw:line draw:style-name="gr56" draw:text-style-name="P3" draw:layer="layout" svg:x1="12.198cm" svg:y1="31.165cm" svg:x2="12.773cm" svg:y2="31.165cm">
          <text:p/>
        </draw:line>
        <draw:line draw:style-name="gr56" draw:text-style-name="P3" draw:layer="layout" svg:x1="16.294cm" svg:y1="26.372cm" svg:x2="15.704cm" svg:y2="26.372cm">
          <text:p/>
        </draw:line>
        <draw:line draw:style-name="gr56" draw:text-style-name="P3" draw:layer="layout" svg:x1="12.212cm" svg:y1="29.522cm" svg:x2="16.262cm" svg:y2="29.522cm">
          <text:p/>
        </draw:line>
        <draw:line draw:style-name="gr56" draw:text-style-name="P3" draw:layer="layout" svg:x1="13.254cm" svg:y1="28.522cm" svg:x2="13.254cm" svg:y2="28.154cm">
          <text:p/>
        </draw:line>
        <draw:line draw:style-name="gr56" draw:text-style-name="P3" draw:layer="layout" svg:x1="13.454cm" svg:y1="29.022cm" svg:x2="13.454cm" svg:y2="28.154cm">
          <text:p/>
        </draw:line>
        <draw:line draw:style-name="gr56"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3" draw:layer="layout" svg:x1="13.773cm" svg:y1="30.904cm" svg:x2="14.254cm" svg:y2="30.904cm">
          <text:p/>
        </draw:line>
        <draw:line draw:style-name="gr56" draw:text-style-name="P3" draw:layer="layout" svg:x1="14.254cm" svg:y1="26.654cm" svg:x2="14.255cm" svg:y2="30.904cm">
          <text:p/>
        </draw:line>
        <draw:line draw:style-name="gr56" draw:text-style-name="P3" draw:layer="layout" svg:x1="14.455cm" svg:y1="26.654cm" svg:x2="14.704cm" svg:y2="26.654cm">
          <text:p/>
        </draw:line>
        <draw:line draw:style-name="gr56" draw:text-style-name="P3" draw:layer="layout" svg:x1="14.004cm" svg:y1="27.654cm" svg:x2="14.255cm" svg:y2="27.654cm">
          <text:p/>
        </draw:line>
        <draw:custom-shape draw:style-name="gr57"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12.754cm" svg:y="30.655cm" svg:viewBox="0 0 1168 1002" svg:d="M501 1000c-83 0-501 2-501-499s418-501 501-501c278 0 389 2 667 2-84 0-168 311-168 499s84 501 168 501c-278 0-389-2-667-2z">
          <text:p/>
        </draw:path>
        <draw:line draw:style-name="gr56" draw:text-style-name="P3" draw:layer="layout" svg:x1="14.455cm" svg:y1="26.654cm" svg:x2="14.254cm" svg:y2="26.654cm">
          <text:p/>
        </draw:line>
        <draw:line draw:style-name="gr56" draw:text-style-name="P3" draw:layer="layout" svg:x1="12.198cm" svg:y1="28.995cm" svg:x2="16.248cm" svg:y2="28.995cm">
          <text:p/>
        </draw:line>
        <draw:line draw:style-name="gr56" draw:text-style-name="P3" draw:layer="layout" svg:x1="12.198cm" svg:y1="28.495cm" svg:x2="16.248cm" svg:y2="28.495cm">
          <text:p/>
        </draw:line>
        <draw:line draw:style-name="gr56" draw:text-style-name="P3" draw:layer="layout" svg:x1="16.794cm" svg:y1="26.368cm" svg:x2="19.641cm" svg:y2="26.368cm">
          <text:p/>
        </draw:line>
        <draw:line draw:style-name="gr56" draw:text-style-name="P3" draw:layer="layout" svg:x1="12.198cm" svg:y1="28.495cm" svg:x2="16.248cm" svg:y2="28.495cm">
          <text:p/>
        </draw:line>
        <draw:line draw:style-name="gr56" draw:text-style-name="P3" draw:layer="layout" svg:x1="19.641cm" svg:y1="28.754cm" svg:x2="16.762cm" svg:y2="29.504cm">
          <text:p/>
        </draw:line>
        <draw:line draw:style-name="gr56" draw:text-style-name="P3" draw:layer="layout" svg:x1="19.642cm" svg:y1="28.654cm" svg:x2="16.763cm" svg:y2="28.999cm">
          <text:p/>
        </draw:line>
        <draw:line draw:style-name="gr56" draw:text-style-name="P3" draw:layer="layout" svg:x1="19.641cm" svg:y1="28.499cm" svg:x2="16.762cm" svg:y2="28.499cm">
          <text:p/>
        </draw:line>
        <draw:line draw:style-name="gr56" draw:text-style-name="P3" draw:layer="layout" svg:x1="20.641cm" svg:y1="28.654cm" svg:x2="21.98cm" svg:y2="29.504cm">
          <text:p/>
        </draw:line>
        <draw:line draw:style-name="gr56" draw:text-style-name="P3" draw:layer="layout" svg:x1="20.641cm" svg:y1="28.593cm" svg:x2="21.98cm" svg:y2="29.004cm">
          <text:p/>
        </draw:line>
        <draw:line draw:style-name="gr56" draw:text-style-name="P3" draw:layer="layout" svg:x1="20.641cm" svg:y1="28.484cm" svg:x2="21.98cm" svg:y2="28.484cm">
          <text:p/>
        </draw:line>
        <draw:line draw:style-name="gr56" draw:text-style-name="P3" draw:layer="layout" svg:x1="16.748cm" svg:y1="31.404cm" svg:x2="19.223cm" svg:y2="31.404cm">
          <text:p/>
        </draw:line>
        <draw:line draw:style-name="gr56" draw:text-style-name="P3" draw:layer="layout" svg:x1="19.566cm" svg:y1="31.643cm" svg:x2="22.041cm" svg:y2="31.643cm">
          <text:p/>
        </draw:line>
        <draw:custom-shape draw:style-name="gr42"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3" draw:layer="layout" svg:x1="21.978cm" svg:y1="26.368cm" svg:x2="20.641cm" svg:y2="26.368cm">
          <text:p/>
        </draw:line>
        <draw:rect draw:style-name="gr325" draw:text-style-name="P3" draw:layer="layout" svg:width="25.845cm" svg:height="19.007cm" svg:x="4.463cm" svg:y="13.826cm">
          <text:p/>
        </draw:rect>
        <draw:custom-shape draw:name="Flèche droite 9" draw:style-name="gr337" draw:text-style-name="P38"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5" draw:text-style-name="P3" draw:layer="layout" svg:width="9.714cm" svg:height="12.27cm" svg:x="20.581cm" svg:y="45.103cm">
          <text:p/>
        </draw:rect>
        <draw:g>
          <draw:frame draw:style-name="gr338" draw:text-style-name="P43" draw:layer="layout" svg:width="7.788cm" svg:height="1.055cm" svg:x="13.29cm" svg:y="14.066cm">
            <draw:text-box>
              <text:p text:style-name="P4"><text:span text:style-name="T30">Stream methodology</text:span></text:p>
            </draw:text-box>
          </draw:frame>
        </draw:g>
      </draw:page>
      <draw:page draw:name="page10" draw:style-name="dp1" draw:master-page-name="Standard">
        <draw:rect draw:style-name="gr325" draw:text-style-name="P3" draw:layer="layout" svg:width="21.533cm" svg:height="18.607cm" svg:x="3.591cm" svg:y="13.416cm">
          <text:p/>
        </draw:rect>
        <draw:g>
          <draw:frame draw:style-name="gr338" draw:text-style-name="P43" draw:layer="layout" svg:width="7.788cm" svg:height="1.055cm" svg:x="10.396cm" svg:y="13.656cm">
            <draw:text-box>
              <text:p text:style-name="P4"><text:span text:style-name="T30">Bus definition</text:span></text:p>
            </draw:text-box>
          </draw:frame>
        </draw:g>
        <draw:frame draw:style-name="gr339" draw:text-style-name="P46" draw:layer="layout" svg:width="21.814cm" svg:height="17.301cm" svg:x="4.336cm" svg:y="15.132cm">
          <draw:text-box>
            <text:p text:style-name="P12"><text:span text:style-name="T32">case <text:s/>class <text:s/></text:span><text:span text:style-name="T33">Apb3Config(addressWidth <text:s text:c="3"/>: <text:s/>Int,</text:span><text:span text:style-name="T33"><text:line-break/></text:span><text:span text:style-name="T33"> <text:s text:c="43"/>dataWidth <text:s text:c="9"/>: <text:s/>Int,</text:span><text:span text:style-name="T33"><text:line-break/></text:span><text:span text:style-name="T33"> <text:s text:c="43"/>selWidth <text:s text:c="11"/>: <text:s/>Int <text:s text:c="9"/>= <text:s/></text:span><text:span text:style-name="T35">1</text:span><text:span text:style-name="T33">,</text:span><text:span text:style-name="T33"><text:line-break/></text:span><text:span text:style-name="T33"> <text:s text:c="43"/>useSlaveError <text:s/>: <text:s/>Boolean <text:s/>= <text:s/></text:span><text:span text:style-name="T32">true</text:span><text:span text:style-name="T33">)</text:span><text:span text:style-name="T33"><text:line-break/></text:span><text:span text:style-name="T33"><text:line-break/></text:span><text:span text:style-name="T32">case <text:s/>class <text:s/></text:span><text:span text:style-name="T33">Apb3(config: <text:s/>Apb3Config) <text:s/></text:span><text:span text:style-name="T32">extends <text:s/></text:span><text:span text:style-name="T33">Bundle <text:s/></text:span><text:span text:style-name="T32">with <text:s/></text:span><text:span text:style-name="T33">IMasterSlave <text:s/>{</text:span><text:span text:style-name="T33"><text:line-break/></text:span><text:span text:style-name="T33"> <text:s text:c="3"/></text:span><text:span text:style-name="T32">val <text:s/></text:span><text:span text:style-name="T34">PADDR <text:s text:c="11"/></text:span><text:span text:style-name="T33">= <text:s/>UInt(config.addressWidth <text:s/>bit)</text:span><text:span text:style-name="T33"><text:line-break/></text:span><text:span text:style-name="T33"> <text:s text:c="3"/></text:span><text:span text:style-name="T32">val <text:s/></text:span><text:span text:style-name="T34">PSEL <text:s text:c="13"/></text:span><text:span text:style-name="T33">= <text:s/>Bits(config.selWidth <text:s/>bits)</text:span><text:span text:style-name="T33"><text:line-break/></text:span><text:span text:style-name="T33"> <text:s text:c="3"/></text:span><text:span text:style-name="T32">val <text:s/></text:span><text:span text:style-name="T34">PENABLE <text:s text:c="7"/></text:span><text:span text:style-name="T33">= <text:s/>Bool</text:span><text:span text:style-name="T33"><text:line-break/></text:span><text:span text:style-name="T33"> <text:s text:c="3"/></text:span><text:span text:style-name="T32">val <text:s/></text:span><text:span text:style-name="T34">PREADY <text:s text:c="9"/></text:span><text:span text:style-name="T33">= <text:s/>Bool</text:span><text:span text:style-name="T33"><text:line-break/></text:span><text:span text:style-name="T33"> <text:s text:c="3"/></text:span><text:span text:style-name="T32">val <text:s/></text:span><text:span text:style-name="T34">PWRITE <text:s text:c="9"/></text:span><text:span text:style-name="T33">= <text:s/>Bool</text:span><text:span text:style-name="T33"><text:line-break/></text:span><text:span text:style-name="T33"> <text:s text:c="3"/></text:span><text:span text:style-name="T32">val <text:s/></text:span><text:span text:style-name="T34">PWDATA <text:s text:c="9"/></text:span><text:span text:style-name="T33">= <text:s/>Bits(config.dataWidth <text:s/>bit)</text:span><text:span text:style-name="T33"><text:line-break/></text:span><text:span text:style-name="T33"> <text:s text:c="3"/></text:span><text:span text:style-name="T32">val <text:s/></text:span><text:span text:style-name="T34">PRDATA <text:s text:c="9"/></text:span><text:span text:style-name="T33">= <text:s/>Bits(config.dataWidth <text:s/>bit)</text:span><text:span text:style-name="T33"><text:line-break/></text:span><text:span text:style-name="T33"> <text:s text:c="3"/></text:span><text:span text:style-name="T32">val <text:s/></text:span><text:span text:style-name="T34">PSLVERROR <text:s text:c="3"/></text:span><text:span text:style-name="T33">= <text:s/></text:span><text:span text:style-name="T32">if</text:span><text:span text:style-name="T33">(config.useSlaveError) <text:s/>Bool <text:s/></text:span><text:span text:style-name="T32">else <text:s/>null</text:span><text:span text:style-name="T32"><text:line-break/></text:span><text:span text:style-name="T32"><text:line-break/></text:span><text:span text:style-name="T32"> <text:s text:c="3"/>override <text:s/>def <text:s/></text:span><text:span text:style-name="T33">asMaster(): <text:s/>Unit <text:s/>= <text:s/>{</text:span><text:span text:style-name="T33"><text:line-break/></text:span><text:span text:style-name="T33"> <text:s text:c="7"/>out(</text:span><text:span text:style-name="T34">PADDR</text:span><text:span text:style-name="T33">,</text:span><text:span text:style-name="T34">PSEL</text:span><text:span text:style-name="T33">,</text:span><text:span text:style-name="T34">PENABLE</text:span><text:span text:style-name="T33">,</text:span><text:span text:style-name="T34">PWRITE</text:span><text:span text:style-name="T33">,</text:span><text:span text:style-name="T34">PWDATA</text:span><text:span text:style-name="T33">)</text:span><text:span text:style-name="T33"><text:line-break/></text:span><text:span text:style-name="T33"> <text:s text:c="7"/>in(</text:span><text:span text:style-name="T34">PREADY</text:span><text:span text:style-name="T33">,</text:span><text:span text:style-name="T34">PRDATA</text:span><text:span text:style-name="T33">)</text:span><text:span text:style-name="T33"><text:line-break/></text:span><text:span text:style-name="T33"> <text:s text:c="7"/></text:span><text:span text:style-name="T32">if</text:span><text:span text:style-name="T33">(config.useSlaveError) <text:s/>in(</text:span><text:span text:style-name="T34">PSLVERROR</text:span><text:span text:style-name="T37">)</text:span><text:span text:style-name="T37"><text:line-break/></text:span><text:span text:style-name="T37"> <text:s text:c="3"/>}</text:span><text:span text:style-name="T37"><text:line-break/></text:span><text:span text:style-name="T37">}</text:span></text:p>
          </draw:text-box>
        </draw:frame>
        <draw:frame draw:style-name="gr340" draw:text-style-name="P46" draw:layer="layout" svg:width="11.889cm" svg:height="13.426cm" svg:x="25.417cm" svg:y="14.837cm">
          <draw:text-box>
            <text:p text:style-name="P12"><text:span text:style-name="T32">val <text:s/></text:span><text:span text:style-name="T34">apbConfig <text:s/></text:span><text:span text:style-name="T33">= <text:s/></text:span><text:span text:style-name="T36">Apb3Config</text:span><text:span text:style-name="T33">(</text:span><text:span text:style-name="T33"><text:line-break/></text:span><text:span text:style-name="T33"> <text:s text:c="3"/>addressWidth <text:s text:c="3"/>= <text:s/></text:span><text:span text:style-name="T35">16</text:span><text:span text:style-name="T33">,</text:span><text:span text:style-name="T33"><text:line-break/></text:span><text:span text:style-name="T33"> <text:s text:c="3"/>dataWidth <text:s text:c="9"/>= <text:s/></text:span><text:span text:style-name="T35">32</text:span><text:span text:style-name="T33">,</text:span><text:span text:style-name="T33"><text:line-break/></text:span><text:span text:style-name="T33"> <text:s text:c="3"/>selWidth <text:s text:c="11"/>= <text:s/></text:span><text:span text:style-name="T35">1</text:span><text:span text:style-name="T33">,</text:span><text:span text:style-name="T33"><text:line-break/></text:span><text:span text:style-name="T33"> <text:s text:c="3"/>useSlaveError <text:s/>= <text:s/></text:span><text:span text:style-name="T32">false</text:span><text:span text:style-name="T32"><text:line-break/></text:span><text:span text:style-name="T33">)</text:span><text:span text:style-name="T33"><text:line-break/></text:span><text:span text:style-name="T33"><text:line-break/></text:span><text:span text:style-name="T32">val <text:s/></text:span><text:span text:style-name="T34">io <text:s/></text:span><text:span text:style-name="T33">= <text:s/></text:span><text:span text:style-name="T32">new <text:s/></text:span><text:span text:style-name="T33">Bundle{</text:span><text:span text:style-name="T33"><text:line-break/></text:span><text:span text:style-name="T33"> <text:s text:c="3"/></text:span><text:span text:style-name="T32">val <text:s/></text:span><text:span text:style-name="T34">apb <text:s/></text:span><text:span text:style-name="T33">= <text:s/></text:span><text:span text:style-name="T36">slave</text:span><text:span text:style-name="T33">(</text:span><text:span text:style-name="T36">Apb3</text:span><text:span text:style-name="T33">(</text:span><text:span text:style-name="T34">apbConfig</text:span><text:span text:style-name="T33">))</text:span><text:span text:style-name="T33"><text:line-break/></text:span><text:span text:style-name="T33">}</text:span><text:span text:style-name="T33"><text:line-break/></text:span><text:span text:style-name="T33"><text:line-break/></text:span><text:span text:style-name="T34">io</text:span><text:span text:style-name="T33">.</text:span><text:span text:style-name="T34">apb</text:span><text:span text:style-name="T33">.</text:span><text:span text:style-name="T34">PREADY <text:s/></text:span><text:span text:style-name="T33">:= <text:s/></text:span><text:span text:style-name="T36">True</text:span><text:span text:style-name="T36"><text:line-break/></text:span><text:span text:style-name="T36">when</text:span><text:span text:style-name="T33">(</text:span><text:span text:style-name="T34">io</text:span><text:span text:style-name="T33">.</text:span><text:span text:style-name="T34">apb</text:span><text:span text:style-name="T33">.</text:span><text:span text:style-name="T34">PSEL</text:span><text:span text:style-name="T33">(</text:span><text:span text:style-name="T35">0</text:span><text:span text:style-name="T33">) <text:s/>&amp;&amp; <text:s/></text:span><text:span text:style-name="T34">io</text:span><text:span text:style-name="T33">.</text:span><text:span text:style-name="T34">apb</text:span><text:span text:style-name="T33">.</text:span><text:span text:style-name="T34">PENABLE</text:span><text:span text:style-name="T33">){</text:span><text:span text:style-name="T33"><text:line-break/></text:span><text:span text:style-name="T33"> <text:s text:c="3"/></text:span><text:span text:style-name="T38">//...</text:span><text:span text:style-name="T38"><text:line-break/></text:span><text:span text:style-name="T37">}</text:span></text:p>
          </draw:text-box>
        </draw:frame>
        <draw:rect draw:style-name="gr325" draw:text-style-name="P3" draw:layer="layout" svg:width="12.082cm" svg:height="18.607cm" svg:x="25.124cm" svg:y="13.416cm">
          <text:p/>
        </draw:rect>
        <draw:g>
          <draw:frame draw:style-name="gr338" draw:text-style-name="P43" draw:layer="layout" svg:width="7.788cm" svg:height="1.055cm" svg:x="25.724cm" svg:y="13.656cm">
            <draw:text-box>
              <text:p text:style-name="P4"><text:span text:style-name="T30">Bus usage</text:span></text:p>
            </draw:text-box>
          </draw:frame>
        </draw:g>
        <draw:rect draw:style-name="gr325" draw:text-style-name="P3" draw:layer="layout" svg:width="19.058cm" svg:height="12.844cm" svg:x="3.591cm" svg:y="32.023cm">
          <text:p/>
        </draw:rect>
        <draw:g>
          <draw:frame draw:style-name="gr338" draw:text-style-name="P48" draw:layer="layout" svg:width="7.788cm" svg:height="1.055cm" svg:x="7.288cm" svg:y="32.263cm">
            <draw:text-box>
              <text:p text:style-name="P6"><text:span text:style-name="T30">JTAG factory</text:span></text:p>
            </draw:text-box>
          </draw:frame>
        </draw:g>
        <draw:frame draw:style-name="gr341" draw:text-style-name="P46" draw:layer="layout" svg:width="18.758cm" svg:height="11.876cm" svg:x="3.891cm" svg:y="33.584cm">
          <draw:text-box>
            <text:p text:style-name="P12"><text:span text:style-name="T32">class <text:s/></text:span><text:span text:style-name="T33">SimpleJtagTap <text:s/></text:span><text:span text:style-name="T32">extends <text:s/></text:span><text:span text:style-name="T33">Component <text:s/>{</text:span><text:span text:style-name="T33"><text:line-break/></text:span><text:span text:style-name="T33"> <text:s text:c="3"/></text:span><text:span text:style-name="T32">val <text:s/></text:span><text:span text:style-name="T34">io <text:s/></text:span><text:span text:style-name="T33">= <text:s/></text:span><text:span text:style-name="T32">new <text:s/></text:span><text:span text:style-name="T33">Bundle <text:s/>{</text:span><text:span text:style-name="T33"><text:line-break/></text:span><text:span text:style-name="T33"> <text:s text:c="7"/></text:span><text:span text:style-name="T32">val <text:s/></text:span><text:span text:style-name="T34">jtag <text:s text:c="13"/></text:span><text:span text:style-name="T33">= <text:s/></text:span><text:span text:style-name="T36">slave</text:span><text:span text:style-name="T33">(</text:span><text:span text:style-name="T36">Jtag</text:span><text:span text:style-name="T33">())</text:span><text:span text:style-name="T33"><text:line-break/></text:span><text:span text:style-name="T33"> <text:s text:c="7"/></text:span><text:span text:style-name="T32">val <text:s/></text:span><text:span text:style-name="T34">switchs <text:s/></text:span><text:span text:style-name="T33">= <text:s/>in <text:s text:c="3"/>Bits(</text:span><text:span text:style-name="T35">8 <text:s/></text:span><text:span text:style-name="T33">bit)</text:span><text:span text:style-name="T33"><text:line-break/></text:span><text:span text:style-name="T33"> <text:s text:c="7"/></text:span><text:span text:style-name="T32">val <text:s/></text:span><text:span text:style-name="T34">keys <text:s text:c="11"/></text:span><text:span text:style-name="T33">= <text:s/>in <text:s text:c="3"/>Bits(</text:span><text:span text:style-name="T35">4 <text:s/></text:span><text:span text:style-name="T33">bit)</text:span><text:span text:style-name="T33"><text:line-break/></text:span><text:span text:style-name="T33"> <text:s text:c="7"/></text:span><text:span text:style-name="T32">val <text:s/></text:span><text:span text:style-name="T34">leds <text:s text:c="13"/></text:span><text:span text:style-name="T33">= <text:s/>out <text:s/>Bits(</text:span><text:span text:style-name="T35">8 <text:s/></text:span><text:span text:style-name="T33">bit)</text:span><text:span text:style-name="T33"><text:line-break/></text:span><text:span text:style-name="T33"> <text:s text:c="3"/>}</text:span><text:span text:style-name="T33"><text:line-break/></text:span><text:span text:style-name="T33"><text:line-break/></text:span><text:span text:style-name="T33"> <text:s text:c="3"/></text:span><text:span text:style-name="T32">val <text:s/></text:span><text:span text:style-name="T34">tap <text:s/></text:span><text:span text:style-name="T33">= <text:s/></text:span><text:span text:style-name="T32">new <text:s/></text:span><text:span text:style-name="T33">JtagTap(</text:span><text:span text:style-name="T34">io</text:span><text:span text:style-name="T33">.</text:span><text:span text:style-name="T34">jtag</text:span><text:span text:style-name="T33">, <text:s/></text:span><text:span text:style-name="T35">8</text:span><text:span text:style-name="T33">)</text:span><text:span text:style-name="T33"><text:line-break/></text:span><text:span text:style-name="T33"> <text:s text:c="3"/></text:span><text:span text:style-name="T32">val <text:s/></text:span><text:span text:style-name="T34">idcodeArea <text:s text:c="3"/></text:span><text:span text:style-name="T33">= <text:s/></text:span><text:span text:style-name="T34">tap</text:span><text:span text:style-name="T33">.idcode(</text:span><text:span text:style-name="T39">B"x87654321"</text:span><text:span text:style-name="T33">)(instructionId=</text:span><text:span text:style-name="T35">4</text:span><text:span text:style-name="T33">)</text:span><text:span text:style-name="T33"><text:line-break/></text:span><text:span text:style-name="T33"> <text:s text:c="3"/></text:span><text:span text:style-name="T32">val <text:s/></text:span><text:span text:style-name="T34">switchsArea <text:s/></text:span><text:span text:style-name="T33">= <text:s/></text:span><text:span text:style-name="T34">tap</text:span><text:span text:style-name="T33">.read(</text:span><text:span text:style-name="T34">io</text:span><text:span text:style-name="T33">.</text:span><text:span text:style-name="T34">switchs</text:span><text:span text:style-name="T33">) <text:s text:c="7"/>(instructionId=</text:span><text:span text:style-name="T35">5</text:span><text:span text:style-name="T33">)</text:span><text:span text:style-name="T33"><text:line-break/></text:span><text:span text:style-name="T33"> <text:s text:c="3"/></text:span><text:span text:style-name="T32">val <text:s/></text:span><text:span text:style-name="T34">keysArea <text:s text:c="7"/></text:span><text:span text:style-name="T33">= <text:s/></text:span><text:span text:style-name="T34">tap</text:span><text:span text:style-name="T33">.read(</text:span><text:span text:style-name="T34">io</text:span><text:span text:style-name="T33">.</text:span><text:span text:style-name="T34">keys</text:span><text:span text:style-name="T33">) <text:s text:c="13"/>(instructionId=</text:span><text:span text:style-name="T35">6</text:span><text:span text:style-name="T33">)</text:span><text:span text:style-name="T33"><text:line-break/></text:span><text:span text:style-name="T33"> <text:s text:c="3"/></text:span><text:span text:style-name="T32">val <text:s/></text:span><text:span text:style-name="T34">ledsArea <text:s text:c="7"/></text:span><text:span text:style-name="T33">= <text:s/></text:span><text:span text:style-name="T34">tap</text:span><text:span text:style-name="T33">.write(</text:span><text:span text:style-name="T34">io</text:span><text:span text:style-name="T33">.</text:span><text:span text:style-name="T34">leds</text:span><text:span text:style-name="T37">) <text:s text:c="11"/>(instructionId=</text:span><text:span text:style-name="T40">7</text:span><text:span text:style-name="T37">)</text:span><text:span text:style-name="T37"><text:line-break/></text:span><text:span text:style-name="T37">}</text:span></text:p>
          </draw:text-box>
        </draw:frame>
      </draw:page>
      <draw:page draw:name="page11" draw:style-name="dp1" draw:master-page-name="Standard">
        <draw:frame draw:style-name="gr342" draw:text-style-name="P46" draw:layer="layout" svg:width="27.847cm" svg:height="32.801cm" draw:transform="rotate (1.5707963267946) translate (5.131cm 52.807cm)">
          <draw:text-box>
            <text:p text:style-name="P12"><text:span text:style-name="T32">case <text:s/>class <text:s/></text:span><text:span text:style-name="T33">Timer(width <text:s/>: <text:s/>Int) <text:s/></text:span><text:span text:style-name="T32">extends <text:s/></text:span><text:span text:style-name="T33">Component{</text:span><text:span text:style-name="T33"><text:line-break/></text:span><text:span text:style-name="T33"> <text:s text:c="3"/></text:span><text:span text:style-name="T32">val <text:s/></text:span><text:span text:style-name="T34">io <text:s/></text:span><text:span text:style-name="T33">= <text:s/></text:span><text:span text:style-name="T32">new <text:s/></text:span><text:span text:style-name="T33">Bundle{</text:span><text:span text:style-name="T33"><text:line-break/></text:span><text:span text:style-name="T33"> <text:s text:c="7"/></text:span><text:span text:style-name="T32">val <text:s/></text:span><text:span text:style-name="T34">tick <text:s text:c="8"/></text:span><text:span text:style-name="T33">= <text:s/>in <text:s/>Bool</text:span><text:span text:style-name="T33"><text:line-break/></text:span><text:span text:style-name="T33"> <text:s text:c="7"/></text:span><text:span text:style-name="T32">val <text:s/></text:span><text:span text:style-name="T34">clear <text:s text:c="6"/></text:span><text:span text:style-name="T33">= <text:s/>in <text:s/>Bool</text:span><text:span text:style-name="T33"><text:line-break/></text:span><text:span text:style-name="T33"> <text:s text:c="7"/></text:span><text:span text:style-name="T32">val <text:s/></text:span><text:span text:style-name="T34">limit <text:s text:c="6"/></text:span><text:span text:style-name="T33">= <text:s/>in <text:s/>UInt(width <text:s/>bits)</text:span><text:span text:style-name="T33"><text:line-break/></text:span><text:span text:style-name="T33"><text:line-break/></text:span><text:span text:style-name="T33"> <text:s text:c="7"/></text:span><text:span text:style-name="T32">val <text:s/></text:span><text:span text:style-name="T34">full <text:s text:c="8"/></text:span><text:span text:style-name="T33">= <text:s/>out <text:s/>Bool</text:span><text:span text:style-name="T33"><text:line-break/></text:span><text:span text:style-name="T33"> <text:s text:c="7"/></text:span><text:span text:style-name="T32">val <text:s/></text:span><text:span text:style-name="T34">value <text:s text:c="4"/></text:span><text:span text:style-name="T33">= <text:s/>out <text:s/>UInt(width <text:s/>bits)</text:span><text:span text:style-name="T33"><text:line-break/></text:span><text:span text:style-name="T33"> <text:s text:c="3"/>}</text:span><text:span text:style-name="T33"><text:line-break/></text:span><text:span text:style-name="T33"> <text:s text:c="3"/></text:span><text:span text:style-name="T33"><text:line-break/></text:span><text:span text:style-name="T33"> <text:s text:c="3"/></text:span><text:span text:style-name="T32">val <text:s/></text:span><text:span text:style-name="T34">counter <text:s/></text:span><text:span text:style-name="T33">= <text:s/></text:span><text:span text:style-name="T36">Reg</text:span><text:span text:style-name="T33">(UInt(width <text:s/>bits))</text:span><text:span text:style-name="T33"><text:line-break/></text:span><text:span text:style-name="T33"> <text:s text:c="3"/></text:span><text:span text:style-name="T36">when</text:span><text:span text:style-name="T33">(</text:span><text:span text:style-name="T34">io</text:span><text:span text:style-name="T33">.</text:span><text:span text:style-name="T34">tick <text:s/></text:span><text:span text:style-name="T33">&amp;&amp; <text:s/>!</text:span><text:span text:style-name="T34">io</text:span><text:span text:style-name="T33">.</text:span><text:span text:style-name="T34">full</text:span><text:span text:style-name="T33">){</text:span><text:span text:style-name="T33"><text:line-break/></text:span><text:span text:style-name="T33"> <text:s text:c="7"/></text:span><text:span text:style-name="T34">counter <text:s/></text:span><text:span text:style-name="T33">:= <text:s/></text:span><text:span text:style-name="T34">counter <text:s/></text:span><text:span text:style-name="T33">+ <text:s/></text:span><text:span text:style-name="T35">1</text:span><text:span text:style-name="T35"><text:line-break/></text:span><text:span text:style-name="T35"> <text:s text:c="3"/></text:span><text:span text:style-name="T33">}</text:span><text:span text:style-name="T33"><text:line-break/></text:span><text:span text:style-name="T33"> <text:s text:c="3"/></text:span><text:span text:style-name="T36">when</text:span><text:span text:style-name="T33">(</text:span><text:span text:style-name="T34">io</text:span><text:span text:style-name="T33">.</text:span><text:span text:style-name="T34">clear</text:span><text:span text:style-name="T33">){</text:span><text:span text:style-name="T33"><text:line-break/></text:span><text:span text:style-name="T33"> <text:s text:c="7"/></text:span><text:span text:style-name="T34">counter <text:s/></text:span><text:span text:style-name="T33">:= <text:s/></text:span><text:span text:style-name="T35">0</text:span><text:span text:style-name="T35"><text:line-break/></text:span><text:span text:style-name="T35"> <text:s text:c="3"/></text:span><text:span text:style-name="T33">}</text:span><text:span text:style-name="T33"><text:line-break/></text:span><text:span text:style-name="T33"><text:line-break/></text:span><text:span text:style-name="T33"> <text:s text:c="3"/></text:span><text:span text:style-name="T34">io</text:span><text:span text:style-name="T33">.</text:span><text:span text:style-name="T34">full <text:s/></text:span><text:span text:style-name="T33">:= <text:s/></text:span><text:span text:style-name="T34">counter <text:s/></text:span><text:span text:style-name="T33">=== <text:s/></text:span><text:span text:style-name="T34">io</text:span><text:span text:style-name="T33">.</text:span><text:span text:style-name="T34">limit <text:s/></text:span><text:span text:style-name="T33">&amp;&amp; <text:s/></text:span><text:span text:style-name="T34">io</text:span><text:span text:style-name="T33">.</text:span><text:span text:style-name="T34">tick</text:span><text:span text:style-name="T34"><text:line-break/></text:span><text:span text:style-name="T34"> <text:s text:c="3"/>io</text:span><text:span text:style-name="T33">.</text:span><text:span text:style-name="T34">value <text:s/></text:span><text:span text:style-name="T33">:= <text:s/></text:span><text:span text:style-name="T34">counter</text:span></text:p>
            <text:p text:style-name="P12"><text:span text:style-name="T37"/></text:p>
            <text:p text:style-name="P12"><text:span text:style-name="T34"><text:s text:c="2"/></text:span><text:span text:style-name="T41">def <text:s/></text:span><text:span text:style-name="T36">driveFrom(busCtrl <text:s/>: <text:s/>BusSlaveFactory,baseAddress <text:s/>: <text:s/></text:span><text:span text:style-name="T42">BigInt</text:span><text:span text:style-name="T36">)</text:span></text:p>
            <text:p text:style-name="P12"><text:span text:style-name="T36"><text:s text:c="29"/></text:span><text:span text:style-name="T36">(ticks <text:s/>: <text:s/></text:span><text:span text:style-name="T42">Seq</text:span><text:span text:style-name="T36">[Bool],clears <text:s/>: <text:s/></text:span><text:span text:style-name="T42">Seq</text:span><text:span text:style-name="T36">[Bool]) <text:s/>= <text:s/></text:span><text:span text:style-name="T41">new <text:s/></text:span><text:span text:style-name="T36">Area <text:s/>{</text:span><text:span text:style-name="T36"><text:line-break/></text:span><text:span text:style-name="T36"> <text:s text:c="7"/></text:span><text:span text:style-name="T38">//Address <text:s/>0 <text:s/>=&gt; <text:s/>clear/tick <text:s/>masks <text:s/>+ <text:s/>bus</text:span><text:span text:style-name="T38"><text:line-break/></text:span><text:span text:style-name="T38"> <text:s text:c="7"/></text:span><text:span text:style-name="T41">val <text:s/></text:span><text:span text:style-name="T34">ticksEnable <text:s text:c="3"/></text:span><text:span text:style-name="T36">= <text:s/>busCtrl.createReadWrite(Bits(ticks.length <text:s/>bits) <text:s/>,baseAddress <text:s/>+ <text:s/></text:span><text:span text:style-name="T43">0</text:span><text:span text:style-name="T36">,</text:span><text:span text:style-name="T43">0</text:span><text:span text:style-name="T36">) <text:s/>init(</text:span><text:span text:style-name="T43">0</text:span><text:span text:style-name="T36">)</text:span><text:span text:style-name="T36"><text:line-break/></text:span><text:span text:style-name="T36"> <text:s text:c="7"/></text:span><text:span text:style-name="T41">val <text:s/></text:span><text:span text:style-name="T34">clearsEnable <text:s/></text:span><text:span text:style-name="T36">= <text:s/>busCtrl.createReadWrite(Bits(clears.length <text:s/>bits),baseAddress <text:s/>+ <text:s/></text:span><text:span text:style-name="T43">0</text:span><text:span text:style-name="T36">,</text:span><text:span text:style-name="T43">16</text:span><text:span text:style-name="T36">) <text:s/>init(</text:span><text:span text:style-name="T43">0</text:span><text:span text:style-name="T36">)</text:span><text:span text:style-name="T36"><text:line-break/></text:span><text:span text:style-name="T36"> <text:s text:c="7"/></text:span><text:span text:style-name="T41">val <text:s/></text:span><text:span text:style-name="T34">busClearing <text:s text:c="3"/></text:span><text:span text:style-name="T36">= <text:s/>False</text:span><text:span text:style-name="T36"><text:line-break/></text:span><text:span text:style-name="T36"><text:line-break/></text:span><text:span text:style-name="T36"> <text:s text:c="7"/></text:span><text:span text:style-name="T34">io</text:span><text:span text:style-name="T36">.</text:span><text:span text:style-name="T34">clear <text:s/></text:span><text:span text:style-name="T36">:= <text:s/>(</text:span><text:span text:style-name="T34">clearsEnable <text:s/></text:span><text:span text:style-name="T36">&amp; <text:s/>clears.asBits).orR <text:s/>| <text:s/></text:span><text:span text:style-name="T34">busClearing</text:span><text:span text:style-name="T34"><text:line-break/></text:span><text:span text:style-name="T34"> <text:s text:c="7"/>io</text:span><text:span text:style-name="T36">.</text:span><text:span text:style-name="T34">tick <text:s text:c="3"/></text:span><text:span text:style-name="T36">:= <text:s/>(</text:span><text:span text:style-name="T34">ticksEnable <text:s text:c="3"/></text:span><text:span text:style-name="T36">&amp; <text:s/>ticks.asBits <text:s/>).orR</text:span><text:span text:style-name="T36"><text:line-break/></text:span><text:span text:style-name="T36"><text:line-break/></text:span><text:span text:style-name="T36"> <text:s text:c="7"/></text:span><text:span text:style-name="T38">//Address <text:s/>4 <text:s/>=&gt; <text:s/>read/write <text:s/>limit <text:s/>(+ <text:s/>auto <text:s/>clear)</text:span><text:span text:style-name="T38"><text:line-break/></text:span><text:span text:style-name="T38"> <text:s text:c="7"/></text:span><text:span text:style-name="T36">busCtrl.driveAndRead(</text:span><text:span text:style-name="T34">io</text:span><text:span text:style-name="T36">.</text:span><text:span text:style-name="T34">limit</text:span><text:span text:style-name="T36">,baseAddress <text:s/>+ <text:s/></text:span><text:span text:style-name="T43">4</text:span><text:span text:style-name="T36">)</text:span><text:span text:style-name="T36"><text:line-break/></text:span><text:span text:style-name="T36"> <text:s text:c="7"/></text:span><text:span text:style-name="T34">busClearing</text:span><text:span text:style-name="T36">.setWhen(busCtrl.isWriting(baseAddress <text:s/>+ <text:s/></text:span><text:span text:style-name="T43">4</text:span><text:span text:style-name="T36">))</text:span><text:span text:style-name="T36"><text:line-break/></text:span><text:span text:style-name="T36"><text:line-break/></text:span><text:span text:style-name="T36"> <text:s text:c="7"/></text:span><text:span text:style-name="T38">//Address <text:s/>8 <text:s/>=&gt; <text:s/>read <text:s/>timer <text:s/>value <text:s/>/ <text:s/>write <text:s/>=&gt; <text:s/>clear <text:s/>timer <text:s/>value</text:span><text:span text:style-name="T38"><text:line-break/></text:span><text:span text:style-name="T38"> <text:s text:c="7"/></text:span><text:span text:style-name="T36">busCtrl.read(</text:span><text:span text:style-name="T34">io</text:span><text:span text:style-name="T36">.</text:span><text:span text:style-name="T34">value</text:span><text:span text:style-name="T36">,baseAddress <text:s/>+ <text:s/></text:span><text:span text:style-name="T43">8</text:span><text:span text:style-name="T36">)</text:span><text:span text:style-name="T36"><text:line-break/></text:span><text:span text:style-name="T36"> <text:s text:c="7"/></text:span><text:span text:style-name="T34">busClearing</text:span><text:span text:style-name="T37">.setWhen(busCtrl.isWriting(baseAddress <text:s/>+ <text:s/></text:span><text:span text:style-name="T40">8</text:span><text:span text:style-name="T37">))</text:span><text:span text:style-name="T37"><text:line-break/></text:span><text:span text:style-name="T37"> <text:s text:c="3"/>}</text:span><text:span text:style-name="T37"><text:line-break/></text:span><text:span text:style-name="T37">}</text:span></text:p>
          </draw:text-box>
        </draw:frame>
        <draw:frame draw:style-name="gr343" draw:text-style-name="P46" draw:layer="layout" svg:width="17.808cm" svg:height="27.376cm" draw:transform="rotate (1.5707963267946) translate (8.808cm 24.969cm)">
          <draw:text-box>
            <text:p text:style-name="P12"><text:span text:style-name="T32">val <text:s/></text:span><text:span text:style-name="T34">apb <text:s/></text:span><text:span text:style-name="T33">= <text:s/></text:span><text:span text:style-name="T36">Apb3</text:span><text:span text:style-name="T33">(addressWidth <text:s/>= <text:s/></text:span><text:span text:style-name="T35">8</text:span><text:span text:style-name="T33">, <text:s/>dataWidth <text:s/>= <text:s/></text:span><text:span text:style-name="T35">32</text:span><text:span text:style-name="T33">)</text:span><text:span text:style-name="T33"><text:line-break/></text:span><text:span text:style-name="T32">val <text:s/></text:span><text:span text:style-name="T34">external <text:s/></text:span><text:span text:style-name="T33">= <text:s/></text:span><text:span text:style-name="T32">new <text:s/></text:span><text:span text:style-name="T33">Bundle{</text:span><text:span text:style-name="T33"><text:line-break/></text:span><text:span text:style-name="T33"> <text:s text:c="3"/></text:span><text:span text:style-name="T32">val <text:s/></text:span><text:span text:style-name="T34">clear</text:span><text:span text:style-name="T33">,</text:span><text:span text:style-name="T34">tick <text:s/></text:span><text:span text:style-name="T33">= <text:s/>Bool</text:span><text:span text:style-name="T33"><text:line-break/></text:span><text:span text:style-name="T33">}</text:span><text:span text:style-name="T33"><text:line-break/></text:span><text:span text:style-name="T33"><text:line-break/></text:span><text:span text:style-name="T32">val <text:s/></text:span><text:span text:style-name="T34">prescaler <text:s/></text:span><text:span text:style-name="T33">= <text:s/></text:span><text:span text:style-name="T36">Prescaler</text:span><text:span text:style-name="T33">(</text:span><text:span text:style-name="T35">16</text:span><text:span text:style-name="T33">)</text:span><text:span text:style-name="T33"><text:line-break/></text:span><text:span text:style-name="T32">val <text:s/></text:span><text:span text:style-name="T34">timerA <text:s/></text:span><text:span text:style-name="T33">= <text:s/></text:span><text:span text:style-name="T36">Timer</text:span><text:span text:style-name="T33">(</text:span><text:span text:style-name="T35">32</text:span><text:span text:style-name="T33">)</text:span><text:span text:style-name="T33"><text:line-break/></text:span><text:span text:style-name="T32">val <text:s/></text:span><text:span text:style-name="T34">timerB</text:span><text:span text:style-name="T33">,</text:span><text:span text:style-name="T34">timerC</text:span><text:span text:style-name="T33">,</text:span><text:span text:style-name="T34">timerD <text:s/></text:span><text:span text:style-name="T33">= <text:s/></text:span><text:span text:style-name="T36">Timer</text:span><text:span text:style-name="T33">(</text:span><text:span text:style-name="T35">16</text:span><text:span text:style-name="T33">)</text:span><text:span text:style-name="T33"><text:line-break/></text:span><text:span text:style-name="T33"><text:line-break/></text:span><text:span text:style-name="T32">val <text:s/></text:span><text:span text:style-name="T34">busCtrl <text:s/></text:span><text:span text:style-name="T33">= <text:s/></text:span><text:span text:style-name="T36">Apb3SlaveFactory</text:span><text:span text:style-name="T33">(</text:span><text:span text:style-name="T34">apb</text:span><text:span text:style-name="T33">)</text:span><text:span text:style-name="T33"><text:line-break/></text:span><text:span text:style-name="T32">val <text:s/></text:span><text:span text:style-name="T34">prescalerBridge <text:s/></text:span><text:span text:style-name="T33">= <text:s/></text:span><text:span text:style-name="T34">prescaler</text:span><text:span text:style-name="T33">.driveFrom(</text:span><text:span text:style-name="T34">busCtrl</text:span><text:span text:style-name="T33">,</text:span><text:span text:style-name="T35">0x00</text:span><text:span text:style-name="T33">)</text:span><text:span text:style-name="T33"><text:line-break/></text:span><text:span text:style-name="T33"><text:line-break/></text:span><text:span text:style-name="T32">val <text:s/></text:span><text:span text:style-name="T34">timerABridge <text:s/></text:span><text:span text:style-name="T33">= <text:s/></text:span><text:span text:style-name="T34">timerA</text:span><text:span text:style-name="T33">.driveFrom(</text:span><text:span text:style-name="T34">busCtrl</text:span><text:span text:style-name="T33">,</text:span><text:span text:style-name="T35">0x4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text:span><text:span text:style-name="T33"><text:line-break/></text:span><text:span text:style-name="T33"> <text:s text:c="3"/>clears <text:s/>= <text:s/></text:span><text:span text:style-name="T34">List</text:span><text:span text:style-name="T33">(</text:span><text:span text:style-name="T34">timerA</text:span><text:span text:style-name="T33">.</text:span><text:span text:style-name="T34">io</text:span><text:span text:style-name="T33">.</text:span><text:span text:style-name="T34">full</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BBridge <text:s/></text:span><text:span text:style-name="T33">= <text:s/></text:span><text:span text:style-name="T34">timerB</text:span><text:span text:style-name="T33">.driveFrom(</text:span><text:span text:style-name="T34">busCtrl</text:span><text:span text:style-name="T33">,</text:span><text:span text:style-name="T35">0x5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B</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CBridge <text:s/></text:span><text:span text:style-name="T33">= <text:s/></text:span><text:span text:style-name="T34">timerC</text:span><text:span text:style-name="T33">.driveFrom(</text:span><text:span text:style-name="T34">busCtrl</text:span><text:span text:style-name="T33">,</text:span><text:span text:style-name="T35">0x6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C</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DBridge <text:s/></text:span><text:span text:style-name="T33">= <text:s/></text:span><text:span text:style-name="T34">timerD</text:span><text:span text:style-name="T33">.driveFrom(</text:span><text:span text:style-name="T34">busCtrl</text:span><text:span text:style-name="T33">,</text:span><text:span text:style-name="T35">0x7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D</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7">)</text:span><text:span text:style-name="T37"><text:line-break/></text:span><text:span text:style-name="T37">)</text:span></text:p>
          </draw:text-box>
        </draw:frame>
        <draw:rect draw:style-name="gr325" draw:text-style-name="P3" draw:layer="layout" svg:width="27.496cm" svg:height="32.73cm" draw:transform="rotate (1.5707963267946) translate (3.845cm 52.989cm)">
          <text:p/>
        </draw:rect>
        <draw:g>
          <draw:frame draw:style-name="gr344" draw:text-style-name="P48" draw:layer="layout" svg:width="11.496cm" svg:height="1.055cm" draw:transform="rotate (1.5707963267946) translate (4.085cm 46.947cm)">
            <draw:text-box>
              <text:p text:style-name="P6"><text:span text:style-name="T30">Timer with bus bridging function</text:span></text:p>
            </draw:text-box>
          </draw:frame>
        </draw:g>
        <draw:rect draw:style-name="gr325" draw:text-style-name="P3" draw:layer="layout" svg:width="16.68cm" svg:height="32.73cm" draw:transform="rotate (1.5707963267946) translate (3.845cm 25.493cm)">
          <text:p/>
        </draw:rect>
        <draw:g>
          <draw:frame draw:style-name="gr338" draw:text-style-name="P48" draw:layer="layout" svg:width="7.788cm" svg:height="1.055cm" draw:transform="rotate (1.5707963267946) translate (3.845cm 21.191cm)">
            <draw:text-box>
              <text:p text:style-name="P6"><text:span text:style-name="T30">Usage of the Timer</text:span></text:p>
            </draw:text-box>
          </draw:frame>
        </draw:g>
      </draw:page>
      <draw:page draw:name="page12" draw:style-name="dp1" draw:master-page-name="Standard">
        <draw:g>
          <draw:frame draw:style-name="gr338" draw:text-style-name="P43" draw:layer="layout" svg:width="7.788cm" svg:height="1.055cm" svg:x="13.807cm" svg:y="4.414cm">
            <draw:text-box>
              <text:p text:style-name="P4"><text:span text:style-name="T30">Pinsec SoC</text:span></text:p>
            </draw:text-box>
          </draw:frame>
        </draw:g>
        <draw:frame draw:style-name="gr345" draw:text-style-name="P46" draw:layer="layout" svg:width="18.762cm" svg:height="21.951cm" svg:x="5.631cm" svg:y="30.911cm">
          <draw:text-box>
            <text:p text:style-name="P12"><text:span text:style-name="T32">val </text:span><text:span text:style-name="T34">timerCtrl </text:span><text:span text:style-name="T37">= PinsecTimerCtrl()</text:span></text:p>
            <text:p text:style-name="P12"><text:span text:style-name="T32"/></text:p>
            <text:p text:style-name="P12"><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2"><text:span text:style-name="T37"/></text:p>
            <text:p text:style-name="P12"><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2"><text:span text:style-name="T37"/></text:p>
            <text:p text:style-name="P12"><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9"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3"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1" draw:text-style-name="P29"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8.143cm" svg:y1="16.79cm" svg:x2="28.867cm" svg:y2="16.79cm">
          <text:p/>
        </draw:line>
        <draw:line draw:style-name="gr82" draw:text-style-name="P3" draw:layer="layout" svg:x1="28.143cm" svg:y1="19.343cm" svg:x2="28.867cm" svg:y2="19.343cm">
          <text:p/>
        </draw:line>
        <draw:line draw:style-name="gr82" draw:text-style-name="P3" draw:layer="layout" svg:x1="28.143cm" svg:y1="22.088cm" svg:x2="28.867cm" svg:y2="22.088cm">
          <text:p/>
        </draw:line>
        <draw:line draw:style-name="gr82" draw:text-style-name="P3" draw:layer="layout" svg:x1="28.162cm" svg:y1="24.893cm" svg:x2="28.886cm" svg:y2="24.893cm">
          <text:p/>
        </draw:line>
        <draw:line draw:style-name="gr82" draw:text-style-name="P3" draw:layer="layout" svg:x1="28.148cm" svg:y1="28.266cm" svg:x2="28.872cm" svg:y2="28.266cm">
          <text:p/>
        </draw:line>
        <draw:line draw:style-name="gr82" draw:text-style-name="P3" draw:layer="layout" svg:x1="27.192cm" svg:y1="22.088cm" svg:x2="26.452cm" svg:y2="22.088cm">
          <text:p/>
        </draw:line>
        <draw:frame draw:style-name="gr183" draw:text-style-name="P30" draw:layer="layout" svg:width="3.965cm" svg:height="0.882cm" svg:x="33.569cm" svg:y="27.868cm">
          <draw:text-box>
            <text:p text:style-name="P29"><text:span text:style-name="T4">vgaCtrl.io.axi</text:span></text:p>
          </draw:text-box>
        </draw:frame>
        <draw:frame draw:style-name="gr190" draw:text-style-name="P32" draw:layer="layout" svg:width="3.93cm" svg:height="0.882cm" draw:transform="rotate (1.5707963267946) translate (27.261cm 24.124cm)">
          <draw:text-box>
            <text:p text:style-name="P29"><text:span text:style-name="T19">APB Decoder</text:span></text:p>
          </draw:text-box>
        </draw:frame>
        <draw:line draw:style-name="gr82" draw:text-style-name="P3" draw:layer="layout" svg:x1="21.268cm" svg:y1="10.718cm" svg:x2="21.992cm" svg:y2="10.718cm">
          <text:p/>
        </draw:line>
        <draw:custom-shape draw:style-name="gr101"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1.243cm" svg:y1="16.596cm" svg:x2="21.967cm" svg:y2="16.596cm">
          <text:p/>
        </draw:line>
        <draw:custom-shape draw:style-name="gr101"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1.216cm" svg:y1="22.049cm" svg:x2="21.94cm" svg:y2="22.049cm">
          <text:p/>
        </draw:line>
        <draw:custom-shape draw:style-name="gr101"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7.654cm" svg:y1="10.064cm" svg:x2="20.404cm" svg:y2="10.064cm">
          <text:p/>
        </draw:line>
        <draw:line draw:style-name="gr82" draw:text-style-name="P3" draw:layer="layout" svg:x1="17.661cm" svg:y1="11.652cm" svg:x2="20.379cm" svg:y2="15.417cm">
          <text:p/>
        </draw:line>
        <draw:line draw:style-name="gr82" draw:text-style-name="P3" draw:layer="layout" svg:x1="17.658cm" svg:y1="16.634cm" svg:x2="20.408cm" svg:y2="16.634cm">
          <text:p/>
        </draw:line>
        <draw:line draw:style-name="gr82" draw:text-style-name="P3" draw:layer="layout" svg:x1="17.661cm" svg:y1="15.417cm" svg:x2="20.404cm" svg:y2="11.101cm">
          <text:p/>
        </draw:line>
        <draw:line draw:style-name="gr82" draw:text-style-name="P3" draw:layer="layout" svg:x1="17.629cm" svg:y1="17.719cm" svg:x2="20.352cm" svg:y2="21.099cm">
          <text:p/>
        </draw:line>
        <draw:line draw:style-name="gr82" draw:text-style-name="P3" draw:layer="layout" svg:x1="17.695cm" svg:y1="20.72cm" svg:x2="20.404cm" svg:y2="12.12cm">
          <text:p/>
        </draw:line>
        <draw:line draw:style-name="gr82" draw:text-style-name="P3" draw:layer="layout" svg:x1="17.702cm" svg:y1="23.311cm" svg:x2="20.352cm" svg:y2="23.311cm">
          <text:p/>
        </draw:line>
        <draw:line draw:style-name="gr82" draw:text-style-name="P3" draw:layer="layout" svg:x1="17.696cm" svg:y1="22.101cm" svg:x2="20.352cm" svg:y2="17.719cm">
          <text:p/>
        </draw:line>
        <draw:line draw:style-name="gr82" draw:text-style-name="P3" draw:layer="layout" svg:x1="14.804cm" svg:y1="14.145cm" svg:x2="15.658cm" svg:y2="14.134cm">
          <text:p/>
        </draw:line>
        <draw:line draw:style-name="gr82" draw:text-style-name="P3" draw:layer="layout" svg:x1="15.658cm" svg:y1="16.634cm" svg:x2="15.658cm" svg:y2="14.134cm">
          <text:p/>
        </draw:line>
        <draw:line draw:style-name="gr82" draw:text-style-name="P3" draw:layer="layout" svg:x1="15.658cm" svg:y1="16.634cm" svg:x2="16.908cm" svg:y2="16.634cm">
          <text:p/>
        </draw:line>
        <draw:line draw:style-name="gr82" draw:text-style-name="P3" draw:layer="layout" svg:x1="14.807cm" svg:y1="13.416cm" svg:x2="15.661cm" svg:y2="13.405cm">
          <text:p/>
        </draw:line>
        <draw:line draw:style-name="gr82" draw:text-style-name="P3" draw:layer="layout" svg:x1="15.658cm" svg:y1="10.634cm" svg:x2="15.661cm" svg:y2="13.405cm">
          <text:p/>
        </draw:line>
        <draw:line draw:style-name="gr82" draw:text-style-name="P3" draw:layer="layout" svg:x1="15.658cm" svg:y1="10.634cm" svg:x2="16.908cm" svg:y2="10.634cm">
          <text:p/>
        </draw:line>
        <draw:custom-shape draw:style-name="gr101"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32" draw:layer="layout" svg:width="3.965cm" svg:height="0.882cm" svg:x="11.902cm" svg:y="7.478cm">
          <draw:text-box>
            <text:p text:style-name="P29"><text:span text:style-name="T19">vgaCtrl.io.axi</text:span></text:p>
          </draw:text-box>
        </draw:frame>
        <draw:line draw:style-name="gr82" draw:text-style-name="P3" draw:layer="layout" svg:x1="15.685cm" svg:y1="7.876cm" svg:x2="17.477cm" svg:y2="7.876cm">
          <text:p/>
        </draw:line>
        <draw:line draw:style-name="gr82" draw:text-style-name="P3" draw:layer="layout" svg:x1="20.404cm" svg:y1="9.224cm" svg:x2="17.477cm" svg:y2="7.876cm">
          <text:p/>
        </draw:line>
        <draw:line draw:style-name="gr82" draw:text-style-name="P3" draw:layer="layout" svg:x1="15.593cm" svg:y1="21.864cm" svg:x2="16.843cm" svg:y2="21.864cm">
          <text:p/>
        </draw:line>
        <draw:line draw:style-name="gr82" draw:text-style-name="P3" draw:layer="layout" svg:x1="15.658cm" svg:y1="16.634cm" svg:x2="16.908cm" svg:y2="16.634cm">
          <text:p/>
        </draw:line>
        <draw:line draw:style-name="gr82" draw:text-style-name="P3" draw:layer="layout" svg:x1="28.143cm" svg:y1="14.44cm" svg:x2="28.867cm" svg:y2="14.44cm">
          <text:p/>
        </draw:line>
        <draw:frame draw:style-name="gr191" draw:text-style-name="P32" draw:layer="layout" svg:width="4.892cm" svg:height="0.882cm" svg:x="28.804cm" svg:y="13.958cm">
          <draw:text-box>
            <text:p text:style-name="P29"><text:span text:style-name="T19">core.io.debugBus</text:span></text:p>
          </draw:text-box>
        </draw:frame>
        <draw:frame draw:style-name="gr183" draw:text-style-name="P30" draw:layer="layout" svg:width="3.965cm" svg:height="0.882cm" svg:x="3.699cm" svg:y="12.933cm">
          <draw:text-box>
            <text:p text:style-name="P29"><text:span text:style-name="T4">core.io.debugBus</text:span></text:p>
          </draw:text-box>
        </draw:frame>
        <draw:line draw:style-name="gr82" draw:text-style-name="P3" draw:layer="layout" svg:x1="7.536cm" svg:y1="13.425cm" svg:x2="8.26cm" svg:y2="13.425cm">
          <text:p/>
        </draw:line>
        <draw:line draw:style-name="gr82" draw:text-style-name="P3" draw:layer="layout" svg:x1="7.523cm" svg:y1="14.094cm" svg:x2="8.247cm" svg:y2="14.094cm">
          <text:p/>
        </draw:line>
        <draw:frame draw:style-name="gr183" draw:text-style-name="P32" draw:layer="layout" svg:width="3.965cm" svg:height="0.882cm" svg:x="4.599cm" svg:y="13.615cm">
          <draw:text-box>
            <text:p text:style-name="P29"><text:span text:style-name="T4">interrupt</text:span></text:p>
          </draw:text-box>
        </draw:frame>
        <draw:frame draw:style-name="gr183" draw:text-style-name="P30" draw:layer="layout" svg:width="3.965cm" svg:height="0.882cm" svg:x="33.31cm" svg:y="21.64cm">
          <draw:text-box>
            <text:p text:style-name="P29"><text:span text:style-name="T4">interrupt(1)</text:span></text:p>
          </draw:text-box>
        </draw:frame>
        <draw:line draw:style-name="gr82"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3" draw:text-style-name="P30" draw:layer="layout" svg:width="3.965cm" svg:height="0.882cm" svg:x="33.31cm" svg:y="25.159cm">
          <draw:text-box>
            <text:p text:style-name="P29"><text:span text:style-name="T4">interrupt(0)</text:span></text:p>
          </draw:text-box>
        </draw:frame>
        <draw:line draw:style-name="gr82" draw:text-style-name="P3" draw:layer="layout" svg:x1="33.41cm" svg:y1="25.596cm" svg:x2="34.134cm" svg:y2="25.596cm">
          <text:p/>
        </draw:line>
        <draw:line draw:style-name="gr82" draw:text-style-name="P3" draw:layer="layout" svg:x1="33.432cm" svg:y1="28.319cm" svg:x2="34.156cm" svg:y2="28.319cm">
          <text:p/>
        </draw:line>
        <draw:rect draw:style-name="gr43" draw:text-style-name="P3" draw:layer="layout" svg:width="2.65cm" svg:height="0.882cm" svg:x="17.672cm" svg:y="26.334cm">
          <text:p/>
        </draw:rect>
        <draw:frame draw:style-name="gr183" draw:text-style-name="P32" draw:layer="layout" svg:width="3.965cm" svg:height="0.882cm" svg:x="16.973cm" svg:y="26.334cm">
          <draw:text-box>
            <text:p text:style-name="P29"><text:span text:style-name="T19">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2"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2"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2"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2"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2"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2" draw:text-style-name="P3" draw:layer="layout" svg:x1="10.375cm" svg:y1="21.871cm" svg:x2="11.099cm" svg:y2="21.871cm">
          <text:p/>
        </draw:line>
        <draw:frame draw:style-name="gr192" draw:text-style-name="P33" draw:layer="layout" svg:width="5.531cm" svg:height="1.216cm" svg:x="16.296cm" svg:y="6.189cm">
          <draw:text-box>
            <text:p text:style-name="P29"><text:span text:style-name="T20">AxiCrossbar</text:span></text:p>
          </draw:text-box>
        </draw:frame>
        <draw:custom-shape draw:style-name="gr101"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6" draw:text-style-name="P46" draw:layer="layout" svg:width="22.023cm" svg:height="25.051cm" svg:x="18.977cm" svg:y="30.911cm">
          <draw:text-box>
            <text:p text:style-name="P12"><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2"><text:span text:style-name="T33"/></text:p>
            <text:p text:style-name="P12"><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2"><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draw:page>
      <draw:page draw:name="page13" draw:style-name="dp1" draw:master-page-name="Standard">
        <draw:g>
          <draw:frame draw:style-name="gr338" draw:text-style-name="P43" draw:layer="layout" svg:width="7.788cm" svg:height="1.055cm" svg:x="13.207cm" svg:y="4.414cm">
            <draw:text-box>
              <text:p text:style-name="P4"><text:span text:style-name="T30">Briey SoC</text:span></text:p>
            </draw:text-box>
          </draw:frame>
        </draw:g>
        <draw:frame draw:style-name="gr345" draw:text-style-name="P46" draw:layer="layout" svg:width="18.762cm" svg:height="21.951cm" svg:x="5.631cm" svg:y="30.911cm">
          <draw:text-box>
            <text:p text:style-name="P12"><text:span text:style-name="T32">val </text:span><text:span text:style-name="T34">timerCtrl </text:span><text:span text:style-name="T37">= PinsecTimerCtrl()</text:span></text:p>
            <text:p text:style-name="P12"><text:span text:style-name="T32"/></text:p>
            <text:p text:style-name="P12"><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2"><text:span text:style-name="T37"/></text:p>
            <text:p text:style-name="P12"><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2"><text:span text:style-name="T37"/></text:p>
            <text:p text:style-name="P12"><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005cm" svg:x="8.519cm" svg:y="12.837cm">
          <text:p/>
        </draw:rect>
        <draw:g>
          <draw:rect draw:style-name="gr3" draw:text-style-name="P3" draw:layer="layout" svg:width="0.5cm" svg:height="0.5cm" svg:x="14.307cm" svg:y="13.169cm">
            <text:p/>
          </draw:rect>
          <draw:frame draw:style-name="gr189"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47cm" svg:y="13.194cm">
            <text:p/>
          </draw:rect>
          <draw:frame draw:style-name="gr5" draw:text-style-name="P5" draw:layer="layout" svg:width="2.471cm" svg:height="0.725cm" svg:x="8.747cm" svg:y="13.0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43" draw:text-style-name="P3"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1" draw:text-style-name="P29"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8.143cm" svg:y1="16.79cm" svg:x2="28.867cm" svg:y2="16.79cm">
          <text:p/>
        </draw:line>
        <draw:line draw:style-name="gr82" draw:text-style-name="P3" draw:layer="layout" svg:x1="28.143cm" svg:y1="19.343cm" svg:x2="28.867cm" svg:y2="19.343cm">
          <text:p/>
        </draw:line>
        <draw:line draw:style-name="gr82" draw:text-style-name="P3" draw:layer="layout" svg:x1="28.143cm" svg:y1="22.088cm" svg:x2="28.867cm" svg:y2="22.088cm">
          <text:p/>
        </draw:line>
        <draw:line draw:style-name="gr82" draw:text-style-name="P3" draw:layer="layout" svg:x1="28.162cm" svg:y1="24.893cm" svg:x2="28.886cm" svg:y2="24.893cm">
          <text:p/>
        </draw:line>
        <draw:line draw:style-name="gr82" draw:text-style-name="P3" draw:layer="layout" svg:x1="28.148cm" svg:y1="28.266cm" svg:x2="28.872cm" svg:y2="28.266cm">
          <text:p/>
        </draw:line>
        <draw:line draw:style-name="gr82" draw:text-style-name="P3" draw:layer="layout" svg:x1="27.192cm" svg:y1="22.088cm" svg:x2="26.452cm" svg:y2="22.088cm">
          <text:p/>
        </draw:line>
        <draw:frame draw:style-name="gr183" draw:text-style-name="P30" draw:layer="layout" svg:width="3.965cm" svg:height="0.882cm" svg:x="33.569cm" svg:y="27.868cm">
          <draw:text-box>
            <text:p text:style-name="P29"><text:span text:style-name="T4">vgaCtrl.io.axi</text:span></text:p>
          </draw:text-box>
        </draw:frame>
        <draw:frame draw:style-name="gr190" draw:text-style-name="P32" draw:layer="layout" svg:width="3.93cm" svg:height="0.882cm" draw:transform="rotate (1.5707963267946) translate (27.261cm 24.124cm)">
          <draw:text-box>
            <text:p text:style-name="P29"><text:span text:style-name="T19">APB Decoder</text:span></text:p>
          </draw:text-box>
        </draw:frame>
        <draw:line draw:style-name="gr82" draw:text-style-name="P3" draw:layer="layout" svg:x1="21.268cm" svg:y1="10.718cm" svg:x2="21.992cm" svg:y2="10.718cm">
          <text:p/>
        </draw:line>
        <draw:custom-shape draw:style-name="gr101"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1.243cm" svg:y1="16.596cm" svg:x2="21.967cm" svg:y2="16.596cm">
          <text:p/>
        </draw:line>
        <draw:line draw:style-name="gr82" draw:text-style-name="P3" draw:layer="layout" svg:x1="21.216cm" svg:y1="22.049cm" svg:x2="21.94cm" svg:y2="22.049cm">
          <text:p/>
        </draw:line>
        <draw:line draw:style-name="gr82" draw:text-style-name="P3" draw:layer="layout" svg:x1="17.654cm" svg:y1="10.064cm" svg:x2="20.404cm" svg:y2="10.064cm">
          <text:p/>
        </draw:line>
        <draw:line draw:style-name="gr82" draw:text-style-name="P3" draw:layer="layout" svg:x1="17.661cm" svg:y1="11.652cm" svg:x2="20.379cm" svg:y2="15.417cm">
          <text:p/>
        </draw:line>
        <draw:line draw:style-name="gr82" draw:text-style-name="P3" draw:layer="layout" svg:x1="17.658cm" svg:y1="16.634cm" svg:x2="20.408cm" svg:y2="16.634cm">
          <text:p/>
        </draw:line>
        <draw:line draw:style-name="gr82" draw:text-style-name="P3" draw:layer="layout" svg:x1="17.661cm" svg:y1="15.417cm" svg:x2="20.404cm" svg:y2="11.101cm">
          <text:p/>
        </draw:line>
        <draw:line draw:style-name="gr82" draw:text-style-name="P3" draw:layer="layout" svg:x1="17.629cm" svg:y1="17.719cm" svg:x2="21.216cm" svg:y2="22.049cm">
          <text:p/>
        </draw:line>
        <draw:line draw:style-name="gr82" draw:text-style-name="P3" draw:layer="layout" svg:x1="14.804cm" svg:y1="14.145cm" svg:x2="15.658cm" svg:y2="14.134cm">
          <text:p/>
        </draw:line>
        <draw:line draw:style-name="gr82" draw:text-style-name="P3" draw:layer="layout" svg:x1="15.658cm" svg:y1="16.634cm" svg:x2="15.658cm" svg:y2="14.134cm">
          <text:p/>
        </draw:line>
        <draw:line draw:style-name="gr82" draw:text-style-name="P3" draw:layer="layout" svg:x1="15.658cm" svg:y1="16.634cm" svg:x2="16.908cm" svg:y2="16.634cm">
          <text:p/>
        </draw:line>
        <draw:line draw:style-name="gr82" draw:text-style-name="P3" draw:layer="layout" svg:x1="14.807cm" svg:y1="13.416cm" svg:x2="15.661cm" svg:y2="13.405cm">
          <text:p/>
        </draw:line>
        <draw:line draw:style-name="gr82" draw:text-style-name="P3" draw:layer="layout" svg:x1="15.658cm" svg:y1="10.634cm" svg:x2="15.661cm" svg:y2="13.405cm">
          <text:p/>
        </draw:line>
        <draw:line draw:style-name="gr82" draw:text-style-name="P3" draw:layer="layout" svg:x1="15.658cm" svg:y1="10.634cm" svg:x2="16.908cm" svg:y2="10.634cm">
          <text:p/>
        </draw:line>
        <draw:custom-shape draw:style-name="gr101"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32" draw:layer="layout" svg:width="3.965cm" svg:height="0.882cm" svg:x="11.902cm" svg:y="7.478cm">
          <draw:text-box>
            <text:p text:style-name="P29"><text:span text:style-name="T19">vgaCtrl.io.axi</text:span></text:p>
          </draw:text-box>
        </draw:frame>
        <draw:line draw:style-name="gr82" draw:text-style-name="P3" draw:layer="layout" svg:x1="15.685cm" svg:y1="7.876cm" svg:x2="17.477cm" svg:y2="7.876cm">
          <text:p/>
        </draw:line>
        <draw:line draw:style-name="gr82" draw:text-style-name="P3" draw:layer="layout" svg:x1="20.404cm" svg:y1="9.224cm" svg:x2="17.477cm" svg:y2="7.876cm">
          <text:p/>
        </draw:line>
        <draw:line draw:style-name="gr82" draw:text-style-name="P3" draw:layer="layout" svg:x1="15.658cm" svg:y1="16.634cm" svg:x2="16.908cm" svg:y2="16.634cm">
          <text:p/>
        </draw:line>
        <draw:line draw:style-name="gr82" draw:text-style-name="P3" draw:layer="layout" svg:x1="28.143cm" svg:y1="14.44cm" svg:x2="28.867cm" svg:y2="14.44cm">
          <text:p/>
        </draw:line>
        <draw:frame draw:style-name="gr191" draw:text-style-name="P32" draw:layer="layout" svg:width="4.892cm" svg:height="0.882cm" svg:x="28.804cm" svg:y="13.958cm">
          <draw:text-box>
            <text:p text:style-name="P29"><text:span text:style-name="T19">core.io.debugBus</text:span></text:p>
          </draw:text-box>
        </draw:frame>
        <draw:line draw:style-name="gr82" draw:text-style-name="P3" draw:layer="layout" svg:x1="7.523cm" svg:y1="13.394cm" svg:x2="8.247cm" svg:y2="13.394cm">
          <text:p/>
        </draw:line>
        <draw:frame draw:style-name="gr183" draw:text-style-name="P32" draw:layer="layout" svg:width="3.965cm" svg:height="0.882cm" svg:x="4.599cm" svg:y="12.915cm">
          <draw:text-box>
            <text:p text:style-name="P29"><text:span text:style-name="T4">interrupt</text:span></text:p>
          </draw:text-box>
        </draw:frame>
        <draw:frame draw:style-name="gr183" draw:text-style-name="P30" draw:layer="layout" svg:width="3.965cm" svg:height="0.882cm" svg:x="33.31cm" svg:y="21.64cm">
          <draw:text-box>
            <text:p text:style-name="P29"><text:span text:style-name="T4">interrupt(1)</text:span></text:p>
          </draw:text-box>
        </draw:frame>
        <draw:line draw:style-name="gr82"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3" draw:text-style-name="P30" draw:layer="layout" svg:width="3.965cm" svg:height="0.882cm" svg:x="33.31cm" svg:y="25.159cm">
          <draw:text-box>
            <text:p text:style-name="P29"><text:span text:style-name="T4">interrupt(0)</text:span></text:p>
          </draw:text-box>
        </draw:frame>
        <draw:line draw:style-name="gr82" draw:text-style-name="P3" draw:layer="layout" svg:x1="33.41cm" svg:y1="25.596cm" svg:x2="34.134cm" svg:y2="25.596cm">
          <text:p/>
        </draw:line>
        <draw:line draw:style-name="gr82" draw:text-style-name="P3" draw:layer="layout" svg:x1="33.432cm" svg:y1="28.319cm" svg:x2="34.156cm" svg:y2="28.319cm">
          <text:p/>
        </draw:lin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2"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2"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2"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2"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2" draw:text-style-name="P3" draw:layer="layout" svg:x1="26.526cm" svg:y1="10.719cm" svg:x2="27.25cm" svg:y2="10.719cm">
          <text:p/>
        </draw:line>
        <draw:g>
          <draw:rect draw:style-name="gr3" draw:text-style-name="P3" draw:layer="layout" svg:width="0.5cm" svg:height="0.5cm" svg:x="6.984cm" svg:y="13.979cm">
            <text:p/>
          </draw:rect>
          <draw:frame draw:style-name="gr4" draw:text-style-name="P5" draw:layer="layout" svg:width="2.246cm" svg:height="0.725cm" svg:x="4.824cm" svg:y="13.847cm">
            <draw:text-box>
              <text:p text:style-name="P4"><text:span text:style-name="T3">jtag</text:span></text:p>
            </draw:text-box>
          </draw:frame>
        </draw:g>
        <draw:frame draw:style-name="gr192" draw:text-style-name="P33" draw:layer="layout" svg:width="5.531cm" svg:height="1.216cm" svg:x="16.296cm" svg:y="6.189cm">
          <draw:text-box>
            <text:p text:style-name="P29"><text:span text:style-name="T20">AxiCrossbar</text:span></text:p>
          </draw:text-box>
        </draw:frame>
        <draw:custom-shape draw:style-name="gr101"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6" draw:text-style-name="P46" draw:layer="layout" svg:width="22.023cm" svg:height="25.051cm" svg:x="18.977cm" svg:y="30.911cm">
          <draw:text-box>
            <text:p text:style-name="P12"><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3">.</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2"><text:span text:style-name="T33"/></text:p>
            <text:p text:style-name="P12"><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2"><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draw:g>
          <draw:rect draw:style-name="gr3" draw:text-style-name="P3" draw:layer="layout" svg:width="0.5cm" svg:height="0.5cm" svg:x="8.234cm" svg:y="13.995cm">
            <text:p/>
          </draw:rect>
          <draw:frame draw:style-name="gr5" draw:text-style-name="P5" draw:layer="layout" svg:width="2.471cm" svg:height="0.725cm" svg:x="8.734cm" svg:y="13.863cm">
            <draw:text-box>
              <text:p text:style-name="P4"><text:span text:style-name="T3">jtag</text:span></text:p>
            </draw:text-box>
          </draw:frame>
        </draw:g>
        <draw:line draw:style-name="gr82" draw:text-style-name="P3" draw:layer="layout" svg:x1="7.523cm" svg:y1="14.219cm" svg:x2="8.247cm" svg:y2="14.219cm">
          <text:p/>
        </draw:line>
      </draw:page>
      <draw:page draw:name="page14" draw:style-name="dp1" draw:master-page-name="Standard">
        <draw:rect draw:style-name="gr1" draw:text-style-name="P2" draw:layer="layout" svg:width="16.823cm" svg:height="1cm" svg:x="9.454cm" svg:y="-3.132cm">
          <text:p text:style-name="P1"><text:span text:style-name="T1">Murax</text:span></text:p>
        </draw:rect>
        <draw:rect draw:style-name="gr2" draw:text-style-name="P3" draw:layer="layout" svg:width="16.841cm" svg:height="12.065cm" svg:x="9.436cm" svg:y="-2.159cm">
          <text:p/>
        </draw:rect>
        <draw:g>
          <draw:frame draw:style-name="gr338" draw:text-style-name="P43" draw:layer="layout" svg:width="7.788cm" svg:height="1.055cm" svg:x="14.971cm" svg:y="15.068cm">
            <draw:text-box>
              <text:p text:style-name="P4"><text:span text:style-name="T30">Murax SoC</text:span></text:p>
            </draw:text-box>
          </draw:frame>
        </draw:g>
        <draw:frame draw:style-name="gr345" draw:text-style-name="P46" draw:layer="layout" svg:width="18.762cm" svg:height="21.951cm" svg:x="5.631cm" svg:y="30.911cm">
          <draw:text-box>
            <text:p text:style-name="P12"><text:span text:style-name="T32">val </text:span><text:span text:style-name="T34">timerCtrl </text:span><text:span text:style-name="T37">= PinsecTimerCtrl()</text:span></text:p>
            <text:p text:style-name="P12"><text:span text:style-name="T32"/></text:p>
            <text:p text:style-name="P12"><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2"><text:span text:style-name="T37"/></text:p>
            <text:p text:style-name="P12"><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2"><text:span text:style-name="T37"/></text:p>
            <text:p text:style-name="P12"><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5.199cm" svg:height="1cm" svg:x="11.879cm" svg:y="18.251cm">
          <text:p text:style-name="P1"><text:span text:style-name="T1">RISCV</text:span></text:p>
        </draw:rect>
        <draw:rect draw:style-name="gr2" draw:text-style-name="P3" draw:layer="layout" svg:width="5.199cm" svg:height="1.834cm" svg:x="11.879cm" svg:y="19.251cm">
          <text:p/>
        </draw:rect>
        <draw:g>
          <draw:rect draw:style-name="gr3" draw:text-style-name="P3" draw:layer="layout" svg:width="0.5cm" svg:height="0.5cm" svg:x="16.778cm" svg:y="19.583cm">
            <text:p/>
          </draw:rect>
          <draw:frame draw:style-name="gr189" draw:text-style-name="P5" draw:layer="layout" svg:width="3.194cm" svg:height="0.725cm" svg:x="13.67cm" svg:y="19.451cm">
            <draw:text-box>
              <text:p text:style-name="P4"><text:span text:style-name="T3">InstructionBus</text:span></text:p>
            </draw:text-box>
          </draw:frame>
        </draw:g>
        <draw:g>
          <draw:rect draw:style-name="gr3" draw:text-style-name="P3" draw:layer="layout" svg:width="0.5cm" svg:height="0.5cm" svg:x="16.775cm" svg:y="20.309cm">
            <text:p/>
          </draw:rect>
          <draw:frame draw:style-name="gr4" draw:text-style-name="P5" draw:layer="layout" svg:width="2.246cm" svg:height="0.725cm" svg:x="14.615cm" svg:y="20.177cm">
            <draw:text-box>
              <text:p text:style-name="P4"><text:span text:style-name="T3">DataBus</text:span></text:p>
            </draw:text-box>
          </draw:frame>
        </draw:g>
        <draw:rect draw:style-name="gr1" draw:text-style-name="P2" draw:layer="layout" svg:width="4.075cm" svg:height="1cm" svg:x="22.155cm" svg:y="17.203cm">
          <text:p text:style-name="P1"><text:span text:style-name="T1">OnChipRam</text:span></text:p>
        </draw:rect>
        <draw:rect draw:style-name="gr2" draw:text-style-name="P3" draw:layer="layout" svg:width="4.075cm" svg:height="1.176cm" svg:x="22.155cm" svg:y="18.203cm">
          <text:p/>
        </draw:rect>
        <draw:g>
          <draw:rect draw:style-name="gr3" draw:text-style-name="P3" draw:layer="layout" svg:width="0.5cm" svg:height="0.5cm" svg:x="21.896cm" svg:y="18.536cm">
            <text:p/>
          </draw:rect>
          <draw:frame draw:style-name="gr5" draw:text-style-name="P5" draw:layer="layout" svg:width="2.471cm" svg:height="0.725cm" svg:x="22.396cm" svg:y="18.404cm">
            <draw:text-box>
              <text:p text:style-name="P4"><text:span text:style-name="T3">bus</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bus</text:span></text:p>
            </draw:text-box>
          </draw:frame>
        </draw:g>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7.566cm">
          <text:p text:style-name="P1"><text:span text:style-name="T1">GPIO</text:span></text:p>
        </draw:rect>
        <draw:rect draw:style-name="gr2" draw:text-style-name="P3" draw:layer="layout" svg:width="4.075cm" svg:height="1.176cm" svg:x="29.165cm" svg:y="18.566cm">
          <text:p/>
        </draw:rect>
        <draw:g>
          <draw:rect draw:style-name="gr3" draw:text-style-name="P3" draw:layer="layout" svg:width="0.5cm" svg:height="0.5cm" svg:x="32.94cm" svg:y="18.898cm">
            <text:p/>
          </draw:rect>
          <draw:frame draw:style-name="gr4" draw:text-style-name="P5" draw:layer="layout" svg:width="2.246cm" svg:height="0.725cm" svg:x="30.78cm" svg:y="18.766cm">
            <draw:text-box>
              <text:p text:style-name="P4"><text:span text:style-name="T3">gpio</text:span></text:p>
            </draw:text-box>
          </draw:frame>
        </draw:g>
        <draw:g>
          <draw:rect draw:style-name="gr3" draw:text-style-name="P3" draw:layer="layout" svg:width="0.5cm" svg:height="0.5cm" svg:x="28.906cm" svg:y="18.899cm">
            <text:p/>
          </draw:rect>
          <draw:frame draw:style-name="gr5" draw:text-style-name="P5" draw:layer="layout" svg:width="2.471cm" svg:height="0.725cm" svg:x="29.406cm" svg:y="18.767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custom-shape draw:style-name="gr101" draw:text-style-name="P29" draw:layer="layout" svg:width="8.067cm" svg:height="0.977cm" draw:transform="rotate (-1.57079632679579) translate (28.143cm 18.06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8.143cm" svg:y1="19.19cm" svg:x2="28.867cm" svg:y2="19.19cm">
          <text:p/>
        </draw:line>
        <draw:line draw:style-name="gr82" draw:text-style-name="P3" draw:layer="layout" svg:x1="28.143cm" svg:y1="22.088cm" svg:x2="28.867cm" svg:y2="22.088cm">
          <text:p/>
        </draw:line>
        <draw:line draw:style-name="gr82" draw:text-style-name="P3" draw:layer="layout" svg:x1="28.162cm" svg:y1="24.893cm" svg:x2="28.886cm" svg:y2="24.893cm">
          <text:p/>
        </draw:line>
        <draw:line draw:style-name="gr82" draw:text-style-name="P3" draw:layer="layout" svg:x1="27.192cm" svg:y1="22.088cm" svg:x2="26.452cm" svg:y2="22.088cm">
          <text:p/>
        </draw:line>
        <draw:line draw:style-name="gr82" draw:text-style-name="P3" draw:layer="layout" svg:x1="20.675cm" svg:y1="18.757cm" svg:x2="21.871cm" svg:y2="18.772cm">
          <text:p/>
        </draw:line>
        <draw:line draw:style-name="gr82" draw:text-style-name="P3" draw:layer="layout" svg:x1="20.675cm" svg:y1="22.029cm" svg:x2="21.94cm" svg:y2="22.049cm">
          <text:p/>
        </draw:line>
        <draw:line draw:style-name="gr82" draw:text-style-name="P3" draw:layer="layout" svg:x1="17.275cm" svg:y1="20.559cm" svg:x2="18.129cm" svg:y2="20.548cm">
          <text:p/>
        </draw:line>
        <draw:line draw:style-name="gr82" draw:text-style-name="P3" draw:layer="layout" svg:x1="17.278cm" svg:y1="19.83cm" svg:x2="18.132cm" svg:y2="19.819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2" draw:text-style-name="P3" draw:layer="layout" svg:x1="33.41cm" svg:y1="24.9cm" svg:x2="34.134cm" svg:y2="24.9cm">
          <text:p/>
        </draw:line>
        <draw:g>
          <draw:rect draw:style-name="gr3" draw:text-style-name="P3" draw:layer="layout" svg:width="0.5cm" svg:height="0.5cm" svg:x="34.185cm" svg:y="18.898cm">
            <text:p/>
          </draw:rect>
          <draw:frame draw:style-name="gr5" draw:text-style-name="P5" draw:layer="layout" svg:width="2.471cm" svg:height="0.725cm" svg:x="34.685cm" svg:y="18.766cm">
            <draw:text-box>
              <text:p text:style-name="P4"><text:span text:style-name="T3">gpioA</text:span></text:p>
            </draw:text-box>
          </draw:frame>
        </draw:g>
        <draw:line draw:style-name="gr82" draw:text-style-name="P3" draw:layer="layout" svg:x1="33.44cm" svg:y1="19.125cm" svg:x2="34.164cm" svg:y2="19.125cm">
          <text:p/>
        </draw:line>
        <draw:g>
          <draw:rect draw:style-name="gr3" draw:text-style-name="P3" draw:layer="layout" svg:width="0.5cm" svg:height="0.5cm" svg:x="10.437cm" svg:y="19.576cm">
            <text:p/>
          </draw:rect>
          <draw:frame draw:style-name="gr4" draw:text-style-name="P5" draw:layer="layout" svg:width="2.246cm" svg:height="0.725cm" svg:x="8.277cm" svg:y="19.444cm">
            <draw:text-box>
              <text:p text:style-name="P4"><text:span text:style-name="T3">jtag</text:span></text:p>
            </draw:text-box>
          </draw:frame>
        </draw:g>
        <draw:frame draw:style-name="gr346" draw:text-style-name="P46" draw:layer="layout" svg:width="22.023cm" svg:height="25.051cm" svg:x="18.977cm" svg:y="30.911cm">
          <draw:text-box>
            <text:p text:style-name="P12"><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3">.</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2"><text:span text:style-name="T33"/></text:p>
            <text:p text:style-name="P12"><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2"><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draw:g>
          <draw:rect draw:style-name="gr3" draw:text-style-name="P3" draw:layer="layout" svg:width="0.5cm" svg:height="0.5cm" svg:x="11.683cm" svg:y="19.586cm">
            <text:p/>
          </draw:rect>
          <draw:frame draw:style-name="gr5" draw:text-style-name="P5" draw:layer="layout" svg:width="2.471cm" svg:height="0.725cm" svg:x="12.183cm" svg:y="19.454cm">
            <draw:text-box>
              <text:p text:style-name="P4"><text:span text:style-name="T3">jtag</text:span></text:p>
            </draw:text-box>
          </draw:frame>
        </draw:g>
        <draw:line draw:style-name="gr82" draw:text-style-name="P3" draw:layer="layout" svg:x1="10.937cm" svg:y1="19.844cm" svg:x2="11.661cm" svg:y2="19.844cm">
          <text:p/>
        </draw:line>
        <draw:line draw:style-name="gr82" draw:text-style-name="P3" draw:layer="layout" svg:x1="19.039cm" svg:y1="20.193cm" svg:x2="20.203cm" svg:y2="20.219cm">
          <text:p/>
        </draw:line>
        <draw:custom-shape draw:style-name="gr101" draw:text-style-name="P29" draw:layer="layout" svg:width="4.498cm" svg:height="0.977cm" draw:transform="rotate (-1.57079632679579) translate (21.237cm 18.15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29" draw:layer="layout" svg:width="2.428cm" svg:height="0.977cm" draw:transform="rotate (1.5707963267946) translate (18.062cm 21.369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5.199cm" svg:height="1cm" svg:x="10.61cm" svg:y="2.084cm">
          <text:p text:style-name="P1"><text:span text:style-name="T1">VexRiscv</text:span></text:p>
        </draw:rect>
        <draw:rect draw:style-name="gr2" draw:text-style-name="P3" draw:layer="layout" svg:width="5.199cm" svg:height="1.834cm" svg:x="10.61cm" svg:y="3.084cm">
          <text:p/>
        </draw:rect>
        <draw:g>
          <draw:rect draw:style-name="gr3" draw:text-style-name="P3" draw:layer="layout" svg:width="0.5cm" svg:height="0.5cm" svg:x="15.509cm" svg:y="3.416cm">
            <text:p/>
          </draw:rect>
          <draw:frame draw:style-name="gr189" draw:text-style-name="P5" draw:layer="layout" svg:width="3.194cm" svg:height="0.725cm" svg:x="12.401cm" svg:y="3.284cm">
            <draw:text-box>
              <text:p text:style-name="P4"><text:span text:style-name="T3">InstructionBus</text:span></text:p>
            </draw:text-box>
          </draw:frame>
        </draw:g>
        <draw:g>
          <draw:rect draw:style-name="gr3" draw:text-style-name="P3" draw:layer="layout" svg:width="0.5cm" svg:height="0.5cm" svg:x="15.506cm" svg:y="4.142cm">
            <text:p/>
          </draw:rect>
          <draw:frame draw:style-name="gr4" draw:text-style-name="P5" draw:layer="layout" svg:width="2.246cm" svg:height="0.725cm" svg:x="13.346cm" svg:y="4.01cm">
            <draw:text-box>
              <text:p text:style-name="P4"><text:span text:style-name="T3">DataBus</text:span></text:p>
            </draw:text-box>
          </draw:frame>
        </draw:g>
        <draw:rect draw:style-name="gr1" draw:text-style-name="P2" draw:layer="layout" svg:width="4.075cm" svg:height="1cm" svg:x="20.982cm" svg:y="-1.486cm">
          <text:p text:style-name="P1"><text:span text:style-name="T1">RAM</text:span></text:p>
        </draw:rect>
        <draw:rect draw:style-name="gr2" draw:text-style-name="P3" draw:layer="layout" svg:width="4.075cm" svg:height="1.176cm" svg:x="20.982cm" svg:y="-0.486cm">
          <text:p/>
        </draw:rect>
        <draw:g>
          <draw:rect draw:style-name="gr3" draw:text-style-name="P3" draw:layer="layout" svg:width="0.5cm" svg:height="0.5cm" svg:x="20.723cm" svg:y="-0.153cm">
            <text:p/>
          </draw:rect>
          <draw:frame draw:style-name="gr5" draw:text-style-name="P5" draw:layer="layout" svg:width="2.471cm" svg:height="0.725cm" svg:x="21.223cm" svg:y="-0.285cm">
            <draw:text-box>
              <text:p text:style-name="P4"><text:span text:style-name="T3">bus</text:span></text:p>
            </draw:text-box>
          </draw:frame>
        </draw:g>
        <draw:rect draw:style-name="gr1" draw:text-style-name="P2" draw:layer="layout" svg:width="4.075cm" svg:height="1cm" svg:x="20.96cm" svg:y="7.209cm">
          <text:p text:style-name="P1"><text:span text:style-name="T1">Uart</text:span></text:p>
        </draw:rect>
        <draw:rect draw:style-name="gr2" draw:text-style-name="P3" draw:layer="layout" svg:width="4.075cm" svg:height="1.119cm" svg:x="20.96cm" svg:y="8.209cm">
          <text:p/>
        </draw:rect>
        <draw:g>
          <draw:rect draw:style-name="gr3" draw:text-style-name="P3" draw:layer="layout" svg:width="0.5cm" svg:height="0.5cm" svg:x="24.735cm" svg:y="8.541cm">
            <text:p/>
          </draw:rect>
          <draw:frame draw:style-name="gr4" draw:text-style-name="P5" draw:layer="layout" svg:width="2.246cm" svg:height="0.725cm" svg:x="22.575cm" svg:y="8.409cm">
            <draw:text-box>
              <text:p text:style-name="P4"><text:span text:style-name="T3">uart</text:span></text:p>
            </draw:text-box>
          </draw:frame>
        </draw:g>
        <draw:g>
          <draw:rect draw:style-name="gr3" draw:text-style-name="P3" draw:layer="layout" svg:width="0.5cm" svg:height="0.5cm" svg:x="20.701cm" svg:y="8.542cm">
            <text:p/>
          </draw:rect>
          <draw:frame draw:style-name="gr5" draw:text-style-name="P5" draw:layer="layout" svg:width="2.471cm" svg:height="0.725cm" svg:x="21.201cm" svg:y="8.41cm">
            <draw:text-box>
              <text:p text:style-name="P4"><text:span text:style-name="T3">bus</text:span></text:p>
            </draw:text-box>
          </draw:frame>
        </draw:g>
        <draw:rect draw:style-name="gr1" draw:text-style-name="P2" draw:layer="layout" svg:width="4.075cm" svg:height="1cm" svg:x="20.99cm" svg:y="1.441cm">
          <text:p text:style-name="P1"><text:span text:style-name="T1">GPIO</text:span></text:p>
        </draw:rect>
        <draw:rect draw:style-name="gr2" draw:text-style-name="P3" draw:layer="layout" svg:width="4.075cm" svg:height="1.176cm" svg:x="20.99cm" svg:y="2.441cm">
          <text:p/>
        </draw:rect>
        <draw:g>
          <draw:rect draw:style-name="gr3" draw:text-style-name="P3" draw:layer="layout" svg:width="0.5cm" svg:height="0.5cm" svg:x="24.765cm" svg:y="2.773cm">
            <text:p/>
          </draw:rect>
          <draw:frame draw:style-name="gr4" draw:text-style-name="P5" draw:layer="layout" svg:width="2.246cm" svg:height="0.725cm" svg:x="22.605cm" svg:y="2.641cm">
            <draw:text-box>
              <text:p text:style-name="P4"><text:span text:style-name="T3">gpio</text:span></text:p>
            </draw:text-box>
          </draw:frame>
        </draw:g>
        <draw:g>
          <draw:rect draw:style-name="gr3" draw:text-style-name="P3" draw:layer="layout" svg:width="0.5cm" svg:height="0.5cm" svg:x="20.731cm" svg:y="2.774cm">
            <text:p/>
          </draw:rect>
          <draw:frame draw:style-name="gr5" draw:text-style-name="P5" draw:layer="layout" svg:width="2.471cm" svg:height="0.725cm" svg:x="21.231cm" svg:y="2.642cm">
            <draw:text-box>
              <text:p text:style-name="P4"><text:span text:style-name="T3">bus</text:span></text:p>
            </draw:text-box>
          </draw:frame>
        </draw:g>
        <draw:rect draw:style-name="gr1" draw:text-style-name="P2" draw:layer="layout" svg:width="4.075cm" svg:height="1cm" svg:x="20.96cm" svg:y="4.379cm">
          <text:p text:style-name="P1"><text:span text:style-name="T1">Timer</text:span></text:p>
        </draw:rect>
        <draw:rect draw:style-name="gr2" draw:text-style-name="P3" draw:layer="layout" svg:width="4.075cm" svg:height="1.176cm" svg:x="20.96cm" svg:y="5.379cm">
          <text:p/>
        </draw:rect>
        <draw:g>
          <draw:rect draw:style-name="gr3" draw:text-style-name="P3" draw:layer="layout" svg:width="0.5cm" svg:height="0.5cm" svg:x="20.701cm" svg:y="5.712cm">
            <text:p/>
          </draw:rect>
          <draw:frame draw:style-name="gr5" draw:text-style-name="P5" draw:layer="layout" svg:width="2.471cm" svg:height="0.725cm" svg:x="21.201cm" svg:y="5.58cm">
            <draw:text-box>
              <text:p text:style-name="P4"><text:span text:style-name="T3">bus</text:span></text:p>
            </draw:text-box>
          </draw:frame>
        </draw:g>
        <draw:line draw:style-name="gr82" draw:text-style-name="P3" draw:layer="layout" svg:x1="19.968cm" svg:y1="3.065cm" svg:x2="20.692cm" svg:y2="3.065cm">
          <text:p/>
        </draw:line>
        <draw:line draw:style-name="gr82" draw:text-style-name="P3" draw:layer="layout" svg:x1="19.968cm" svg:y1="5.963cm" svg:x2="20.692cm" svg:y2="5.963cm">
          <text:p/>
        </draw:line>
        <draw:line draw:style-name="gr82" draw:text-style-name="P3" draw:layer="layout" svg:x1="19.987cm" svg:y1="8.768cm" svg:x2="20.711cm" svg:y2="8.768cm">
          <text:p/>
        </draw:line>
        <draw:line draw:style-name="gr82" draw:text-style-name="P3" draw:layer="layout" svg:x1="19.502cm" svg:y1="0.068cm" svg:x2="20.698cm" svg:y2="0.083cm">
          <text:p/>
        </draw:line>
        <draw:line draw:style-name="gr82" draw:text-style-name="P3" draw:layer="layout" svg:x1="16.006cm" svg:y1="4.392cm" svg:x2="16.86cm" svg:y2="4.381cm">
          <text:p/>
        </draw:line>
        <draw:line draw:style-name="gr82" draw:text-style-name="P3" draw:layer="layout" svg:x1="16.009cm" svg:y1="3.663cm" svg:x2="16.863cm" svg:y2="3.652cm">
          <text:p/>
        </draw:line>
        <draw:g>
          <draw:rect draw:style-name="gr3" draw:text-style-name="P3" draw:layer="layout" svg:width="0.5cm" svg:height="0.5cm" svg:x="25.98cm" svg:y="8.548cm">
            <text:p/>
          </draw:rect>
          <draw:frame draw:style-name="gr5" draw:text-style-name="P5" draw:layer="layout" svg:width="2.471cm" svg:height="0.725cm" svg:x="26.48cm" svg:y="8.416cm">
            <draw:text-box>
              <text:p text:style-name="P4"><text:span text:style-name="T3">uart</text:span></text:p>
            </draw:text-box>
          </draw:frame>
        </draw:g>
        <draw:line draw:style-name="gr82" draw:text-style-name="P3" draw:layer="layout" svg:x1="25.235cm" svg:y1="8.775cm" svg:x2="25.959cm" svg:y2="8.775cm">
          <text:p/>
        </draw:line>
        <draw:g>
          <draw:rect draw:style-name="gr3" draw:text-style-name="P3" draw:layer="layout" svg:width="0.5cm" svg:height="0.5cm" svg:x="26.01cm" svg:y="2.773cm">
            <text:p/>
          </draw:rect>
          <draw:frame draw:style-name="gr5" draw:text-style-name="P5" draw:layer="layout" svg:width="2.471cm" svg:height="0.725cm" svg:x="26.51cm" svg:y="2.641cm">
            <draw:text-box>
              <text:p text:style-name="P4"><text:span text:style-name="T3">gpioA</text:span></text:p>
            </draw:text-box>
          </draw:frame>
        </draw:g>
        <draw:line draw:style-name="gr82" draw:text-style-name="P3" draw:layer="layout" svg:x1="25.265cm" svg:y1="3cm" svg:x2="25.989cm" svg:y2="3cm">
          <text:p/>
        </draw:line>
        <draw:g>
          <draw:rect draw:style-name="gr3" draw:text-style-name="P3" draw:layer="layout" svg:width="0.5cm" svg:height="0.5cm" svg:x="9.168cm" svg:y="3.409cm">
            <text:p/>
          </draw:rect>
          <draw:frame draw:style-name="gr4" draw:text-style-name="P5" draw:layer="layout" svg:width="2.246cm" svg:height="0.725cm" svg:x="7.008cm" svg:y="3.277cm">
            <draw:text-box>
              <text:p text:style-name="P4"><text:span text:style-name="T3">jtag</text:span></text:p>
            </draw:text-box>
          </draw:frame>
        </draw:g>
        <draw:g>
          <draw:rect draw:style-name="gr3" draw:text-style-name="P3" draw:layer="layout" svg:width="0.5cm" svg:height="0.5cm" svg:x="10.414cm" svg:y="3.419cm">
            <text:p/>
          </draw:rect>
          <draw:frame draw:style-name="gr5" draw:text-style-name="P5" draw:layer="layout" svg:width="2.471cm" svg:height="0.725cm" svg:x="10.914cm" svg:y="3.287cm">
            <draw:text-box>
              <text:p text:style-name="P4"><text:span text:style-name="T3">jtag</text:span></text:p>
            </draw:text-box>
          </draw:frame>
        </draw:g>
        <draw:line draw:style-name="gr82" draw:text-style-name="P3" draw:layer="layout" svg:x1="9.668cm" svg:y1="3.677cm" svg:x2="10.392cm" svg:y2="3.677cm">
          <text:p/>
        </draw:line>
        <draw:line draw:style-name="gr82" draw:text-style-name="P3" draw:layer="layout" svg:x1="17.77cm" svg:y1="4.026cm" svg:x2="18.934cm" svg:y2="4.052cm">
          <text:p/>
        </draw:line>
        <draw:custom-shape draw:style-name="gr101" draw:text-style-name="P29" draw:layer="layout" svg:width="10.26cm" svg:height="0.977cm" draw:transform="rotate (-1.57079632679579) translate (19.968cm -0.617cm)">
          <text:p/>
          <draw:enhanced-geometry svg:viewBox="0 0 21600 21600" draw:mirror-horizontal="false" draw:mirror-vertical="false" draw:glue-points="?f6 10800 10800 21600 ?f5 10800 10800 0" draw:text-areas="?f3 ?f3 ?f4 ?f4" draw:type="trapezoid" draw:modifiers="2164.490644490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29" draw:layer="layout" svg:width="2.428cm" svg:height="0.977cm" draw:transform="rotate (1.5707963267946) translate (16.793cm 5.202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8.688cm" svg:height="1cm" svg:x="37.112cm" svg:y="10.503cm">
          <text:p text:style-name="P1"><text:span text:style-name="T1">Murax</text:span></text:p>
        </draw:rect>
        <draw:rect draw:style-name="gr2" draw:text-style-name="P3" draw:layer="layout" svg:width="8.649cm" svg:height="5.491cm" svg:x="37.112cm" svg:y="11.503cm">
          <text:p/>
        </draw:rect>
        <draw:rect draw:style-name="gr1" draw:text-style-name="P2" draw:layer="layout" svg:width="2.833cm" svg:height="1cm" svg:x="38.167cm" svg:y="12.298cm">
          <text:p text:style-name="P1"><text:span text:style-name="T1">VexRiscv</text:span></text:p>
        </draw:rect>
        <draw:rect draw:style-name="gr1" draw:text-style-name="P2" draw:layer="layout" svg:width="2.556cm" svg:height="1cm" svg:x="42.2cm" svg:y="12.293cm">
          <text:p text:style-name="P1"><text:span text:style-name="T1">RAM</text:span></text:p>
        </draw:rect>
        <draw:rect draw:style-name="gr1" draw:text-style-name="P2" draw:layer="layout" svg:width="2.556cm" svg:height="1cm" svg:x="42.2cm" svg:y="13.293cm">
          <text:p text:style-name="P1"><text:span text:style-name="T1">Uart</text:span></text:p>
        </draw:rect>
        <draw:rect draw:style-name="gr1" draw:text-style-name="P2" draw:layer="layout" svg:width="2.556cm" svg:height="1cm" svg:x="42.2cm" svg:y="14.293cm">
          <text:p text:style-name="P1"><text:span text:style-name="T1">GPIO</text:span></text:p>
        </draw:rect>
        <draw:rect draw:style-name="gr1" draw:text-style-name="P2" draw:layer="layout" svg:width="2.556cm" svg:height="1cm" svg:x="42.2cm" svg:y="15.293cm">
          <text:p text:style-name="P1"><text:span text:style-name="T1">Timer</text:span></text:p>
        </draw:rect>
        <draw:g>
          <draw:rect draw:style-name="gr3" draw:text-style-name="P3" draw:layer="layout" svg:width="0.5cm" svg:height="0.5cm" svg:x="45.501cm" svg:y="13.535cm">
            <text:p/>
          </draw:rect>
          <draw:frame draw:style-name="gr5" draw:text-style-name="P5" draw:layer="layout" svg:width="2.471cm" svg:height="0.725cm" svg:x="46.001cm" svg:y="13.403cm">
            <draw:text-box>
              <text:p text:style-name="P4"><text:span text:style-name="T3">uart</text:span></text:p>
            </draw:text-box>
          </draw:frame>
        </draw:g>
        <draw:line draw:style-name="gr82" draw:text-style-name="P3" draw:layer="layout" svg:x1="44.756cm" svg:y1="13.762cm" svg:x2="45.48cm" svg:y2="13.762cm">
          <text:p/>
        </draw:line>
        <draw:g>
          <draw:rect draw:style-name="gr3" draw:text-style-name="P3" draw:layer="layout" svg:width="0.5cm" svg:height="0.5cm" svg:x="45.501cm" svg:y="14.572cm">
            <text:p/>
          </draw:rect>
          <draw:frame draw:style-name="gr5" draw:text-style-name="P5" draw:layer="layout" svg:width="2.471cm" svg:height="0.725cm" svg:x="46.001cm" svg:y="14.44cm">
            <draw:text-box>
              <text:p text:style-name="P4"><text:span text:style-name="T3">gpioA</text:span></text:p>
            </draw:text-box>
          </draw:frame>
        </draw:g>
        <draw:line draw:style-name="gr82" draw:text-style-name="P3" draw:layer="layout" svg:x1="44.756cm" svg:y1="14.799cm" svg:x2="45.48cm" svg:y2="14.799cm">
          <text:p/>
        </draw:line>
        <draw:g>
          <draw:rect draw:style-name="gr3" draw:text-style-name="P3" draw:layer="layout" svg:width="0.5cm" svg:height="0.5cm" svg:x="36.878cm" svg:y="12.551cm">
            <text:p/>
          </draw:rect>
          <draw:frame draw:style-name="gr4" draw:text-style-name="P5" draw:layer="layout" svg:width="2.246cm" svg:height="0.725cm" svg:x="34.718cm" svg:y="12.419cm">
            <draw:text-box>
              <text:p text:style-name="P4"><text:span text:style-name="T3">jtag</text:span></text:p>
            </draw:text-box>
          </draw:frame>
        </draw:g>
        <draw:line draw:style-name="gr82" draw:text-style-name="P3" draw:layer="layout" svg:x1="41cm" svg:y1="12.766cm" svg:x2="42.2cm" svg:y2="12.766cm">
          <text:p/>
        </draw:line>
        <draw:line draw:style-name="gr82" draw:text-style-name="P3" draw:layer="layout" svg:x1="41.565cm" svg:y1="13.801cm" svg:x2="42.2cm" svg:y2="13.801cm">
          <text:p/>
        </draw:line>
        <draw:line draw:style-name="gr82" draw:text-style-name="P3" draw:layer="layout" svg:x1="41.534cm" svg:y1="15.846cm" svg:x2="41.566cm" svg:y2="12.766cm">
          <text:p/>
        </draw:line>
        <draw:line draw:style-name="gr82" draw:text-style-name="P3" draw:layer="layout" svg:x1="41.566cm" svg:y1="14.801cm" svg:x2="42.201cm" svg:y2="14.801cm">
          <text:p/>
        </draw:line>
        <draw:line draw:style-name="gr82" draw:text-style-name="P3" draw:layer="layout" svg:x1="41.566cm" svg:y1="15.801cm" svg:x2="42.201cm" svg:y2="15.801cm">
          <text:p/>
        </draw:line>
        <draw:line draw:style-name="gr82" draw:text-style-name="P3" draw:layer="layout" svg:x1="37.418cm" svg:y1="12.803cm" svg:x2="38.142cm" svg:y2="12.803cm">
          <text:p/>
        </draw:line>
        <draw:frame draw:style-name="gr347" draw:text-style-name="P32" draw:layer="layout" svg:width="8.583cm" svg:height="0.882cm" svg:x="47.929cm" svg:y="12.9cm">
          <draw:text-box>
            <text:p text:style-name="P29"><text:span text:style-name="T19">0x11 0x22 0x33 0x44 0x55 0x66</text:span></text:p>
          </draw:text-box>
        </draw:frame>
        <draw:frame draw:style-name="gr347" draw:text-style-name="P32" draw:layer="layout" svg:width="8.583cm" svg:height="0.882cm" svg:x="47.929cm" svg:y="13.8cm">
          <draw:text-box>
            <text:p text:style-name="P29"><text:span text:style-name="T19">0x11 0x22 0x33 0x44 0x55 0x66</text:span></text:p>
          </draw:text-box>
        </draw:frame>
        <draw:line draw:style-name="gr348" draw:text-style-name="P3" draw:layer="layout" svg:x1="48.1cm" svg:y1="13.3cm" svg:x2="47cm" svg:y2="13.6cm">
          <text:p/>
        </draw:line>
        <draw:line draw:style-name="gr348" draw:text-style-name="P3" draw:layer="layout" svg:x1="47cm" svg:y1="14cm" svg:x2="48.1cm" svg:y2="14.2cm">
          <text:p/>
        </draw:line>
      </draw:page>
      <draw:page draw:name="page15" draw:style-name="dp1" draw:master-page-name="Standard">
        <draw:g>
          <draw:frame draw:style-name="gr349" draw:text-style-name="P49" draw:layer="layout" svg:width="10.218cm" svg:height="2.22cm" svg:x="14.924cm" svg:y="1.612cm">
            <draw:text-box>
              <text:p text:style-name="P4"><text:span text:style-name="T45">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9"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3"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1" draw:text-style-name="P29"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8.143cm" svg:y1="16.79cm" svg:x2="28.867cm" svg:y2="16.79cm">
          <text:p/>
        </draw:line>
        <draw:line draw:style-name="gr82" draw:text-style-name="P3" draw:layer="layout" svg:x1="28.143cm" svg:y1="19.343cm" svg:x2="28.867cm" svg:y2="19.343cm">
          <text:p/>
        </draw:line>
        <draw:line draw:style-name="gr82" draw:text-style-name="P3" draw:layer="layout" svg:x1="28.143cm" svg:y1="22.088cm" svg:x2="28.867cm" svg:y2="22.088cm">
          <text:p/>
        </draw:line>
        <draw:line draw:style-name="gr82" draw:text-style-name="P3" draw:layer="layout" svg:x1="28.162cm" svg:y1="24.893cm" svg:x2="28.886cm" svg:y2="24.893cm">
          <text:p/>
        </draw:line>
        <draw:line draw:style-name="gr82" draw:text-style-name="P3" draw:layer="layout" svg:x1="28.148cm" svg:y1="28.266cm" svg:x2="28.872cm" svg:y2="28.266cm">
          <text:p/>
        </draw:line>
        <draw:line draw:style-name="gr82" draw:text-style-name="P3" draw:layer="layout" svg:x1="27.192cm" svg:y1="22.088cm" svg:x2="26.452cm" svg:y2="22.088cm">
          <text:p/>
        </draw:line>
        <draw:frame draw:style-name="gr183" draw:text-style-name="P30" draw:layer="layout" svg:width="3.965cm" svg:height="0.882cm" svg:x="33.569cm" svg:y="27.868cm">
          <draw:text-box>
            <text:p text:style-name="P29"><text:span text:style-name="T4">vgaCtrl.io.axi</text:span></text:p>
          </draw:text-box>
        </draw:frame>
        <draw:frame draw:style-name="gr190" draw:text-style-name="P32" draw:layer="layout" svg:width="3.93cm" svg:height="0.882cm" draw:transform="rotate (1.5707963267946) translate (27.261cm 24.124cm)">
          <draw:text-box>
            <text:p text:style-name="P29"><text:span text:style-name="T19">APB Decoder</text:span></text:p>
          </draw:text-box>
        </draw:frame>
        <draw:line draw:style-name="gr82" draw:text-style-name="P3" draw:layer="layout" svg:x1="21.268cm" svg:y1="10.718cm" svg:x2="21.992cm" svg:y2="10.718cm">
          <text:p/>
        </draw:line>
        <draw:custom-shape draw:style-name="gr101"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1.243cm" svg:y1="16.596cm" svg:x2="21.967cm" svg:y2="16.596cm">
          <text:p/>
        </draw:line>
        <draw:custom-shape draw:style-name="gr101"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1.216cm" svg:y1="22.049cm" svg:x2="21.94cm" svg:y2="22.049cm">
          <text:p/>
        </draw:line>
        <draw:custom-shape draw:style-name="gr101"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7.654cm" svg:y1="10.064cm" svg:x2="20.404cm" svg:y2="10.064cm">
          <text:p/>
        </draw:line>
        <draw:line draw:style-name="gr82" draw:text-style-name="P3" draw:layer="layout" svg:x1="17.661cm" svg:y1="11.652cm" svg:x2="20.379cm" svg:y2="15.417cm">
          <text:p/>
        </draw:line>
        <draw:line draw:style-name="gr82" draw:text-style-name="P3" draw:layer="layout" svg:x1="17.658cm" svg:y1="16.634cm" svg:x2="20.408cm" svg:y2="16.634cm">
          <text:p/>
        </draw:line>
        <draw:line draw:style-name="gr82" draw:text-style-name="P3" draw:layer="layout" svg:x1="17.661cm" svg:y1="15.417cm" svg:x2="20.404cm" svg:y2="11.101cm">
          <text:p/>
        </draw:line>
        <draw:line draw:style-name="gr82" draw:text-style-name="P3" draw:layer="layout" svg:x1="17.629cm" svg:y1="17.719cm" svg:x2="20.352cm" svg:y2="21.099cm">
          <text:p/>
        </draw:line>
        <draw:line draw:style-name="gr82" draw:text-style-name="P3" draw:layer="layout" svg:x1="17.695cm" svg:y1="20.72cm" svg:x2="20.404cm" svg:y2="12.12cm">
          <text:p/>
        </draw:line>
        <draw:line draw:style-name="gr82" draw:text-style-name="P3" draw:layer="layout" svg:x1="17.702cm" svg:y1="23.311cm" svg:x2="20.352cm" svg:y2="23.311cm">
          <text:p/>
        </draw:line>
        <draw:line draw:style-name="gr82" draw:text-style-name="P3" draw:layer="layout" svg:x1="17.696cm" svg:y1="22.101cm" svg:x2="20.352cm" svg:y2="17.719cm">
          <text:p/>
        </draw:line>
        <draw:line draw:style-name="gr82" draw:text-style-name="P3" draw:layer="layout" svg:x1="14.804cm" svg:y1="14.145cm" svg:x2="15.658cm" svg:y2="14.134cm">
          <text:p/>
        </draw:line>
        <draw:line draw:style-name="gr82" draw:text-style-name="P3" draw:layer="layout" svg:x1="15.658cm" svg:y1="16.634cm" svg:x2="15.658cm" svg:y2="14.134cm">
          <text:p/>
        </draw:line>
        <draw:line draw:style-name="gr82" draw:text-style-name="P3" draw:layer="layout" svg:x1="15.658cm" svg:y1="16.634cm" svg:x2="16.908cm" svg:y2="16.634cm">
          <text:p/>
        </draw:line>
        <draw:line draw:style-name="gr82" draw:text-style-name="P3" draw:layer="layout" svg:x1="14.807cm" svg:y1="13.416cm" svg:x2="15.661cm" svg:y2="13.405cm">
          <text:p/>
        </draw:line>
        <draw:line draw:style-name="gr82" draw:text-style-name="P3" draw:layer="layout" svg:x1="15.658cm" svg:y1="10.634cm" svg:x2="15.661cm" svg:y2="13.405cm">
          <text:p/>
        </draw:line>
        <draw:line draw:style-name="gr82" draw:text-style-name="P3" draw:layer="layout" svg:x1="15.658cm" svg:y1="10.634cm" svg:x2="16.908cm" svg:y2="10.634cm">
          <text:p/>
        </draw:line>
        <draw:custom-shape draw:style-name="gr101"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32" draw:layer="layout" svg:width="3.965cm" svg:height="0.882cm" svg:x="11.902cm" svg:y="7.478cm">
          <draw:text-box>
            <text:p text:style-name="P29"><text:span text:style-name="T19">vgaCtrl.io.axi</text:span></text:p>
          </draw:text-box>
        </draw:frame>
        <draw:line draw:style-name="gr82" draw:text-style-name="P3" draw:layer="layout" svg:x1="15.685cm" svg:y1="7.876cm" svg:x2="17.477cm" svg:y2="7.876cm">
          <text:p/>
        </draw:line>
        <draw:line draw:style-name="gr82" draw:text-style-name="P3" draw:layer="layout" svg:x1="20.404cm" svg:y1="9.224cm" svg:x2="17.477cm" svg:y2="7.876cm">
          <text:p/>
        </draw:line>
        <draw:line draw:style-name="gr82" draw:text-style-name="P3" draw:layer="layout" svg:x1="15.593cm" svg:y1="21.864cm" svg:x2="16.843cm" svg:y2="21.864cm">
          <text:p/>
        </draw:line>
        <draw:line draw:style-name="gr82" draw:text-style-name="P3" draw:layer="layout" svg:x1="15.658cm" svg:y1="16.634cm" svg:x2="16.908cm" svg:y2="16.634cm">
          <text:p/>
        </draw:line>
        <draw:line draw:style-name="gr82" draw:text-style-name="P3" draw:layer="layout" svg:x1="28.143cm" svg:y1="14.44cm" svg:x2="28.867cm" svg:y2="14.44cm">
          <text:p/>
        </draw:line>
        <draw:frame draw:style-name="gr191" draw:text-style-name="P32" draw:layer="layout" svg:width="4.892cm" svg:height="0.882cm" svg:x="28.804cm" svg:y="13.958cm">
          <draw:text-box>
            <text:p text:style-name="P29"><text:span text:style-name="T19">core.io.debugBus</text:span></text:p>
          </draw:text-box>
        </draw:frame>
        <draw:frame draw:style-name="gr183" draw:text-style-name="P30" draw:layer="layout" svg:width="3.965cm" svg:height="0.882cm" svg:x="3.699cm" svg:y="12.933cm">
          <draw:text-box>
            <text:p text:style-name="P29"><text:span text:style-name="T4">core.io.debugBus</text:span></text:p>
          </draw:text-box>
        </draw:frame>
        <draw:line draw:style-name="gr82" draw:text-style-name="P3" draw:layer="layout" svg:x1="7.536cm" svg:y1="13.425cm" svg:x2="8.26cm" svg:y2="13.425cm">
          <text:p/>
        </draw:line>
        <draw:line draw:style-name="gr82" draw:text-style-name="P3" draw:layer="layout" svg:x1="7.523cm" svg:y1="14.094cm" svg:x2="8.247cm" svg:y2="14.094cm">
          <text:p/>
        </draw:line>
        <draw:frame draw:style-name="gr183" draw:text-style-name="P32" draw:layer="layout" svg:width="3.965cm" svg:height="0.882cm" svg:x="4.599cm" svg:y="13.615cm">
          <draw:text-box>
            <text:p text:style-name="P29"><text:span text:style-name="T4">interrupt</text:span></text:p>
          </draw:text-box>
        </draw:frame>
        <draw:frame draw:style-name="gr183" draw:text-style-name="P30" draw:layer="layout" svg:width="3.965cm" svg:height="0.882cm" svg:x="33.31cm" svg:y="21.64cm">
          <draw:text-box>
            <text:p text:style-name="P29"><text:span text:style-name="T4">interrupt(1)</text:span></text:p>
          </draw:text-box>
        </draw:frame>
        <draw:line draw:style-name="gr82"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3" draw:text-style-name="P30" draw:layer="layout" svg:width="3.965cm" svg:height="0.882cm" svg:x="33.31cm" svg:y="25.159cm">
          <draw:text-box>
            <text:p text:style-name="P29"><text:span text:style-name="T4">interrupt(0)</text:span></text:p>
          </draw:text-box>
        </draw:frame>
        <draw:line draw:style-name="gr82" draw:text-style-name="P3" draw:layer="layout" svg:x1="33.41cm" svg:y1="25.596cm" svg:x2="34.134cm" svg:y2="25.596cm">
          <text:p/>
        </draw:line>
        <draw:line draw:style-name="gr82" draw:text-style-name="P3" draw:layer="layout" svg:x1="33.432cm" svg:y1="28.319cm" svg:x2="34.156cm" svg:y2="28.319cm">
          <text:p/>
        </draw:line>
        <draw:rect draw:style-name="gr43" draw:text-style-name="P3" draw:layer="layout" svg:width="2.65cm" svg:height="0.882cm" svg:x="17.672cm" svg:y="26.334cm">
          <text:p/>
        </draw:rect>
        <draw:frame draw:style-name="gr183" draw:text-style-name="P32" draw:layer="layout" svg:width="3.965cm" svg:height="0.882cm" svg:x="16.973cm" svg:y="26.334cm">
          <draw:text-box>
            <text:p text:style-name="P29"><text:span text:style-name="T19">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2"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2"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2"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2"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2"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2" draw:text-style-name="P3" draw:layer="layout" svg:x1="10.375cm" svg:y1="21.871cm" svg:x2="11.099cm" svg:y2="21.871cm">
          <text:p/>
        </draw:line>
        <draw:frame draw:style-name="gr192" draw:text-style-name="P33" draw:layer="layout" svg:width="5.531cm" svg:height="1.216cm" svg:x="16.296cm" svg:y="6.189cm">
          <draw:text-box>
            <text:p text:style-name="P29"><text:span text:style-name="T20">AxiCrossbar</text:span></text:p>
          </draw:text-box>
        </draw:frame>
        <draw:custom-shape draw:style-name="gr101"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50" draw:layer="layout" svg:width="29.259cm" svg:height="12.338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rect draw:style-name="gr1" draw:text-style-name="P2" draw:layer="layout" svg:width="4.075cm" svg:height="1cm" svg:x="17.047cm" svg:y="44.925cm">
          <text:p text:style-name="P1"><text:span text:style-name="T1">APB3Bridge</text:span></text:p>
        </draw:rect>
        <draw:rect draw:style-name="gr2" draw:text-style-name="P3" draw:layer="layout" svg:width="4.075cm" svg:height="1.176cm" svg:x="17.047cm" svg:y="45.925cm">
          <text:p/>
        </draw:rect>
        <draw:g>
          <draw:rect draw:style-name="gr3" draw:text-style-name="P3" draw:layer="layout" svg:width="0.5cm" svg:height="0.5cm" svg:x="20.822cm" svg:y="46.257cm">
            <text:p/>
          </draw:rect>
          <draw:frame draw:style-name="gr4" draw:text-style-name="P5" draw:layer="layout" svg:width="2.246cm" svg:height="0.725cm" svg:x="18.662cm" svg:y="46.125cm">
            <draw:text-box>
              <text:p text:style-name="P4"><text:span text:style-name="T3">apb</text:span></text:p>
            </draw:text-box>
          </draw:frame>
        </draw:g>
        <draw:g>
          <draw:rect draw:style-name="gr3" draw:text-style-name="P3" draw:layer="layout" svg:width="0.5cm" svg:height="0.5cm" svg:x="16.788cm" svg:y="46.258cm">
            <text:p/>
          </draw:rect>
          <draw:frame draw:style-name="gr5" draw:text-style-name="P5" draw:layer="layout" svg:width="2.471cm" svg:height="0.725cm" svg:x="17.288cm" svg:y="46.126cm">
            <draw:text-box>
              <text:p text:style-name="P4"><text:span text:style-name="T3">axi</text:span></text:p>
            </draw:text-box>
          </draw:frame>
        </draw:g>
        <draw:rect draw:style-name="gr1" draw:text-style-name="P2" draw:layer="layout" svg:width="4.075cm" svg:height="1cm" svg:x="23.986cm" svg:y="47.758cm">
          <text:p text:style-name="P1"><text:span text:style-name="T1">UartCtrl</text:span></text:p>
        </draw:rect>
        <draw:rect draw:style-name="gr2" draw:text-style-name="P3" draw:layer="layout" svg:width="4.075cm" svg:height="1.814cm" svg:x="23.986cm" svg:y="48.758cm">
          <text:p/>
        </draw:rect>
        <draw:g>
          <draw:rect draw:style-name="gr3" draw:text-style-name="P3" draw:layer="layout" svg:width="0.5cm" svg:height="0.5cm" svg:x="27.761cm" svg:y="49.09cm">
            <text:p/>
          </draw:rect>
          <draw:frame draw:style-name="gr4" draw:text-style-name="P5" draw:layer="layout" svg:width="2.246cm" svg:height="0.725cm" svg:x="25.601cm" svg:y="48.958cm">
            <draw:text-box>
              <text:p text:style-name="P4"><text:span text:style-name="T3">uart</text:span></text:p>
            </draw:text-box>
          </draw:frame>
        </draw:g>
        <draw:g>
          <draw:rect draw:style-name="gr3" draw:text-style-name="P3" draw:layer="layout" svg:width="0.5cm" svg:height="0.5cm" svg:x="23.727cm" svg:y="49.091cm">
            <text:p/>
          </draw:rect>
          <draw:frame draw:style-name="gr5" draw:text-style-name="P5" draw:layer="layout" svg:width="2.471cm" svg:height="0.725cm" svg:x="24.227cm" svg:y="48.959cm">
            <draw:text-box>
              <text:p text:style-name="P4"><text:span text:style-name="T3">apb</text:span></text:p>
            </draw:text-box>
          </draw:frame>
        </draw:g>
        <draw:rect draw:style-name="gr1" draw:text-style-name="P2" draw:layer="layout" svg:width="4.075cm" svg:height="1cm" svg:x="5.383cm" svg:y="46.274cm">
          <text:p text:style-name="P1"><text:span text:style-name="T1">GpioA</text:span></text:p>
        </draw:rect>
        <draw:rect draw:style-name="gr2" draw:text-style-name="P3" draw:layer="layout" svg:width="4.075cm" svg:height="1.176cm" svg:x="24.016cm" svg:y="40.59cm">
          <text:p/>
        </draw:rect>
        <draw:g>
          <draw:rect draw:style-name="gr3" draw:text-style-name="P3" draw:layer="layout" svg:width="0.5cm" svg:height="0.5cm" svg:x="27.791cm" svg:y="40.922cm">
            <text:p/>
          </draw:rect>
          <draw:frame draw:style-name="gr4" draw:text-style-name="P5" draw:layer="layout" svg:width="2.246cm" svg:height="0.725cm" svg:x="25.631cm" svg:y="40.79cm">
            <draw:text-box>
              <text:p text:style-name="P4"><text:span text:style-name="T3">gpio</text:span></text:p>
            </draw:text-box>
          </draw:frame>
        </draw:g>
        <draw:g>
          <draw:rect draw:style-name="gr3" draw:text-style-name="P3" draw:layer="layout" svg:width="0.5cm" svg:height="0.5cm" svg:x="23.757cm" svg:y="40.923cm">
            <text:p/>
          </draw:rect>
          <draw:frame draw:style-name="gr5" draw:text-style-name="P5" draw:layer="layout" svg:width="2.471cm" svg:height="0.725cm" svg:x="24.257cm" svg:y="40.791cm">
            <draw:text-box>
              <text:p text:style-name="P4"><text:span text:style-name="T3">apb</text:span></text:p>
            </draw:text-box>
          </draw:frame>
        </draw:g>
        <draw:rect draw:style-name="gr1" draw:text-style-name="P2" draw:layer="layout" svg:width="4.075cm" svg:height="1cm" svg:x="24.016cm" svg:y="42.182cm">
          <text:p text:style-name="P1"><text:span text:style-name="T1">GPIO</text:span></text:p>
        </draw:rect>
        <draw:rect draw:style-name="gr2" draw:text-style-name="P3" draw:layer="layout" svg:width="4.075cm" svg:height="1.176cm" svg:x="24.016cm" svg:y="43.182cm">
          <text:p/>
        </draw:rect>
        <draw:g>
          <draw:rect draw:style-name="gr3" draw:text-style-name="P3" draw:layer="layout" svg:width="0.5cm" svg:height="0.5cm" svg:x="27.791cm" svg:y="43.514cm">
            <text:p/>
          </draw:rect>
          <draw:frame draw:style-name="gr4" draw:text-style-name="P5" draw:layer="layout" svg:width="2.246cm" svg:height="0.725cm" svg:x="25.631cm" svg:y="43.382cm">
            <draw:text-box>
              <text:p text:style-name="P4"><text:span text:style-name="T3">gpio</text:span></text:p>
            </draw:text-box>
          </draw:frame>
        </draw:g>
        <draw:g>
          <draw:rect draw:style-name="gr3" draw:text-style-name="P3" draw:layer="layout" svg:width="0.5cm" svg:height="0.5cm" svg:x="23.757cm" svg:y="43.515cm">
            <text:p/>
          </draw:rect>
          <draw:frame draw:style-name="gr5" draw:text-style-name="P5" draw:layer="layout" svg:width="2.471cm" svg:height="0.725cm" svg:x="24.257cm" svg:y="43.383cm">
            <draw:text-box>
              <text:p text:style-name="P4"><text:span text:style-name="T3">apb</text:span></text:p>
            </draw:text-box>
          </draw:frame>
        </draw:g>
        <draw:rect draw:style-name="gr1" draw:text-style-name="P2" draw:layer="layout" svg:width="4.075cm" svg:height="1cm" svg:x="23.986cm" svg:y="44.928cm">
          <text:p text:style-name="P1"><text:span text:style-name="T1">Timer</text:span></text:p>
        </draw:rect>
        <draw:rect draw:style-name="gr2" draw:text-style-name="P3" draw:layer="layout" svg:width="4.075cm" svg:height="1.176cm" svg:x="23.986cm" svg:y="45.928cm">
          <text:p/>
        </draw:rect>
        <draw:g>
          <draw:rect draw:style-name="gr3" draw:text-style-name="P3" draw:layer="layout" svg:width="0.5cm" svg:height="0.5cm" svg:x="27.761cm" svg:y="46.26cm">
            <text:p/>
          </draw:rect>
          <draw:frame draw:style-name="gr4" draw:text-style-name="P5" draw:layer="layout" svg:width="2.246cm" svg:height="0.725cm" svg:x="25.601cm" svg:y="46.128cm">
            <draw:text-box>
              <text:p text:style-name="P4"><text:span text:style-name="T3">interrupt</text:span></text:p>
            </draw:text-box>
          </draw:frame>
        </draw:g>
        <draw:g>
          <draw:rect draw:style-name="gr3" draw:text-style-name="P3" draw:layer="layout" svg:width="0.5cm" svg:height="0.5cm" svg:x="23.727cm" svg:y="46.261cm">
            <text:p/>
          </draw:rect>
          <draw:frame draw:style-name="gr5" draw:text-style-name="P5" draw:layer="layout" svg:width="2.471cm" svg:height="0.725cm" svg:x="24.227cm" svg:y="46.129cm">
            <draw:text-box>
              <text:p text:style-name="P4"><text:span text:style-name="T3">apb</text:span></text:p>
            </draw:text-box>
          </draw:frame>
        </draw:g>
        <draw:rect draw:style-name="gr1" draw:text-style-name="P2" draw:layer="layout" svg:width="4.075cm" svg:height="1cm" svg:x="24.008cm" svg:y="51.177cm">
          <text:p text:style-name="P1"><text:span text:style-name="T1">VgaCtrl</text:span></text:p>
        </draw:rect>
        <draw:rect draw:style-name="gr2" draw:text-style-name="P3" draw:layer="layout" svg:width="4.075cm" svg:height="1.836cm" svg:x="24.008cm" svg:y="52.177cm">
          <text:p/>
        </draw:rect>
        <draw:g>
          <draw:rect draw:style-name="gr3" draw:text-style-name="P3" draw:layer="layout" svg:width="0.5cm" svg:height="0.5cm" svg:x="27.783cm" svg:y="52.509cm">
            <text:p/>
          </draw:rect>
          <draw:frame draw:style-name="gr4" draw:text-style-name="P5" draw:layer="layout" svg:width="2.246cm" svg:height="0.725cm" svg:x="25.623cm" svg:y="52.377cm">
            <draw:text-box>
              <text:p text:style-name="P4"><text:span text:style-name="T3">axi</text:span></text:p>
            </draw:text-box>
          </draw:frame>
        </draw:g>
        <draw:g>
          <draw:rect draw:style-name="gr3" draw:text-style-name="P3" draw:layer="layout" svg:width="0.5cm" svg:height="0.5cm" svg:x="23.749cm" svg:y="52.51cm">
            <text:p/>
          </draw:rect>
          <draw:frame draw:style-name="gr5" draw:text-style-name="P5" draw:layer="layout" svg:width="2.471cm" svg:height="0.725cm" svg:x="24.249cm" svg:y="52.378cm">
            <draw:text-box>
              <text:p text:style-name="P4"><text:span text:style-name="T3">apb</text:span></text:p>
            </draw:text-box>
          </draw:frame>
        </draw:g>
        <draw:g>
          <draw:rect draw:style-name="gr3" draw:text-style-name="P3" draw:layer="layout" svg:width="0.5cm" svg:height="0.5cm" svg:x="27.797cm" svg:y="53.235cm">
            <text:p/>
          </draw:rect>
          <draw:frame draw:style-name="gr4" draw:text-style-name="P5" draw:layer="layout" svg:width="2.246cm" svg:height="0.725cm" svg:x="25.637cm" svg:y="53.103cm">
            <draw:text-box>
              <text:p text:style-name="P4"><text:span text:style-name="T3">vga</text:span></text:p>
            </draw:text-box>
          </draw:frame>
        </draw:g>
        <draw:custom-shape draw:style-name="gr101" draw:text-style-name="P29" draw:layer="layout" svg:width="15.826cm" svg:height="0.977cm" draw:transform="rotate (-1.57079632679579) translate (22.994cm 37.75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2.994cm" svg:y1="41.214cm" svg:x2="23.718cm" svg:y2="41.214cm">
          <text:p/>
        </draw:line>
        <draw:line draw:style-name="gr82" draw:text-style-name="P3" draw:layer="layout" svg:x1="22.994cm" svg:y1="43.767cm" svg:x2="23.718cm" svg:y2="43.767cm">
          <text:p/>
        </draw:line>
        <draw:line draw:style-name="gr82" draw:text-style-name="P3" draw:layer="layout" svg:x1="22.994cm" svg:y1="46.512cm" svg:x2="23.718cm" svg:y2="46.512cm">
          <text:p/>
        </draw:line>
        <draw:line draw:style-name="gr82" draw:text-style-name="P3" draw:layer="layout" svg:x1="23.013cm" svg:y1="49.317cm" svg:x2="23.737cm" svg:y2="49.317cm">
          <text:p/>
        </draw:line>
        <draw:line draw:style-name="gr82" draw:text-style-name="P3" draw:layer="layout" svg:x1="22.999cm" svg:y1="52.69cm" svg:x2="23.723cm" svg:y2="52.69cm">
          <text:p/>
        </draw:line>
        <draw:line draw:style-name="gr82" draw:text-style-name="P3" draw:layer="layout" svg:x1="22.043cm" svg:y1="46.512cm" svg:x2="21.303cm" svg:y2="46.512cm">
          <text:p/>
        </draw:line>
        <draw:frame draw:style-name="gr183" draw:text-style-name="P30" draw:layer="layout" svg:width="3.965cm" svg:height="0.882cm" svg:x="28.42cm" svg:y="52.292cm">
          <draw:text-box>
            <text:p text:style-name="P29"><text:span text:style-name="T4">vgaCtrl.io.axi</text:span></text:p>
          </draw:text-box>
        </draw:frame>
        <draw:frame draw:style-name="gr190" draw:text-style-name="P32" draw:layer="layout" svg:width="3.93cm" svg:height="0.882cm" draw:transform="rotate (1.5707963267946) translate (22.112cm 48.548cm)">
          <draw:text-box>
            <text:p text:style-name="P29"><text:span text:style-name="T19">APB Decoder</text:span></text:p>
          </draw:text-box>
        </draw:frame>
        <draw:line draw:style-name="gr82" draw:text-style-name="P3" draw:layer="layout" svg:x1="22.994cm" svg:y1="38.864cm" svg:x2="23.718cm" svg:y2="38.864cm">
          <text:p/>
        </draw:line>
        <draw:frame draw:style-name="gr191" draw:text-style-name="P32" draw:layer="layout" svg:width="4.892cm" svg:height="0.882cm" svg:x="23.655cm" svg:y="38.382cm">
          <draw:text-box>
            <text:p text:style-name="P29"><text:span text:style-name="T19">core.io.debugBus</text:span></text:p>
          </draw:text-box>
        </draw:frame>
        <draw:frame draw:style-name="gr183" draw:text-style-name="P30" draw:layer="layout" svg:width="3.965cm" svg:height="0.882cm" svg:x="28.161cm" svg:y="46.064cm">
          <draw:text-box>
            <text:p text:style-name="P29"><text:span text:style-name="T4">interrupt(1)</text:span></text:p>
          </draw:text-box>
        </draw:frame>
        <draw:line draw:style-name="gr82" draw:text-style-name="P3" draw:layer="layout" svg:x1="28.261cm" svg:y1="46.501cm" svg:x2="28.985cm" svg:y2="46.501cm">
          <text:p/>
        </draw:line>
        <draw:g>
          <draw:rect draw:style-name="gr3" draw:text-style-name="P3" draw:layer="layout" svg:width="0.5cm" svg:height="0.5cm" svg:x="27.761cm" svg:y="49.779cm">
            <text:p/>
          </draw:rect>
          <draw:frame draw:style-name="gr4" draw:text-style-name="P5" draw:layer="layout" svg:width="2.246cm" svg:height="0.725cm" svg:x="25.601cm" svg:y="49.647cm">
            <draw:text-box>
              <text:p text:style-name="P4"><text:span text:style-name="T3">interrupt</text:span></text:p>
            </draw:text-box>
          </draw:frame>
        </draw:g>
        <draw:frame draw:style-name="gr183" draw:text-style-name="P30" draw:layer="layout" svg:width="3.965cm" svg:height="0.882cm" svg:x="28.161cm" svg:y="49.583cm">
          <draw:text-box>
            <text:p text:style-name="P29"><text:span text:style-name="T4">interrupt(0)</text:span></text:p>
          </draw:text-box>
        </draw:frame>
        <draw:line draw:style-name="gr82" draw:text-style-name="P3" draw:layer="layout" svg:x1="28.261cm" svg:y1="50.02cm" svg:x2="28.985cm" svg:y2="50.02cm">
          <text:p/>
        </draw:line>
        <draw:line draw:style-name="gr82" draw:text-style-name="P3" draw:layer="layout" svg:x1="28.283cm" svg:y1="52.743cm" svg:x2="29.007cm" svg:y2="52.743cm">
          <text:p/>
        </draw:line>
        <draw:g>
          <draw:rect draw:style-name="gr3" draw:text-style-name="P3" draw:layer="layout" svg:width="0.5cm" svg:height="0.5cm" svg:x="29.042cm" svg:y="53.253cm">
            <text:p/>
          </draw:rect>
          <draw:frame draw:style-name="gr5" draw:text-style-name="P5" draw:layer="layout" svg:width="2.471cm" svg:height="0.725cm" svg:x="29.542cm" svg:y="53.121cm">
            <draw:text-box>
              <text:p text:style-name="P4"><text:span text:style-name="T3">vga</text:span></text:p>
            </draw:text-box>
          </draw:frame>
        </draw:g>
        <draw:line draw:style-name="gr82" draw:text-style-name="P3" draw:layer="layout" svg:x1="28.297cm" svg:y1="53.48cm" svg:x2="29.021cm" svg:y2="53.48cm">
          <text:p/>
        </draw:line>
        <draw:g>
          <draw:rect draw:style-name="gr3" draw:text-style-name="P3" draw:layer="layout" svg:width="0.5cm" svg:height="0.5cm" svg:x="29.006cm" svg:y="49.097cm">
            <text:p/>
          </draw:rect>
          <draw:frame draw:style-name="gr5" draw:text-style-name="P5" draw:layer="layout" svg:width="2.471cm" svg:height="0.725cm" svg:x="29.506cm" svg:y="48.965cm">
            <draw:text-box>
              <text:p text:style-name="P4"><text:span text:style-name="T3">uart</text:span></text:p>
            </draw:text-box>
          </draw:frame>
        </draw:g>
        <draw:line draw:style-name="gr82" draw:text-style-name="P3" draw:layer="layout" svg:x1="28.261cm" svg:y1="49.324cm" svg:x2="28.985cm" svg:y2="49.324cm">
          <text:p/>
        </draw:line>
        <draw:g>
          <draw:rect draw:style-name="gr3" draw:text-style-name="P3" draw:layer="layout" svg:width="0.5cm" svg:height="0.5cm" svg:x="29.036cm" svg:y="43.536cm">
            <text:p/>
          </draw:rect>
          <draw:frame draw:style-name="gr5" draw:text-style-name="P5" draw:layer="layout" svg:width="2.471cm" svg:height="0.725cm" svg:x="29.536cm" svg:y="43.404cm">
            <draw:text-box>
              <text:p text:style-name="P4"><text:span text:style-name="T3">gpioB</text:span></text:p>
            </draw:text-box>
          </draw:frame>
        </draw:g>
        <draw:line draw:style-name="gr82" draw:text-style-name="P3" draw:layer="layout" svg:x1="28.291cm" svg:y1="43.763cm" svg:x2="29.015cm" svg:y2="43.763cm">
          <text:p/>
        </draw:line>
        <draw:g>
          <draw:rect draw:style-name="gr3" draw:text-style-name="P3" draw:layer="layout" svg:width="0.5cm" svg:height="0.5cm" svg:x="29.036cm" svg:y="40.922cm">
            <text:p/>
          </draw:rect>
          <draw:frame draw:style-name="gr5" draw:text-style-name="P5" draw:layer="layout" svg:width="2.471cm" svg:height="0.725cm" svg:x="29.536cm" svg:y="40.79cm">
            <draw:text-box>
              <text:p text:style-name="P4"><text:span text:style-name="T3">gpioA</text:span></text:p>
            </draw:text-box>
          </draw:frame>
        </draw:g>
        <draw:line draw:style-name="gr82" draw:text-style-name="P3" draw:layer="layout" svg:x1="28.291cm" svg:y1="41.149cm" svg:x2="29.015cm" svg:y2="41.149cm">
          <text:p/>
        </draw:line>
      </draw:page>
      <draw:page draw:name="page16" draw:style-name="dp1" draw:master-page-name="Standard">
        <draw:line draw:style-name="gr82" draw:text-style-name="P3" draw:layer="layout" svg:x1="9.7cm" svg:y1="57.1cm" svg:x2="9.7cm" svg:y2="56.1cm">
          <text:p/>
        </draw:line>
        <draw:line draw:style-name="gr15" draw:text-style-name="P3" draw:layer="layout" svg:x1="19.6cm" svg:y1="51.2cm" svg:x2="19.7cm" svg:y2="57.6cm">
          <text:p/>
        </draw:line>
        <draw:line draw:style-name="gr15" draw:text-style-name="P3" draw:layer="layout" svg:x1="17.1cm" svg:y1="51.2cm" svg:x2="17.1cm" svg:y2="57.5cm">
          <text:p/>
        </draw:line>
        <draw:g>
          <draw:frame draw:style-name="gr349" draw:text-style-name="P49" draw:layer="layout" svg:width="10.218cm" svg:height="2.22cm" svg:x="14.924cm" svg:y="1.612cm">
            <draw:text-box>
              <text:p text:style-name="P4"><text:span text:style-name="T45">Contest</text:span></text:p>
            </draw:text-box>
          </draw:frame>
        </draw:g>
        <draw:rect draw:style-name="gr1" draw:text-style-name="P2" draw:layer="layout" svg:width="3.407cm" svg:height="1cm" svg:x="11.2cm" svg:y="11.883cm">
          <text:p text:style-name="P1"><text:span text:style-name="T1">CPU</text:span></text:p>
        </draw:rect>
        <draw:rect draw:style-name="gr2" draw:text-style-name="P3" draw:layer="layout" svg:width="3.407cm" svg:height="2.517cm" svg:x="11.2cm" svg:y="12.883cm">
          <text:p/>
        </draw:rect>
        <draw:g>
          <draw:rect draw:style-name="gr3" draw:text-style-name="P3" draw:layer="layout" svg:width="0.5cm" svg:height="0.5cm" svg:x="14.307cm" svg:y="13.215cm">
            <text:p/>
          </draw:rect>
          <draw:frame draw:style-name="gr189" draw:text-style-name="P5" draw:layer="layout" svg:width="3.194cm" svg:height="0.725cm" svg:x="11.199cm" svg:y="13.083cm">
            <draw:text-box>
              <text:p text:style-name="P4"><text:span text:style-name="T3">InstructionBus</text:span></text:p>
            </draw:text-box>
          </draw:frame>
        </draw:g>
        <draw:g>
          <draw:rect draw:style-name="gr3" draw:text-style-name="P3" draw:layer="layout" svg:width="0.5cm" svg:height="0.5cm" svg:x="14.304cm" svg:y="14.541cm">
            <text:p/>
          </draw:rect>
          <draw:frame draw:style-name="gr4" draw:text-style-name="P5" draw:layer="layout" svg:width="2.246cm" svg:height="0.725cm" svg:x="12.144cm" svg:y="14.409cm">
            <draw:text-box>
              <text:p text:style-name="P4"><text:span text:style-name="T3">DataBus</text:span></text:p>
            </draw:text-box>
          </draw:frame>
        </draw:g>
        <draw:line draw:style-name="gr82" draw:text-style-name="P3" draw:layer="layout" svg:x1="14.8cm" svg:y1="14.8cm" svg:x2="15.4cm" svg:y2="14.8cm">
          <text:p/>
        </draw:line>
        <draw:frame draw:style-name="gr351" draw:text-style-name="P30" draw:layer="layout" svg:width="2.602cm" svg:height="0.882cm" svg:x="17.074cm" svg:y="13.644cm">
          <draw:text-box>
            <text:p text:style-name="P29"><text:span text:style-name="T4">slowBus</text:span></text:p>
          </draw:text-box>
        </draw:frame>
        <draw:rect draw:style-name="gr1" draw:text-style-name="P2" draw:layer="layout" svg:width="2.041cm" svg:height="1cm" svg:x="20.088cm" svg:y="11.224cm">
          <text:p text:style-name="P1"><text:span text:style-name="T1">iRam</text:span></text:p>
        </draw:rect>
        <draw:rect draw:style-name="gr2" draw:text-style-name="P3" draw:layer="layout" svg:width="2.041cm" svg:height="1.176cm" svg:x="20.088cm" svg:y="12.224cm">
          <text:p/>
        </draw:rect>
        <draw:g>
          <draw:rect draw:style-name="gr3" draw:text-style-name="P3" draw:layer="layout" svg:width="0.5cm" svg:height="0.5cm" svg:x="19.829cm" svg:y="12.557cm">
            <text:p/>
          </draw:rect>
          <draw:frame draw:style-name="gr5" draw:text-style-name="P5" draw:layer="layout" svg:width="2.471cm" svg:height="0.725cm" svg:x="20.329cm" svg:y="12.425cm">
            <draw:text-box>
              <text:p text:style-name="P4"><text:span text:style-name="T3">bus</text:span></text:p>
            </draw:text-box>
          </draw:frame>
        </draw:g>
        <draw:rect draw:style-name="gr1" draw:text-style-name="P2" draw:layer="layout" svg:width="2.041cm" svg:height="1cm" svg:x="20.088cm" svg:y="13.921cm">
          <text:p text:style-name="P1"><text:span text:style-name="T1">dRam</text:span></text:p>
        </draw:rect>
        <draw:rect draw:style-name="gr2" draw:text-style-name="P3" draw:layer="layout" svg:width="2.041cm" svg:height="1.176cm" svg:x="20.088cm" svg:y="14.921cm">
          <text:p/>
        </draw:rect>
        <draw:g>
          <draw:rect draw:style-name="gr3" draw:text-style-name="P3" draw:layer="layout" svg:width="0.5cm" svg:height="0.5cm" svg:x="19.829cm" svg:y="15.254cm">
            <text:p/>
          </draw:rect>
          <draw:frame draw:style-name="gr5" draw:text-style-name="P5" draw:layer="layout" svg:width="2.471cm" svg:height="0.725cm" svg:x="20.329cm" svg:y="15.122cm">
            <draw:text-box>
              <text:p text:style-name="P4"><text:span text:style-name="T3">bus</text:span></text:p>
            </draw:text-box>
          </draw:frame>
        </draw:g>
        <draw:custom-shape draw:style-name="gr101" draw:text-style-name="P3" draw:layer="layout" svg:width="1.2cm" svg:height="0.5cm" draw:transform="rotate (-1.57079632679579) translate (15.9cm 14.2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4.8cm" svg:y1="13.482cm" svg:x2="15.4cm" svg:y2="13.482cm">
          <text:p/>
        </draw:line>
        <draw:custom-shape draw:style-name="gr101" draw:text-style-name="P3" draw:layer="layout" svg:width="1.2cm" svg:height="0.5cm" draw:transform="rotate (-1.57079632679579) translate (15.9cm 12.882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6) translate (16.5cm 14.7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6) translate (18.7cm 13.4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5.9cm" svg:y1="14.4cm" svg:x2="16.5cm" svg:y2="14.4cm">
          <text:p/>
        </draw:line>
        <draw:line draw:style-name="gr82" draw:text-style-name="P3" draw:layer="layout" svg:x1="15.9cm" svg:y1="13.8cm" svg:x2="16.5cm" svg:y2="13.8cm">
          <text:p/>
        </draw:line>
        <draw:line draw:style-name="gr82" draw:text-style-name="P3" draw:layer="layout" svg:x1="17cm" svg:y1="14.1cm" svg:x2="17.5cm" svg:y2="14.1cm">
          <text:p/>
        </draw:line>
        <draw:line draw:style-name="gr82" draw:text-style-name="P3" draw:layer="layout" svg:x1="15.9cm" svg:y1="15.2cm" svg:x2="18.7cm" svg:y2="15.2cm">
          <text:p/>
        </draw:line>
        <draw:line draw:style-name="gr82" draw:text-style-name="P3" draw:layer="layout" svg:x1="15.9cm" svg:y1="13.1cm" svg:x2="18.7cm" svg:y2="13.1cm">
          <text:p/>
        </draw:line>
        <draw:line draw:style-name="gr82" draw:text-style-name="P3" draw:layer="layout" svg:x1="19.2cm" svg:y1="12.8cm" svg:x2="19.8cm" svg:y2="12.8cm">
          <text:p/>
        </draw:line>
        <draw:custom-shape draw:style-name="gr101" draw:text-style-name="P3" draw:layer="layout" svg:width="1.2cm" svg:height="0.5cm" draw:transform="rotate (1.5707963267946) translate (18.7cm 16.1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9.2cm" svg:y1="15.5cm" svg:x2="19.8cm" svg:y2="15.5cm">
          <text:p/>
        </draw:line>
        <draw:line draw:style-name="gr82" draw:text-style-name="P3" draw:layer="layout" svg:x1="18.1cm" svg:y1="12.4cm" svg:x2="18.7cm" svg:y2="12.4cm">
          <text:p/>
        </draw:line>
        <draw:line draw:style-name="gr82" draw:text-style-name="P3" draw:layer="layout" svg:x1="18.1cm" svg:y1="15.8cm" svg:x2="18.7cm" svg:y2="15.8cm">
          <text:p/>
        </draw:line>
        <draw:line draw:style-name="gr352" draw:text-style-name="P3" draw:layer="layout" svg:x1="16.094cm" svg:y1="13.905cm" svg:x2="16.294cm" svg:y2="13.605cm">
          <text:p/>
        </draw:line>
        <draw:line draw:style-name="gr352" draw:text-style-name="P3" draw:layer="layout" svg:x1="16.096cm" svg:y1="14.522cm" svg:x2="16.296cm" svg:y2="14.222cm">
          <text:p/>
        </draw:line>
        <draw:frame draw:style-name="gr353" draw:text-style-name="P50" draw:layer="layout" svg:width="8.02cm" svg:height="1.199cm" svg:x="12.33cm" svg:y="5.97cm">
          <draw:text-box>
            <text:p text:style-name="P29"><text:span text:style-name="T4">Pipelined bus (command and response)</text:span></text:p>
            <text:p text:style-name="P29"><text:span text:style-name="T4">Pipelined bus response</text:span></text:p>
          </draw:text-box>
        </draw:frame>
        <draw:line draw:style-name="gr354" draw:text-style-name="P3" draw:layer="layout" svg:x1="12.3cm" svg:y1="6.485cm" svg:x2="12.5cm" svg:y2="6.185cm">
          <text:p/>
        </draw:line>
        <draw:line draw:style-name="gr352" draw:text-style-name="P3" draw:layer="layout" svg:x1="12.3cm" svg:y1="6.94cm" svg:x2="12.5cm" svg:y2="6.64cm">
          <text:p/>
        </draw:line>
        <draw:rect draw:style-name="gr355" draw:text-style-name="P3" draw:layer="layout" svg:width="4.4cm" svg:height="5.499cm" svg:x="15.1cm" svg:y="11.101cm">
          <text:p/>
        </draw:rect>
        <draw:frame draw:style-name="gr356" draw:text-style-name="P33" draw:layer="layout" svg:width="5.582cm" svg:height="1.216cm" svg:x="14.6cm" svg:y="9.984cm">
          <draw:text-box>
            <text:p text:style-name="P29"><text:span text:style-name="T20">Interconnect</text:span></text:p>
          </draw:text-box>
        </draw:frame>
        <draw:rect draw:style-name="gr1" draw:text-style-name="P2" draw:layer="layout" svg:width="3.407cm" svg:height="1cm" svg:x="26.001cm" svg:y="11.996cm">
          <text:p text:style-name="P1"><text:span text:style-name="T1">CPU</text:span></text:p>
        </draw:rect>
        <draw:rect draw:style-name="gr2" draw:text-style-name="P3" draw:layer="layout" svg:width="3.407cm" svg:height="1.804cm" svg:x="26.001cm" svg:y="12.996cm">
          <text:p/>
        </draw:rect>
        <draw:g>
          <draw:rect draw:style-name="gr3" draw:text-style-name="P3" draw:layer="layout" svg:width="0.5cm" svg:height="0.5cm" svg:x="29.108cm" svg:y="13.328cm">
            <text:p/>
          </draw:rect>
          <draw:frame draw:style-name="gr189" draw:text-style-name="P5" draw:layer="layout" svg:width="3.194cm" svg:height="0.725cm" svg:x="26cm" svg:y="13.196cm">
            <draw:text-box>
              <text:p text:style-name="P4"><text:span text:style-name="T3">InstructionBus</text:span></text:p>
            </draw:text-box>
          </draw:frame>
        </draw:g>
        <draw:g>
          <draw:rect draw:style-name="gr3" draw:text-style-name="P3" draw:layer="layout" svg:width="0.5cm" svg:height="0.5cm" svg:x="29.105cm" svg:y="13.954cm">
            <text:p/>
          </draw:rect>
          <draw:frame draw:style-name="gr4" draw:text-style-name="P5" draw:layer="layout" svg:width="2.246cm" svg:height="0.725cm" svg:x="26.945cm" svg:y="13.822cm">
            <draw:text-box>
              <text:p text:style-name="P4"><text:span text:style-name="T3">DataBus</text:span></text:p>
            </draw:text-box>
          </draw:frame>
        </draw:g>
        <draw:rect draw:style-name="gr1" draw:text-style-name="P2" draw:layer="layout" svg:width="4.075cm" svg:height="1cm" svg:x="33.526cm" svg:y="14.739cm">
          <text:p text:style-name="P1"><text:span text:style-name="T1">flashXip</text:span></text:p>
        </draw:rect>
        <draw:rect draw:style-name="gr2" draw:text-style-name="P3" draw:layer="layout" svg:width="4.075cm" svg:height="1.176cm" svg:x="33.526cm" svg:y="15.739cm">
          <text:p/>
        </draw:rect>
        <draw:g>
          <draw:rect draw:style-name="gr3" draw:text-style-name="P3" draw:layer="layout" svg:width="0.5cm" svg:height="0.5cm" svg:x="37.301cm" svg:y="16.071cm">
            <text:p/>
          </draw:rect>
          <draw:frame draw:style-name="gr4" draw:text-style-name="P5" draw:layer="layout" svg:width="2.246cm" svg:height="0.725cm" svg:x="35.141cm" svg:y="15.939cm">
            <draw:text-box>
              <text:p text:style-name="P4"><text:span text:style-name="T3">spi</text:span></text:p>
            </draw:text-box>
          </draw:frame>
        </draw:g>
        <draw:g>
          <draw:rect draw:style-name="gr3" draw:text-style-name="P3" draw:layer="layout" svg:width="0.5cm" svg:height="0.5cm" svg:x="33.267cm" svg:y="16.072cm">
            <text:p/>
          </draw:rect>
          <draw:frame draw:style-name="gr5" draw:text-style-name="P5" draw:layer="layout" svg:width="2.471cm" svg:height="0.725cm" svg:x="33.767cm" svg:y="15.94cm">
            <draw:text-box>
              <text:p text:style-name="P4"><text:span text:style-name="T3">bus</text:span></text:p>
            </draw:text-box>
          </draw:frame>
        </draw:g>
        <draw:frame draw:style-name="gr351" draw:text-style-name="P30" draw:layer="layout" svg:width="2.602cm" svg:height="0.882cm" svg:x="29.598cm" svg:y="12.218cm">
          <draw:text-box>
            <text:p text:style-name="P29"><text:span text:style-name="T4">mainBus</text:span></text:p>
          </draw:text-box>
        </draw:frame>
        <draw:rect draw:style-name="gr1" draw:text-style-name="P2" draw:layer="layout" svg:width="2.041cm" svg:height="1cm" svg:x="33.589cm" svg:y="11.984cm">
          <text:p text:style-name="P1"><text:span text:style-name="T1">ram</text:span></text:p>
        </draw:rect>
        <draw:rect draw:style-name="gr2" draw:text-style-name="P3" draw:layer="layout" svg:width="2.041cm" svg:height="1.176cm" svg:x="33.589cm" svg:y="12.984cm">
          <text:p/>
        </draw:rect>
        <draw:g>
          <draw:rect draw:style-name="gr3" draw:text-style-name="P3" draw:layer="layout" svg:width="0.5cm" svg:height="0.5cm" svg:x="33.33cm" svg:y="13.317cm">
            <text:p/>
          </draw:rect>
          <draw:frame draw:style-name="gr5" draw:text-style-name="P5" draw:layer="layout" svg:width="2.471cm" svg:height="0.725cm" svg:x="33.83cm" svg:y="13.185cm">
            <draw:text-box>
              <text:p text:style-name="P4"><text:span text:style-name="T3">bus</text:span></text:p>
            </draw:text-box>
          </draw:frame>
        </draw:g>
        <draw:custom-shape draw:style-name="gr101" draw:text-style-name="P3" draw:layer="layout" svg:width="1.2cm" svg:height="0.5cm" draw:transform="rotate (1.5707963267946) translate (30.201cm 14.5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6cm" svg:height="0.5cm" draw:transform="rotate (-1.57079632679579) translate (31.7cm 13.2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9.601cm" svg:y1="14.213cm" svg:x2="30.201cm" svg:y2="14.213cm">
          <text:p/>
        </draw:line>
        <draw:line draw:style-name="gr82" draw:text-style-name="P3" draw:layer="layout" svg:x1="29.601cm" svg:y1="13.613cm" svg:x2="30.201cm" svg:y2="13.613cm">
          <text:p/>
        </draw:line>
        <draw:line draw:style-name="gr82" draw:text-style-name="P3" draw:layer="layout" svg:x1="30.701cm" svg:y1="13.913cm" svg:x2="31.201cm" svg:y2="13.913cm">
          <text:p/>
        </draw:line>
        <draw:rect draw:style-name="gr1" draw:text-style-name="P2" draw:layer="layout" svg:width="4.075cm" svg:height="1cm" svg:x="33.56cm" svg:y="17.611cm">
          <text:p text:style-name="P1"><text:span text:style-name="T1">peripherals</text:span></text:p>
        </draw:rect>
        <draw:rect draw:style-name="gr2" draw:text-style-name="P3" draw:layer="layout" svg:width="4.075cm" svg:height="1.836cm" svg:x="33.56cm" svg:y="18.611cm">
          <text:p/>
        </draw:rect>
        <draw:g>
          <draw:rect draw:style-name="gr3" draw:text-style-name="P3" draw:layer="layout" svg:width="0.5cm" svg:height="0.5cm" svg:x="37.335cm" svg:y="18.943cm">
            <text:p/>
          </draw:rect>
          <draw:frame draw:style-name="gr4" draw:text-style-name="P5" draw:layer="layout" svg:width="2.246cm" svg:height="0.725cm" svg:x="35.175cm" svg:y="18.811cm">
            <draw:text-box>
              <text:p text:style-name="P4"><text:span text:style-name="T3">serialTx</text:span></text:p>
            </draw:text-box>
          </draw:frame>
        </draw:g>
        <draw:g>
          <draw:rect draw:style-name="gr3" draw:text-style-name="P3" draw:layer="layout" svg:width="0.5cm" svg:height="0.5cm" svg:x="33.301cm" svg:y="18.944cm">
            <text:p/>
          </draw:rect>
          <draw:frame draw:style-name="gr5" draw:text-style-name="P5" draw:layer="layout" svg:width="2.471cm" svg:height="0.725cm" svg:x="33.801cm" svg:y="18.812cm">
            <draw:text-box>
              <text:p text:style-name="P4"><text:span text:style-name="T3">bus</text:span></text:p>
            </draw:text-box>
          </draw:frame>
        </draw:g>
        <draw:g>
          <draw:rect draw:style-name="gr3" draw:text-style-name="P3" draw:layer="layout" svg:width="0.5cm" svg:height="0.5cm" svg:x="37.349cm" svg:y="19.669cm">
            <text:p/>
          </draw:rect>
          <draw:frame draw:style-name="gr357" draw:text-style-name="P5" draw:layer="layout" svg:width="3.029cm" svg:height="0.725cm" svg:x="34.406cm" svg:y="19.537cm">
            <draw:text-box>
              <text:p text:style-name="P4"><text:span text:style-name="T3">timerInterrupt</text:span></text:p>
            </draw:text-box>
          </draw:frame>
        </draw:g>
        <draw:line draw:style-name="gr82" draw:text-style-name="P3" draw:layer="layout" svg:x1="32.1cm" svg:y1="19.168cm" svg:x2="33.301cm" svg:y2="19.16cm">
          <text:p/>
        </draw:line>
        <draw:rect draw:style-name="gr355" draw:text-style-name="P3" draw:layer="layout" svg:width="2.999cm" svg:height="8.386cm" svg:x="29.901cm" svg:y="11.214cm">
          <text:p/>
        </draw:rect>
        <draw:frame draw:style-name="gr356" draw:text-style-name="P33" draw:layer="layout" svg:width="5.582cm" svg:height="1.216cm" svg:x="28.801cm" svg:y="10.097cm">
          <draw:text-box>
            <text:p text:style-name="P29"><text:span text:style-name="T20">Interconnect</text:span></text:p>
          </draw:text-box>
        </draw:frame>
        <draw:line draw:style-name="gr82" draw:text-style-name="P3" draw:layer="layout" svg:x1="31.7cm" svg:y1="13.552cm" svg:x2="33.3cm" svg:y2="13.552cm">
          <text:p/>
        </draw:line>
        <draw:line draw:style-name="gr82" draw:text-style-name="P3" draw:layer="layout" svg:x1="31.7cm" svg:y1="14.5cm" svg:x2="32.1cm" svg:y2="14.5cm">
          <text:p/>
        </draw:line>
        <draw:line draw:style-name="gr82" draw:text-style-name="P3" draw:layer="layout" svg:x1="32.1cm" svg:y1="19.168cm" svg:x2="32.1cm" svg:y2="14.468cm">
          <text:p/>
        </draw:line>
        <draw:line draw:style-name="gr82" draw:text-style-name="P3" draw:layer="layout" svg:x1="31.7cm" svg:y1="14.006cm" svg:x2="32.5cm" svg:y2="14cm">
          <text:p/>
        </draw:line>
        <draw:line draw:style-name="gr82" draw:text-style-name="P3" draw:layer="layout" svg:x1="32.5cm" svg:y1="16.268cm" svg:x2="32.5cm" svg:y2="14.006cm">
          <text:p/>
        </draw:line>
        <draw:line draw:style-name="gr82" draw:text-style-name="P3" draw:layer="layout" svg:x1="32.5cm" svg:y1="16.268cm" svg:x2="33.3cm" svg:y2="16.268cm">
          <text:p/>
        </draw:line>
        <draw:line draw:style-name="gr358" draw:text-style-name="P3" draw:layer="layout" svg:x1="30.9cm" svg:y1="13cm" svg:x2="30.9cm" svg:y2="13.8cm">
          <text:p/>
        </draw:line>
        <draw:rect draw:style-name="gr1" draw:text-style-name="P2" draw:layer="layout" svg:width="3.407cm" svg:height="1cm" svg:x="26.601cm" svg:y="25.096cm">
          <text:p text:style-name="P1"><text:span text:style-name="T1">CPU</text:span></text:p>
        </draw:rect>
        <draw:rect draw:style-name="gr2" draw:text-style-name="P3" draw:layer="layout" svg:width="3.407cm" svg:height="2.517cm" svg:x="26.601cm" svg:y="26.096cm">
          <text:p/>
        </draw:rect>
        <draw:g>
          <draw:rect draw:style-name="gr3" draw:text-style-name="P3" draw:layer="layout" svg:width="0.5cm" svg:height="0.5cm" svg:x="29.708cm" svg:y="26.428cm">
            <text:p/>
          </draw:rect>
          <draw:frame draw:style-name="gr189" draw:text-style-name="P5" draw:layer="layout" svg:width="3.194cm" svg:height="0.725cm" svg:x="26.6cm" svg:y="26.296cm">
            <draw:text-box>
              <text:p text:style-name="P4"><text:span text:style-name="T3">InstructionBus</text:span></text:p>
            </draw:text-box>
          </draw:frame>
        </draw:g>
        <draw:g>
          <draw:rect draw:style-name="gr3" draw:text-style-name="P3" draw:layer="layout" svg:width="0.5cm" svg:height="0.5cm" svg:x="29.705cm" svg:y="27.754cm">
            <text:p/>
          </draw:rect>
          <draw:frame draw:style-name="gr4" draw:text-style-name="P5" draw:layer="layout" svg:width="2.246cm" svg:height="0.725cm" svg:x="27.545cm" svg:y="27.622cm">
            <draw:text-box>
              <text:p text:style-name="P4"><text:span text:style-name="T3">DataBus</text:span></text:p>
            </draw:text-box>
          </draw:frame>
        </draw:g>
        <draw:rect draw:style-name="gr1" draw:text-style-name="P2" draw:layer="layout" svg:width="4.075cm" svg:height="1cm" svg:x="35.426cm" svg:y="30.013cm">
          <text:p text:style-name="P1"><text:span text:style-name="T1">flashXip</text:span></text:p>
        </draw:rect>
        <draw:rect draw:style-name="gr2" draw:text-style-name="P3" draw:layer="layout" svg:width="4.075cm" svg:height="1.176cm" svg:x="35.426cm" svg:y="31.013cm">
          <text:p/>
        </draw:rect>
        <draw:g>
          <draw:rect draw:style-name="gr3" draw:text-style-name="P3" draw:layer="layout" svg:width="0.5cm" svg:height="0.5cm" svg:x="39.201cm" svg:y="31.345cm">
            <text:p/>
          </draw:rect>
          <draw:frame draw:style-name="gr4" draw:text-style-name="P5" draw:layer="layout" svg:width="2.246cm" svg:height="0.725cm" svg:x="37.041cm" svg:y="31.213cm">
            <draw:text-box>
              <text:p text:style-name="P4"><text:span text:style-name="T3">spi</text:span></text:p>
            </draw:text-box>
          </draw:frame>
        </draw:g>
        <draw:g>
          <draw:rect draw:style-name="gr3" draw:text-style-name="P3" draw:layer="layout" svg:width="0.5cm" svg:height="0.5cm" svg:x="35.167cm" svg:y="31.346cm">
            <text:p/>
          </draw:rect>
          <draw:frame draw:style-name="gr5" draw:text-style-name="P5" draw:layer="layout" svg:width="2.471cm" svg:height="0.725cm" svg:x="35.667cm" svg:y="31.214cm">
            <draw:text-box>
              <text:p text:style-name="P4"><text:span text:style-name="T3">bus</text:span></text:p>
            </draw:text-box>
          </draw:frame>
        </draw:g>
        <draw:line draw:style-name="gr82" draw:text-style-name="P3" draw:layer="layout" svg:x1="30.201cm" svg:y1="28.013cm" svg:x2="30.801cm" svg:y2="28.013cm">
          <text:p/>
        </draw:line>
        <draw:frame draw:style-name="gr351" draw:text-style-name="P30" draw:layer="layout" svg:width="2.602cm" svg:height="0.882cm" svg:x="32.475cm" svg:y="26.857cm">
          <draw:text-box>
            <text:p text:style-name="P29"><text:span text:style-name="T4">slowBus</text:span></text:p>
          </draw:text-box>
        </draw:frame>
        <draw:rect draw:style-name="gr1" draw:text-style-name="P2" draw:layer="layout" svg:width="2.041cm" svg:height="1cm" svg:x="35.489cm" svg:y="24.437cm">
          <text:p text:style-name="P1"><text:span text:style-name="T1">iRam</text:span></text:p>
        </draw:rect>
        <draw:rect draw:style-name="gr2" draw:text-style-name="P3" draw:layer="layout" svg:width="2.041cm" svg:height="1.176cm" svg:x="35.489cm" svg:y="25.437cm">
          <text:p/>
        </draw:rect>
        <draw:g>
          <draw:rect draw:style-name="gr3" draw:text-style-name="P3" draw:layer="layout" svg:width="0.5cm" svg:height="0.5cm" svg:x="35.23cm" svg:y="25.77cm">
            <text:p/>
          </draw:rect>
          <draw:frame draw:style-name="gr5" draw:text-style-name="P5" draw:layer="layout" svg:width="2.471cm" svg:height="0.725cm" svg:x="35.73cm" svg:y="25.638cm">
            <draw:text-box>
              <text:p text:style-name="P4"><text:span text:style-name="T3">bus</text:span></text:p>
            </draw:text-box>
          </draw:frame>
        </draw:g>
        <draw:rect draw:style-name="gr1" draw:text-style-name="P2" draw:layer="layout" svg:width="2.041cm" svg:height="1cm" svg:x="35.489cm" svg:y="27.134cm">
          <text:p text:style-name="P1"><text:span text:style-name="T1">dRam</text:span></text:p>
        </draw:rect>
        <draw:rect draw:style-name="gr2" draw:text-style-name="P3" draw:layer="layout" svg:width="2.041cm" svg:height="1.176cm" svg:x="35.489cm" svg:y="28.134cm">
          <text:p/>
        </draw:rect>
        <draw:g>
          <draw:rect draw:style-name="gr3" draw:text-style-name="P3" draw:layer="layout" svg:width="0.5cm" svg:height="0.5cm" svg:x="35.23cm" svg:y="28.467cm">
            <text:p/>
          </draw:rect>
          <draw:frame draw:style-name="gr5" draw:text-style-name="P5" draw:layer="layout" svg:width="2.471cm" svg:height="0.725cm" svg:x="35.73cm" svg:y="28.335cm">
            <draw:text-box>
              <text:p text:style-name="P4"><text:span text:style-name="T3">bus</text:span></text:p>
            </draw:text-box>
          </draw:frame>
        </draw:g>
        <draw:custom-shape draw:style-name="gr101" draw:text-style-name="P3" draw:layer="layout" svg:width="1.2cm" svg:height="0.5cm" draw:transform="rotate (-1.57079632679579) translate (31.301cm 27.4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30.201cm" svg:y1="26.695cm" svg:x2="30.801cm" svg:y2="26.695cm">
          <text:p/>
        </draw:line>
        <draw:custom-shape draw:style-name="gr101" draw:text-style-name="P3" draw:layer="layout" svg:width="1.2cm" svg:height="0.5cm" draw:transform="rotate (-1.57079632679579) translate (31.301cm 26.095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6) translate (31.901cm 27.9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2cm" svg:height="0.5cm" draw:transform="rotate (-1.57079632679579) translate (31.301cm 29.013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6) translate (34.101cm 26.6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31.301cm" svg:y1="27.613cm" svg:x2="31.901cm" svg:y2="27.613cm">
          <text:p/>
        </draw:line>
        <draw:line draw:style-name="gr82" draw:text-style-name="P3" draw:layer="layout" svg:x1="31.301cm" svg:y1="27.013cm" svg:x2="31.901cm" svg:y2="27.013cm">
          <text:p/>
        </draw:line>
        <draw:line draw:style-name="gr82" draw:text-style-name="P3" draw:layer="layout" svg:x1="32.401cm" svg:y1="27.313cm" svg:x2="32.901cm" svg:y2="27.313cm">
          <text:p/>
        </draw:line>
        <draw:line draw:style-name="gr82" draw:text-style-name="P3" draw:layer="layout" svg:x1="31.301cm" svg:y1="30.213cm" svg:x2="33.501cm" svg:y2="30.213cm">
          <text:p/>
        </draw:line>
        <draw:line draw:style-name="gr82" draw:text-style-name="P3" draw:layer="layout" svg:x1="31.301cm" svg:y1="29.292cm" svg:x2="31.901cm" svg:y2="29.292cm">
          <text:p/>
        </draw:line>
        <draw:line draw:style-name="gr82" draw:text-style-name="P3" draw:layer="layout" svg:x1="31.301cm" svg:y1="28.413cm" svg:x2="34.101cm" svg:y2="28.413cm">
          <text:p/>
        </draw:line>
        <draw:line draw:style-name="gr82" draw:text-style-name="P3" draw:layer="layout" svg:x1="31.301cm" svg:y1="26.313cm" svg:x2="34.101cm" svg:y2="26.313cm">
          <text:p/>
        </draw:line>
        <draw:rect draw:style-name="gr1" draw:text-style-name="P2" draw:layer="layout" svg:width="4.075cm" svg:height="1cm" svg:x="35.46cm" svg:y="33.064cm">
          <text:p text:style-name="P1"><text:span text:style-name="T1">peripherals</text:span></text:p>
        </draw:rect>
        <draw:rect draw:style-name="gr2" draw:text-style-name="P3" draw:layer="layout" svg:width="4.075cm" svg:height="1.836cm" svg:x="35.46cm" svg:y="34.064cm">
          <text:p/>
        </draw:rect>
        <draw:g>
          <draw:rect draw:style-name="gr3" draw:text-style-name="P3" draw:layer="layout" svg:width="0.5cm" svg:height="0.5cm" svg:x="39.235cm" svg:y="34.396cm">
            <text:p/>
          </draw:rect>
          <draw:frame draw:style-name="gr4" draw:text-style-name="P5" draw:layer="layout" svg:width="2.246cm" svg:height="0.725cm" svg:x="37.075cm" svg:y="34.264cm">
            <draw:text-box>
              <text:p text:style-name="P4"><text:span text:style-name="T3">serialTx</text:span></text:p>
            </draw:text-box>
          </draw:frame>
        </draw:g>
        <draw:g>
          <draw:rect draw:style-name="gr3" draw:text-style-name="P3" draw:layer="layout" svg:width="0.5cm" svg:height="0.5cm" svg:x="35.201cm" svg:y="34.397cm">
            <text:p/>
          </draw:rect>
          <draw:frame draw:style-name="gr5" draw:text-style-name="P5" draw:layer="layout" svg:width="2.471cm" svg:height="0.725cm" svg:x="35.701cm" svg:y="34.265cm">
            <draw:text-box>
              <text:p text:style-name="P4"><text:span text:style-name="T3">bus</text:span></text:p>
            </draw:text-box>
          </draw:frame>
        </draw:g>
        <draw:g>
          <draw:rect draw:style-name="gr3" draw:text-style-name="P3" draw:layer="layout" svg:width="0.5cm" svg:height="0.5cm" svg:x="39.249cm" svg:y="35.122cm">
            <text:p/>
          </draw:rect>
          <draw:frame draw:style-name="gr357" draw:text-style-name="P5" draw:layer="layout" svg:width="3.029cm" svg:height="0.725cm" svg:x="36.306cm" svg:y="34.99cm">
            <draw:text-box>
              <text:p text:style-name="P4"><text:span text:style-name="T3">timerInterrupt</text:span></text:p>
            </draw:text-box>
          </draw:frame>
        </draw:g>
        <draw:line draw:style-name="gr82" draw:text-style-name="P3" draw:layer="layout" svg:x1="34.601cm" svg:y1="26.013cm" svg:x2="35.201cm" svg:y2="26.013cm">
          <text:p/>
        </draw:line>
        <draw:custom-shape draw:style-name="gr101" draw:text-style-name="P3" draw:layer="layout" svg:width="1.2cm" svg:height="0.5cm" draw:transform="rotate (1.5707963267946) translate (34.101cm 29.3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34.601cm" svg:y1="28.713cm" svg:x2="35.201cm" svg:y2="28.713cm">
          <text:p/>
        </draw:line>
        <draw:frame draw:style-name="gr351" draw:text-style-name="P30" draw:layer="layout" svg:width="2.602cm" svg:height="0.882cm" svg:x="27.949cm" svg:y="29.547cm">
          <draw:text-box>
            <text:p text:style-name="P29"><text:span text:style-name="T4">slowBus</text:span></text:p>
          </draw:text-box>
        </draw:frame>
        <draw:line draw:style-name="gr82" draw:text-style-name="P3" draw:layer="layout" svg:x1="30.101cm" svg:y1="30.013cm" svg:x2="30.801cm" svg:y2="30.013cm">
          <text:p/>
        </draw:line>
        <draw:line draw:style-name="gr82" draw:text-style-name="P3" draw:layer="layout" svg:x1="31.301cm" svg:y1="29.755cm" svg:x2="33.501cm" svg:y2="29.755cm">
          <text:p/>
        </draw:line>
        <draw:line draw:style-name="gr82" draw:text-style-name="P3" draw:layer="layout" svg:x1="31.301cm" svg:y1="30.713cm" svg:x2="32.901cm" svg:y2="30.713cm">
          <text:p/>
        </draw:line>
        <draw:frame draw:style-name="gr359" draw:text-style-name="P30" draw:layer="layout" svg:width="2.598cm" svg:height="0.725cm" svg:x="30.801cm" svg:y="28.966cm">
          <draw:text-box>
            <text:p text:style-name="P29"><text:span text:style-name="T4">1</text:span></text:p>
          </draw:text-box>
        </draw:frame>
        <draw:line draw:style-name="gr82" draw:text-style-name="P3" draw:layer="layout" svg:x1="33.501cm" svg:y1="25.613cm" svg:x2="34.101cm" svg:y2="25.613cm">
          <text:p/>
        </draw:line>
        <draw:frame draw:style-name="gr359" draw:text-style-name="P30" draw:layer="layout" svg:width="2.598cm" svg:height="0.725cm" svg:x="32.019cm" svg:y="25.256cm">
          <draw:text-box>
            <text:p text:style-name="P29"><text:span text:style-name="T4">1</text:span></text:p>
          </draw:text-box>
        </draw:frame>
        <draw:line draw:style-name="gr82" draw:text-style-name="P3" draw:layer="layout" svg:x1="33.501cm" svg:y1="29.013cm" svg:x2="34.101cm" svg:y2="29.013cm">
          <text:p/>
        </draw:line>
        <draw:line draw:style-name="gr82" draw:text-style-name="P3" draw:layer="layout" svg:x1="33.501cm" svg:y1="29.013cm" svg:x2="33.501cm" svg:y2="29.755cm">
          <text:p/>
        </draw:line>
        <draw:line draw:style-name="gr82" draw:text-style-name="P3" draw:layer="layout" svg:x1="33.501cm" svg:y1="31.613cm" svg:x2="33.501cm" svg:y2="30.213cm">
          <text:p/>
        </draw:line>
        <draw:line draw:style-name="gr82" draw:text-style-name="P3" draw:layer="layout" svg:x1="33.501cm" svg:y1="31.613cm" svg:x2="35.201cm" svg:y2="31.613cm">
          <text:p/>
        </draw:line>
        <draw:line draw:style-name="gr82" draw:text-style-name="P3" draw:layer="layout" svg:x1="32.901cm" svg:y1="34.613cm" svg:x2="35.201cm" svg:y2="34.613cm">
          <text:p/>
        </draw:line>
        <draw:line draw:style-name="gr82" draw:text-style-name="P3" draw:layer="layout" svg:x1="32.901cm" svg:y1="34.613cm" svg:x2="32.901cm" svg:y2="30.713cm">
          <text:p/>
        </draw:line>
        <draw:rect draw:style-name="gr355" draw:text-style-name="P3" draw:layer="layout" svg:width="4.4cm" svg:height="11.399cm" svg:x="30.501cm" svg:y="24.314cm">
          <text:p/>
        </draw:rect>
        <draw:frame draw:style-name="gr356" draw:text-style-name="P33" draw:layer="layout" svg:width="5.582cm" svg:height="1.216cm" svg:x="30.001cm" svg:y="23.197cm">
          <draw:text-box>
            <text:p text:style-name="P29"><text:span text:style-name="T20">Interconnect</text:span></text:p>
          </draw:text-box>
        </draw:frame>
        <draw:frame draw:style-name="gr360" draw:text-style-name="P50" draw:layer="layout" svg:width="5.044cm" svg:height="1.199cm" svg:x="14.8cm" svg:y="9.2cm">
          <draw:text-box>
            <text:p text:style-name="P29"><text:span text:style-name="T4">Pipelined bus command</text:span></text:p>
          </draw:text-box>
        </draw:frame>
        <draw:line draw:style-name="gr352" draw:text-style-name="P3" draw:layer="layout" svg:x1="14.7cm" svg:y1="9.938cm" svg:x2="14.9cm" svg:y2="9.638cm">
          <text:p/>
        </draw:line>
        <draw:rect draw:style-name="gr1" draw:text-style-name="P2" draw:layer="layout" svg:width="3.407cm" svg:height="1cm" svg:x="26.801cm" svg:y="39.796cm">
          <text:p text:style-name="P1"><text:span text:style-name="T1">CPU</text:span></text:p>
        </draw:rect>
        <draw:rect draw:style-name="gr2" draw:text-style-name="P3" draw:layer="layout" svg:width="3.407cm" svg:height="2.517cm" svg:x="26.801cm" svg:y="40.796cm">
          <text:p/>
        </draw:rect>
        <draw:g>
          <draw:rect draw:style-name="gr3" draw:text-style-name="P3" draw:layer="layout" svg:width="0.5cm" svg:height="0.5cm" svg:x="29.908cm" svg:y="41.128cm">
            <text:p/>
          </draw:rect>
          <draw:frame draw:style-name="gr189" draw:text-style-name="P5" draw:layer="layout" svg:width="3.194cm" svg:height="0.725cm" svg:x="26.8cm" svg:y="40.996cm">
            <draw:text-box>
              <text:p text:style-name="P4"><text:span text:style-name="T3">InstructionBus</text:span></text:p>
            </draw:text-box>
          </draw:frame>
        </draw:g>
        <draw:g>
          <draw:rect draw:style-name="gr3" draw:text-style-name="P3" draw:layer="layout" svg:width="0.5cm" svg:height="0.5cm" svg:x="29.905cm" svg:y="42.454cm">
            <text:p/>
          </draw:rect>
          <draw:frame draw:style-name="gr4" draw:text-style-name="P5" draw:layer="layout" svg:width="2.246cm" svg:height="0.725cm" svg:x="27.745cm" svg:y="42.322cm">
            <draw:text-box>
              <text:p text:style-name="P4"><text:span text:style-name="T3">DataBus</text:span></text:p>
            </draw:text-box>
          </draw:frame>
        </draw:g>
        <draw:rect draw:style-name="gr1" draw:text-style-name="P2" draw:layer="layout" svg:width="4.075cm" svg:height="1cm" svg:x="35.672cm" svg:y="44.095cm">
          <text:p text:style-name="P1"><text:span text:style-name="T1">flashXip</text:span></text:p>
        </draw:rect>
        <draw:rect draw:style-name="gr2" draw:text-style-name="P3" draw:layer="layout" svg:width="4.075cm" svg:height="1.176cm" svg:x="35.672cm" svg:y="45.095cm">
          <text:p/>
        </draw:rect>
        <draw:g>
          <draw:rect draw:style-name="gr3" draw:text-style-name="P3" draw:layer="layout" svg:width="0.5cm" svg:height="0.5cm" svg:x="39.447cm" svg:y="45.427cm">
            <text:p/>
          </draw:rect>
          <draw:frame draw:style-name="gr4" draw:text-style-name="P5" draw:layer="layout" svg:width="2.246cm" svg:height="0.725cm" svg:x="37.287cm" svg:y="45.295cm">
            <draw:text-box>
              <text:p text:style-name="P4"><text:span text:style-name="T3">spi</text:span></text:p>
            </draw:text-box>
          </draw:frame>
        </draw:g>
        <draw:g>
          <draw:rect draw:style-name="gr3" draw:text-style-name="P3" draw:layer="layout" svg:width="0.5cm" svg:height="0.5cm" svg:x="35.413cm" svg:y="45.428cm">
            <text:p/>
          </draw:rect>
          <draw:frame draw:style-name="gr5" draw:text-style-name="P5" draw:layer="layout" svg:width="2.471cm" svg:height="0.725cm" svg:x="35.913cm" svg:y="45.296cm">
            <draw:text-box>
              <text:p text:style-name="P4"><text:span text:style-name="T3">bus</text:span></text:p>
            </draw:text-box>
          </draw:frame>
        </draw:g>
        <draw:line draw:style-name="gr82" draw:text-style-name="P3" draw:layer="layout" svg:x1="30.401cm" svg:y1="42.713cm" svg:x2="31.001cm" svg:y2="42.713cm">
          <text:p/>
        </draw:line>
        <draw:frame draw:style-name="gr351" draw:text-style-name="P30" draw:layer="layout" svg:width="2.602cm" svg:height="0.882cm" svg:x="32.675cm" svg:y="41.557cm">
          <draw:text-box>
            <text:p text:style-name="P29"><text:span text:style-name="T4">slowBus</text:span></text:p>
          </draw:text-box>
        </draw:frame>
        <draw:rect draw:style-name="gr1" draw:text-style-name="P2" draw:layer="layout" svg:width="2.611cm" svg:height="1cm" svg:x="35.689cm" svg:y="39.537cm">
          <text:p text:style-name="P1"><text:span text:style-name="T1">ram</text:span></text:p>
        </draw:rect>
        <draw:rect draw:style-name="gr2" draw:text-style-name="P3" draw:layer="layout" svg:width="2.611cm" svg:height="3.1cm" svg:x="35.689cm" svg:y="40.5cm">
          <text:p/>
        </draw:rect>
        <draw:g>
          <draw:rect draw:style-name="gr3" draw:text-style-name="P3" draw:layer="layout" svg:width="0.5cm" svg:height="0.5cm" svg:x="35.43cm" svg:y="40.77cm">
            <text:p/>
          </draw:rect>
          <draw:frame draw:style-name="gr5" draw:text-style-name="P5" draw:layer="layout" svg:width="2.471cm" svg:height="0.725cm" svg:x="35.93cm" svg:y="40.638cm">
            <draw:text-box>
              <text:p text:style-name="P4"><text:span text:style-name="T3">buses(0)</text:span></text:p>
            </draw:text-box>
          </draw:frame>
        </draw:g>
        <draw:custom-shape draw:style-name="gr101" draw:text-style-name="P3" draw:layer="layout" svg:width="1.2cm" svg:height="0.5cm" draw:transform="rotate (-1.57079632679579) translate (31.501cm 42.1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30.401cm" svg:y1="41.395cm" svg:x2="31.001cm" svg:y2="41.395cm">
          <text:p/>
        </draw:line>
        <draw:custom-shape draw:style-name="gr101" draw:text-style-name="P3" draw:layer="layout" svg:width="1.2cm" svg:height="0.5cm" draw:transform="rotate (-1.57079632679579) translate (31.501cm 40.795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6) translate (32.101cm 42.6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31.501cm" svg:y1="42.313cm" svg:x2="32.101cm" svg:y2="42.313cm">
          <text:p/>
        </draw:line>
        <draw:line draw:style-name="gr82" draw:text-style-name="P3" draw:layer="layout" svg:x1="31.501cm" svg:y1="41.713cm" svg:x2="32.101cm" svg:y2="41.713cm">
          <text:p/>
        </draw:line>
        <draw:line draw:style-name="gr82" draw:text-style-name="P3" draw:layer="layout" svg:x1="32.601cm" svg:y1="42.013cm" svg:x2="33.101cm" svg:y2="42.013cm">
          <text:p/>
        </draw:line>
        <draw:line draw:style-name="gr82" draw:text-style-name="P3" draw:layer="layout" svg:x1="31.5cm" svg:y1="45.7cm" svg:x2="35.4cm" svg:y2="45.7cm">
          <text:p/>
        </draw:line>
        <draw:line draw:style-name="gr82" draw:text-style-name="P3" draw:layer="layout" svg:x1="31.501cm" svg:y1="43.113cm" svg:x2="35.4cm" svg:y2="43.1cm">
          <text:p/>
        </draw:line>
        <draw:line draw:style-name="gr82" draw:text-style-name="P3" draw:layer="layout" svg:x1="31.501cm" svg:y1="41.013cm" svg:x2="35.4cm" svg:y2="41cm">
          <text:p/>
        </draw:line>
        <draw:rect draw:style-name="gr1" draw:text-style-name="P2" draw:layer="layout" svg:width="4.075cm" svg:height="1cm" svg:x="35.706cm" svg:y="47.146cm">
          <text:p text:style-name="P1"><text:span text:style-name="T1">peripherals</text:span></text:p>
        </draw:rect>
        <draw:rect draw:style-name="gr2" draw:text-style-name="P3" draw:layer="layout" svg:width="4.075cm" svg:height="1.836cm" svg:x="35.706cm" svg:y="48.146cm">
          <text:p/>
        </draw:rect>
        <draw:g>
          <draw:rect draw:style-name="gr3" draw:text-style-name="P3" draw:layer="layout" svg:width="0.5cm" svg:height="0.5cm" svg:x="39.481cm" svg:y="48.478cm">
            <text:p/>
          </draw:rect>
          <draw:frame draw:style-name="gr4" draw:text-style-name="P5" draw:layer="layout" svg:width="2.246cm" svg:height="0.725cm" svg:x="37.321cm" svg:y="48.346cm">
            <draw:text-box>
              <text:p text:style-name="P4"><text:span text:style-name="T3">serialTx</text:span></text:p>
            </draw:text-box>
          </draw:frame>
        </draw:g>
        <draw:g>
          <draw:rect draw:style-name="gr3" draw:text-style-name="P3" draw:layer="layout" svg:width="0.5cm" svg:height="0.5cm" svg:x="35.447cm" svg:y="48.479cm">
            <text:p/>
          </draw:rect>
          <draw:frame draw:style-name="gr5" draw:text-style-name="P5" draw:layer="layout" svg:width="2.471cm" svg:height="0.725cm" svg:x="35.947cm" svg:y="48.347cm">
            <draw:text-box>
              <text:p text:style-name="P4"><text:span text:style-name="T3">bus</text:span></text:p>
            </draw:text-box>
          </draw:frame>
        </draw:g>
        <draw:g>
          <draw:rect draw:style-name="gr3" draw:text-style-name="P3" draw:layer="layout" svg:width="0.5cm" svg:height="0.5cm" svg:x="39.495cm" svg:y="49.204cm">
            <text:p/>
          </draw:rect>
          <draw:frame draw:style-name="gr357" draw:text-style-name="P5" draw:layer="layout" svg:width="3.029cm" svg:height="0.725cm" svg:x="36.552cm" svg:y="49.072cm">
            <draw:text-box>
              <text:p text:style-name="P4"><text:span text:style-name="T3">timerInterrupt</text:span></text:p>
            </draw:text-box>
          </draw:frame>
        </draw:g>
        <draw:frame draw:style-name="gr351" draw:text-style-name="P30" draw:layer="layout" svg:width="2.602cm" svg:height="0.882cm" svg:x="28.149cm" svg:y="45.547cm">
          <draw:text-box>
            <text:p text:style-name="P29"><text:span text:style-name="T4">slowBus</text:span></text:p>
          </draw:text-box>
        </draw:frame>
        <draw:line draw:style-name="gr82" draw:text-style-name="P3" draw:layer="layout" svg:x1="30.301cm" svg:y1="46.013cm" svg:x2="31.001cm" svg:y2="46.013cm">
          <text:p/>
        </draw:line>
        <draw:line draw:style-name="gr82" draw:text-style-name="P3" draw:layer="layout" svg:x1="34.7cm" svg:y1="48.7cm" svg:x2="35.4cm" svg:y2="48.7cm">
          <text:p/>
        </draw:line>
        <draw:rect draw:style-name="gr355" draw:text-style-name="P3" draw:layer="layout" svg:width="4.4cm" svg:height="10.186cm" svg:x="30.701cm" svg:y="39.014cm">
          <text:p/>
        </draw:rect>
        <draw:frame draw:style-name="gr356" draw:text-style-name="P33" draw:layer="layout" svg:width="5.582cm" svg:height="1.216cm" svg:x="30.201cm" svg:y="37.897cm">
          <draw:text-box>
            <text:p text:style-name="P29"><text:span text:style-name="T20">Interconnect</text:span></text:p>
          </draw:text-box>
        </draw:frame>
        <draw:g>
          <draw:rect draw:style-name="gr3" draw:text-style-name="P3" draw:layer="layout" svg:width="0.5cm" svg:height="0.5cm" svg:x="35.417cm" svg:y="42.835cm">
            <text:p/>
          </draw:rect>
          <draw:frame draw:style-name="gr5" draw:text-style-name="P5" draw:layer="layout" svg:width="2.471cm" svg:height="0.725cm" svg:x="35.917cm" svg:y="42.703cm">
            <draw:text-box>
              <text:p text:style-name="P4"><text:span text:style-name="T3">buses(1)</text:span></text:p>
            </draw:text-box>
          </draw:frame>
        </draw:g>
        <draw:custom-shape draw:style-name="gr101" draw:text-style-name="P3" draw:layer="layout" svg:width="1.2cm" svg:height="0.5cm" draw:transform="rotate (-1.57079632679579) translate (31.501cm 45.431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34.701cm" svg:y1="48.701cm" svg:x2="34.7cm" svg:y2="46.4cm">
          <text:p/>
        </draw:line>
        <draw:line draw:style-name="gr82" draw:text-style-name="P3" draw:layer="layout" svg:x1="31.5cm" svg:y1="46.4cm" svg:x2="34.701cm" svg:y2="46.401cm">
          <text:p/>
        </draw:line>
        <draw:rect draw:style-name="gr1" draw:text-style-name="P2" draw:layer="layout" svg:width="2.041cm" svg:height="1cm" svg:x="20.959cm" svg:y="35.6cm">
          <text:p text:style-name="P1"><text:span text:style-name="T1">Periph</text:span></text:p>
        </draw:rect>
        <draw:rect draw:style-name="gr2" draw:text-style-name="P3" draw:layer="layout" svg:width="2.041cm" svg:height="1.176cm" svg:x="20.959cm" svg:y="36.6cm">
          <text:p/>
        </draw:rect>
        <draw:g>
          <draw:rect draw:style-name="gr3" draw:text-style-name="P3" draw:layer="layout" svg:width="0.5cm" svg:height="0.5cm" svg:x="20.7cm" svg:y="36.933cm">
            <text:p/>
          </draw:rect>
          <draw:frame draw:style-name="gr5" draw:text-style-name="P5" draw:layer="layout" svg:width="2.471cm" svg:height="0.725cm" svg:x="21.2cm" svg:y="36.801cm">
            <draw:text-box>
              <text:p text:style-name="P4"><text:span text:style-name="T3">bus</text:span></text:p>
            </draw:text-box>
          </draw:frame>
        </draw:g>
        <draw:custom-shape draw:style-name="gr101" draw:text-style-name="P3" draw:layer="layout" svg:width="1.2cm" svg:height="0.5cm" draw:transform="rotate (1.5707963267946) translate (5.265cm 44.4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0.1cm" svg:y1="37.2cm" svg:x2="20.7cm" svg:y2="37.2cm">
          <text:p/>
        </draw:line>
        <draw:rect draw:style-name="gr1" draw:text-style-name="P2" draw:layer="layout" svg:width="3.407cm" svg:height="1cm" svg:x="13.893cm" svg:y="35.783cm">
          <text:p text:style-name="P1"><text:span text:style-name="T1">CPU</text:span></text:p>
        </draw:rect>
        <draw:rect draw:style-name="gr2" draw:text-style-name="P3" draw:layer="layout" svg:width="3.407cm" svg:height="2.517cm" svg:x="13.893cm" svg:y="36.783cm">
          <text:p/>
        </draw:rect>
        <draw:g>
          <draw:rect draw:style-name="gr3" draw:text-style-name="P3" draw:layer="layout" svg:width="0.5cm" svg:height="0.5cm" svg:x="17cm" svg:y="37.115cm">
            <text:p/>
          </draw:rect>
          <draw:frame draw:style-name="gr189" draw:text-style-name="P5" draw:layer="layout" svg:width="3.194cm" svg:height="0.725cm" svg:x="13.892cm" svg:y="36.983cm">
            <draw:text-box>
              <text:p text:style-name="P4"><text:span text:style-name="T3">InstructionBus</text:span></text:p>
            </draw:text-box>
          </draw:frame>
        </draw:g>
        <draw:g>
          <draw:rect draw:style-name="gr3" draw:text-style-name="P3" draw:layer="layout" svg:width="0.5cm" svg:height="0.5cm" svg:x="16.997cm" svg:y="38.441cm">
            <text:p/>
          </draw:rect>
          <draw:frame draw:style-name="gr4" draw:text-style-name="P5" draw:layer="layout" svg:width="2.246cm" svg:height="0.725cm" svg:x="14.837cm" svg:y="38.309cm">
            <draw:text-box>
              <text:p text:style-name="P4"><text:span text:style-name="T3">DataBus</text:span></text:p>
            </draw:text-box>
          </draw:frame>
        </draw:g>
        <draw:frame draw:style-name="gr361" draw:text-style-name="P32" draw:layer="layout" svg:width="2.445cm" svg:height="0.882cm" svg:x="6.8cm" svg:y="41.7cm">
          <draw:text-box>
            <text:p text:style-name="P29"><text:span text:style-name="T19">Decode</text:span></text:p>
          </draw:text-box>
        </draw:frame>
        <draw:frame draw:style-name="gr362" draw:text-style-name="P32" draw:layer="layout" svg:width="2.852cm" svg:height="0.882cm" svg:x="10.7cm" svg:y="41.7cm">
          <draw:text-box>
            <text:p text:style-name="P29"><text:span text:style-name="T19">Execute</text:span></text:p>
          </draw:text-box>
        </draw:frame>
        <draw:line draw:style-name="gr15" draw:text-style-name="P3" draw:layer="layout" svg:x1="6.3cm" svg:y1="41.9cm" svg:x2="6.3cm" svg:y2="48.5cm">
          <text:p/>
        </draw:line>
        <draw:frame draw:style-name="gr361" draw:text-style-name="P32" draw:layer="layout" svg:width="2.445cm" svg:height="0.882cm" svg:x="4.1cm" svg:y="41.7cm">
          <draw:text-box>
            <text:p text:style-name="P29"><text:span text:style-name="T19">pc-gen</text:span></text:p>
          </draw:text-box>
        </draw:frame>
        <draw:line draw:style-name="gr82" draw:text-style-name="P3" draw:layer="layout" svg:x1="5.765cm" svg:y1="43.8cm" svg:x2="6.165cm" svg:y2="43.8cm">
          <text:p/>
        </draw:line>
        <draw:rect draw:style-name="gr363" draw:text-style-name="P3" draw:layer="layout" svg:width="0.3cm" svg:height="0.6cm" svg:x="6.165cm" svg:y="43.5cm">
          <text:p/>
        </draw:rect>
        <draw:line draw:style-name="gr82" draw:text-style-name="P3" draw:layer="layout" svg:x1="4.865cm" svg:y1="43.5cm" svg:x2="5.265cm" svg:y2="43.5cm">
          <text:p/>
        </draw:line>
        <draw:line draw:style-name="gr82" draw:text-style-name="P3" draw:layer="layout" svg:x1="4.6cm" svg:y1="44.1cm" svg:x2="4.6cm" svg:y2="42.6cm">
          <text:p/>
        </draw:line>
        <draw:line draw:style-name="gr82" draw:text-style-name="P3" draw:layer="layout" svg:x1="11.1cm" svg:y1="42.6cm" svg:x2="4.6cm" svg:y2="42.6cm">
          <text:p/>
        </draw:line>
        <draw:line draw:style-name="gr82" draw:text-style-name="P3" draw:layer="layout" svg:x1="4.6cm" svg:y1="44.1cm" svg:x2="5.3cm" svg:y2="44.1cm">
          <text:p/>
        </draw:line>
        <draw:line draw:style-name="gr82" draw:text-style-name="P3" draw:layer="layout" svg:x1="4.9cm" svg:y1="43cm" svg:x2="4.9cm" svg:y2="43.5cm">
          <text:p/>
        </draw:line>
        <draw:line draw:style-name="gr82" draw:text-style-name="P3" draw:layer="layout" svg:x1="6.8cm" svg:y1="43cm" svg:x2="4.9cm" svg:y2="43cm">
          <text:p/>
        </draw:line>
        <draw:line draw:style-name="gr82" draw:text-style-name="P3" draw:layer="layout" svg:x1="6.8cm" svg:y1="43.8cm" svg:x2="6.8cm" svg:y2="43cm">
          <text:p/>
        </draw:line>
        <draw:circle draw:style-name="gr364" draw:text-style-name="P51" draw:layer="layout" svg:width="0.5cm" svg:height="0.5cm" svg:x="5.6cm" svg:y="42.739cm">
          <text:p text:style-name="P3"><text:span text:style-name="T10">+4</text:span></text:p>
        </draw:circle>
        <draw:line draw:style-name="gr82" draw:text-style-name="P3" draw:layer="layout" svg:x1="6.466cm" svg:y1="43.8cm" svg:x2="9.3cm" svg:y2="43.8cm">
          <text:p/>
        </draw:line>
        <draw:line draw:style-name="gr365" draw:text-style-name="P3" draw:layer="layout" svg:x1="6cm" svg:y1="43.8cm" svg:x2="6cm" svg:y2="48.4cm">
          <text:p/>
        </draw:line>
        <draw:frame draw:style-name="gr366" draw:text-style-name="P30" draw:layer="layout" svg:width="1.823cm" svg:height="0.725cm" svg:x="4.198cm" svg:y="44.4cm">
          <draw:text-box>
            <text:p text:style-name="P29"><text:span text:style-name="T4">pcNext</text:span></text:p>
          </draw:text-box>
        </draw:frame>
        <draw:frame draw:style-name="gr367" draw:text-style-name="P30" draw:layer="layout" svg:width="2.369cm" svg:height="0.725cm" svg:x="3.6cm" svg:y="47.9cm">
          <draw:text-box>
            <text:p text:style-name="P29"><text:span text:style-name="T4">iBus_cmd</text:span></text:p>
          </draw:text-box>
        </draw:frame>
        <draw:frame draw:style-name="gr367" draw:text-style-name="P30" draw:layer="layout" svg:width="2.369cm" svg:height="0.725cm" svg:x="6.631cm" svg:y="47.9cm">
          <draw:text-box>
            <text:p text:style-name="P29"><text:span text:style-name="T4">iBus_rsp</text:span></text:p>
          </draw:text-box>
        </draw:frame>
        <draw:line draw:style-name="gr365" draw:text-style-name="P3" draw:layer="layout" svg:x1="6.7cm" svg:y1="48.4cm" svg:x2="6.7cm" svg:y2="48.1cm">
          <text:p/>
        </draw:line>
        <draw:line draw:style-name="gr82" draw:text-style-name="P3" draw:layer="layout" svg:x1="6.7cm" svg:y1="48.3cm" svg:x2="6.7cm" svg:y2="44.6cm">
          <text:p/>
        </draw:line>
        <draw:frame draw:style-name="gr368" draw:text-style-name="P30" draw:layer="layout" svg:width="2.462cm" svg:height="0.725cm" svg:x="6.785cm" svg:y="43.975cm">
          <draw:text-box>
            <text:p text:style-name="P29"><text:span text:style-name="T4">Instruction</text:span></text:p>
          </draw:text-box>
        </draw:frame>
        <draw:line draw:style-name="gr82" draw:text-style-name="P3" draw:layer="layout" svg:x1="9.3cm" svg:y1="44.6cm" svg:x2="6.7cm" svg:y2="44.6cm">
          <text:p/>
        </draw:line>
        <draw:line draw:style-name="gr82" draw:text-style-name="P3" draw:layer="layout" svg:x1="9.9cm" svg:y1="46.4cm" svg:x2="6.7cm" svg:y2="46.4cm">
          <text:p/>
        </draw:line>
        <draw:line draw:style-name="gr82" draw:text-style-name="P3" draw:layer="layout" svg:x1="9.4cm" svg:y1="45.4cm" svg:x2="6.7cm" svg:y2="45.4cm">
          <text:p/>
        </draw:line>
        <draw:line draw:style-name="gr15" draw:text-style-name="P3" draw:layer="layout" svg:x1="9.5cm" svg:y1="42.015cm" svg:x2="9.5cm" svg:y2="48.5cm">
          <text:p/>
        </draw:line>
        <draw:rect draw:style-name="gr363" draw:text-style-name="P3" draw:layer="layout" svg:width="0.3cm" svg:height="0.6cm" svg:x="9.348cm" svg:y="43.5cm">
          <text:p/>
        </draw:rect>
        <draw:rect draw:style-name="gr363" draw:text-style-name="P3" draw:layer="layout" svg:width="0.3cm" svg:height="0.6cm" svg:x="9.352cm" svg:y="44.3cm">
          <text:p/>
        </draw:rect>
        <draw:rect draw:style-name="gr363" draw:text-style-name="P3" draw:layer="layout" svg:width="0.3cm" svg:height="1cm" svg:x="9.352cm" svg:y="45.9cm">
          <text:p/>
        </draw:rect>
        <draw:rect draw:style-name="gr369" draw:text-style-name="P51" draw:layer="layout" svg:width="0.6cm" svg:height="0.6cm" svg:x="9.5cm" svg:y="46.1cm">
          <text:p text:style-name="P3"><text:span text:style-name="T10">RF</text:span></text:p>
        </draw:rect>
        <draw:rect draw:style-name="gr363" draw:text-style-name="P3" draw:layer="layout" svg:width="0.3cm" svg:height="0.6cm" svg:x="9.352cm" svg:y="45.1cm">
          <text:p/>
        </draw:rect>
        <draw:line draw:style-name="gr82" draw:text-style-name="P3" draw:layer="layout" svg:x1="10.1cm" svg:y1="46.4cm" svg:x2="10.5cm" svg:y2="46.4cm">
          <text:p/>
        </draw:line>
        <draw:custom-shape draw:style-name="gr32" draw:text-style-name="P16" draw:layer="layout" svg:width="1.9cm" svg:height="1.1cm" svg:x="12cm" svg:y="44cm">
          <text:p text:style-name="P1"><text:span text:style-name="T8">SHIF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1.9cm" svg:height="1.1cm" svg:x="9.9cm" svg:y="44.6cm">
          <text:p text:style-name="P1"><text:span text:style-name="T8">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4cm" svg:height="1.5cm" svg:x="10cm" svg:y="42.9cm">
          <text:p text:style-name="P1"><text:span text:style-name="T46">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11.1cm" svg:y1="42.6cm" svg:x2="11.1cm" svg:y2="42.9cm">
          <text:p/>
        </draw:line>
        <draw:custom-shape draw:style-name="gr32" draw:text-style-name="P16" draw:layer="layout" svg:width="1.4cm" svg:height="1.2cm" svg:x="10.4cm" svg:y="45.8cm">
          <text:p text:style-name="P1"><text:span text:style-name="T8">SR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1.4cm" svg:height="1.2cm" svg:x="12.1cm" svg:y="45.3cm">
          <text:p text:style-name="P1"><text:span text:style-name="T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12.1cm" svg:y1="47.706cm" svg:x2="12.1cm" svg:y2="48.406cm">
          <text:p/>
        </draw:line>
        <draw:line draw:style-name="gr365" draw:text-style-name="P3" draw:layer="layout" svg:x1="12.7cm" svg:y1="48.406cm" svg:x2="12.7cm" svg:y2="48.106cm">
          <text:p/>
        </draw:line>
        <draw:line draw:style-name="gr82" draw:text-style-name="P3" draw:layer="layout" svg:x1="12.7cm" svg:y1="48.406cm" svg:x2="12.7cm" svg:y2="47.706cm">
          <text:p/>
        </draw:line>
        <draw:custom-shape draw:style-name="gr32" draw:text-style-name="P16" draw:layer="layout" svg:width="1.4cm" svg:height="1.2cm" svg:x="11.7cm" svg:y="46.7cm">
          <text:p text:style-name="P1"><text:span text:style-name="T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0" draw:text-style-name="P30" draw:layer="layout" svg:width="2.513cm" svg:height="0.725cm" svg:x="9.628cm" svg:y="47.875cm">
          <draw:text-box>
            <text:p text:style-name="P29"><text:span text:style-name="T4">dBus_cmd</text:span></text:p>
          </draw:text-box>
        </draw:frame>
        <draw:frame draw:style-name="gr367" draw:text-style-name="P30" draw:layer="layout" svg:width="2.369cm" svg:height="0.725cm" svg:x="12.731cm" svg:y="47.875cm">
          <draw:text-box>
            <text:p text:style-name="P29"><text:span text:style-name="T4">dBus_rsp</text:span></text:p>
          </draw:text-box>
        </draw:frame>
        <draw:custom-shape draw:style-name="gr32" draw:text-style-name="P52" draw:layer="layout" svg:width="2.2cm" svg:height="1.4cm" svg:x="6.9cm" svg:y="44.8cm">
          <text:p text:style-name="P1"><text:span text:style-name="T46">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9.7cm" svg:y1="45.4cm" svg:x2="9.8cm" svg:y2="45.4cm">
          <text:p/>
        </draw:line>
        <draw:line draw:style-name="gr82" draw:text-style-name="P3" draw:layer="layout" svg:x1="9.7cm" svg:y1="44.6cm" svg:x2="9.8cm" svg:y2="44.6cm">
          <text:p/>
        </draw:line>
        <draw:line draw:style-name="gr82" draw:text-style-name="P3" draw:layer="layout" svg:x1="9.7cm" svg:y1="43.8cm" svg:x2="9.8cm" svg:y2="43.8cm">
          <text:p/>
        </draw:line>
        <draw:custom-shape draw:style-name="gr101" draw:text-style-name="P3" draw:layer="layout" svg:width="1.2cm" svg:height="0.5cm" draw:transform="rotate (1.5707963267946) translate (5.365cm 53.6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61" draw:text-style-name="P32" draw:layer="layout" svg:width="2.445cm" svg:height="0.882cm" svg:x="11.3cm" svg:y="50.9cm">
          <draw:text-box>
            <text:p text:style-name="P29"><text:span text:style-name="T19">Decode</text:span></text:p>
          </draw:text-box>
        </draw:frame>
        <draw:frame draw:style-name="gr362" draw:text-style-name="P32" draw:layer="layout" svg:width="2.852cm" svg:height="0.882cm" svg:x="14.2cm" svg:y="50.9cm">
          <draw:text-box>
            <text:p text:style-name="P29"><text:span text:style-name="T19">Execute</text:span></text:p>
          </draw:text-box>
        </draw:frame>
        <draw:line draw:style-name="gr15" draw:text-style-name="P3" draw:layer="layout" svg:x1="6.4cm" svg:y1="51.2cm" svg:x2="6.4cm" svg:y2="57.5cm">
          <text:p/>
        </draw:line>
        <draw:frame draw:style-name="gr361" draw:text-style-name="P32" draw:layer="layout" svg:width="2.445cm" svg:height="0.882cm" svg:x="4.1cm" svg:y="50.9cm">
          <draw:text-box>
            <text:p text:style-name="P29"><text:span text:style-name="T19">pc-gen</text:span></text:p>
          </draw:text-box>
        </draw:frame>
        <draw:line draw:style-name="gr82" draw:text-style-name="P3" draw:layer="layout" svg:x1="5.865cm" svg:y1="53cm" svg:x2="6.265cm" svg:y2="53cm">
          <text:p/>
        </draw:line>
        <draw:rect draw:style-name="gr363" draw:text-style-name="P3" draw:layer="layout" svg:width="0.3cm" svg:height="0.6cm" svg:x="6.265cm" svg:y="52.7cm">
          <text:p/>
        </draw:rect>
        <draw:line draw:style-name="gr82" draw:text-style-name="P3" draw:layer="layout" svg:x1="4.965cm" svg:y1="52.7cm" svg:x2="5.365cm" svg:y2="52.7cm">
          <text:p/>
        </draw:line>
        <draw:line draw:style-name="gr82" draw:text-style-name="P3" draw:layer="layout" svg:x1="4.7cm" svg:y1="53cm" svg:x2="4.7cm" svg:y2="51.8cm">
          <text:p/>
        </draw:line>
        <draw:line draw:style-name="gr82" draw:text-style-name="P3" draw:layer="layout" svg:x1="17.8cm" svg:y1="51.8cm" svg:x2="4.7cm" svg:y2="51.8cm">
          <text:p/>
        </draw:line>
        <draw:line draw:style-name="gr82" draw:text-style-name="P3" draw:layer="layout" svg:x1="4.7cm" svg:y1="53cm" svg:x2="5.4cm" svg:y2="53cm">
          <text:p/>
        </draw:line>
        <draw:line draw:style-name="gr82" draw:text-style-name="P3" draw:layer="layout" svg:x1="5cm" svg:y1="52.2cm" svg:x2="5cm" svg:y2="52.7cm">
          <text:p/>
        </draw:line>
        <draw:line draw:style-name="gr82" draw:text-style-name="P3" draw:layer="layout" svg:x1="6.9cm" svg:y1="52.2cm" svg:x2="5cm" svg:y2="52.2cm">
          <text:p/>
        </draw:line>
        <draw:circle draw:style-name="gr364" draw:text-style-name="P51" draw:layer="layout" svg:width="0.5cm" svg:height="0.5cm" svg:x="5.7cm" svg:y="51.939cm">
          <text:p text:style-name="P3"><text:span text:style-name="T10">+4</text:span></text:p>
        </draw:circle>
        <draw:line draw:style-name="gr82" draw:text-style-name="P3" draw:layer="layout" svg:x1="6.566cm" svg:y1="53cm" svg:x2="14.2cm" svg:y2="53cm">
          <text:p/>
        </draw:line>
        <draw:line draw:style-name="gr365" draw:text-style-name="P3" draw:layer="layout" svg:x1="7.5cm" svg:y1="53.8cm" svg:x2="7.5cm" svg:y2="57.3cm">
          <text:p/>
        </draw:line>
        <draw:frame draw:style-name="gr371" draw:text-style-name="P30" draw:layer="layout" svg:width="2.369cm" svg:height="1.125cm" svg:x="6.3cm" svg:y="57cm">
          <draw:text-box>
            <text:p text:style-name="P29"><text:span text:style-name="T4">iBus_cmd</text:span></text:p>
          </draw:text-box>
        </draw:frame>
        <draw:line draw:style-name="gr82" draw:text-style-name="P3" draw:layer="layout" svg:x1="11.5cm" svg:y1="54.6cm" svg:x2="11.5cm" svg:y2="53.8cm">
          <text:p/>
        </draw:line>
        <draw:frame draw:style-name="gr368" draw:text-style-name="P30" draw:layer="layout" svg:width="2.462cm" svg:height="0.725cm" svg:x="11.585cm" svg:y="53.175cm">
          <draw:text-box>
            <text:p text:style-name="P29"><text:span text:style-name="T4">Instruction</text:span></text:p>
          </draw:text-box>
        </draw:frame>
        <draw:line draw:style-name="gr82" draw:text-style-name="P3" draw:layer="layout" svg:x1="14.1cm" svg:y1="53.8cm" svg:x2="11.5cm" svg:y2="53.8cm">
          <text:p/>
        </draw:line>
        <draw:line draw:style-name="gr82" draw:text-style-name="P3" draw:layer="layout" svg:x1="14.2cm" svg:y1="54.6cm" svg:x2="11.5cm" svg:y2="54.6cm">
          <text:p/>
        </draw:line>
        <draw:line draw:style-name="gr15" draw:text-style-name="P3" draw:layer="layout" svg:x1="14.3cm" svg:y1="51.2cm" svg:x2="14.3cm" svg:y2="57.5cm">
          <text:p/>
        </draw:line>
        <draw:rect draw:style-name="gr363" draw:text-style-name="P3" draw:layer="layout" svg:width="0.3cm" svg:height="0.6cm" svg:x="14.148cm" svg:y="52.7cm">
          <text:p/>
        </draw:rect>
        <draw:rect draw:style-name="gr363" draw:text-style-name="P3" draw:layer="layout" svg:width="0.3cm" svg:height="0.6cm" svg:x="14.152cm" svg:y="53.5cm">
          <text:p/>
        </draw:rect>
        <draw:rect draw:style-name="gr363" draw:text-style-name="P3" draw:layer="layout" svg:width="0.3cm" svg:height="0.6cm" svg:x="14.152cm" svg:y="54.3cm">
          <text:p/>
        </draw:rect>
        <draw:custom-shape draw:style-name="gr32" draw:text-style-name="P16" draw:layer="layout" svg:width="1.9cm" svg:height="1.1cm" svg:x="16.3cm" svg:y="56.2cm">
          <text:p text:style-name="P1"><text:span text:style-name="T8">SHIF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1.6cm" svg:height="1.1cm" svg:x="14.7cm" svg:y="53.6cm">
          <text:p text:style-name="P1"><text:span text:style-name="T8">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4cm" svg:height="1.5cm" svg:x="15.9cm" svg:y="52.2cm">
          <text:p text:style-name="P1"><text:span text:style-name="T46">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17.8cm" svg:y1="51.8cm" svg:x2="17.8cm" svg:y2="52.2cm">
          <text:p/>
        </draw:line>
        <draw:custom-shape draw:style-name="gr32" draw:text-style-name="P16" draw:layer="layout" svg:width="1.4cm" svg:height="1.2cm" svg:x="14.6cm" svg:y="54.8cm">
          <text:p text:style-name="P1"><text:span text:style-name="T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19.3cm" svg:y1="56.2cm" svg:x2="19.3cm" svg:y2="57.3cm">
          <text:p/>
        </draw:line>
        <draw:line draw:style-name="gr365" draw:text-style-name="P3" draw:layer="layout" svg:x1="20.1cm" svg:y1="57.3cm" svg:x2="20.1cm" svg:y2="57cm">
          <text:p/>
        </draw:line>
        <draw:line draw:style-name="gr82" draw:text-style-name="P3" draw:layer="layout" svg:x1="20.1cm" svg:y1="57.3cm" svg:x2="20.1cm" svg:y2="56cm">
          <text:p/>
        </draw:line>
        <draw:custom-shape draw:style-name="gr32" draw:text-style-name="P16" draw:layer="layout" svg:width="1.7cm" svg:height="1.2cm" svg:x="18.8cm" svg:y="55.1cm">
          <text:p text:style-name="P1"><text:span text:style-name="T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0" draw:text-style-name="P30" draw:layer="layout" svg:width="2.513cm" svg:height="0.725cm" svg:x="17.2cm" svg:y="57.275cm">
          <draw:text-box>
            <text:p text:style-name="P29"><text:span text:style-name="T4">dBus_cmd</text:span></text:p>
          </draw:text-box>
        </draw:frame>
        <draw:frame draw:style-name="gr367" draw:text-style-name="P30" draw:layer="layout" svg:width="2.369cm" svg:height="0.725cm" svg:x="19.5cm" svg:y="57.275cm">
          <draw:text-box>
            <text:p text:style-name="P29"><text:span text:style-name="T4">dBus_rsp</text:span></text:p>
          </draw:text-box>
        </draw:frame>
        <draw:custom-shape draw:style-name="gr32" draw:text-style-name="P52" draw:layer="layout" svg:width="2.2cm" svg:height="1.4cm" svg:x="11.7cm" svg:y="54cm">
          <text:p text:style-name="P1"><text:span text:style-name="T46">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14.5cm" svg:y1="54.6cm" svg:x2="14.6cm" svg:y2="54.6cm">
          <text:p/>
        </draw:line>
        <draw:line draw:style-name="gr82" draw:text-style-name="P3" draw:layer="layout" svg:x1="14.5cm" svg:y1="53.8cm" svg:x2="14.6cm" svg:y2="53.8cm">
          <text:p/>
        </draw:line>
        <draw:frame draw:style-name="gr361" draw:text-style-name="P32" draw:layer="layout" svg:width="2.445cm" svg:height="0.882cm" svg:x="6.255cm" svg:y="51cm">
          <draw:text-box>
            <text:p text:style-name="P29"><text:span text:style-name="T19">Fetch1</text:span></text:p>
          </draw:text-box>
        </draw:frame>
        <draw:line draw:style-name="gr15" draw:text-style-name="P3" draw:layer="layout" svg:x1="8.5cm" svg:y1="51.2cm" svg:x2="8.5cm" svg:y2="57.5cm">
          <text:p/>
        </draw:line>
        <draw:rect draw:style-name="gr363" draw:text-style-name="P3" draw:layer="layout" svg:width="0.3cm" svg:height="0.6cm" svg:x="8.336cm" svg:y="52.7cm">
          <text:p/>
        </draw:rect>
        <draw:rect draw:style-name="gr363" draw:text-style-name="P3" draw:layer="layout" svg:width="0.3cm" svg:height="1cm" svg:x="6.264cm" svg:y="54.3cm">
          <text:p/>
        </draw:rect>
        <draw:rect draw:style-name="gr369" draw:text-style-name="P51" draw:layer="layout" svg:width="0.6cm" svg:height="0.6cm" svg:x="6.412cm" svg:y="54.5cm">
          <text:p text:style-name="P3"><text:span text:style-name="T10">BT</text:span></text:p>
        </draw:rect>
        <draw:line draw:style-name="gr82" draw:text-style-name="P3" draw:layer="layout" svg:x1="6.072cm" svg:y1="54.8cm" svg:x2="6.272cm" svg:y2="54.8cm">
          <text:p/>
        </draw:line>
        <draw:line draw:style-name="gr82" draw:text-style-name="P3" draw:layer="layout" svg:x1="6.073cm" svg:y1="54.8cm" svg:x2="6.073cm" svg:y2="53cm">
          <text:p/>
        </draw:line>
        <draw:line draw:style-name="gr82" draw:text-style-name="P3" draw:layer="layout" svg:x1="5cm" svg:y1="55.6cm" svg:x2="7.2cm" svg:y2="55.6cm">
          <text:p/>
        </draw:line>
        <draw:line draw:style-name="gr82" draw:text-style-name="P3" draw:layer="layout" svg:x1="7.2cm" svg:y1="54.8cm" svg:x2="7.2cm" svg:y2="55.6cm">
          <text:p/>
        </draw:line>
        <draw:line draw:style-name="gr82" draw:text-style-name="P3" draw:layer="layout" svg:x1="7.2cm" svg:y1="54.8cm" svg:x2="7cm" svg:y2="54.8cm">
          <text:p/>
        </draw:line>
        <draw:line draw:style-name="gr82" draw:text-style-name="P3" draw:layer="layout" svg:x1="5cm" svg:y1="53.4cm" svg:x2="5cm" svg:y2="55.6cm">
          <text:p/>
        </draw:line>
        <draw:line draw:style-name="gr82" draw:text-style-name="P3" draw:layer="layout" svg:x1="5cm" svg:y1="53.4cm" svg:x2="5.4cm" svg:y2="53.4cm">
          <text:p/>
        </draw:line>
        <draw:frame draw:style-name="gr371" draw:text-style-name="P30" draw:layer="layout" svg:width="2.369cm" svg:height="1.125cm" svg:x="4.2cm" svg:y="55.3cm">
          <draw:text-box>
            <text:p text:style-name="P29"><text:span text:style-name="T4">BTB</text:span></text:p>
          </draw:text-box>
        </draw:frame>
        <draw:frame draw:style-name="gr361" draw:text-style-name="P32" draw:layer="layout" svg:width="2.445cm" svg:height="0.882cm" svg:x="8.3cm" svg:y="51cm">
          <draw:text-box>
            <text:p text:style-name="P29"><text:span text:style-name="T19">Fetch2</text:span></text:p>
          </draw:text-box>
        </draw:frame>
        <draw:line draw:style-name="gr15" draw:text-style-name="P3" draw:layer="layout" svg:x1="10.6cm" svg:y1="51.2cm" svg:x2="10.6cm" svg:y2="57.5cm">
          <text:p/>
        </draw:line>
        <draw:rect draw:style-name="gr363" draw:text-style-name="P3" draw:layer="layout" svg:width="0.3cm" svg:height="0.6cm" svg:x="10.455cm" svg:y="52.7cm">
          <text:p/>
        </draw:rect>
        <draw:frame draw:style-name="gr367" draw:text-style-name="P30" draw:layer="layout" svg:width="2.369cm" svg:height="0.725cm" svg:x="8.331cm" svg:y="57.2cm">
          <draw:text-box>
            <text:p text:style-name="P29"><text:span text:style-name="T4">iBus_rsp</text:span></text:p>
          </draw:text-box>
        </draw:frame>
        <draw:line draw:style-name="gr365" draw:text-style-name="P3" draw:layer="layout" svg:x1="9.7cm" svg:y1="57.3cm" svg:x2="9.7cm" svg:y2="57cm">
          <text:p/>
        </draw:line>
        <draw:line draw:style-name="gr82" draw:text-style-name="P3" draw:layer="layout" svg:x1="9.5cm" svg:y1="56cm" svg:x2="9.5cm" svg:y2="53.8cm">
          <text:p/>
        </draw:line>
        <draw:line draw:style-name="gr82" draw:text-style-name="P3" draw:layer="layout" svg:x1="12.5cm" svg:y1="53.8cm" svg:x2="9.5cm" svg:y2="53.8cm">
          <text:p/>
        </draw:line>
        <draw:rect draw:style-name="gr363" draw:text-style-name="P3" draw:layer="layout" svg:width="0.3cm" svg:height="0.6cm" svg:x="10.455cm" svg:y="53.5cm">
          <text:p/>
        </draw:rect>
        <draw:line draw:style-name="gr82" draw:text-style-name="P3" draw:layer="layout" svg:x1="6.9cm" svg:y1="53cm" svg:x2="6.9cm" svg:y2="52.2cm">
          <text:p/>
        </draw:line>
        <draw:rect draw:style-name="gr363" draw:text-style-name="P3" draw:layer="layout" svg:width="0.3cm" svg:height="1cm" svg:x="10.452cm" svg:y="55.3cm">
          <text:p/>
        </draw:rect>
        <draw:rect draw:style-name="gr369" draw:text-style-name="P51" draw:layer="layout" svg:width="0.6cm" svg:height="0.6cm" svg:x="10.6cm" svg:y="55.5cm">
          <text:p text:style-name="P3"><text:span text:style-name="T10">RF</text:span></text:p>
        </draw:rect>
        <draw:line draw:style-name="gr82" draw:text-style-name="P3" draw:layer="layout" svg:x1="10.5cm" svg:y1="55.768cm" svg:x2="9.5cm" svg:y2="55.768cm">
          <text:p/>
        </draw:line>
        <draw:line draw:style-name="gr82" draw:text-style-name="P3" draw:layer="layout" svg:x1="14.5cm" svg:y1="56.1cm" svg:x2="14.6cm" svg:y2="56.1cm">
          <text:p/>
        </draw:line>
        <draw:rect draw:style-name="gr363" draw:text-style-name="P3" draw:layer="layout" svg:width="0.3cm" svg:height="0.6cm" svg:x="14.148cm" svg:y="55.8cm">
          <text:p/>
        </draw:rect>
        <draw:line draw:style-name="gr82" draw:text-style-name="P3" draw:layer="layout" svg:x1="12.1cm" svg:y1="56.1cm" svg:x2="14.1cm" svg:y2="56.1cm">
          <text:p/>
        </draw:line>
        <draw:custom-shape draw:style-name="gr101" draw:text-style-name="P3" draw:layer="layout" svg:width="1.2cm" svg:height="0.5cm" draw:transform="rotate (1.5707963267946) translate (11.6cm 56.7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1.6cm" svg:y1="55.8cm" svg:x2="11.2cm" svg:y2="55.8cm">
          <text:p/>
        </draw:line>
        <draw:custom-shape draw:style-name="gr32" draw:text-style-name="P16" draw:layer="layout" svg:width="1.4cm" svg:height="1.2cm" svg:x="12.4cm" svg:y="55.5cm">
          <text:p text:style-name="P1"><text:span text:style-name="T8">SR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11.6cm" svg:y1="56.4cm" svg:x2="11.2cm" svg:y2="56.4cm">
          <text:p/>
        </draw:line>
        <draw:line draw:style-name="gr82" draw:text-style-name="P3" draw:layer="layout" svg:x1="11.2cm" svg:y1="57cm" svg:x2="11.2cm" svg:y2="56.4cm">
          <text:p/>
        </draw:line>
        <draw:line draw:style-name="gr82" draw:text-style-name="P3" draw:layer="layout" svg:x1="11.2cm" svg:y1="57cm" svg:x2="11.6cm" svg:y2="57cm">
          <text:p/>
        </draw:line>
        <draw:frame draw:style-name="gr367" draw:text-style-name="P30" draw:layer="layout" svg:width="2.369cm" svg:height="0.725cm" svg:x="11.284cm" svg:y="56.675cm">
          <draw:text-box>
            <text:p text:style-name="P29"><text:span text:style-name="T4">Bypass</text:span></text:p>
          </draw:text-box>
        </draw:frame>
        <draw:custom-shape draw:style-name="gr32" draw:text-style-name="P16" draw:layer="layout" svg:width="3.9cm" svg:height="1.1cm" svg:x="16.6cm" svg:y="53.7cm">
          <text:p text:style-name="P1"><text:span text:style-name="T8">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1.9cm" svg:height="1.1cm" svg:x="16.2cm" svg:y="54.9cm">
          <text:p text:style-name="P1"><text:span text:style-name="T8">DIV</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14.5cm" svg:y1="53cm" svg:x2="14.6cm" svg:y2="53cm">
          <text:p/>
        </draw:line>
        <draw:frame draw:style-name="gr362" draw:text-style-name="P32" draw:layer="layout" svg:width="2.852cm" svg:height="0.882cm" svg:x="16.9cm" svg:y="50.918cm">
          <draw:text-box>
            <text:p text:style-name="P29"><text:span text:style-name="T19">Memory</text:span></text:p>
          </draw:text-box>
        </draw:frame>
        <draw:frame draw:style-name="gr372" draw:text-style-name="P32" draw:layer="layout" svg:width="3.067cm" svg:height="0.882cm" svg:x="19.541cm" svg:y="50.918cm">
          <draw:text-box>
            <text:p text:style-name="P29"><text:span text:style-name="T19">WriteBack</text:span></text:p>
          </draw:text-box>
        </draw:frame>
        <draw:rect draw:style-name="gr363" draw:text-style-name="P3" draw:layer="layout" svg:width="0.7cm" svg:height="0.192cm" svg:x="9.349cm" svg:y="56.491cm">
          <text:p/>
        </draw:rect>
        <draw:rect draw:style-name="gr363" draw:text-style-name="P3" draw:layer="layout" svg:width="0.7cm" svg:height="0.191cm" svg:x="9.349cm" svg:y="56.3cm">
          <text:p/>
        </draw:rect>
        <draw:custom-shape draw:style-name="gr101" draw:text-style-name="P3" draw:layer="layout" svg:width="-0.75cm" svg:height="-0.15cm" svg:x="9.849cm" svg:y="56.115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9.7cm" svg:y1="56.9cm" svg:x2="9.2cm" svg:y2="56.9cm">
          <text:p/>
        </draw:line>
        <draw:line draw:style-name="gr82" draw:text-style-name="P3" draw:layer="layout" svg:x1="9.2cm" svg:y1="56.1cm" svg:x2="9.2cm" svg:y2="56.901cm">
          <text:p/>
        </draw:line>
        <draw:rect draw:style-name="gr363" draw:text-style-name="P3" draw:layer="layout" svg:width="0.3cm" svg:height="0.6cm" svg:x="6.265cm" svg:y="53.5cm">
          <text:p/>
        </draw:rect>
        <draw:line draw:style-name="gr82" draw:text-style-name="P3" draw:layer="layout" svg:x1="6.3cm" svg:y1="53.8cm" svg:x2="6.1cm" svg:y2="53.8cm">
          <text:p/>
        </draw:line>
        <draw:line draw:style-name="gr82" draw:text-style-name="P3" draw:layer="layout" svg:x1="7.5cm" svg:y1="53.8cm" svg:x2="6.6cm" svg:y2="53.8cm">
          <text:p/>
        </draw:line>
        <draw:rect draw:style-name="gr1" draw:text-style-name="P2" draw:layer="layout" svg:width="3.407cm" svg:height="1cm" svg:x="11.201cm" svg:y="11.883cm">
          <text:p text:style-name="P1"><text:span text:style-name="T1">CPU</text:span></text:p>
        </draw:rect>
        <draw:rect draw:style-name="gr2" draw:text-style-name="P3" draw:layer="layout" svg:width="3.407cm" svg:height="2.517cm" svg:x="10.501cm" svg:y="20.783cm">
          <text:p/>
        </draw:rect>
        <draw:g>
          <draw:rect draw:style-name="gr3" draw:text-style-name="P3" draw:layer="layout" svg:width="0.5cm" svg:height="0.5cm" svg:x="13.608cm" svg:y="21.115cm">
            <text:p/>
          </draw:rect>
          <draw:frame draw:style-name="gr189" draw:text-style-name="P5" draw:layer="layout" svg:width="3.194cm" svg:height="0.725cm" svg:x="10.5cm" svg:y="20.983cm">
            <draw:text-box>
              <text:p text:style-name="P4"><text:span text:style-name="T3">iBus</text:span></text:p>
            </draw:text-box>
          </draw:frame>
        </draw:g>
        <draw:g>
          <draw:rect draw:style-name="gr3" draw:text-style-name="P3" draw:layer="layout" svg:width="0.5cm" svg:height="0.5cm" svg:x="13.605cm" svg:y="22.441cm">
            <text:p/>
          </draw:rect>
          <draw:frame draw:style-name="gr4" draw:text-style-name="P5" draw:layer="layout" svg:width="2.246cm" svg:height="0.725cm" svg:x="11.445cm" svg:y="22.309cm">
            <draw:text-box>
              <text:p text:style-name="P4"><text:span text:style-name="T3">dBus</text:span></text:p>
            </draw:text-box>
          </draw:frame>
        </draw:g>
        <draw:rect draw:style-name="gr1" draw:text-style-name="P2" draw:layer="layout" svg:width="3.407cm" svg:height="1cm" svg:x="10.502cm" svg:y="19.783cm">
          <text:p text:style-name="P1"><text:span text:style-name="T1">CPU</text:span></text:p>
        </draw:rect>
        <draw:g>
          <draw:rect draw:style-name="gr3" draw:text-style-name="P3" draw:layer="layout" svg:width="0.5cm" svg:height="0.5cm" svg:x="10.229cm" svg:y="21.607cm">
            <text:p/>
          </draw:rect>
          <draw:frame draw:style-name="gr5" draw:text-style-name="P5" draw:layer="layout" svg:width="2.471cm" svg:height="0.725cm" svg:x="10.729cm" svg:y="21.475cm">
            <draw:text-box>
              <text:p text:style-name="P4"><text:span text:style-name="T3">jtag</text:span></text:p>
            </draw:text-box>
          </draw:frame>
        </draw:g>
      </draw:page>
      <draw:page draw:name="page17" draw:style-name="dp1" draw:master-page-name="Standard">
        <draw:g>
          <draw:frame draw:style-name="gr338" draw:text-style-name="P43" draw:layer="layout" svg:width="7.788cm" svg:height="1.055cm" svg:x="13.807cm" svg:y="4.414cm">
            <draw:text-box>
              <text:p text:style-name="P4"><text:span text:style-name="T30">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9"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3"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1" draw:text-style-name="P29"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8.143cm" svg:y1="16.79cm" svg:x2="28.867cm" svg:y2="16.79cm">
          <text:p/>
        </draw:line>
        <draw:line draw:style-name="gr82" draw:text-style-name="P3" draw:layer="layout" svg:x1="28.143cm" svg:y1="19.343cm" svg:x2="28.867cm" svg:y2="19.343cm">
          <text:p/>
        </draw:line>
        <draw:line draw:style-name="gr82" draw:text-style-name="P3" draw:layer="layout" svg:x1="28.143cm" svg:y1="22.088cm" svg:x2="28.867cm" svg:y2="22.088cm">
          <text:p/>
        </draw:line>
        <draw:line draw:style-name="gr82" draw:text-style-name="P3" draw:layer="layout" svg:x1="28.162cm" svg:y1="24.893cm" svg:x2="28.886cm" svg:y2="24.893cm">
          <text:p/>
        </draw:line>
        <draw:line draw:style-name="gr82" draw:text-style-name="P3" draw:layer="layout" svg:x1="28.148cm" svg:y1="28.266cm" svg:x2="28.872cm" svg:y2="28.266cm">
          <text:p/>
        </draw:line>
        <draw:line draw:style-name="gr82" draw:text-style-name="P3" draw:layer="layout" svg:x1="27.192cm" svg:y1="22.088cm" svg:x2="26.452cm" svg:y2="22.088cm">
          <text:p/>
        </draw:line>
        <draw:frame draw:style-name="gr183" draw:text-style-name="P30" draw:layer="layout" svg:width="3.965cm" svg:height="0.882cm" svg:x="33.569cm" svg:y="27.868cm">
          <draw:text-box>
            <text:p text:style-name="P29"><text:span text:style-name="T4">vgaCtrl.io.axi</text:span></text:p>
          </draw:text-box>
        </draw:frame>
        <draw:frame draw:style-name="gr190" draw:text-style-name="P32" draw:layer="layout" svg:width="3.93cm" svg:height="0.882cm" draw:transform="rotate (1.5707963267946) translate (27.261cm 24.124cm)">
          <draw:text-box>
            <text:p text:style-name="P29"><text:span text:style-name="T19">APB Decoder</text:span></text:p>
          </draw:text-box>
        </draw:frame>
        <draw:line draw:style-name="gr82" draw:text-style-name="P3" draw:layer="layout" svg:x1="21.268cm" svg:y1="10.718cm" svg:x2="21.992cm" svg:y2="10.718cm">
          <text:p/>
        </draw:line>
        <draw:custom-shape draw:style-name="gr101"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1.243cm" svg:y1="16.596cm" svg:x2="21.967cm" svg:y2="16.596cm">
          <text:p/>
        </draw:line>
        <draw:custom-shape draw:style-name="gr101"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1.216cm" svg:y1="22.049cm" svg:x2="21.94cm" svg:y2="22.049cm">
          <text:p/>
        </draw:line>
        <draw:custom-shape draw:style-name="gr101"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7.654cm" svg:y1="10.064cm" svg:x2="20.404cm" svg:y2="10.064cm">
          <text:p/>
        </draw:line>
        <draw:line draw:style-name="gr82" draw:text-style-name="P3" draw:layer="layout" svg:x1="17.661cm" svg:y1="11.652cm" svg:x2="20.379cm" svg:y2="15.417cm">
          <text:p/>
        </draw:line>
        <draw:line draw:style-name="gr82" draw:text-style-name="P3" draw:layer="layout" svg:x1="17.658cm" svg:y1="16.634cm" svg:x2="20.408cm" svg:y2="16.634cm">
          <text:p/>
        </draw:line>
        <draw:line draw:style-name="gr82" draw:text-style-name="P3" draw:layer="layout" svg:x1="17.661cm" svg:y1="15.417cm" svg:x2="20.404cm" svg:y2="11.101cm">
          <text:p/>
        </draw:line>
        <draw:line draw:style-name="gr82" draw:text-style-name="P3" draw:layer="layout" svg:x1="17.629cm" svg:y1="17.719cm" svg:x2="20.352cm" svg:y2="21.099cm">
          <text:p/>
        </draw:line>
        <draw:line draw:style-name="gr82" draw:text-style-name="P3" draw:layer="layout" svg:x1="17.695cm" svg:y1="20.72cm" svg:x2="20.404cm" svg:y2="12.12cm">
          <text:p/>
        </draw:line>
        <draw:line draw:style-name="gr82" draw:text-style-name="P3" draw:layer="layout" svg:x1="17.702cm" svg:y1="23.311cm" svg:x2="20.352cm" svg:y2="23.311cm">
          <text:p/>
        </draw:line>
        <draw:line draw:style-name="gr82" draw:text-style-name="P3" draw:layer="layout" svg:x1="17.696cm" svg:y1="22.101cm" svg:x2="20.352cm" svg:y2="17.719cm">
          <text:p/>
        </draw:line>
        <draw:line draw:style-name="gr82" draw:text-style-name="P3" draw:layer="layout" svg:x1="14.804cm" svg:y1="14.145cm" svg:x2="15.658cm" svg:y2="14.134cm">
          <text:p/>
        </draw:line>
        <draw:line draw:style-name="gr82" draw:text-style-name="P3" draw:layer="layout" svg:x1="15.658cm" svg:y1="16.634cm" svg:x2="15.658cm" svg:y2="14.134cm">
          <text:p/>
        </draw:line>
        <draw:line draw:style-name="gr82" draw:text-style-name="P3" draw:layer="layout" svg:x1="15.658cm" svg:y1="16.634cm" svg:x2="16.908cm" svg:y2="16.634cm">
          <text:p/>
        </draw:line>
        <draw:line draw:style-name="gr82" draw:text-style-name="P3" draw:layer="layout" svg:x1="14.807cm" svg:y1="13.416cm" svg:x2="15.661cm" svg:y2="13.405cm">
          <text:p/>
        </draw:line>
        <draw:line draw:style-name="gr82" draw:text-style-name="P3" draw:layer="layout" svg:x1="15.658cm" svg:y1="10.634cm" svg:x2="15.661cm" svg:y2="13.405cm">
          <text:p/>
        </draw:line>
        <draw:line draw:style-name="gr82" draw:text-style-name="P3" draw:layer="layout" svg:x1="15.658cm" svg:y1="10.634cm" svg:x2="16.908cm" svg:y2="10.634cm">
          <text:p/>
        </draw:line>
        <draw:custom-shape draw:style-name="gr101"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32" draw:layer="layout" svg:width="3.965cm" svg:height="0.882cm" svg:x="11.902cm" svg:y="7.478cm">
          <draw:text-box>
            <text:p text:style-name="P29"><text:span text:style-name="T19">vgaCtrl.io.axi</text:span></text:p>
          </draw:text-box>
        </draw:frame>
        <draw:line draw:style-name="gr82" draw:text-style-name="P3" draw:layer="layout" svg:x1="15.685cm" svg:y1="7.876cm" svg:x2="17.477cm" svg:y2="7.876cm">
          <text:p/>
        </draw:line>
        <draw:line draw:style-name="gr82" draw:text-style-name="P3" draw:layer="layout" svg:x1="20.404cm" svg:y1="9.224cm" svg:x2="17.477cm" svg:y2="7.876cm">
          <text:p/>
        </draw:line>
        <draw:line draw:style-name="gr82" draw:text-style-name="P3" draw:layer="layout" svg:x1="12.84cm" svg:y1="31.98cm" svg:x2="22.924cm" svg:y2="31.98cm">
          <text:p/>
        </draw:line>
        <draw:line draw:style-name="gr82" draw:text-style-name="P3" draw:layer="layout" svg:x1="15.658cm" svg:y1="16.634cm" svg:x2="16.908cm" svg:y2="16.634cm">
          <text:p/>
        </draw:line>
        <draw:line draw:style-name="gr82" draw:text-style-name="P3" draw:layer="layout" svg:x1="28.143cm" svg:y1="14.44cm" svg:x2="28.867cm" svg:y2="14.44cm">
          <text:p/>
        </draw:line>
        <draw:frame draw:style-name="gr191" draw:text-style-name="P32" draw:layer="layout" svg:width="4.892cm" svg:height="0.882cm" svg:x="28.804cm" svg:y="13.958cm">
          <draw:text-box>
            <text:p text:style-name="P29"><text:span text:style-name="T19">core.io.debugBus</text:span></text:p>
          </draw:text-box>
        </draw:frame>
        <draw:frame draw:style-name="gr183" draw:text-style-name="P30" draw:layer="layout" svg:width="3.965cm" svg:height="0.882cm" svg:x="3.699cm" svg:y="12.933cm">
          <draw:text-box>
            <text:p text:style-name="P29"><text:span text:style-name="T4">core.io.debugBus</text:span></text:p>
          </draw:text-box>
        </draw:frame>
        <draw:line draw:style-name="gr82" draw:text-style-name="P3" draw:layer="layout" svg:x1="7.536cm" svg:y1="13.425cm" svg:x2="8.26cm" svg:y2="13.425cm">
          <text:p/>
        </draw:line>
        <draw:line draw:style-name="gr82" draw:text-style-name="P3" draw:layer="layout" svg:x1="7.523cm" svg:y1="14.094cm" svg:x2="8.247cm" svg:y2="14.094cm">
          <text:p/>
        </draw:line>
        <draw:frame draw:style-name="gr183" draw:text-style-name="P32" draw:layer="layout" svg:width="3.965cm" svg:height="0.882cm" svg:x="4.599cm" svg:y="13.615cm">
          <draw:text-box>
            <text:p text:style-name="P29"><text:span text:style-name="T4">interrupt</text:span></text:p>
          </draw:text-box>
        </draw:frame>
        <draw:frame draw:style-name="gr183" draw:text-style-name="P30" draw:layer="layout" svg:width="3.965cm" svg:height="0.882cm" svg:x="33.31cm" svg:y="21.64cm">
          <draw:text-box>
            <text:p text:style-name="P29"><text:span text:style-name="T4">interrupt(1)</text:span></text:p>
          </draw:text-box>
        </draw:frame>
        <draw:line draw:style-name="gr82"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3" draw:text-style-name="P30" draw:layer="layout" svg:width="3.965cm" svg:height="0.882cm" svg:x="33.31cm" svg:y="25.159cm">
          <draw:text-box>
            <text:p text:style-name="P29"><text:span text:style-name="T4">interrupt(0)</text:span></text:p>
          </draw:text-box>
        </draw:frame>
        <draw:line draw:style-name="gr82" draw:text-style-name="P3" draw:layer="layout" svg:x1="33.41cm" svg:y1="25.596cm" svg:x2="34.134cm" svg:y2="25.596cm">
          <text:p/>
        </draw:line>
        <draw:line draw:style-name="gr82" draw:text-style-name="P3" draw:layer="layout" svg:x1="33.432cm" svg:y1="28.319cm" svg:x2="34.156cm" svg:y2="28.319cm">
          <text:p/>
        </draw:line>
        <draw:rect draw:style-name="gr43" draw:text-style-name="P3" draw:layer="layout" svg:width="2.65cm" svg:height="0.882cm" svg:x="17.672cm" svg:y="26.334cm">
          <text:p/>
        </draw:rect>
        <draw:frame draw:style-name="gr183" draw:text-style-name="P32" draw:layer="layout" svg:width="3.965cm" svg:height="0.882cm" svg:x="16.973cm" svg:y="26.334cm">
          <draw:text-box>
            <text:p text:style-name="P29"><text:span text:style-name="T19">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2"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2"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2"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2"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2"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2" draw:text-style-name="P3" draw:layer="layout" svg:x1="10.375cm" svg:y1="21.871cm" svg:x2="11.099cm" svg:y2="21.871cm">
          <text:p/>
        </draw:line>
        <draw:frame draw:style-name="gr192" draw:text-style-name="P33" draw:layer="layout" svg:width="5.531cm" svg:height="1.216cm" svg:x="16.296cm" svg:y="6.189cm">
          <draw:text-box>
            <text:p text:style-name="P29"><text:span text:style-name="T20">AxiCrossbar</text:span></text:p>
          </draw:text-box>
        </draw:frame>
        <draw:custom-shape draw:style-name="gr101"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2.84cm" svg:y1="34.976cm" svg:x2="26.995cm" svg:y2="34.976cm">
          <text:p/>
        </draw:line>
        <draw:line draw:style-name="gr82" draw:text-style-name="P3" draw:layer="layout" svg:x1="12.84cm" svg:y1="31.05cm" svg:x2="12.84cm" svg:y2="31.98cm">
          <text:p/>
        </draw:line>
        <draw:line draw:style-name="gr82" draw:text-style-name="P3" draw:layer="layout" svg:x1="17.959cm" svg:y1="31.05cm" svg:x2="17.959cm" svg:y2="31.98cm">
          <text:p/>
        </draw:line>
        <draw:line draw:style-name="gr82" draw:text-style-name="P3" draw:layer="layout" svg:x1="12.84cm" svg:y1="31.98cm" svg:x2="12.84cm" svg:y2="32.96cm">
          <text:p/>
        </draw:line>
        <draw:line draw:style-name="gr82" draw:text-style-name="P3" draw:layer="layout" svg:x1="17.959cm" svg:y1="31.98cm" svg:x2="17.959cm" svg:y2="32.976cm">
          <text:p/>
        </draw:line>
        <draw:line draw:style-name="gr82" draw:text-style-name="P3" draw:layer="layout" svg:x1="22.924cm" svg:y1="31.98cm" svg:x2="22.924cm" svg:y2="32.97cm">
          <text:p/>
        </draw:line>
        <draw:line draw:style-name="gr82" draw:text-style-name="P3" draw:layer="layout" svg:x1="22.924cm" svg:y1="33.97cm" svg:x2="22.924cm" svg:y2="34.976cm">
          <text:p/>
        </draw:line>
        <draw:line draw:style-name="gr82" draw:text-style-name="P3" draw:layer="layout" svg:x1="12.84cm" svg:y1="34.98cm" svg:x2="12.84cm" svg:y2="35.96cm">
          <text:p/>
        </draw:line>
        <draw:line draw:style-name="gr82" draw:text-style-name="P3" draw:layer="layout" svg:x1="17.959cm" svg:y1="34.98cm" svg:x2="17.959cm" svg:y2="35.976cm">
          <text:p/>
        </draw:line>
        <draw:line draw:style-name="gr82" draw:text-style-name="P3" draw:layer="layout" svg:x1="22.924cm" svg:y1="34.98cm" svg:x2="22.924cm" svg:y2="35.97cm">
          <text:p/>
        </draw:line>
        <draw:line draw:style-name="gr82" draw:text-style-name="P3" draw:layer="layout" svg:x1="26.995cm" svg:y1="34.976cm" svg:x2="26.995cm" svg:y2="36.021cm">
          <text:p/>
        </draw:line>
        <draw:line draw:style-name="gr82" draw:text-style-name="P3" draw:layer="layout" svg:x1="28.995cm" svg:y1="30.972cm" svg:x2="28.995cm" svg:y2="36.022cm">
          <text:p/>
        </draw:line>
        <draw:line draw:style-name="gr82" draw:text-style-name="P3" draw:layer="layout" svg:x1="22.924cm" svg:y1="30.98cm" svg:x2="22.924cm" svg:y2="31.97cm">
          <text:p/>
        </draw:line>
        <draw:line draw:style-name="gr82" draw:text-style-name="P3" draw:layer="layout" svg:x1="22.924cm" svg:y1="30.98cm" svg:x2="28.995cm" svg:y2="30.98cm">
          <text:p/>
        </draw:line>
        <draw:rect draw:style-name="gr1" draw:text-style-name="P2" draw:layer="layout" svg:width="4.054cm" svg:height="1cm" svg:x="3.709cm" svg:y="40.422cm">
          <text:p text:style-name="P1"><text:span text:style-name="T1">CPU</text:span></text:p>
        </draw:rect>
        <draw:rect draw:style-name="gr1" draw:text-style-name="P2" draw:layer="layout" svg:width="4.075cm" svg:height="1cm" svg:x="8.819cm" svg:y="43.348cm">
          <text:p text:style-name="P1"><text:span text:style-name="T1">SdramCtrl</text:span></text:p>
        </draw:rect>
        <draw:rect draw:style-name="gr1" draw:text-style-name="P2" draw:layer="layout" svg:width="4.075cm" svg:height="1cm" svg:x="3.701cm" svg:y="43.332cm">
          <text:p text:style-name="P1"><text:span text:style-name="T1">OnChipRam</text:span></text:p>
        </draw:rect>
        <draw:rect draw:style-name="gr1" draw:text-style-name="P2" draw:layer="layout" svg:width="4.075cm" svg:height="1cm" svg:x="13.89cm" svg:y="43.342cm">
          <text:p text:style-name="P1"><text:span text:style-name="T1">APB3Bridge</text:span></text:p>
        </draw:rect>
        <draw:rect draw:style-name="gr1" draw:text-style-name="P2" draw:layer="layout" svg:width="4.075cm" svg:height="1cm" svg:x="8.785cm" svg:y="40.403cm">
          <text:p text:style-name="P1"><text:span text:style-name="T1">JtagCtrl</text:span></text:p>
        </draw:rect>
        <draw:rect draw:style-name="gr1" draw:text-style-name="P2" draw:layer="layout" svg:width="4.075cm" svg:height="1cm" svg:x="13.779cm" svg:y="46.375cm">
          <text:p text:style-name="P1"><text:span text:style-name="T1">UartCtrl</text:span></text:p>
        </draw:rect>
        <draw:rect draw:style-name="gr1" draw:text-style-name="P2" draw:layer="layout" svg:width="4.075cm" svg:height="1cm" svg:x="3.686cm" svg:y="46.306cm">
          <text:p text:style-name="P1"><text:span text:style-name="T1">GPIO</text:span></text:p>
        </draw:rect>
        <draw:rect draw:style-name="gr1" draw:text-style-name="P2" draw:layer="layout" svg:width="4.075cm" svg:height="1cm" svg:x="8.838cm" svg:y="46.359cm">
          <text:p text:style-name="P1"><text:span text:style-name="T1">Timer</text:span></text:p>
        </draw:rect>
        <draw:rect draw:style-name="gr1" draw:text-style-name="P2" draw:layer="layout" svg:width="4.075cm" svg:height="1cm" svg:x="18.973cm" svg:y="46.393cm">
          <text:p text:style-name="P1"><text:span text:style-name="T1">VgaCtrl</text:span></text:p>
        </draw:rect>
        <draw:line draw:style-name="gr82" draw:text-style-name="P3" draw:layer="layout" svg:x1="5.749cm" svg:y1="42.352cm" svg:x2="15.833cm" svg:y2="42.352cm">
          <text:p/>
        </draw:line>
        <draw:line draw:style-name="gr82" draw:text-style-name="P3" draw:layer="layout" svg:x1="5.749cm" svg:y1="45.348cm" svg:x2="19.904cm" svg:y2="45.348cm">
          <text:p/>
        </draw:line>
        <draw:line draw:style-name="gr82" draw:text-style-name="P3" draw:layer="layout" svg:x1="5.749cm" svg:y1="41.422cm" svg:x2="5.749cm" svg:y2="42.352cm">
          <text:p/>
        </draw:line>
        <draw:line draw:style-name="gr82" draw:text-style-name="P3" draw:layer="layout" svg:x1="10.868cm" svg:y1="41.422cm" svg:x2="10.868cm" svg:y2="42.352cm">
          <text:p/>
        </draw:line>
        <draw:line draw:style-name="gr82" draw:text-style-name="P3" draw:layer="layout" svg:x1="5.749cm" svg:y1="42.352cm" svg:x2="5.749cm" svg:y2="43.332cm">
          <text:p/>
        </draw:line>
        <draw:line draw:style-name="gr82" draw:text-style-name="P3" draw:layer="layout" svg:x1="10.868cm" svg:y1="42.352cm" svg:x2="10.868cm" svg:y2="43.348cm">
          <text:p/>
        </draw:line>
        <draw:line draw:style-name="gr82" draw:text-style-name="P3" draw:layer="layout" svg:x1="15.833cm" svg:y1="42.352cm" svg:x2="15.833cm" svg:y2="43.342cm">
          <text:p/>
        </draw:line>
        <draw:line draw:style-name="gr82" draw:text-style-name="P3" draw:layer="layout" svg:x1="15.833cm" svg:y1="44.342cm" svg:x2="15.833cm" svg:y2="45.348cm">
          <text:p/>
        </draw:line>
        <draw:line draw:style-name="gr82" draw:text-style-name="P3" draw:layer="layout" svg:x1="5.749cm" svg:y1="45.352cm" svg:x2="5.749cm" svg:y2="46.332cm">
          <text:p/>
        </draw:line>
        <draw:line draw:style-name="gr82" draw:text-style-name="P3" draw:layer="layout" svg:x1="10.868cm" svg:y1="45.352cm" svg:x2="10.868cm" svg:y2="46.348cm">
          <text:p/>
        </draw:line>
        <draw:line draw:style-name="gr82" draw:text-style-name="P3" draw:layer="layout" svg:x1="15.833cm" svg:y1="45.352cm" svg:x2="15.833cm" svg:y2="46.342cm">
          <text:p/>
        </draw:line>
        <draw:line draw:style-name="gr82" draw:text-style-name="P3" draw:layer="layout" svg:x1="19.904cm" svg:y1="45.348cm" svg:x2="19.904cm" svg:y2="46.393cm">
          <text:p/>
        </draw:line>
        <draw:line draw:style-name="gr82" draw:text-style-name="P3" draw:layer="layout" svg:x1="21.904cm" svg:y1="41.344cm" svg:x2="21.904cm" svg:y2="46.394cm">
          <text:p/>
        </draw:line>
        <draw:line draw:style-name="gr82" draw:text-style-name="P3" draw:layer="layout" svg:x1="15.833cm" svg:y1="41.352cm" svg:x2="15.833cm" svg:y2="42.342cm">
          <text:p/>
        </draw:line>
        <draw:line draw:style-name="gr82" draw:text-style-name="P3" draw:layer="layout" svg:x1="15.833cm" svg:y1="41.352cm" svg:x2="21.904cm" svg:y2="41.352cm">
          <text:p/>
        </draw:line>
      </draw:page>
      <draw:page draw:name="page18" draw:style-name="dp1" draw:master-page-name="Standard">
        <draw:rect draw:style-name="gr2" draw:text-style-name="P3" draw:layer="layout" svg:width="5.407cm" svg:height="7.091cm" svg:x="33.809cm" svg:y="31.038cm">
          <text:p/>
        </draw:rect>
        <draw:connector draw:style-name="gr8" draw:text-style-name="P3" draw:layer="layout" draw:line-skew="0.646cm" svg:x1="17.868cm" svg:y1="2.852cm" svg:x2="18.453cm" svg:y2="2.847cm" svg:d="M17868 2852h939v-5h-354">
          <text:p/>
        </draw:connector>
        <draw:custom-shape draw:style-name="gr47"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8" draw:text-style-name="P3" draw:layer="layout" svg:width="1.079cm" svg:height="1.03cm" svg:x="6.214cm" svg:y="9.484cm" svg:viewBox="0 0 1080 1031" svg:d="M540 0c270 0 540 257 540 515s-270 516-540 516c-180 0-360 0-540 0 99-169 213-214 213-516-10-303-134-327-213-515 180 0 360 0 540 0z">
          <text:p/>
        </draw:path>
        <draw:path draw:style-name="gr83"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2" draw:text-style-name="P3" draw:layer="layout" svg:x1="4.75cm" svg:y1="5.917cm" svg:x2="5cm" svg:y2="5.917cm">
          <text:p/>
        </draw:line>
        <draw:line draw:style-name="gr82" draw:text-style-name="P3" draw:layer="layout" svg:x1="4.75cm" svg:y1="5.717cm" svg:x2="5cm" svg:y2="5.717cm">
          <text:p/>
        </draw:line>
        <draw:line draw:style-name="gr82" draw:text-style-name="P3" draw:layer="layout" svg:x1="4.75cm" svg:y1="5.517cm" svg:x2="5cm" svg:y2="5.517cm">
          <text:p/>
        </draw:line>
        <draw:line draw:style-name="gr82" draw:text-style-name="P3" draw:layer="layout" svg:x1="4.75cm" svg:y1="5.317cm" svg:x2="5cm" svg:y2="5.317cm">
          <text:p/>
        </draw:line>
        <draw:line draw:style-name="gr82" draw:text-style-name="P3" draw:layer="layout" svg:x1="4.75cm" svg:y1="5.117cm" svg:x2="5cm" svg:y2="5.117cm">
          <text:p/>
        </draw:line>
        <draw:line draw:style-name="gr82" draw:text-style-name="P3" draw:layer="layout" svg:x1="6.006cm" svg:y1="5.917cm" svg:x2="6.256cm" svg:y2="5.917cm">
          <text:p/>
        </draw:line>
        <draw:line draw:style-name="gr82" draw:text-style-name="P3" draw:layer="layout" svg:x1="6.006cm" svg:y1="5.717cm" svg:x2="6.256cm" svg:y2="5.717cm">
          <text:p/>
        </draw:line>
        <draw:line draw:style-name="gr82" draw:text-style-name="P3" draw:layer="layout" svg:x1="6.006cm" svg:y1="5.517cm" svg:x2="6.256cm" svg:y2="5.517cm">
          <text:p/>
        </draw:line>
        <draw:line draw:style-name="gr82" draw:text-style-name="P3" draw:layer="layout" svg:x1="6.006cm" svg:y1="5.317cm" svg:x2="6.256cm" svg:y2="5.317cm">
          <text:p/>
        </draw:line>
        <draw:line draw:style-name="gr82" draw:text-style-name="P3" draw:layer="layout" svg:x1="6.006cm" svg:y1="5.117cm" svg:x2="6.256cm" svg:y2="5.117cm">
          <text:p/>
        </draw:line>
        <draw:line draw:style-name="gr82" draw:text-style-name="P3" draw:layer="layout" svg:x1="5.118cm" svg:y1="4.744cm" svg:x2="5.118cm" svg:y2="4.994cm">
          <text:p/>
        </draw:line>
        <draw:line draw:style-name="gr82" draw:text-style-name="P3" draw:layer="layout" svg:x1="5.318cm" svg:y1="4.744cm" svg:x2="5.318cm" svg:y2="4.994cm">
          <text:p/>
        </draw:line>
        <draw:line draw:style-name="gr82" draw:text-style-name="P3" draw:layer="layout" svg:x1="5.518cm" svg:y1="4.744cm" svg:x2="5.518cm" svg:y2="4.994cm">
          <text:p/>
        </draw:line>
        <draw:line draw:style-name="gr82" draw:text-style-name="P3" draw:layer="layout" svg:x1="5.718cm" svg:y1="4.744cm" svg:x2="5.718cm" svg:y2="4.994cm">
          <text:p/>
        </draw:line>
        <draw:line draw:style-name="gr82" draw:text-style-name="P3" draw:layer="layout" svg:x1="5.918cm" svg:y1="4.744cm" svg:x2="5.918cm" svg:y2="4.994cm">
          <text:p/>
        </draw:line>
        <draw:line draw:style-name="gr82" draw:text-style-name="P3" draw:layer="layout" svg:x1="5.118cm" svg:y1="6cm" svg:x2="5.118cm" svg:y2="6.25cm">
          <text:p/>
        </draw:line>
        <draw:line draw:style-name="gr82" draw:text-style-name="P3" draw:layer="layout" svg:x1="5.318cm" svg:y1="6cm" svg:x2="5.318cm" svg:y2="6.25cm">
          <text:p/>
        </draw:line>
        <draw:line draw:style-name="gr82" draw:text-style-name="P3" draw:layer="layout" svg:x1="5.518cm" svg:y1="6cm" svg:x2="5.518cm" svg:y2="6.25cm">
          <text:p/>
        </draw:line>
        <draw:line draw:style-name="gr82" draw:text-style-name="P3" draw:layer="layout" svg:x1="5.718cm" svg:y1="6cm" svg:x2="5.718cm" svg:y2="6.25cm">
          <text:p/>
        </draw:line>
        <draw:line draw:style-name="gr82" draw:text-style-name="P3" draw:layer="layout" svg:x1="5.918cm" svg:y1="6cm" svg:x2="5.918cm" svg:y2="6.25cm">
          <text:p/>
        </draw:line>
        <draw:custom-shape draw:style-name="gr47"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8" draw:text-style-name="P3" draw:layer="layout" svg:width="1.079cm" svg:height="1.03cm" svg:x="21.412cm" svg:y="17.116cm" svg:viewBox="0 0 1080 1031" svg:d="M540 0c270 0 540 257 540 515s-270 516-540 516c-180 0-360 0-540 0 99-169 213-214 213-516-10-303-134-327-213-515 180 0 360 0 540 0z">
          <text:p/>
        </draw:path>
        <draw:path draw:style-name="gr83"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4" draw:text-style-name="P53" draw:layer="layout" svg:width="0.987cm" svg:height="0.987cm" svg:x="19.98cm" svg:y="10.898cm" svg:viewBox="0 0 988 988" svg:d="M494 0c281 0 494 213 494 494s-213 494-494 494-494-213-494-494 213-494 494-494z">
          <text:p text:style-name="P13"><text:span text:style-name="T47">&amp;&amp;</text:span></text:p>
        </draw:path>
        <draw:path draw:style-name="gr94" draw:text-style-name="P54" draw:layer="layout" svg:width="0.987cm" svg:height="0.987cm" svg:x="20.114cm" svg:y="2.629cm" svg:viewBox="0 0 988 988" svg:d="M494 0c281 0 494 213 494 494s-213 494-494 494-494-213-494-494 213-494 494-494z">
          <text:p text:style-name="P3"><text:span text:style-name="T48">x</text:span></text:p>
        </draw:path>
        <draw:frame draw:style-name="gr373" draw:text-style-name="P32" draw:layer="layout" svg:width="0.815cm" svg:height="0.882cm" svg:x="18.865cm" svg:y="9.436cm">
          <draw:text-box>
            <text:p text:style-name="P29"><text:span text:style-name="T19">a</text:span></text:p>
          </draw:text-box>
        </draw:frame>
        <draw:frame draw:style-name="gr373" draw:text-style-name="P32" draw:layer="layout" svg:width="0.815cm" svg:height="0.882cm" svg:x="21.237cm" svg:y="9.451cm">
          <draw:text-box>
            <text:p text:style-name="P29"><text:span text:style-name="T19">b</text:span></text:p>
          </draw:text-box>
        </draw:frame>
        <draw:frame draw:style-name="gr374" draw:text-style-name="P32" draw:layer="layout" svg:width="0.786cm" svg:height="0.882cm" svg:x="23.222cm" svg:y="9.471cm">
          <draw:text-box>
            <text:p text:style-name="P29"><text:span text:style-name="T19">c</text:span></text:p>
          </draw:text-box>
        </draw:frame>
        <draw:line draw:style-name="gr375" draw:text-style-name="P3" draw:layer="layout" svg:x1="19.369cm" svg:y1="10.218cm" svg:x2="19.98cm" svg:y2="11.161cm">
          <text:p/>
        </draw:line>
        <draw:line draw:style-name="gr375" draw:text-style-name="P3" draw:layer="layout" svg:x1="21.501cm" svg:y1="10.186cm" svg:x2="20.89cm" svg:y2="11.129cm">
          <text:p/>
        </draw:line>
        <draw:line draw:style-name="gr375" draw:text-style-name="P3" draw:layer="layout" svg:x1="20.458cm" svg:y1="11.924cm" svg:x2="21.069cm" svg:y2="12.867cm">
          <text:p/>
        </draw:line>
        <draw:line draw:style-name="gr375" draw:text-style-name="P3" draw:layer="layout" svg:x1="22.59cm" svg:y1="11.892cm" svg:x2="21.979cm" svg:y2="12.835cm">
          <text:p/>
        </draw:line>
        <draw:path draw:style-name="gr94" draw:text-style-name="P54" draw:layer="layout" svg:width="0.987cm" svg:height="0.987cm" svg:x="22.09cm" svg:y="10.904cm" svg:viewBox="0 0 988 988" svg:d="M494 0c281 0 494 213 494 494s-213 494-494 494-494-213-494-494 213-494 494-494z">
          <text:p text:style-name="P3"><text:span text:style-name="T48">!</text:span></text:p>
        </draw:path>
        <draw:line draw:style-name="gr375" draw:text-style-name="P3" draw:layer="layout" svg:x1="23.622cm" svg:y1="10.261cm" svg:x2="23.011cm" svg:y2="11.204cm">
          <text:p/>
        </draw:line>
        <draw:line draw:style-name="gr375" draw:text-style-name="P3" draw:layer="layout" svg:x1="21.54cm" svg:y1="13.565cm" svg:x2="21.54cm" svg:y2="14.565cm">
          <text:p/>
        </draw:line>
        <draw:frame draw:style-name="gr376" draw:text-style-name="P32" draw:layer="layout" svg:width="1.882cm" svg:height="0.882cm" svg:x="20.613cm" svg:y="14.418cm">
          <draw:text-box>
            <text:p text:style-name="P29"><text:span text:style-name="T19">result</text:span></text:p>
          </draw:text-box>
        </draw:frame>
        <draw:path draw:style-name="gr94" draw:text-style-name="P53" draw:layer="layout" svg:width="0.987cm" svg:height="0.987cm" svg:x="26.869cm" svg:y="10.868cm" svg:viewBox="0 0 988 988" svg:d="M494 0c281 0 494 213 494 494s-213 494-494 494-494-213-494-494 213-494 494-494z">
          <text:p text:style-name="P13"><text:span text:style-name="T47">&amp;&amp;</text:span></text:p>
        </draw:path>
        <draw:path draw:style-name="gr94" draw:text-style-name="P54" draw:layer="layout" svg:width="0.987cm" svg:height="0.987cm" svg:x="27.945cm" svg:y="12.561cm" svg:viewBox="0 0 988 988" svg:d="M494 0c281 0 494 213 494 494s-213 494-494 494-494-213-494-494 213-494 494-494z">
          <text:p text:style-name="P3"><text:span text:style-name="T48">||</text:span></text:p>
        </draw:path>
        <draw:frame draw:style-name="gr373" draw:text-style-name="P32" draw:layer="layout" svg:width="0.815cm" svg:height="0.882cm" svg:x="25.754cm" svg:y="9.406cm">
          <draw:text-box>
            <text:p text:style-name="P29"><text:span text:style-name="T19">a</text:span></text:p>
          </draw:text-box>
        </draw:frame>
        <draw:frame draw:style-name="gr373" draw:text-style-name="P32" draw:layer="layout" svg:width="0.815cm" svg:height="0.882cm" svg:x="28.126cm" svg:y="9.421cm">
          <draw:text-box>
            <text:p text:style-name="P29"><text:span text:style-name="T19">b</text:span></text:p>
          </draw:text-box>
        </draw:frame>
        <draw:frame draw:style-name="gr374" draw:text-style-name="P32" draw:layer="layout" svg:width="0.786cm" svg:height="0.882cm" svg:x="29.041cm" svg:y="9.106cm">
          <draw:text-box>
            <text:p text:style-name="P29"><text:span text:style-name="T19">c</text:span></text:p>
          </draw:text-box>
        </draw:frame>
        <draw:line draw:style-name="gr375" draw:text-style-name="P3" draw:layer="layout" svg:x1="26.258cm" svg:y1="10.188cm" svg:x2="26.869cm" svg:y2="11.131cm">
          <text:p/>
        </draw:line>
        <draw:line draw:style-name="gr375" draw:text-style-name="P3" draw:layer="layout" svg:x1="28.39cm" svg:y1="10.156cm" svg:x2="27.779cm" svg:y2="11.099cm">
          <text:p/>
        </draw:line>
        <draw:line draw:style-name="gr375" draw:text-style-name="P3" draw:layer="layout" svg:x1="27.347cm" svg:y1="11.894cm" svg:x2="27.958cm" svg:y2="12.837cm">
          <text:p/>
        </draw:line>
        <draw:line draw:style-name="gr375" draw:text-style-name="P3" draw:layer="layout" svg:x1="29.479cm" svg:y1="11.862cm" svg:x2="28.868cm" svg:y2="12.805cm">
          <text:p/>
        </draw:line>
        <draw:path draw:style-name="gr94" draw:text-style-name="P54" draw:layer="layout" svg:width="0.987cm" svg:height="0.987cm" svg:x="28.979cm" svg:y="10.874cm" svg:viewBox="0 0 988 988" svg:d="M494 0c281 0 494 213 494 494s-213 494-494 494-494-213-494-494 213-494 494-494z">
          <text:p text:style-name="P3"><text:span text:style-name="T48">!</text:span></text:p>
        </draw:path>
        <draw:line draw:style-name="gr375" draw:text-style-name="P3" draw:layer="layout" svg:x1="28.429cm" svg:y1="13.535cm" svg:x2="28.429cm" svg:y2="14.535cm">
          <text:p/>
        </draw:line>
        <draw:frame draw:style-name="gr376" draw:text-style-name="P32" draw:layer="layout" svg:width="1.882cm" svg:height="0.882cm" svg:x="27.502cm" svg:y="14.388cm">
          <draw:text-box>
            <text:p text:style-name="P29"><text:span text:style-name="T19">result</text:span></text:p>
          </draw:text-box>
        </draw:frame>
        <draw:line draw:style-name="gr375" draw:text-style-name="P3" draw:layer="layout" svg:x1="29.473cm" svg:y1="9.874cm" svg:x2="29.473cm" svg:y2="10.874cm">
          <text:p/>
        </draw:line>
        <draw:frame draw:style-name="gr377" draw:text-style-name="P41" draw:layer="layout" svg:width="2.242cm" svg:height="0.725cm" svg:x="19.861cm" svg:y="21.156cm">
          <draw:text-box>
            <text:p text:style-name="P40"><text:span text:style-name="T28">result</text:span></text:p>
          </draw:text-box>
        </draw:frame>
        <draw:line draw:style-name="gr378" draw:text-style-name="P28" draw:layer="layout" svg:x1="34.887cm" svg:y1="32.531cm" svg:x2="34.53cm" svg:y2="32.531cm">
          <text:p/>
        </draw:line>
        <draw:line draw:style-name="gr379" draw:text-style-name="P28" draw:layer="layout" svg:x1="35.882cm" svg:y1="32.888cm" svg:x2="35.318cm" svg:y2="32.888cm">
          <text:p/>
        </draw:line>
        <draw:line draw:style-name="gr380" draw:text-style-name="P28" draw:layer="layout" svg:x1="35.519cm" svg:y1="32.212cm" svg:x2="35.308cm" svg:y2="32.212cm">
          <text:p/>
        </draw:line>
        <draw:frame draw:style-name="gr381" draw:text-style-name="P41" draw:layer="layout" svg:width="1.425cm" svg:height="0.725cm" svg:x="17.62cm" svg:y="21.512cm">
          <draw:text-box>
            <text:p text:style-name="P40"><text:span text:style-name="T28">data</text:span></text:p>
          </draw:text-box>
        </draw:frame>
        <draw:frame draw:style-name="gr382" draw:text-style-name="P41" draw:layer="layout" svg:width="1.539cm" svg:height="0.725cm" svg:x="17.564cm" svg:y="20.813cm">
          <draw:text-box>
            <text:p text:style-name="P40"><text:span text:style-name="T28">False</text:span></text:p>
          </draw:text-box>
        </draw:frame>
        <draw:frame draw:style-name="gr383" draw:text-style-name="P41" draw:layer="layout" svg:width="2.462cm" svg:height="0.725cm" svg:x="18.544cm" svg:y="22.521cm">
          <draw:text-box>
            <text:p text:style-name="P40"><text:span text:style-name="T28">something</text:span></text:p>
          </draw:text-box>
        </draw:frame>
        <draw:line draw:style-name="gr384" draw:text-style-name="P3" draw:layer="layout" svg:x1="5.068cm" svg:y1="12.848cm" svg:x2="6.645cm" svg:y2="13.657cm">
          <text:p/>
        </draw:line>
        <draw:line draw:style-name="gr384" draw:text-style-name="P3" draw:layer="layout" svg:x1="5.069cm" svg:y1="13.658cm" svg:x2="6.645cm" svg:y2="12.848cm">
          <text:p/>
        </draw:line>
        <draw:path draw:style-name="gr94" draw:text-style-name="P53" draw:layer="layout" svg:width="0.987cm" svg:height="0.987cm" svg:x="7.919cm" svg:y="18.894cm" svg:viewBox="0 0 988 988" svg:d="M494 0c281 0 494 213 494 494s-213 494-494 494-494-213-494-494 213-494 494-494z">
          <text:p text:style-name="P13"><text:span text:style-name="T47">&amp;&amp;</text:span></text:p>
        </draw:path>
        <draw:path draw:style-name="gr94" draw:text-style-name="P54" draw:layer="layout" svg:width="0.987cm" svg:height="0.987cm" svg:x="8.995cm" svg:y="22.187cm" svg:viewBox="0 0 988 988" svg:d="M494 0c281 0 494 213 494 494s-213 494-494 494-494-213-494-494 213-494 494-494z">
          <text:p text:style-name="P3"><text:span text:style-name="T48">||</text:span></text:p>
        </draw:path>
        <draw:frame draw:style-name="gr385" draw:text-style-name="P32" draw:layer="layout" svg:width="2.415cm" svg:height="0.882cm" svg:x="5.807cm" svg:y="17.432cm">
          <draw:text-box>
            <text:p text:style-name="P29"><text:span text:style-name="T19">a : Bool</text:span></text:p>
          </draw:text-box>
        </draw:frame>
        <draw:frame draw:style-name="gr385" draw:text-style-name="P32" draw:layer="layout" svg:width="2.415cm" svg:height="0.882cm" svg:x="8.276cm" svg:y="17.447cm">
          <draw:text-box>
            <text:p text:style-name="P29"><text:span text:style-name="T19">b : Bool</text:span></text:p>
          </draw:text-box>
        </draw:frame>
        <draw:frame draw:style-name="gr386" draw:text-style-name="P32" draw:layer="layout" svg:width="2.386cm" svg:height="0.882cm" svg:x="10.861cm" svg:y="17.467cm">
          <draw:text-box>
            <text:p text:style-name="P29"><text:span text:style-name="T19">c : Bool</text:span></text:p>
          </draw:text-box>
        </draw:frame>
        <draw:line draw:style-name="gr375" draw:text-style-name="P3" draw:layer="layout" svg:x1="7.308cm" svg:y1="18.214cm" svg:x2="7.919cm" svg:y2="19.157cm">
          <text:p/>
        </draw:line>
        <draw:line draw:style-name="gr375" draw:text-style-name="P3" draw:layer="layout" svg:x1="9.44cm" svg:y1="18.182cm" svg:x2="8.829cm" svg:y2="19.125cm">
          <text:p/>
        </draw:line>
        <draw:line draw:style-name="gr375" draw:text-style-name="P3" draw:layer="layout" svg:x1="8.397cm" svg:y1="21.52cm" svg:x2="9.008cm" svg:y2="22.463cm">
          <text:p/>
        </draw:line>
        <draw:line draw:style-name="gr375" draw:text-style-name="P3" draw:layer="layout" svg:x1="10.529cm" svg:y1="21.488cm" svg:x2="9.918cm" svg:y2="22.431cm">
          <text:p/>
        </draw:line>
        <draw:path draw:style-name="gr94" draw:text-style-name="P54" draw:layer="layout" svg:width="0.987cm" svg:height="0.987cm" svg:x="10.029cm" svg:y="18.9cm" svg:viewBox="0 0 988 988" svg:d="M494 0c281 0 494 213 494 494s-213 494-494 494-494-213-494-494 213-494 494-494z">
          <text:p text:style-name="P3"><text:span text:style-name="T48">!</text:span></text:p>
        </draw:path>
        <draw:line draw:style-name="gr375" draw:text-style-name="P3" draw:layer="layout" svg:x1="11.561cm" svg:y1="18.257cm" svg:x2="10.95cm" svg:y2="19.2cm">
          <text:p/>
        </draw:line>
        <draw:line draw:style-name="gr375" draw:text-style-name="P3" draw:layer="layout" svg:x1="9.479cm" svg:y1="23.161cm" svg:x2="9.479cm" svg:y2="24.161cm">
          <text:p/>
        </draw:line>
        <draw:frame draw:style-name="gr387" draw:text-style-name="P32" draw:layer="layout" svg:width="2.288cm" svg:height="0.882cm" svg:x="8.349cm" svg:y="24.014cm">
          <draw:text-box>
            <text:p text:style-name="P29"><text:span text:style-name="T19">- : Bool</text:span></text:p>
          </draw:text-box>
        </draw:frame>
        <draw:line draw:style-name="gr375" draw:text-style-name="P3" draw:layer="layout" svg:x1="8.374cm" svg:y1="19.888cm" svg:x2="8.374cm" svg:y2="20.888cm">
          <text:p/>
        </draw:line>
        <draw:frame draw:style-name="gr387" draw:text-style-name="P32" draw:layer="layout" svg:width="2.288cm" svg:height="0.882cm" svg:x="7.243cm" svg:y="20.741cm">
          <draw:text-box>
            <text:p text:style-name="P29"><text:span text:style-name="T19">- : Bool</text:span></text:p>
          </draw:text-box>
        </draw:frame>
        <draw:line draw:style-name="gr375" draw:text-style-name="P3" draw:layer="layout" svg:x1="10.574cm" svg:y1="19.869cm" svg:x2="10.574cm" svg:y2="20.869cm">
          <text:p/>
        </draw:line>
        <draw:frame draw:style-name="gr387" draw:text-style-name="P32" draw:layer="layout" svg:width="2.288cm" svg:height="0.882cm" svg:x="9.443cm" svg:y="20.722cm">
          <draw:text-box>
            <text:p text:style-name="P29"><text:span text:style-name="T19">- : Bool</text:span></text:p>
          </draw:text-box>
        </draw:frame>
        <draw:line draw:style-name="gr375" draw:text-style-name="P3" draw:layer="layout" svg:x1="9.479cm" svg:y1="24.842cm" svg:x2="9.479cm" svg:y2="25.842cm">
          <text:p/>
        </draw:line>
        <draw:frame draw:style-name="gr388" draw:text-style-name="P32" draw:layer="layout" svg:width="3.482cm" svg:height="0.882cm" svg:x="7.752cm" svg:y="25.695cm">
          <draw:text-box>
            <text:p text:style-name="P29"><text:span text:style-name="T19">result : Bool</text:span></text:p>
          </draw:text-box>
        </draw:frame>
        <draw:path draw:style-name="gr94" draw:text-style-name="P53" draw:layer="layout" svg:width="0.987cm" svg:height="0.987cm" svg:x="21.953cm" svg:y="27.623cm" svg:viewBox="0 0 988 988" svg:d="M494 0c281 0 494 213 494 494s-213 494-494 494-494-213-494-494 213-494 494-494z">
          <text:p text:style-name="P13"><text:span text:style-name="T47">&amp;&amp;</text:span></text:p>
        </draw:path>
        <draw:frame draw:style-name="gr389" draw:text-style-name="P32" draw:layer="layout" svg:width="2.538cm" svg:height="0.882cm" svg:x="22.657cm" svg:y="26.176cm">
          <draw:text-box>
            <text:p text:style-name="P29"><text:span text:style-name="T19">bools(1)</text:span></text:p>
          </draw:text-box>
        </draw:frame>
        <draw:line draw:style-name="gr375" draw:text-style-name="P3" draw:layer="layout" svg:x1="21.342cm" svg:y1="26.943cm" svg:x2="21.953cm" svg:y2="27.886cm">
          <text:p/>
        </draw:line>
        <draw:line draw:style-name="gr375" draw:text-style-name="P3" draw:layer="layout" svg:x1="23.474cm" svg:y1="26.911cm" svg:x2="22.863cm" svg:y2="27.854cm">
          <text:p/>
        </draw:line>
        <draw:line draw:style-name="gr375" draw:text-style-name="P3" draw:layer="layout" svg:x1="22.408cm" svg:y1="28.617cm" svg:x2="22.408cm" svg:y2="29.617cm">
          <text:p/>
        </draw:line>
        <draw:frame draw:style-name="gr387" draw:text-style-name="P32" draw:layer="layout" svg:width="2.288cm" svg:height="0.882cm" svg:x="21.277cm" svg:y="29.47cm">
          <draw:text-box>
            <text:p text:style-name="P29"><text:span text:style-name="T19">- : Bool</text:span></text:p>
          </draw:text-box>
        </draw:frame>
        <draw:path draw:style-name="gr94" draw:text-style-name="P53" draw:layer="layout" svg:width="0.987cm" svg:height="0.987cm" svg:x="23.039cm" svg:y="30.968cm" svg:viewBox="0 0 988 988" svg:d="M494 0c281 0 494 213 494 494s-213 494-494 494-494-213-494-494 213-494 494-494z">
          <text:p text:style-name="P13"><text:span text:style-name="T47">&amp;&amp;</text:span></text:p>
        </draw:path>
        <draw:frame draw:style-name="gr389" draw:text-style-name="P32" draw:layer="layout" svg:width="2.538cm" svg:height="0.882cm" svg:x="23.443cm" svg:y="29.521cm">
          <draw:text-box>
            <text:p text:style-name="P29"><text:span text:style-name="T19">bools(2)</text:span></text:p>
          </draw:text-box>
        </draw:frame>
        <draw:line draw:style-name="gr375" draw:text-style-name="P3" draw:layer="layout" svg:x1="22.428cm" svg:y1="30.288cm" svg:x2="23.039cm" svg:y2="31.231cm">
          <text:p/>
        </draw:line>
        <draw:line draw:style-name="gr375" draw:text-style-name="P3" draw:layer="layout" svg:x1="24.56cm" svg:y1="30.256cm" svg:x2="23.949cm" svg:y2="31.199cm">
          <text:p/>
        </draw:line>
        <draw:line draw:style-name="gr375" draw:text-style-name="P3" draw:layer="layout" svg:x1="23.494cm" svg:y1="31.962cm" svg:x2="23.494cm" svg:y2="32.962cm">
          <text:p/>
        </draw:line>
        <draw:frame draw:style-name="gr387" draw:text-style-name="P32" draw:layer="layout" svg:width="2.288cm" svg:height="0.882cm" svg:x="22.389cm" svg:y="32.962cm">
          <draw:text-box>
            <text:p text:style-name="P29"><text:span text:style-name="T19">- : Bool</text:span></text:p>
          </draw:text-box>
        </draw:frame>
        <draw:frame draw:style-name="gr389" draw:text-style-name="P32" draw:layer="layout" svg:width="2.538cm" svg:height="0.882cm" svg:x="19.944cm" svg:y="26.176cm">
          <draw:text-box>
            <text:p text:style-name="P29"><text:span text:style-name="T19">bools(0)</text:span></text:p>
          </draw:text-box>
        </draw:frame>
        <draw:line draw:style-name="gr375" draw:text-style-name="P3" draw:layer="layout" svg:x1="23.52cm" svg:y1="33.844cm" svg:x2="23.52cm" svg:y2="34.844cm">
          <text:p/>
        </draw:line>
        <draw:frame draw:style-name="gr390" draw:text-style-name="P32" draw:layer="layout" svg:width="3.669cm" svg:height="0.882cm" svg:x="21.7cm" svg:y="34.697cm">
          <draw:text-box>
            <text:p text:style-name="P29"><text:span text:style-name="T19">output : Bool</text:span></text:p>
          </draw:text-box>
        </draw:frame>
        <draw:custom-shape draw:style-name="gr47"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7"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91" draw:text-style-name="P28"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9"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2" draw:text-style-name="P3" draw:layer="layout" svg:x1="16.047cm" svg:y1="46.385cm" svg:x2="17.104cm" svg:y2="46.385cm">
          <text:p/>
        </draw:line>
        <draw:line draw:style-name="gr82"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2" draw:text-style-name="P3" draw:layer="layout" svg:x1="16.732cm" svg:y1="47.814cm" svg:x2="17.091cm" svg:y2="47.814cm">
          <text:p/>
        </draw:line>
        <draw:line draw:style-name="gr82" draw:text-style-name="P3" draw:layer="layout" svg:x1="16.048cm" svg:y1="46.385cm" svg:x2="16.048cm" svg:y2="49.268cm">
          <text:p/>
        </draw:line>
        <draw:line draw:style-name="gr82" draw:text-style-name="P3" draw:layer="layout" svg:x1="16.367cm" svg:y1="47.054cm" svg:x2="16.367cm" svg:y2="49.429cm">
          <text:p/>
        </draw:line>
        <draw:line draw:style-name="gr82" draw:text-style-name="P3" draw:layer="layout" svg:x1="16.733cm" svg:y1="47.814cm" svg:x2="16.733cm" svg:y2="49.504cm">
          <text:p/>
        </draw:line>
        <draw:line draw:style-name="gr82" draw:text-style-name="P3" draw:layer="layout" svg:x1="21.748cm" svg:y1="47.079cm" svg:x2="22.109cm" svg:y2="47.079cm">
          <text:p/>
        </draw:line>
        <draw:line draw:style-name="gr82"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9"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1.993cm" svg:x="6.668cm" svg:y="46.528cm">
            <draw:text-box>
              <text:p text:style-name="P12"><text:span text:style-name="T5">AMBA-APB3</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9"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31"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132"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2" draw:text-style-name="P5" draw:layer="layout" svg:width="4.778cm" svg:height="0.725cm" svg:x="10.789cm" svg:y="47.915cm">
            <draw:text-box>
              <text:p text:style-name="P4"><text:span text:style-name="T3">PRDATA : Bits(32 bits)</text:span></text:p>
            </draw:text-box>
          </draw:frame>
        </draw:g>
        <draw:line draw:style-name="gr82" draw:text-style-name="P3" draw:layer="layout" svg:x1="14.623cm" svg:y1="49.695cm" svg:x2="15.68cm" svg:y2="49.695cm">
          <text:p/>
        </draw:line>
        <draw:line draw:style-name="gr82" draw:text-style-name="P3" draw:layer="layout" svg:x1="21.751cm" svg:y1="46.344cm" svg:x2="22.475cm" svg:y2="46.344cm">
          <text:p/>
        </draw:line>
        <draw:line draw:style-name="gr82" draw:text-style-name="P3" draw:layer="layout" svg:x1="22.475cm" svg:y1="46.344cm" svg:x2="22.491cm" svg:y2="49.352cm">
          <text:p/>
        </draw:line>
        <draw:g>
          <draw:rect draw:style-name="gr3" draw:text-style-name="P3" draw:layer="layout" svg:width="0.5cm" svg:height="0.5cm" svg:x="14.118cm" svg:y="50.09cm">
            <text:p/>
          </draw:rect>
          <draw:frame draw:style-name="gr392" draw:text-style-name="P5" draw:layer="layout" svg:width="3.008cm" svg:height="0.725cm" svg:x="11.196cm" svg:y="49.958cm">
            <draw:text-box>
              <text:p text:style-name="P4"><text:span text:style-name="T3">prescalerTick</text:span></text:p>
            </draw:text-box>
          </draw:frame>
        </draw:g>
        <draw:line draw:style-name="gr82" draw:text-style-name="P3" draw:layer="layout" svg:x1="14.643cm" svg:y1="50.32cm" svg:x2="15.7cm" svg:y2="50.32cm">
          <text:p/>
        </draw:line>
        <draw:g>
          <draw:rect draw:style-name="gr3" draw:text-style-name="P3" draw:layer="layout" svg:width="0.5cm" svg:height="0.5cm" svg:x="14.138cm" svg:y="50.715cm">
            <text:p/>
          </draw:rect>
          <draw:frame draw:style-name="gr393" draw:text-style-name="P5" draw:layer="layout" svg:width="3.025cm" svg:height="0.725cm" svg:x="11.199cm" svg:y="50.583cm">
            <draw:text-box>
              <text:p text:style-name="P4"><text:span text:style-name="T3">externalClear</text:span></text:p>
            </draw:text-box>
          </draw:frame>
        </draw:g>
        <draw:line draw:style-name="gr82" draw:text-style-name="P3" draw:layer="layout" svg:x1="14.663cm" svg:y1="50.945cm" svg:x2="15.72cm" svg:y2="50.945cm">
          <text:p/>
        </draw:line>
        <draw:custom-shape draw:style-name="gr42"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34.53cm" svg:y1="34.282cm" svg:x2="35.315cm" svg:y2="34.2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35.32cm" svg:y="33.933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35.62cm 35.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35.163cm" svg:y="33.955cm">
              <draw:text-box>
                <text:p text:style-name="P4"><text:span text:style-name="T3">D</text:span></text:p>
              </draw:text-box>
            </draw:frame>
            <draw:frame draw:style-name="gr85" draw:text-style-name="P5" draw:layer="layout" svg:width="0.832cm" svg:height="0.725cm" svg:x="35.664cm" svg:y="33.956cm">
              <draw:text-box>
                <text:p text:style-name="P4"><text:span text:style-name="T3">Q</text:span></text:p>
              </draw:text-box>
            </draw:frame>
          </draw:g>
          <draw:frame draw:style-name="gr88" draw:text-style-name="P19" draw:layer="layout" svg:width="1.205cm" svg:height="0.725cm" svg:x="35.22cm" svg:y="35.134cm">
            <draw:text-box>
              <text:p text:style-name="P4"><text:span text:style-name="T10">CLR</text:span></text:p>
            </draw:text-box>
          </draw:frame>
        </draw:g>
        <draw:line draw:style-name="gr82" draw:text-style-name="P3" draw:layer="layout" svg:x1="35.822cm" svg:y1="35.678cm" svg:x2="35.822cm" svg:y2="36.207cm">
          <text:p/>
        </draw:line>
        <draw:frame draw:style-name="gr89" draw:text-style-name="P5" draw:layer="layout" svg:width="1.446cm" svg:height="0.725cm" svg:x="35.098cm" svg:y="35.862cm">
          <draw:text-box>
            <text:p text:style-name="P4"><text:span text:style-name="T3">..</text:span></text:p>
          </draw:text-box>
        </draw:frame>
        <draw:line draw:style-name="gr82" draw:text-style-name="P3" draw:layer="layout" svg:x1="35.039cm" svg:y1="35.201cm" svg:x2="35.32cm" svg:y2="35.201cm">
          <text:p/>
        </draw:line>
        <draw:line draw:style-name="gr82" draw:text-style-name="P3" draw:layer="layout" svg:x1="35.04cm" svg:y1="35.201cm" svg:x2="35.321cm" svg:y2="35.201cm">
          <text:p/>
        </draw:line>
        <draw:frame draw:style-name="gr90" draw:text-style-name="P5" draw:layer="layout" svg:width="1.281cm" svg:height="0.725cm" svg:x="34.16cm" svg:y="34.715cm">
          <draw:text-box>
            <text:p text:style-name="P4"><text:span text:style-name="T3">..</text:span></text:p>
          </draw:text-box>
        </draw:frame>
        <draw:line draw:style-name="gr394" draw:text-style-name="P28" draw:layer="layout" svg:x1="36.32cm" svg:y1="34.299cm" svg:x2="38.954cm" svg:y2="34.299cm">
          <text:p/>
        </draw:line>
        <draw:line draw:style-name="gr395" draw:text-style-name="P28" draw:layer="layout" svg:x1="36.6cm" svg:y1="34.464cm" svg:x2="36.781cm" svg:y2="34.103cm">
          <text:p/>
        </draw:line>
        <draw:custom-shape draw:style-name="gr47"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96" draw:text-style-name="P28" draw:layer="layout" svg:x1="29.458cm" svg:y1="23.385cm" svg:x2="30.022cm" svg:y2="23.385cm">
          <text:p/>
        </draw:line>
        <draw:line draw:style-name="gr397" draw:text-style-name="P28" draw:layer="layout" svg:x1="29.468cm" svg:y1="24.061cm" svg:x2="30.032cm" svg:y2="24.061cm">
          <text:p/>
        </draw:line>
        <draw:frame draw:style-name="gr398" draw:text-style-name="P41" draw:layer="layout" svg:width="3.19cm" svg:height="0.725cm" svg:x="26.425cm" svg:y="23.697cm">
          <draw:text-box>
            <text:p text:style-name="P4"><text:span text:style-name="T28">ticksEnable(0)</text:span></text:p>
          </draw:text-box>
        </draw:frame>
        <draw:frame draw:style-name="gr399" draw:text-style-name="P41" draw:layer="layout" svg:width="1.865cm" svg:height="0.725cm" svg:x="27.75cm" svg:y="22.998cm">
          <draw:text-box>
            <text:p text:style-name="P40"><text:span text:style-name="T28">ticks(0)</text:span></text:p>
          </draw:text-box>
        </draw:frame>
        <draw:line draw:style-name="gr400" draw:text-style-name="P28" draw:layer="layout" svg:x1="31.135cm" svg:y1="23.724cm" svg:x2="31.699cm" svg:y2="23.724cm">
          <text:p/>
        </draw:line>
        <draw:custom-shape draw:style-name="gr47"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401" draw:text-style-name="P28" draw:layer="layout" svg:x1="29.478cm" svg:y1="24.809cm" svg:x2="30.042cm" svg:y2="24.809cm">
          <text:p/>
        </draw:line>
        <draw:line draw:style-name="gr402" draw:text-style-name="P28" draw:layer="layout" svg:x1="29.488cm" svg:y1="25.485cm" svg:x2="30.052cm" svg:y2="25.485cm">
          <text:p/>
        </draw:line>
        <draw:frame draw:style-name="gr403" draw:text-style-name="P41" draw:layer="layout" svg:width="3.19cm" svg:height="0.725cm" svg:x="26.445cm" svg:y="25.121cm">
          <draw:text-box>
            <text:p text:style-name="P4"><text:span text:style-name="T28">ticksEnable(1)</text:span></text:p>
          </draw:text-box>
        </draw:frame>
        <draw:frame draw:style-name="gr404" draw:text-style-name="P41" draw:layer="layout" svg:width="1.865cm" svg:height="0.725cm" svg:x="27.77cm" svg:y="24.422cm">
          <draw:text-box>
            <text:p text:style-name="P40"><text:span text:style-name="T28">ticks(1)</text:span></text:p>
          </draw:text-box>
        </draw:frame>
        <draw:line draw:style-name="gr405" draw:text-style-name="P28" draw:layer="layout" svg:x1="31.155cm" svg:y1="25.148cm" svg:x2="31.719cm" svg:y2="25.148cm">
          <text:p/>
        </draw:line>
        <draw:path draw:style-name="gr58" draw:text-style-name="P3" draw:layer="layout" svg:width="1.079cm" svg:height="1.03cm" svg:x="32.078cm" svg:y="23.951cm" svg:viewBox="0 0 1080 1031" svg:d="M540 0c270 0 540 257 540 515s-270 516-540 516c-180 0-360 0-540 0 99-169 213-214 213-516-10-303-134-327-213-515 180 0 360 0 540 0z">
          <text:p/>
        </draw:path>
        <draw:line draw:style-name="gr406" draw:text-style-name="P28" draw:layer="layout" svg:x1="31.702cm" svg:y1="24.714cm" svg:x2="32.266cm" svg:y2="24.714cm">
          <text:p/>
        </draw:line>
        <draw:line draw:style-name="gr407" draw:text-style-name="P28" draw:layer="layout" svg:x1="31.713cm" svg:y1="24.225cm" svg:x2="32.277cm" svg:y2="24.225cm">
          <text:p/>
        </draw:line>
        <draw:line draw:style-name="gr408" draw:text-style-name="P28" draw:layer="layout" svg:x1="31.713cm" svg:y1="24.225cm" svg:x2="31.713cm" svg:y2="23.718cm">
          <text:p/>
        </draw:line>
        <draw:line draw:style-name="gr409" draw:text-style-name="P28" draw:layer="layout" svg:x1="31.702cm" svg:y1="24.714cm" svg:x2="31.719cm" svg:y2="25.148cm">
          <text:p/>
        </draw:line>
        <draw:line draw:style-name="gr410" draw:text-style-name="P28" draw:layer="layout" svg:x1="33.158cm" svg:y1="24.466cm" svg:x2="33.722cm" svg:y2="24.466cm">
          <text:p/>
        </draw:line>
        <draw:frame draw:style-name="gr411" draw:text-style-name="P41" draw:layer="layout" svg:width="1.586cm" svg:height="0.725cm" svg:x="33.631cm" svg:y="24.117cm">
          <draw:text-box>
            <text:p text:style-name="P40"><text:span text:style-name="T28">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9">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412" draw:text-style-name="P3" draw:layer="layout" svg:width="11.548cm" svg:height="6.977cm" svg:x="12.014cm" svg:y="36.983cm">
          <text:p text:style-name="P3"><text:span text:style-name="T50">VHDL Specification</text:span></text:p>
          <text:p text:style-name="P3"/>
          <text:p text:style-name="P3"/>
          <text:p text:style-name="P3"/>
          <text:p text:style-name="P3"/>
          <text:p text:style-name="P3"/>
          <text:p text:style-name="P3"/>
        </draw:ellipse>
        <draw:ellipse draw:style-name="gr413" draw:text-style-name="P55" draw:layer="layout" svg:width="8.177cm" svg:height="4.94cm" svg:x="13.655cm" svg:y="39.02cm">
          <text:p text:style-name="P3"><text:span text:style-name="T51">Synthesizable subset</text:span></text:p>
          <text:p text:style-name="P3"><text:span text:style-name="T51"/></text:p>
          <text:p text:style-name="P3"><text:span text:style-name="T51"/></text:p>
          <text:p text:style-name="P3"><text:span text:style-name="T51"/></text:p>
        </draw:ellipse>
        <draw:ellipse draw:style-name="gr414" draw:text-style-name="P55" draw:layer="layout" svg:width="5.29cm" svg:height="3.196cm" svg:x="15.156cm" svg:y="40.764cm">
          <text:p text:style-name="P3"><text:span text:style-name="T51">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9"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draw:frame draw:style-name="gr4" draw:text-style-name="P5" draw:layer="layout" svg:width="2.246cm" svg:height="0.725cm" svg:x="11.086cm" svg:y="3.393cm">
            <draw:text-box>
              <text:p text:style-name="P4"><text:span text:style-name="T3">bus</text:span></text:p>
            </draw:text-box>
          </draw:frame>
        </draw:g>
        <draw:frame draw:style-name="gr373" draw:text-style-name="P32" draw:layer="layout" svg:width="0.815cm" svg:height="0.882cm" svg:x="18.734cm" svg:y="2.346cm">
          <draw:text-box>
            <text:p text:style-name="P29"><text:span text:style-name="T19">a</text:span></text:p>
          </draw:text-box>
        </draw:frame>
        <draw:frame draw:style-name="gr373" draw:text-style-name="P32" draw:layer="layout" svg:width="0.815cm" svg:height="0.882cm" svg:x="18.726cm" svg:y="2.97cm">
          <draw:text-box>
            <text:p text:style-name="P29"><text:span text:style-name="T19">b</text:span></text:p>
          </draw:text-box>
        </draw:frame>
        <draw:connector draw:style-name="gr8" draw:text-style-name="P3" draw:layer="layout" draw:line-skew="0.646cm" svg:x1="17.867cm" svg:y1="3.465cm" svg:x2="18.452cm" svg:y2="3.46cm" svg:d="M17867 3465h939v-5h-354">
          <text:p/>
        </draw:connector>
        <draw:line draw:style-name="gr365" draw:text-style-name="P3" draw:layer="layout" svg:x1="19.401cm" svg:y1="2.854cm" svg:x2="20.204cm" svg:y2="2.854cm">
          <text:p/>
        </draw:line>
        <draw:line draw:style-name="gr82" draw:text-style-name="P3" draw:layer="layout" svg:x1="21.102cm" svg:y1="3.123cm" svg:x2="21.652cm" svg:y2="3.123cm">
          <text:p/>
        </draw:line>
        <draw:line draw:style-name="gr82" draw:text-style-name="P3" draw:layer="layout" svg:x1="21.102cm" svg:y1="3.123cm" svg:x2="21.652cm" svg:y2="3.123cm">
          <text:p/>
        </draw:line>
        <draw:frame draw:style-name="gr376" draw:text-style-name="P32" draw:layer="layout" svg:width="1.882cm" svg:height="0.882cm" svg:x="21.542cm" svg:y="2.675cm">
          <draw:text-box>
            <text:p text:style-name="P29"><text:span text:style-name="T19">result</text:span></text:p>
          </draw:text-box>
        </draw:frame>
        <draw:line draw:style-name="gr82" draw:text-style-name="P3" draw:layer="layout" svg:x1="22.435cm" svg:y1="4.572cm" svg:x2="22.445cm" svg:y2="3.457cm">
          <text:p/>
        </draw:line>
        <draw:line draw:style-name="gr365" draw:text-style-name="P3" draw:layer="layout" svg:x1="22.435cm" svg:y1="4.572cm" svg:x2="17.839cm" svg:y2="4.573cm">
          <text:p/>
        </draw:line>
        <draw:line draw:style-name="gr365" draw:text-style-name="P3" draw:layer="layout" svg:x1="19.401cm" svg:y1="3.454cm" svg:x2="20.204cm" svg:y2="3.454cm">
          <text:p/>
        </draw:line>
        <draw:custom-shape draw:style-name="gr42"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3" draw:layer="layout" svg:x1="13.181cm" svg:y1="3.774cm" svg:x2="14.425cm" svg:y2="3.774cm">
          <text:p/>
        </draw:line>
        <draw:rect draw:style-name="gr1" draw:text-style-name="P2" draw:layer="layout" svg:width="5.407cm" svg:height="1cm" svg:x="33.809cm" svg:y="30.038cm">
          <text:p text:style-name="P1"><text:span text:style-name="T49">Counter</text:span></text:p>
        </draw:rect>
        <draw:g>
          <draw:rect draw:style-name="gr3" draw:text-style-name="P3" draw:layer="layout" svg:width="0.5cm" svg:height="0.5cm" svg:x="38.99cm" svg:y="34.072cm">
            <text:p/>
          </draw:rect>
          <draw:frame draw:style-name="gr5" draw:text-style-name="P5" draw:layer="layout" svg:width="2.471cm" svg:height="0.725cm" svg:x="39.49cm" svg:y="33.94cm">
            <draw:text-box>
              <text:p text:style-name="P4"><text:span text:style-name="T3">value</text:span></text:p>
            </draw:text-box>
          </draw:frame>
        </draw:g>
        <draw:g>
          <draw:rect draw:style-name="gr3" draw:text-style-name="P3" draw:layer="layout" svg:width="0.5cm" svg:height="0.5cm" svg:x="33.562cm" svg:y="31.41cm">
            <text:p/>
          </draw:rect>
          <draw:frame draw:style-name="gr4" draw:text-style-name="P5" draw:layer="layout" svg:width="2.246cm" svg:height="0.725cm" svg:x="31.402cm" svg:y="31.278cm">
            <draw:text-box>
              <text:p text:style-name="P4"><text:span text:style-name="T3">clear</text:span></text:p>
            </draw:text-box>
          </draw:frame>
        </draw:g>
        <draw:g>
          <draw:rect draw:style-name="gr3" draw:text-style-name="P3" draw:layer="layout" svg:width="0.5cm" svg:height="0.5cm" svg:x="38.968cm" svg:y="35.148cm">
            <text:p/>
          </draw:rect>
          <draw:frame draw:style-name="gr5" draw:text-style-name="P5" draw:layer="layout" svg:width="2.471cm" svg:height="0.725cm" svg:x="39.468cm" svg:y="35.016cm">
            <draw:text-box>
              <text:p text:style-name="P4"><text:span text:style-name="T3">full</text:span></text:p>
            </draw:text-box>
          </draw:frame>
        </draw:g>
        <draw:line draw:style-name="gr416" draw:text-style-name="P28" draw:layer="layout" svg:x1="34.901cm" svg:y1="34.465cm" svg:x2="35.082cm" svg:y2="34.104cm">
          <text:p/>
        </draw:line>
        <draw:line draw:style-name="gr417" draw:text-style-name="P28" draw:layer="layout" svg:x1="37.078cm" svg:y1="32.893cm" svg:x2="37.078cm" svg:y2="34.299cm">
          <text:p/>
        </draw:line>
        <draw:line draw:style-name="gr418" draw:text-style-name="P28" draw:layer="layout" svg:x1="37.078cm" svg:y1="32.893cm" svg:x2="35.318cm" svg:y2="32.893cm">
          <text:p/>
        </draw:line>
        <draw:line draw:style-name="gr419" draw:text-style-name="P28" draw:layer="layout" svg:x1="34.53cm" svg:y1="34.282cm" svg:x2="34.53cm" svg:y2="32.531cm">
          <text:p/>
        </draw:line>
        <draw:path draw:style-name="gr94" draw:text-style-name="P53" draw:layer="layout" svg:width="0.987cm" svg:height="0.987cm" svg:x="35.717cm" svg:y="32.42cm" svg:viewBox="0 0 988 988" svg:d="M494 0c281 0 494 213 494 494s-213 494-494 494-494-213-494-494 213-494 494-494z">
          <text:p text:style-name="P13"><text:span text:style-name="T47">+1</text:span></text:p>
        </draw:path>
        <draw:custom-shape draw:style-name="gr420" draw:text-style-name="P28" draw:layer="layout" svg:width="1.443cm" svg:height="0.421cm" draw:transform="rotate (-1.57079632679579) translate (35.308cm 31.82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21" draw:text-style-name="P28" draw:layer="layout" svg:x1="35.087cm" svg:y1="31.659cm" svg:x2="34.062cm" svg:y2="31.659cm">
          <text:p/>
        </draw:line>
        <draw:line draw:style-name="gr422" draw:text-style-name="P28" draw:layer="layout" svg:x1="35.087cm" svg:y1="31.622cm" svg:x2="35.087cm" svg:y2="32.029cm">
          <text:p/>
        </draw:line>
        <draw:frame draw:style-name="gr423" draw:text-style-name="P41" draw:layer="layout" svg:width="0.739cm" svg:height="0.725cm" svg:x="35.308cm" svg:y="31.88cm">
          <draw:text-box>
            <text:p text:style-name="P40"><text:span text:style-name="T28">0</text:span></text:p>
          </draw:text-box>
        </draw:frame>
        <draw:line draw:style-name="gr424" draw:text-style-name="P28" draw:layer="layout" svg:x1="37.566cm" svg:y1="35.617cm" svg:x2="37.078cm" svg:y2="35.617cm">
          <text:p/>
        </draw:line>
        <draw:frame draw:style-name="gr425" draw:text-style-name="P41" draw:layer="layout" svg:width="3.351cm" svg:height="0.725cm" svg:x="35.626cm" svg:y="37.125cm">
          <draw:text-box>
            <text:p text:style-name="P40"><text:span text:style-name="T28">(1 &lt;&lt; width) - 1</text:span></text:p>
          </draw:text-box>
        </draw:frame>
        <draw:line draw:style-name="gr426" draw:text-style-name="P28" draw:layer="layout" svg:x1="37.666cm" svg:y1="35.052cm" svg:x2="37.078cm" svg:y2="35.052cm">
          <text:p/>
        </draw:line>
        <draw:line draw:style-name="gr427" draw:text-style-name="P28" draw:layer="layout" svg:x1="37.078cm" svg:y1="34.299cm" svg:x2="37.078cm" svg:y2="35.052cm">
          <text:p/>
        </draw:line>
        <draw:line draw:style-name="gr428" draw:text-style-name="P28" draw:layer="layout" svg:x1="37.078cm" svg:y1="35.593cm" svg:x2="37.078cm" svg:y2="36.999cm">
          <text:p/>
        </draw:line>
        <draw:path draw:style-name="gr94" draw:text-style-name="P53" draw:layer="layout" svg:width="0.987cm" svg:height="0.987cm" svg:x="37.466cm" svg:y="34.881cm" svg:viewBox="0 0 988 988" svg:d="M494 0c281 0 494 213 494 494s-213 494-494 494-494-213-494-494 213-494 494-494z">
          <text:p text:style-name="P13"><text:span text:style-name="T47">===</text:span></text:p>
        </draw:path>
        <draw:line draw:style-name="gr429" draw:text-style-name="P28" draw:layer="layout" svg:x1="38.968cm" svg:y1="35.375cm" svg:x2="38.48cm" svg:y2="35.375cm">
          <text:p/>
        </draw:line>
        <draw:frame draw:style-name="gr430" draw:text-style-name="P56" draw:layer="layout" svg:width="0.676cm" svg:height="0.569cm" svg:x="34.798cm" svg:y="31.975cm">
          <draw:text-box>
            <text:p text:style-name="P40"><text:span text:style-name="T52">T</text:span></text:p>
          </draw:text-box>
        </draw:frame>
        <draw:frame draw:style-name="gr431" draw:text-style-name="P56" draw:layer="layout" svg:width="0.676cm" svg:height="0.569cm" svg:x="34.798cm" svg:y="32.553cm">
          <draw:text-box>
            <text:p text:style-name="P40"><text:span text:style-name="T52">F</text:span></text:p>
          </draw:text-box>
        </draw:frame>
        <draw:path draw:style-name="gr83" draw:text-style-name="P13" draw:layer="layout" svg:width="0.659cm" svg:height="0.559cm" svg:x="19.678cm" svg:y="17.598cm" svg:viewBox="0 0 660 560" svg:d="M473 280l-473 280v-560zM566 186c54 0 94 41 94 94s-40 93-94 93c-53 0-93-40-93-93s40-94 93-94z">
          <text:p/>
        </draw:path>
        <draw:circle draw:style-name="gr432" draw:text-style-name="P55" draw:layer="layout" svg:width="0.2cm" svg:height="0.2cm" svg:x="36.986cm" svg:y="34.203cm">
          <text:p/>
        </draw:circle>
      </draw:page>
      <draw:page draw:name="page19" draw:style-name="dp1" draw:master-page-name="Standard">
        <draw:line draw:style-name="gr15" draw:text-style-name="P3" draw:layer="layout" svg:x1="-3.81cm" svg:y1="30.286cm" svg:x2="-3.81cm" svg:y2="34.442cm">
          <text:p/>
        </draw:line>
        <draw:line draw:style-name="gr82" draw:text-style-name="P3" draw:layer="layout" svg:x1="-3.678cm" svg:y1="31.692cm" svg:x2="-3.218cm" svg:y2="31.692cm">
          <text:p/>
        </draw:line>
        <draw:custom-shape draw:style-name="gr32" draw:text-style-name="P16" draw:layer="layout" svg:width="3.244cm" svg:height="2.174cm" draw:transform="rotate (0.0160570291183448) translate (-6.648cm 31.111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3" draw:layer="layout" svg:x1="15.39cm" svg:y1="7.532cm" svg:x2="5.378cm" svg:y2="7.532cm">
          <text:p/>
        </draw:line>
        <draw:frame draw:style-name="gr433" draw:text-style-name="P32" draw:layer="layout" svg:width="1.912cm" svg:height="0.882cm" svg:x="1.61cm" svg:y="9.108cm">
          <draw:text-box>
            <text:p text:style-name="P29"><text:span text:style-name="T19">Fetch</text:span></text:p>
          </draw:text-box>
        </draw:frame>
        <draw:frame draw:style-name="gr351" draw:text-style-name="P32" draw:layer="layout" svg:width="2.602cm" svg:height="0.882cm" svg:x="1.203cm" svg:y="4.521cm">
          <draw:text-box>
            <text:p text:style-name="P29"><text:span text:style-name="T19">Prefetch</text:span></text:p>
          </draw:text-box>
        </draw:frame>
        <draw:g>
          <draw:g>
            <draw:rect draw:style-name="gr2" draw:text-style-name="P3" draw:layer="layout" svg:width="1cm" svg:height="1.747cm" draw:transform="rotate (-1.57079632679579) translate (7.78cm 6.961cm)">
              <text:p/>
            </draw:rect>
            <draw:custom-shape draw:style-name="gr41" draw:text-style-name="P13" draw:layer="layout" svg:width="-0.3cm" svg:height="-0.3cm" svg:x="6.583cm" svg:y="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2" draw:text-style-name="P3" draw:layer="layout" svg:x1="7.35cm" svg:y1="6.961cm" svg:x2="7.354cm" svg:y2="5.637cm">
          <text:p/>
        </draw:line>
        <draw:frame draw:style-name="gr376" draw:text-style-name="P30" draw:layer="layout" svg:width="1.882cm" svg:height="0.882cm" svg:x="5.933cm" svg:y="6.179cm">
          <draw:text-box>
            <text:p text:style-name="P29"><text:span text:style-name="T4">PC</text:span></text:p>
          </draw:text-box>
        </draw:frame>
        <draw:g>
          <draw:rect draw:style-name="gr3" draw:text-style-name="P3" draw:layer="layout" svg:width="0.5cm" svg:height="0.5cm" svg:x="4.343cm" svg:y="8.159cm">
            <text:p/>
          </draw:rect>
          <draw:frame draw:style-name="gr189" draw:text-style-name="P5" draw:layer="layout" svg:width="3.194cm" svg:height="0.725cm" svg:x="1.235cm" svg:y="8.027cm">
            <draw:text-box>
              <text:p text:style-name="P4"><text:span text:style-name="T3">iRsp</text:span></text:p>
            </draw:text-box>
          </draw:frame>
        </draw:g>
        <draw:g>
          <draw:rect draw:style-name="gr17" draw:text-style-name="P3" draw:layer="layout" svg:width="0.5cm" svg:height="0.5cm" svg:x="4.368cm" svg:y="5.843cm">
            <text:p/>
          </draw:rect>
          <draw:frame draw:style-name="gr189" draw:text-style-name="P5" draw:layer="layout" svg:width="3.194cm" svg:height="0.725cm" svg:x="1.26cm" svg:y="5.711cm">
            <draw:text-box>
              <text:p text:style-name="P4"><text:span text:style-name="T3">iCmd</text:span></text:p>
            </draw:text-box>
          </draw:frame>
        </draw:g>
        <draw:line draw:style-name="gr82" draw:text-style-name="P3" draw:layer="layout" svg:x1="4.868cm" svg:y1="6.133cm" svg:x2="7.354cm" svg:y2="6.133cm">
          <text:p/>
        </draw:line>
        <draw:line draw:style-name="gr82" draw:text-style-name="P3" draw:layer="layout" svg:x1="4.843cm" svg:y1="8.396cm" svg:x2="7.329cm" svg:y2="8.396cm">
          <text:p/>
        </draw:line>
        <draw:line draw:style-name="gr15" draw:text-style-name="P3" draw:layer="layout" svg:x1="16.552cm" svg:y1="10.561cm" svg:x2="5.281cm" svg:y2="10.561cm">
          <text:p/>
        </draw:line>
        <draw:frame draw:style-name="gr361" draw:text-style-name="P32" draw:layer="layout" svg:width="2.445cm" svg:height="0.882cm" svg:x="1.357cm" svg:y="12.346cm">
          <draw:text-box>
            <text:p text:style-name="P29"><text:span text:style-name="T19">Decode</text:span></text:p>
          </draw:text-box>
        </draw:frame>
        <draw:g>
          <draw:g>
            <draw:rect draw:style-name="gr2" draw:text-style-name="P3" draw:layer="layout" svg:width="1cm" svg:height="1.747cm" draw:transform="rotate (-1.57079632679579) translate (7.739cm 9.963cm)">
              <text:p/>
            </draw:rect>
            <draw:custom-shape draw:style-name="gr41" draw:text-style-name="P13" draw:layer="layout" svg:width="-0.3cm" svg:height="-0.3cm" svg:x="6.542cm" svg:y="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2" draw:text-style-name="P3" draw:layer="layout" svg:x1="7.352cm" svg:y1="9.963cm" svg:x2="7.329cm" svg:y2="8.396cm">
          <text:p/>
        </draw:line>
        <draw:frame draw:style-name="gr434" draw:text-style-name="P32" draw:layer="layout" svg:width="1.963cm" svg:height="0.882cm" svg:x="6.3cm" svg:y="4.755cm">
          <draw:text-box>
            <text:p text:style-name="P29"><text:span text:style-name="T4">PCNext</text:span></text:p>
          </draw:text-box>
        </draw:frame>
        <draw:frame draw:style-name="gr435" draw:text-style-name="P30" draw:layer="layout" svg:width="2.437cm" svg:height="0.882cm" svg:x="4.915cm" svg:y="9.081cm">
          <draw:text-box>
            <text:p text:style-name="P29"><text:span text:style-name="T4">instruction</text:span></text:p>
          </draw:text-box>
        </draw:frame>
        <draw:custom-shape draw:style-name="gr42" draw:text-style-name="P11"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7.358cm" svg:y1="4.755cm" svg:x2="7.358cm" svg:y2="4.312cm">
          <text:p/>
        </draw:line>
        <draw:line draw:style-name="gr15" draw:text-style-name="P3" draw:layer="layout" svg:x1="16.843cm" svg:y1="14.227cm" svg:x2="5.143cm" svg:y2="14.227cm">
          <text:p/>
        </draw:line>
        <draw:g>
          <draw:g>
            <draw:rect draw:style-name="gr2" draw:text-style-name="P3" draw:layer="layout" svg:width="1cm" svg:height="1.747cm" draw:transform="rotate (-1.57079632679579) translate (7.649cm 13.65cm)">
              <text:p/>
            </draw:rect>
            <draw:custom-shape draw:style-name="gr41" draw:text-style-name="P13" draw:layer="layout" svg:width="-0.3cm" svg:height="-0.3cm" svg:x="6.452cm" svg:y="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30" draw:layer="layout" svg:width="1.882cm" svg:height="0.882cm" svg:x="5.102cm" svg:y="12.768cm">
          <draw:text-box>
            <text:p text:style-name="P29"><text:span text:style-name="T4">orders</text:span></text:p>
          </draw:text-box>
        </draw:frame>
        <draw:line draw:style-name="gr82" draw:text-style-name="P3" draw:layer="layout" svg:x1="7.353cm" svg:y1="11.692cm" svg:x2="7.33cm" svg:y2="10.963cm">
          <text:p/>
        </draw:line>
        <draw:custom-shape draw:style-name="gr32" draw:text-style-name="P57" draw:layer="layout" svg:width="1.91cm" svg:height="1.285cm" svg:x="6.405cm" svg:y="11.483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7.331cm" svg:y1="13.65cm" svg:x2="7.331cm" svg:y2="12.768cm">
          <text:p/>
        </draw:line>
        <draw:g>
          <draw:g>
            <draw:rect draw:style-name="gr2" draw:text-style-name="P3" draw:layer="layout" svg:width="1cm" svg:height="1.747cm" draw:transform="rotate (-1.57079632679579) translate (11.565cm 10.032cm)">
              <text:p/>
            </draw:rect>
            <draw:custom-shape draw:style-name="gr41" draw:text-style-name="P13" draw:layer="layout" svg:width="-0.3cm" svg:height="-0.3cm" svg:x="10.368cm" svg:y="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36" draw:text-style-name="P30" draw:layer="layout" svg:width="2.741cm" svg:height="0.882cm" svg:x="8.146cm" svg:y="9.15cm">
          <draw:text-box>
            <text:p text:style-name="P29"><text:span text:style-name="T4">Register file</text:span></text:p>
          </draw:text-box>
        </draw:frame>
        <draw:g>
          <draw:g>
            <draw:rect draw:style-name="gr2" draw:text-style-name="P3" draw:layer="layout" svg:width="1cm" svg:height="1.747cm" draw:transform="rotate (-1.57079632679579) translate (11.937cm 13.705cm)">
              <text:p/>
            </draw:rect>
            <draw:custom-shape draw:style-name="gr41" draw:text-style-name="P13" draw:layer="layout" svg:width="-0.3cm" svg:height="-0.3cm" svg:x="10.7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2" draw:text-style-name="P3" draw:layer="layout" svg:x1="11.387cm" svg:y1="10.032cm" svg:x2="11.364cm" svg:y2="8.465cm">
          <text:p/>
        </draw:line>
        <draw:line draw:style-name="gr82" draw:text-style-name="P3" draw:layer="layout" svg:x1="7.005cm" svg:y1="8.396cm" svg:x2="11.365cm" svg:y2="8.466cm">
          <text:p/>
        </draw:line>
        <draw:custom-shape draw:style-name="gr437" draw:text-style-name="P28"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38" draw:text-style-name="P28" draw:layer="layout" svg:x1="11.443cm" svg:y1="13.348cm" svg:x2="11.443cm" svg:y2="13.705cm">
          <text:p/>
        </draw:line>
        <draw:line draw:style-name="gr439" draw:text-style-name="P28" draw:layer="layout" svg:x1="11.8cm" svg:y1="12.353cm" svg:x2="11.8cm" svg:y2="12.917cm">
          <text:p/>
        </draw:line>
        <draw:line draw:style-name="gr440" draw:text-style-name="P28" draw:layer="layout" svg:x1="11.127cm" svg:y1="11.032cm" svg:x2="11.124cm" svg:y2="12.927cm">
          <text:p/>
        </draw:line>
        <draw:frame draw:style-name="gr376" draw:text-style-name="P30" draw:layer="layout" svg:width="1.882cm" svg:height="0.882cm" svg:x="8.858cm" svg:y="12.823cm">
          <draw:text-box>
            <text:p text:style-name="P29"><text:span text:style-name="T4">SRC1</text:span></text:p>
          </draw:text-box>
        </draw:frame>
        <draw:g>
          <draw:g>
            <draw:rect draw:style-name="gr2" draw:text-style-name="P3" draw:layer="layout" svg:width="1cm" svg:height="1.747cm" draw:transform="rotate (-1.57079632679579) translate (15.037cm 13.705cm)">
              <text:p/>
            </draw:rect>
            <draw:custom-shape draw:style-name="gr41" draw:text-style-name="P13" draw:layer="layout" svg:width="-0.3cm" svg:height="-0.3cm" svg:x="13.8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41" draw:text-style-name="P28"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42" draw:text-style-name="P28" draw:layer="layout" svg:x1="14.543cm" svg:y1="13.348cm" svg:x2="14.543cm" svg:y2="13.705cm">
          <text:p/>
        </draw:line>
        <draw:line draw:style-name="gr443" draw:text-style-name="P28" draw:layer="layout" svg:x1="14.9cm" svg:y1="12.353cm" svg:x2="14.9cm" svg:y2="12.917cm">
          <text:p/>
        </draw:line>
        <draw:frame draw:style-name="gr376" draw:text-style-name="P30" draw:layer="layout" svg:width="1.882cm" svg:height="0.882cm" svg:x="11.958cm" svg:y="12.823cm">
          <draw:text-box>
            <text:p text:style-name="P29"><text:span text:style-name="T4">SRC2</text:span></text:p>
          </draw:text-box>
        </draw:frame>
        <draw:frame draw:style-name="gr376" draw:text-style-name="P30" draw:layer="layout" svg:width="1.882cm" svg:height="0.882cm" svg:x="11.124cm" svg:y="11.62cm">
          <draw:text-box>
            <text:p text:style-name="P29"><text:span text:style-name="T4">bypass</text:span></text:p>
          </draw:text-box>
        </draw:frame>
        <draw:frame draw:style-name="gr376" draw:text-style-name="P30" draw:layer="layout" svg:width="1.882cm" svg:height="0.882cm" svg:x="14.098cm" svg:y="11.551cm">
          <draw:text-box>
            <text:p text:style-name="P29"><text:span text:style-name="T4">bypass</text:span></text:p>
          </draw:text-box>
        </draw:frame>
        <draw:line draw:style-name="gr444" draw:text-style-name="P28" draw:layer="layout" svg:x1="14.21cm" svg:y1="11.551cm" svg:x2="14.21cm" svg:y2="12.927cm">
          <text:p/>
        </draw:line>
        <draw:line draw:style-name="gr445" draw:text-style-name="P28" draw:layer="layout" svg:x1="14.21cm" svg:y1="11.551cm" svg:x2="11.38cm" svg:y2="11.62cm">
          <text:p/>
        </draw:line>
        <draw:line draw:style-name="gr15" draw:text-style-name="P3" draw:layer="layout" svg:x1="16.843cm" svg:y1="18.134cm" svg:x2="5.143cm" svg:y2="18.134cm">
          <text:p/>
        </draw:line>
        <draw:frame draw:style-name="gr446" draw:text-style-name="P32" draw:layer="layout" svg:width="2.856cm" svg:height="0.882cm" svg:x="1.101cm" svg:y="15.771cm">
          <draw:text-box>
            <text:p text:style-name="P29"><text:span text:style-name="T19">Execute0</text:span></text:p>
          </draw:text-box>
        </draw:frame>
        <draw:custom-shape draw:style-name="gr32" draw:text-style-name="P57" draw:layer="layout" svg:width="1.91cm" svg:height="1.285cm" draw:transform="rotate (0.0160570291183448) translate (11.92cm 15.401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7" draw:text-style-name="P28" draw:layer="layout" svg:x1="11.443cm" svg:y1="14.705cm" svg:x2="12.176cm" svg:y2="15.582cm">
          <text:p/>
        </draw:line>
        <draw:line draw:style-name="gr448" draw:text-style-name="P28" draw:layer="layout" svg:x1="14.551cm" svg:y1="14.705cm" svg:x2="13.736cm" svg:y2="15.582cm">
          <text:p/>
        </draw:line>
        <draw:line draw:style-name="gr82" draw:text-style-name="P3" draw:layer="layout" svg:x1="7.366cm" svg:y1="15.532cm" svg:x2="7.366cm" svg:y2="14.65cm">
          <text:p/>
        </draw:line>
        <draw:line draw:style-name="gr82" draw:text-style-name="P3" draw:layer="layout" svg:x1="7.375cm" svg:y1="18.134cm" svg:x2="7.366cm" svg:y2="14.65cm">
          <text:p/>
        </draw:line>
        <draw:line draw:style-name="gr82" draw:text-style-name="P3" draw:layer="layout" svg:x1="7.366cm" svg:y1="15.532cm" svg:x2="8.322cm" svg:y2="15.513cm">
          <text:p/>
        </draw:line>
        <draw:g>
          <draw:g>
            <draw:rect draw:style-name="gr2" draw:text-style-name="P3" draw:layer="layout" svg:width="1cm" svg:height="1.747cm" draw:transform="rotate (-1.57079632679579) translate (7.671cm 17.594cm)">
              <text:p/>
            </draw:rect>
            <draw:custom-shape draw:style-name="gr41" draw:text-style-name="P13" draw:layer="layout" svg:width="-0.3cm" svg:height="-0.3cm" svg:x="6.474cm" svg:y="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30" draw:layer="layout" svg:width="1.882cm" svg:height="0.882cm" svg:x="5.124cm" svg:y="16.712cm">
          <draw:text-box>
            <text:p text:style-name="P29"><text:span text:style-name="T4">orders</text:span></text:p>
          </draw:text-box>
        </draw:frame>
        <draw:line draw:style-name="gr82" draw:text-style-name="P3" draw:layer="layout" svg:x1="12.917cm" svg:y1="18.134cm" svg:x2="12.908cm" svg:y2="16.686cm">
          <text:p/>
        </draw:line>
        <draw:g>
          <draw:g>
            <draw:rect draw:style-name="gr2" draw:text-style-name="P3" draw:layer="layout" svg:width="1cm" svg:height="1.747cm" draw:transform="rotate (-1.57079632679579) translate (13.352cm 17.568cm)">
              <text:p/>
            </draw:rect>
            <draw:custom-shape draw:style-name="gr41" draw:text-style-name="P13" draw:layer="layout" svg:width="-0.3cm" svg:height="-0.3cm" svg:x="12.155cm" svg:y="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30" draw:layer="layout" svg:width="1.882cm" svg:height="0.882cm" svg:x="10.273cm" svg:y="16.686cm">
          <draw:text-box>
            <text:p text:style-name="P29"><text:span text:style-name="T4">result</text:span></text:p>
          </draw:text-box>
        </draw:frame>
        <draw:g>
          <draw:rect draw:style-name="gr17" draw:text-style-name="P3" draw:layer="layout" svg:width="0.5cm" svg:height="0.5cm" svg:x="10.114cm" svg:y="16.119cm">
            <text:p/>
          </draw:rect>
          <draw:frame draw:style-name="gr189" draw:text-style-name="P5" draw:layer="layout" svg:width="3.194cm" svg:height="0.725cm" svg:x="7.006cm" svg:y="15.987cm">
            <draw:text-box>
              <text:p text:style-name="P4"><text:span text:style-name="T3">dCmd</text:span></text:p>
            </draw:text-box>
          </draw:frame>
        </draw:g>
        <draw:line draw:style-name="gr82" draw:text-style-name="P3" draw:layer="layout" svg:x1="10.614cm" svg:y1="16.319cm" svg:x2="11.92cm" svg:y2="16.339cm">
          <text:p/>
        </draw:line>
        <draw:g>
          <draw:rect draw:style-name="gr3" draw:text-style-name="P3" draw:layer="layout" svg:width="0.5cm" svg:height="0.5cm" svg:x="9.614cm" svg:y="23.924cm">
            <text:p/>
          </draw:rect>
          <draw:frame draw:style-name="gr189" draw:text-style-name="P5" draw:layer="layout" svg:width="3.194cm" svg:height="0.725cm" svg:x="6.506cm" svg:y="23.792cm">
            <draw:text-box>
              <text:p text:style-name="P4"><text:span text:style-name="T3">iRsp</text:span></text:p>
            </draw:text-box>
          </draw:frame>
        </draw:g>
        <draw:line draw:style-name="gr15" draw:text-style-name="P3" draw:layer="layout" svg:x1="16.853cm" svg:y1="22.035cm" svg:x2="5.153cm" svg:y2="22.035cm">
          <text:p/>
        </draw:line>
        <draw:line draw:style-name="gr82" draw:text-style-name="P3" draw:layer="layout" svg:x1="7.385cm" svg:y1="22.035cm" svg:x2="7.376cm" svg:y2="18.551cm">
          <text:p/>
        </draw:line>
        <draw:line draw:style-name="gr82" draw:text-style-name="P3" draw:layer="layout" svg:x1="7.376cm" svg:y1="19.433cm" svg:x2="8.332cm" svg:y2="19.414cm">
          <text:p/>
        </draw:line>
        <draw:frame draw:style-name="gr376" draw:text-style-name="P30" draw:layer="layout" svg:width="1.882cm" svg:height="0.882cm" svg:x="5.134cm" svg:y="20.613cm">
          <draw:text-box>
            <text:p text:style-name="P29"><text:span text:style-name="T4">orders</text:span></text:p>
          </draw:text-box>
        </draw:frame>
        <draw:g>
          <draw:g>
            <draw:rect draw:style-name="gr2" draw:text-style-name="P3" draw:layer="layout" svg:width="1cm" svg:height="1.747cm" draw:transform="rotate (-1.57079632679579) translate (13.362cm 21.469cm)">
              <text:p/>
            </draw:rect>
            <draw:custom-shape draw:style-name="gr41" draw:text-style-name="P13" draw:layer="layout" svg:width="-0.3cm" svg:height="-0.3cm" svg:x="12.165cm" svg:y="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30" draw:layer="layout" svg:width="1.882cm" svg:height="0.882cm" svg:x="10.283cm" svg:y="20.587cm">
          <draw:text-box>
            <text:p text:style-name="P29"><text:span text:style-name="T4">result</text:span></text:p>
          </draw:text-box>
        </draw:frame>
        <draw:g>
          <draw:g>
            <draw:rect draw:style-name="gr2" draw:text-style-name="P3" draw:layer="layout" svg:width="1cm" svg:height="1.747cm" draw:transform="rotate (-1.57079632679579) translate (7.844cm 21.495cm)">
              <text:p/>
            </draw:rect>
            <draw:custom-shape draw:style-name="gr41" draw:text-style-name="P13" draw:layer="layout" svg:width="-0.3cm" svg:height="-0.3cm" svg:x="6.647cm" svg:y="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46" draw:text-style-name="P32" draw:layer="layout" svg:width="2.856cm" svg:height="0.882cm" svg:x="1.204cm" svg:y="19.488cm">
          <draw:text-box>
            <text:p text:style-name="P29"><text:span text:style-name="T19">Execute1</text:span></text:p>
          </draw:text-box>
        </draw:frame>
        <draw:frame draw:style-name="gr449" draw:text-style-name="P32" draw:layer="layout" svg:width="3.004cm" svg:height="0.882cm" svg:x="1cm" svg:y="22.979cm">
          <draw:text-box>
            <text:p text:style-name="P29"><text:span text:style-name="T19">Writeback</text:span></text:p>
          </draw:text-box>
        </draw:frame>
        <draw:line draw:style-name="gr82" draw:text-style-name="P3" draw:layer="layout" svg:x1="12.899cm" svg:y1="21.469cm" svg:x2="12.892cm" svg:y2="18.568cm">
          <text:p/>
        </draw:line>
        <draw:custom-shape draw:style-name="gr32" draw:text-style-name="P57" draw:layer="layout" svg:width="1.91cm" svg:height="1.285cm" draw:transform="rotate (0.0160570291183448) translate (14.261cm 19.597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7.35cm" svg:y1="23.358cm" svg:x2="7.341cm" svg:y2="22.495cm">
          <text:p/>
        </draw:line>
        <draw:line draw:style-name="gr82" draw:text-style-name="P3" draw:layer="layout" svg:x1="7.341cm" svg:y1="23.377cm" svg:x2="8.297cm" svg:y2="23.358cm">
          <text:p/>
        </draw:line>
        <draw:custom-shape draw:style-name="gr32" draw:text-style-name="P57" draw:layer="layout" svg:width="1.91cm" svg:height="1.285cm" draw:transform="rotate (0.0160570291183448) translate (10.589cm 23.548cm)">
          <text:p text:style-name="P1"><text:span text:style-name="T53">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10.114cm" svg:y1="24.224cm" svg:x2="10.589cm" svg:y2="24.224cm">
          <text:p/>
        </draw:line>
        <draw:custom-shape draw:style-name="gr450" draw:text-style-name="P28"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51" draw:text-style-name="P28" draw:layer="layout" svg:x1="12.516cm" svg:y1="25.629cm" svg:x2="12.516cm" svg:y2="25.986cm">
          <text:p/>
        </draw:line>
        <draw:line draw:style-name="gr452" draw:text-style-name="P28" draw:layer="layout" svg:x1="12.873cm" svg:y1="22.469cm" svg:x2="12.873cm" svg:y2="25.198cm">
          <text:p/>
        </draw:line>
        <draw:line draw:style-name="gr453" draw:text-style-name="P28" draw:layer="layout" svg:x1="12.136cm" svg:y1="24.644cm" svg:x2="12.136cm" svg:y2="25.208cm">
          <text:p/>
        </draw:line>
        <draw:line draw:style-name="gr454" draw:text-style-name="P28" draw:layer="layout" svg:x1="18.158cm" svg:y1="26.031cm" svg:x2="12.516cm" svg:y2="25.987cm">
          <text:p/>
        </draw:line>
        <draw:line draw:style-name="gr455" draw:text-style-name="P28" draw:layer="layout" svg:x1="18.158cm" svg:y1="25.987cm" svg:x2="18.158cm" svg:y2="10.281cm">
          <text:p/>
        </draw:line>
        <draw:line draw:style-name="gr456" draw:text-style-name="P28" draw:layer="layout" svg:x1="11.565cm" svg:y1="10.311cm" svg:x2="18.158cm" svg:y2="10.281cm">
          <text:p/>
        </draw:line>
        <draw:frame draw:style-name="gr376" draw:text-style-name="P30" draw:layer="layout" svg:width="1.882cm" svg:height="0.882cm" svg:x="11.124cm" svg:y="9.52cm">
          <draw:text-box>
            <text:p text:style-name="P29"><text:span text:style-name="T4">W</text:span></text:p>
          </draw:text-box>
        </draw:frame>
        <draw:frame draw:style-name="gr376" draw:text-style-name="P30" draw:layer="layout" svg:width="1.882cm" svg:height="0.882cm" svg:x="10.75cm" svg:y="9.15cm">
          <draw:text-box>
            <text:p text:style-name="P29"><text:span text:style-name="T4">R</text:span></text:p>
          </draw:text-box>
        </draw:frame>
        <draw:line draw:style-name="gr82" draw:text-style-name="P3" draw:layer="layout" svg:x1="11.136cm" svg:y1="10.033cm" svg:x2="11.113cm" svg:y2="8.466cm">
          <text:p/>
        </draw:line>
        <draw:line draw:style-name="gr457" draw:text-style-name="P28" draw:layer="layout" svg:x1="11.38cm" svg:y1="11.032cm" svg:x2="11.38cm" svg:y2="11.621cm">
          <text:p/>
        </draw:line>
        <draw:line draw:style-name="gr458" draw:text-style-name="P28" draw:layer="layout" svg:x1="16.191cm" svg:y1="20.176cm" svg:x2="17.791cm" svg:y2="20.146cm">
          <text:p/>
        </draw:line>
        <draw:line draw:style-name="gr459" draw:text-style-name="P28" draw:layer="layout" svg:x1="17.769cm" svg:y1="3.568cm" svg:x2="17.791cm" svg:y2="20.146cm">
          <text:p/>
        </draw:line>
        <draw:line draw:style-name="gr460" draw:text-style-name="P28" draw:layer="layout" svg:x1="17.769cm" svg:y1="3.568cm" svg:x2="8.357cm" svg:y2="3.659cm">
          <text:p/>
        </draw:line>
        <draw:frame draw:style-name="gr376" draw:text-style-name="P30" draw:layer="layout" svg:width="1.882cm" svg:height="0.882cm" svg:x="4.207cm" svg:y="3.241cm">
          <draw:text-box>
            <text:p text:style-name="P29"><text:span text:style-name="T4">PC + 4</text:span></text:p>
          </draw:text-box>
        </draw:frame>
        <draw:line draw:style-name="gr82" draw:text-style-name="P3" draw:layer="layout" svg:x1="5.871cm" svg:y1="3.659cm" svg:x2="6.447cm" svg:y2="3.659cm">
          <text:p/>
        </draw:line>
        <draw:frame draw:style-name="gr461" draw:text-style-name="P32" draw:layer="layout" svg:width="2.911cm" svg:height="0.882cm" svg:x="-6.912cm" svg:y="29.369cm">
          <draw:text-box>
            <text:p text:style-name="P29"><text:span text:style-name="T19">Front end</text:span></text:p>
          </draw:text-box>
        </draw:frame>
        <draw:frame draw:style-name="gr361" draw:text-style-name="P32" draw:layer="layout" svg:width="2.445cm" svg:height="0.882cm" svg:x="-3.11cm" svg:y="29.404cm">
          <draw:text-box>
            <text:p text:style-name="P29"><text:span text:style-name="T19">Decode</text:span></text:p>
          </draw:text-box>
        </draw:frame>
        <draw:frame draw:style-name="gr362" draw:text-style-name="P32" draw:layer="layout" svg:width="2.852cm" svg:height="0.882cm" svg:x="0.79cm" svg:y="29.404cm">
          <draw:text-box>
            <text:p text:style-name="P29"><text:span text:style-name="T19">Execute</text:span></text:p>
          </draw:text-box>
        </draw:frame>
        <draw:frame draw:style-name="gr362" draw:text-style-name="P32" draw:layer="layout" svg:width="2.852cm" svg:height="0.882cm" svg:x="4.801cm" svg:y="29.389cm">
          <draw:text-box>
            <text:p text:style-name="P29"><text:span text:style-name="T19">Memory</text:span></text:p>
          </draw:text-box>
        </draw:frame>
        <draw:frame draw:style-name="gr449" draw:text-style-name="P32" draw:layer="layout" svg:width="3.004cm" svg:height="0.882cm" svg:x="8.758cm" svg:y="29.4cm">
          <draw:text-box>
            <text:p text:style-name="P29"><text:span text:style-name="T19">Writeback</text:span></text:p>
          </draw:text-box>
        </draw:frame>
        <draw:line draw:style-name="gr15" draw:text-style-name="P3" draw:layer="layout" svg:x1="8.19cm" svg:y1="30.286cm" svg:x2="8.19cm" svg:y2="34.442cm">
          <text:p/>
        </draw:line>
        <draw:line draw:style-name="gr15" draw:text-style-name="P3" draw:layer="layout" svg:x1="4.19cm" svg:y1="30.286cm" svg:x2="4.19cm" svg:y2="34.442cm">
          <text:p/>
        </draw:line>
        <draw:line draw:style-name="gr15" draw:text-style-name="P3" draw:layer="layout" svg:x1="0.19cm" svg:y1="30.286cm" svg:x2="0.19cm" svg:y2="34.442cm">
          <text:p/>
        </draw:line>
        <draw:line draw:style-name="gr15" draw:text-style-name="P3" draw:layer="layout" svg:x1="36.67cm" svg:y1="8.143cm" svg:x2="26.658cm" svg:y2="8.143cm">
          <text:p/>
        </draw:line>
        <draw:frame draw:style-name="gr433" draw:text-style-name="P32" draw:layer="layout" svg:width="1.912cm" svg:height="0.882cm" svg:x="22.89cm" svg:y="9.719cm">
          <draw:text-box>
            <text:p text:style-name="P29"><text:span text:style-name="T19">Fetch</text:span></text:p>
          </draw:text-box>
        </draw:frame>
        <draw:frame draw:style-name="gr351" draw:text-style-name="P32" draw:layer="layout" svg:width="2.602cm" svg:height="0.882cm" svg:x="22.483cm" svg:y="5.132cm">
          <draw:text-box>
            <text:p text:style-name="P29"><text:span text:style-name="T19">Prefetch</text:span></text:p>
          </draw:text-box>
        </draw:frame>
        <draw:g>
          <draw:g>
            <draw:rect draw:style-name="gr2" draw:text-style-name="P3" draw:layer="layout" svg:width="1cm" svg:height="1.747cm" draw:transform="rotate (-1.57079632679579) translate (29.06cm 7.572cm)">
              <text:p/>
            </draw:rect>
            <draw:custom-shape draw:style-name="gr41" draw:text-style-name="P13" draw:layer="layout" svg:width="-0.3cm" svg:height="-0.3cm" svg:x="27.863cm" svg:y="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30" draw:layer="layout" svg:width="1.882cm" svg:height="0.882cm" svg:x="27.213cm" svg:y="6.79cm">
          <draw:text-box>
            <text:p text:style-name="P29"><text:span text:style-name="T4">PC</text:span></text:p>
          </draw:text-box>
        </draw:frame>
        <draw:line draw:style-name="gr82" draw:text-style-name="P3" draw:layer="layout" svg:x1="26.123cm" svg:y1="9.007cm" svg:x2="28.609cm" svg:y2="9.007cm">
          <text:p/>
        </draw:line>
        <draw:line draw:style-name="gr15" draw:text-style-name="P3" draw:layer="layout" svg:x1="37.832cm" svg:y1="11.172cm" svg:x2="26.561cm" svg:y2="11.172cm">
          <text:p/>
        </draw:line>
        <draw:frame draw:style-name="gr361" draw:text-style-name="P32" draw:layer="layout" svg:width="2.445cm" svg:height="0.882cm" svg:x="22.637cm" svg:y="12.957cm">
          <draw:text-box>
            <text:p text:style-name="P29"><text:span text:style-name="T19">Decode</text:span></text:p>
          </draw:text-box>
        </draw:frame>
        <draw:g>
          <draw:g>
            <draw:rect draw:style-name="gr2" draw:text-style-name="P3" draw:layer="layout" svg:width="1cm" svg:height="1.747cm" draw:transform="rotate (-1.57079632679579) translate (29.019cm 10.574cm)">
              <text:p/>
            </draw:rect>
            <draw:custom-shape draw:style-name="gr41" draw:text-style-name="P13" draw:layer="layout" svg:width="-0.3cm" svg:height="-0.3cm" svg:x="27.822cm" svg:y="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2" draw:text-style-name="P3" draw:layer="layout" svg:x1="28.632cm" svg:y1="10.574cm" svg:x2="28.609cm" svg:y2="9.007cm">
          <text:p/>
        </draw:line>
        <draw:frame draw:style-name="gr435" draw:text-style-name="P30" draw:layer="layout" svg:width="2.437cm" svg:height="0.882cm" svg:x="26.195cm" svg:y="9.692cm">
          <draw:text-box>
            <text:p text:style-name="P29"><text:span text:style-name="T4">instruction</text:span></text:p>
          </draw:text-box>
        </draw:frame>
        <draw:line draw:style-name="gr15" draw:text-style-name="P3" draw:layer="layout" svg:x1="38.123cm" svg:y1="14.838cm" svg:x2="26.423cm" svg:y2="14.838cm">
          <text:p/>
        </draw:line>
        <draw:g>
          <draw:g>
            <draw:rect draw:style-name="gr2" draw:text-style-name="P3" draw:layer="layout" svg:width="1cm" svg:height="1.747cm" draw:transform="rotate (-1.57079632679579) translate (28.929cm 14.261cm)">
              <text:p/>
            </draw:rect>
            <draw:custom-shape draw:style-name="gr41" draw:text-style-name="P13" draw:layer="layout" svg:width="-0.3cm" svg:height="-0.3cm" svg:x="27.732cm" svg:y="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30" draw:layer="layout" svg:width="1.882cm" svg:height="0.882cm" svg:x="26.382cm" svg:y="13.379cm">
          <draw:text-box>
            <text:p text:style-name="P29"><text:span text:style-name="T4">orders</text:span></text:p>
          </draw:text-box>
        </draw:frame>
        <draw:line draw:style-name="gr82" draw:text-style-name="P3" draw:layer="layout" svg:x1="28.633cm" svg:y1="12.303cm" svg:x2="28.61cm" svg:y2="11.574cm">
          <text:p/>
        </draw:line>
        <draw:custom-shape draw:style-name="gr32" draw:text-style-name="P57" draw:layer="layout" svg:width="1.91cm" svg:height="1.285cm" svg:x="27.685cm" svg:y="12.094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28.611cm" svg:y1="14.261cm" svg:x2="28.611cm" svg:y2="13.379cm">
          <text:p/>
        </draw:line>
        <draw:g>
          <draw:g>
            <draw:rect draw:style-name="gr2" draw:text-style-name="P3" draw:layer="layout" svg:width="1cm" svg:height="1.747cm" draw:transform="rotate (-1.57079632679579) translate (33.217cm 14.316cm)">
              <text:p/>
            </draw:rect>
            <draw:custom-shape draw:style-name="gr41" draw:text-style-name="P13" draw:layer="layout" svg:width="-0.3cm" svg:height="-0.3cm" svg:x="32.0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62" draw:text-style-name="P28" draw:layer="layout" svg:x1="32.723cm" svg:y1="13.959cm" svg:x2="32.723cm" svg:y2="14.316cm">
          <text:p/>
        </draw:line>
        <draw:frame draw:style-name="gr376" draw:text-style-name="P30" draw:layer="layout" svg:width="1.882cm" svg:height="0.882cm" svg:x="30.138cm" svg:y="13.434cm">
          <draw:text-box>
            <text:p text:style-name="P29"><text:span text:style-name="T4">SRC1</text:span></text:p>
          </draw:text-box>
        </draw:frame>
        <draw:g>
          <draw:g>
            <draw:rect draw:style-name="gr2" draw:text-style-name="P3" draw:layer="layout" svg:width="1cm" svg:height="1.747cm" draw:transform="rotate (-1.57079632679579) translate (36.317cm 14.316cm)">
              <text:p/>
            </draw:rect>
            <draw:custom-shape draw:style-name="gr41" draw:text-style-name="P13" draw:layer="layout" svg:width="-0.3cm" svg:height="-0.3cm" svg:x="35.1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63" draw:text-style-name="P28" draw:layer="layout" svg:x1="35.823cm" svg:y1="13.959cm" svg:x2="35.823cm" svg:y2="14.316cm">
          <text:p/>
        </draw:line>
        <draw:frame draw:style-name="gr376" draw:text-style-name="P30" draw:layer="layout" svg:width="1.882cm" svg:height="0.882cm" svg:x="33.238cm" svg:y="13.434cm">
          <draw:text-box>
            <text:p text:style-name="P29"><text:span text:style-name="T4">SRC2</text:span></text:p>
          </draw:text-box>
        </draw:frame>
        <draw:line draw:style-name="gr15" draw:text-style-name="P3" draw:layer="layout" svg:x1="38.123cm" svg:y1="18.745cm" svg:x2="26.423cm" svg:y2="18.745cm">
          <text:p/>
        </draw:line>
        <draw:frame draw:style-name="gr446" draw:text-style-name="P32" draw:layer="layout" svg:width="2.856cm" svg:height="0.882cm" svg:x="22.381cm" svg:y="16.382cm">
          <draw:text-box>
            <text:p text:style-name="P29"><text:span text:style-name="T19">Execute0</text:span></text:p>
          </draw:text-box>
        </draw:frame>
        <draw:custom-shape draw:style-name="gr32" draw:text-style-name="P57" draw:layer="layout" svg:width="1.91cm" svg:height="1.285cm" draw:transform="rotate (0.0160570291183448) translate (33.2cm 16.012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4" draw:text-style-name="P28" draw:layer="layout" svg:x1="32.723cm" svg:y1="15.316cm" svg:x2="33.456cm" svg:y2="16.193cm">
          <text:p/>
        </draw:line>
        <draw:line draw:style-name="gr465" draw:text-style-name="P28" draw:layer="layout" svg:x1="35.831cm" svg:y1="15.316cm" svg:x2="35.016cm" svg:y2="16.193cm">
          <text:p/>
        </draw:line>
        <draw:line draw:style-name="gr82" draw:text-style-name="P3" draw:layer="layout" svg:x1="28.646cm" svg:y1="16.143cm" svg:x2="28.646cm" svg:y2="15.261cm">
          <text:p/>
        </draw:line>
        <draw:line draw:style-name="gr82" draw:text-style-name="P3" draw:layer="layout" svg:x1="28.655cm" svg:y1="18.745cm" svg:x2="28.646cm" svg:y2="15.261cm">
          <text:p/>
        </draw:line>
        <draw:line draw:style-name="gr82" draw:text-style-name="P3" draw:layer="layout" svg:x1="28.646cm" svg:y1="16.143cm" svg:x2="29.602cm" svg:y2="16.124cm">
          <text:p/>
        </draw:line>
        <draw:g>
          <draw:g>
            <draw:rect draw:style-name="gr2" draw:text-style-name="P3" draw:layer="layout" svg:width="1cm" svg:height="1.747cm" draw:transform="rotate (-1.57079632679579) translate (28.951cm 18.205cm)">
              <text:p/>
            </draw:rect>
            <draw:custom-shape draw:style-name="gr41" draw:text-style-name="P13" draw:layer="layout" svg:width="-0.3cm" svg:height="-0.3cm" svg:x="27.754cm" svg:y="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30" draw:layer="layout" svg:width="1.882cm" svg:height="0.882cm" svg:x="26.404cm" svg:y="17.323cm">
          <draw:text-box>
            <text:p text:style-name="P29"><text:span text:style-name="T4">orders</text:span></text:p>
          </draw:text-box>
        </draw:frame>
        <draw:line draw:style-name="gr82" draw:text-style-name="P3" draw:layer="layout" svg:x1="34.197cm" svg:y1="18.745cm" svg:x2="34.188cm" svg:y2="17.297cm">
          <text:p/>
        </draw:line>
        <draw:g>
          <draw:g>
            <draw:rect draw:style-name="gr2" draw:text-style-name="P3" draw:layer="layout" svg:width="1cm" svg:height="1.747cm" draw:transform="rotate (-1.57079632679579) translate (34.632cm 18.179cm)">
              <text:p/>
            </draw:rect>
            <draw:custom-shape draw:style-name="gr41" draw:text-style-name="P13" draw:layer="layout" svg:width="-0.3cm" svg:height="-0.3cm" svg:x="33.435cm" svg:y="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30" draw:layer="layout" svg:width="1.882cm" svg:height="0.882cm" svg:x="31.553cm" svg:y="17.297cm">
          <draw:text-box>
            <text:p text:style-name="P29"><text:span text:style-name="T4">result</text:span></text:p>
          </draw:text-box>
        </draw:frame>
        <draw:g>
          <draw:rect draw:style-name="gr17" draw:text-style-name="P3" draw:layer="layout" svg:width="0.5cm" svg:height="0.5cm" svg:x="31.394cm" svg:y="16.73cm">
            <text:p/>
          </draw:rect>
          <draw:frame draw:style-name="gr189" draw:text-style-name="P5" draw:layer="layout" svg:width="3.194cm" svg:height="0.725cm" svg:x="28.286cm" svg:y="16.598cm">
            <draw:text-box>
              <text:p text:style-name="P4"><text:span text:style-name="T3">dCmd</text:span></text:p>
            </draw:text-box>
          </draw:frame>
        </draw:g>
        <draw:line draw:style-name="gr82" draw:text-style-name="P3" draw:layer="layout" svg:x1="31.894cm" svg:y1="16.93cm" svg:x2="33.2cm" svg:y2="16.95cm">
          <text:p/>
        </draw:line>
        <draw:line draw:style-name="gr15" draw:text-style-name="P3" draw:layer="layout" svg:x1="38.133cm" svg:y1="22.646cm" svg:x2="26.433cm" svg:y2="22.646cm">
          <text:p/>
        </draw:line>
        <draw:line draw:style-name="gr82" draw:text-style-name="P3" draw:layer="layout" svg:x1="28.665cm" svg:y1="22.646cm" svg:x2="28.656cm" svg:y2="19.162cm">
          <text:p/>
        </draw:line>
        <draw:line draw:style-name="gr82" draw:text-style-name="P3" draw:layer="layout" svg:x1="28.656cm" svg:y1="20.044cm" svg:x2="29.612cm" svg:y2="20.025cm">
          <text:p/>
        </draw:line>
        <draw:frame draw:style-name="gr376" draw:text-style-name="P30" draw:layer="layout" svg:width="1.882cm" svg:height="0.882cm" svg:x="26.414cm" svg:y="21.224cm">
          <draw:text-box>
            <text:p text:style-name="P29"><text:span text:style-name="T4">orders</text:span></text:p>
          </draw:text-box>
        </draw:frame>
        <draw:g>
          <draw:g>
            <draw:rect draw:style-name="gr2" draw:text-style-name="P3" draw:layer="layout" svg:width="1cm" svg:height="1.747cm" draw:transform="rotate (-1.57079632679579) translate (34.642cm 22.08cm)">
              <text:p/>
            </draw:rect>
            <draw:custom-shape draw:style-name="gr41" draw:text-style-name="P13" draw:layer="layout" svg:width="-0.3cm" svg:height="-0.3cm" svg:x="33.445cm" svg:y="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30" draw:layer="layout" svg:width="1.882cm" svg:height="0.882cm" svg:x="31.563cm" svg:y="21.198cm">
          <draw:text-box>
            <text:p text:style-name="P29"><text:span text:style-name="T4">result</text:span></text:p>
          </draw:text-box>
        </draw:frame>
        <draw:g>
          <draw:g>
            <draw:rect draw:style-name="gr2" draw:text-style-name="P3" draw:layer="layout" svg:width="1cm" svg:height="1.747cm" draw:transform="rotate (-1.57079632679579) translate (29.124cm 22.106cm)">
              <text:p/>
            </draw:rect>
            <draw:custom-shape draw:style-name="gr41" draw:text-style-name="P13" draw:layer="layout" svg:width="-0.3cm" svg:height="-0.3cm" svg:x="27.927cm" svg:y="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46" draw:text-style-name="P32" draw:layer="layout" svg:width="2.856cm" svg:height="0.882cm" svg:x="22.484cm" svg:y="20.099cm">
          <draw:text-box>
            <text:p text:style-name="P29"><text:span text:style-name="T19">Execute1</text:span></text:p>
          </draw:text-box>
        </draw:frame>
        <draw:frame draw:style-name="gr449" draw:text-style-name="P32" draw:layer="layout" svg:width="3.004cm" svg:height="0.882cm" svg:x="22.28cm" svg:y="23.59cm">
          <draw:text-box>
            <text:p text:style-name="P29"><text:span text:style-name="T19">Writeback</text:span></text:p>
          </draw:text-box>
        </draw:frame>
        <draw:line draw:style-name="gr82" draw:text-style-name="P3" draw:layer="layout" svg:x1="34.179cm" svg:y1="22.08cm" svg:x2="34.172cm" svg:y2="19.179cm">
          <text:p/>
        </draw:line>
        <draw:custom-shape draw:style-name="gr32" draw:text-style-name="P57" draw:layer="layout" svg:width="1.91cm" svg:height="1.285cm" draw:transform="rotate (0.0160570291183448) translate (35.541cm 20.208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28.63cm" svg:y1="23.969cm" svg:x2="28.621cm" svg:y2="23.106cm">
          <text:p/>
        </draw:line>
        <draw:line draw:style-name="gr466" draw:text-style-name="P28" draw:layer="layout" svg:x1="34.153cm" svg:y1="23.08cm" svg:x2="34.153cm" svg:y2="25.809cm">
          <text:p/>
        </draw:line>
        <draw:line draw:style-name="gr467" draw:text-style-name="P28" draw:layer="layout" svg:x1="39.438cm" svg:y1="26.598cm" svg:x2="39.438cm" svg:y2="10.892cm">
          <text:p/>
        </draw:line>
        <draw:line draw:style-name="gr468" draw:text-style-name="P28" draw:layer="layout" svg:x1="37.471cm" svg:y1="20.787cm" svg:x2="39.071cm" svg:y2="20.757cm">
          <text:p/>
        </draw:line>
        <draw:g>
          <draw:rect draw:style-name="gr2" draw:text-style-name="P3" draw:layer="layout" svg:width="1cm" svg:height="2cm" svg:x="-0.282cm" svg:y="31.293cm">
            <text:p/>
          </draw:rect>
          <draw:custom-shape draw:style-name="gr41" draw:text-style-name="P13" draw:layer="layout" svg:width="0.5cm" svg:height="0.5cm" draw:transform="rotate (-1.5707963267957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30" draw:layer="layout" svg:width="1.882cm" svg:height="0.882cm" svg:x="-0.742cm" svg:y="31.224cm">
          <draw:text-box>
            <text:p text:style-name="P29"><text:span text:style-name="T4">PC</text:span></text:p>
          </draw:text-box>
        </draw:frame>
        <draw:g>
          <draw:rect draw:style-name="gr2" draw:text-style-name="P3" draw:layer="layout" svg:width="1cm" svg:height="2cm" svg:x="3.669cm" svg:y="31.35cm">
            <text:p/>
          </draw:rect>
          <draw:custom-shape draw:style-name="gr41" draw:text-style-name="P13" draw:layer="layout" svg:width="0.5cm" svg:height="0.5cm" draw:transform="rotate (-1.5707963267957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30" draw:layer="layout" svg:width="1.882cm" svg:height="0.882cm" svg:x="3.209cm" svg:y="31.281cm">
          <draw:text-box>
            <text:p text:style-name="P29"><text:span text:style-name="T4">PC</text:span></text:p>
          </draw:text-box>
        </draw:frame>
        <draw:g>
          <draw:rect draw:style-name="gr2" draw:text-style-name="P3" draw:layer="layout" svg:width="1cm" svg:height="2cm" svg:x="7.676cm" svg:y="31.406cm">
            <text:p/>
          </draw:rect>
          <draw:custom-shape draw:style-name="gr41" draw:text-style-name="P13" draw:layer="layout" svg:width="0.5cm" svg:height="0.5cm" draw:transform="rotate (-1.5707963267957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30" draw:layer="layout" svg:width="1.882cm" svg:height="0.882cm" svg:x="7.216cm" svg:y="31.337cm">
          <draw:text-box>
            <text:p text:style-name="P29"><text:span text:style-name="T4">PC</text:span></text:p>
          </draw:text-box>
        </draw:frame>
        <draw:frame draw:style-name="gr433" draw:text-style-name="P32" draw:layer="layout" svg:width="1.912cm" svg:height="0.882cm" svg:x="-6.414cm" svg:y="35.141cm">
          <draw:text-box>
            <text:p text:style-name="P29"><text:span text:style-name="T19">Fetch</text:span></text:p>
          </draw:text-box>
        </draw:frame>
        <draw:frame draw:style-name="gr361" draw:text-style-name="P32" draw:layer="layout" svg:width="2.445cm" svg:height="0.882cm" svg:x="-3.11cm" svg:y="35.176cm">
          <draw:text-box>
            <text:p text:style-name="P29"><text:span text:style-name="T19">Decode</text:span></text:p>
          </draw:text-box>
        </draw:frame>
        <draw:frame draw:style-name="gr362" draw:text-style-name="P32" draw:layer="layout" svg:width="2.852cm" svg:height="0.882cm" svg:x="0.79cm" svg:y="35.176cm">
          <draw:text-box>
            <text:p text:style-name="P29"><text:span text:style-name="T19">Execute</text:span></text:p>
          </draw:text-box>
        </draw:frame>
        <draw:frame draw:style-name="gr362" draw:text-style-name="P32" draw:layer="layout" svg:width="2.852cm" svg:height="0.882cm" svg:x="4.801cm" svg:y="35.161cm">
          <draw:text-box>
            <text:p text:style-name="P29"><text:span text:style-name="T19">Memory</text:span></text:p>
          </draw:text-box>
        </draw:frame>
        <draw:frame draw:style-name="gr449" draw:text-style-name="P32" draw:layer="layout" svg:width="3.004cm" svg:height="0.882cm" svg:x="8.758cm" svg:y="35.172cm">
          <draw:text-box>
            <text:p text:style-name="P29"><text:span text:style-name="T19">Writeback</text:span></text:p>
          </draw:text-box>
        </draw:frame>
        <draw:line draw:style-name="gr15" draw:text-style-name="P3" draw:layer="layout" svg:x1="8.19cm" svg:y1="36.058cm" svg:x2="8.19cm" svg:y2="41.784cm">
          <text:p/>
        </draw:line>
        <draw:line draw:style-name="gr15" draw:text-style-name="P3" draw:layer="layout" svg:x1="4.19cm" svg:y1="36.058cm" svg:x2="4.19cm" svg:y2="41.506cm">
          <text:p/>
        </draw:line>
        <draw:line draw:style-name="gr15" draw:text-style-name="P3" draw:layer="layout" svg:x1="0.19cm" svg:y1="36.058cm" svg:x2="0.19cm" svg:y2="41.306cm">
          <text:p/>
        </draw:line>
        <draw:line draw:style-name="gr15" draw:text-style-name="P3" draw:layer="layout" svg:x1="-3.81cm" svg:y1="36.058cm" svg:x2="-3.81cm" svg:y2="41.306cm">
          <text:p/>
        </draw:line>
        <draw:custom-shape draw:style-name="gr32" draw:text-style-name="P57" draw:layer="layout" svg:width="2.508cm" svg:height="1.68cm" draw:transform="skewX (0.000523598775598204) rotate (0.0160570291183448) translate (0.927cm 36.547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508cm" svg:height="1.681cm" draw:transform="rotate (0.0160570291183448) translate (0.967cm 38.598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508cm" svg:height="1.68cm" draw:transform="skewX (0.000523598775598204) rotate (0.0160570291183448) translate (7.095cm 36.586cm)">
          <text:p text:style-name="P1"><text:span text:style-name="T53">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4.193cm" svg:height="2.808cm" draw:transform="skewX (0.000349065850398797) rotate (0.0160570291183448) translate (4.849cm 38.976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508cm" svg:height="1.681cm" draw:transform="rotate (0.0160570291183448) translate (-6.809cm 36.275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508cm" svg:height="1.681cm" draw:transform="rotate (0.0160570291183448) translate (-4.981cm 37.921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508cm" svg:height="1.681cm" draw:transform="rotate (0.0160570291183448) translate (-3.11cm 36.098cm)">
          <text:p text:style-name="P1"><text:span text:style-name="T53">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508cm" svg:height="1.681cm" draw:transform="rotate (0.0160570291183448) translate (-2.82cm 38.99cm)">
          <text:p text:style-name="P1"><text:span text:style-name="T53">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936cm" svg:height="1.966cm" draw:transform="skewX (0.000523598775598202) rotate (0.0160570291183448) translate (9.729cm 37.284cm)">
          <text:p text:style-name="P1"><text:span text:style-name="T53">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3.172cm" svg:height="2.125cm" draw:transform="skewX (0.000523598775598202) rotate (0.0160570291183448) translate (9.44cm 39.502cm)">
          <text:p text:style-name="P1"><text:span text:style-name="T53">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508cm" svg:height="1.681cm" draw:transform="rotate (0.0160570291183448) translate (-6.741cm 39.642cm)">
          <text:p text:style-name="P1"><text:span text:style-name="T53">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3.31cm" svg:y1="31.686cm" svg:x2="-0.31cm" svg:y2="31.686cm">
          <text:p/>
        </draw:line>
        <draw:line draw:style-name="gr82" draw:text-style-name="P3" draw:layer="layout" svg:x1="0.69cm" svg:y1="31.686cm" svg:x2="3.69cm" svg:y2="31.686cm">
          <text:p/>
        </draw:line>
        <draw:line draw:style-name="gr82" draw:text-style-name="P3" draw:layer="layout" svg:x1="4.69cm" svg:y1="31.686cm" svg:x2="7.69cm" svg:y2="31.686cm">
          <text:p/>
        </draw:line>
        <draw:line draw:style-name="gr82" draw:text-style-name="P3" draw:layer="layout" svg:x1="8.69cm" svg:y1="31.686cm" svg:x2="9.198cm" svg:y2="31.686cm">
          <text:p/>
        </draw:line>
        <draw:frame draw:style-name="gr433" draw:text-style-name="P30" draw:layer="layout" svg:width="1.912cm" svg:height="0.882cm" svg:x="-4.99cm" svg:y="31.259cm">
          <draw:text-box>
            <text:p text:style-name="P29"><text:span text:style-name="T4">X</text:span></text:p>
          </draw:text-box>
        </draw:frame>
        <draw:custom-shape draw:style-name="gr32" draw:text-style-name="P57" draw:layer="layout" svg:width="2.936cm" svg:height="1.966cm" draw:transform="skewX (0.000523598775598202) rotate (0.0160570291183448) translate (8.994cm 30.431cm)">
          <text:p text:style-name="P1"><text:span text:style-name="T53">EXCEPTION</text:span></text:p>
          <text:p text:style-name="P1"><text:span text:style-name="T53"/></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33" draw:text-style-name="P30" draw:layer="layout" svg:width="1.912cm" svg:height="0.882cm" svg:x="8.698cm" svg:y="31.237cm">
          <draw:text-box>
            <text:p text:style-name="P29"><text:span text:style-name="T4">Y</text:span></text:p>
          </draw:text-box>
        </draw:frame>
        <draw:frame draw:style-name="gr461" draw:text-style-name="P32" draw:layer="layout" svg:width="2.911cm" svg:height="0.882cm" svg:x="-6.938cm" svg:y="43.099cm">
          <draw:text-box>
            <text:p text:style-name="P29"><text:span text:style-name="T19">Front end</text:span></text:p>
          </draw:text-box>
        </draw:frame>
        <draw:frame draw:style-name="gr361" draw:text-style-name="P32" draw:layer="layout" svg:width="2.445cm" svg:height="0.882cm" svg:x="-3.136cm" svg:y="43.134cm">
          <draw:text-box>
            <text:p text:style-name="P29"><text:span text:style-name="T19">Decode</text:span></text:p>
          </draw:text-box>
        </draw:frame>
        <draw:frame draw:style-name="gr362" draw:text-style-name="P32" draw:layer="layout" svg:width="2.852cm" svg:height="0.882cm" svg:x="0.764cm" svg:y="43.134cm">
          <draw:text-box>
            <text:p text:style-name="P29"><text:span text:style-name="T19">Execute</text:span></text:p>
          </draw:text-box>
        </draw:frame>
        <draw:frame draw:style-name="gr362" draw:text-style-name="P32" draw:layer="layout" svg:width="2.852cm" svg:height="0.882cm" svg:x="4.775cm" svg:y="43.119cm">
          <draw:text-box>
            <text:p text:style-name="P29"><text:span text:style-name="T19">Memory</text:span></text:p>
          </draw:text-box>
        </draw:frame>
        <draw:frame draw:style-name="gr449" draw:text-style-name="P32" draw:layer="layout" svg:width="3.004cm" svg:height="0.882cm" svg:x="8.732cm" svg:y="43.13cm">
          <draw:text-box>
            <text:p text:style-name="P29"><text:span text:style-name="T19">Writeback</text:span></text:p>
          </draw:text-box>
        </draw:frame>
        <draw:line draw:style-name="gr15" draw:text-style-name="P3" draw:layer="layout" svg:x1="8.164cm" svg:y1="44.016cm" svg:x2="8.164cm" svg:y2="47.317cm">
          <text:p/>
        </draw:line>
        <draw:line draw:style-name="gr15" draw:text-style-name="P3" draw:layer="layout" svg:x1="4.164cm" svg:y1="44.016cm" svg:x2="4.164cm" svg:y2="47.157cm">
          <text:p/>
        </draw:line>
        <draw:line draw:style-name="gr15" draw:text-style-name="P3" draw:layer="layout" svg:x1="0.164cm" svg:y1="44.016cm" svg:x2="0.164cm" svg:y2="46.774cm">
          <text:p/>
        </draw:line>
        <draw:line draw:style-name="gr15" draw:text-style-name="P3" draw:layer="layout" svg:x1="-3.836cm" svg:y1="44.016cm" svg:x2="-3.836cm" svg:y2="46.454cm">
          <text:p/>
        </draw:line>
        <draw:custom-shape draw:style-name="gr32" draw:text-style-name="P57" draw:layer="layout" svg:width="2.508cm" svg:height="1.681cm" draw:transform="rotate (0.0160570291183448) translate (1.082cm 44.656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508cm" svg:height="1.681cm" draw:transform="rotate (0.0160570291183448) translate (-6.035cm 44.885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936cm" svg:height="1.966cm" draw:transform="skewX (0.000523598775598202) rotate (0.0160570291183448) translate (8.732cm 44.56cm)">
          <text:p text:style-name="P1"><text:span text:style-name="T53">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2.337cm" svg:y1="47.437cm" svg:x2="2.337cm" svg:y2="46.337cm">
          <text:p/>
        </draw:line>
        <draw:line draw:style-name="gr82" draw:text-style-name="P3" draw:layer="layout" svg:x1="-1.7cm" svg:y1="47.2cm" svg:x2="-4.8cm" svg:y2="47.2cm">
          <text:p/>
        </draw:line>
        <draw:line draw:style-name="gr469" draw:text-style-name="P3" draw:layer="layout" svg:x1="-4.81cm" svg:y1="46.436cm" svg:x2="-4.8cm" svg:y2="47.2cm">
          <text:p/>
        </draw:line>
        <draw:line draw:style-name="gr82" draw:text-style-name="P3" draw:layer="layout" svg:x1="2.337cm" svg:y1="47.437cm" svg:x2="-5.3cm" svg:y2="47.5cm">
          <text:p/>
        </draw:line>
        <draw:line draw:style-name="gr469" draw:text-style-name="P3" draw:layer="layout" svg:x1="-5.299cm" svg:y1="46.356cm" svg:x2="-5.299cm" svg:y2="47.456cm">
          <text:p/>
        </draw:line>
        <draw:line draw:style-name="gr82" draw:text-style-name="P3" draw:layer="layout" svg:x1="10.19cm" svg:y1="47.786cm" svg:x2="-5.8cm" svg:y2="47.8cm">
          <text:p/>
        </draw:line>
        <draw:line draw:style-name="gr469" draw:text-style-name="P3" draw:layer="layout" svg:x1="-5.788cm" svg:y1="46.276cm" svg:x2="-5.81cm" svg:y2="47.786cm">
          <text:p/>
        </draw:line>
        <draw:custom-shape draw:style-name="gr32" draw:text-style-name="P57" draw:layer="layout" svg:width="2.863cm" svg:height="1.918cm" draw:transform="rotate (0.0160570291183448) translate (-3.12cm 44.635cm)">
          <text:p text:style-name="P1"><text:span text:style-name="T53">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1.7cm" svg:y1="47.2cm" svg:x2="-1.718cm" svg:y2="46.553cm">
          <text:p/>
        </draw:line>
        <draw:line draw:style-name="gr82" draw:text-style-name="P3" draw:layer="layout" svg:x1="10.19cm" svg:y1="47.786cm" svg:x2="10.203cm" svg:y2="46.526cm">
          <text:p/>
        </draw:line>
        <draw:frame draw:style-name="gr470" draw:text-style-name="P30" draw:layer="layout" svg:width="3.131cm" svg:height="0.882cm" svg:x="7.201cm" svg:y="47.014cm">
          <draw:text-box>
            <text:p text:style-name="P29"><text:span text:style-name="T4">Wanna jump !</text:span></text:p>
          </draw:text-box>
        </draw:frame>
        <draw:frame draw:style-name="gr470" draw:text-style-name="P30" draw:layer="layout" svg:width="3.131cm" svg:height="0.882cm" svg:x="-0.694cm" svg:y="46.684cm">
          <draw:text-box>
            <text:p text:style-name="P29"><text:span text:style-name="T4">Wanna jump !</text:span></text:p>
          </draw:text-box>
        </draw:frame>
        <draw:frame draw:style-name="gr470" draw:text-style-name="P30" draw:layer="layout" svg:width="3.131cm" svg:height="0.882cm" svg:x="-4.767cm" svg:y="46.4cm">
          <draw:text-box>
            <text:p text:style-name="P29"><text:span text:style-name="T4">Wanna jump !</text:span></text:p>
          </draw:text-box>
        </draw:frame>
        <draw:frame draw:style-name="gr433" draw:text-style-name="P32" draw:layer="layout" svg:width="1.912cm" svg:height="0.882cm" svg:x="-7.436cm" svg:y="52.238cm">
          <draw:text-box>
            <text:p text:style-name="P29"><text:span text:style-name="T19">Fetch</text:span></text:p>
          </draw:text-box>
        </draw:frame>
        <draw:frame draw:style-name="gr361" draw:text-style-name="P32" draw:layer="layout" svg:width="2.445cm" svg:height="0.882cm" svg:x="-4.132cm" svg:y="52.273cm">
          <draw:text-box>
            <text:p text:style-name="P29"><text:span text:style-name="T19">Decode</text:span></text:p>
          </draw:text-box>
        </draw:frame>
        <draw:frame draw:style-name="gr362" draw:text-style-name="P32" draw:layer="layout" svg:width="2.852cm" svg:height="0.882cm" svg:x="-0.232cm" svg:y="52.273cm">
          <draw:text-box>
            <text:p text:style-name="P29"><text:span text:style-name="T19">Execute</text:span></text:p>
          </draw:text-box>
        </draw:frame>
        <draw:frame draw:style-name="gr362" draw:text-style-name="P32" draw:layer="layout" svg:width="2.852cm" svg:height="0.882cm" svg:x="3.779cm" svg:y="52.258cm">
          <draw:text-box>
            <text:p text:style-name="P29"><text:span text:style-name="T19">Memory</text:span></text:p>
          </draw:text-box>
        </draw:frame>
        <draw:frame draw:style-name="gr449" draw:text-style-name="P32" draw:layer="layout" svg:width="3.004cm" svg:height="0.882cm" svg:x="7.736cm" svg:y="52.269cm">
          <draw:text-box>
            <text:p text:style-name="P29"><text:span text:style-name="T19">Writeback</text:span></text:p>
          </draw:text-box>
        </draw:frame>
        <draw:line draw:style-name="gr15" draw:text-style-name="P3" draw:layer="layout" svg:x1="7.168cm" svg:y1="53.155cm" svg:x2="7.168cm" svg:y2="58.081cm">
          <text:p/>
        </draw:line>
        <draw:line draw:style-name="gr15" draw:text-style-name="P3" draw:layer="layout" svg:x1="3.168cm" svg:y1="53.155cm" svg:x2="3.168cm" svg:y2="57.436cm">
          <text:p/>
        </draw:line>
        <draw:line draw:style-name="gr15" draw:text-style-name="P3" draw:layer="layout" svg:x1="-0.832cm" svg:y1="53.155cm" svg:x2="-0.832cm" svg:y2="57.279cm">
          <text:p/>
        </draw:line>
        <draw:line draw:style-name="gr15" draw:text-style-name="P3" draw:layer="layout" svg:x1="-4.832cm" svg:y1="53.155cm" svg:x2="-4.832cm" svg:y2="57.279cm">
          <text:p/>
        </draw:line>
        <draw:custom-shape draw:style-name="gr32" draw:text-style-name="P57" draw:layer="layout" svg:width="2.508cm" svg:height="1.68cm" draw:transform="skewX (0.000523598775598204) rotate (0.0160570291183448) translate (-0.421cm 53.644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508cm" svg:height="1.681cm" draw:transform="rotate (0.0160570291183448) translate (0.245cm 55.695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508cm" svg:height="1.68cm" draw:transform="skewX (0.000523598775598204) rotate (0.0160570291183448) translate (6.073cm 53.383cm)">
          <text:p text:style-name="P1"><text:span text:style-name="T53">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3.816cm" svg:height="2.555cm" draw:transform="skewX (0.000349065850398799) rotate (0.0160570291183448) translate (3.901cm 55.273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71" draw:text-style-name="P3" draw:layer="layout" svg:x1="-2.81cm" svg:y1="58.536cm" svg:x2="-2.81cm" svg:y2="56.436cm">
          <text:p/>
        </draw:line>
        <draw:frame draw:style-name="gr472" draw:text-style-name="P30" draw:layer="layout" svg:width="5.057cm" svg:height="0.882cm" svg:x="1.736cm" svg:y="58.712cm">
          <draw:text-box>
            <text:p text:style-name="P29"><text:span text:style-name="T4">New instruction for you !</text:span></text:p>
          </draw:text-box>
        </draw:frame>
        <draw:custom-shape draw:style-name="gr32" draw:text-style-name="P57" draw:layer="layout" svg:width="2.508cm" svg:height="1.681cm" draw:transform="rotate (0.0160570291183448) translate (-4.132cm 54.767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73" draw:text-style-name="P3" draw:layer="layout" svg:x1="-2.809cm" svg:y1="58.536cm" svg:x2="8.44cm" svg:y2="58.536cm">
          <text:p/>
        </draw:line>
        <draw:line draw:style-name="gr473" draw:text-style-name="P3" draw:layer="layout" svg:x1="-0.114cm" svg:y1="58.536cm" svg:x2="-0.155cm" svg:y2="55.023cm">
          <text:p/>
        </draw:line>
        <draw:line draw:style-name="gr473" draw:text-style-name="P3" draw:layer="layout" svg:x1="1.406cm" svg:y1="58.536cm" svg:x2="1.406cm" svg:y2="57.436cm">
          <text:p/>
        </draw:line>
        <draw:line draw:style-name="gr473" draw:text-style-name="P3" draw:layer="layout" svg:x1="6.038cm" svg:y1="58.536cm" svg:x2="6.038cm" svg:y2="57.828cm">
          <text:p/>
        </draw:line>
        <draw:line draw:style-name="gr473" draw:text-style-name="P3" draw:layer="layout" svg:x1="8.44cm" svg:y1="58.467cm" svg:x2="8.44cm" svg:y2="54.536cm">
          <text:p/>
        </draw:line>
        <draw:frame draw:style-name="gr472" draw:text-style-name="P30" draw:layer="layout" svg:width="5.057cm" svg:height="0.882cm" svg:x="-2.117cm" svg:y="59.212cm">
          <draw:text-box>
            <text:p text:style-name="P29"><text:span text:style-name="T4">New instruction for you !</text:span></text:p>
          </draw:text-box>
        </draw:frame>
        <draw:frame draw:style-name="gr472" draw:text-style-name="P30" draw:layer="layout" svg:width="5.057cm" svg:height="0.882cm" svg:x="1.492cm" svg:y="59.794cm">
          <draw:text-box>
            <text:p text:style-name="P29"><text:span text:style-name="T4">New instruction for you !</text:span></text:p>
          </draw:text-box>
        </draw:frame>
        <draw:frame draw:style-name="gr472" draw:text-style-name="P30" draw:layer="layout" svg:width="5.057cm" svg:height="0.882cm" svg:x="-3.561cm" svg:y="59.794cm">
          <draw:text-box>
            <text:p text:style-name="P29"><text:span text:style-name="T4">New instruction for you !</text:span></text:p>
          </draw:text-box>
        </draw:frame>
        <draw:frame draw:style-name="gr472" draw:text-style-name="P30" draw:layer="layout" svg:width="5.057cm" svg:height="0.882cm" svg:x="-3.56cm" svg:y="58.712cm">
          <draw:text-box>
            <text:p text:style-name="P29"><text:span text:style-name="T4">New instruction for you !</text:span></text:p>
          </draw:text-box>
        </draw:frame>
        <draw:frame draw:style-name="gr361" draw:text-style-name="P32" draw:layer="layout" svg:width="2.445cm" svg:height="0.882cm" svg:x="21.715cm" svg:y="31.417cm">
          <draw:text-box>
            <text:p text:style-name="P29"><text:span text:style-name="T19">Decode</text:span></text:p>
          </draw:text-box>
        </draw:frame>
        <draw:frame draw:style-name="gr362" draw:text-style-name="P32" draw:layer="layout" svg:width="2.852cm" svg:height="0.882cm" svg:x="25.615cm" svg:y="31.417cm">
          <draw:text-box>
            <text:p text:style-name="P29"><text:span text:style-name="T19">Execute</text:span></text:p>
          </draw:text-box>
        </draw:frame>
        <draw:frame draw:style-name="gr362" draw:text-style-name="P32" draw:layer="layout" svg:width="2.852cm" svg:height="0.882cm" svg:x="29.626cm" svg:y="31.402cm">
          <draw:text-box>
            <text:p text:style-name="P29"><text:span text:style-name="T19">Memory</text:span></text:p>
          </draw:text-box>
        </draw:frame>
        <draw:frame draw:style-name="gr449" draw:text-style-name="P32" draw:layer="layout" svg:width="3.004cm" svg:height="0.882cm" svg:x="33.583cm" svg:y="31.413cm">
          <draw:text-box>
            <text:p text:style-name="P29"><text:span text:style-name="T19">Writeback</text:span></text:p>
          </draw:text-box>
        </draw:frame>
        <draw:line draw:style-name="gr15" draw:text-style-name="P3" draw:layer="layout" svg:x1="33.015cm" svg:y1="32.299cm" svg:x2="33.015cm" svg:y2="36.455cm">
          <text:p/>
        </draw:line>
        <draw:line draw:style-name="gr15" draw:text-style-name="P3" draw:layer="layout" svg:x1="29.015cm" svg:y1="32.299cm" svg:x2="29.015cm" svg:y2="36.455cm">
          <text:p/>
        </draw:line>
        <draw:line draw:style-name="gr15" draw:text-style-name="P3" draw:layer="layout" svg:x1="25.015cm" svg:y1="32.299cm" svg:x2="25.015cm" svg:y2="36.455cm">
          <text:p/>
        </draw:line>
        <draw:g>
          <draw:rect draw:style-name="gr2" draw:text-style-name="P3" draw:layer="layout" svg:width="1cm" svg:height="2cm" svg:x="24.543cm" svg:y="33.306cm">
            <text:p/>
          </draw:rect>
          <draw:custom-shape draw:style-name="gr41" draw:text-style-name="P13" draw:layer="layout" svg:width="0.5cm" svg:height="0.5cm" draw:transform="rotate (-1.5707963267957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30" draw:layer="layout" svg:width="1.882cm" svg:height="0.882cm" svg:x="24.083cm" svg:y="33.237cm">
          <draw:text-box>
            <text:p text:style-name="P29"><text:span text:style-name="T4">R</text:span></text:p>
          </draw:text-box>
        </draw:frame>
        <draw:g>
          <draw:rect draw:style-name="gr2" draw:text-style-name="P3" draw:layer="layout" svg:width="1cm" svg:height="2cm" svg:x="28.494cm" svg:y="33.363cm">
            <text:p/>
          </draw:rect>
          <draw:custom-shape draw:style-name="gr41" draw:text-style-name="P13" draw:layer="layout" svg:width="0.5cm" svg:height="0.5cm" draw:transform="rotate (-1.5707963267957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30" draw:layer="layout" svg:width="1.882cm" svg:height="0.882cm" svg:x="28.034cm" svg:y="33.294cm">
          <draw:text-box>
            <text:p text:style-name="P29"><text:span text:style-name="T4">W</text:span></text:p>
          </draw:text-box>
        </draw:frame>
        <draw:g>
          <draw:rect draw:style-name="gr2" draw:text-style-name="P3" draw:layer="layout" svg:width="1cm" svg:height="2cm" svg:x="32.501cm" svg:y="33.419cm">
            <text:p/>
          </draw:rect>
          <draw:custom-shape draw:style-name="gr41" draw:text-style-name="P13" draw:layer="layout" svg:width="0.5cm" svg:height="0.5cm" draw:transform="rotate (-1.5707963267957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30" draw:layer="layout" svg:width="1.882cm" svg:height="0.882cm" svg:x="32.041cm" svg:y="33.35cm">
          <draw:text-box>
            <text:p text:style-name="P29"><text:span text:style-name="T4">W</text:span></text:p>
          </draw:text-box>
        </draw:frame>
        <draw:line draw:style-name="gr82" draw:text-style-name="P3" draw:layer="layout" svg:x1="24.083cm" svg:y1="33.699cm" svg:x2="24.515cm" svg:y2="33.699cm">
          <text:p/>
        </draw:line>
        <draw:line draw:style-name="gr82" draw:text-style-name="P3" draw:layer="layout" svg:x1="29.515cm" svg:y1="33.699cm" svg:x2="32.515cm" svg:y2="33.699cm">
          <text:p/>
        </draw:line>
        <draw:frame draw:style-name="gr449" draw:text-style-name="P32" draw:layer="layout" svg:width="3.004cm" svg:height="0.882cm" svg:x="37.996cm" svg:y="31.427cm">
          <draw:text-box>
            <text:p text:style-name="P29"><text:span text:style-name="T19">regFile</text:span></text:p>
          </draw:text-box>
        </draw:frame>
        <draw:line draw:style-name="gr15" draw:text-style-name="P3" draw:layer="layout" svg:x1="37.428cm" svg:y1="32.313cm" svg:x2="37.428cm" svg:y2="36.469cm">
          <text:p/>
        </draw:line>
        <draw:g>
          <draw:rect draw:style-name="gr2" draw:text-style-name="P3" draw:layer="layout" svg:width="1cm" svg:height="2cm" svg:x="36.914cm" svg:y="33.433cm">
            <text:p/>
          </draw:rect>
          <draw:custom-shape draw:style-name="gr41" draw:text-style-name="P13" draw:layer="layout" svg:width="0.5cm" svg:height="0.5cm" draw:transform="rotate (-1.5707963267957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30" draw:layer="layout" svg:width="1.882cm" svg:height="0.882cm" svg:x="36.454cm" svg:y="33.364cm">
          <draw:text-box>
            <text:p text:style-name="P29"><text:span text:style-name="T4">W</text:span></text:p>
          </draw:text-box>
        </draw:frame>
        <draw:line draw:style-name="gr82" draw:text-style-name="P3" draw:layer="layout" svg:x1="37.928cm" svg:y1="33.713cm" svg:x2="38.564cm" svg:y2="33.713cm">
          <text:p/>
        </draw:line>
        <draw:line draw:style-name="gr82" draw:text-style-name="P3" draw:layer="layout" svg:x1="33.501cm" svg:y1="33.732cm" svg:x2="36.914cm" svg:y2="33.732cm">
          <text:p/>
        </draw:line>
        <draw:custom-shape draw:style-name="gr474" draw:text-style-name="P28" draw:layer="layout" svg:width="1.443cm" svg:height="0.421cm" draw:transform="rotate (1.5707963267946)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3.01cm" svg:y1="37.535cm" svg:x2="38.563cm" svg:y2="37.535cm">
          <text:p/>
        </draw:line>
        <draw:line draw:style-name="gr82" draw:text-style-name="P3" draw:layer="layout" svg:x1="23.011cm" svg:y1="37.535cm" svg:x2="23cm" svg:y2="34cm">
          <text:p/>
        </draw:line>
        <draw:line draw:style-name="gr82" draw:text-style-name="P3" draw:layer="layout" svg:x1="23.5cm" svg:y1="34cm" svg:x2="23cm" svg:y2="34cm">
          <text:p/>
        </draw:line>
        <draw:line draw:style-name="gr82" draw:text-style-name="P3" draw:layer="layout" svg:x1="23.662cm" svg:y1="33.405cm" svg:x2="23.162cm" svg:y2="33.405cm">
          <text:p/>
        </draw:line>
        <draw:line draw:style-name="gr82" draw:text-style-name="P3" draw:layer="layout" svg:x1="31.701cm" svg:y1="33.699cm" svg:x2="31.7cm" svg:y2="37.5cm">
          <text:p/>
        </draw:line>
        <draw:line draw:style-name="gr82" draw:text-style-name="P3" draw:layer="layout" svg:x1="36.103cm" svg:y1="33.732cm" svg:x2="36.102cm" svg:y2="37.533cm">
          <text:p/>
        </draw:line>
        <draw:line draw:style-name="gr82" draw:text-style-name="P3" draw:layer="layout" svg:x1="38.564cm" svg:y1="33.713cm" svg:x2="38.563cm" svg:y2="37.514cm">
          <text:p/>
        </draw:line>
        <draw:line draw:style-name="gr82" draw:text-style-name="P3" draw:layer="layout" svg:x1="28.034cm" svg:y1="33.734cm" svg:x2="28.033cm" svg:y2="37.535cm">
          <text:p/>
        </draw:line>
        <draw:line draw:style-name="gr82" draw:text-style-name="P3" draw:layer="layout" svg:x1="28.534cm" svg:y1="33.734cm" svg:x2="28.034cm" svg:y2="33.734cm">
          <text:p/>
        </draw:line>
        <draw:line draw:style-name="gr82" draw:text-style-name="P3" draw:layer="layout" svg:x1="28.034cm" svg:y1="33.734cm" svg:x2="27.534cm" svg:y2="33.734cm">
          <text:p/>
        </draw:line>
        <draw:frame draw:style-name="gr361" draw:text-style-name="P32" draw:layer="layout" svg:width="2.445cm" svg:height="0.882cm" svg:x="21.716cm" svg:y="38.538cm">
          <draw:text-box>
            <text:p text:style-name="P29"><text:span text:style-name="T19">Decode</text:span></text:p>
          </draw:text-box>
        </draw:frame>
        <draw:frame draw:style-name="gr362" draw:text-style-name="P32" draw:layer="layout" svg:width="2.852cm" svg:height="0.882cm" svg:x="25.616cm" svg:y="38.538cm">
          <draw:text-box>
            <text:p text:style-name="P29"><text:span text:style-name="T19">Execute</text:span></text:p>
          </draw:text-box>
        </draw:frame>
        <draw:frame draw:style-name="gr362" draw:text-style-name="P32" draw:layer="layout" svg:width="2.852cm" svg:height="0.882cm" svg:x="29.627cm" svg:y="38.523cm">
          <draw:text-box>
            <text:p text:style-name="P29"><text:span text:style-name="T19">Memory</text:span></text:p>
          </draw:text-box>
        </draw:frame>
        <draw:frame draw:style-name="gr449" draw:text-style-name="P32" draw:layer="layout" svg:width="3.004cm" svg:height="0.882cm" svg:x="33.584cm" svg:y="38.534cm">
          <draw:text-box>
            <text:p text:style-name="P29"><text:span text:style-name="T19">Writeback</text:span></text:p>
          </draw:text-box>
        </draw:frame>
        <draw:line draw:style-name="gr15" draw:text-style-name="P3" draw:layer="layout" svg:x1="33.016cm" svg:y1="39.42cm" svg:x2="33.016cm" svg:y2="43.576cm">
          <text:p/>
        </draw:line>
        <draw:line draw:style-name="gr15" draw:text-style-name="P3" draw:layer="layout" svg:x1="29.016cm" svg:y1="39.42cm" svg:x2="29.016cm" svg:y2="43.576cm">
          <text:p/>
        </draw:line>
        <draw:line draw:style-name="gr15" draw:text-style-name="P3" draw:layer="layout" svg:x1="25.016cm" svg:y1="39.42cm" svg:x2="25.016cm" svg:y2="43.576cm">
          <text:p/>
        </draw:line>
        <draw:g>
          <draw:rect draw:style-name="gr2" draw:text-style-name="P3" draw:layer="layout" svg:width="1cm" svg:height="2cm" svg:x="24.544cm" svg:y="40.427cm">
            <text:p/>
          </draw:rect>
          <draw:custom-shape draw:style-name="gr41" draw:text-style-name="P13" draw:layer="layout" svg:width="0.5cm" svg:height="0.5cm" draw:transform="rotate (-1.5707963267957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30" draw:layer="layout" svg:width="1.882cm" svg:height="0.882cm" svg:x="24.084cm" svg:y="40.358cm">
          <draw:text-box>
            <text:p text:style-name="P29"><text:span text:style-name="T4">R</text:span></text:p>
          </draw:text-box>
        </draw:frame>
        <draw:g>
          <draw:rect draw:style-name="gr2" draw:text-style-name="P3" draw:layer="layout" svg:width="1cm" svg:height="2cm" svg:x="28.495cm" svg:y="40.484cm">
            <text:p/>
          </draw:rect>
          <draw:custom-shape draw:style-name="gr41" draw:text-style-name="P13" draw:layer="layout" svg:width="0.5cm" svg:height="0.5cm" draw:transform="rotate (-1.5707963267957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30" draw:layer="layout" svg:width="1.882cm" svg:height="0.882cm" svg:x="28.035cm" svg:y="40.415cm">
          <draw:text-box>
            <text:p text:style-name="P29"><text:span text:style-name="T4">W</text:span></text:p>
          </draw:text-box>
        </draw:frame>
        <draw:g>
          <draw:rect draw:style-name="gr2" draw:text-style-name="P3" draw:layer="layout" svg:width="1cm" svg:height="2cm" svg:x="32.502cm" svg:y="40.54cm">
            <text:p/>
          </draw:rect>
          <draw:custom-shape draw:style-name="gr41" draw:text-style-name="P13" draw:layer="layout" svg:width="0.5cm" svg:height="0.5cm" draw:transform="rotate (-1.5707963267957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30" draw:layer="layout" svg:width="1.882cm" svg:height="0.882cm" svg:x="32.042cm" svg:y="40.471cm">
          <draw:text-box>
            <text:p text:style-name="P29"><text:span text:style-name="T4">W</text:span></text:p>
          </draw:text-box>
        </draw:frame>
        <draw:line draw:style-name="gr82" draw:text-style-name="P3" draw:layer="layout" svg:x1="24.084cm" svg:y1="40.82cm" svg:x2="24.516cm" svg:y2="40.82cm">
          <text:p/>
        </draw:line>
        <draw:line draw:style-name="gr82" draw:text-style-name="P3" draw:layer="layout" svg:x1="29.516cm" svg:y1="40.82cm" svg:x2="32.516cm" svg:y2="40.82cm">
          <text:p/>
        </draw:line>
        <draw:frame draw:style-name="gr449" draw:text-style-name="P32" draw:layer="layout" svg:width="3.004cm" svg:height="0.882cm" svg:x="37.997cm" svg:y="38.548cm">
          <draw:text-box>
            <text:p text:style-name="P29"><text:span text:style-name="T19">regFile</text:span></text:p>
          </draw:text-box>
        </draw:frame>
        <draw:line draw:style-name="gr15" draw:text-style-name="P3" draw:layer="layout" svg:x1="37.429cm" svg:y1="39.434cm" svg:x2="37.429cm" svg:y2="43.59cm">
          <text:p/>
        </draw:line>
        <draw:g>
          <draw:rect draw:style-name="gr2" draw:text-style-name="P3" draw:layer="layout" svg:width="1cm" svg:height="2cm" svg:x="36.915cm" svg:y="40.554cm">
            <text:p/>
          </draw:rect>
          <draw:custom-shape draw:style-name="gr41" draw:text-style-name="P13" draw:layer="layout" svg:width="0.5cm" svg:height="0.5cm" draw:transform="rotate (-1.5707963267957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30" draw:layer="layout" svg:width="1.882cm" svg:height="0.882cm" svg:x="36.455cm" svg:y="40.485cm">
          <draw:text-box>
            <text:p text:style-name="P29"><text:span text:style-name="T4">W</text:span></text:p>
          </draw:text-box>
        </draw:frame>
        <draw:line draw:style-name="gr82" draw:text-style-name="P3" draw:layer="layout" svg:x1="37.929cm" svg:y1="40.834cm" svg:x2="38.565cm" svg:y2="40.834cm">
          <text:p/>
        </draw:line>
        <draw:line draw:style-name="gr82" draw:text-style-name="P3" draw:layer="layout" svg:x1="33.502cm" svg:y1="40.853cm" svg:x2="36.915cm" svg:y2="40.853cm">
          <text:p/>
        </draw:line>
        <draw:custom-shape draw:style-name="gr475" draw:text-style-name="P28" draw:layer="layout" svg:width="1.443cm" svg:height="0.421cm" draw:transform="rotate (1.5707963267946)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5.901cm" svg:y1="44.656cm" svg:x2="38.564cm" svg:y2="44.656cm">
          <text:p/>
        </draw:line>
        <draw:line draw:style-name="gr82" draw:text-style-name="P3" draw:layer="layout" svg:x1="25.912cm" svg:y1="44.656cm" svg:x2="25.901cm" svg:y2="41.121cm">
          <text:p/>
        </draw:line>
        <draw:line draw:style-name="gr82" draw:text-style-name="P3" draw:layer="layout" svg:x1="26.401cm" svg:y1="41.121cm" svg:x2="25.901cm" svg:y2="41.121cm">
          <text:p/>
        </draw:line>
        <draw:line draw:style-name="gr82" draw:text-style-name="P3" draw:layer="layout" svg:x1="33.924cm" svg:y1="40.853cm" svg:x2="33.923cm" svg:y2="44.654cm">
          <text:p/>
        </draw:line>
        <draw:line draw:style-name="gr82" draw:text-style-name="P3" draw:layer="layout" svg:x1="38.565cm" svg:y1="40.834cm" svg:x2="38.564cm" svg:y2="44.635cm">
          <text:p/>
        </draw:line>
        <draw:line draw:style-name="gr82" draw:text-style-name="P3" draw:layer="layout" svg:x1="29.918cm" svg:y1="40.82cm" svg:x2="29.917cm" svg:y2="44.621cm">
          <text:p/>
        </draw:line>
        <draw:line draw:style-name="gr82" draw:text-style-name="P3" draw:layer="layout" svg:x1="28.535cm" svg:y1="40.855cm" svg:x2="28.035cm" svg:y2="40.855cm">
          <text:p/>
        </draw:line>
        <draw:polygon draw:style-name="gr82" draw:text-style-name="P3" draw:layer="layout" svg:width="0cm" svg:height="0cm" svg:x="28.035cm" svg:y="40.855cm" svg:viewBox="0 0 0 0" draw:points="0,0">
          <text:p/>
        </draw:polygon>
        <draw:line draw:style-name="gr82" draw:text-style-name="P3" draw:layer="layout" svg:x1="24.094cm" svg:y1="40.82cm" svg:x2="24.526cm" svg:y2="40.82cm">
          <text:p/>
        </draw:line>
        <draw:custom-shape draw:style-name="gr476" draw:text-style-name="P28" draw:layer="layout" svg:width="1.443cm" svg:height="0.421cm" draw:transform="rotate (1.5707963267946)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23.184cm" svg:y1="40.526cm" svg:x2="23.25cm" svg:y2="39.75cm">
          <text:p/>
        </draw:line>
        <draw:line draw:style-name="gr82" draw:text-style-name="P3" draw:layer="layout" svg:x1="23.611cm" svg:y1="41.121cm" svg:x2="23.111cm" svg:y2="41.121cm">
          <text:p/>
        </draw:line>
        <draw:line draw:style-name="gr82" draw:text-style-name="P3" draw:layer="layout" svg:x1="23.673cm" svg:y1="40.526cm" svg:x2="23.173cm" svg:y2="40.526cm">
          <text:p/>
        </draw:line>
        <draw:line draw:style-name="gr82" draw:text-style-name="P3" draw:layer="layout" svg:x1="27.25cm" svg:y1="39.75cm" svg:x2="23.25cm" svg:y2="39.75cm">
          <text:p/>
        </draw:line>
        <draw:line draw:style-name="gr82" draw:text-style-name="P3" draw:layer="layout" svg:x1="27.287cm" svg:y1="40.856cm" svg:x2="26.787cm" svg:y2="40.856cm">
          <text:p/>
        </draw:line>
        <draw:line draw:style-name="gr82" draw:text-style-name="P3" draw:layer="layout" svg:x1="27.287cm" svg:y1="40.856cm" svg:x2="27.25cm" svg:y2="39.75cm">
          <text:p/>
        </draw:line>
        <draw:line draw:style-name="gr82" draw:text-style-name="P3" draw:layer="layout" svg:x1="26.366cm" svg:y1="40.727cm" svg:x2="25.544cm" svg:y2="40.727cm">
          <text:p/>
        </draw:line>
      </draw:page>
      <draw:page draw:name="page20" draw:style-name="dp1" draw:master-page-name="Standard">
        <draw:line draw:style-name="gr15" draw:text-style-name="P58" draw:layer="layout" svg:x1="7.7cm" svg:y1="30.4cm" svg:x2="7.7cm" svg:y2="35.648cm">
          <text:p/>
        </draw:line>
        <draw:frame draw:style-name="gr361" draw:text-style-name="P32" draw:layer="layout" svg:width="2.445cm" svg:height="0.882cm" svg:x="8.261cm" svg:y="29.45cm">
          <draw:text-box>
            <text:p text:style-name="P29"><text:span text:style-name="T19">Decode</text:span></text:p>
          </draw:text-box>
        </draw:frame>
        <draw:frame draw:style-name="gr362" draw:text-style-name="P32" draw:layer="layout" svg:width="2.852cm" svg:height="0.882cm" svg:x="11.561cm" svg:y="29.45cm">
          <draw:text-box>
            <text:p text:style-name="P29"><text:span text:style-name="T19">Execute</text:span></text:p>
          </draw:text-box>
        </draw:frame>
        <draw:frame draw:style-name="gr362" draw:text-style-name="P32" draw:layer="layout" svg:width="2.852cm" svg:height="0.882cm" svg:x="14.372cm" svg:y="29.435cm">
          <draw:text-box>
            <text:p text:style-name="P29"><text:span text:style-name="T19">Memory</text:span></text:p>
          </draw:text-box>
        </draw:frame>
        <draw:frame draw:style-name="gr449" draw:text-style-name="P32" draw:layer="layout" svg:width="3.004cm" svg:height="0.882cm" svg:x="36.566cm" svg:y="28cm">
          <draw:text-box>
            <text:p text:style-name="P29"><text:span text:style-name="T19">Decoder</text:span></text:p>
          </draw:text-box>
        </draw:frame>
        <draw:line draw:style-name="gr15" draw:text-style-name="P58" draw:layer="layout" svg:x1="17.161cm" svg:y1="30.332cm" svg:x2="17.161cm" svg:y2="36.058cm">
          <text:p/>
        </draw:line>
        <draw:line draw:style-name="gr15" draw:text-style-name="P58" draw:layer="layout" svg:x1="14.761cm" svg:y1="30.332cm" svg:x2="14.761cm" svg:y2="35.78cm">
          <text:p/>
        </draw:line>
        <draw:line draw:style-name="gr15" draw:text-style-name="P58" draw:layer="layout" svg:x1="11.361cm" svg:y1="30.332cm" svg:x2="11.361cm" svg:y2="35.58cm">
          <text:p/>
        </draw:line>
        <draw:custom-shape draw:style-name="gr32" draw:text-style-name="P59" draw:layer="layout" svg:width="2.508cm" svg:height="1.68cm" draw:transform="skewX (0.000523598775598204) rotate (0.0160570291183448) translate (11.698cm 30.821cm)">
          <text:p text:style-name="P1"><text:span text:style-name="T54">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9" draw:layer="layout" svg:width="2.508cm" svg:height="1.681cm" draw:transform="rotate (0.0160570291183448) translate (11.738cm 32.872cm)">
          <text:p text:style-name="P1"><text:span text:style-name="T54">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9" draw:layer="layout" svg:width="3.125cm" svg:height="2.093cm" draw:transform="skewX (0.000523598775598203) rotate (0.0160570291183448) translate (14.42cm 31.35cm)">
          <text:p text:style-name="P1"><text:span text:style-name="T54">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9" draw:layer="layout" svg:width="2.508cm" svg:height="1.681cm" draw:transform="rotate (0.0160570291183448) translate (4.8cm 33.119cm)">
          <text:p text:style-name="P1"><text:span text:style-name="T54">IBU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9" draw:layer="layout" svg:width="2.508cm" svg:height="1.681cm" draw:transform="rotate (0.0160570291183448) translate (7.19cm 32.195cm)">
          <text:p text:style-name="P1"><text:span text:style-name="T54">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9" draw:layer="layout" svg:width="2.508cm" svg:height="1.681cm" draw:transform="rotate (0.0160570291183448) translate (8.261cm 30.372cm)">
          <text:p text:style-name="P1"><text:span text:style-name="T54">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9" draw:layer="layout" svg:width="2.508cm" svg:height="1.681cm" draw:transform="rotate (0.0160570291183448) translate (8.765cm 33.819cm)">
          <text:p text:style-name="P1"><text:span text:style-name="T54">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9" draw:layer="layout" svg:width="2.936cm" svg:height="1.966cm" draw:transform="skewX (0.000523598775598202) rotate (0.0160570291183448) translate (17.7cm 30.758cm)">
          <text:p text:style-name="P1"><text:span text:style-name="T54">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9" draw:layer="layout" svg:width="3.172cm" svg:height="2.125cm" draw:transform="skewX (0.000523598775598202) rotate (0.0160570291183448) translate (17.411cm 33.176cm)">
          <text:p text:style-name="P1"><text:span text:style-name="T54">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33" draw:text-style-name="P32" draw:layer="layout" svg:width="1.912cm" svg:height="0.882cm" svg:x="2.671cm" svg:y="38.478cm">
          <draw:text-box>
            <text:p text:style-name="P29"><text:span text:style-name="T19">Fetch</text:span></text:p>
          </draw:text-box>
        </draw:frame>
        <draw:frame draw:style-name="gr361" draw:text-style-name="P32" draw:layer="layout" svg:width="2.445cm" svg:height="0.882cm" svg:x="5.975cm" svg:y="38.513cm">
          <draw:text-box>
            <text:p text:style-name="P29"><text:span text:style-name="T19">Decode</text:span></text:p>
          </draw:text-box>
        </draw:frame>
        <draw:frame draw:style-name="gr362" draw:text-style-name="P32" draw:layer="layout" svg:width="2.852cm" svg:height="0.882cm" svg:x="9.875cm" svg:y="38.513cm">
          <draw:text-box>
            <text:p text:style-name="P29"><text:span text:style-name="T19">Execute</text:span></text:p>
          </draw:text-box>
        </draw:frame>
        <draw:frame draw:style-name="gr449" draw:text-style-name="P32" draw:layer="layout" svg:width="3.004cm" svg:height="0.882cm" svg:x="13.443cm" svg:y="38.509cm">
          <draw:text-box>
            <text:p text:style-name="P29"><text:span text:style-name="T19">Writeback</text:span></text:p>
          </draw:text-box>
        </draw:frame>
        <draw:line draw:style-name="gr15" draw:text-style-name="P3" draw:layer="layout" svg:x1="13.275cm" svg:y1="39.395cm" svg:x2="13.275cm" svg:y2="44.843cm">
          <text:p/>
        </draw:line>
        <draw:line draw:style-name="gr15" draw:text-style-name="P3" draw:layer="layout" svg:x1="9.275cm" svg:y1="39.395cm" svg:x2="9.275cm" svg:y2="44.643cm">
          <text:p/>
        </draw:line>
        <draw:line draw:style-name="gr15" draw:text-style-name="P3" draw:layer="layout" svg:x1="5.275cm" svg:y1="39.395cm" svg:x2="5.275cm" svg:y2="44.643cm">
          <text:p/>
        </draw:line>
        <draw:custom-shape draw:style-name="gr32" draw:text-style-name="P57" draw:layer="layout" svg:width="2.508cm" svg:height="1.68cm" draw:transform="skewX (0.000523598775598204) rotate (0.0160570291183448) translate (10.012cm 39.484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508cm" svg:height="1.681cm" draw:transform="rotate (0.0160570291183448) translate (10.052cm 41.435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3.059cm" svg:height="1.814cm" draw:transform="skewX (0.000523598775598201) rotate (0.0160570291183448) translate (9.903cm 43.334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508cm" svg:height="1.681cm" draw:transform="rotate (0.0160570291183448) translate (2.471cm 42.874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508cm" svg:height="1.681cm" draw:transform="rotate (0.0160570291183448) translate (3.73cm 40.813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508cm" svg:height="1.681cm" draw:transform="rotate (0.0160570291183448) translate (5.975cm 39.435cm)">
          <text:p text:style-name="P1"><text:span text:style-name="T53">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2.508cm" svg:height="1.681cm" draw:transform="rotate (0.0160570291183448) translate (6.265cm 42.327cm)">
          <text:p text:style-name="P1"><text:span text:style-name="T53">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7" draw:layer="layout" svg:width="3.172cm" svg:height="2.125cm" draw:transform="skewX (0.000523598775598202) rotate (0.0160570291183448) translate (13.793cm 41.075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9" draw:text-style-name="P3" draw:layer="layout" svg:x1="3.354cm" svg:y1="45.488cm" svg:x2="3.327cm" svg:y2="44.482cm">
          <text:p/>
        </draw:line>
        <draw:line draw:style-name="gr469" draw:text-style-name="P3" draw:layer="layout" svg:x1="4.068cm" svg:y1="44.462cm" svg:x2="4.065cm" svg:y2="45.625cm">
          <text:p/>
        </draw:line>
        <draw:line draw:style-name="gr469" draw:text-style-name="P3" draw:layer="layout" svg:x1="11.148cm" svg:y1="46.074cm" svg:x2="11.121cm" svg:y2="45.068cm">
          <text:p/>
        </draw:line>
        <draw:line draw:style-name="gr469" draw:text-style-name="P3" draw:layer="layout" svg:x1="11.862cm" svg:y1="45.048cm" svg:x2="11.859cm" svg:y2="46.211cm">
          <text:p/>
        </draw:line>
        <draw:frame draw:style-name="gr461" draw:text-style-name="P32" draw:layer="layout" svg:width="2.911cm" svg:height="0.882cm" svg:x="4.668cm" svg:y="29.3cm">
          <draw:text-box>
            <text:p text:style-name="P29"><text:span text:style-name="T19">Front end</text:span></text:p>
          </draw:text-box>
        </draw:frame>
        <draw:custom-shape draw:style-name="gr32" draw:text-style-name="P59" draw:layer="layout" svg:width="2.027cm" svg:height="1.358cm" draw:transform="rotate (0.0160570291183448) translate (5.981cm 30.711cm)">
          <text:p text:style-name="P1"><text:span text:style-name="T54">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74" draw:text-style-name="P3" draw:layer="layout" svg:width="3.37cm" svg:height="1cm" svg:x="2.3cm" svg:y="49cm">
          <text:p text:style-name="P3">IDE</text:p>
        </draw:rect>
        <draw:rect draw:style-name="gr74" draw:text-style-name="P3" draw:layer="layout" svg:width="3.37cm" svg:height="1cm" svg:x="2.33cm" svg:y="51.022cm">
          <text:p text:style-name="P3">GDB</text:p>
        </draw:rect>
        <draw:line draw:style-name="gr469" draw:text-style-name="P3" draw:layer="layout" svg:x1="4cm" svg:y1="51cm" svg:x2="4cm" svg:y2="50cm">
          <text:p/>
        </draw:line>
        <draw:rect draw:style-name="gr74" draw:text-style-name="P3" draw:layer="layout" svg:width="3.3cm" svg:height="1cm" svg:x="2.324cm" svg:y="53.036cm">
          <text:p text:style-name="P3">OpenOCD</text:p>
        </draw:rect>
        <draw:frame draw:style-name="gr376" draw:text-style-name="P30" draw:layer="layout" svg:width="1.882cm" svg:height="0.882cm" svg:x="3.7cm" svg:y="50.018cm">
          <draw:text-box>
            <text:p text:style-name="P29"><text:span text:style-name="T4">TCP</text:span></text:p>
          </draw:text-box>
        </draw:frame>
        <draw:frame draw:style-name="gr376" draw:text-style-name="P30" draw:layer="layout" svg:width="1.882cm" svg:height="0.882cm" svg:x="3.718cm" svg:y="52.1cm">
          <draw:text-box>
            <text:p text:style-name="P29"><text:span text:style-name="T4">TCP</text:span></text:p>
          </draw:text-box>
        </draw:frame>
        <draw:line draw:style-name="gr469" draw:text-style-name="P3" draw:layer="layout" svg:x1="4cm" svg:y1="53cm" svg:x2="4cm" svg:y2="52cm">
          <text:p/>
        </draw:line>
        <draw:rect draw:style-name="gr74" draw:text-style-name="P3" draw:layer="layout" svg:width="3.3cm" svg:height="1cm" svg:x="2.324cm" svg:y="55.336cm">
          <text:p text:style-name="P3">Bridge</text:p>
        </draw:rect>
        <draw:frame draw:style-name="gr376" draw:text-style-name="P30" draw:layer="layout" svg:width="1.882cm" svg:height="0.882cm" svg:x="3.747cm" svg:y="54.3cm">
          <draw:text-box>
            <text:p text:style-name="P29"><text:span text:style-name="T4">USB</text:span></text:p>
          </draw:text-box>
        </draw:frame>
        <draw:line draw:style-name="gr469" draw:text-style-name="P3" draw:layer="layout" svg:x1="3.96cm" svg:y1="55.3cm" svg:x2="3.96cm" svg:y2="54cm">
          <text:p/>
        </draw:line>
        <draw:rect draw:style-name="gr74" draw:text-style-name="P3" draw:layer="layout" svg:width="3.3cm" svg:height="1cm" svg:x="2.336cm" svg:y="57.388cm">
          <text:p text:style-name="P3">SoC</text:p>
        </draw:rect>
        <draw:frame draw:style-name="gr376" draw:text-style-name="P30" draw:layer="layout" svg:width="1.882cm" svg:height="0.882cm" svg:x="3.872cm" svg:y="56.452cm">
          <draw:text-box>
            <text:p text:style-name="P29"><text:span text:style-name="T4">JTAG</text:span></text:p>
          </draw:text-box>
        </draw:frame>
        <draw:line draw:style-name="gr469" draw:text-style-name="P3" draw:layer="layout" svg:x1="3.972cm" svg:y1="57.352cm" svg:x2="3.972cm" svg:y2="56.352cm">
          <text:p/>
        </draw:line>
        <draw:rect draw:style-name="gr43" draw:text-style-name="P3" draw:layer="layout" svg:width="3.742cm" svg:height="5.6cm" svg:x="2.1cm" svg:y="48.7cm">
          <text:p/>
        </draw:rect>
        <draw:frame draw:style-name="gr192" draw:text-style-name="P60" draw:layer="layout" svg:width="5.531cm" svg:height="1.216cm" svg:x="1.3cm" svg:y="47.484cm">
          <draw:text-box>
            <text:p text:style-name="P29"><text:span text:style-name="T30">Developper PC</text:span></text:p>
          </draw:text-box>
        </draw:frame>
        <draw:rect draw:style-name="gr43" draw:text-style-name="P3" draw:layer="layout" svg:width="3.742cm" svg:height="3.448cm" svg:x="2.087cm" svg:y="55.152cm">
          <text:p/>
        </draw:rect>
        <draw:frame draw:style-name="gr192" draw:text-style-name="P60" draw:layer="layout" svg:width="5.531cm" svg:height="1.216cm" svg:x="1.143cm" svg:y="58.584cm">
          <draw:text-box>
            <text:p text:style-name="P29"><text:span text:style-name="T30">Physical world</text:span></text:p>
          </draw:text-box>
        </draw:frame>
        <draw:rect draw:style-name="gr74" draw:text-style-name="P3" draw:layer="layout" svg:width="3.37cm" svg:height="1cm" svg:x="10.6cm" svg:y="50cm">
          <text:p text:style-name="P3">OpenOCD</text:p>
        </draw:rect>
        <draw:line draw:style-name="gr15" draw:text-style-name="P3" draw:layer="layout" svg:x1="12.2cm" svg:y1="51.052cm" svg:x2="12.2cm" svg:y2="56.5cm">
          <text:p/>
        </draw:line>
        <draw:rect draw:style-name="gr74" draw:text-style-name="P3" draw:layer="layout" svg:width="2.07cm" svg:height="1cm" svg:x="15cm" svg:y="50cm">
          <text:p text:style-name="P3">CPU</text:p>
        </draw:rect>
        <draw:line draw:style-name="gr15" draw:text-style-name="P3" draw:layer="layout" svg:x1="16.07cm" svg:y1="51.1cm" svg:x2="16.07cm" svg:y2="56.548cm">
          <text:p/>
        </draw:line>
        <draw:rect draw:style-name="gr74" draw:text-style-name="P3" draw:layer="layout" svg:width="2.07cm" svg:height="1cm" svg:x="18cm" svg:y="50cm">
          <text:p text:style-name="P3">RAM</text:p>
        </draw:rect>
        <draw:line draw:style-name="gr15" draw:text-style-name="P3" draw:layer="layout" svg:x1="19.07cm" svg:y1="51.1cm" svg:x2="19.07cm" svg:y2="56.548cm">
          <text:p/>
        </draw:line>
        <draw:rect draw:style-name="gr74" draw:text-style-name="P3" draw:layer="layout" svg:width="2.5cm" svg:height="1cm" svg:x="21cm" svg:y="50.052cm">
          <text:p text:style-name="P3">FLASH</text:p>
        </draw:rect>
        <draw:line draw:style-name="gr15" draw:text-style-name="P3" draw:layer="layout" svg:x1="22.2cm" svg:y1="51.152cm" svg:x2="22.2cm" svg:y2="56.6cm">
          <text:p/>
        </draw:line>
        <draw:line draw:style-name="gr469" draw:text-style-name="P3" draw:layer="layout" svg:x1="15.9cm" svg:y1="52cm" svg:x2="12.2cm" svg:y2="52cm">
          <text:p/>
        </draw:line>
        <draw:line draw:style-name="gr469" draw:text-style-name="P3" draw:layer="layout" svg:x1="19.1cm" svg:y1="52.264cm" svg:x2="16.2cm" svg:y2="52.264cm">
          <text:p/>
        </draw:line>
        <draw:rect draw:style-name="gr477" draw:text-style-name="P3" draw:layer="layout" svg:width="0.3cm" svg:height="0.6cm" svg:x="15.9cm" svg:y="51.824cm">
          <text:p/>
        </draw:rect>
        <draw:line draw:style-name="gr469" draw:text-style-name="P3" draw:layer="layout" svg:x1="15.9cm" svg:y1="53.1cm" svg:x2="12.2cm" svg:y2="53.1cm">
          <text:p/>
        </draw:line>
        <draw:line draw:style-name="gr469" draw:text-style-name="P3" draw:layer="layout" svg:x1="15.9cm" svg:y1="54.2cm" svg:x2="12.2cm" svg:y2="54.2cm">
          <text:p/>
        </draw:line>
        <draw:line draw:style-name="gr469" draw:text-style-name="P3" draw:layer="layout" svg:x1="19.1cm" svg:y1="55.4cm" svg:x2="16.2cm" svg:y2="55.4cm">
          <text:p/>
        </draw:line>
        <draw:rect draw:style-name="gr477" draw:text-style-name="P3" draw:layer="layout" svg:width="0.3cm" svg:height="2.5cm" svg:x="15.9cm" svg:y="54cm">
          <text:p/>
        </draw:rect>
        <draw:line draw:style-name="gr478" draw:text-style-name="P3" draw:layer="layout" svg:x1="19.1cm" svg:y1="55.8cm" svg:x2="16.2cm" svg:y2="55.8cm">
          <text:p/>
        </draw:line>
        <draw:line draw:style-name="gr469" draw:text-style-name="P3" draw:layer="layout" svg:x1="22.2cm" svg:y1="56.4cm" svg:x2="16.2cm" svg:y2="56.4cm">
          <text:p/>
        </draw:line>
        <draw:line draw:style-name="gr469" draw:text-style-name="P3" draw:layer="layout" svg:x1="22cm" svg:y1="54.4cm" svg:x2="16.2cm" svg:y2="54.4cm">
          <text:p/>
        </draw:line>
        <draw:line draw:style-name="gr469" draw:text-style-name="P3" draw:layer="layout" svg:x1="19.1cm" svg:y1="53.44cm" svg:x2="16.2cm" svg:y2="53.44cm">
          <text:p/>
        </draw:line>
        <draw:rect draw:style-name="gr477" draw:text-style-name="P3" draw:layer="layout" svg:width="0.3cm" svg:height="0.6cm" svg:x="15.9cm" svg:y="53cm">
          <text:p/>
        </draw:rect>
        <draw:line draw:style-name="gr478" draw:text-style-name="P3" draw:layer="layout" svg:x1="22.2cm" svg:y1="54.9cm" svg:x2="16.2cm" svg:y2="54.9cm">
          <text:p/>
        </draw:line>
        <draw:rect draw:style-name="gr477" draw:text-style-name="P3" draw:layer="layout" svg:width="0.3cm" svg:height="0.8cm" svg:x="22.052cm" svg:y="54.3cm">
          <text:p/>
        </draw:rect>
        <draw:custom-shape draw:style-name="gr479" draw:text-style-name="P3" draw:layer="layout" svg:width="2cm" svg:height="0.5cm" draw:transform="rotate (-1.57079632679579) translate (38.171cm 28.91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0" draw:text-style-name="P28" draw:layer="layout" svg:x1="37.07cm" svg:y1="29.9cm" svg:x2="37.634cm" svg:y2="29.9cm">
          <text:p/>
        </draw:line>
        <draw:line draw:style-name="gr481" draw:text-style-name="P28" draw:layer="layout" svg:x1="38.206cm" svg:y1="30.2cm" svg:x2="38.77cm" svg:y2="30.2cm">
          <text:p/>
        </draw:line>
        <draw:line draw:style-name="gr482" draw:text-style-name="P28" draw:layer="layout" svg:x1="38.206cm" svg:y1="29.2cm" svg:x2="38.77cm" svg:y2="29.2cm">
          <text:p/>
        </draw:line>
        <draw:line draw:style-name="gr483" draw:text-style-name="P28" draw:layer="layout" svg:x1="38.206cm" svg:y1="29.7cm" svg:x2="38.77cm" svg:y2="29.7cm">
          <text:p/>
        </draw:line>
        <draw:line draw:style-name="gr484" draw:text-style-name="P28" draw:layer="layout" svg:x1="38.206cm" svg:y1="30.7cm" svg:x2="38.77cm" svg:y2="30.7cm">
          <text:p/>
        </draw:line>
        <draw:frame draw:style-name="gr485" draw:text-style-name="P30" draw:layer="layout" svg:width="0.853cm" svg:height="0.882cm" svg:x="36.37cm" svg:y="29.418cm">
          <draw:text-box>
            <text:p text:style-name="P29"><text:span text:style-name="T4">M</text:span></text:p>
          </draw:text-box>
        </draw:frame>
        <draw:frame draw:style-name="gr486" draw:text-style-name="P30" draw:layer="layout" svg:width="1.023cm" svg:height="0.882cm" svg:x="38.585cm" svg:y="28.745cm">
          <draw:text-box>
            <text:p text:style-name="P29"><text:span text:style-name="T4">S0</text:span></text:p>
          </draw:text-box>
        </draw:frame>
        <draw:frame draw:style-name="gr486" draw:text-style-name="P30" draw:layer="layout" svg:width="1.023cm" svg:height="0.882cm" svg:x="38.586cm" svg:y="29.263cm">
          <draw:text-box>
            <text:p text:style-name="P29"><text:span text:style-name="T4">S1</text:span></text:p>
          </draw:text-box>
        </draw:frame>
        <draw:frame draw:style-name="gr487" draw:text-style-name="P30" draw:layer="layout" svg:width="0.858cm" svg:height="0.882cm" svg:x="38.67cm" svg:y="29.763cm">
          <draw:text-box>
            <text:p text:style-name="P29"><text:span text:style-name="T4">...</text:span></text:p>
          </draw:text-box>
        </draw:frame>
        <draw:frame draw:style-name="gr486" draw:text-style-name="P30" draw:layer="layout" svg:width="1.023cm" svg:height="0.882cm" svg:x="38.587cm" svg:y="30.263cm">
          <draw:text-box>
            <text:p text:style-name="P29"><text:span text:style-name="T4">Sn</text:span></text:p>
          </draw:text-box>
        </draw:frame>
        <draw:custom-shape draw:style-name="gr479" draw:text-style-name="P3" draw:layer="layout" svg:width="2cm" svg:height="0.5cm" draw:transform="rotate (1.5707963267946) translate (38.118cm 34.71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8" draw:text-style-name="P28" draw:layer="layout" svg:x1="38.617cm" svg:y1="33.696cm" svg:x2="39.181cm" svg:y2="33.696cm">
          <text:p/>
        </draw:line>
        <draw:line draw:style-name="gr489" draw:text-style-name="P28" draw:layer="layout" svg:x1="37.553cm" svg:y1="33.996cm" svg:x2="38.117cm" svg:y2="33.996cm">
          <text:p/>
        </draw:line>
        <draw:line draw:style-name="gr490" draw:text-style-name="P28" draw:layer="layout" svg:x1="37.553cm" svg:y1="32.996cm" svg:x2="38.117cm" svg:y2="32.996cm">
          <text:p/>
        </draw:line>
        <draw:line draw:style-name="gr491" draw:text-style-name="P28" draw:layer="layout" svg:x1="37.553cm" svg:y1="33.496cm" svg:x2="38.117cm" svg:y2="33.496cm">
          <text:p/>
        </draw:line>
        <draw:line draw:style-name="gr492" draw:text-style-name="P28" draw:layer="layout" svg:x1="37.553cm" svg:y1="34.496cm" svg:x2="38.117cm" svg:y2="34.496cm">
          <text:p/>
        </draw:line>
        <draw:frame draw:style-name="gr374" draw:text-style-name="P30" draw:layer="layout" svg:width="0.786cm" svg:height="0.882cm" svg:x="39.014cm" svg:y="33.232cm">
          <draw:text-box>
            <text:p text:style-name="P29"><text:span text:style-name="T4">S</text:span></text:p>
          </draw:text-box>
        </draw:frame>
        <draw:frame draw:style-name="gr493" draw:text-style-name="P30" draw:layer="layout" svg:width="1.09cm" svg:height="0.882cm" svg:x="36.699cm" svg:y="32.541cm">
          <draw:text-box>
            <text:p text:style-name="P29"><text:span text:style-name="T4">M0</text:span></text:p>
          </draw:text-box>
        </draw:frame>
        <draw:frame draw:style-name="gr494" draw:text-style-name="P30" draw:layer="layout" svg:width="1.09cm" svg:height="1.199cm" svg:x="36.688cm" svg:y="32.901cm">
          <draw:text-box>
            <text:p text:style-name="P29"><text:span text:style-name="T4">M1</text:span></text:p>
          </draw:text-box>
        </draw:frame>
        <draw:frame draw:style-name="gr487" draw:text-style-name="P30" draw:layer="layout" svg:width="0.858cm" svg:height="0.882cm" svg:x="36.817cm" svg:y="33.559cm">
          <draw:text-box>
            <text:p text:style-name="P29"><text:span text:style-name="T4">...</text:span></text:p>
          </draw:text-box>
        </draw:frame>
        <draw:frame draw:style-name="gr494" draw:text-style-name="P30" draw:layer="layout" svg:width="1.09cm" svg:height="1.199cm" svg:x="36.67cm" svg:y="33.901cm">
          <draw:text-box>
            <text:p text:style-name="P29"><text:span text:style-name="T4">Mn</text:span></text:p>
          </draw:text-box>
        </draw:frame>
        <draw:custom-shape draw:style-name="gr479" draw:text-style-name="P3" draw:layer="layout" svg:width="2cm" svg:height="0.5cm" draw:transform="rotate (-1.57079632679579) translate (38.171cm 28.91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95" draw:text-style-name="P28" draw:layer="layout" svg:x1="37.07cm" svg:y1="29.9cm" svg:x2="37.634cm" svg:y2="29.9cm">
          <text:p/>
        </draw:line>
        <draw:line draw:style-name="gr496" draw:text-style-name="P28" draw:layer="layout" svg:x1="38.206cm" svg:y1="30.2cm" svg:x2="38.77cm" svg:y2="30.2cm">
          <text:p/>
        </draw:line>
        <draw:line draw:style-name="gr497" draw:text-style-name="P28" draw:layer="layout" svg:x1="38.206cm" svg:y1="29.2cm" svg:x2="38.77cm" svg:y2="29.2cm">
          <text:p/>
        </draw:line>
        <draw:line draw:style-name="gr498" draw:text-style-name="P28" draw:layer="layout" svg:x1="38.206cm" svg:y1="29.7cm" svg:x2="38.77cm" svg:y2="29.7cm">
          <text:p/>
        </draw:line>
        <draw:line draw:style-name="gr499" draw:text-style-name="P28" draw:layer="layout" svg:x1="38.206cm" svg:y1="30.7cm" svg:x2="38.77cm" svg:y2="30.7cm">
          <text:p/>
        </draw:line>
        <draw:frame draw:style-name="gr485" draw:text-style-name="P30" draw:layer="layout" svg:width="0.853cm" svg:height="0.882cm" svg:x="36.37cm" svg:y="29.418cm">
          <draw:text-box>
            <text:p text:style-name="P29"><text:span text:style-name="T4">M</text:span></text:p>
          </draw:text-box>
        </draw:frame>
        <draw:frame draw:style-name="gr486" draw:text-style-name="P30" draw:layer="layout" svg:width="1.023cm" svg:height="0.882cm" svg:x="38.585cm" svg:y="28.745cm">
          <draw:text-box>
            <text:p text:style-name="P29"><text:span text:style-name="T4">S0</text:span></text:p>
          </draw:text-box>
        </draw:frame>
        <draw:frame draw:style-name="gr486" draw:text-style-name="P30" draw:layer="layout" svg:width="1.023cm" svg:height="0.882cm" svg:x="38.586cm" svg:y="29.263cm">
          <draw:text-box>
            <text:p text:style-name="P29"><text:span text:style-name="T4">S1</text:span></text:p>
          </draw:text-box>
        </draw:frame>
        <draw:frame draw:style-name="gr487" draw:text-style-name="P30" draw:layer="layout" svg:width="0.858cm" svg:height="0.882cm" svg:x="38.67cm" svg:y="29.763cm">
          <draw:text-box>
            <text:p text:style-name="P29"><text:span text:style-name="T4">...</text:span></text:p>
          </draw:text-box>
        </draw:frame>
        <draw:frame draw:style-name="gr486" draw:text-style-name="P30" draw:layer="layout" svg:width="1.023cm" svg:height="0.882cm" svg:x="38.587cm" svg:y="30.263cm">
          <draw:text-box>
            <text:p text:style-name="P29"><text:span text:style-name="T4">Sn</text:span></text:p>
          </draw:text-box>
        </draw:frame>
        <draw:frame draw:style-name="gr449" draw:text-style-name="P32" draw:layer="layout" svg:width="3.004cm" svg:height="0.882cm" svg:x="36.67cm" svg:y="31.818cm">
          <draw:text-box>
            <text:p text:style-name="P29"><text:span text:style-name="T19">Arbiter</text:span></text:p>
          </draw:text-box>
        </draw:frame>
        <draw:custom-shape draw:style-name="gr479" draw:text-style-name="P3" draw:layer="layout" svg:width="2cm" svg:height="0.5cm" draw:transform="rotate (-1.57079632679579) translate (26cm 25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0" draw:text-style-name="P28" draw:layer="layout" svg:x1="24.9cm" svg:y1="26cm" svg:x2="25.464cm" svg:y2="26cm">
          <text:p/>
        </draw:line>
        <draw:frame draw:style-name="gr501" draw:text-style-name="P32" draw:layer="layout" svg:width="1.603cm" svg:height="0.882cm" svg:x="23.426cm" svg:y="25.518cm">
          <draw:text-box>
            <text:p text:style-name="P29"><text:span text:style-name="T19">iBus</text:span></text:p>
          </draw:text-box>
        </draw:frame>
        <draw:line draw:style-name="gr502" draw:text-style-name="P28" draw:layer="layout" svg:x1="24.9cm" svg:y1="26cm" svg:x2="25.464cm" svg:y2="26cm">
          <text:p/>
        </draw:line>
        <draw:custom-shape draw:style-name="gr479" draw:text-style-name="P3" draw:layer="layout" svg:width="2cm" svg:height="0.5cm" draw:transform="rotate (-1.57079632679579) translate (26.008cm 27.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3" draw:text-style-name="P28" draw:layer="layout" svg:x1="24.908cm" svg:y1="28.4cm" svg:x2="25.472cm" svg:y2="28.4cm">
          <text:p/>
        </draw:line>
        <draw:frame draw:style-name="gr504" draw:text-style-name="P32" draw:layer="layout" svg:width="1.789cm" svg:height="0.882cm" svg:x="23.241cm" svg:y="27.918cm">
          <draw:text-box>
            <text:p text:style-name="P29"><text:span text:style-name="T19">dBus</text:span></text:p>
          </draw:text-box>
        </draw:frame>
        <draw:line draw:style-name="gr505" draw:text-style-name="P28" draw:layer="layout" svg:x1="24.908cm" svg:y1="28.4cm" svg:x2="25.472cm" svg:y2="28.4cm">
          <text:p/>
        </draw:line>
        <draw:custom-shape draw:style-name="gr479" draw:text-style-name="P3" draw:layer="layout" svg:width="2cm" svg:height="0.5cm" draw:transform="rotate (1.5707963267946) translate (28.018cm 27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6" draw:text-style-name="P28" draw:layer="layout" svg:x1="28.517cm" svg:y1="25.986cm" svg:x2="29.081cm" svg:y2="25.986cm">
          <text:p/>
        </draw:line>
        <draw:frame draw:style-name="gr507" draw:text-style-name="P32" draw:layer="layout" svg:width="3.135cm" svg:height="0.882cm" svg:x="28.165cm" svg:y="25.518cm">
          <draw:text-box>
            <text:p text:style-name="P29"><text:span text:style-name="T19">ram</text:span></text:p>
          </draw:text-box>
        </draw:frame>
        <draw:custom-shape draw:style-name="gr479" draw:text-style-name="P3" draw:layer="layout" svg:width="2cm" svg:height="0.5cm" draw:transform="rotate (1.5707963267946) translate (28cm 31.9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8" draw:text-style-name="P28" draw:layer="layout" svg:x1="28.499cm" svg:y1="30.886cm" svg:x2="29.063cm" svg:y2="30.886cm">
          <text:p/>
        </draw:line>
        <draw:custom-shape draw:style-name="gr479" draw:text-style-name="P3" draw:layer="layout" svg:width="2cm" svg:height="0.5cm" draw:transform="rotate (1.5707963267946) translate (28cm 29.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9" draw:text-style-name="P28" draw:layer="layout" svg:x1="28.499cm" svg:y1="28.386cm" svg:x2="29.063cm" svg:y2="28.386cm">
          <text:p/>
        </draw:line>
        <draw:frame draw:style-name="gr510" draw:text-style-name="P32" draw:layer="layout" svg:width="4.437cm" svg:height="1.199cm" svg:x="27.6cm" svg:y="27.8cm">
          <draw:text-box>
            <text:p text:style-name="P29"><text:span text:style-name="T19">flash</text:span></text:p>
          </draw:text-box>
        </draw:frame>
        <draw:line draw:style-name="gr511" draw:text-style-name="P28" draw:layer="layout" svg:x1="26.036cm" svg:y1="25.5cm" svg:x2="28cm" svg:y2="25.5cm">
          <text:p/>
        </draw:line>
        <draw:line draw:style-name="gr512" draw:text-style-name="P28" draw:layer="layout" svg:x1="26cm" svg:y1="26.4cm" svg:x2="28cm" svg:y2="27.8cm">
          <text:p/>
        </draw:line>
        <draw:line draw:style-name="gr513" draw:text-style-name="P28" draw:layer="layout" svg:x1="26.036cm" svg:y1="27.9cm" svg:x2="28cm" svg:y2="26.5cm">
          <text:p/>
        </draw:line>
        <draw:line draw:style-name="gr514" draw:text-style-name="P28" draw:layer="layout" svg:x1="26cm" svg:y1="28.4cm" svg:x2="28cm" svg:y2="28.4cm">
          <text:p/>
        </draw:line>
        <draw:line draw:style-name="gr515" draw:text-style-name="P28" draw:layer="layout" svg:x1="26cm" svg:y1="29cm" svg:x2="28cm" svg:y2="30.8cm">
          <text:p/>
        </draw:line>
        <draw:rect draw:style-name="gr1" draw:text-style-name="P2" draw:layer="layout" svg:width="4.054cm" svg:height="1cm" svg:x="5.123cm" svg:y="8.829cm">
          <text:p text:style-name="P1"><text:span text:style-name="T1">CPU</text:span></text:p>
        </draw:rect>
        <draw:rect draw:style-name="gr1" draw:text-style-name="P2" draw:layer="layout" svg:width="4.075cm" svg:height="1cm" svg:x="10.233cm" svg:y="11.755cm">
          <text:p text:style-name="P1"><text:span text:style-name="T1">SdramCtrl</text:span></text:p>
        </draw:rect>
        <draw:rect draw:style-name="gr1" draw:text-style-name="P2" draw:layer="layout" svg:width="4.075cm" svg:height="1cm" svg:x="5.115cm" svg:y="11.739cm">
          <text:p text:style-name="P1"><text:span text:style-name="T1">OnChipRam</text:span></text:p>
        </draw:rect>
        <draw:rect draw:style-name="gr1" draw:text-style-name="P2" draw:layer="layout" svg:width="4.075cm" svg:height="1cm" svg:x="15.304cm" svg:y="11.749cm">
          <text:p text:style-name="P1"><text:span text:style-name="T1">APB3Bridge</text:span></text:p>
        </draw:rect>
        <draw:rect draw:style-name="gr1" draw:text-style-name="P2" draw:layer="layout" svg:width="4.075cm" svg:height="1cm" svg:x="10.199cm" svg:y="8.81cm">
          <text:p text:style-name="P1"><text:span text:style-name="T1">DMA</text:span></text:p>
        </draw:rect>
        <draw:rect draw:style-name="gr1" draw:text-style-name="P2" draw:layer="layout" svg:width="4.075cm" svg:height="1cm" svg:x="15.193cm" svg:y="14.782cm">
          <text:p text:style-name="P1"><text:span text:style-name="T1">UartCtrl</text:span></text:p>
        </draw:rect>
        <draw:rect draw:style-name="gr1" draw:text-style-name="P2" draw:layer="layout" svg:width="4.075cm" svg:height="1cm" svg:x="5.1cm" svg:y="14.713cm">
          <text:p text:style-name="P1"><text:span text:style-name="T1">GPIO</text:span></text:p>
        </draw:rect>
        <draw:rect draw:style-name="gr1" draw:text-style-name="P2" draw:layer="layout" svg:width="4.075cm" svg:height="1cm" svg:x="10.252cm" svg:y="14.766cm">
          <text:p text:style-name="P1"><text:span text:style-name="T1">Timer</text:span></text:p>
        </draw:rect>
        <draw:line draw:style-name="gr82" draw:text-style-name="P3" draw:layer="layout" svg:x1="7.163cm" svg:y1="10.759cm" svg:x2="17.247cm" svg:y2="10.759cm">
          <text:p/>
        </draw:line>
        <draw:line draw:style-name="gr82" draw:text-style-name="P3" draw:layer="layout" svg:x1="7.163cm" svg:y1="13.755cm" svg:x2="17.2cm" svg:y2="13.755cm">
          <text:p/>
        </draw:line>
        <draw:line draw:style-name="gr82" draw:text-style-name="P3" draw:layer="layout" svg:x1="7.163cm" svg:y1="9.829cm" svg:x2="7.163cm" svg:y2="10.759cm">
          <text:p/>
        </draw:line>
        <draw:line draw:style-name="gr82" draw:text-style-name="P3" draw:layer="layout" svg:x1="12.282cm" svg:y1="9.829cm" svg:x2="12.282cm" svg:y2="10.759cm">
          <text:p/>
        </draw:line>
        <draw:line draw:style-name="gr82" draw:text-style-name="P3" draw:layer="layout" svg:x1="7.163cm" svg:y1="10.759cm" svg:x2="7.163cm" svg:y2="11.739cm">
          <text:p/>
        </draw:line>
        <draw:line draw:style-name="gr82" draw:text-style-name="P3" draw:layer="layout" svg:x1="12.282cm" svg:y1="10.759cm" svg:x2="12.282cm" svg:y2="11.755cm">
          <text:p/>
        </draw:line>
        <draw:line draw:style-name="gr82" draw:text-style-name="P3" draw:layer="layout" svg:x1="17.247cm" svg:y1="10.759cm" svg:x2="17.247cm" svg:y2="11.749cm">
          <text:p/>
        </draw:line>
        <draw:line draw:style-name="gr82" draw:text-style-name="P3" draw:layer="layout" svg:x1="17.247cm" svg:y1="12.749cm" svg:x2="17.247cm" svg:y2="13.755cm">
          <text:p/>
        </draw:line>
        <draw:line draw:style-name="gr82" draw:text-style-name="P3" draw:layer="layout" svg:x1="7.163cm" svg:y1="13.759cm" svg:x2="7.163cm" svg:y2="14.739cm">
          <text:p/>
        </draw:line>
        <draw:line draw:style-name="gr82" draw:text-style-name="P3" draw:layer="layout" svg:x1="12.282cm" svg:y1="13.759cm" svg:x2="12.282cm" svg:y2="14.755cm">
          <text:p/>
        </draw:line>
        <draw:line draw:style-name="gr82" draw:text-style-name="P3" draw:layer="layout" svg:x1="17.247cm" svg:y1="13.759cm" svg:x2="17.247cm" svg:y2="14.749cm">
          <text:p/>
        </draw:line>
        <draw:rect draw:style-name="gr46" draw:text-style-name="P3" draw:layer="layout" svg:width="2.3cm" svg:height="1cm" svg:x="15.5cm" svg:y="22.6cm">
          <text:p text:style-name="P3">ALU</text:p>
        </draw:rect>
        <draw:rect draw:style-name="gr46" draw:text-style-name="P3" draw:layer="layout" svg:width="5.3cm" svg:height="1cm" svg:x="14cm" svg:y="19.4cm">
          <text:p text:style-name="P3">Register file read</text:p>
        </draw:rect>
        <draw:custom-shape draw:style-name="gr479" draw:text-style-name="P3" draw:layer="layout" svg:width="2cm" svg:height="0.5cm" svg:x="15.6cm" svg:y="21.6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79" draw:text-style-name="P3" draw:layer="layout" svg:width="2cm" svg:height="0.5cm" svg:x="13.3cm" svg:y="18.3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16" draw:text-style-name="P28" draw:layer="layout" svg:x1="16cm" svg:y1="20.4cm" svg:x2="16cm" svg:y2="21.6cm">
          <text:p/>
        </draw:line>
        <draw:line draw:style-name="gr517" draw:text-style-name="P28" draw:layer="layout" svg:x1="16.6cm" svg:y1="22.1cm" svg:x2="16.6cm" svg:y2="22.7cm">
          <text:p/>
        </draw:line>
        <draw:line draw:style-name="gr518" draw:text-style-name="P28" draw:layer="layout" svg:x1="16.4cm" svg:y1="20.9cm" svg:x2="16.4cm" svg:y2="21.6cm">
          <text:p/>
        </draw:line>
        <draw:line draw:style-name="gr519" draw:text-style-name="P28" draw:layer="layout" svg:x1="16.8cm" svg:y1="20.9cm" svg:x2="16.8cm" svg:y2="21.6cm">
          <text:p/>
        </draw:line>
        <draw:line draw:style-name="gr520" draw:text-style-name="P28" draw:layer="layout" svg:x1="17.2cm" svg:y1="20.9cm" svg:x2="17.2cm" svg:y2="21.6cm">
          <text:p/>
        </draw:line>
        <draw:line draw:style-name="gr521" draw:text-style-name="P28" draw:layer="layout" svg:x1="16.6cm" svg:y1="23.6cm" svg:x2="16.6cm" svg:y2="24.2cm">
          <text:p/>
        </draw:line>
        <draw:line draw:style-name="gr522" draw:text-style-name="P28" draw:layer="layout" svg:x1="13cm" svg:y1="24.2cm" svg:x2="16.6cm" svg:y2="24.2cm">
          <text:p/>
        </draw:line>
        <draw:line draw:style-name="gr523" draw:text-style-name="P28" draw:layer="layout" svg:x1="13cm" svg:y1="24.2cm" svg:x2="13cm" svg:y2="17.6cm">
          <text:p/>
        </draw:line>
        <draw:line draw:style-name="gr524" draw:text-style-name="P28" draw:layer="layout" svg:x1="13.7cm" svg:y1="17.6cm" svg:x2="13cm" svg:y2="17.6cm">
          <text:p/>
        </draw:line>
        <draw:line draw:style-name="gr525" draw:text-style-name="P28" draw:layer="layout" svg:x1="13.7cm" svg:y1="17.6cm" svg:x2="13.7cm" svg:y2="18.3cm">
          <text:p/>
        </draw:line>
        <draw:line draw:style-name="gr15" draw:text-style-name="P58" draw:layer="layout" svg:x1="19.9cm" svg:y1="20.7cm" svg:x2="11.5cm" svg:y2="20.7cm">
          <text:p/>
        </draw:line>
        <draw:line draw:style-name="gr526" draw:text-style-name="P28" draw:layer="layout" svg:x1="14.2cm" svg:y1="18.8cm" svg:x2="14.2cm" svg:y2="19.4cm">
          <text:p/>
        </draw:line>
        <draw:line draw:style-name="gr527" draw:text-style-name="P28" draw:layer="layout" svg:x1="14.1cm" svg:y1="17.2cm" svg:x2="14.1cm" svg:y2="18.3cm">
          <text:p/>
        </draw:line>
        <draw:frame draw:style-name="gr361" draw:text-style-name="P32" draw:layer="layout" svg:width="2.445cm" svg:height="0.882cm" svg:x="10.255cm" svg:y="19.318cm">
          <draw:text-box>
            <text:p text:style-name="P29"><text:span text:style-name="T19">Decode</text:span></text:p>
          </draw:text-box>
        </draw:frame>
        <draw:frame draw:style-name="gr528" draw:text-style-name="P32" draw:layer="layout" svg:width="2.542cm" svg:height="0.882cm" svg:x="9.9cm" svg:y="22.118cm">
          <draw:text-box>
            <text:p text:style-name="P29"><text:span text:style-name="T19">Execute</text:span></text:p>
          </draw:text-box>
        </draw:frame>
        <draw:line draw:style-name="gr15" draw:text-style-name="P58" draw:layer="layout" svg:x1="19.8cm" svg:y1="24.6cm" svg:x2="11.4cm" svg:y2="24.6cm">
          <text:p/>
        </draw:line>
        <draw:frame draw:style-name="gr389" draw:text-style-name="P32" draw:layer="layout" svg:width="2.538cm" svg:height="0.882cm" svg:x="10.26cm" svg:y="25.3cm">
          <draw:text-box>
            <text:p text:style-name="P29"><text:span text:style-name="T19">Memory</text:span></text:p>
          </draw:text-box>
        </draw:frame>
        <draw:line draw:style-name="gr15" draw:text-style-name="P58" draw:layer="layout" svg:x1="19.9cm" svg:y1="26.8cm" svg:x2="11.5cm" svg:y2="26.8cm">
          <text:p/>
        </draw:line>
        <draw:line draw:style-name="gr529" draw:text-style-name="P28" draw:layer="layout" svg:x1="16.6cm" svg:y1="24.2cm" svg:x2="16.6cm" svg:y2="25cm">
          <text:p/>
        </draw:line>
        <draw:line draw:style-name="gr530" draw:text-style-name="P28" draw:layer="layout" svg:x1="12.6cm" svg:y1="25cm" svg:x2="16.6cm" svg:y2="25cm">
          <text:p/>
        </draw:line>
        <draw:line draw:style-name="gr531" draw:text-style-name="P28" draw:layer="layout" svg:x1="12.6cm" svg:y1="25cm" svg:x2="12.6cm" svg:y2="17.2cm">
          <text:p/>
        </draw:line>
        <draw:line draw:style-name="gr532" draw:text-style-name="P28" draw:layer="layout" svg:x1="14.1cm" svg:y1="17.2cm" svg:x2="12.6cm" svg:y2="17.2cm">
          <text:p/>
        </draw:line>
        <draw:custom-shape draw:style-name="gr533" draw:text-style-name="P59" draw:layer="layout" svg:width="0.988cm" svg:height="0.836cm" draw:transform="rotate (0.0160570291183448) translate (22.4cm 31.63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1.915cm" svg:height="1cm" svg:x="23.4cm" svg:y="42.1cm">
          <text:p text:style-name="P3">0</text:p>
        </draw:rect>
        <draw:rect draw:style-name="gr46" draw:text-style-name="P3" draw:layer="layout" svg:width="3.385cm" svg:height="1cm" svg:x="25.3cm" svg:y="41.1cm">
          <text:p text:style-name="P3">Stage</text:p>
        </draw:rect>
        <draw:rect draw:style-name="gr46" draw:text-style-name="P3" draw:layer="layout" svg:width="1.915cm" svg:height="1cm" svg:x="23.415cm" svg:y="41.1cm">
          <text:p text:style-name="P3">Index</text:p>
        </draw:rect>
        <draw:rect draw:style-name="gr46" draw:text-style-name="P3" draw:layer="layout" svg:width="1.915cm" svg:height="1cm" svg:x="23.401cm" svg:y="43.1cm">
          <text:p text:style-name="P3">1</text:p>
        </draw:rect>
        <draw:rect draw:style-name="gr46" draw:text-style-name="P10" draw:layer="layout" svg:width="3.384cm" svg:height="1cm" svg:x="25.315cm" svg:y="42.1cm">
          <text:p text:style-name="P10">decode</text:p>
        </draw:rect>
        <draw:rect draw:style-name="gr46" draw:text-style-name="P10" draw:layer="layout" svg:width="3.385cm" svg:height="1cm" svg:x="25.315cm" svg:y="43.1cm">
          <text:p text:style-name="P10">execute</text:p>
        </draw:rect>
        <draw:rect draw:style-name="gr46" draw:text-style-name="P3" draw:layer="layout" svg:width="1.915cm" svg:height="1cm" svg:x="23.401cm" svg:y="44.1cm">
          <text:p text:style-name="P3">2</text:p>
        </draw:rect>
        <draw:rect draw:style-name="gr46" draw:text-style-name="P3" draw:layer="layout" svg:width="1.915cm" svg:height="1cm" svg:x="23.402cm" svg:y="45.1cm">
          <text:p text:style-name="P3">3</text:p>
        </draw:rect>
        <draw:rect draw:style-name="gr46" draw:text-style-name="P10" draw:layer="layout" svg:width="3.384cm" svg:height="1cm" svg:x="25.315cm" svg:y="44.1cm">
          <text:p text:style-name="P10">memory</text:p>
        </draw:rect>
        <draw:rect draw:style-name="gr46" draw:text-style-name="P10" draw:layer="layout" svg:width="3.385cm" svg:height="1cm" svg:x="25.315cm" svg:y="45.1cm">
          <text:p text:style-name="P10">writeback</text:p>
        </draw:rect>
        <draw:rect draw:style-name="gr46" draw:text-style-name="P3" draw:layer="layout" svg:width="1.915cm" svg:height="1cm" svg:x="30.6cm" svg:y="42cm">
          <text:p text:style-name="P3">PC</text:p>
        </draw:rect>
        <draw:rect draw:style-name="gr46" draw:text-style-name="P3" draw:layer="layout" svg:width="2.489cm" svg:height="1cm" svg:x="32.5cm" svg:y="41cm">
          <text:p text:style-name="P3">Value</text:p>
        </draw:rect>
        <draw:rect draw:style-name="gr46" draw:text-style-name="P3" draw:layer="layout" svg:width="1.915cm" svg:height="1cm" svg:x="30.615cm" svg:y="41cm">
          <text:p text:style-name="P3">Key</text:p>
        </draw:rect>
        <draw:rect draw:style-name="gr46" draw:text-style-name="P3" draw:layer="layout" svg:width="1.915cm" svg:height="1cm" svg:x="30.601cm" svg:y="43cm">
          <text:p text:style-name="P3">...</text:p>
        </draw:rect>
        <draw:rect draw:style-name="gr46" draw:text-style-name="P10" draw:layer="layout" svg:width="2.489cm" svg:height="1cm" svg:x="32.511cm" svg:y="42cm">
          <text:p text:style-name="P10">X</text:p>
        </draw:rect>
        <draw:rect draw:style-name="gr46" draw:text-style-name="P10" draw:layer="layout" svg:width="2.489cm" svg:height="1cm" svg:x="32.511cm" svg:y="43cm">
          <text:p text:style-name="P10">...</text:p>
        </draw:rect>
        <draw:rect draw:style-name="gr46" draw:text-style-name="P3" draw:layer="layout" svg:width="1.915cm" svg:height="1cm" svg:x="30.6cm" svg:y="46.9cm">
          <text:p text:style-name="P3">PC</text:p>
        </draw:rect>
        <draw:rect draw:style-name="gr46" draw:text-style-name="P3" draw:layer="layout" svg:width="2.489cm" svg:height="1cm" svg:x="32.5cm" svg:y="45.9cm">
          <text:p text:style-name="P3">Value</text:p>
        </draw:rect>
        <draw:rect draw:style-name="gr46" draw:text-style-name="P3" draw:layer="layout" svg:width="1.915cm" svg:height="1cm" svg:x="30.615cm" svg:y="45.9cm">
          <text:p text:style-name="P3">Key</text:p>
        </draw:rect>
        <draw:rect draw:style-name="gr46" draw:text-style-name="P3" draw:layer="layout" svg:width="1.915cm" svg:height="1cm" svg:x="30.601cm" svg:y="47.9cm">
          <text:p text:style-name="P3">...</text:p>
        </draw:rect>
        <draw:rect draw:style-name="gr46" draw:text-style-name="P10" draw:layer="layout" svg:width="2.489cm" svg:height="1cm" svg:x="32.511cm" svg:y="46.9cm">
          <text:p text:style-name="P10">Y</text:p>
        </draw:rect>
        <draw:rect draw:style-name="gr46" draw:text-style-name="P10" draw:layer="layout" svg:width="2.489cm" svg:height="1cm" svg:x="32.511cm" svg:y="47.9cm">
          <text:p text:style-name="P10">...</text:p>
        </draw:rect>
        <draw:line draw:style-name="gr365" draw:text-style-name="P3" draw:layer="layout" svg:x1="28.7cm" svg:y1="42.6cm" svg:x2="30.5cm" svg:y2="40.4cm">
          <text:p/>
        </draw:line>
        <draw:line draw:style-name="gr365" draw:text-style-name="P3" draw:layer="layout" svg:x1="28.7cm" svg:y1="45.7cm" svg:x2="30.5cm" svg:y2="45.4cm">
          <text:p/>
        </draw:line>
        <draw:rect draw:style-name="gr1" draw:text-style-name="P2" draw:layer="layout" svg:width="4.374cm" svg:height="1cm" svg:x="30.626cm" svg:y="40cm">
          <text:p text:style-name="P1"><text:span text:style-name="T1">Insert table</text:span></text:p>
        </draw:rect>
        <draw:rect draw:style-name="gr1" draw:text-style-name="P2" draw:layer="layout" svg:width="4.374cm" svg:height="1cm" svg:x="30.626cm" svg:y="44.9cm">
          <text:p text:style-name="P1"><text:span text:style-name="T1">input table</text:span></text:p>
        </draw:rect>
        <draw:rect draw:style-name="gr1" draw:text-style-name="P2" draw:layer="layout" svg:width="5.274cm" svg:height="1cm" svg:x="23.426cm" svg:y="40.1cm">
          <text:p text:style-name="P1"><text:span text:style-name="T1">pipeline</text:span></text:p>
        </draw:rect>
        <draw:rect draw:style-name="gr46" draw:text-style-name="P10" draw:layer="layout" svg:width="2.589cm" svg:height="1cm" svg:x="25.6cm" svg:y="57.9cm">
          <text:p text:style-name="P10">iBus</text:p>
        </draw:rect>
        <draw:rect draw:style-name="gr46" draw:text-style-name="P10" draw:layer="layout" svg:width="2.589cm" svg:height="1cm" svg:x="25.611cm" svg:y="58.9cm">
          <text:p text:style-name="P10">dBus</text:p>
        </draw:rect>
        <draw:rect draw:style-name="gr1" draw:text-style-name="P2" draw:layer="layout" svg:width="2.6cm" svg:height="1cm" svg:x="25.6cm" svg:y="56.9cm">
          <text:p text:style-name="P1"><text:span text:style-name="T1">masters</text:span></text:p>
        </draw:rect>
        <draw:rect draw:style-name="gr46" draw:text-style-name="P10" draw:layer="layout" svg:width="5.576cm" svg:height="1cm" svg:x="40cm" svg:y="58cm">
          <text:p text:style-name="P10">ram.io.bus</text:p>
        </draw:rect>
        <draw:rect draw:style-name="gr46" draw:text-style-name="P10" draw:layer="layout" svg:width="5.576cm" svg:height="1cm" svg:x="40.024cm" svg:y="60cm">
          <text:p text:style-name="P10">peripherals.io.bus</text:p>
        </draw:rect>
        <draw:rect draw:style-name="gr1" draw:text-style-name="P2" draw:layer="layout" svg:width="5.6cm" svg:height="1cm" svg:x="40cm" svg:y="57cm">
          <text:p text:style-name="P1"><text:span text:style-name="T1">slaves</text:span></text:p>
        </draw:rect>
        <draw:rect draw:style-name="gr46" draw:text-style-name="P10" draw:layer="layout" svg:width="5.576cm" svg:height="1cm" svg:x="40.025cm" svg:y="59cm">
          <text:p text:style-name="P10">flashXip.io.bus</text:p>
        </draw:rect>
        <draw:rect draw:style-name="gr1" draw:text-style-name="P2" draw:layer="layout" svg:width="7.599cm" svg:height="1cm" svg:x="30.3cm" svg:y="55.8cm">
          <text:p text:style-name="P1"><text:span text:style-name="T1">connections</text:span></text:p>
        </draw:rect>
        <draw:rect draw:style-name="gr46" draw:text-style-name="P10" draw:layer="layout" svg:width="1.992cm" svg:height="1cm" svg:x="30.3cm" svg:y="56.8cm">
          <text:p text:style-name="P10">iBus</text:p>
        </draw:rect>
        <draw:rect draw:style-name="gr46" draw:text-style-name="P10" draw:layer="layout" svg:width="1.992cm" svg:height="1cm" svg:x="30.3cm" svg:y="58.8cm">
          <text:p text:style-name="P10">dBus</text:p>
        </draw:rect>
        <draw:rect draw:style-name="gr46" draw:text-style-name="P10" draw:layer="layout" svg:width="1.992cm" svg:height="1cm" svg:x="30.3cm" svg:y="57.8cm">
          <text:p text:style-name="P10">iBus</text:p>
        </draw:rect>
        <draw:rect draw:style-name="gr46" draw:text-style-name="P10" draw:layer="layout" svg:width="5.576cm" svg:height="1cm" svg:x="32.301cm" svg:y="56.8cm">
          <text:p text:style-name="P10">ram.io.bus</text:p>
        </draw:rect>
        <draw:rect draw:style-name="gr46" draw:text-style-name="P10" draw:layer="layout" svg:width="5.576cm" svg:height="1cm" svg:x="32.326cm" svg:y="57.8cm">
          <text:p text:style-name="P10">flashXip.io.bus</text:p>
        </draw:rect>
        <draw:rect draw:style-name="gr46" draw:text-style-name="P10" draw:layer="layout" svg:width="5.576cm" svg:height="1cm" svg:x="32.299cm" svg:y="58.8cm">
          <text:p text:style-name="P10">ram.io.bus</text:p>
        </draw:rect>
        <draw:rect draw:style-name="gr46" draw:text-style-name="P10" draw:layer="layout" svg:width="5.576cm" svg:height="1cm" svg:x="32.323cm" svg:y="60.8cm">
          <text:p text:style-name="P10">peripherals.io.bus</text:p>
        </draw:rect>
        <draw:rect draw:style-name="gr46" draw:text-style-name="P10" draw:layer="layout" svg:width="5.576cm" svg:height="1cm" svg:x="32.324cm" svg:y="59.8cm">
          <text:p text:style-name="P10">flashXip.io.bus</text:p>
        </draw:rect>
        <draw:rect draw:style-name="gr46" draw:text-style-name="P10" draw:layer="layout" svg:width="1.992cm" svg:height="1cm" svg:x="30.3cm" svg:y="59.8cm">
          <text:p text:style-name="P10">dBus</text:p>
        </draw:rect>
        <draw:rect draw:style-name="gr46" draw:text-style-name="P10" draw:layer="layout" svg:width="1.992cm" svg:height="1cm" svg:x="30.3cm" svg:y="60.8cm">
          <text:p text:style-name="P10">dBus</text:p>
        </draw:rect>
        <draw:line draw:style-name="gr469" draw:text-style-name="P3" draw:layer="layout" svg:x1="30.3cm" svg:y1="57.4cm" svg:x2="28.2cm" svg:y2="58.4cm">
          <text:p/>
        </draw:line>
        <draw:line draw:style-name="gr469" draw:text-style-name="P3" draw:layer="layout" svg:x1="30.2cm" svg:y1="58.4cm" svg:x2="28.18cm" svg:y2="58.396cm">
          <text:p/>
        </draw:line>
        <draw:line draw:style-name="gr469" draw:text-style-name="P3" draw:layer="layout" svg:x1="30.2cm" svg:y1="59.304cm" svg:x2="28.18cm" svg:y2="59.3cm">
          <text:p/>
        </draw:line>
        <draw:line draw:style-name="gr469" draw:text-style-name="P3" draw:layer="layout" svg:x1="30.2cm" svg:y1="60.2cm" svg:x2="28.161cm" svg:y2="59.302cm">
          <text:p/>
        </draw:line>
        <draw:line draw:style-name="gr469" draw:text-style-name="P3" draw:layer="layout" svg:x1="30.2cm" svg:y1="61.2cm" svg:x2="28.161cm" svg:y2="59.302cm">
          <text:p/>
        </draw:line>
        <draw:line draw:style-name="gr469" draw:text-style-name="P3" draw:layer="layout" svg:x1="37.9cm" svg:y1="57.3cm" svg:x2="40cm" svg:y2="58.402cm">
          <text:p/>
        </draw:line>
        <draw:line draw:style-name="gr469" draw:text-style-name="P3" draw:layer="layout" svg:x1="37.9cm" svg:y1="59.4cm" svg:x2="40.02cm" svg:y2="58.406cm">
          <text:p/>
        </draw:line>
        <draw:line draw:style-name="gr469" draw:text-style-name="P3" draw:layer="layout" svg:x1="37.92cm" svg:y1="58.41cm" svg:x2="40.02cm" svg:y2="59.512cm">
          <text:p/>
        </draw:line>
        <draw:line draw:style-name="gr469" draw:text-style-name="P3" draw:layer="layout" svg:x1="37.92cm" svg:y1="60.51cm" svg:x2="40.04cm" svg:y2="59.516cm">
          <text:p/>
        </draw:line>
        <draw:line draw:style-name="gr469" draw:text-style-name="P3" draw:layer="layout" svg:x1="37.94cm" svg:y1="61.416cm" svg:x2="40.06cm" svg:y2="60.422cm">
          <text:p/>
        </draw:line>
        <draw:frame draw:style-name="gr534" draw:text-style-name="P32" draw:layer="layout" svg:width="4.955cm" svg:height="1.199cm" svg:x="21.345cm" svg:y="35.4cm">
          <draw:text-box>
            <text:p text:style-name="P29"><text:span text:style-name="T19">Instruction</text:span></text:p>
          </draw:text-box>
        </draw:frame>
        <draw:frame draw:style-name="gr534" draw:text-style-name="P32" draw:layer="layout" svg:width="4.955cm" svg:height="1.199cm" svg:x="28.145cm" svg:y="30.201cm">
          <draw:text-box>
            <text:p text:style-name="P29"><text:span text:style-name="T19">peripherals</text:span></text:p>
          </draw:text-box>
        </draw:frame>
        <draw:line draw:style-name="gr365" draw:text-style-name="P3" draw:layer="layout" svg:x1="25.2cm" svg:y1="36cm" svg:x2="26.2cm" svg:y2="36cm">
          <text:p/>
        </draw:line>
        <draw:line draw:style-name="gr365" draw:text-style-name="P3" draw:layer="layout" svg:x1="28.7cm" svg:y1="35.1cm" svg:x2="30.2cm" svg:y2="35.1cm">
          <text:p/>
        </draw:line>
        <draw:line draw:style-name="gr365" draw:text-style-name="P3" draw:layer="layout" svg:x1="28.68cm" svg:y1="35.6cm" svg:x2="30.18cm" svg:y2="35.6cm">
          <text:p/>
        </draw:line>
        <draw:line draw:style-name="gr365" draw:text-style-name="P3" draw:layer="layout" svg:x1="28.68cm" svg:y1="36.1cm" svg:x2="30.18cm" svg:y2="36.1cm">
          <text:p/>
        </draw:line>
        <draw:line draw:style-name="gr365" draw:text-style-name="P3" draw:layer="layout" svg:x1="28.68cm" svg:y1="36.6cm" svg:x2="30.18cm" svg:y2="36.6cm">
          <text:p/>
        </draw:line>
        <draw:custom-shape draw:style-name="gr535" draw:text-style-name="P61" draw:layer="layout" svg:width="2.936cm" svg:height="1.966cm" draw:transform="skewX (0.000523598775598202) rotate (0.0160570291183448) translate (26.2cm 35.047cm)">
          <text:p text:style-name="P1"><text:span text:style-name="T5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9.388cm" svg:y="24.452cm">
              <text:p/>
            </draw:rect>
            <draw:custom-shape draw:style-name="gr41" draw:text-style-name="P13" draw:layer="layout" svg:width="0.3cm" svg:height="0.3cm" draw:transform="rotate (-1.57079632679579) translate (-9.088cm 25.6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9.545cm" svg:y="24.474cm">
            <draw:text-box>
              <text:p text:style-name="P4"><text:span text:style-name="T3">D</text:span></text:p>
            </draw:text-box>
          </draw:frame>
          <draw:frame draw:style-name="gr85" draw:text-style-name="P5" draw:layer="layout" svg:width="0.832cm" svg:height="0.725cm" svg:x="-9.044cm" svg:y="24.475cm">
            <draw:text-box>
              <text:p text:style-name="P4"><text:span text:style-name="T3">Q</text:span></text:p>
            </draw:text-box>
          </draw:frame>
        </draw:g>
        <draw:frame draw:style-name="gr90" draw:text-style-name="P5" draw:layer="layout" svg:width="1.281cm" svg:height="0.725cm" svg:x="-10.668cm" svg:y="25.459cm">
          <draw:text-box>
            <text:p text:style-name="P4"><text:span text:style-name="T3">clk</text:span></text:p>
          </draw:text-box>
        </draw:frame>
        <draw:line draw:style-name="gr82" draw:text-style-name="P3" draw:layer="layout" svg:x1="-9.668cm" svg:y1="25.805cm" svg:x2="-9.387cm" svg:y2="25.805cm">
          <text:p/>
        </draw:line>
        <draw:line draw:style-name="gr82" draw:text-style-name="P3" draw:layer="layout" svg:x1="-9.7cm" svg:y1="24.793cm" svg:x2="-9.4cm" svg:y2="24.793cm">
          <text:p/>
        </draw:line>
        <draw:frame draw:style-name="gr536" draw:text-style-name="P62" draw:layer="layout" svg:width="1.823cm" svg:height="0.818cm" svg:x="-9.806cm" svg:y="23.678cm">
          <draw:text-box>
            <text:p text:style-name="P40"><text:span text:style-name="T56">c[3:0]</text:span></text:p>
          </draw:text-box>
        </draw:frame>
        <draw:line draw:style-name="gr82" draw:text-style-name="P3" draw:layer="layout" svg:x1="-9.7cm" svg:y1="24.793cm" svg:x2="-9.4cm" svg:y2="24.793cm">
          <text:p/>
        </draw:line>
        <draw:line draw:style-name="gr82" draw:text-style-name="P3" draw:layer="layout" svg:x1="-8.4cm" svg:y1="24.793cm" svg:x2="-8.1cm" svg:y2="24.793cm">
          <text:p/>
        </draw:line>
        <draw:g>
          <draw:g>
            <draw:rect draw:style-name="gr2" draw:text-style-name="P3" draw:layer="layout" svg:width="1cm" svg:height="1.747cm" svg:x="-9.42cm" svg:y="21.845cm">
              <text:p/>
            </draw:rect>
            <draw:custom-shape draw:style-name="gr41" draw:text-style-name="P13" draw:layer="layout" svg:width="0.3cm" svg:height="0.3cm" draw:transform="rotate (-1.57079632679579) translate (-9.12cm 23.0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9.577cm" svg:y="21.867cm">
            <draw:text-box>
              <text:p text:style-name="P4"><text:span text:style-name="T3">D</text:span></text:p>
            </draw:text-box>
          </draw:frame>
          <draw:frame draw:style-name="gr85" draw:text-style-name="P5" draw:layer="layout" svg:width="0.832cm" svg:height="0.725cm" svg:x="-9.076cm" svg:y="21.868cm">
            <draw:text-box>
              <text:p text:style-name="P4"><text:span text:style-name="T3">Q</text:span></text:p>
            </draw:text-box>
          </draw:frame>
        </draw:g>
        <draw:frame draw:style-name="gr90" draw:text-style-name="P5" draw:layer="layout" svg:width="1.281cm" svg:height="0.725cm" svg:x="-10.7cm" svg:y="22.852cm">
          <draw:text-box>
            <text:p text:style-name="P4"><text:span text:style-name="T3">clk</text:span></text:p>
          </draw:text-box>
        </draw:frame>
        <draw:line draw:style-name="gr82" draw:text-style-name="P3" draw:layer="layout" svg:x1="-9.7cm" svg:y1="23.198cm" svg:x2="-9.419cm" svg:y2="23.198cm">
          <text:p/>
        </draw:line>
        <draw:line draw:style-name="gr82" draw:text-style-name="P3" draw:layer="layout" svg:x1="-9.732cm" svg:y1="22.186cm" svg:x2="-9.432cm" svg:y2="22.186cm">
          <text:p/>
        </draw:line>
        <draw:frame draw:style-name="gr537" draw:text-style-name="P62" draw:layer="layout" svg:width="2.151cm" svg:height="1.361cm" svg:x="-9.951cm" svg:y="20.78cm">
          <draw:text-box>
            <text:p text:style-name="P40"><text:span text:style-name="T56">b[7:0]</text:span></text:p>
          </draw:text-box>
        </draw:frame>
        <draw:line draw:style-name="gr82" draw:text-style-name="P3" draw:layer="layout" svg:x1="-9.732cm" svg:y1="22.186cm" svg:x2="-9.432cm" svg:y2="22.186cm">
          <text:p/>
        </draw:line>
        <draw:line draw:style-name="gr82" draw:text-style-name="P3" draw:layer="layout" svg:x1="-8.432cm" svg:y1="22.186cm" svg:x2="-8.132cm" svg:y2="22.186cm">
          <text:p/>
        </draw:line>
        <draw:g>
          <draw:g>
            <draw:rect draw:style-name="gr2" draw:text-style-name="P3" draw:layer="layout" svg:width="1cm" svg:height="1.747cm" svg:x="-9.398cm" svg:y="19.287cm">
              <text:p/>
            </draw:rect>
            <draw:custom-shape draw:style-name="gr41" draw:text-style-name="P13" draw:layer="layout" svg:width="0.3cm" svg:height="0.3cm" draw:transform="rotate (-1.57079632679579) translate (-9.098cm 20.48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9.555cm" svg:y="19.309cm">
            <draw:text-box>
              <text:p text:style-name="P4"><text:span text:style-name="T3">D</text:span></text:p>
            </draw:text-box>
          </draw:frame>
          <draw:frame draw:style-name="gr85" draw:text-style-name="P5" draw:layer="layout" svg:width="0.832cm" svg:height="0.725cm" svg:x="-9.054cm" svg:y="19.31cm">
            <draw:text-box>
              <text:p text:style-name="P4"><text:span text:style-name="T3">Q</text:span></text:p>
            </draw:text-box>
          </draw:frame>
        </draw:g>
        <draw:frame draw:style-name="gr90" draw:text-style-name="P5" draw:layer="layout" svg:width="1.281cm" svg:height="0.725cm" svg:x="-10.678cm" svg:y="20.294cm">
          <draw:text-box>
            <text:p text:style-name="P4"><text:span text:style-name="T3">clk</text:span></text:p>
          </draw:text-box>
        </draw:frame>
        <draw:line draw:style-name="gr82" draw:text-style-name="P3" draw:layer="layout" svg:x1="-9.678cm" svg:y1="20.64cm" svg:x2="-9.397cm" svg:y2="20.64cm">
          <text:p/>
        </draw:line>
        <draw:line draw:style-name="gr82" draw:text-style-name="P3" draw:layer="layout" svg:x1="-9.71cm" svg:y1="19.628cm" svg:x2="-9.41cm" svg:y2="19.628cm">
          <text:p/>
        </draw:line>
        <draw:frame draw:style-name="gr538" draw:text-style-name="P62" draw:layer="layout" svg:width="1.823cm" svg:height="0.818cm" svg:x="-9.786cm" svg:y="18.593cm">
          <draw:text-box>
            <text:p text:style-name="P40"><text:span text:style-name="T56">a[3:0]</text:span></text:p>
          </draw:text-box>
        </draw:frame>
        <draw:line draw:style-name="gr82" draw:text-style-name="P3" draw:layer="layout" svg:x1="-9.71cm" svg:y1="19.628cm" svg:x2="-9.41cm" svg:y2="19.628cm">
          <text:p/>
        </draw:line>
        <draw:line draw:style-name="gr82" draw:text-style-name="P3" draw:layer="layout" svg:x1="-8.41cm" svg:y1="19.628cm" svg:x2="-8.11cm" svg:y2="19.628cm">
          <text:p/>
        </draw:line>
        <draw:rect draw:style-name="gr1" draw:text-style-name="P2" draw:layer="layout" svg:width="2.6cm" svg:height="1cm" svg:x="5cm" svg:y="20.1cm">
          <text:p text:style-name="P1"><text:span text:style-name="T1">list</text:span></text:p>
        </draw:rect>
        <draw:rect draw:style-name="gr2" draw:text-style-name="P10" draw:layer="layout" svg:width="2.6cm" svg:height="0.7cm" svg:x="5cm" svg:y="21.1cm">
          <text:p/>
        </draw:rect>
        <draw:rect draw:style-name="gr2" draw:text-style-name="P10" draw:layer="layout" svg:width="2.6cm" svg:height="0.7cm" svg:x="5cm" svg:y="22.5cm">
          <text:p/>
        </draw:rect>
        <draw:rect draw:style-name="gr2" draw:text-style-name="P10" draw:layer="layout" svg:width="2.6cm" svg:height="0.7cm" svg:x="5cm" svg:y="21.8cm">
          <text:p/>
        </draw:rect>
        <draw:rect draw:style-name="gr46" draw:text-style-name="P10" draw:layer="layout" svg:width="1cm" svg:height="1cm" svg:x="-1.3cm" svg:y="14.4cm">
          <text:p text:style-name="P10">0</text:p>
        </draw:rect>
        <draw:rect draw:style-name="gr46" draw:text-style-name="P10" draw:layer="layout" svg:width="1cm" svg:height="1cm" svg:x="-1.3cm" svg:y="15.4cm">
          <text:p text:style-name="P10">2</text:p>
        </draw:rect>
        <draw:rect draw:style-name="gr1" draw:text-style-name="P2" draw:layer="layout" svg:width="4.701cm" svg:height="1cm" svg:x="-1.301cm" svg:y="13.4cm">
          <text:p text:style-name="P1"><text:span text:style-name="T1">List(a,b,c).filter(...)</text:span></text:p>
        </draw:rect>
        <draw:rect draw:style-name="gr46" draw:text-style-name="P10" draw:layer="layout" svg:width="3.7cm" svg:height="1cm" svg:x="-0.3cm" svg:y="14.4cm">
          <text:p text:style-name="P10">Pointer to a</text:p>
        </draw:rect>
        <draw:rect draw:style-name="gr46" draw:text-style-name="P10" draw:layer="layout" svg:width="3.699cm" svg:height="1cm" svg:x="-0.3cm" svg:y="15.4cm">
          <text:p text:style-name="P10">Pointer to c</text:p>
        </draw:rect>
        <draw:path draw:style-name="gr94" draw:text-style-name="P54" draw:layer="layout" svg:width="0.987cm" svg:height="0.987cm" svg:x="-7.2cm" svg:y="22.2cm" svg:viewBox="0 0 988 988" svg:d="M494 0c281 0 494 213 494 494s-213 494-494 494-494-213-494-494 213-494 494-494z">
          <text:p text:style-name="P3"><text:span text:style-name="T48">+</text:span></text:p>
        </draw:path>
        <draw:line draw:style-name="gr82" draw:text-style-name="P3" draw:layer="layout" svg:x1="-7.1cm" svg:y1="23cm" svg:x2="-8.1cm" svg:y2="24.793cm">
          <text:p/>
        </draw:line>
        <draw:line draw:style-name="gr82" draw:text-style-name="P3" draw:layer="layout" svg:x1="-7cm" svg:y1="22.3cm" svg:x2="-8.1cm" svg:y2="19.6cm">
          <text:p/>
        </draw:line>
        <draw:line draw:style-name="gr82" draw:text-style-name="P3" draw:layer="layout" svg:x1="-6.2cm" svg:y1="22.688cm" svg:x2="-5.8cm" svg:y2="22.688cm">
          <text:p/>
        </draw:line>
        <draw:frame draw:style-name="gr389" draw:text-style-name="P32" draw:layer="layout" svg:width="2.538cm" svg:height="0.882cm" svg:x="10.26cm" svg:y="25.3cm">
          <draw:text-box>
            <text:p text:style-name="P29"><text:span text:style-name="T19">Memory</text:span></text:p>
          </draw:text-box>
        </draw:frame>
        <draw:frame draw:style-name="gr539" draw:text-style-name="P62" draw:layer="layout" svg:width="1.548cm" svg:height="0.818cm" svg:x="-5.763cm" svg:y="22.282cm">
          <draw:text-box>
            <text:p text:style-name="P40"><text:span text:style-name="T56">sum</text:span></text:p>
          </draw:text-box>
        </draw:frame>
        <draw:rect draw:style-name="gr2" draw:text-style-name="P3" draw:layer="layout" svg:width="11.534cm" svg:height="2.865cm" svg:x="23cm" svg:y="17.835cm">
          <text:p/>
        </draw:rect>
        <draw:rect draw:style-name="gr1" draw:text-style-name="P2" draw:layer="layout" svg:width="11.534cm" svg:height="0.735cm" svg:x="23cm" svg:y="17.1cm">
          <text:p text:style-name="P1"><text:span text:style-name="T1">Toplevel</text:span></text:p>
        </draw:rect>
        <draw:rect draw:style-name="gr1" draw:text-style-name="P2" draw:layer="layout" svg:width="4.075cm" svg:height="0.735cm" svg:x="29.534cm" svg:y="18.304cm">
          <text:p text:style-name="P1"><text:span text:style-name="T1">Apb3Gpio</text:span></text:p>
        </draw:rect>
        <draw:rect draw:style-name="gr2" draw:text-style-name="P3" draw:layer="layout" svg:width="4.075cm" svg:height="1.161cm" svg:x="29.534cm" svg:y="19.039cm">
          <text:p/>
        </draw:rect>
        <draw:g>
          <draw:rect draw:style-name="gr3" draw:text-style-name="P3" draw:layer="layout" svg:width="0.5cm" svg:height="0.5cm" svg:x="33.309cm" svg:y="19.371cm">
            <text:p/>
          </draw:rect>
          <draw:frame draw:style-name="gr4" draw:text-style-name="P5" draw:layer="layout" svg:width="2.246cm" svg:height="0.725cm" svg:x="31.149cm" svg:y="19.239cm">
            <draw:text-box>
              <text:p text:style-name="P4"><text:span text:style-name="T3">gpio</text:span></text:p>
            </draw:text-box>
          </draw:frame>
        </draw:g>
        <draw:g>
          <draw:rect draw:style-name="gr3" draw:text-style-name="P3" draw:layer="layout" svg:width="0.5cm" svg:height="0.5cm" svg:x="29.275cm" svg:y="19.372cm">
            <text:p/>
          </draw:rect>
          <draw:frame draw:style-name="gr5" draw:text-style-name="P5" draw:layer="layout" svg:width="2.471cm" svg:height="0.725cm" svg:x="29.775cm" svg:y="19.24cm">
            <draw:text-box>
              <text:p text:style-name="P4"><text:span text:style-name="T3">bus</text:span></text:p>
            </draw:text-box>
          </draw:frame>
        </draw:g>
        <draw:g>
          <draw:rect draw:style-name="gr3" draw:text-style-name="P3" draw:layer="layout" svg:width="0.5cm" svg:height="0.5cm" svg:x="34.231cm" svg:y="19.37cm">
            <text:p/>
          </draw:rect>
        </draw:g>
        <draw:line draw:style-name="gr82" draw:text-style-name="P3" draw:layer="layout" svg:x1="33.809cm" svg:y1="19.603cm" svg:x2="34.231cm" svg:y2="19.603cm">
          <text:p/>
        </draw:line>
        <draw:line draw:style-name="gr82" draw:text-style-name="P3" draw:layer="layout" svg:x1="28cm" svg:y1="19.6cm" svg:x2="29.275cm" svg:y2="19.603cm">
          <text:p/>
        </draw:line>
        <draw:rect draw:style-name="gr1" draw:text-style-name="P2" draw:layer="layout" svg:width="1.4cm" svg:height="0.735cm" svg:x="25cm" svg:y="21.765cm">
          <text:p text:style-name="P1"><text:span text:style-name="T1">CPU</text:span></text:p>
        </draw:rect>
        <draw:custom-shape draw:style-name="gr540" draw:text-style-name="P59" draw:layer="layout" svg:width="1.383cm" svg:height="1.17cm" draw:transform="rotate (0.0160570291183448) translate (23.4cm 18.63cm)">
          <text:p text:style-name="P1"><text:span text:style-name="T54">CP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1" draw:text-style-name="P59" draw:layer="layout" svg:width="3.093cm" svg:height="1.902cm" draw:transform="rotate (0.0160570291183448) translate (25.2cm 18.35cm)">
          <text:p text:style-name="P1"><text:span text:style-name="T54">Interconnec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42" draw:text-style-name="P62" draw:layer="layout" svg:width="2.4cm" svg:height="1.361cm" svg:x="2cm" svg:y="20.7cm">
          <draw:text-box>
            <text:p text:style-name="P40"><text:span text:style-name="T56">a[7:0]</text:span></text:p>
          </draw:text-box>
        </draw:frame>
        <draw:line draw:style-name="gr82" draw:text-style-name="P3" draw:layer="layout" svg:x1="1.6cm" svg:y1="21.461cm" svg:x2="2.4cm" svg:y2="21.461cm">
          <text:p/>
        </draw:line>
        <draw:line draw:style-name="gr82" draw:text-style-name="P3" draw:layer="layout" svg:x1="7.164cm" svg:y1="13.755cm" svg:x2="17.201cm" svg:y2="13.755cm">
          <text:p/>
        </draw:line>
        <draw:frame draw:style-name="gr528" draw:text-style-name="P32" draw:layer="layout" svg:width="2.542cm" svg:height="0.882cm" svg:x="0.1cm" svg:y="21.025cm">
          <draw:text-box>
            <text:p text:style-name="P29"><text:span text:style-name="T19">0</text:span></text:p>
          </draw:text-box>
        </draw:frame>
        <draw:line draw:style-name="gr82" draw:text-style-name="P3" draw:layer="layout" svg:x1="1.6cm" svg:y1="21.462cm" svg:x2="2.4cm" svg:y2="21.462cm">
          <text:p/>
        </draw:line>
        <draw:frame draw:style-name="gr528" draw:text-style-name="P32" draw:layer="layout" svg:width="2.542cm" svg:height="0.882cm" svg:x="0.1cm" svg:y="21.026cm">
          <draw:text-box>
            <text:p text:style-name="P29"><text:span text:style-name="T19">0</text:span></text:p>
          </draw:text-box>
        </draw:frame>
        <draw:frame draw:style-name="gr543" draw:text-style-name="P62" draw:layer="layout" svg:width="2.4cm" svg:height="1.361cm" svg:x="2cm" svg:y="21.402cm">
          <draw:text-box>
            <text:p text:style-name="P40"><text:span text:style-name="T56">b[7:0]</text:span></text:p>
          </draw:text-box>
        </draw:frame>
        <draw:line draw:style-name="gr82" draw:text-style-name="P3" draw:layer="layout" svg:x1="1.6cm" svg:y1="22.163cm" svg:x2="2.4cm" svg:y2="22.163cm">
          <text:p/>
        </draw:line>
        <draw:frame draw:style-name="gr528" draw:text-style-name="P32" draw:layer="layout" svg:width="2.542cm" svg:height="0.882cm" svg:x="0.1cm" svg:y="21.727cm">
          <draw:text-box>
            <text:p text:style-name="P29"><text:span text:style-name="T19">0</text:span></text:p>
          </draw:text-box>
        </draw:frame>
        <draw:frame draw:style-name="gr544" draw:text-style-name="P62" draw:layer="layout" svg:width="2.4cm" svg:height="1.361cm" svg:x="2cm" svg:y="22.102cm">
          <draw:text-box>
            <text:p text:style-name="P40"><text:span text:style-name="T56">c[7:0]</text:span></text:p>
          </draw:text-box>
        </draw:frame>
        <draw:line draw:style-name="gr82" draw:text-style-name="P3" draw:layer="layout" svg:x1="1.6cm" svg:y1="22.863cm" svg:x2="2.4cm" svg:y2="22.863cm">
          <text:p/>
        </draw:line>
        <draw:frame draw:style-name="gr528" draw:text-style-name="P32" draw:layer="layout" svg:width="2.542cm" svg:height="0.882cm" svg:x="0.1cm" svg:y="22.427cm">
          <draw:text-box>
            <text:p text:style-name="P29"><text:span text:style-name="T19">0</text:span></text:p>
          </draw:text-box>
        </draw:frame>
        <draw:line draw:style-name="gr365" draw:text-style-name="P3" draw:layer="layout" svg:x1="5cm" svg:y1="21.4cm" svg:x2="4cm" svg:y2="21.4cm">
          <text:p/>
        </draw:line>
        <draw:line draw:style-name="gr365" draw:text-style-name="P3" draw:layer="layout" svg:x1="5cm" svg:y1="22.1cm" svg:x2="4cm" svg:y2="22.1cm">
          <text:p/>
        </draw:line>
        <draw:line draw:style-name="gr365" draw:text-style-name="P3" draw:layer="layout" svg:x1="5cm" svg:y1="22.8cm" svg:x2="4cm" svg:y2="22.8cm">
          <text:p/>
        </draw:line>
        <draw:g>
          <draw:g>
            <draw:rect draw:style-name="gr545" draw:text-style-name="P28" draw:layer="layout" svg:width="1cm" svg:height="1.747cm" svg:x="-4.294cm" svg:y="32.163cm">
              <text:p/>
            </draw:rect>
            <draw:custom-shape draw:style-name="gr546" draw:text-style-name="P39" draw:layer="layout" svg:width="0.3cm" svg:height="0.3cm" draw:transform="rotate (-1.57079632679579) translate (-3.994cm 33.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47" draw:text-style-name="P41" draw:layer="layout" svg:width="0.807cm" svg:height="0.758cm" svg:x="-4.451cm" svg:y="32.168cm">
            <draw:text-box>
              <text:p text:style-name="P40"><text:span text:style-name="T28">D</text:span></text:p>
            </draw:text-box>
          </draw:frame>
          <draw:frame draw:style-name="gr548" draw:text-style-name="P41" draw:layer="layout" svg:width="0.832cm" svg:height="0.758cm" svg:x="-3.95cm" svg:y="32.169cm">
            <draw:text-box>
              <text:p text:style-name="P40"><text:span text:style-name="T28">Q</text:span></text:p>
            </draw:text-box>
          </draw:frame>
        </draw:g>
        <draw:frame draw:style-name="gr549" draw:text-style-name="P41" draw:layer="layout" svg:width="2.64cm" svg:height="0.758cm" svg:x="-5.096cm" svg:y="31.422cm">
          <draw:text-box>
            <text:p text:style-name="P40"><text:span text:style-name="T28">myRegister</text:span></text:p>
          </draw:text-box>
        </draw:frame>
        <draw:frame draw:style-name="gr550" draw:text-style-name="P41" draw:layer="layout" svg:width="1.281cm" svg:height="0.758cm" svg:x="-5.575cm" svg:y="33.169cm">
          <draw:text-box>
            <text:p text:style-name="P40"><text:span text:style-name="T28">clk</text:span></text:p>
          </draw:text-box>
        </draw:frame>
        <draw:line draw:style-name="gr551" draw:text-style-name="P28" draw:layer="layout" svg:x1="-4.575cm" svg:y1="33.531cm" svg:x2="-4.294cm" svg:y2="33.531cm">
          <text:p/>
        </draw:line>
        <draw:frame draw:style-name="gr552" draw:text-style-name="P41" draw:layer="layout" svg:width="2.242cm" svg:height="0.758cm" svg:x="-0.761cm" svg:y="32.381cm">
          <draw:text-box>
            <text:p text:style-name="P40"><text:span text:style-name="T28">mySignal</text:span></text:p>
          </draw:text-box>
        </draw:frame>
        <draw:connector draw:style-name="gr553" draw:text-style-name="P28" draw:layer="layout" svg:x1="-5.199cm" svg:y1="31.717cm" svg:x2="-4.294cm" svg:y2="32.538cm" draw:start-shape="id173" draw:start-glue-point="2" svg:d="M-5199 31717v681h905v140">
          <text:p/>
        </draw:connector>
        <draw:path draw:style-name="gr554" draw:text-style-name="P39" xml:id="id173" draw:id="id173" draw:layer="layout" svg:width="0.749cm" svg:height="0.749cm" svg:x="-5.574cm" svg:y="30.967cm" svg:viewBox="0 0 750 750" svg:d="M375 0c213 0 375 162 375 375s-162 375-375 375-375-162-375-375 162-375 375-375z">
          <text:p text:style-name="P42"><text:span text:style-name="T29">+</text:span></text:p>
        </draw:path>
        <draw:connector draw:style-name="gr555" draw:text-style-name="P28" draw:layer="layout" svg:x1="-4.824cm" svg:y1="31.342cm" svg:x2="-2.536cm" svg:y2="31.332cm" draw:start-shape="id173" draw:start-glue-point="1" svg:d="M-4824 31342h1415v-10h873">
          <text:p/>
        </draw:connector>
        <draw:connector draw:style-name="gr556" draw:text-style-name="P28" draw:layer="layout" svg:x1="-2.536cm" svg:y1="32.582cm" svg:x2="-2.536cm" svg:y2="31.333cm" svg:d="M-2536 32582v-1249">
          <text:p/>
        </draw:connector>
        <draw:line draw:style-name="gr557" draw:text-style-name="P28" draw:layer="layout" svg:x1="-3.294cm" svg:y1="32.582cm" svg:x2="-2.536cm" svg:y2="32.582cm">
          <text:p/>
        </draw:line>
        <draw:connector draw:style-name="gr558" draw:text-style-name="P28" draw:layer="layout" svg:x1="-6.041cm" svg:y1="31.341cm" svg:x2="-5.574cm" svg:y2="31.344cm" svg:d="M-6041 31341h234v3h233">
          <text:p/>
        </draw:connector>
        <draw:frame draw:style-name="gr559" draw:text-style-name="P41" draw:layer="layout" svg:width="1.281cm" svg:height="0.758cm" svg:x="-6.895cm" svg:y="30.951cm">
          <draw:text-box>
            <text:p text:style-name="P40"><text:span text:style-name="T28">1</text:span></text:p>
          </draw:text-box>
        </draw:frame>
        <draw:line draw:style-name="gr560" draw:text-style-name="P28" draw:layer="layout" svg:x1="-2.954cm" svg:y1="32.747cm" svg:x2="-2.773cm" svg:y2="32.386cm">
          <text:p/>
        </draw:line>
        <draw:frame draw:style-name="gr561" draw:text-style-name="P41" draw:layer="layout" svg:width="1.281cm" svg:height="0.758cm" svg:x="-3.544cm" svg:y="32.646cm">
          <draw:text-box>
            <text:p text:style-name="P40"><text:span text:style-name="T28">4</text:span></text:p>
          </draw:text-box>
        </draw:frame>
        <draw:frame draw:style-name="gr562" draw:text-style-name="P41" draw:layer="layout" svg:width="0.786cm" svg:height="0.758cm" svg:x="-4.46cm" svg:y="32.673cm">
          <draw:text-box>
            <text:p text:style-name="P40"><text:span text:style-name="T28">E</text:span></text:p>
          </draw:text-box>
        </draw:frame>
        <draw:frame draw:style-name="gr563" draw:text-style-name="P41" draw:layer="layout" svg:width="1.425cm" svg:height="0.758cm" svg:x="-5.856cm" svg:y="32.673cm">
          <draw:text-box>
            <text:p text:style-name="P40"><text:span text:style-name="T28">cond</text:span></text:p>
          </draw:text-box>
        </draw:frame>
        <draw:line draw:style-name="gr564" draw:text-style-name="P28" draw:layer="layout" svg:x1="-4.584cm" svg:y1="33.035cm" svg:x2="-4.303cm" svg:y2="33.035cm">
          <text:p/>
        </draw:line>
        <draw:line draw:style-name="gr565" draw:text-style-name="P28" draw:layer="layout" svg:x1="-1.018cm" svg:y1="32.797cm" svg:x2="-0.661cm" svg:y2="32.797cm">
          <text:p/>
        </draw:line>
        <draw:path draw:style-name="gr83" draw:text-style-name="P13" draw:layer="layout" svg:width="0.659cm" svg:height="0.559cm" svg:x="-1.719cm" svg:y="32.524cm" svg:viewBox="0 0 660 560" svg:d="M473 280l-473 280v-560zM566 186c54 0 94 41 94 94s-40 93-94 93c-53 0-93-40-93-93s40-94 93-94z">
          <text:p/>
        </draw:path>
        <draw:path draw:style-name="gr83" draw:text-style-name="P13" draw:layer="layout" svg:width="0.659cm" svg:height="0.559cm" svg:x="-1.719cm" svg:y="32.525cm" svg:viewBox="0 0 660 560" svg:d="M473 280l-473 280v-560zM566 186c54 0 94 41 94 94s-40 93-94 93c-53 0-93-40-93-93s40-94 93-94z">
          <text:p/>
        </draw:path>
        <draw:line draw:style-name="gr566" draw:text-style-name="P28" draw:layer="layout" svg:x1="-2.119cm" svg:y1="32.79cm" svg:x2="-1.719cm" svg:y2="32.79cm">
          <text:p/>
        </draw:line>
        <draw:line draw:style-name="gr567" draw:text-style-name="P3" draw:layer="layout" svg:x1="-2.519cm" svg:y1="32.581cm" svg:x2="-2.319cm" svg:y2="32.581cm">
          <text:p/>
        </draw:line>
        <draw:line draw:style-name="gr567" draw:text-style-name="P3" draw:layer="layout" svg:x1="-2.119cm" svg:y1="32.781cm" svg:x2="-2.319cm" svg:y2="32.581cm">
          <text:p/>
        </draw:line>
        <draw:frame draw:style-name="gr568" draw:text-style-name="P41" draw:layer="layout" svg:width="1.281cm" svg:height="0.758cm" svg:x="-2.919cm" svg:y="31.981cm">
          <draw:text-box>
            <text:p text:style-name="P40"><text:span text:style-name="T28">3</text:span></text:p>
          </draw:text-box>
        </draw:frame>
        <draw:rect draw:style-name="gr46" draw:text-style-name="P10" draw:layer="layout" svg:width="11.341cm" svg:height="1cm" svg:x="-28.6cm" svg:y="40.2cm">
          <text:p text:style-name="P10">0100000----------000-----0110011 (SUB)</text:p>
        </draw:rect>
        <draw:rect draw:style-name="gr2" draw:text-style-name="P10" draw:layer="layout" svg:width="1.792cm" svg:height="1cm" svg:x="-17.3cm" svg:y="39.2cm">
          <text:p/>
        </draw:rect>
        <draw:rect draw:style-name="gr46" draw:text-style-name="P10" draw:layer="layout" svg:width="11.341cm" svg:height="1cm" svg:x="-28.611cm" svg:y="39.2cm">
          <text:p text:style-name="P10">0000000----------000-----0110011 (ADD)</text:p>
        </draw:rect>
        <draw:rect draw:style-name="gr46" draw:text-style-name="P10" draw:layer="layout" svg:width="11.341cm" svg:height="1cm" svg:x="-28.594cm" svg:y="41.2cm">
          <text:p text:style-name="P10">0000000----------111-----0110011 (AND)</text:p>
        </draw:rect>
        <draw:rect draw:style-name="gr2" draw:text-style-name="P10" draw:layer="layout" svg:width="1.791cm" svg:height="1cm" svg:x="-17.292cm" svg:y="40.2cm">
          <text:p/>
        </draw:rect>
        <draw:rect draw:style-name="gr2" draw:text-style-name="P10" draw:layer="layout" svg:width="1.792cm" svg:height="1cm" svg:x="-17.292cm" svg:y="41.2cm">
          <text:p/>
        </draw:rect>
        <draw:rect draw:style-name="gr46" draw:text-style-name="P10" draw:layer="layout" svg:width="11.341cm" svg:height="1cm" svg:x="-28.594cm" svg:y="42.2cm">
          <text:p text:style-name="P10">..</text:p>
        </draw:rect>
        <draw:rect draw:style-name="gr2" draw:text-style-name="P10" draw:layer="layout" svg:width="1.791cm" svg:height="1cm" svg:x="-17.292cm" svg:y="42.2cm">
          <text:p/>
        </draw:rect>
        <draw:rect draw:style-name="gr1" draw:text-style-name="P2" draw:layer="layout" svg:width="13.1cm" svg:height="1cm" svg:x="-28.6cm" svg:y="38.2cm">
          <text:p text:style-name="P1"><text:span text:style-name="T1">Instruction</text:span></text:p>
        </draw:rect>
        <draw:rect draw:style-name="gr46" draw:text-style-name="P10" draw:layer="layout" svg:width="7.838cm" svg:height="1cm" svg:x="-12.7cm" svg:y="40.2cm">
          <text:p text:style-name="P10">SRC1_CTRL </text:p>
        </draw:rect>
        <draw:rect draw:style-name="gr46" draw:text-style-name="P10" draw:layer="layout" svg:width="1.891cm" svg:height="1cm" svg:x="-4.9cm" svg:y="39.2cm">
          <text:p text:style-name="P10">ADD</text:p>
        </draw:rect>
        <draw:rect draw:style-name="gr46" draw:text-style-name="P10" draw:layer="layout" svg:width="7.8cm" svg:height="1cm" svg:x="-12.7cm" svg:y="39.2cm">
          <text:p text:style-name="P10">ALU_CTRL</text:p>
        </draw:rect>
        <draw:rect draw:style-name="gr46" draw:text-style-name="P10" draw:layer="layout" svg:width="7.837cm" svg:height="1cm" svg:x="-12.697cm" svg:y="41.2cm">
          <text:p text:style-name="P10">SRC2_CTRL </text:p>
        </draw:rect>
        <draw:rect draw:style-name="gr46" draw:text-style-name="P10" draw:layer="layout" svg:width="1.89cm" svg:height="1cm" svg:x="-4.891cm" svg:y="40.2cm">
          <text:p text:style-name="P10">RF1</text:p>
        </draw:rect>
        <draw:rect draw:style-name="gr46" draw:text-style-name="P10" draw:layer="layout" svg:width="1.891cm" svg:height="1cm" svg:x="-4.891cm" svg:y="41.2cm">
          <text:p text:style-name="P10">RF2</text:p>
        </draw:rect>
        <draw:rect draw:style-name="gr1" draw:text-style-name="P2" draw:layer="layout" svg:width="9.7cm" svg:height="1cm" svg:x="-12.7cm" svg:y="38.2cm">
          <text:p text:style-name="P1"><text:span text:style-name="T1">Effect</text:span></text:p>
        </draw:rect>
        <draw:rect draw:style-name="gr46" draw:text-style-name="P10" draw:layer="layout" svg:width="7.838cm" svg:height="1cm" svg:x="-12.7cm" svg:y="42.2cm">
          <text:p text:style-name="P10">REGFILE_WRITE_VALID</text:p>
        </draw:rect>
        <draw:rect draw:style-name="gr46" draw:text-style-name="P10" draw:layer="layout" svg:width="1.891cm" svg:height="1cm" svg:x="-4.892cm" svg:y="42.2cm">
          <text:p text:style-name="P10">True</text:p>
        </draw:rect>
        <draw:line draw:style-name="gr469" draw:text-style-name="P3" draw:layer="layout" svg:x1="-12.7cm" svg:y1="38.8cm" svg:x2="-16cm" svg:y2="39.7cm">
          <text:p/>
        </draw:line>
        <draw:line draw:style-name="gr469" draw:text-style-name="P3" draw:layer="layout" svg:x1="-13.1cm" svg:y1="45cm" svg:x2="-16.4cm" svg:y2="40.8cm">
          <text:p/>
        </draw:line>
        <draw:rect draw:style-name="gr1" draw:text-style-name="P2" draw:layer="layout" svg:width="9.7cm" svg:height="1cm" svg:x="-13.1cm" svg:y="45cm">
          <text:p text:style-name="P1"><text:span text:style-name="T1">Effect</text:span></text:p>
        </draw:rect>
        <draw:rect draw:style-name="gr46" draw:text-style-name="P10" draw:layer="layout" svg:width="7.838cm" svg:height="1cm" svg:x="-12.699cm" svg:y="43.2cm">
          <text:p text:style-name="P10">...</text:p>
        </draw:rect>
        <draw:rect draw:style-name="gr46" draw:text-style-name="P10" draw:layer="layout" svg:width="1.891cm" svg:height="1cm" svg:x="-4.891cm" svg:y="43.2cm">
          <text:p text:style-name="P10">...</text:p>
        </draw:rect>
        <draw:rect draw:style-name="gr46" draw:text-style-name="P10" draw:layer="layout" svg:width="7.838cm" svg:height="1cm" svg:x="-13.099cm" svg:y="46cm">
          <text:p text:style-name="P10">...</text:p>
        </draw:rect>
        <draw:rect draw:style-name="gr46" draw:text-style-name="P10" draw:layer="layout" svg:width="1.891cm" svg:height="1cm" svg:x="-5.291cm" svg:y="46cm">
          <text:p text:style-name="P10">...</text:p>
        </draw:rect>
        <draw:rect draw:style-name="gr46" draw:text-style-name="P10" draw:layer="layout" svg:width="7.838cm" svg:height="1cm" svg:x="-13.1cm" svg:y="47cm">
          <text:p text:style-name="P10">...</text:p>
        </draw:rect>
        <draw:rect draw:style-name="gr46" draw:text-style-name="P10" draw:layer="layout" svg:width="1.891cm" svg:height="1cm" svg:x="-5.292cm" svg:y="47cm">
          <text:p text:style-name="P10">...</text:p>
        </draw:rect>
        <draw:line draw:style-name="gr469" draw:text-style-name="P3" draw:layer="layout" svg:x1="-14.3cm" svg:y1="48.2cm" svg:x2="-16.5cm" svg:y2="41.6cm">
          <text:p/>
        </draw:line>
        <draw:rect draw:style-name="gr46" draw:text-style-name="P3" draw:layer="layout" svg:width="4cm" svg:height="1cm" svg:x="-4.6cm" svg:y="23.7cm">
          <text:p text:style-name="P3">Interconnect</text:p>
        </draw:rect>
        <draw:rect draw:style-name="gr46" draw:text-style-name="P3" draw:layer="layout" svg:width="1.9cm" svg:height="1cm" svg:x="-6.6cm" svg:y="27.2cm">
          <text:p text:style-name="P3">CPU</text:p>
        </draw:rect>
        <draw:rect draw:style-name="gr46" draw:text-style-name="P3" draw:layer="layout" svg:width="2.1cm" svg:height="1cm" svg:x="-4cm" svg:y="27.2cm">
          <text:p text:style-name="P3">GPIO</text:p>
        </draw:rect>
        <draw:rect draw:style-name="gr46" draw:text-style-name="P3" draw:layer="layout" svg:width="2.1cm" svg:height="1cm" svg:x="1.3cm" svg:y="24.1cm">
          <text:p text:style-name="P3">DMA</text:p>
        </draw:rect>
        <draw:rect draw:style-name="gr46" draw:text-style-name="P3" draw:layer="layout" svg:width="2.1cm" svg:height="1cm" svg:x="-1.2cm" svg:y="27.2cm">
          <text:p text:style-name="P3">DAC</text:p>
        </draw:rect>
        <draw:rect draw:style-name="gr46" draw:text-style-name="P3" draw:layer="layout" svg:width="2.1cm" svg:height="1cm" svg:x="1.7cm" svg:y="27.2cm">
          <text:p text:style-name="P3">ADC</text:p>
        </draw:rect>
        <draw:line draw:style-name="gr469" draw:text-style-name="P3" draw:layer="layout" svg:x1="-4.7cm" svg:y1="27.2cm" svg:x2="-4.1cm" svg:y2="24.7cm">
          <text:p/>
        </draw:line>
        <draw:line draw:style-name="gr469" draw:text-style-name="P3" draw:layer="layout" svg:x1="-3.1cm" svg:y1="27.2cm" svg:x2="-2.9cm" svg:y2="24.8cm">
          <text:p/>
        </draw:line>
        <draw:line draw:style-name="gr469" draw:text-style-name="P3" draw:layer="layout" svg:x1="-0.4cm" svg:y1="27.2cm" svg:x2="-1.7cm" svg:y2="24.7cm">
          <text:p/>
        </draw:line>
        <draw:line draw:style-name="gr469" draw:text-style-name="P3" draw:layer="layout" svg:x1="2.1cm" svg:y1="33.4cm" svg:x2="0.8cm" svg:y2="30.9cm">
          <text:p/>
        </draw:line>
        <draw:line draw:style-name="gr469" draw:text-style-name="P3" draw:layer="layout" svg:x1="1.9cm" svg:y1="27.2cm" svg:x2="-0.6cm" svg:y2="24.6cm">
          <text:p/>
        </draw:line>
        <draw:line draw:style-name="gr469" draw:text-style-name="P3" draw:layer="layout" svg:x1="0.6cm" svg:y1="27.2cm" svg:x2="1.8cm" svg:y2="25.1cm">
          <text:p/>
        </draw:line>
        <draw:line draw:style-name="gr469" draw:text-style-name="P3" draw:layer="layout" svg:x1="2.847cm" svg:y1="27.18cm" svg:x2="2.7cm" svg:y2="25.1cm">
          <text:p/>
        </draw:line>
        <draw:line draw:style-name="gr469" draw:text-style-name="P3" draw:layer="layout" svg:x1="1.3cm" svg:y1="24.6cm" svg:x2="-0.6cm" svg:y2="24cm">
          <text:p/>
        </draw:line>
      </draw:page>
      <draw:page draw:name="page21" draw:style-name="dp1" draw:master-page-name="Standard">
        <draw:custom-shape draw:name="Rectangle 1" draw:style-name="gr569" draw:text-style-name="P63" draw:layer="layout" svg:width="12.628cm" svg:height="7.021cm" svg:x="4.622cm" svg:y="7.563cm">
          <text:list text:style-name="L2">
            <text:list-header>
              <text:p text:style-name="P36"><text:span text:style-name="T57">val </text:span><text:span text:style-name="T58">mySignal <text:s text:c="26"/></text:span><text:span text:style-name="T59">= Bool</text:span><text:span text:style-name="T59"><text:line-break/></text:span><text:span text:style-name="T57">val </text:span><text:span text:style-name="T58">myRegister <text:s text:c="22"/></text:span><text:span text:style-name="T59">= </text:span><text:span text:style-name="T60">Reg</text:span><text:span text:style-name="T59">(UInt(</text:span><text:span text:style-name="T61">4 </text:span><text:span text:style-name="T59">bits))</text:span><text:span text:style-name="T59"><text:line-break/></text:span><text:span text:style-name="T57">val </text:span><text:span text:style-name="T58">myRegisterWithReset <text:s text:c="3"/></text:span><text:span text:style-name="T59">= </text:span><text:span text:style-name="T60">Reg</text:span><text:span text:style-name="T59">(UInt(</text:span><text:span text:style-name="T61">4 </text:span><text:span text:style-name="T59">bits)) init(</text:span><text:span text:style-name="T61">0</text:span><text:span text:style-name="T59">)</text:span><text:span text:style-name="T59"><text:line-break/></text:span><text:span text:style-name="T59"><text:line-break/></text:span><text:span text:style-name="T58">mySignal </text:span><text:span text:style-name="T59">:= </text:span><text:span text:style-name="T60">False</text:span><text:span text:style-name="T60"><text:line-break/></text:span><text:span text:style-name="T60">when</text:span><text:span text:style-name="T59">(</text:span><text:span text:style-name="T58">cond</text:span><text:span text:style-name="T59">) {</text:span><text:span text:style-name="T59"><text:line-break/></text:span><text:span text:style-name="T59"> <text:s text:c="3"/></text:span><text:span text:style-name="T58">mySignal <text:s text:c="23"/></text:span><text:span text:style-name="T59">:= </text:span><text:span text:style-name="T60">True</text:span><text:span text:style-name="T60"><text:line-break/></text:span><text:span text:style-name="T60"> <text:s text:c="3"/></text:span><text:span text:style-name="T58">myRegister <text:s text:c="19"/></text:span><text:span text:style-name="T59">:= </text:span><text:span text:style-name="T58">myRegister </text:span><text:span text:style-name="T59">+ </text:span><text:span text:style-name="T61">1</text:span><text:span text:style-name="T61"><text:line-break/></text:span><text:span text:style-name="T61"> <text:s text:c="3"/></text:span><text:span text:style-name="T58">myRegisterWithReset </text:span><text:span text:style-name="T59">:= </text:span><text:span text:style-name="T58">myRegisterWithReset </text:span><text:span text:style-name="T59">+ </text:span><text:span text:style-name="T61">1</text:span><text:span text:style-name="T61"><text:line-break/></text:span><text:span text:style-name="T59">}</text:span></text:p>
            </text:list-header>
          </text:list>
          <draw:enhanced-geometry svg:viewBox="0 0 21600 21600" draw:type="rectangle" draw:enhanced-path="M 0 0 L 21600 0 21600 21600 0 21600 0 0 Z N"/>
        </draw:custom-shape>
        <draw:g>
          <draw:g>
            <draw:rect draw:style-name="gr570" draw:text-style-name="P28" draw:layer="layout" svg:width="1cm" svg:height="1.747cm" svg:x="20.486cm" svg:y="10.05cm">
              <text:p/>
            </draw:rect>
            <draw:custom-shape draw:style-name="gr571" draw:text-style-name="P39" draw:layer="layout" svg:width="0.3cm" svg:height="0.3cm" draw:transform="rotate (-1.5707963267957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72" draw:text-style-name="P41" draw:layer="layout" svg:width="0.807cm" svg:height="0.758cm" svg:x="20.329cm" svg:y="10.055cm">
            <draw:text-box>
              <text:p text:style-name="P40"><text:span text:style-name="T28">D</text:span></text:p>
            </draw:text-box>
          </draw:frame>
          <draw:frame draw:style-name="gr573" draw:text-style-name="P41" draw:layer="layout" svg:width="0.832cm" svg:height="0.758cm" svg:x="20.83cm" svg:y="10.056cm">
            <draw:text-box>
              <text:p text:style-name="P40"><text:span text:style-name="T28">Q</text:span></text:p>
            </draw:text-box>
          </draw:frame>
        </draw:g>
        <draw:frame draw:style-name="gr574" draw:text-style-name="P41" draw:layer="layout" svg:width="2.644cm" svg:height="0.758cm" svg:x="19.682cm" svg:y="9.308cm">
          <draw:text-box>
            <text:p text:style-name="P40"><text:span text:style-name="T28">myRegister</text:span></text:p>
          </draw:text-box>
        </draw:frame>
        <draw:frame draw:style-name="gr575" draw:text-style-name="P41" draw:layer="layout" svg:width="1.281cm" svg:height="0.758cm" svg:x="19.205cm" svg:y="11.055cm">
          <draw:text-box>
            <text:p text:style-name="P40"><text:span text:style-name="T28">clk</text:span></text:p>
          </draw:text-box>
        </draw:frame>
        <draw:line draw:style-name="gr576" draw:text-style-name="P28" draw:layer="layout" svg:x1="20.205cm" svg:y1="11.418cm" svg:x2="20.486cm" svg:y2="11.418cm">
          <text:p/>
        </draw:line>
        <draw:frame draw:style-name="gr577" draw:text-style-name="P41" draw:layer="layout" svg:width="2.246cm" svg:height="0.758cm" svg:x="20.936cm" svg:y="6.429cm">
          <draw:text-box>
            <text:p text:style-name="P40"><text:span text:style-name="T28">mySignal</text:span></text:p>
          </draw:text-box>
        </draw:frame>
        <draw:connector draw:style-name="gr578" draw:text-style-name="P28" draw:layer="layout" svg:x1="19.581cm" svg:y1="9.604cm" svg:x2="20.486cm" svg:y2="10.425cm" draw:start-shape="id174" draw:start-glue-point="2" svg:d="M19581 9604v681h905v140">
          <text:p/>
        </draw:connector>
        <draw:path draw:style-name="gr579" draw:text-style-name="P39" xml:id="id174" draw:id="id174" draw:layer="layout" svg:width="0.749cm" svg:height="0.749cm" svg:x="19.206cm" svg:y="8.854cm" svg:viewBox="0 0 750 750" svg:d="M375 0c213 0 375 162 375 375s-162 375-375 375-375-162-375-375 162-375 375-375z">
          <text:p text:style-name="P42"><text:span text:style-name="T29">+</text:span></text:p>
        </draw:path>
        <draw:connector draw:style-name="gr580" draw:text-style-name="P28" draw:layer="layout" svg:x1="22.244cm" svg:y1="10.469cm" svg:x2="22.244cm" svg:y2="9.22cm" svg:d="M22244 10469v-1249">
          <text:p/>
        </draw:connector>
        <draw:line draw:style-name="gr581" draw:text-style-name="P28" draw:layer="layout" svg:x1="21.486cm" svg:y1="10.469cm" svg:x2="22.244cm" svg:y2="10.469cm">
          <text:p/>
        </draw:line>
        <draw:connector draw:style-name="gr582" draw:text-style-name="P28" draw:layer="layout" svg:x1="18.739cm" svg:y1="9.228cm" svg:x2="19.206cm" svg:y2="9.231cm" svg:d="M18739 9228h234v3h233">
          <text:p/>
        </draw:connector>
        <draw:frame draw:style-name="gr583" draw:text-style-name="P41" draw:layer="layout" svg:width="1.281cm" svg:height="0.758cm" svg:x="17.885cm" svg:y="8.837cm">
          <draw:text-box>
            <text:p text:style-name="P40"><text:span text:style-name="T28">1</text:span></text:p>
          </draw:text-box>
        </draw:frame>
        <draw:frame draw:style-name="gr584" draw:text-style-name="P41" draw:layer="layout" svg:width="4.617cm" svg:height="0.758cm" svg:x="18.603cm" svg:y="12.595cm">
          <draw:text-box>
            <text:p text:style-name="P40"><text:span text:style-name="T28">myRegisterWithReset</text:span></text:p>
          </draw:text-box>
        </draw:frame>
        <draw:path draw:style-name="gr585" draw:text-style-name="P39" draw:layer="layout" svg:width="0.749cm" svg:height="0.749cm" svg:x="18.172cm" svg:y="12.186cm" svg:viewBox="0 0 750 750" svg:d="M375 0c213 0 375 162 375 375s-162 375-375 375-375-162-375-375 162-375 375-375z">
          <text:p text:style-name="P42"><text:span text:style-name="T29">+</text:span></text:p>
        </draw:path>
        <draw:line draw:style-name="gr586" draw:text-style-name="P28" draw:layer="layout" svg:x1="21.393cm" svg:y1="13.698cm" svg:x2="23.22cm" svg:y2="13.698cm">
          <text:p/>
        </draw:line>
        <draw:connector draw:style-name="gr587" draw:text-style-name="P28" draw:layer="layout" svg:x1="17.745cm" svg:y1="12.54cm" svg:x2="18.212cm" svg:y2="12.543cm" svg:d="M17745 12540h234v3h233">
          <text:p/>
        </draw:connector>
        <draw:frame draw:style-name="gr588" draw:text-style-name="P41" draw:layer="layout" svg:width="1.281cm" svg:height="0.758cm" svg:x="16.891cm" svg:y="12.149cm">
          <draw:text-box>
            <text:p text:style-name="P40"><text:span text:style-name="T28">1</text:span></text:p>
          </draw:text-box>
        </draw:frame>
        <draw:line draw:style-name="gr589" draw:text-style-name="P28" draw:layer="layout" svg:x1="22.04cm" svg:y1="13.898cm" svg:x2="22.221cm" svg:y2="13.537cm">
          <text:p/>
        </draw:line>
        <draw:frame draw:style-name="gr590" draw:text-style-name="P41" draw:layer="layout" svg:width="1.281cm" svg:height="0.758cm" svg:x="21.45cm" svg:y="13.796cm">
          <draw:text-box>
            <text:p text:style-name="P40"><text:span text:style-name="T28">4</text:span></text:p>
          </draw:text-box>
        </draw:frame>
        <draw:line draw:style-name="gr591" draw:text-style-name="P28" draw:layer="layout" svg:x1="21.826cm" svg:y1="10.634cm" svg:x2="22.007cm" svg:y2="10.273cm">
          <text:p/>
        </draw:line>
        <draw:frame draw:style-name="gr592" draw:text-style-name="P41" draw:layer="layout" svg:width="1.281cm" svg:height="0.758cm" svg:x="21.236cm" svg:y="10.532cm">
          <draw:text-box>
            <text:p text:style-name="P40"><text:span text:style-name="T28">4</text:span></text:p>
          </draw:text-box>
        </draw:frame>
        <draw:frame draw:style-name="gr593" draw:text-style-name="P41" draw:layer="layout" svg:width="0.786cm" svg:height="0.758cm" svg:x="20.32cm" svg:y="10.559cm">
          <draw:text-box>
            <text:p text:style-name="P40"><text:span text:style-name="T28">E</text:span></text:p>
          </draw:text-box>
        </draw:frame>
        <draw:frame draw:style-name="gr594" draw:text-style-name="P41" draw:layer="layout" svg:width="1.425cm" svg:height="0.758cm" svg:x="18.924cm" svg:y="10.559cm">
          <draw:text-box>
            <text:p text:style-name="P40"><text:span text:style-name="T28">cond</text:span></text:p>
          </draw:text-box>
        </draw:frame>
        <draw:line draw:style-name="gr595" draw:text-style-name="P28" draw:layer="layout" svg:x1="20.196cm" svg:y1="10.922cm" svg:x2="20.477cm" svg:y2="10.922cm">
          <text:p/>
        </draw:line>
        <draw:line draw:style-name="gr596" draw:text-style-name="P28" draw:layer="layout" svg:x1="23.22cm" svg:y1="12.561cm" svg:x2="23.221cm" svg:y2="13.698cm">
          <text:p/>
        </draw:line>
        <draw:line draw:style-name="gr597" draw:text-style-name="P28" draw:layer="layout" svg:x1="23.22cm" svg:y1="12.561cm" svg:x2="18.922cm" svg:y2="12.561cm">
          <text:p/>
        </draw:line>
        <draw:g>
          <draw:g>
            <draw:rect draw:style-name="gr598" draw:text-style-name="P28" draw:layer="layout" svg:width="1cm" svg:height="1.989cm" svg:x="20.363cm" svg:y="13.397cm">
              <text:p/>
            </draw:rect>
            <draw:custom-shape draw:style-name="gr599" draw:text-style-name="P39" draw:layer="layout" svg:width="0.3cm" svg:height="0.3cm" draw:transform="rotate (-1.5707963267957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00" draw:text-style-name="P41" draw:layer="layout" svg:width="0.919cm" svg:height="0.825cm" svg:x="20.206cm" svg:y="13.369cm">
            <draw:text-box>
              <text:p text:style-name="P40"><text:span text:style-name="T28">D</text:span></text:p>
            </draw:text-box>
          </draw:frame>
          <draw:frame draw:style-name="gr601" draw:text-style-name="P41" draw:layer="layout" svg:width="0.947cm" svg:height="0.826cm" svg:x="20.707cm" svg:y="13.37cm">
            <draw:text-box>
              <text:p text:style-name="P40"><text:span text:style-name="T28">Q</text:span></text:p>
            </draw:text-box>
          </draw:frame>
        </draw:g>
        <draw:frame draw:style-name="gr602" draw:text-style-name="P41" draw:layer="layout" svg:width="1.281cm" svg:height="0.758cm" svg:x="19.082cm" svg:y="14.402cm">
          <draw:text-box>
            <text:p text:style-name="P40"><text:span text:style-name="T28">clk</text:span></text:p>
          </draw:text-box>
        </draw:frame>
        <draw:line draw:style-name="gr603" draw:text-style-name="P28" draw:layer="layout" svg:x1="20.082cm" svg:y1="14.765cm" svg:x2="20.363cm" svg:y2="14.765cm">
          <text:p/>
        </draw:line>
        <draw:frame draw:style-name="gr604" draw:text-style-name="P41" draw:layer="layout" svg:width="0.786cm" svg:height="0.758cm" svg:x="20.197cm" svg:y="13.906cm">
          <draw:text-box>
            <text:p text:style-name="P40"><text:span text:style-name="T28">E</text:span></text:p>
          </draw:text-box>
        </draw:frame>
        <draw:frame draw:style-name="gr605" draw:text-style-name="P41" draw:layer="layout" svg:width="1.425cm" svg:height="0.758cm" svg:x="18.801cm" svg:y="13.906cm">
          <draw:text-box>
            <text:p text:style-name="P40"><text:span text:style-name="T28">cond</text:span></text:p>
          </draw:text-box>
        </draw:frame>
        <draw:line draw:style-name="gr606" draw:text-style-name="P28" draw:layer="layout" svg:x1="20.073cm" svg:y1="14.269cm" svg:x2="20.354cm" svg:y2="14.269cm">
          <text:p/>
        </draw:line>
        <draw:line draw:style-name="gr607" draw:text-style-name="P28" draw:layer="layout" svg:x1="20.363cm" svg:y1="13.77cm" svg:x2="18.544cm" svg:y2="13.77cm">
          <text:p/>
        </draw:line>
        <draw:line draw:style-name="gr608" draw:text-style-name="P28" draw:layer="layout" svg:x1="18.547cm" svg:y1="12.936cm" svg:x2="18.545cm" svg:y2="13.77cm">
          <text:p/>
        </draw:line>
        <draw:custom-shape draw:style-name="gr609" draw:text-style-name="P28" draw:layer="layout" svg:width="1.443cm" svg:height="0.421cm" draw:transform="rotate (1.5707963267946)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10" draw:text-style-name="P28" draw:layer="layout" svg:x1="20.481cm" svg:y1="7.804cm" svg:x2="20.481cm" svg:y2="7.349cm">
          <text:p/>
        </draw:line>
        <draw:line draw:style-name="gr611" draw:text-style-name="P28" draw:layer="layout" svg:x1="20.681cm" svg:y1="6.846cm" svg:x2="21.038cm" svg:y2="6.846cm">
          <text:p/>
        </draw:line>
        <draw:line draw:style-name="gr612" draw:text-style-name="P28" draw:layer="layout" svg:x1="19.686cm" svg:y1="6.489cm" svg:x2="20.25cm" svg:y2="6.489cm">
          <text:p/>
        </draw:line>
        <draw:line draw:style-name="gr613" draw:text-style-name="P28" draw:layer="layout" svg:x1="19.696cm" svg:y1="7.165cm" svg:x2="20.26cm" svg:y2="7.165cm">
          <text:p/>
        </draw:line>
        <draw:frame draw:style-name="gr614" draw:text-style-name="P41" draw:layer="layout" svg:width="1.425cm" svg:height="0.758cm" svg:x="18.397cm" svg:y="6.785cm">
          <draw:text-box>
            <text:p text:style-name="P40"><text:span text:style-name="T28">True</text:span></text:p>
          </draw:text-box>
        </draw:frame>
        <draw:frame draw:style-name="gr615" draw:text-style-name="P41" draw:layer="layout" svg:width="1.539cm" svg:height="0.758cm" svg:x="18.341cm" svg:y="6.086cm">
          <draw:text-box>
            <text:p text:style-name="P40"><text:span text:style-name="T28">False</text:span></text:p>
          </draw:text-box>
        </draw:frame>
        <draw:frame draw:style-name="gr616" draw:text-style-name="P41" draw:layer="layout" svg:width="1.425cm" svg:height="0.758cm" svg:x="19.737cm" svg:y="7.794cm">
          <draw:text-box>
            <text:p text:style-name="P40"><text:span text:style-name="T28">cond</text:span></text:p>
          </draw:text-box>
        </draw:frame>
        <draw:frame draw:style-name="gr617" draw:text-style-name="P41" draw:layer="layout" svg:width="1.349cm" svg:height="0.758cm" svg:x="20.177cm" svg:y="14.746cm">
          <draw:text-box>
            <text:p text:style-name="P40"><text:span text:style-name="T28">CLR</text:span></text:p>
          </draw:text-box>
        </draw:frame>
        <draw:line draw:style-name="gr618" draw:text-style-name="P28" draw:layer="layout" svg:x1="20.821cm" svg:y1="15.386cm" svg:x2="20.821cm" svg:y2="15.915cm">
          <text:p/>
        </draw:line>
        <draw:g>
          <draw:rect draw:style-name="gr619" draw:text-style-name="P28" draw:layer="layout" svg:width="0.5cm" svg:height="0.5cm" svg:x="20.073cm" svg:y="15.697cm">
            <text:p/>
          </draw:rect>
          <draw:frame draw:style-name="gr620" draw:text-style-name="P41" draw:layer="layout" svg:width="2.437cm" svg:height="0.758cm" svg:x="17.722cm" svg:y="15.548cm">
            <draw:text-box>
              <text:p text:style-name="P40"><text:span text:style-name="T28">reset</text:span></text:p>
            </draw:text-box>
          </draw:frame>
        </draw:g>
        <draw:line draw:style-name="gr621" draw:text-style-name="P28" draw:layer="layout" svg:x1="20.573cm" svg:y1="15.912cm" svg:x2="20.821cm" svg:y2="15.916cm">
          <text:p/>
        </draw:line>
        <draw:custom-shape draw:name="Flèche droite 8" draw:style-name="gr622" draw:text-style-name="P38"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3" draw:text-style-name="P64" draw:layer="layout" svg:width="24.647cm" svg:height="10.623cm" svg:x="6.632cm" svg:y="20.045cm">
          <draw:text-box>
            <text:p text:style-name="P12"><text:span text:style-name="T62">//Create a new AxiLite4 bus</text:span><text:span text:style-name="T63"><text:line-break/></text:span><text:span text:style-name="T64">val </text:span><text:span text:style-name="T65">bus </text:span><text:span text:style-name="T63">= </text:span><text:span text:style-name="T66">AxiLite4</text:span><text:span text:style-name="T63">(addressWidth = <text:s/></text:span><text:span text:style-name="T67">12</text:span><text:span text:style-name="T63">, dataWidth = </text:span><text:span text:style-name="T67">32</text:span><text:span text:style-name="T63">)</text:span><text:span text:style-name="T63"><text:line-break/></text:span><text:span text:style-name="T63"><text:line-break/></text:span><text:span text:style-name="T62">//Create the factory which is able to create some bridging logic between the bus and some hardware</text:span><text:span text:style-name="T62"><text:line-break/></text:span><text:span text:style-name="T64">val </text:span><text:span text:style-name="T65">factory </text:span><text:span text:style-name="T63">= </text:span><text:span text:style-name="T64">new </text:span><text:span text:style-name="T63">AxiLite4SlaveFactory(</text:span><text:span text:style-name="T65">bus</text:span><text:span text:style-name="T63">)</text:span><text:span text:style-name="T63"><text:line-break/></text:span><text:span text:style-name="T63"><text:line-break/></text:span><text:span text:style-name="T62">//Create 'a' and 'b' as write only register</text:span><text:span text:style-name="T62"><text:line-break/></text:span><text:span text:style-name="T64">val </text:span><text:span text:style-name="T65">a </text:span><text:span text:style-name="T63">= </text:span><text:span text:style-name="T65">factory</text:span><text:span text:style-name="T63">.createWriteOnly(UInt(</text:span><text:span text:style-name="T67">32 </text:span><text:span text:style-name="T63">bits), address = </text:span><text:span text:style-name="T67">0</text:span><text:span text:style-name="T63">)</text:span><text:span text:style-name="T63"><text:line-break/></text:span><text:span text:style-name="T64">val </text:span><text:span text:style-name="T65">b </text:span><text:span text:style-name="T63">= </text:span><text:span text:style-name="T65">factory</text:span><text:span text:style-name="T63">.createWriteOnly(UInt(</text:span><text:span text:style-name="T67">32 </text:span><text:span text:style-name="T63">bits), address = </text:span><text:span text:style-name="T67">4</text:span><text:span text:style-name="T63">)</text:span><text:span text:style-name="T63"><text:line-break/></text:span><text:span text:style-name="T63"><text:line-break/></text:span><text:span text:style-name="T62">//Do some calculation</text:span><text:span text:style-name="T62"><text:line-break/></text:span><text:span text:style-name="T64">val </text:span><text:span text:style-name="T65">result </text:span><text:span text:style-name="T63">= </text:span><text:span text:style-name="T65">a </text:span><text:span text:style-name="T63">* </text:span><text:span text:style-name="T65">b</text:span><text:span text:style-name="T65"><text:line-break/></text:span><text:span text:style-name="T65"><text:line-break/></text:span><text:span text:style-name="T62">//Make 'result' readable by the bus</text:span><text:span text:style-name="T62"><text:line-break/></text:span><text:span text:style-name="T65">factory</text:span><text:span text:style-name="T63">.read(</text:span><text:span text:style-name="T65">result</text:span><text:span text:style-name="T68">(</text:span><text:span text:style-name="T69">31 </text:span><text:span text:style-name="T68">downto </text:span><text:span text:style-name="T69">0</text:span><text:span text:style-name="T68">), address = </text:span><text:span text:style-name="T69">8</text:span><text:span text:style-name="T68">)</text:span></text:p>
          </draw:text-box>
        </draw:frame>
        <draw:connector draw:style-name="gr8" draw:text-style-name="P3" draw:layer="layout" draw:line-skew="0.646cm" svg:x1="25.576cm" svg:y1="27.141cm" svg:x2="26.161cm" svg:y2="27.136cm" svg:d="M25576 27141h939v-5h-354">
          <text:p/>
        </draw:connector>
        <draw:path draw:style-name="gr94" draw:text-style-name="P54" draw:layer="layout" svg:width="0.987cm" svg:height="0.987cm" svg:x="27.822cm" svg:y="26.918cm" svg:viewBox="0 0 988 988" svg:d="M494 0c281 0 494 213 494 494s-213 494-494 494-494-213-494-494 213-494 494-494z">
          <text:p text:style-name="P3"><text:span text:style-name="T48">x</text:span></text:p>
        </draw:path>
        <draw:g>
          <draw:frame draw:style-name="gr4" draw:text-style-name="P5" draw:layer="layout" svg:width="2.246cm" svg:height="0.725cm" svg:x="18.794cm" svg:y="27.682cm">
            <draw:text-box>
              <text:p text:style-name="P4"><text:span text:style-name="T3">bus</text:span></text:p>
            </draw:text-box>
          </draw:frame>
        </draw:g>
        <draw:frame draw:style-name="gr373" draw:text-style-name="P32" draw:layer="layout" svg:width="0.815cm" svg:height="0.882cm" svg:x="26.442cm" svg:y="26.635cm">
          <draw:text-box>
            <text:p text:style-name="P29"><text:span text:style-name="T19">a</text:span></text:p>
          </draw:text-box>
        </draw:frame>
        <draw:frame draw:style-name="gr373" draw:text-style-name="P32" draw:layer="layout" svg:width="0.815cm" svg:height="0.882cm" svg:x="26.434cm" svg:y="27.259cm">
          <draw:text-box>
            <text:p text:style-name="P29"><text:span text:style-name="T19">b</text:span></text:p>
          </draw:text-box>
        </draw:frame>
        <draw:connector draw:style-name="gr8" draw:text-style-name="P3" draw:layer="layout" draw:line-skew="0.646cm" svg:x1="25.575cm" svg:y1="27.754cm" svg:x2="26.16cm" svg:y2="27.749cm" svg:d="M25575 27754h939v-5h-354">
          <text:p/>
        </draw:connector>
        <draw:line draw:style-name="gr365" draw:text-style-name="P3" draw:layer="layout" svg:x1="27.109cm" svg:y1="27.143cm" svg:x2="27.912cm" svg:y2="27.143cm">
          <text:p/>
        </draw:line>
        <draw:line draw:style-name="gr82" draw:text-style-name="P3" draw:layer="layout" svg:x1="28.81cm" svg:y1="27.412cm" svg:x2="29.36cm" svg:y2="27.412cm">
          <text:p/>
        </draw:line>
        <draw:line draw:style-name="gr82" draw:text-style-name="P3" draw:layer="layout" svg:x1="28.81cm" svg:y1="27.412cm" svg:x2="29.36cm" svg:y2="27.412cm">
          <text:p/>
        </draw:line>
        <draw:frame draw:style-name="gr376" draw:text-style-name="P32" draw:layer="layout" svg:width="1.882cm" svg:height="0.882cm" svg:x="29.25cm" svg:y="26.964cm">
          <draw:text-box>
            <text:p text:style-name="P29"><text:span text:style-name="T19">result</text:span></text:p>
          </draw:text-box>
        </draw:frame>
        <draw:line draw:style-name="gr82" draw:text-style-name="P3" draw:layer="layout" svg:x1="30.143cm" svg:y1="28.861cm" svg:x2="30.153cm" svg:y2="27.746cm">
          <text:p/>
        </draw:line>
        <draw:line draw:style-name="gr365" draw:text-style-name="P3" draw:layer="layout" svg:x1="30.143cm" svg:y1="28.861cm" svg:x2="25.547cm" svg:y2="28.862cm">
          <text:p/>
        </draw:line>
        <draw:line draw:style-name="gr365" draw:text-style-name="P3" draw:layer="layout" svg:x1="27.109cm" svg:y1="27.743cm" svg:x2="27.912cm" svg:y2="27.743cm">
          <text:p/>
        </draw:line>
        <draw:custom-shape draw:style-name="gr42" draw:text-style-name="P11"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3" draw:layer="layout" svg:x1="20.889cm" svg:y1="28.063cm" svg:x2="22.133cm" svg:y2="28.063cm">
          <text:p/>
        </draw:line>
        <draw:custom-shape draw:name="Flèche droite 8" draw:style-name="gr624" draw:text-style-name="P38"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5" draw:layer="layout" svg:width="2.246cm" svg:height="0.725cm" svg:x="1.99cm" svg:y="20.357cm">
            <draw:text-box>
              <text:p text:style-name="P4"><text:span text:style-name="T3">bus</text:span></text:p>
            </draw:text-box>
          </draw:frame>
        </draw:g>
        <draw:path draw:style-name="gr94" draw:text-style-name="P54" draw:layer="layout" svg:width="0.987cm" svg:height="0.987cm" svg:x="4.071cm" svg:y="27.054cm" svg:viewBox="0 0 988 988" svg:d="M494 0c281 0 494 213 494 494s-213 494-494 494-494-213-494-494 213-494 494-494z">
          <text:p text:style-name="P3"><text:span text:style-name="T48">x</text:span></text:p>
        </draw:path>
        <draw:line draw:style-name="gr365" draw:text-style-name="P3" draw:layer="layout" svg:x1="4.807cm" svg:y1="26.241cm" svg:x2="4.807cm" svg:y2="27.044cm">
          <text:p/>
        </draw:line>
        <draw:line draw:style-name="gr82" draw:text-style-name="P3" draw:layer="layout" svg:x1="4.538cm" svg:y1="28.042cm" svg:x2="4.538cm" svg:y2="28.592cm">
          <text:p/>
        </draw:line>
        <draw:line draw:style-name="gr82" draw:text-style-name="P3" draw:layer="layout" svg:x1="4.538cm" svg:y1="28.042cm" svg:x2="4.538cm" svg:y2="28.592cm">
          <text:p/>
        </draw:line>
        <draw:line draw:style-name="gr82" draw:text-style-name="P3" draw:layer="layout" svg:x1="3.051cm" svg:y1="30.247cm" svg:x2="4.51cm" svg:y2="30.247cm">
          <text:p/>
        </draw:line>
        <draw:line draw:style-name="gr365" draw:text-style-name="P3" draw:layer="layout" svg:x1="3.089cm" svg:y1="30.247cm" svg:x2="3.088cm" svg:y2="24.279cm">
          <text:p/>
        </draw:line>
        <draw:line draw:style-name="gr365" draw:text-style-name="P3" draw:layer="layout" svg:x1="4.207cm" svg:y1="26.241cm" svg:x2="4.207cm" svg:y2="27.044cm">
          <text:p/>
        </draw:line>
        <draw:frame draw:style-name="gr373" draw:text-style-name="P32" draw:layer="layout" svg:width="0.815cm" svg:height="0.882cm" svg:x="3.832cm" svg:y="25.359cm">
          <draw:text-box>
            <text:p text:style-name="P29"><text:span text:style-name="T19">a</text:span></text:p>
          </draw:text-box>
        </draw:frame>
        <draw:frame draw:style-name="gr373" draw:text-style-name="P32" draw:layer="layout" svg:width="0.815cm" svg:height="0.882cm" svg:x="4.433cm" svg:y="25.359cm">
          <draw:text-box>
            <text:p text:style-name="P29"><text:span text:style-name="T19">b</text:span></text:p>
          </draw:text-box>
        </draw:frame>
        <draw:frame draw:style-name="gr376" draw:text-style-name="P32" draw:layer="layout" svg:width="1.882cm" svg:height="0.882cm" svg:x="3.547cm" svg:y="28.592cm">
          <draw:text-box>
            <text:p text:style-name="P29"><text:span text:style-name="T19">result</text:span></text:p>
          </draw:text-box>
        </draw:frame>
        <draw:line draw:style-name="gr82" draw:text-style-name="P3" draw:layer="layout" svg:x1="4.51cm" svg:y1="29.474cm" svg:x2="4.497cm" svg:y2="30.247cm">
          <text:p/>
        </draw:line>
        <draw:line draw:style-name="gr82" draw:text-style-name="P3" draw:layer="layout" svg:x1="4.818cm" svg:y1="23.98cm" svg:x2="4.796cm" svg:y2="25.359cm">
          <text:p/>
        </draw:line>
        <draw:line draw:style-name="gr82" draw:text-style-name="P3" draw:layer="layout" svg:x1="4.25cm" svg:y1="24cm" svg:x2="4.225cm" svg:y2="25.359cm">
          <text:p/>
        </draw:line>
        <draw:line draw:style-name="gr415" draw:text-style-name="P3" draw:layer="layout" svg:x1="3.628cm" svg:y1="20.982cm" svg:x2="3.635cm" svg:y2="22.132cm">
          <text:p/>
        </draw:line>
        <draw:custom-shape draw:style-name="gr42" draw:text-style-name="P11"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25" draw:text-style-name="P3"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626" draw:text-style-name="P3" draw:layer="layout" svg:x1="13.261cm" svg:y1="51.082cm" svg:x2="14.261cm" svg:y2="51.082cm">
          <text:p/>
        </draw:line>
        <draw:line draw:style-name="gr626" draw:text-style-name="P3" draw:layer="layout" svg:x1="14.261cm" svg:y1="57.332cm" svg:x2="14.251cm" svg:y2="51.066cm">
          <text:p/>
        </draw:line>
        <draw:line draw:style-name="gr627" draw:text-style-name="P3" draw:layer="layout" svg:x1="14.261cm" svg:y1="51.082cm" svg:x2="15.261cm" svg:y2="51.082cm">
          <text:p/>
        </draw:line>
        <draw:line draw:style-name="gr626" draw:text-style-name="P3" draw:layer="layout" svg:x1="13.241cm" svg:y1="53.082cm" svg:x2="14.241cm" svg:y2="53.082cm">
          <text:p/>
        </draw:line>
        <draw:line draw:style-name="gr627" draw:text-style-name="P3" draw:layer="layout" svg:x1="14.241cm" svg:y1="53.082cm" svg:x2="15.241cm" svg:y2="53.082cm">
          <text:p/>
        </draw:line>
        <draw:line draw:style-name="gr627" draw:text-style-name="P3" draw:layer="layout" svg:x1="14.221cm" svg:y1="55.082cm" svg:x2="15.221cm" svg:y2="55.082cm">
          <text:p/>
        </draw:line>
        <draw:line draw:style-name="gr628" draw:text-style-name="P3" draw:layer="layout" svg:x1="21.367cm" svg:y1="56.846cm" svg:x2="21.367cm" svg:y2="51.03cm">
          <text:p/>
        </draw:line>
        <draw:line draw:style-name="gr629" draw:text-style-name="P65" draw:layer="layout" svg:x1="21.377cm" svg:y1="51.046cm" svg:x2="22.377cm" svg:y2="51.046cm">
          <text:p/>
        </draw:line>
        <draw:line draw:style-name="gr628" draw:text-style-name="P3" draw:layer="layout" svg:x1="19.257cm" svg:y1="55.046cm" svg:x2="21.337cm" svg:y2="55.046cm">
          <text:p/>
        </draw:line>
        <draw:line draw:style-name="gr629" draw:text-style-name="P3" draw:layer="layout" svg:x1="21.357cm" svg:y1="53.046cm" svg:x2="22.357cm" svg:y2="53.046cm">
          <text:p/>
        </draw:line>
        <draw:line draw:style-name="gr629" draw:text-style-name="P3" draw:layer="layout" svg:x1="21.337cm" svg:y1="55.046cm" svg:x2="22.337cm" svg:y2="55.046cm">
          <text:p/>
        </draw:line>
        <draw:line draw:style-name="gr629" draw:text-style-name="P3" draw:layer="layout" svg:x1="21.377cm" svg:y1="56.846cm" svg:x2="22.317cm" svg:y2="56.846cm">
          <text:p/>
        </draw:line>
        <draw:line draw:style-name="gr626" draw:text-style-name="P3" draw:layer="layout" svg:x1="14.261cm" svg:y1="57.332cm" svg:x2="22.317cm" svg:y2="57.349cm">
          <text:p/>
        </draw:line>
        <draw:frame draw:style-name="gr630" draw:text-style-name="P66" draw:layer="layout" svg:width="1.878cm" svg:height="0.963cm" svg:x="13.231cm" svg:y="50.119cm">
          <draw:text-box>
            <text:p><text:span text:style-name="T70">AXI4</text:span></text:p>
          </draw:text-box>
        </draw:frame>
        <draw:frame draw:style-name="gr631" draw:text-style-name="P67" draw:layer="layout" svg:width="2.123cm" svg:height="0.963cm" svg:x="19.271cm" svg:y="54.083cm">
          <draw:text-box>
            <text:p><text:span text:style-name="T71">APB3</text:span></text:p>
          </draw:text-box>
        </draw:frame>
        <draw:frame draw:style-name="gr632" draw:text-style-name="P64" draw:layer="layout" svg:width="14.773cm" svg:height="3.975cm" svg:x="5.322cm" svg:y="32.486cm">
          <draw:text-box>
            <text:p text:style-name="P12"><text:span text:style-name="T64">val </text:span><text:span text:style-name="T65">source </text:span><text:span text:style-name="T63">= Stream(</text:span><text:span text:style-name="T66">RGB</text:span><text:span text:style-name="T63">(</text:span><text:span text:style-name="T67">5</text:span><text:span text:style-name="T63">,</text:span><text:span text:style-name="T67">6</text:span><text:span text:style-name="T63">,</text:span><text:span text:style-name="T67">5</text:span><text:span text:style-name="T63">))</text:span><text:span text:style-name="T63"><text:line-break/></text:span><text:span text:style-name="T64">val </text:span><text:span text:style-name="T65">sink </text:span><text:span text:style-name="T63">= </text:span><text:span text:style-name="T65">source</text:span><text:span text:style-name="T63">.throwWhen(</text:span><text:span text:style-name="T65">source</text:span><text:span text:style-name="T63">.</text:span><text:span text:style-name="T65">payload</text:span><text:span text:style-name="T68">.isBlack).stage()</text:span><text:span text:style-name="T68"><text:line-break/></text:span><text:span text:style-name="T68"/></text:p>
          </draw:text-box>
        </draw:frame>
        <draw:frame draw:style-name="gr633" draw:layer="layout" svg:width="17.389cm" svg:height="8.568cm" svg:x="4.622cm" svg:y="34.186cm">
          <draw:image xlink:href="Pictures/2000039E00003C1900001D9D58D6192DD393CE66.svm" xlink:type="simple" xlink:show="embed" xlink:actuate="onLoad">
            <text:p/>
          </draw:image>
        </draw:frame>
        <draw:frame draw:style-name="gr634" draw:text-style-name="P69" draw:layer="layout" svg:width="11.405cm" svg:height="11.291cm" svg:x="33.751cm" svg:y="47.21cm">
          <draw:text-box>
            <text:p text:style-name="P12"><text:span text:style-name="T72">val <text:s/></text:span><text:span text:style-name="T73">bridge <text:s/></text:span><text:span text:style-name="T74">= <text:s/></text:span><text:span text:style-name="T75">Axi4ToApb3Bridge</text:span><text:span text:style-name="T76">(</text:span><text:span text:style-name="T76"><text:line-break/></text:span><text:span text:style-name="T76"> <text:s text:c="3"/>addressWidth <text:s/>= <text:s/></text:span><text:span text:style-name="T77">20</text:span><text:span text:style-name="T76">,</text:span><text:span text:style-name="T76"><text:line-break/></text:span><text:span text:style-name="T76"> <text:s text:c="3"/>dataWidth <text:s text:c="7"/>= <text:s/></text:span><text:span text:style-name="T77">32</text:span><text:span text:style-name="T76">,</text:span><text:span text:style-name="T76"><text:line-break/></text:span><text:span text:style-name="T76"> <text:s text:c="3"/>idWidth <text:s text:c="12"/>= <text:s/></text:span><text:span text:style-name="T77">4</text:span><text:span text:style-name="T77"><text:line-break/></text:span><text:span text:style-name="T76">)</text:span></text:p>
            <text:p text:style-name="P12"><text:span text:style-name="T76"/></text:p>
            <text:p text:style-name="P68"><text:span text:style-name="T78">val <text:s/></text:span><text:span text:style-name="T73">apbDecoder <text:s/></text:span><text:span text:style-name="T76">= <text:s/>Apb3Decoder(</text:span><text:span text:style-name="T76"><text:line-break/></text:span><text:span text:style-name="T76"> <text:s text:c="3"/>master <text:s/>= <text:s/></text:span><text:span text:style-name="T73">bridge</text:span><text:span text:style-name="T76">.io.apb,</text:span><text:span text:style-name="T76"><text:line-break/></text:span><text:span text:style-name="T76"> <text:s text:c="3"/>slaves <text:s/>= <text:s/></text:span><text:span text:style-name="T73">List</text:span><text:span text:style-name="T76">(</text:span><text:span text:style-name="T76"><text:line-break/></text:span><text:span text:style-name="T76"> <text:s text:c="7"/>gpioACtrl.io.apb <text:s text:c="4"/></text:span><text:span text:style-name="T76"><text:tab/></text:span><text:span text:style-name="T76">-&gt; (</text:span><text:span text:style-name="T77">0x00000</text:span><text:span text:style-name="T76">, <text:s/></text:span><text:span text:style-name="T77">4 <text:s/></text:span><text:span text:style-name="T76">kB),</text:span><text:span text:style-name="T76"><text:line-break/></text:span><text:span text:style-name="T76"> <text:s text:c="7"/>uartCtrl.io.apb <text:s text:c="7"/></text:span><text:span text:style-name="T76"><text:tab/></text:span><text:span text:style-name="T76">-&gt; (</text:span><text:span text:style-name="T77">0x10000</text:span><text:span text:style-name="T76">, <text:s/></text:span><text:span text:style-name="T77">4 <text:s/></text:span><text:span text:style-name="T76">kB),</text:span><text:span text:style-name="T76"><text:line-break/></text:span><text:span text:style-name="T76"> <text:s text:c="7"/>timerCtrl.io.apb <text:s text:c="5"/></text:span><text:span text:style-name="T76"><text:tab/></text:span><text:span text:style-name="T76">-&gt; (</text:span><text:span text:style-name="T77">0x20000</text:span><text:span text:style-name="T76">, <text:s/></text:span><text:span text:style-name="T77">4 <text:s/></text:span><text:span text:style-name="T76">kB),</text:span><text:span text:style-name="T76"><text:line-break/></text:span><text:span text:style-name="T76"> <text:s text:c="7"/>vgaCtrl.io.apb <text:s text:c="15"/>-&gt; (</text:span><text:span text:style-name="T77">0x30000</text:span><text:span text:style-name="T76">, <text:s/></text:span><text:span text:style-name="T77">4 <text:s/></text:span><text:span text:style-name="T76">kB),</text:span><text:span text:style-name="T76"><text:line-break/></text:span><text:span text:style-name="T76"> <text:s text:c="7"/>core.io.debugBus <text:s/></text:span><text:span text:style-name="T76"><text:tab/></text:span><text:span text:style-name="T76">-&gt; (</text:span><text:span text:style-name="T77">0xF0000</text:span><text:span text:style-name="T76">, <text:s/></text:span><text:span text:style-name="T77">4 <text:s/></text:span><text:span text:style-name="T76">kB)</text:span><text:span text:style-name="T76"><text:line-break/></text:span><text:span text:style-name="T76"> <text:s text:c="3"/>)</text:span><text:span text:style-name="T76"><text:line-break/></text:span><text:span text:style-name="T76">)</text:span></text:p>
          </draw:text-box>
        </draw:frame>
        <draw:line draw:style-name="gr635" draw:text-style-name="P3" draw:layer="layout" svg:x1="8cm" svg:y1="53.07cm" svg:x2="9.25cm" svg:y2="53.07cm">
          <text:p/>
        </draw:line>
        <draw:line draw:style-name="gr635" draw:text-style-name="P3" draw:layer="layout" svg:x1="25.45cm" svg:y1="51.101cm" svg:x2="26.772cm" svg:y2="51.101cm">
          <text:p/>
        </draw:line>
        <draw:line draw:style-name="gr635" draw:text-style-name="P3" draw:layer="layout" svg:x1="25.388cm" svg:y1="55.137cm" svg:x2="26.71cm" svg:y2="55.137cm">
          <text:p/>
        </draw:line>
        <draw:line draw:style-name="gr636" draw:text-style-name="P3" draw:layer="layout" svg:x1="25.369cm" svg:y1="57.105cm" svg:x2="26.691cm" svg:y2="57.105cm">
          <text:p/>
        </draw:line>
        <draw:line draw:style-name="gr635" draw:text-style-name="P3" draw:layer="layout" svg:x1="19.25cm" svg:y1="51.07cm" svg:x2="20.5cm" svg:y2="51.07cm">
          <text:p/>
        </draw:line>
        <draw:connector draw:style-name="gr637" draw:text-style-name="P28" draw:layer="layout" svg:x1="19.956cm" svg:y1="9.229cm" svg:x2="22.244cm" svg:y2="9.221cm" draw:start-shape="id174" draw:start-glue-point="1" svg:d="M19956 9229h1414v-8h874">
          <text:p/>
        </draw:connector>
      </draw:page>
      <draw:page draw:name="page22" draw:style-name="dp1" draw:master-page-name="Standard">
        <draw:rect draw:style-name="gr1" draw:text-style-name="P2" draw:layer="layout" svg:width="9.2cm" svg:height="0.735cm" svg:x="29.239cm" svg:y="4.546cm">
          <text:p text:style-name="P1"><text:span text:style-name="T1">FPGA</text:span></text:p>
        </draw:rect>
        <draw:rect draw:style-name="gr2" draw:text-style-name="P3" draw:layer="layout" svg:width="9.2cm" svg:height="6.022cm" svg:x="29.239cm" svg:y="5.281cm">
          <text:p/>
        </draw:rect>
        <draw:rect draw:style-name="gr2" draw:text-style-name="P3" draw:layer="layout" svg:width="8.263cm" svg:height="4.005cm" svg:x="12.218cm" svg:y="40.795cm">
          <text:p/>
        </draw:rect>
        <draw:rect draw:style-name="gr2" draw:text-style-name="P3" draw:layer="layout" svg:width="9.428cm" svg:height="3.46cm" svg:x="12.266cm" svg:y="33.033cm">
          <text:p/>
        </draw:rect>
        <draw:rect draw:style-name="gr1" draw:text-style-name="P2" draw:layer="layout" svg:width="9.428cm" svg:height="0.735cm" svg:x="12.266cm" svg:y="32.298cm">
          <text:p text:style-name="P1"><text:span text:style-name="T1">Toplevel</text:span></text:p>
        </draw:rect>
        <draw:g>
          <draw:g>
            <draw:rect draw:style-name="gr2" draw:text-style-name="P3" draw:layer="layout" svg:width="1cm" svg:height="1.747cm" svg:x="15.04cm" svg:y="-10.096cm">
              <text:p/>
            </draw:rect>
            <draw:custom-shape draw:style-name="gr41" draw:text-style-name="P13" draw:layer="layout" svg:width="0.3cm" svg:height="0.3cm" draw:transform="rotate (-1.5707963267957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4.883cm" svg:y="-10.074cm">
            <draw:text-box>
              <text:p text:style-name="P4"><text:span text:style-name="T3">D</text:span></text:p>
            </draw:text-box>
          </draw:frame>
          <draw:frame draw:style-name="gr85" draw:text-style-name="P5" draw:layer="layout" svg:width="0.832cm" svg:height="0.725cm" svg:x="15.384cm" svg:y="-10.073cm">
            <draw:text-box>
              <text:p text:style-name="P4"><text:span text:style-name="T3">Q</text:span></text:p>
            </draw:text-box>
          </draw:frame>
        </draw:g>
        <draw:g>
          <draw:g>
            <draw:rect draw:style-name="gr2" draw:text-style-name="P3" draw:layer="layout" svg:width="1cm" svg:height="1.747cm" svg:x="15.041cm" svg:y="-10.095cm">
              <text:p/>
            </draw:rect>
            <draw:custom-shape draw:style-name="gr41" draw:text-style-name="P13" draw:layer="layout" svg:width="0.3cm" svg:height="0.3cm" draw:transform="rotate (-1.5707963267957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4.884cm" svg:y="-10.073cm">
            <draw:text-box>
              <text:p text:style-name="P4"><text:span text:style-name="T3">D</text:span></text:p>
            </draw:text-box>
          </draw:frame>
          <draw:frame draw:style-name="gr85" draw:text-style-name="P5" draw:layer="layout" svg:width="0.832cm" svg:height="0.725cm" svg:x="15.385cm" svg:y="-10.072cm">
            <draw:text-box>
              <text:p text:style-name="P4"><text:span text:style-name="T3">Q</text:span></text:p>
            </draw:text-box>
          </draw:frame>
        </draw:g>
        <draw:frame draw:style-name="gr90" draw:text-style-name="P5" draw:layer="layout" svg:width="1.281cm" svg:height="0.725cm" svg:x="13.76cm" svg:y="-9.089cm">
          <draw:text-box>
            <text:p text:style-name="P4"><text:span text:style-name="T3">clk</text:span></text:p>
          </draw:text-box>
        </draw:frame>
        <draw:line draw:style-name="gr82" draw:text-style-name="P3" draw:layer="layout" svg:x1="14.76cm" svg:y1="-8.743cm" svg:x2="15.041cm" svg:y2="-8.743cm">
          <text:p/>
        </draw:line>
        <draw:line draw:style-name="gr82" draw:text-style-name="P3" draw:layer="layout" svg:x1="16.082cm" svg:y1="-9.699cm" svg:x2="16.617cm" svg:y2="-9.699cm">
          <text:p/>
        </draw:line>
        <draw:line draw:style-name="gr82" draw:text-style-name="P3" draw:layer="layout" svg:x1="14.483cm" svg:y1="-9.699cm" svg:x2="15.018cm" svg:y2="-9.699cm">
          <text:p/>
        </draw:line>
        <draw:frame draw:style-name="gr87" draw:text-style-name="P5" draw:layer="layout" svg:width="1.353cm" svg:height="0.725cm" svg:x="25.959cm" svg:y="-11.18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4.93cm" svg:y="-4.611cm">
              <draw:text-box>
                <text:p text:style-name="P4"><text:span text:style-name="T3">D</text:span></text:p>
              </draw:text-box>
            </draw:frame>
            <draw:frame draw:style-name="gr85" draw:text-style-name="P5" draw:layer="layout" svg:width="0.832cm" svg:height="0.725cm" svg:x="15.431cm" svg:y="-4.61cm">
              <draw:text-box>
                <text:p text:style-name="P4"><text:span text:style-name="T3">Q</text:span></text:p>
              </draw:text-box>
            </draw:frame>
          </draw:g>
          <draw:frame draw:style-name="gr88" draw:text-style-name="P19" draw:layer="layout" svg:width="1.205cm" svg:height="0.725cm" svg:x="14.987cm" svg:y="-3.432cm">
            <draw:text-box>
              <text:p text:style-name="P4"><text:span text:style-name="T10">CLR</text:span></text:p>
            </draw:text-box>
          </draw:frame>
        </draw:g>
        <draw:line draw:style-name="gr82" draw:text-style-name="P3" draw:layer="layout" svg:x1="15.589cm" svg:y1="-2.888cm" svg:x2="15.589cm" svg:y2="-2.465cm">
          <text:p/>
        </draw:line>
        <draw:frame draw:style-name="gr89" draw:text-style-name="P5" draw:layer="layout" svg:width="1.446cm" svg:height="0.725cm" svg:x="14.037cm" svg:y="-2.822cm">
          <draw:text-box>
            <text:p text:style-name="P4"><text:span text:style-name="T3">reset</text:span></text:p>
          </draw:text-box>
        </draw:frame>
        <draw:frame draw:style-name="gr90" draw:text-style-name="P5" draw:layer="layout" svg:width="1.281cm" svg:height="0.725cm" svg:x="13.806cm" svg:y="-3.711cm">
          <draw:text-box>
            <text:p text:style-name="P4"><text:span text:style-name="T3">clk</text:span></text:p>
          </draw:text-box>
        </draw:frame>
        <draw:line draw:style-name="gr82" draw:text-style-name="P3" draw:layer="layout" svg:x1="14.806cm" svg:y1="-3.365cm" svg:x2="15.087cm" svg:y2="-3.365cm">
          <text:p/>
        </draw:line>
        <draw:line draw:style-name="gr82" draw:text-style-name="P3" draw:layer="layout" svg:x1="16.128cm" svg:y1="-4.26cm" svg:x2="16.663cm" svg:y2="-4.26cm">
          <text:p/>
        </draw:line>
        <draw:line draw:style-name="gr82" draw:text-style-name="P3" draw:layer="layout" svg:x1="14.529cm" svg:y1="-4.26cm" svg:x2="15.064cm" svg:y2="-4.26cm">
          <text:p/>
        </draw:line>
        <draw:g>
          <draw:g>
            <draw:rect draw:style-name="gr2" draw:text-style-name="P3" draw:layer="layout" svg:width="1cm" svg:height="1.747cm" svg:x="20.649cm" svg:y="-3.639cm">
              <text:p/>
            </draw:rect>
            <draw:custom-shape draw:style-name="gr41" draw:text-style-name="P13" draw:layer="layout" svg:width="0.3cm" svg:height="0.3cm" draw:transform="rotate (-1.5707963267957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20.492cm" svg:y="-3.617cm">
            <draw:text-box>
              <text:p text:style-name="P4"><text:span text:style-name="T3">D</text:span></text:p>
            </draw:text-box>
          </draw:frame>
          <draw:frame draw:style-name="gr85" draw:text-style-name="P5" draw:layer="layout" svg:width="0.832cm" svg:height="0.725cm" svg:x="20.993cm" svg:y="-3.616cm">
            <draw:text-box>
              <text:p text:style-name="P4"><text:span text:style-name="T3">Q</text:span></text:p>
            </draw:text-box>
          </draw:frame>
        </draw:g>
        <draw:frame draw:style-name="gr90" draw:text-style-name="P5" draw:layer="layout" svg:width="1.281cm" svg:height="0.725cm" svg:x="19.368cm" svg:y="-2.617cm">
          <draw:text-box>
            <text:p text:style-name="P4"><text:span text:style-name="T3">clk</text:span></text:p>
          </draw:text-box>
        </draw:frame>
        <draw:line draw:style-name="gr82" draw:text-style-name="P3" draw:layer="layout" svg:x1="20.368cm" svg:y1="-2.271cm" svg:x2="20.649cm" svg:y2="-2.271cm">
          <text:p/>
        </draw:line>
        <draw:frame draw:style-name="gr96" draw:text-style-name="P5" draw:layer="layout" svg:width="0.786cm" svg:height="0.725cm" svg:x="20.483cm" svg:y="-3.113cm">
          <draw:text-box>
            <text:p text:style-name="P4"><text:span text:style-name="T3">E</text:span></text:p>
          </draw:text-box>
        </draw:frame>
        <draw:line draw:style-name="gr82" draw:text-style-name="P3" draw:layer="layout" svg:x1="21.7cm" svg:y1="-3.257cm" svg:x2="22.235cm" svg:y2="-3.257cm">
          <text:p/>
        </draw:line>
        <draw:line draw:style-name="gr82" draw:text-style-name="P3" draw:layer="layout" svg:x1="20.101cm" svg:y1="-3.257cm" svg:x2="20.636cm" svg:y2="-3.257cm">
          <text:p/>
        </draw:line>
        <draw:line draw:style-name="gr82" draw:text-style-name="P3" draw:layer="layout" svg:x1="20.114cm" svg:y1="-2.792cm" svg:x2="20.649cm" svg:y2="-2.792cm">
          <text:p/>
        </draw:line>
        <draw:frame draw:style-name="gr126" draw:text-style-name="P5" draw:layer="layout" svg:width="1.349cm" svg:height="0.725cm" svg:x="19.265cm" svg:y="-3.653cm">
          <draw:text-box>
            <text:p text:style-name="P4"><text:span text:style-name="T3">a</text:span></text:p>
          </draw:text-box>
        </draw:frame>
        <draw:frame draw:style-name="gr126" draw:text-style-name="P5" draw:layer="layout" svg:width="1.349cm" svg:height="0.725cm" svg:x="19.267cm" svg:y="-3.152cm">
          <draw:text-box>
            <text:p text:style-name="P4"><text:span text:style-name="T3">b</text:span></text:p>
          </draw:text-box>
        </draw:frame>
        <draw:g>
          <draw:g>
            <draw:rect draw:style-name="gr2" draw:text-style-name="P3" draw:layer="layout" svg:width="1cm" svg:height="1.989cm" svg:x="20.535cm" svg:y="-7.958cm">
              <text:p/>
            </draw:rect>
            <draw:custom-shape draw:style-name="gr41" draw:text-style-name="P13" draw:layer="layout" svg:width="0.3cm" svg:height="0.3cm" draw:transform="rotate (-1.5707963267957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20.378cm" svg:y="-7.936cm">
            <draw:text-box>
              <text:p text:style-name="P4"><text:span text:style-name="T3">D</text:span></text:p>
            </draw:text-box>
          </draw:frame>
          <draw:frame draw:style-name="gr85" draw:text-style-name="P5" draw:layer="layout" svg:width="0.832cm" svg:height="0.725cm" svg:x="20.879cm" svg:y="-7.935cm">
            <draw:text-box>
              <text:p text:style-name="P4"><text:span text:style-name="T3">Q</text:span></text:p>
            </draw:text-box>
          </draw:frame>
        </draw:g>
        <draw:frame draw:style-name="gr126" draw:text-style-name="P5" draw:layer="layout" svg:width="1.349cm" svg:height="0.725cm" svg:x="20.349cm" svg:y="-6.592cm">
          <draw:text-box>
            <text:p text:style-name="P4"><text:span text:style-name="T3">CLR</text:span></text:p>
          </draw:text-box>
        </draw:frame>
        <draw:line draw:style-name="gr82" draw:text-style-name="P3" draw:layer="layout" svg:x1="20.368cm" svg:y1="-2.271cm" svg:x2="20.649cm" svg:y2="-2.271cm">
          <text:p/>
        </draw:line>
        <draw:frame draw:style-name="gr96" draw:text-style-name="P5" draw:layer="layout" svg:width="0.786cm" svg:height="0.725cm" svg:x="20.483cm" svg:y="-3.113cm">
          <draw:text-box>
            <text:p text:style-name="P4"><text:span text:style-name="T3">E</text:span></text:p>
          </draw:text-box>
        </draw:frame>
        <draw:line draw:style-name="gr82" draw:text-style-name="P3" draw:layer="layout" svg:x1="21.7cm" svg:y1="-3.257cm" svg:x2="22.235cm" svg:y2="-3.257cm">
          <text:p/>
        </draw:line>
        <draw:line draw:style-name="gr82" draw:text-style-name="P3" draw:layer="layout" svg:x1="20.101cm" svg:y1="-3.257cm" svg:x2="20.636cm" svg:y2="-3.257cm">
          <text:p/>
        </draw:line>
        <draw:line draw:style-name="gr82" draw:text-style-name="P3" draw:layer="layout" svg:x1="20.114cm" svg:y1="-2.792cm" svg:x2="20.649cm" svg:y2="-2.792cm">
          <text:p/>
        </draw:line>
        <draw:frame draw:style-name="gr96" draw:text-style-name="P5" draw:layer="layout" svg:width="0.786cm" svg:height="0.725cm" svg:x="20.399cm" svg:y="-7.486cm">
          <draw:text-box>
            <text:p text:style-name="P4"><text:span text:style-name="T3">E</text:span></text:p>
          </draw:text-box>
        </draw:frame>
        <draw:line draw:style-name="gr82" draw:text-style-name="P3" draw:layer="layout" svg:x1="19.956cm" svg:y1="-7.165cm" svg:x2="20.491cm" svg:y2="-7.165cm">
          <text:p/>
        </draw:line>
        <draw:frame draw:style-name="gr126" draw:text-style-name="P5" draw:layer="layout" svg:width="1.349cm" svg:height="0.725cm" svg:x="19.109cm" svg:y="-7.525cm">
          <draw:text-box>
            <text:p text:style-name="P4"><text:span text:style-name="T3">b</text:span></text:p>
          </draw:text-box>
        </draw:frame>
        <draw:frame draw:style-name="gr96" draw:text-style-name="P5" draw:layer="layout" svg:width="0.786cm" svg:height="0.725cm" svg:x="20.399cm" svg:y="-7.486cm">
          <draw:text-box>
            <text:p text:style-name="P4"><text:span text:style-name="T3">E</text:span></text:p>
          </draw:text-box>
        </draw:frame>
        <draw:line draw:style-name="gr82" draw:text-style-name="P3" draw:layer="layout" svg:x1="19.956cm" svg:y1="-7.165cm" svg:x2="20.491cm" svg:y2="-7.165cm">
          <text:p/>
        </draw:line>
        <draw:line draw:style-name="gr82" draw:text-style-name="P3" draw:layer="layout" svg:x1="21.556cm" svg:y1="-7.592cm" svg:x2="22.091cm" svg:y2="-7.592cm">
          <text:p/>
        </draw:line>
        <draw:line draw:style-name="gr82" draw:text-style-name="P3" draw:layer="layout" svg:x1="19.957cm" svg:y1="-7.592cm" svg:x2="20.492cm" svg:y2="-7.592cm">
          <text:p/>
        </draw:line>
        <draw:frame draw:style-name="gr126" draw:text-style-name="P5" draw:layer="layout" svg:width="1.349cm" svg:height="0.725cm" svg:x="19.121cm" svg:y="-7.988cm">
          <draw:text-box>
            <text:p text:style-name="P4"><text:span text:style-name="T3">a</text:span></text:p>
          </draw:text-box>
        </draw:frame>
        <draw:line draw:style-name="gr82" draw:text-style-name="P3" draw:layer="layout" svg:x1="21.556cm" svg:y1="-7.592cm" svg:x2="22.091cm" svg:y2="-7.592cm">
          <text:p/>
        </draw:line>
        <draw:frame draw:style-name="gr90" draw:text-style-name="P5" draw:layer="layout" svg:width="1.281cm" svg:height="0.725cm" svg:x="19.302cm" svg:y="-6.977cm">
          <draw:text-box>
            <text:p text:style-name="P4"><text:span text:style-name="T3">clk</text:span></text:p>
          </draw:text-box>
        </draw:frame>
        <draw:line draw:style-name="gr82" draw:text-style-name="P3" draw:layer="layout" svg:x1="20.302cm" svg:y1="-6.631cm" svg:x2="20.583cm" svg:y2="-6.631cm">
          <text:p/>
        </draw:line>
        <draw:line draw:style-name="gr82" draw:text-style-name="P3" draw:layer="layout" svg:x1="20.302cm" svg:y1="-6.631cm" svg:x2="20.583cm" svg:y2="-6.631cm">
          <text:p/>
        </draw:line>
        <draw:custom-shape draw:style-name="gr638" draw:text-style-name="P28" draw:layer="layout" svg:width="1.443cm" svg:height="0.421cm" draw:transform="rotate (1.5707963267946) translate (13.315cm 3.6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39" draw:text-style-name="P28" draw:layer="layout" svg:x1="13.536cm" svg:y1="3.932cm" svg:x2="13.536cm" svg:y2="3.477cm">
          <text:p/>
        </draw:line>
        <draw:line draw:style-name="gr640" draw:text-style-name="P28" draw:layer="layout" svg:x1="12.741cm" svg:y1="2.617cm" svg:x2="13.305cm" svg:y2="2.617cm">
          <text:p/>
        </draw:line>
        <draw:line draw:style-name="gr641" draw:text-style-name="P28" draw:layer="layout" svg:x1="12.751cm" svg:y1="3.293cm" svg:x2="13.315cm" svg:y2="3.293cm">
          <text:p/>
        </draw:line>
        <draw:frame draw:style-name="gr642" draw:text-style-name="P41" draw:layer="layout" svg:width="0.739cm" svg:height="0.758cm" svg:x="12.166cm" svg:y="2.913cm">
          <draw:text-box>
            <text:p text:style-name="P40"><text:span text:style-name="T28">b</text:span></text:p>
          </draw:text-box>
        </draw:frame>
        <draw:frame draw:style-name="gr643" draw:text-style-name="P41" draw:layer="layout" svg:width="0.739cm" svg:height="0.758cm" svg:x="12.166cm" svg:y="2.214cm">
          <draw:text-box>
            <text:p text:style-name="P40"><text:span text:style-name="T28">a</text:span></text:p>
          </draw:text-box>
        </draw:frame>
        <draw:frame draw:style-name="gr644" draw:text-style-name="P41" draw:layer="layout" svg:width="1.425cm" svg:height="0.758cm" svg:x="12.792cm" svg:y="3.922cm">
          <draw:text-box>
            <text:p text:style-name="P40"><text:span text:style-name="T28">c</text:span></text:p>
          </draw:text-box>
        </draw:frame>
        <draw:g>
          <draw:g>
            <draw:rect draw:style-name="gr2" draw:text-style-name="P3" draw:layer="layout" svg:width="1cm" svg:height="1.747cm" svg:x="15.033cm" svg:y="2.575cm">
              <text:p/>
            </draw:rect>
            <draw:custom-shape draw:style-name="gr41" draw:text-style-name="P13" draw:layer="layout" svg:width="0.3cm" svg:height="0.3cm" draw:transform="rotate (-1.57079632679579) translate (15.333cm 3.7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4.876cm" svg:y="2.597cm">
            <draw:text-box>
              <text:p text:style-name="P4"><text:span text:style-name="T3">D</text:span></text:p>
            </draw:text-box>
          </draw:frame>
          <draw:frame draw:style-name="gr85" draw:text-style-name="P5" draw:layer="layout" svg:width="0.832cm" svg:height="0.725cm" svg:x="15.377cm" svg:y="2.598cm">
            <draw:text-box>
              <text:p text:style-name="P4"><text:span text:style-name="T3">Q</text:span></text:p>
            </draw:text-box>
          </draw:frame>
        </draw:g>
        <draw:g>
          <draw:g>
            <draw:rect draw:style-name="gr2" draw:text-style-name="P3" draw:layer="layout" svg:width="1cm" svg:height="1.747cm" svg:x="15.034cm" svg:y="2.576cm">
              <text:p/>
            </draw:rect>
            <draw:custom-shape draw:style-name="gr41" draw:text-style-name="P13" draw:layer="layout" svg:width="0.3cm" svg:height="0.3cm" draw:transform="rotate (-1.57079632679579) translate (15.334cm 3.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4.877cm" svg:y="2.598cm">
            <draw:text-box>
              <text:p text:style-name="P4"><text:span text:style-name="T3">D</text:span></text:p>
            </draw:text-box>
          </draw:frame>
          <draw:frame draw:style-name="gr85" draw:text-style-name="P5" draw:layer="layout" svg:width="0.832cm" svg:height="0.725cm" svg:x="15.378cm" svg:y="2.599cm">
            <draw:text-box>
              <text:p text:style-name="P4"><text:span text:style-name="T3">Q</text:span></text:p>
            </draw:text-box>
          </draw:frame>
        </draw:g>
        <draw:frame draw:style-name="gr90" draw:text-style-name="P5" draw:layer="layout" svg:width="1.281cm" svg:height="0.725cm" svg:x="13.753cm" svg:y="3.582cm">
          <draw:text-box>
            <text:p text:style-name="P4"><text:span text:style-name="T3">clk</text:span></text:p>
          </draw:text-box>
        </draw:frame>
        <draw:line draw:style-name="gr82" draw:text-style-name="P3" draw:layer="layout" svg:x1="14.753cm" svg:y1="3.928cm" svg:x2="15.034cm" svg:y2="3.928cm">
          <text:p/>
        </draw:line>
        <draw:line draw:style-name="gr82" draw:text-style-name="P3" draw:layer="layout" svg:x1="16.075cm" svg:y1="2.972cm" svg:x2="16.61cm" svg:y2="2.972cm">
          <text:p/>
        </draw:line>
        <draw:line draw:style-name="gr82" draw:text-style-name="P3" draw:layer="layout" svg:x1="13.75cm" svg:y1="2.956cm" svg:x2="15cm" svg:y2="2.956cm">
          <text:p/>
        </draw:line>
        <draw:frame draw:style-name="gr645" draw:text-style-name="P56" draw:layer="layout" svg:width="0.676cm" svg:height="0.758cm" svg:x="13.16cm" svg:y="2.273cm">
          <draw:text-box>
            <text:p text:style-name="P40"><text:span text:style-name="T52">F</text:span></text:p>
          </draw:text-box>
        </draw:frame>
        <draw:frame draw:style-name="gr646" draw:text-style-name="P56" draw:layer="layout" svg:width="0.676cm" svg:height="0.758cm" svg:x="13.174cm" svg:y="2.924cm">
          <draw:text-box>
            <text:p text:style-name="P40"><text:span text:style-name="T52">T</text:span></text:p>
          </draw:text-box>
        </draw:frame>
        <draw:custom-shape draw:style-name="gr647" draw:text-style-name="P28" draw:layer="layout" svg:width="1.443cm" svg:height="0.421cm" draw:transform="rotate (1.5707963267946) translate (13.294cm 7.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48" draw:text-style-name="P28" draw:layer="layout" svg:x1="13.515cm" svg:y1="7.595cm" svg:x2="13.515cm" svg:y2="7.14cm">
          <text:p/>
        </draw:line>
        <draw:line draw:style-name="gr649" draw:text-style-name="P28" draw:layer="layout" svg:x1="12.72cm" svg:y1="6.28cm" svg:x2="13.284cm" svg:y2="6.28cm">
          <text:p/>
        </draw:line>
        <draw:line draw:style-name="gr650" draw:text-style-name="P28" draw:layer="layout" svg:x1="12.239cm" svg:y1="6.935cm" svg:x2="13.294cm" svg:y2="6.935cm">
          <text:p/>
        </draw:line>
        <draw:frame draw:style-name="gr651" draw:text-style-name="P41" draw:layer="layout" svg:width="0.739cm" svg:height="0.758cm" svg:x="12.145cm" svg:y="5.877cm">
          <draw:text-box>
            <text:p text:style-name="P40"><text:span text:style-name="T28">a</text:span></text:p>
          </draw:text-box>
        </draw:frame>
        <draw:frame draw:style-name="gr652" draw:text-style-name="P41" draw:layer="layout" svg:width="1.425cm" svg:height="0.758cm" svg:x="12.771cm" svg:y="7.585cm">
          <draw:text-box>
            <text:p text:style-name="P40"><text:span text:style-name="T28">d</text:span></text:p>
          </draw:text-box>
        </draw:frame>
        <draw:g>
          <draw:g>
            <draw:rect draw:style-name="gr2" draw:text-style-name="P3" draw:layer="layout" svg:width="1cm" svg:height="1.747cm" svg:x="15.012cm" svg:y="6.238cm">
              <text:p/>
            </draw:rect>
            <draw:custom-shape draw:style-name="gr41" draw:text-style-name="P13" draw:layer="layout" svg:width="0.3cm" svg:height="0.3cm" draw:transform="rotate (-1.57079632679579) translate (15.312cm 7.4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4.855cm" svg:y="6.26cm">
            <draw:text-box>
              <text:p text:style-name="P4"><text:span text:style-name="T3">D</text:span></text:p>
            </draw:text-box>
          </draw:frame>
          <draw:frame draw:style-name="gr85" draw:text-style-name="P5" draw:layer="layout" svg:width="0.832cm" svg:height="0.725cm" svg:x="15.356cm" svg:y="6.261cm">
            <draw:text-box>
              <text:p text:style-name="P4"><text:span text:style-name="T3">Q</text:span></text:p>
            </draw:text-box>
          </draw:frame>
        </draw:g>
        <draw:g>
          <draw:g>
            <draw:rect draw:style-name="gr2" draw:text-style-name="P3" draw:layer="layout" svg:width="1cm" svg:height="1.747cm" svg:x="15.013cm" svg:y="6.239cm">
              <text:p/>
            </draw:rect>
            <draw:custom-shape draw:style-name="gr41" draw:text-style-name="P13" draw:layer="layout" svg:width="0.3cm" svg:height="0.3cm" draw:transform="rotate (-1.57079632679579) translate (15.313cm 7.4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4.856cm" svg:y="6.261cm">
            <draw:text-box>
              <text:p text:style-name="P4"><text:span text:style-name="T3">D</text:span></text:p>
            </draw:text-box>
          </draw:frame>
          <draw:frame draw:style-name="gr85" draw:text-style-name="P5" draw:layer="layout" svg:width="0.832cm" svg:height="0.725cm" svg:x="15.357cm" svg:y="6.262cm">
            <draw:text-box>
              <text:p text:style-name="P4"><text:span text:style-name="T3">Q</text:span></text:p>
            </draw:text-box>
          </draw:frame>
        </draw:g>
        <draw:frame draw:style-name="gr90" draw:text-style-name="P5" draw:layer="layout" svg:width="1.281cm" svg:height="0.725cm" svg:x="13.732cm" svg:y="7.245cm">
          <draw:text-box>
            <text:p text:style-name="P4"><text:span text:style-name="T3">clk</text:span></text:p>
          </draw:text-box>
        </draw:frame>
        <draw:line draw:style-name="gr82" draw:text-style-name="P3" draw:layer="layout" svg:x1="14.732cm" svg:y1="7.591cm" svg:x2="15.013cm" svg:y2="7.591cm">
          <text:p/>
        </draw:line>
        <draw:line draw:style-name="gr82" draw:text-style-name="P3" draw:layer="layout" svg:x1="16.054cm" svg:y1="6.635cm" svg:x2="16.589cm" svg:y2="6.635cm">
          <text:p/>
        </draw:line>
        <draw:line draw:style-name="gr82" draw:text-style-name="P3" draw:layer="layout" svg:x1="13.729cm" svg:y1="6.619cm" svg:x2="14.979cm" svg:y2="6.619cm">
          <text:p/>
        </draw:line>
        <draw:frame draw:style-name="gr653" draw:text-style-name="P56" draw:layer="layout" svg:width="0.676cm" svg:height="0.758cm" svg:x="13.139cm" svg:y="5.936cm">
          <draw:text-box>
            <text:p text:style-name="P40"><text:span text:style-name="T52">F</text:span></text:p>
          </draw:text-box>
        </draw:frame>
        <draw:frame draw:style-name="gr654" draw:text-style-name="P56" draw:layer="layout" svg:width="0.676cm" svg:height="0.758cm" svg:x="13.153cm" svg:y="6.587cm">
          <draw:text-box>
            <text:p text:style-name="P40"><text:span text:style-name="T52">T</text:span></text:p>
          </draw:text-box>
        </draw:frame>
        <draw:custom-shape draw:style-name="gr655" draw:text-style-name="P28" draw:layer="layout" svg:width="1.443cm" svg:height="0.421cm" draw:transform="rotate (1.5707963267946) translate (11.818cm 7.63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56" draw:text-style-name="P28" draw:layer="layout" svg:x1="12.039cm" svg:y1="7.888cm" svg:x2="12.039cm" svg:y2="7.433cm">
          <text:p/>
        </draw:line>
        <draw:line draw:style-name="gr657" draw:text-style-name="P28" draw:layer="layout" svg:x1="11.244cm" svg:y1="6.573cm" svg:x2="11.808cm" svg:y2="6.573cm">
          <text:p/>
        </draw:line>
        <draw:line draw:style-name="gr658" draw:text-style-name="P28" draw:layer="layout" svg:x1="11.254cm" svg:y1="7.249cm" svg:x2="11.818cm" svg:y2="7.249cm">
          <text:p/>
        </draw:line>
        <draw:frame draw:style-name="gr659" draw:text-style-name="P41" draw:layer="layout" svg:width="0.714cm" svg:height="0.758cm" svg:x="10.681cm" svg:y="6.869cm">
          <draw:text-box>
            <text:p text:style-name="P40"><text:span text:style-name="T28">c</text:span></text:p>
          </draw:text-box>
        </draw:frame>
        <draw:frame draw:style-name="gr660" draw:text-style-name="P41" draw:layer="layout" svg:width="0.739cm" svg:height="0.758cm" svg:x="10.669cm" svg:y="6.17cm">
          <draw:text-box>
            <text:p text:style-name="P40"><text:span text:style-name="T28">b</text:span></text:p>
          </draw:text-box>
        </draw:frame>
        <draw:frame draw:style-name="gr661" draw:text-style-name="P41" draw:layer="layout" svg:width="1.425cm" svg:height="0.758cm" svg:x="11.295cm" svg:y="7.978cm">
          <draw:text-box>
            <text:p text:style-name="P40"><text:span text:style-name="T28">e</text:span></text:p>
          </draw:text-box>
        </draw:frame>
        <draw:frame draw:style-name="gr662" draw:text-style-name="P56" draw:layer="layout" svg:width="0.676cm" svg:height="0.758cm" svg:x="11.663cm" svg:y="6.229cm">
          <draw:text-box>
            <text:p text:style-name="P40"><text:span text:style-name="T52">F</text:span></text:p>
          </draw:text-box>
        </draw:frame>
        <draw:frame draw:style-name="gr663" draw:text-style-name="P56" draw:layer="layout" svg:width="0.676cm" svg:height="0.758cm" svg:x="11.677cm" svg:y="6.88cm">
          <draw:text-box>
            <text:p text:style-name="P40"><text:span text:style-name="T52">T</text:span></text:p>
          </draw:text-box>
        </draw:frame>
        <draw:frame draw:style-name="gr664" draw:text-style-name="P41" draw:layer="layout" svg:width="0.739cm" svg:height="0.758cm" svg:x="12.167cm" svg:y="2.214cm">
          <draw:text-box>
            <text:p text:style-name="P40"><text:span text:style-name="T28">a</text:span></text:p>
          </draw:text-box>
        </draw:frame>
        <draw:custom-shape draw:style-name="gr47" draw:text-style-name="P3" draw:layer="layout" svg:width="1cm" svg:height="1cm" svg:x="20.455cm" svg:y="8.029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3" draw:layer="layout" svg:x1="21.455cm" svg:y1="8.519cm" svg:x2="21.99cm" svg:y2="8.519cm">
          <text:p/>
        </draw:line>
        <draw:line draw:style-name="gr82" draw:text-style-name="P3" draw:layer="layout" svg:x1="19.92cm" svg:y1="8.836cm" svg:x2="20.455cm" svg:y2="8.836cm">
          <text:p/>
        </draw:line>
        <draw:frame draw:style-name="gr665" draw:text-style-name="P41" draw:layer="layout" svg:width="0.739cm" svg:height="0.758cm" svg:x="19.355cm" svg:y="8.458cm">
          <draw:text-box>
            <text:p text:style-name="P40"><text:span text:style-name="T28">b</text:span></text:p>
          </draw:text-box>
        </draw:frame>
        <draw:frame draw:style-name="gr666" draw:text-style-name="P41" draw:layer="layout" svg:width="0.714cm" svg:height="0.758cm" svg:x="21.847cm" svg:y="8.142cm">
          <draw:text-box>
            <text:p text:style-name="P40"><text:span text:style-name="T28">x</text:span></text:p>
          </draw:text-box>
        </draw:frame>
        <draw:line draw:style-name="gr82" draw:text-style-name="P3" draw:layer="layout" svg:x1="19.94cm" svg:y1="8.25cm" svg:x2="20.475cm" svg:y2="8.25cm">
          <text:p/>
        </draw:line>
        <draw:frame draw:style-name="gr667" draw:text-style-name="P41" draw:layer="layout" svg:width="0.739cm" svg:height="0.758cm" svg:x="19.375cm" svg:y="7.872cm">
          <draw:text-box>
            <text:p text:style-name="P40"><text:span text:style-name="T28">a</text:span></text:p>
          </draw:text-box>
        </draw:frame>
        <draw:path draw:style-name="gr83" draw:text-style-name="P13" draw:layer="layout" svg:width="0.88cm" svg:height="0.75cm" svg:x="20.114cm" svg:y="6.36cm" svg:viewBox="0 0 881 751" svg:d="M631 375l-631 376v-751zM756 250c71 0 125 54 125 125s-54 125-125 125-125-54-125-125 54-125 125-125z">
          <text:p/>
        </draw:path>
        <draw:line draw:style-name="gr82" draw:text-style-name="P3" draw:layer="layout" svg:x1="21.456cm" svg:y1="8.519cm" svg:x2="21.991cm" svg:y2="8.519cm">
          <text:p/>
        </draw:line>
        <draw:line draw:style-name="gr82" draw:text-style-name="P3" draw:layer="layout" svg:x1="21.039cm" svg:y1="6.726cm" svg:x2="21.574cm" svg:y2="6.726cm">
          <text:p/>
        </draw:line>
        <draw:frame draw:style-name="gr668" draw:text-style-name="P41" draw:layer="layout" svg:width="0.714cm" svg:height="0.758cm" svg:x="13.283cm" svg:y="14.236cm">
          <draw:text-box>
            <text:p text:style-name="P40"><text:span text:style-name="T28">y</text:span></text:p>
          </draw:text-box>
        </draw:frame>
        <draw:line draw:style-name="gr82" draw:text-style-name="P3" draw:layer="layout" svg:x1="21.04cm" svg:y1="6.726cm" svg:x2="21.575cm" svg:y2="6.726cm">
          <text:p/>
        </draw:line>
        <draw:line draw:style-name="gr82" draw:text-style-name="P3" draw:layer="layout" svg:x1="19.599cm" svg:y1="6.728cm" svg:x2="20.134cm" svg:y2="6.728cm">
          <text:p/>
        </draw:line>
        <draw:frame draw:style-name="gr669" draw:text-style-name="P41" draw:layer="layout" svg:width="0.739cm" svg:height="0.758cm" svg:x="19.034cm" svg:y="6.35cm">
          <draw:text-box>
            <text:p text:style-name="P40"><text:span text:style-name="T28">a</text:span></text:p>
          </draw:text-box>
        </draw:frame>
        <draw:path draw:style-name="gr58" draw:text-style-name="P3" draw:layer="layout" svg:width="1.079cm" svg:height="1.03cm" svg:x="17.538cm" svg:y="10.393cm" svg:viewBox="0 0 1080 1031" svg:d="M540 0c270 0 540 257 540 515s-270 516-540 516c-180 0-360 0-540 0 99-169 213-214 213-516-10-303-134-327-213-515 180 0 360 0 540 0z">
          <text:p/>
        </draw:path>
        <draw:custom-shape draw:style-name="gr47" draw:text-style-name="P3" draw:layer="layout" svg:width="1cm" svg:height="1cm" svg:x="19.718cm" svg:y="10.064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3" draw:layer="layout" svg:x1="20.718cm" svg:y1="10.554cm" svg:x2="21.253cm" svg:y2="10.554cm">
          <text:p/>
        </draw:line>
        <draw:line draw:style-name="gr82" draw:text-style-name="P3" draw:layer="layout" svg:x1="18.638cm" svg:y1="10.871cm" svg:x2="19.718cm" svg:y2="10.871cm">
          <text:p/>
        </draw:line>
        <draw:frame draw:style-name="gr670" draw:text-style-name="P41" draw:layer="layout" svg:width="0.714cm" svg:height="0.758cm" svg:x="21.11cm" svg:y="10.177cm">
          <draw:text-box>
            <text:p text:style-name="P40"><text:span text:style-name="T28">x</text:span></text:p>
          </draw:text-box>
        </draw:frame>
        <draw:line draw:style-name="gr82" draw:text-style-name="P3" draw:layer="layout" svg:x1="19.203cm" svg:y1="10.285cm" svg:x2="19.738cm" svg:y2="10.285cm">
          <text:p/>
        </draw:line>
        <draw:frame draw:style-name="gr671" draw:text-style-name="P41" draw:layer="layout" svg:width="0.739cm" svg:height="0.758cm" svg:x="18.638cm" svg:y="9.907cm">
          <draw:text-box>
            <text:p text:style-name="P40"><text:span text:style-name="T28">a</text:span></text:p>
          </draw:text-box>
        </draw:frame>
        <draw:line draw:style-name="gr82" draw:text-style-name="P3" draw:layer="layout" svg:x1="20.719cm" svg:y1="10.554cm" svg:x2="21.254cm" svg:y2="10.554cm">
          <text:p/>
        </draw:line>
        <draw:line draw:style-name="gr82" draw:text-style-name="P3" draw:layer="layout" svg:x1="17.111cm" svg:y1="11.244cm" svg:x2="17.646cm" svg:y2="11.244cm">
          <text:p/>
        </draw:line>
        <draw:frame draw:style-name="gr672" draw:text-style-name="P41" draw:layer="layout" svg:width="0.714cm" svg:height="0.758cm" svg:x="16.558cm" svg:y="10.866cm">
          <draw:text-box>
            <text:p text:style-name="P40"><text:span text:style-name="T28">c</text:span></text:p>
          </draw:text-box>
        </draw:frame>
        <draw:line draw:style-name="gr82" draw:text-style-name="P3" draw:layer="layout" svg:x1="17.131cm" svg:y1="10.658cm" svg:x2="17.666cm" svg:y2="10.658cm">
          <text:p/>
        </draw:line>
        <draw:frame draw:style-name="gr673" draw:text-style-name="P41" draw:layer="layout" svg:width="0.739cm" svg:height="0.758cm" svg:x="16.566cm" svg:y="10.28cm">
          <draw:text-box>
            <text:p text:style-name="P40"><text:span text:style-name="T28">b</text:span></text:p>
          </draw:text-box>
        </draw:frame>
        <draw:custom-shape draw:style-name="gr674" draw:text-style-name="P28" draw:layer="layout" svg:width="1.443cm" svg:height="0.421cm" draw:transform="rotate (1.5707963267946) translate (11.873cm 11.78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75" draw:text-style-name="P28" draw:layer="layout" svg:x1="12.094cm" svg:y1="12.043cm" svg:x2="12.094cm" svg:y2="11.588cm">
          <text:p/>
        </draw:line>
        <draw:line draw:style-name="gr676" draw:text-style-name="P28" draw:layer="layout" svg:x1="11.299cm" svg:y1="10.728cm" svg:x2="11.863cm" svg:y2="10.728cm">
          <text:p/>
        </draw:line>
        <draw:line draw:style-name="gr677" draw:text-style-name="P28" draw:layer="layout" svg:x1="11.309cm" svg:y1="11.404cm" svg:x2="11.873cm" svg:y2="11.404cm">
          <text:p/>
        </draw:line>
        <draw:frame draw:style-name="gr678" draw:text-style-name="P41" draw:layer="layout" svg:width="0.739cm" svg:height="0.758cm" svg:x="10.724cm" svg:y="11.024cm">
          <draw:text-box>
            <text:p text:style-name="P40"><text:span text:style-name="T28">b</text:span></text:p>
          </draw:text-box>
        </draw:frame>
        <draw:frame draw:style-name="gr679" draw:text-style-name="P41" draw:layer="layout" svg:width="0.739cm" svg:height="0.758cm" svg:x="10.724cm" svg:y="10.325cm">
          <draw:text-box>
            <text:p text:style-name="P40"><text:span text:style-name="T28">a</text:span></text:p>
          </draw:text-box>
        </draw:frame>
        <draw:frame draw:style-name="gr680" draw:text-style-name="P41" draw:layer="layout" svg:width="1.425cm" svg:height="0.758cm" svg:x="11.392cm" svg:y="11.833cm">
          <draw:text-box>
            <text:p text:style-name="P40"><text:span text:style-name="T28">c</text:span></text:p>
          </draw:text-box>
        </draw:frame>
        <draw:frame draw:style-name="gr681" draw:text-style-name="P56" draw:layer="layout" svg:width="0.676cm" svg:height="0.758cm" svg:x="11.718cm" svg:y="10.384cm">
          <draw:text-box>
            <text:p text:style-name="P40"><text:span text:style-name="T52">F</text:span></text:p>
          </draw:text-box>
        </draw:frame>
        <draw:frame draw:style-name="gr682" draw:text-style-name="P56" draw:layer="layout" svg:width="0.676cm" svg:height="0.758cm" svg:x="11.732cm" svg:y="11.035cm">
          <draw:text-box>
            <text:p text:style-name="P40"><text:span text:style-name="T52">T</text:span></text:p>
          </draw:text-box>
        </draw:frame>
        <draw:line draw:style-name="gr82" draw:text-style-name="P3" draw:layer="layout" svg:x1="12.308cm" svg:y1="11.035cm" svg:x2="12.843cm" svg:y2="11.035cm">
          <text:p/>
        </draw:line>
        <draw:frame draw:style-name="gr683" draw:text-style-name="P41" draw:layer="layout" svg:width="0.714cm" svg:height="0.758cm" svg:x="12.647cm" svg:y="10.662cm">
          <draw:text-box>
            <text:p text:style-name="P40"><text:span text:style-name="T28">x</text:span></text:p>
          </draw:text-box>
        </draw:frame>
        <draw:path draw:style-name="gr83" draw:text-style-name="P13" draw:layer="layout" svg:width="0.88cm" svg:height="0.75cm" svg:x="10.565cm" svg:y="14.246cm" svg:viewBox="0 0 881 751" svg:d="M631 375l-631 376v-751zM756 250c71 0 125 54 125 125s-54 125-125 125-125-54-125-125 54-125 125-125z">
          <text:p/>
        </draw:path>
        <draw:line draw:style-name="gr365" draw:text-style-name="P3" draw:layer="layout" svg:x1="12.59cm" svg:y1="14.612cm" svg:x2="13.385cm" svg:y2="14.612cm">
          <text:p/>
        </draw:line>
        <draw:line draw:style-name="gr82" draw:text-style-name="P3" draw:layer="layout" svg:x1="11.491cm" svg:y1="14.612cm" svg:x2="12.026cm" svg:y2="14.612cm">
          <text:p/>
        </draw:line>
        <draw:line draw:style-name="gr82" draw:text-style-name="P3" draw:layer="layout" svg:x1="10.05cm" svg:y1="14.614cm" svg:x2="10.585cm" svg:y2="14.614cm">
          <text:p/>
        </draw:line>
        <draw:frame draw:style-name="gr684" draw:text-style-name="P41" draw:layer="layout" svg:width="0.739cm" svg:height="0.758cm" svg:x="9.485cm" svg:y="14.236cm">
          <draw:text-box>
            <text:p text:style-name="P40"><text:span text:style-name="T28">a</text:span></text:p>
          </draw:text-box>
        </draw:frame>
        <draw:frame draw:style-name="gr685" draw:text-style-name="P41" draw:layer="layout" svg:width="0.714cm" svg:height="0.758cm" svg:x="11.884cm" svg:y="14.236cm">
          <draw:text-box>
            <text:p text:style-name="P40"><text:span text:style-name="T28">x</text:span></text:p>
          </draw:text-box>
        </draw:frame>
        <draw:custom-shape draw:style-name="gr686" draw:text-style-name="P28" draw:layer="layout" svg:width="3.086cm" svg:height="0.421cm" draw:transform="rotate (1.5707963267946) translate (19.695cm 16.888cm)">
          <text:p/>
          <draw:enhanced-geometry svg:viewBox="0 0 21600 21600" draw:glue-points="?f6 10800 10800 21600 ?f5 10800 10800 0" draw:text-areas="?f3 ?f3 ?f4 ?f4" draw:type="trapezoid" draw:modifiers="3288.6297376093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87" draw:text-style-name="P28" draw:layer="layout" svg:x1="19.908cm" svg:y1="17.34cm" svg:x2="19.908cm" svg:y2="16.618cm">
          <text:p/>
        </draw:line>
        <draw:line draw:style-name="gr688" draw:text-style-name="P28" draw:layer="layout" svg:x1="19.121cm" svg:y1="14.185cm" svg:x2="19.685cm" svg:y2="14.185cm">
          <text:p/>
        </draw:line>
        <draw:line draw:style-name="gr689" draw:text-style-name="P28" draw:layer="layout" svg:x1="19.131cm" svg:y1="14.861cm" svg:x2="19.695cm" svg:y2="14.861cm">
          <text:p/>
        </draw:line>
        <draw:frame draw:style-name="gr690" draw:text-style-name="P41" draw:layer="layout" svg:width="0.739cm" svg:height="0.758cm" svg:x="18.546cm" svg:y="14.481cm">
          <draw:text-box>
            <text:p text:style-name="P40"><text:span text:style-name="T28">b</text:span></text:p>
          </draw:text-box>
        </draw:frame>
        <draw:frame draw:style-name="gr691" draw:text-style-name="P41" draw:layer="layout" svg:width="0.739cm" svg:height="0.758cm" svg:x="18.546cm" svg:y="13.782cm">
          <draw:text-box>
            <text:p text:style-name="P40"><text:span text:style-name="T28">a</text:span></text:p>
          </draw:text-box>
        </draw:frame>
        <draw:frame draw:style-name="gr692" draw:text-style-name="P41" draw:layer="layout" svg:width="1.425cm" svg:height="0.758cm" svg:x="19.206cm" svg:y="17.163cm">
          <draw:text-box>
            <text:p text:style-name="P40"><text:span text:style-name="T28">sel</text:span></text:p>
          </draw:text-box>
        </draw:frame>
        <draw:frame draw:style-name="gr693" draw:text-style-name="P56" draw:layer="layout" svg:width="0.659cm" svg:height="0.758cm" svg:x="19.548cm" svg:y="13.841cm">
          <draw:text-box>
            <text:p text:style-name="P40"><text:span text:style-name="T52">0</text:span></text:p>
          </draw:text-box>
        </draw:frame>
        <draw:frame draw:style-name="gr694" draw:text-style-name="P56" draw:layer="layout" svg:width="0.659cm" svg:height="0.758cm" svg:x="19.562cm" svg:y="14.492cm">
          <draw:text-box>
            <text:p text:style-name="P40"><text:span text:style-name="T52">1</text:span></text:p>
          </draw:text-box>
        </draw:frame>
        <draw:line draw:style-name="gr82" draw:text-style-name="P3" draw:layer="layout" svg:x1="20.13cm" svg:y1="15.192cm" svg:x2="20.665cm" svg:y2="15.192cm">
          <text:p/>
        </draw:line>
        <draw:frame draw:style-name="gr695" draw:text-style-name="P41" draw:layer="layout" svg:width="0.714cm" svg:height="0.758cm" svg:x="20.469cm" svg:y="14.819cm">
          <draw:text-box>
            <text:p text:style-name="P40"><text:span text:style-name="T28">x</text:span></text:p>
          </draw:text-box>
        </draw:frame>
        <draw:line draw:style-name="gr696" draw:text-style-name="P28" draw:layer="layout" svg:x1="19.131cm" svg:y1="15.575cm" svg:x2="19.695cm" svg:y2="15.575cm">
          <text:p/>
        </draw:line>
        <draw:line draw:style-name="gr697" draw:text-style-name="P28" draw:layer="layout" svg:x1="19.141cm" svg:y1="16.251cm" svg:x2="19.705cm" svg:y2="16.251cm">
          <text:p/>
        </draw:line>
        <draw:frame draw:style-name="gr698" draw:text-style-name="P41" draw:layer="layout" svg:width="0.739cm" svg:height="0.758cm" svg:x="18.556cm" svg:y="15.871cm">
          <draw:text-box>
            <text:p text:style-name="P40"><text:span text:style-name="T28">d</text:span></text:p>
          </draw:text-box>
        </draw:frame>
        <draw:frame draw:style-name="gr699" draw:text-style-name="P41" draw:layer="layout" svg:width="0.714cm" svg:height="0.758cm" svg:x="18.568cm" svg:y="15.172cm">
          <draw:text-box>
            <text:p text:style-name="P40"><text:span text:style-name="T28">c</text:span></text:p>
          </draw:text-box>
        </draw:frame>
        <draw:frame draw:style-name="gr700" draw:text-style-name="P56" draw:layer="layout" svg:width="0.659cm" svg:height="0.758cm" svg:x="19.563cm" svg:y="15.192cm">
          <draw:text-box>
            <text:p text:style-name="P40"><text:span text:style-name="T52">2</text:span></text:p>
          </draw:text-box>
        </draw:frame>
        <draw:frame draw:style-name="gr701" draw:text-style-name="P56" draw:layer="layout" svg:width="0.659cm" svg:height="0.758cm" svg:x="19.564cm" svg:y="15.892cm">
          <draw:text-box>
            <text:p text:style-name="P40"><text:span text:style-name="T52">3</text:span></text:p>
          </draw:text-box>
        </draw:frame>
        <draw:line draw:style-name="gr702" draw:text-style-name="P28" draw:layer="layout" svg:x1="19.735cm" svg:y1="17.163cm" svg:x2="20.108cm" svg:y2="16.953cm">
          <text:p/>
        </draw:line>
        <draw:frame draw:style-name="gr703" draw:text-style-name="P41" draw:layer="layout" svg:width="0.739cm" svg:height="0.758cm" svg:x="20.016cm" svg:y="16.65cm">
          <draw:text-box>
            <text:p text:style-name="P40"><text:span text:style-name="T28">2</text:span></text:p>
          </draw:text-box>
        </draw:frame>
        <draw:rect draw:style-name="gr1" draw:text-style-name="P2" draw:layer="layout" svg:width="4.075cm" svg:height="0.735cm" svg:x="10.098cm" svg:y="18.186cm">
          <text:p text:style-name="P1"><text:span text:style-name="T1">Pwm</text:span></text:p>
        </draw:rect>
        <draw:rect draw:style-name="gr2" draw:text-style-name="P3" draw:layer="layout" svg:width="4.075cm" svg:height="1.814cm" svg:x="10.098cm" svg:y="18.921cm">
          <text:p/>
        </draw:rect>
        <draw:g>
          <draw:rect draw:style-name="gr3" draw:text-style-name="P3" draw:layer="layout" svg:width="0.5cm" svg:height="0.5cm" svg:x="13.873cm" svg:y="19.253cm">
            <text:p/>
          </draw:rect>
          <draw:frame draw:style-name="gr4" draw:text-style-name="P5" draw:layer="layout" svg:width="2.246cm" svg:height="0.725cm" svg:x="11.713cm" svg:y="19.121cm">
            <draw:text-box>
              <text:p text:style-name="P4"><text:span text:style-name="T3">pwm</text:span></text:p>
            </draw:text-box>
          </draw:frame>
        </draw:g>
        <draw:g>
          <draw:rect draw:style-name="gr3" draw:text-style-name="P3" draw:layer="layout" svg:width="0.5cm" svg:height="0.5cm" svg:x="9.839cm" svg:y="19.254cm">
            <text:p/>
          </draw:rect>
          <draw:frame draw:style-name="gr5" draw:text-style-name="P5" draw:layer="layout" svg:width="2.471cm" svg:height="0.725cm" svg:x="10.339cm" svg:y="19.122cm">
            <draw:text-box>
              <text:p text:style-name="P4"><text:span text:style-name="T3">enable</text:span></text:p>
            </draw:text-box>
          </draw:frame>
        </draw:g>
        <draw:g>
          <draw:rect draw:style-name="gr3" draw:text-style-name="P3" draw:layer="layout" svg:width="0.5cm" svg:height="0.5cm" svg:x="9.826cm" svg:y="19.955cm">
            <text:p/>
          </draw:rect>
          <draw:frame draw:style-name="gr5" draw:text-style-name="P5" draw:layer="layout" svg:width="2.471cm" svg:height="0.725cm" svg:x="10.326cm" svg:y="19.823cm">
            <draw:text-box>
              <text:p text:style-name="P4"><text:span text:style-name="T3">dutyCycle</text:span></text:p>
            </draw:text-box>
          </draw:frame>
        </draw:g>
        <draw:rect draw:style-name="gr1" draw:text-style-name="P2" draw:layer="layout" svg:width="4.075cm" svg:height="0.735cm" svg:x="11.05cm" svg:y="22.42cm">
          <text:p text:style-name="P1"><text:span text:style-name="T1">ApbFifo</text:span></text:p>
        </draw:rect>
        <draw:rect draw:style-name="gr2" draw:text-style-name="P3" draw:layer="layout" svg:width="4.075cm" svg:height="1.195cm" svg:x="11.05cm" svg:y="23.155cm">
          <text:p/>
        </draw:rect>
        <draw:g>
          <draw:rect draw:style-name="gr3" draw:text-style-name="P3" draw:layer="layout" svg:width="0.5cm" svg:height="0.5cm" svg:x="14.825cm" svg:y="23.487cm">
            <text:p/>
          </draw:rect>
          <draw:frame draw:style-name="gr4" draw:text-style-name="P5" draw:layer="layout" svg:width="2.246cm" svg:height="0.725cm" svg:x="12.665cm" svg:y="23.355cm">
            <draw:text-box>
              <text:p text:style-name="P4"><text:span text:style-name="T3">pop</text:span></text:p>
            </draw:text-box>
          </draw:frame>
        </draw:g>
        <draw:g>
          <draw:rect draw:style-name="gr3" draw:text-style-name="P3" draw:layer="layout" svg:width="0.5cm" svg:height="0.5cm" svg:x="10.791cm" svg:y="23.488cm">
            <text:p/>
          </draw:rect>
          <draw:frame draw:style-name="gr5" draw:text-style-name="P5" draw:layer="layout" svg:width="2.471cm" svg:height="0.725cm" svg:x="11.291cm" svg:y="23.356cm">
            <draw:text-box>
              <text:p text:style-name="P4"><text:span text:style-name="T3">apb</text:span></text:p>
            </draw:text-box>
          </draw:frame>
        </draw:g>
        <draw:frame draw:style-name="gr704" draw:text-style-name="P41" draw:layer="layout" svg:width="0.739cm" svg:height="0.758cm" svg:x="21.743cm" svg:y="20.997cm">
          <draw:text-box>
            <text:p text:style-name="P40"><text:span text:style-name="T28">g</text:span></text:p>
          </draw:text-box>
        </draw:frame>
        <draw:frame draw:style-name="gr705" draw:text-style-name="P41" draw:layer="layout" svg:width="0.642cm" svg:height="0.758cm" svg:x="21.791cm" svg:y="20.298cm">
          <draw:text-box>
            <text:p text:style-name="P40"><text:span text:style-name="T28">r</text:span></text:p>
          </draw:text-box>
        </draw:frame>
        <draw:frame draw:style-name="gr706" draw:text-style-name="P41" draw:layer="layout" svg:width="0.739cm" svg:height="0.758cm" svg:x="21.753cm" svg:y="21.688cm">
          <draw:text-box>
            <text:p text:style-name="P40"><text:span text:style-name="T28">b</text:span></text:p>
          </draw:text-box>
        </draw:frame>
        <draw:rect draw:style-name="gr43" draw:text-style-name="P3" draw:layer="layout" svg:width="0.701cm" svg:height="2.148cm" svg:x="21.791cm" svg:y="20.298cm">
          <text:p/>
        </draw:rect>
        <draw:frame draw:style-name="gr630" draw:layer="layout" svg:width="1.878cm" svg:height="0.963cm" svg:x="20.013cm" svg:y="21.697cm">
          <draw:text-box>
            <text:p>RGB</text:p>
          </draw:text-box>
        </draw:frame>
        <draw:frame draw:style-name="gr707" draw:text-style-name="P41" draw:layer="layout" svg:width="1.184cm" svg:height="0.758cm" svg:x="25.054cm" svg:y="21.237cm">
          <draw:text-box>
            <text:p text:style-name="P40"><text:span text:style-name="T28">rwn</text:span></text:p>
          </draw:text-box>
        </draw:frame>
        <draw:frame draw:style-name="gr708" draw:text-style-name="P41" draw:layer="layout" svg:width="1.78cm" svg:height="0.758cm" svg:x="24.757cm" svg:y="20.538cm">
          <draw:text-box>
            <text:p text:style-name="P40"><text:span text:style-name="T28">enable</text:span></text:p>
          </draw:text-box>
        </draw:frame>
        <draw:frame draw:style-name="gr709" draw:text-style-name="P41" draw:layer="layout" svg:width="2.013cm" svg:height="0.758cm" svg:x="24.651cm" svg:y="21.928cm">
          <draw:text-box>
            <text:p text:style-name="P40"><text:span text:style-name="T28">address</text:span></text:p>
          </draw:text-box>
        </draw:frame>
        <draw:rect draw:style-name="gr43" draw:text-style-name="P3" draw:layer="layout" svg:width="2.14cm" svg:height="3.557cm" svg:x="24.524cm" svg:y="20.538cm">
          <text:p/>
        </draw:rect>
        <draw:frame draw:style-name="gr710" draw:layer="layout" svg:width="3.956cm" svg:height="0.963cm" svg:x="23.71cm" svg:y="24.094cm">
          <draw:text-box>
            <text:p>MemoryPort</text:p>
          </draw:text-box>
        </draw:frame>
        <draw:frame draw:style-name="gr711" draw:text-style-name="P41" draw:layer="layout" svg:width="2.25cm" svg:height="0.758cm" svg:x="24.524cm" svg:y="23.337cm">
          <draw:text-box>
            <text:p text:style-name="P40"><text:span text:style-name="T28">readData</text:span></text:p>
          </draw:text-box>
        </draw:frame>
        <draw:frame draw:style-name="gr712" draw:text-style-name="P41" draw:layer="layout" svg:width="2.293cm" svg:height="0.758cm" svg:x="24.504cm" svg:y="22.638cm">
          <draw:text-box>
            <text:p text:style-name="P40"><text:span text:style-name="T28">writeData</text:span></text:p>
          </draw:text-box>
        </draw:frame>
        <draw:frame draw:style-name="gr713" draw:text-style-name="P41" draw:layer="layout" svg:width="0.739cm" svg:height="0.758cm" svg:x="17.806cm" svg:y="26.574cm">
          <draw:text-box>
            <text:p text:style-name="P40"><text:span text:style-name="T28">g</text:span></text:p>
          </draw:text-box>
        </draw:frame>
        <draw:frame draw:style-name="gr714" draw:text-style-name="P41" draw:layer="layout" svg:width="0.642cm" svg:height="0.758cm" svg:x="17.854cm" svg:y="25.875cm">
          <draw:text-box>
            <text:p text:style-name="P40"><text:span text:style-name="T28">r</text:span></text:p>
          </draw:text-box>
        </draw:frame>
        <draw:frame draw:style-name="gr715" draw:text-style-name="P41" draw:layer="layout" svg:width="0.739cm" svg:height="0.758cm" svg:x="17.816cm" svg:y="27.265cm">
          <draw:text-box>
            <text:p text:style-name="P40"><text:span text:style-name="T28">b</text:span></text:p>
          </draw:text-box>
        </draw:frame>
        <draw:rect draw:style-name="gr43" draw:text-style-name="P3" draw:layer="layout" svg:width="0.701cm" svg:height="2.148cm" svg:x="17.854cm" svg:y="25.875cm">
          <text:p/>
        </draw:rect>
        <draw:frame draw:style-name="gr716" draw:layer="layout" svg:width="3.258cm" svg:height="0.963cm" svg:x="16.818cm" svg:y="28.023cm">
          <draw:text-box>
            <text:p>src : RGB</text:p>
          </draw:text-box>
        </draw:frame>
        <draw:frame draw:style-name="gr717" draw:text-style-name="P41" draw:layer="layout" svg:width="0.739cm" svg:height="0.758cm" svg:x="22.518cm" svg:y="26.584cm">
          <draw:text-box>
            <text:p text:style-name="P40"><text:span text:style-name="T28">g</text:span></text:p>
          </draw:text-box>
        </draw:frame>
        <draw:frame draw:style-name="gr718" draw:text-style-name="P41" draw:layer="layout" svg:width="0.642cm" svg:height="0.758cm" svg:x="22.566cm" svg:y="25.885cm">
          <draw:text-box>
            <text:p text:style-name="P40"><text:span text:style-name="T28">r</text:span></text:p>
          </draw:text-box>
        </draw:frame>
        <draw:frame draw:style-name="gr719" draw:text-style-name="P41" draw:layer="layout" svg:width="0.739cm" svg:height="0.758cm" svg:x="22.528cm" svg:y="27.275cm">
          <draw:text-box>
            <text:p text:style-name="P40"><text:span text:style-name="T28">b</text:span></text:p>
          </draw:text-box>
        </draw:frame>
        <draw:rect draw:style-name="gr43" draw:text-style-name="P3" draw:layer="layout" svg:width="0.701cm" svg:height="2.148cm" svg:x="22.566cm" svg:y="25.885cm">
          <text:p/>
        </draw:rect>
        <draw:frame draw:style-name="gr716" draw:layer="layout" svg:width="3.258cm" svg:height="0.963cm" svg:x="21.545cm" svg:y="27.983cm">
          <draw:text-box>
            <text:p>dst : RGB</text:p>
          </draw:text-box>
        </draw:frame>
        <draw:line draw:style-name="gr82" draw:text-style-name="P3" draw:layer="layout" svg:x1="18.555cm" svg:y1="26.287cm" svg:x2="22.518cm" svg:y2="26.287cm">
          <text:p/>
        </draw:line>
        <draw:line draw:style-name="gr82" draw:text-style-name="P3" draw:layer="layout" svg:x1="18.557cm" svg:y1="26.987cm" svg:x2="22.52cm" svg:y2="26.987cm">
          <text:p/>
        </draw:line>
        <draw:line draw:style-name="gr82" draw:text-style-name="P3" draw:layer="layout" svg:x1="18.557cm" svg:y1="27.672cm" svg:x2="22.52cm" svg:y2="27.672cm">
          <text:p/>
        </draw:line>
        <draw:g>
          <draw:g>
            <draw:rect draw:style-name="gr2" draw:text-style-name="P3" draw:layer="layout" svg:width="1cm" svg:height="1.747cm" svg:x="20.233cm" svg:y="27.304cm">
              <text:p/>
            </draw:rect>
            <draw:custom-shape draw:style-name="gr41" draw:text-style-name="P13" draw:layer="layout" svg:width="0.3cm" svg:height="0.3cm" draw:transform="rotate (-1.57079632679579) translate (20.533cm 28.5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20.076cm" svg:y="27.326cm">
            <draw:text-box>
              <text:p text:style-name="P4"><text:span text:style-name="T3">D</text:span></text:p>
            </draw:text-box>
          </draw:frame>
          <draw:frame draw:style-name="gr85" draw:text-style-name="P5" draw:layer="layout" svg:width="0.832cm" svg:height="0.725cm" svg:x="20.577cm" svg:y="27.327cm">
            <draw:text-box>
              <text:p text:style-name="P4"><text:span text:style-name="T3">Q</text:span></text:p>
            </draw:text-box>
          </draw:frame>
        </draw:g>
        <draw:g>
          <draw:g>
            <draw:rect draw:style-name="gr2" draw:text-style-name="P3" draw:layer="layout" svg:width="1cm" svg:height="1.747cm" svg:x="20.534cm" svg:y="26.605cm">
              <text:p/>
            </draw:rect>
            <draw:custom-shape draw:style-name="gr41" draw:text-style-name="P13" draw:layer="layout" svg:width="0.3cm" svg:height="0.3cm" draw:transform="rotate (-1.57079632679579) translate (20.834cm 27.8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20.377cm" svg:y="26.627cm">
            <draw:text-box>
              <text:p text:style-name="P4"><text:span text:style-name="T3">D</text:span></text:p>
            </draw:text-box>
          </draw:frame>
          <draw:frame draw:style-name="gr85" draw:text-style-name="P5" draw:layer="layout" svg:width="0.832cm" svg:height="0.725cm" svg:x="20.878cm" svg:y="26.628cm">
            <draw:text-box>
              <text:p text:style-name="P4"><text:span text:style-name="T3">Q</text:span></text:p>
            </draw:text-box>
          </draw:frame>
        </draw:g>
        <draw:g>
          <draw:g>
            <draw:rect draw:style-name="gr2" draw:text-style-name="P3" draw:layer="layout" svg:width="1cm" svg:height="1.747cm" svg:x="20.834cm" svg:y="25.905cm">
              <text:p/>
            </draw:rect>
            <draw:custom-shape draw:style-name="gr41" draw:text-style-name="P13" draw:layer="layout" svg:width="0.3cm" svg:height="0.3cm" draw:transform="rotate (-1.57079632679579) translate (21.134cm 27.1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20.677cm" svg:y="25.927cm">
            <draw:text-box>
              <text:p text:style-name="P4"><text:span text:style-name="T3">D</text:span></text:p>
            </draw:text-box>
          </draw:frame>
          <draw:frame draw:style-name="gr85" draw:text-style-name="P5" draw:layer="layout" svg:width="0.832cm" svg:height="0.725cm" svg:x="21.178cm" svg:y="25.928cm">
            <draw:text-box>
              <text:p text:style-name="P4"><text:span text:style-name="T3">Q</text:span></text:p>
            </draw:text-box>
          </draw:frame>
        </draw:g>
        <draw:line draw:style-name="gr82" draw:text-style-name="P3" draw:layer="layout" svg:x1="22.122cm" svg:y1="26.442cm" svg:x2="22.303cm" svg:y2="26.081cm">
          <text:p/>
        </draw:line>
        <draw:frame draw:style-name="gr90" draw:text-style-name="P5" draw:layer="layout" svg:width="1.281cm" svg:height="0.725cm" svg:x="21.562cm" svg:y="25.472cm">
          <draw:text-box>
            <text:p text:style-name="P4"><text:span text:style-name="T3">8</text:span></text:p>
          </draw:text-box>
        </draw:frame>
        <draw:line draw:style-name="gr82" draw:text-style-name="P3" draw:layer="layout" svg:x1="22.123cm" svg:y1="27.143cm" svg:x2="22.304cm" svg:y2="26.782cm">
          <text:p/>
        </draw:line>
        <draw:line draw:style-name="gr82" draw:text-style-name="P3" draw:layer="layout" svg:x1="22.123cm" svg:y1="27.843cm" svg:x2="22.304cm" svg:y2="27.482cm">
          <text:p/>
        </draw:line>
        <draw:line draw:style-name="gr82" draw:text-style-name="P3" draw:layer="layout" svg:x1="18.89cm" svg:y1="26.463cm" svg:x2="19.071cm" svg:y2="26.102cm">
          <text:p/>
        </draw:line>
        <draw:frame draw:style-name="gr90" draw:text-style-name="P5" draw:layer="layout" svg:width="1.281cm" svg:height="0.725cm" svg:x="18.33cm" svg:y="25.493cm">
          <draw:text-box>
            <text:p text:style-name="P4"><text:span text:style-name="T3">8</text:span></text:p>
          </draw:text-box>
        </draw:frame>
        <draw:line draw:style-name="gr82" draw:text-style-name="P3" draw:layer="layout" svg:x1="18.891cm" svg:y1="27.164cm" svg:x2="19.072cm" svg:y2="26.803cm">
          <text:p/>
        </draw:line>
        <draw:line draw:style-name="gr82" draw:text-style-name="P3" draw:layer="layout" svg:x1="18.891cm" svg:y1="27.864cm" svg:x2="19.072cm" svg:y2="27.503cm">
          <text:p/>
        </draw:line>
        <draw:rect draw:style-name="gr1" draw:text-style-name="P2" draw:layer="layout" svg:width="4.075cm" svg:height="0.735cm" svg:x="11.08cm" svg:y="25.5cm">
          <text:p text:style-name="P1"><text:span text:style-name="T1">MappedFifo</text:span></text:p>
        </draw:rect>
        <draw:rect draw:style-name="gr2" draw:text-style-name="P3" draw:layer="layout" svg:width="4.075cm" svg:height="1.195cm" svg:x="11.08cm" svg:y="26.235cm">
          <text:p/>
        </draw:rect>
        <draw:g>
          <draw:rect draw:style-name="gr3" draw:text-style-name="P3" draw:layer="layout" svg:width="0.5cm" svg:height="0.5cm" svg:x="14.855cm" svg:y="26.567cm">
            <text:p/>
          </draw:rect>
          <draw:frame draw:style-name="gr4" draw:text-style-name="P5" draw:layer="layout" svg:width="2.246cm" svg:height="0.725cm" svg:x="12.695cm" svg:y="26.435cm">
            <draw:text-box>
              <text:p text:style-name="P4"><text:span text:style-name="T3">pop</text:span></text:p>
            </draw:text-box>
          </draw:frame>
        </draw:g>
        <draw:g>
          <draw:rect draw:style-name="gr3" draw:text-style-name="P3" draw:layer="layout" svg:width="0.5cm" svg:height="0.5cm" svg:x="10.821cm" svg:y="26.568cm">
            <text:p/>
          </draw:rect>
          <draw:frame draw:style-name="gr5" draw:text-style-name="P5" draw:layer="layout" svg:width="2.471cm" svg:height="0.725cm" svg:x="11.321cm" svg:y="26.436cm">
            <draw:text-box>
              <text:p text:style-name="P4"><text:span text:style-name="T3">mem</text:span></text:p>
            </draw:text-box>
          </draw:frame>
        </draw:g>
        <draw:rect draw:style-name="gr1" draw:text-style-name="P71" draw:layer="layout" svg:width="2.83cm" svg:height="0.735cm" svg:x="12.574cm" svg:y="34.205cm">
          <text:p text:style-name="P70"><text:span text:style-name="T1">SubComp</text:span></text:p>
        </draw:rect>
        <draw:rect draw:style-name="gr2" draw:text-style-name="P3" draw:layer="layout" svg:width="2.83cm" svg:height="1.1cm" svg:x="12.574cm" svg:y="34.94cm">
          <text:p/>
        </draw:rect>
        <draw:g>
          <draw:rect draw:style-name="gr3" draw:text-style-name="P3" draw:layer="layout" svg:width="0.5cm" svg:height="0.5cm" svg:x="15.104cm" svg:y="35.272cm">
            <text:p/>
          </draw:rect>
          <draw:frame draw:style-name="gr720" draw:text-style-name="P5" draw:layer="layout" svg:width="2.365cm" svg:height="0.725cm" svg:x="12.825cm" svg:y="35.14cm">
            <draw:text-box>
              <text:p text:style-name="P4"><text:span text:style-name="T3">dutyCycle</text:span></text:p>
            </draw:text-box>
          </draw:frame>
        </draw:g>
        <draw:rect draw:style-name="gr1" draw:text-style-name="P2" draw:layer="layout" svg:width="4.075cm" svg:height="0.735cm" svg:x="16.694cm" svg:y="33.502cm">
          <text:p text:style-name="P1"><text:span text:style-name="T1">Pwm</text:span></text:p>
        </draw:rect>
        <draw:rect draw:style-name="gr2" draw:text-style-name="P3" draw:layer="layout" svg:width="4.075cm" svg:height="1.814cm" svg:x="16.694cm" svg:y="34.237cm">
          <text:p/>
        </draw:rect>
        <draw:g>
          <draw:rect draw:style-name="gr3" draw:text-style-name="P3" draw:layer="layout" svg:width="0.5cm" svg:height="0.5cm" svg:x="20.469cm" svg:y="34.569cm">
            <text:p/>
          </draw:rect>
          <draw:frame draw:style-name="gr4" draw:text-style-name="P5" draw:layer="layout" svg:width="2.246cm" svg:height="0.725cm" svg:x="18.309cm" svg:y="34.437cm">
            <draw:text-box>
              <text:p text:style-name="P4"><text:span text:style-name="T3">pwm</text:span></text:p>
            </draw:text-box>
          </draw:frame>
        </draw:g>
        <draw:g>
          <draw:rect draw:style-name="gr3" draw:text-style-name="P3" draw:layer="layout" svg:width="0.5cm" svg:height="0.5cm" svg:x="16.435cm" svg:y="34.57cm">
            <text:p/>
          </draw:rect>
          <draw:frame draw:style-name="gr5" draw:text-style-name="P5" draw:layer="layout" svg:width="2.471cm" svg:height="0.725cm" svg:x="16.935cm" svg:y="34.438cm">
            <draw:text-box>
              <text:p text:style-name="P4"><text:span text:style-name="T3">enable</text:span></text:p>
            </draw:text-box>
          </draw:frame>
        </draw:g>
        <draw:g>
          <draw:rect draw:style-name="gr3" draw:text-style-name="P3" draw:layer="layout" svg:width="0.5cm" svg:height="0.5cm" svg:x="16.422cm" svg:y="35.271cm">
            <text:p/>
          </draw:rect>
          <draw:frame draw:style-name="gr5" draw:text-style-name="P5" draw:layer="layout" svg:width="2.471cm" svg:height="0.725cm" svg:x="16.922cm" svg:y="35.139cm">
            <draw:text-box>
              <text:p text:style-name="P4"><text:span text:style-name="T3">dutyCycle</text:span></text:p>
            </draw:text-box>
          </draw:frame>
        </draw:g>
        <draw:g>
          <draw:rect draw:style-name="gr3" draw:text-style-name="P3" draw:layer="layout" svg:width="0.5cm" svg:height="0.5cm" svg:x="21.391cm" svg:y="34.568cm">
            <text:p/>
          </draw:rect>
          <draw:frame draw:style-name="gr721" draw:text-style-name="P5" draw:layer="layout" svg:width="1.069cm" svg:height="0.725cm" svg:x="21.891cm" svg:y="34.436cm">
            <draw:text-box>
              <text:p text:style-name="P4"><text:span text:style-name="T3">pin</text:span></text:p>
            </draw:text-box>
          </draw:frame>
        </draw:g>
        <draw:line draw:style-name="gr82" draw:text-style-name="P3" draw:layer="layout" svg:x1="20.969cm" svg:y1="34.801cm" svg:x2="21.391cm" svg:y2="34.801cm">
          <text:p/>
        </draw:line>
        <draw:line draw:style-name="gr82" draw:text-style-name="P3" draw:layer="layout" svg:x1="16.013cm" svg:y1="34.801cm" svg:x2="16.435cm" svg:y2="34.801cm">
          <text:p/>
        </draw:line>
        <draw:frame draw:style-name="gr90" draw:text-style-name="P5" draw:layer="layout" svg:width="1.281cm" svg:height="0.725cm" svg:x="15.154cm" svg:y="34.445cm">
          <draw:text-box>
            <text:p text:style-name="P4"><text:span text:style-name="T3">1</text:span></text:p>
          </draw:text-box>
        </draw:frame>
        <draw:line draw:style-name="gr82" draw:text-style-name="P3" draw:layer="layout" svg:x1="15.604cm" svg:y1="35.512cm" svg:x2="16.435cm" svg:y2="35.512cm">
          <text:p/>
        </draw:line>
        <draw:rect draw:style-name="gr1" draw:text-style-name="P71" draw:layer="layout" svg:width="2.83cm" svg:height="0.735cm" svg:x="11.721cm" svg:y="29.104cm">
          <text:p text:style-name="P70"><text:span text:style-name="T1">SubComp</text:span></text:p>
        </draw:rect>
        <draw:rect draw:style-name="gr2" draw:text-style-name="P3" draw:layer="layout" svg:width="2.83cm" svg:height="1.1cm" svg:x="11.721cm" svg:y="29.839cm">
          <text:p/>
        </draw:rect>
        <draw:g>
          <draw:rect draw:style-name="gr3" draw:text-style-name="P3" draw:layer="layout" svg:width="0.5cm" svg:height="0.5cm" svg:x="14.286cm" svg:y="30.146cm">
            <text:p/>
          </draw:rect>
          <draw:frame draw:style-name="gr722" draw:text-style-name="P5" draw:layer="layout" svg:width="2.365cm" svg:height="0.725cm" svg:x="14.786cm" svg:y="30.014cm">
            <draw:text-box>
              <text:p text:style-name="P4"><text:span text:style-name="T3">dutyCycle</text:span></text:p>
            </draw:text-box>
          </draw:frame>
        </draw:g>
        <draw:line draw:style-name="gr82" draw:text-style-name="P3" draw:layer="layout" svg:x1="13.864cm" svg:y1="30.39cm" svg:x2="14.286cm" svg:y2="30.39cm">
          <text:p/>
        </draw:line>
        <draw:frame draw:style-name="gr90" draw:text-style-name="P5" draw:layer="layout" svg:width="1.281cm" svg:height="0.725cm" svg:x="12.935cm" svg:y="30.014cm">
          <draw:text-box>
            <text:p text:style-name="P4"><text:span text:style-name="T3">42</text:span></text:p>
          </draw:text-box>
        </draw:frame>
        <draw:frame draw:style-name="gr723" draw:text-style-name="P62" draw:layer="layout" svg:width="0.777cm" svg:height="0.818cm" svg:x="15.196cm" svg:y="-5.321cm">
          <draw:text-box>
            <text:p text:style-name="P40"><text:span text:style-name="T56">x</text:span></text:p>
          </draw:text-box>
        </draw:frame>
        <draw:frame draw:style-name="gr724" draw:text-style-name="P62" draw:layer="layout" svg:width="0.777cm" svg:height="0.818cm" svg:x="15.175cm" svg:y="-10.79cm">
          <draw:text-box>
            <text:p text:style-name="P40"><text:span text:style-name="T56">x</text:span></text:p>
          </draw:text-box>
        </draw:frame>
        <draw:frame draw:style-name="gr725" draw:text-style-name="P62" draw:layer="layout" svg:width="0.777cm" svg:height="0.818cm" svg:x="20.643cm" svg:y="-8.653cm">
          <draw:text-box>
            <text:p text:style-name="P40"><text:span text:style-name="T56">x</text:span></text:p>
          </draw:text-box>
        </draw:frame>
        <draw:frame draw:style-name="gr726" draw:text-style-name="P62" draw:layer="layout" svg:width="0.777cm" svg:height="0.818cm" svg:x="20.729cm" svg:y="-4.353cm">
          <draw:text-box>
            <text:p text:style-name="P40"><text:span text:style-name="T56">x</text:span></text:p>
          </draw:text-box>
        </draw:frame>
        <draw:frame draw:style-name="gr727" draw:text-style-name="P62" draw:layer="layout" svg:width="0.777cm" svg:height="0.818cm" svg:x="15.137cm" svg:y="1.866cm">
          <draw:text-box>
            <text:p text:style-name="P40"><text:span text:style-name="T56">x</text:span></text:p>
          </draw:text-box>
        </draw:frame>
        <draw:frame draw:style-name="gr728" draw:text-style-name="P62" draw:layer="layout" svg:width="0.777cm" svg:height="0.818cm" svg:x="15.121cm" svg:y="5.566cm">
          <draw:text-box>
            <text:p text:style-name="P40"><text:span text:style-name="T56">x</text:span></text:p>
          </draw:text-box>
        </draw:frame>
        <draw:line draw:style-name="gr82" draw:text-style-name="P3" draw:layer="layout" svg:x1="15.307cm" svg:y1="-2.465cm" svg:x2="15.588cm" svg:y2="-2.465cm">
          <text:p/>
        </draw:line>
        <draw:line draw:style-name="gr82" draw:text-style-name="P3" draw:layer="layout" svg:x1="21.022cm" svg:y1="-5.969cm" svg:x2="21.022cm" svg:y2="-5.546cm">
          <text:p/>
        </draw:line>
        <draw:frame draw:style-name="gr89" draw:text-style-name="P5" draw:layer="layout" svg:width="1.446cm" svg:height="0.725cm" svg:x="19.47cm" svg:y="-5.903cm">
          <draw:text-box>
            <text:p text:style-name="P4"><text:span text:style-name="T3">reset</text:span></text:p>
          </draw:text-box>
        </draw:frame>
        <draw:line draw:style-name="gr82" draw:text-style-name="P3" draw:layer="layout" svg:x1="20.74cm" svg:y1="-5.546cm" svg:x2="21.021cm" svg:y2="-5.546cm">
          <text:p/>
        </draw:line>
        <draw:custom-shape draw:style-name="gr42" draw:text-style-name="P11" draw:layer="layout" svg:width="3.972cm" svg:height="3.131cm" svg:x="12.52cm" svg:y="41.42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8.263cm" svg:height="0.735cm" svg:x="12.218cm" svg:y="40.06cm">
          <text:p text:style-name="P1"><text:span text:style-name="T1">Toplevel</text:span></text:p>
        </draw:rect>
        <draw:g>
          <draw:g>
            <draw:rect draw:style-name="gr2" draw:text-style-name="P3" draw:layer="layout" svg:width="1cm" svg:height="1.747cm" svg:x="13.8cm" svg:y="42.218cm">
              <text:p/>
            </draw:rect>
            <draw:custom-shape draw:style-name="gr41" draw:text-style-name="P13" draw:layer="layout" svg:width="0.3cm" svg:height="0.3cm" draw:transform="rotate (-1.57079632679579) translate (14.1cm 43.4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3.643cm" svg:y="42.24cm">
            <draw:text-box>
              <text:p text:style-name="P4"><text:span text:style-name="T3">D</text:span></text:p>
            </draw:text-box>
          </draw:frame>
          <draw:frame draw:style-name="gr85" draw:text-style-name="P5" draw:layer="layout" svg:width="0.832cm" svg:height="0.725cm" svg:x="14.144cm" svg:y="42.241cm">
            <draw:text-box>
              <text:p text:style-name="P4"><text:span text:style-name="T3">Q</text:span></text:p>
            </draw:text-box>
          </draw:frame>
        </draw:g>
        <draw:g>
          <draw:g>
            <draw:rect draw:style-name="gr2" draw:text-style-name="P3" draw:layer="layout" svg:width="1cm" svg:height="1.747cm" svg:x="13.801cm" svg:y="42.219cm">
              <text:p/>
            </draw:rect>
            <draw:custom-shape draw:style-name="gr41" draw:text-style-name="P13" draw:layer="layout" svg:width="0.3cm" svg:height="0.3cm" draw:transform="rotate (-1.57079632679579) translate (14.101cm 43.4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3.644cm" svg:y="42.241cm">
            <draw:text-box>
              <text:p text:style-name="P4"><text:span text:style-name="T3">D</text:span></text:p>
            </draw:text-box>
          </draw:frame>
          <draw:frame draw:style-name="gr85" draw:text-style-name="P5" draw:layer="layout" svg:width="0.832cm" svg:height="0.725cm" svg:x="14.145cm" svg:y="42.242cm">
            <draw:text-box>
              <text:p text:style-name="P4"><text:span text:style-name="T3">Q</text:span></text:p>
            </draw:text-box>
          </draw:frame>
        </draw:g>
        <draw:frame draw:style-name="gr90" draw:text-style-name="P5" draw:layer="layout" svg:width="1.281cm" svg:height="0.725cm" svg:x="12.52cm" svg:y="43.225cm">
          <draw:text-box>
            <text:p text:style-name="P4"><text:span text:style-name="T3">clk</text:span></text:p>
          </draw:text-box>
        </draw:frame>
        <draw:line draw:style-name="gr82" draw:text-style-name="P3" draw:layer="layout" svg:x1="13.52cm" svg:y1="43.571cm" svg:x2="13.801cm" svg:y2="43.571cm">
          <text:p/>
        </draw:line>
        <draw:line draw:style-name="gr82" draw:text-style-name="P3" draw:layer="layout" svg:x1="13.243cm" svg:y1="42.615cm" svg:x2="13.778cm" svg:y2="42.615cm">
          <text:p/>
        </draw:line>
        <draw:frame draw:style-name="gr729" draw:text-style-name="P62" draw:layer="layout" svg:width="0.777cm" svg:height="0.818cm" svg:x="13.935cm" svg:y="41.524cm">
          <draw:text-box>
            <text:p text:style-name="P40"><text:span text:style-name="T56">x</text:span></text:p>
          </draw:text-box>
        </draw:frame>
        <draw:custom-shape draw:style-name="gr42" draw:text-style-name="P11" draw:layer="layout" svg:width="3.028cm" svg:height="2.386cm" svg:x="17.15cm" svg:y="41.5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3" draw:text-style-name="P13" draw:layer="layout" svg:width="0.88cm" svg:height="0.75cm" svg:x="18.161cm" svg:y="42.255cm" svg:viewBox="0 0 881 751" svg:d="M631 375l-631 376v-751zM756 250c71 0 125 54 125 125s-54 125-125 125-125-54-125-125 54-125 125-125z">
          <text:p/>
        </draw:path>
        <draw:line draw:style-name="gr82" draw:text-style-name="P3" draw:layer="layout" svg:x1="19.086cm" svg:y1="42.621cm" svg:x2="19.621cm" svg:y2="42.621cm">
          <text:p/>
        </draw:line>
        <draw:line draw:style-name="gr82" draw:text-style-name="P3" draw:layer="layout" svg:x1="19.087cm" svg:y1="42.621cm" svg:x2="19.622cm" svg:y2="42.621cm">
          <text:p/>
        </draw:line>
        <draw:frame draw:style-name="gr730" draw:text-style-name="P41" draw:layer="layout" svg:width="0.714cm" svg:height="0.758cm" svg:x="19.467cm" svg:y="42.228cm">
          <draw:text-box>
            <text:p text:style-name="P40"><text:span text:style-name="T28">y</text:span></text:p>
          </draw:text-box>
        </draw:frame>
        <draw:frame draw:style-name="gr731" draw:text-style-name="P62" draw:layer="layout" svg:width="3cm" svg:height="0.818cm" svg:x="12.828cm" svg:y="40.706cm">
          <draw:text-box>
            <text:p text:style-name="P40"><text:span text:style-name="T56">something</text:span></text:p>
          </draw:text-box>
        </draw:frame>
        <draw:frame draw:style-name="gr732" draw:text-style-name="P62" draw:layer="layout" svg:width="2.314cm" svg:height="0.818cm" svg:x="17.523cm" svg:y="40.684cm">
          <draw:text-box>
            <text:p text:style-name="P40"><text:span text:style-name="T56">another</text:span></text:p>
          </draw:text-box>
        </draw:frame>
        <draw:line draw:style-name="gr82" draw:text-style-name="P3" draw:layer="layout" svg:x1="14.842cm" svg:y1="42.615cm" svg:x2="18.161cm" svg:y2="42.615cm">
          <text:p/>
        </draw:line>
        <draw:custom-shape draw:style-name="gr47" draw:text-style-name="P3" draw:layer="layout" svg:width="1cm" svg:height="1cm" svg:x="30.299cm" svg:y="5.596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3" draw:layer="layout" svg:x1="31.299cm" svg:y1="6.086cm" svg:x2="31.834cm" svg:y2="6.086cm">
          <text:p/>
        </draw:line>
        <draw:line draw:style-name="gr82" draw:text-style-name="P3" draw:layer="layout" svg:x1="29.764cm" svg:y1="6.403cm" svg:x2="30.299cm" svg:y2="6.403cm">
          <text:p/>
        </draw:line>
        <draw:line draw:style-name="gr82" draw:text-style-name="P3" draw:layer="layout" svg:x1="29.784cm" svg:y1="5.817cm" svg:x2="30.319cm" svg:y2="5.817cm">
          <text:p/>
        </draw:line>
        <draw:line draw:style-name="gr82" draw:text-style-name="P3" draw:layer="layout" svg:x1="31.3cm" svg:y1="6.086cm" svg:x2="31.835cm" svg:y2="6.086cm">
          <text:p/>
        </draw:line>
        <draw:custom-shape draw:style-name="gr47" draw:text-style-name="P3" draw:layer="layout" svg:width="1cm" svg:height="1cm" svg:x="30.298cm" svg:y="7.025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3" draw:layer="layout" svg:x1="31.298cm" svg:y1="7.515cm" svg:x2="31.833cm" svg:y2="7.515cm">
          <text:p/>
        </draw:line>
        <draw:line draw:style-name="gr82" draw:text-style-name="P3" draw:layer="layout" svg:x1="29.763cm" svg:y1="7.832cm" svg:x2="30.298cm" svg:y2="7.832cm">
          <text:p/>
        </draw:line>
        <draw:line draw:style-name="gr82" draw:text-style-name="P3" draw:layer="layout" svg:x1="29.783cm" svg:y1="7.246cm" svg:x2="30.318cm" svg:y2="7.246cm">
          <text:p/>
        </draw:line>
        <draw:line draw:style-name="gr82" draw:text-style-name="P3" draw:layer="layout" svg:x1="31.299cm" svg:y1="7.515cm" svg:x2="31.834cm" svg:y2="7.515cm">
          <text:p/>
        </draw:line>
        <draw:custom-shape draw:style-name="gr47" draw:text-style-name="P3" draw:layer="layout" svg:width="1cm" svg:height="1cm" svg:x="30.289cm" svg:y="8.402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3" draw:layer="layout" svg:x1="31.289cm" svg:y1="8.892cm" svg:x2="31.824cm" svg:y2="8.892cm">
          <text:p/>
        </draw:line>
        <draw:line draw:style-name="gr82" draw:text-style-name="P3" draw:layer="layout" svg:x1="29.754cm" svg:y1="9.209cm" svg:x2="30.289cm" svg:y2="9.209cm">
          <text:p/>
        </draw:line>
        <draw:line draw:style-name="gr82" draw:text-style-name="P3" draw:layer="layout" svg:x1="29.774cm" svg:y1="8.623cm" svg:x2="30.309cm" svg:y2="8.623cm">
          <text:p/>
        </draw:line>
        <draw:line draw:style-name="gr82" draw:text-style-name="P3" draw:layer="layout" svg:x1="31.29cm" svg:y1="8.892cm" svg:x2="31.825cm" svg:y2="8.892cm">
          <text:p/>
        </draw:line>
        <draw:custom-shape draw:style-name="gr47" draw:text-style-name="P3" draw:layer="layout" svg:width="1cm" svg:height="1cm" svg:x="30.288cm" svg:y="9.831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3" draw:layer="layout" svg:x1="31.288cm" svg:y1="10.321cm" svg:x2="31.823cm" svg:y2="10.321cm">
          <text:p/>
        </draw:line>
        <draw:line draw:style-name="gr82" draw:text-style-name="P3" draw:layer="layout" svg:x1="29.753cm" svg:y1="10.638cm" svg:x2="30.288cm" svg:y2="10.638cm">
          <text:p/>
        </draw:line>
        <draw:line draw:style-name="gr82" draw:text-style-name="P3" draw:layer="layout" svg:x1="29.773cm" svg:y1="10.052cm" svg:x2="30.308cm" svg:y2="10.052cm">
          <text:p/>
        </draw:line>
        <draw:line draw:style-name="gr82" draw:text-style-name="P3" draw:layer="layout" svg:x1="31.289cm" svg:y1="10.321cm" svg:x2="31.824cm" svg:y2="10.321cm">
          <text:p/>
        </draw:line>
        <draw:custom-shape draw:style-name="gr47" draw:text-style-name="P3" draw:layer="layout" svg:width="1cm" svg:height="1cm" svg:x="33.315cm" svg:y="5.566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3" draw:layer="layout" svg:x1="34.315cm" svg:y1="6.056cm" svg:x2="34.85cm" svg:y2="6.056cm">
          <text:p/>
        </draw:line>
        <draw:line draw:style-name="gr82" draw:text-style-name="P3" draw:layer="layout" svg:x1="32.78cm" svg:y1="6.373cm" svg:x2="33.315cm" svg:y2="6.373cm">
          <text:p/>
        </draw:line>
        <draw:line draw:style-name="gr82" draw:text-style-name="P3" draw:layer="layout" svg:x1="32.8cm" svg:y1="5.787cm" svg:x2="33.335cm" svg:y2="5.787cm">
          <text:p/>
        </draw:line>
        <draw:line draw:style-name="gr82" draw:text-style-name="P3" draw:layer="layout" svg:x1="34.316cm" svg:y1="6.056cm" svg:x2="34.851cm" svg:y2="6.056cm">
          <text:p/>
        </draw:line>
        <draw:custom-shape draw:style-name="gr47" draw:text-style-name="P3" draw:layer="layout" svg:width="1cm" svg:height="1cm" svg:x="33.314cm" svg:y="7.095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3" draw:layer="layout" svg:x1="34.314cm" svg:y1="7.585cm" svg:x2="34.849cm" svg:y2="7.585cm">
          <text:p/>
        </draw:line>
        <draw:line draw:style-name="gr82" draw:text-style-name="P3" draw:layer="layout" svg:x1="32.779cm" svg:y1="7.902cm" svg:x2="33.314cm" svg:y2="7.902cm">
          <text:p/>
        </draw:line>
        <draw:line draw:style-name="gr82" draw:text-style-name="P3" draw:layer="layout" svg:x1="32.799cm" svg:y1="7.316cm" svg:x2="33.334cm" svg:y2="7.316cm">
          <text:p/>
        </draw:line>
        <draw:line draw:style-name="gr82" draw:text-style-name="P3" draw:layer="layout" svg:x1="34.315cm" svg:y1="7.585cm" svg:x2="34.85cm" svg:y2="7.585cm">
          <text:p/>
        </draw:line>
        <draw:custom-shape draw:style-name="gr47" draw:text-style-name="P3" draw:layer="layout" svg:width="1cm" svg:height="1cm" svg:x="33.305cm" svg:y="8.472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3" draw:layer="layout" svg:x1="34.305cm" svg:y1="8.962cm" svg:x2="34.84cm" svg:y2="8.962cm">
          <text:p/>
        </draw:line>
        <draw:line draw:style-name="gr82" draw:text-style-name="P3" draw:layer="layout" svg:x1="32.77cm" svg:y1="9.279cm" svg:x2="33.305cm" svg:y2="9.279cm">
          <text:p/>
        </draw:line>
        <draw:line draw:style-name="gr82" draw:text-style-name="P3" draw:layer="layout" svg:x1="32.79cm" svg:y1="8.693cm" svg:x2="33.325cm" svg:y2="8.693cm">
          <text:p/>
        </draw:line>
        <draw:line draw:style-name="gr82" draw:text-style-name="P3" draw:layer="layout" svg:x1="34.306cm" svg:y1="8.962cm" svg:x2="34.841cm" svg:y2="8.962cm">
          <text:p/>
        </draw:line>
        <draw:custom-shape draw:style-name="gr47" draw:text-style-name="P3" draw:layer="layout" svg:width="1cm" svg:height="1cm" svg:x="33.304cm" svg:y="9.901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3" draw:layer="layout" svg:x1="34.304cm" svg:y1="10.391cm" svg:x2="34.839cm" svg:y2="10.391cm">
          <text:p/>
        </draw:line>
        <draw:line draw:style-name="gr82" draw:text-style-name="P3" draw:layer="layout" svg:x1="32.769cm" svg:y1="10.708cm" svg:x2="33.304cm" svg:y2="10.708cm">
          <text:p/>
        </draw:line>
        <draw:line draw:style-name="gr82" draw:text-style-name="P3" draw:layer="layout" svg:x1="32.789cm" svg:y1="10.122cm" svg:x2="33.324cm" svg:y2="10.122cm">
          <text:p/>
        </draw:line>
        <draw:line draw:style-name="gr82" draw:text-style-name="P3" draw:layer="layout" svg:x1="34.305cm" svg:y1="10.391cm" svg:x2="34.84cm" svg:y2="10.391cm">
          <text:p/>
        </draw:line>
        <draw:line draw:style-name="gr733" draw:text-style-name="P3" draw:layer="layout" svg:x1="31.834cm" svg:y1="6.086cm" svg:x2="32.801cm" svg:y2="5.787cm">
          <text:p/>
        </draw:line>
        <draw:line draw:style-name="gr733" draw:text-style-name="P3" draw:layer="layout" svg:x1="31.824cm" svg:y1="8.892cm" svg:x2="32.781cm" svg:y2="5.787cm">
          <text:p/>
        </draw:line>
        <draw:line draw:style-name="gr733" draw:text-style-name="P3" draw:layer="layout" svg:x1="31.824cm" svg:y1="10.321cm" svg:x2="32.781cm" svg:y2="5.787cm">
          <text:p/>
        </draw:line>
        <draw:line draw:style-name="gr734" draw:text-style-name="P3" draw:layer="layout" svg:x1="31.833cm" svg:y1="7.515cm" svg:x2="32.78cm" svg:y2="5.787cm">
          <text:p/>
        </draw:line>
        <draw:custom-shape draw:style-name="gr47" draw:text-style-name="P3" draw:layer="layout" svg:width="1cm" svg:height="1cm" svg:x="36.315cm" svg:y="5.567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3" draw:layer="layout" svg:x1="37.315cm" svg:y1="6.057cm" svg:x2="37.85cm" svg:y2="6.057cm">
          <text:p/>
        </draw:line>
        <draw:line draw:style-name="gr82" draw:text-style-name="P3" draw:layer="layout" svg:x1="35.78cm" svg:y1="6.374cm" svg:x2="36.315cm" svg:y2="6.374cm">
          <text:p/>
        </draw:line>
        <draw:line draw:style-name="gr82" draw:text-style-name="P3" draw:layer="layout" svg:x1="35.8cm" svg:y1="5.788cm" svg:x2="36.335cm" svg:y2="5.788cm">
          <text:p/>
        </draw:line>
        <draw:line draw:style-name="gr82" draw:text-style-name="P3" draw:layer="layout" svg:x1="37.316cm" svg:y1="6.057cm" svg:x2="37.851cm" svg:y2="6.057cm">
          <text:p/>
        </draw:line>
        <draw:custom-shape draw:style-name="gr47" draw:text-style-name="P3" draw:layer="layout" svg:width="1cm" svg:height="1cm" svg:x="36.314cm" svg:y="7.096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3" draw:layer="layout" svg:x1="37.314cm" svg:y1="7.586cm" svg:x2="37.849cm" svg:y2="7.586cm">
          <text:p/>
        </draw:line>
        <draw:line draw:style-name="gr82" draw:text-style-name="P3" draw:layer="layout" svg:x1="35.779cm" svg:y1="7.903cm" svg:x2="36.314cm" svg:y2="7.903cm">
          <text:p/>
        </draw:line>
        <draw:line draw:style-name="gr82" draw:text-style-name="P3" draw:layer="layout" svg:x1="35.799cm" svg:y1="7.317cm" svg:x2="36.334cm" svg:y2="7.317cm">
          <text:p/>
        </draw:line>
        <draw:line draw:style-name="gr82" draw:text-style-name="P3" draw:layer="layout" svg:x1="37.315cm" svg:y1="7.586cm" svg:x2="37.85cm" svg:y2="7.586cm">
          <text:p/>
        </draw:line>
        <draw:custom-shape draw:style-name="gr47" draw:text-style-name="P3" draw:layer="layout" svg:width="1cm" svg:height="1cm" svg:x="36.305cm" svg:y="8.473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3" draw:layer="layout" svg:x1="37.305cm" svg:y1="8.963cm" svg:x2="37.84cm" svg:y2="8.963cm">
          <text:p/>
        </draw:line>
        <draw:line draw:style-name="gr82" draw:text-style-name="P3" draw:layer="layout" svg:x1="35.77cm" svg:y1="9.28cm" svg:x2="36.305cm" svg:y2="9.28cm">
          <text:p/>
        </draw:line>
        <draw:line draw:style-name="gr82" draw:text-style-name="P3" draw:layer="layout" svg:x1="35.79cm" svg:y1="8.694cm" svg:x2="36.325cm" svg:y2="8.694cm">
          <text:p/>
        </draw:line>
        <draw:line draw:style-name="gr82" draw:text-style-name="P3" draw:layer="layout" svg:x1="37.306cm" svg:y1="8.963cm" svg:x2="37.841cm" svg:y2="8.963cm">
          <text:p/>
        </draw:line>
        <draw:custom-shape draw:style-name="gr47" draw:text-style-name="P3" draw:layer="layout" svg:width="1cm" svg:height="1cm" svg:x="36.304cm" svg:y="9.902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3" draw:layer="layout" svg:x1="37.304cm" svg:y1="10.392cm" svg:x2="37.839cm" svg:y2="10.392cm">
          <text:p/>
        </draw:line>
        <draw:line draw:style-name="gr82" draw:text-style-name="P3" draw:layer="layout" svg:x1="35.769cm" svg:y1="10.709cm" svg:x2="36.304cm" svg:y2="10.709cm">
          <text:p/>
        </draw:line>
        <draw:line draw:style-name="gr82" draw:text-style-name="P3" draw:layer="layout" svg:x1="35.789cm" svg:y1="10.123cm" svg:x2="36.324cm" svg:y2="10.123cm">
          <text:p/>
        </draw:line>
        <draw:line draw:style-name="gr82" draw:text-style-name="P3" draw:layer="layout" svg:x1="37.305cm" svg:y1="10.392cm" svg:x2="37.84cm" svg:y2="10.392cm">
          <text:p/>
        </draw:line>
        <draw:line draw:style-name="gr733" draw:text-style-name="P3" draw:layer="layout" svg:x1="34.85cm" svg:y1="7.585cm" svg:x2="35.79cm" svg:y2="8.694cm">
          <text:p/>
        </draw:line>
        <draw:line draw:style-name="gr733" draw:text-style-name="P3" draw:layer="layout" svg:x1="34.841cm" svg:y1="8.962cm" svg:x2="35.79cm" svg:y2="8.695cm">
          <text:p/>
        </draw:line>
        <draw:line draw:style-name="gr733" draw:text-style-name="P3" draw:layer="layout" svg:x1="34.839cm" svg:y1="10.391cm" svg:x2="35.79cm" svg:y2="8.695cm">
          <text:p/>
        </draw:line>
        <draw:line draw:style-name="gr734" draw:text-style-name="P3" draw:layer="layout" svg:x1="34.85cm" svg:y1="6.056cm" svg:x2="35.79cm" svg:y2="8.695cm">
          <text:p/>
        </draw:line>
        <draw:g>
          <draw:rect draw:style-name="gr3" draw:text-style-name="P3" draw:layer="layout" svg:width="0.5cm" svg:height="0.5cm" svg:x="14.855cm" svg:y="26.568cm">
            <text:p/>
          </draw:rect>
          <draw:frame draw:style-name="gr4" draw:text-style-name="P5" draw:layer="layout" svg:width="2.246cm" svg:height="0.725cm" svg:x="12.695cm" svg:y="26.436cm">
            <draw:text-box>
              <text:p text:style-name="P4"><text:span text:style-name="T3">pop</text:span></text:p>
            </draw:text-box>
          </draw:frame>
        </draw:g>
        <draw:rect draw:style-name="gr3" draw:text-style-name="P3" draw:layer="layout" svg:width="0.5cm" svg:height="0.5cm" svg:x="10.821cm" svg:y="26.569cm">
          <text:p/>
        </draw:rect>
        <draw:g>
          <draw:rect draw:style-name="gr3" draw:text-style-name="P3" draw:layer="layout" svg:width="0.5cm" svg:height="0.5cm" svg:x="44.998cm" svg:y="3.243cm">
            <text:p/>
          </draw:rect>
          <draw:frame draw:style-name="gr4" draw:text-style-name="P5" draw:layer="layout" svg:width="2.246cm" svg:height="0.725cm" svg:x="42.838cm" svg:y="3.111cm">
            <draw:text-box>
              <text:p text:style-name="P4"><text:span text:style-name="T3">in</text:span></text:p>
            </draw:text-box>
          </draw:frame>
        </draw:g>
        <draw:g>
          <draw:rect draw:style-name="gr3" draw:text-style-name="P3" draw:layer="layout" svg:width="0.5cm" svg:height="0.5cm" svg:x="54.273cm" svg:y="3.247cm">
            <text:p/>
          </draw:rect>
          <draw:frame draw:style-name="gr5" draw:text-style-name="P5" draw:layer="layout" svg:width="2.471cm" svg:height="0.725cm" svg:x="54.773cm" svg:y="3.115cm">
            <draw:text-box>
              <text:p text:style-name="P4"><text:span text:style-name="T3">out</text:span></text:p>
            </draw:text-box>
          </draw:frame>
        </draw:g>
        <draw:g>
          <draw:rect draw:style-name="gr3" draw:text-style-name="P3" draw:layer="layout" svg:width="0.5cm" svg:height="0.5cm" svg:x="45.012cm" svg:y="4.744cm">
            <text:p/>
          </draw:rect>
          <draw:frame draw:style-name="gr4" draw:text-style-name="P5" draw:layer="layout" svg:width="2.246cm" svg:height="0.725cm" svg:x="42.852cm" svg:y="4.612cm">
            <draw:text-box>
              <text:p text:style-name="P4"><text:span text:style-name="T3">in</text:span></text:p>
            </draw:text-box>
          </draw:frame>
        </draw:g>
        <draw:g>
          <draw:rect draw:style-name="gr3" draw:text-style-name="P3" draw:layer="layout" svg:width="0.5cm" svg:height="0.5cm" svg:x="45.012cm" svg:y="6.044cm">
            <text:p/>
          </draw:rect>
          <draw:frame draw:style-name="gr4" draw:text-style-name="P5" draw:layer="layout" svg:width="2.246cm" svg:height="0.725cm" svg:x="42.852cm" svg:y="5.912cm">
            <draw:text-box>
              <text:p text:style-name="P4"><text:span text:style-name="T3">in</text:span></text:p>
            </draw:text-box>
          </draw:frame>
        </draw:g>
        <draw:g>
          <draw:rect draw:style-name="gr3" draw:text-style-name="P3" draw:layer="layout" svg:width="0.5cm" svg:height="0.5cm" svg:x="45.012cm" svg:y="7.544cm">
            <text:p/>
          </draw:rect>
          <draw:frame draw:style-name="gr4" draw:text-style-name="P5" draw:layer="layout" svg:width="2.246cm" svg:height="0.725cm" svg:x="42.852cm" svg:y="7.412cm">
            <draw:text-box>
              <text:p text:style-name="P4"><text:span text:style-name="T3">in</text:span></text:p>
            </draw:text-box>
          </draw:frame>
        </draw:g>
        <draw:g>
          <draw:rect draw:style-name="gr3" draw:text-style-name="P3" draw:layer="layout" svg:width="0.5cm" svg:height="0.5cm" svg:x="54.26cm" svg:y="4.748cm">
            <text:p/>
          </draw:rect>
          <draw:frame draw:style-name="gr5" draw:text-style-name="P5" draw:layer="layout" svg:width="2.471cm" svg:height="0.725cm" svg:x="54.76cm" svg:y="4.616cm">
            <draw:text-box>
              <text:p text:style-name="P4"><text:span text:style-name="T3">out</text:span></text:p>
            </draw:text-box>
          </draw:frame>
        </draw:g>
        <draw:g>
          <draw:rect draw:style-name="gr3" draw:text-style-name="P3" draw:layer="layout" svg:width="0.5cm" svg:height="0.5cm" svg:x="54.26cm" svg:y="6.148cm">
            <text:p/>
          </draw:rect>
          <draw:frame draw:style-name="gr5" draw:text-style-name="P5" draw:layer="layout" svg:width="2.471cm" svg:height="0.725cm" svg:x="54.76cm" svg:y="6.016cm">
            <draw:text-box>
              <text:p text:style-name="P4"><text:span text:style-name="T3">out</text:span></text:p>
            </draw:text-box>
          </draw:frame>
        </draw:g>
        <draw:g>
          <draw:rect draw:style-name="gr3" draw:text-style-name="P3" draw:layer="layout" svg:width="0.5cm" svg:height="0.5cm" svg:x="54.26cm" svg:y="7.584cm">
            <text:p/>
          </draw:rect>
          <draw:frame draw:style-name="gr5" draw:text-style-name="P5" draw:layer="layout" svg:width="2.471cm" svg:height="0.725cm" svg:x="54.76cm" svg:y="7.452cm">
            <draw:text-box>
              <text:p text:style-name="P4"><text:span text:style-name="T3">out</text:span></text:p>
            </draw:text-box>
          </draw:frame>
        </draw:g>
        <draw:g>
          <draw:rect draw:style-name="gr3" draw:text-style-name="P3" draw:layer="layout" svg:width="0.5cm" svg:height="0.436cm" svg:x="31.111cm" svg:y="-5.665cm">
            <text:p/>
          </draw:rect>
          <draw:frame draw:style-name="gr4" draw:text-style-name="P5" draw:layer="layout" svg:width="2.246cm" svg:height="0.725cm" svg:x="28.951cm" svg:y="-5.826cm">
            <draw:text-box>
              <text:p text:style-name="P4"><text:span text:style-name="T3">valid</text:span></text:p>
            </draw:text-box>
          </draw:frame>
        </draw:g>
        <draw:g>
          <draw:rect draw:style-name="gr3" draw:text-style-name="P3" draw:layer="layout" svg:width="0.5cm" svg:height="0.5cm" svg:x="31.065cm" svg:y="-3.298cm">
            <text:p/>
          </draw:rect>
          <draw:frame draw:style-name="gr4" draw:text-style-name="P5" draw:layer="layout" svg:width="2.246cm" svg:height="0.725cm" svg:x="28.905cm" svg:y="-3.43cm">
            <draw:text-box>
              <text:p text:style-name="P4"><text:span text:style-name="T3">red</text:span></text:p>
            </draw:text-box>
          </draw:frame>
        </draw:g>
        <draw:g>
          <draw:rect draw:style-name="gr17" draw:text-style-name="P3" draw:layer="layout" svg:width="0.5cm" svg:height="0.5cm" svg:x="40.308cm" svg:y="-0.197cm">
            <text:p/>
          </draw:rect>
          <draw:frame draw:style-name="gr29" draw:text-style-name="P5" draw:layer="layout" svg:width="2.369cm" svg:height="0.725cm" svg:x="40.752cm" svg:y="-0.329cm">
            <draw:text-box>
              <text:p text:style-name="P4"><text:span text:style-name="T3">ready</text:span></text:p>
            </draw:text-box>
          </draw:frame>
        </draw:g>
        <draw:g>
          <draw:rect draw:style-name="gr17" draw:text-style-name="P3" draw:layer="layout" svg:width="0.5cm" svg:height="0.5cm" svg:x="31.065cm" svg:y="-0.637cm">
            <text:p/>
          </draw:rect>
          <draw:frame draw:style-name="gr4" draw:text-style-name="P5" draw:layer="layout" svg:width="2.246cm" svg:height="0.725cm" svg:x="28.905cm" svg:y="-0.769cm">
            <draw:text-box>
              <text:p text:style-name="P4"><text:span text:style-name="T3">ready</text:span></text:p>
            </draw:text-box>
          </draw:frame>
        </draw:g>
        <draw:g>
          <draw:rect draw:style-name="gr3" draw:text-style-name="P3" draw:layer="layout" svg:width="0.5cm" svg:height="0.5cm" svg:x="40.247cm" svg:y="-3.37cm">
            <text:p/>
          </draw:rect>
          <draw:frame draw:style-name="gr29" draw:text-style-name="P5" draw:layer="layout" svg:width="2.369cm" svg:height="0.725cm" svg:x="40.691cm" svg:y="-3.502cm">
            <draw:text-box>
              <text:p text:style-name="P4"><text:span text:style-name="T3">red</text:span></text:p>
            </draw:text-box>
          </draw:frame>
        </draw:g>
        <draw:g>
          <draw:rect draw:style-name="gr3" draw:text-style-name="P3" draw:layer="layout" svg:width="0.5cm" svg:height="0.5cm" svg:x="40.245cm" svg:y="-5.472cm">
            <text:p/>
          </draw:rect>
          <draw:frame draw:style-name="gr29" draw:text-style-name="P5" draw:layer="layout" svg:width="2.369cm" svg:height="0.725cm" svg:x="40.689cm" svg:y="-5.604cm">
            <draw:text-box>
              <text:p text:style-name="P4"><text:span text:style-name="T3">valid</text:span></text:p>
            </draw:text-box>
          </draw:frame>
        </draw:g>
        <draw:g>
          <draw:rect draw:style-name="gr2" draw:text-style-name="P3" draw:layer="layout" svg:width="1cm" svg:height="2cm" svg:x="37.908cm" svg:y="-3.304cm">
            <text:p/>
          </draw:rect>
          <draw:custom-shape draw:style-name="gr41" draw:text-style-name="P13" draw:layer="layout" svg:width="0.5cm" svg:height="0.5cm" draw:transform="rotate (-1.57079632679579) translate (38.408cm -2.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7.908cm" svg:y="-5.804cm">
            <text:p/>
          </draw:rect>
          <draw:custom-shape draw:style-name="gr41" draw:text-style-name="P13" draw:layer="layout" svg:width="0.5cm" svg:height="0.5cm" draw:transform="rotate (-1.57079632679579) translate (38.408cm -4.5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3" draw:text-style-name="P3" draw:layer="layout" svg:width="2.15cm" svg:height="6.613cm" svg:x="40.008cm" svg:y="-5.967cm">
          <text:p/>
        </draw:rect>
        <draw:rect draw:style-name="gr43" draw:text-style-name="P3" draw:layer="layout" svg:width="2.25cm" svg:height="6.063cm" svg:x="29.665cm" svg:y="-5.993cm">
          <text:p/>
        </draw:rect>
        <draw:frame draw:style-name="gr55" draw:layer="layout" svg:width="2.403cm" svg:height="0.963cm" svg:x="29.568cm" svg:y="-6.893cm">
          <draw:text-box>
            <text:p>source</text:p>
          </draw:text-box>
        </draw:frame>
        <draw:frame draw:style-name="gr45" draw:layer="layout" svg:width="3.918cm" svg:height="0.963cm" svg:x="40.371cm" svg:y="-6.893cm">
          <draw:text-box>
            <text:p>sink</text:p>
          </draw:text-box>
        </draw:frame>
        <draw:g>
          <draw:rect draw:style-name="gr3" draw:text-style-name="P3" draw:layer="layout" svg:width="0.5cm" svg:height="0.5cm" svg:x="31.065cm" svg:y="-2.807cm">
            <text:p/>
          </draw:rect>
          <draw:frame draw:style-name="gr4" draw:text-style-name="P5" draw:layer="layout" svg:width="2.246cm" svg:height="0.725cm" svg:x="28.905cm" svg:y="-2.939cm">
            <draw:text-box>
              <text:p text:style-name="P4"><text:span text:style-name="T3">green</text:span></text:p>
            </draw:text-box>
          </draw:frame>
        </draw:g>
        <draw:g>
          <draw:rect draw:style-name="gr3" draw:text-style-name="P3" draw:layer="layout" svg:width="0.5cm" svg:height="0.5cm" svg:x="31.079cm" svg:y="-2.307cm">
            <text:p/>
          </draw:rect>
          <draw:frame draw:style-name="gr4" draw:text-style-name="P5" draw:layer="layout" svg:width="2.246cm" svg:height="0.725cm" svg:x="28.919cm" svg:y="-2.439cm">
            <draw:text-box>
              <text:p text:style-name="P4"><text:span text:style-name="T3">blue</text:span></text:p>
            </draw:text-box>
          </draw:frame>
        </draw:g>
        <draw:g>
          <draw:rect draw:style-name="gr3" draw:text-style-name="P3" draw:layer="layout" svg:width="0.5cm" svg:height="0.5cm" svg:x="40.247cm" svg:y="-2.821cm">
            <text:p/>
          </draw:rect>
          <draw:frame draw:style-name="gr29" draw:text-style-name="P5" draw:layer="layout" svg:width="2.369cm" svg:height="0.725cm" svg:x="40.691cm" svg:y="-2.953cm">
            <draw:text-box>
              <text:p text:style-name="P4"><text:span text:style-name="T3">green</text:span></text:p>
            </draw:text-box>
          </draw:frame>
        </draw:g>
        <draw:g>
          <draw:rect draw:style-name="gr3" draw:text-style-name="P3" draw:layer="layout" svg:width="0.5cm" svg:height="0.5cm" svg:x="40.247cm" svg:y="-2.296cm">
            <text:p/>
          </draw:rect>
          <draw:frame draw:style-name="gr29" draw:text-style-name="P5" draw:layer="layout" svg:width="2.369cm" svg:height="0.725cm" svg:x="40.691cm" svg:y="-2.428cm">
            <draw:text-box>
              <text:p text:style-name="P4"><text:span text:style-name="T3">blue</text:span></text:p>
            </draw:text-box>
          </draw:frame>
        </draw:g>
        <draw:g>
          <draw:rect draw:style-name="gr3" draw:text-style-name="P3" draw:layer="layout" svg:width="0.5cm" svg:height="0.436cm" svg:x="35.661cm" svg:y="-5.446cm">
            <text:p/>
          </draw:rect>
        </draw:g>
        <draw:g>
          <draw:rect draw:style-name="gr3" draw:text-style-name="P3" draw:layer="layout" svg:width="0.5cm" svg:height="0.5cm" svg:x="35.615cm" svg:y="-3.335cm">
            <text:p/>
          </draw:rect>
        </draw:g>
        <draw:g>
          <draw:rect draw:style-name="gr17" draw:text-style-name="P3" draw:layer="layout" svg:width="0.5cm" svg:height="0.5cm" svg:x="35.615cm" svg:y="-0.435cm">
            <text:p/>
          </draw:rect>
        </draw:g>
        <draw:rect draw:style-name="gr43" draw:text-style-name="P3" draw:layer="layout" svg:width="1.194cm" svg:height="6.613cm" svg:x="35.271cm" svg:y="-6.03cm">
          <text:p/>
        </draw:rect>
        <draw:g>
          <draw:rect draw:style-name="gr3" draw:text-style-name="P3" draw:layer="layout" svg:width="0.5cm" svg:height="0.5cm" svg:x="35.615cm" svg:y="-2.844cm">
            <text:p/>
          </draw:rect>
        </draw:g>
        <draw:g>
          <draw:rect draw:style-name="gr3" draw:text-style-name="P3" draw:layer="layout" svg:width="0.5cm" svg:height="0.5cm" svg:x="35.629cm" svg:y="-2.344cm">
            <text:p/>
          </draw:rect>
        </draw:g>
        <draw:custom-shape draw:style-name="gr47" draw:text-style-name="P3" draw:layer="layout" svg:width="1cm" svg:height="1cm" svg:x="34.071cm" svg:y="-5.73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3" draw:layer="layout" svg:x1="31.611cm" svg:y1="-5.43cm" svg:x2="34.071cm" svg:y2="-5.43cm">
          <text:p/>
        </draw:line>
        <draw:line draw:style-name="gr56" draw:text-style-name="P3" draw:layer="layout" svg:x1="33.14cm" svg:y1="-0.18cm" svg:x2="35.615cm" svg:y2="-0.18cm">
          <text:p/>
        </draw:line>
        <draw:line draw:style-name="gr56" draw:text-style-name="P3" draw:layer="layout" svg:x1="31.565cm" svg:y1="-0.419cm" svg:x2="32.14cm" svg:y2="-0.419cm">
          <text:p/>
        </draw:line>
        <draw:line draw:style-name="gr56" draw:text-style-name="P3" draw:layer="layout" svg:x1="35.661cm" svg:y1="-5.212cm" svg:x2="35.071cm" svg:y2="-5.212cm">
          <text:p/>
        </draw:line>
        <draw:line draw:style-name="gr56" draw:text-style-name="P3" draw:layer="layout" svg:x1="31.579cm" svg:y1="-2.062cm" svg:x2="35.629cm" svg:y2="-2.062cm">
          <text:p/>
        </draw:line>
        <draw:line draw:style-name="gr56" draw:text-style-name="P3" draw:layer="layout" svg:x1="32.621cm" svg:y1="-3.062cm" svg:x2="32.621cm" svg:y2="-3.43cm">
          <text:p/>
        </draw:line>
        <draw:line draw:style-name="gr56" draw:text-style-name="P3" draw:layer="layout" svg:x1="32.821cm" svg:y1="-2.562cm" svg:x2="32.821cm" svg:y2="-3.43cm">
          <text:p/>
        </draw:line>
        <draw:line draw:style-name="gr56" draw:text-style-name="P3" draw:layer="layout" svg:x1="33.021cm" svg:y1="-2.062cm" svg:x2="33.021cm" svg:y2="-3.68cm">
          <text:p/>
        </draw:line>
        <draw:custom-shape draw:style-name="gr32" draw:text-style-name="P11" draw:layer="layout" svg:width="1.25cm" svg:height="1cm" svg:x="32.121cm" svg:y="-4.43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3" draw:layer="layout" svg:x1="33.14cm" svg:y1="-0.68cm" svg:x2="33.621cm" svg:y2="-0.68cm">
          <text:p/>
        </draw:line>
        <draw:line draw:style-name="gr56" draw:text-style-name="P3" draw:layer="layout" svg:x1="33.621cm" svg:y1="-4.93cm" svg:x2="33.622cm" svg:y2="-0.68cm">
          <text:p/>
        </draw:line>
        <draw:line draw:style-name="gr56" draw:text-style-name="P3" draw:layer="layout" svg:x1="33.822cm" svg:y1="-4.93cm" svg:x2="34.071cm" svg:y2="-4.93cm">
          <text:p/>
        </draw:line>
        <draw:line draw:style-name="gr56" draw:text-style-name="P3" draw:layer="layout" svg:x1="33.371cm" svg:y1="-3.93cm" svg:x2="33.622cm" svg:y2="-3.93cm">
          <text:p/>
        </draw:line>
        <draw:custom-shape draw:style-name="gr57" draw:text-style-name="P3" draw:layer="layout" svg:width="0.25cm" svg:height="0.25cm" svg:x="33.822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32.121cm" svg:y="-0.929cm" svg:viewBox="0 0 1168 1002" svg:d="M501 1000c-83 0-501 2-501-499s418-501 501-501c278 0 389 2 667 2-84 0-168 311-168 499s84 501 168 501c-278 0-389-2-667-2z">
          <text:p/>
        </draw:path>
        <draw:line draw:style-name="gr56" draw:text-style-name="P3" draw:layer="layout" svg:x1="33.822cm" svg:y1="-4.93cm" svg:x2="33.621cm" svg:y2="-4.93cm">
          <text:p/>
        </draw:line>
        <draw:line draw:style-name="gr56" draw:text-style-name="P3" draw:layer="layout" svg:x1="31.565cm" svg:y1="-2.589cm" svg:x2="35.615cm" svg:y2="-2.589cm">
          <text:p/>
        </draw:line>
        <draw:line draw:style-name="gr56" draw:text-style-name="P3" draw:layer="layout" svg:x1="31.565cm" svg:y1="-3.089cm" svg:x2="35.615cm" svg:y2="-3.089cm">
          <text:p/>
        </draw:line>
        <draw:line draw:style-name="gr56" draw:text-style-name="P3" draw:layer="layout" svg:x1="36.143cm" svg:y1="-5.216cm" svg:x2="37.907cm" svg:y2="-5.216cm">
          <text:p/>
        </draw:line>
        <draw:line draw:style-name="gr56" draw:text-style-name="P3" draw:layer="layout" svg:x1="31.565cm" svg:y1="-3.089cm" svg:x2="35.615cm" svg:y2="-3.089cm">
          <text:p/>
        </draw:line>
        <draw:line draw:style-name="gr56" draw:text-style-name="P3" draw:layer="layout" svg:x1="37.908cm" svg:y1="-2.83cm" svg:x2="36.124cm" svg:y2="-2.08cm">
          <text:p/>
        </draw:line>
        <draw:line draw:style-name="gr56" draw:text-style-name="P3" draw:layer="layout" svg:x1="37.908cm" svg:y1="-2.93cm" svg:x2="36.124cm" svg:y2="-2.585cm">
          <text:p/>
        </draw:line>
        <draw:line draw:style-name="gr56" draw:text-style-name="P3" draw:layer="layout" svg:x1="37.908cm" svg:y1="-3.085cm" svg:x2="36.124cm" svg:y2="-3.085cm">
          <text:p/>
        </draw:line>
        <draw:line draw:style-name="gr56" draw:text-style-name="P3" draw:layer="layout" svg:x1="38.908cm" svg:y1="-2.93cm" svg:x2="40.247cm" svg:y2="-2.08cm">
          <text:p/>
        </draw:line>
        <draw:line draw:style-name="gr56" draw:text-style-name="P3" draw:layer="layout" svg:x1="38.908cm" svg:y1="-2.991cm" svg:x2="40.247cm" svg:y2="-2.58cm">
          <text:p/>
        </draw:line>
        <draw:line draw:style-name="gr56" draw:text-style-name="P3" draw:layer="layout" svg:x1="38.908cm" svg:y1="-3.1cm" svg:x2="40.247cm" svg:y2="-3.1cm">
          <text:p/>
        </draw:line>
        <draw:line draw:style-name="gr56" draw:text-style-name="P3" draw:layer="layout" svg:x1="36.115cm" svg:y1="-0.18cm" svg:x2="37.865cm" svg:y2="-0.18cm">
          <text:p/>
        </draw:line>
        <draw:line draw:style-name="gr56" draw:text-style-name="P3" draw:layer="layout" svg:x1="37.833cm" svg:y1="0.059cm" svg:x2="40.308cm" svg:y2="0.059cm">
          <text:p/>
        </draw:line>
        <draw:line draw:style-name="gr56" draw:text-style-name="P3" draw:layer="layout" svg:x1="40.245cm" svg:y1="-5.216cm" svg:x2="38.908cm" svg:y2="-5.216cm">
          <text:p/>
        </draw:line>
        <draw:frame draw:style-name="gr735" draw:text-style-name="P15" draw:layer="layout" svg:width="16.518cm" svg:height="2.144cm" svg:x="27.721cm" svg:y="-9.18cm">
          <draw:text-box>
            <text:p><text:span text:style-name="T7">val source = Stream(RGB(5,6,5))</text:span></text:p>
            <text:p><text:span text:style-name="T7">val sink = source.throwWhen(source.payload.isBlack).stage()</text:span></text:p>
          </draw:text-box>
        </draw:frame>
        <draw:line draw:style-name="gr56" draw:text-style-name="P3" draw:layer="layout" svg:x1="39.298cm" svg:y1="-0.346cm" svg:x2="39.298cm" svg:y2="-5.216cm">
          <text:p/>
        </draw:line>
        <draw:line draw:style-name="gr56" draw:text-style-name="P3" draw:layer="layout" svg:x1="39.298cm" svg:y1="-0.346cm" svg:x2="38.726cm" svg:y2="-0.346cm">
          <text:p/>
        </draw:line>
        <draw:line draw:style-name="gr56" draw:text-style-name="P3" draw:layer="layout" svg:x1="37.482cm" svg:y1="-4.854cm" svg:x2="37.491cm" svg:y2="-0.18cm">
          <text:p/>
        </draw:line>
        <draw:path draw:style-name="gr58" draw:text-style-name="P3" draw:layer="layout" svg:width="1.167cm" svg:height="1.001cm" svg:x="37.839cm" svg:y="-0.665cm" svg:viewBox="0 0 1168 1002" svg:d="M501 1000c-83 0-501 2-501-499s418-501 501-501c278 0 389 2 667 2-84 0-168 311-168 499s84 501 168 501c-278 0-389-2-667-2z">
          <text:p/>
        </draw:path>
        <draw:custom-shape draw:style-name="gr57" draw:text-style-name="P3" draw:layer="layout" svg:width="0.25cm" svg:height="0.25cm" svg:x="38.876cm" svg:y="-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3" draw:layer="layout" svg:x1="37.483cm" svg:y1="-4.854cm" svg:x2="37.908cm" svg:y2="-4.854cm">
          <text:p/>
        </draw:line>
        <draw:line draw:style-name="gr56" draw:text-style-name="P3" draw:layer="layout" svg:x1="37.484cm" svg:y1="-2.354cm" svg:x2="37.909cm" svg:y2="-2.354cm">
          <text:p/>
        </draw:line>
        <draw:frame draw:style-name="gr735" draw:text-style-name="P15" draw:layer="layout" svg:width="16.518cm" svg:height="2.144cm" svg:x="27.721cm" svg:y="-9.18cm">
          <draw:text-box>
            <text:p><text:span text:style-name="T7">val source = Stream(RGB(5,6,5))</text:span></text:p>
            <text:p><text:span text:style-name="T7">val sink = source.throwWhen(source.payload.isBlack).stage()</text:span></text:p>
          </draw:text-box>
        </draw:frame>
        <draw:rect draw:style-name="gr1" draw:text-style-name="P2" draw:layer="layout" svg:width="4.075cm" svg:height="0.735cm" svg:x="29.966cm" svg:y="16.464cm">
          <text:p text:style-name="P1"><text:span text:style-name="T1">Pwm</text:span></text:p>
        </draw:rect>
        <draw:rect draw:style-name="gr2" draw:text-style-name="P3" draw:layer="layout" svg:width="4.075cm" svg:height="1.814cm" svg:x="29.966cm" svg:y="17.199cm">
          <text:p/>
        </draw:rect>
        <draw:g>
          <draw:rect draw:style-name="gr3" draw:text-style-name="P3" draw:layer="layout" svg:width="0.5cm" svg:height="0.5cm" svg:x="33.741cm" svg:y="17.531cm">
            <text:p/>
          </draw:rect>
          <draw:frame draw:style-name="gr4" draw:text-style-name="P5" draw:layer="layout" svg:width="2.246cm" svg:height="0.725cm" svg:x="31.581cm" svg:y="17.399cm">
            <draw:text-box>
              <text:p text:style-name="P4"><text:span text:style-name="T3">pwm</text:span></text:p>
            </draw:text-box>
          </draw:frame>
        </draw:g>
        <draw:g>
          <draw:rect draw:style-name="gr3" draw:text-style-name="P3" draw:layer="layout" svg:width="0.5cm" svg:height="0.5cm" svg:x="29.707cm" svg:y="17.532cm">
            <text:p/>
          </draw:rect>
          <draw:frame draw:style-name="gr5" draw:text-style-name="P5" draw:layer="layout" svg:width="2.471cm" svg:height="0.725cm" svg:x="30.207cm" svg:y="17.4cm">
            <draw:text-box>
              <text:p text:style-name="P4"><text:span text:style-name="T3">apb</text:span></text:p>
            </draw:text-box>
          </draw:frame>
        </draw:g>
        <draw:g>
          <draw:g>
            <draw:rect draw:style-name="gr2" draw:text-style-name="P3" draw:layer="layout" svg:width="1cm" svg:height="1.989cm" svg:x="35.755cm" svg:y="22.251cm">
              <text:p/>
            </draw:rect>
            <draw:custom-shape draw:style-name="gr41" draw:text-style-name="P13" draw:layer="layout" svg:width="0.3cm" svg:height="0.3cm" draw:transform="rotate (-1.57079632679579) translate (36.055cm 23.4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35.598cm" svg:y="22.273cm">
            <draw:text-box>
              <text:p text:style-name="P4"><text:span text:style-name="T3">D</text:span></text:p>
            </draw:text-box>
          </draw:frame>
          <draw:frame draw:style-name="gr85" draw:text-style-name="P5" draw:layer="layout" svg:width="0.832cm" svg:height="0.725cm" svg:x="36.099cm" svg:y="22.274cm">
            <draw:text-box>
              <text:p text:style-name="P4"><text:span text:style-name="T3">Q</text:span></text:p>
            </draw:text-box>
          </draw:frame>
        </draw:g>
        <draw:frame draw:style-name="gr126" draw:text-style-name="P5" draw:layer="layout" svg:width="1.349cm" svg:height="0.725cm" svg:x="35.569cm" svg:y="23.617cm">
          <draw:text-box>
            <text:p text:style-name="P4"><text:span text:style-name="T3">CLR</text:span></text:p>
          </draw:text-box>
        </draw:frame>
        <draw:frame draw:style-name="gr96" draw:text-style-name="P5" draw:layer="layout" svg:width="0.786cm" svg:height="0.725cm" svg:x="35.619cm" svg:y="22.723cm">
          <draw:text-box>
            <text:p text:style-name="P4"><text:span text:style-name="T3">E</text:span></text:p>
          </draw:text-box>
        </draw:frame>
        <draw:line draw:style-name="gr82" draw:text-style-name="P3" draw:layer="layout" svg:x1="35.176cm" svg:y1="23.044cm" svg:x2="35.711cm" svg:y2="23.044cm">
          <text:p/>
        </draw:line>
        <draw:frame draw:style-name="gr96" draw:text-style-name="P5" draw:layer="layout" svg:width="0.786cm" svg:height="0.725cm" svg:x="35.619cm" svg:y="22.723cm">
          <draw:text-box>
            <text:p text:style-name="P4"><text:span text:style-name="T3">E</text:span></text:p>
          </draw:text-box>
        </draw:frame>
        <draw:line draw:style-name="gr82" draw:text-style-name="P3" draw:layer="layout" svg:x1="35.176cm" svg:y1="23.044cm" svg:x2="35.711cm" svg:y2="23.044cm">
          <text:p/>
        </draw:line>
        <draw:line draw:style-name="gr82" draw:text-style-name="P3" draw:layer="layout" svg:x1="36.776cm" svg:y1="22.617cm" svg:x2="37.311cm" svg:y2="22.617cm">
          <text:p/>
        </draw:line>
        <draw:line draw:style-name="gr82" draw:text-style-name="P3" draw:layer="layout" svg:x1="35.142cm" svg:y1="22.617cm" svg:x2="35.712cm" svg:y2="22.617cm">
          <text:p/>
        </draw:line>
        <draw:line draw:style-name="gr82" draw:text-style-name="P3" draw:layer="layout" svg:x1="36.776cm" svg:y1="22.617cm" svg:x2="37.374cm" svg:y2="22.617cm">
          <text:p/>
        </draw:line>
        <draw:frame draw:style-name="gr90" draw:text-style-name="P5" draw:layer="layout" svg:width="1.281cm" svg:height="0.725cm" svg:x="34.522cm" svg:y="23.232cm">
          <draw:text-box>
            <text:p text:style-name="P4"><text:span text:style-name="T3">clk</text:span></text:p>
          </draw:text-box>
        </draw:frame>
        <draw:line draw:style-name="gr82" draw:text-style-name="P3" draw:layer="layout" svg:x1="35.522cm" svg:y1="23.578cm" svg:x2="35.803cm" svg:y2="23.578cm">
          <text:p/>
        </draw:line>
        <draw:line draw:style-name="gr82" draw:text-style-name="P3" draw:layer="layout" svg:x1="35.522cm" svg:y1="23.578cm" svg:x2="35.803cm" svg:y2="23.578cm">
          <text:p/>
        </draw:line>
        <draw:frame draw:style-name="gr736" draw:text-style-name="P62" draw:layer="layout" svg:width="1.717cm" svg:height="0.818cm" svg:x="35.494cm" svg:y="21.456cm">
          <draw:text-box>
            <text:p text:style-name="P40"><text:span text:style-name="T56">timer</text:span></text:p>
          </draw:text-box>
        </draw:frame>
        <draw:line draw:style-name="gr82" draw:text-style-name="P3" draw:layer="layout" svg:x1="36.242cm" svg:y1="24.24cm" svg:x2="36.242cm" svg:y2="24.663cm">
          <text:p/>
        </draw:line>
        <draw:frame draw:style-name="gr89" draw:text-style-name="P5" draw:layer="layout" svg:width="1.446cm" svg:height="0.725cm" svg:x="34.69cm" svg:y="24.306cm">
          <draw:text-box>
            <text:p text:style-name="P4"><text:span text:style-name="T3">reset</text:span></text:p>
          </draw:text-box>
        </draw:frame>
        <draw:line draw:style-name="gr82" draw:text-style-name="P3" draw:layer="layout" svg:x1="35.96cm" svg:y1="24.663cm" svg:x2="36.241cm" svg:y2="24.663cm">
          <text:p/>
        </draw:line>
        <draw:g>
          <draw:g>
            <draw:rect draw:style-name="gr2" draw:text-style-name="P3" draw:layer="layout" svg:width="1cm" svg:height="1.989cm" svg:x="35.769cm" svg:y="26.675cm">
              <text:p/>
            </draw:rect>
            <draw:custom-shape draw:style-name="gr41" draw:text-style-name="P13" draw:layer="layout" svg:width="0.3cm" svg:height="0.3cm" draw:transform="rotate (-1.57079632679579) translate (36.069cm 2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35.612cm" svg:y="26.697cm">
            <draw:text-box>
              <text:p text:style-name="P4"><text:span text:style-name="T3">D</text:span></text:p>
            </draw:text-box>
          </draw:frame>
          <draw:frame draw:style-name="gr85" draw:text-style-name="P5" draw:layer="layout" svg:width="0.832cm" svg:height="0.725cm" svg:x="36.113cm" svg:y="26.698cm">
            <draw:text-box>
              <text:p text:style-name="P4"><text:span text:style-name="T3">Q</text:span></text:p>
            </draw:text-box>
          </draw:frame>
        </draw:g>
        <draw:frame draw:style-name="gr126" draw:text-style-name="P5" draw:layer="layout" svg:width="1.349cm" svg:height="0.725cm" svg:x="35.583cm" svg:y="28.041cm">
          <draw:text-box>
            <text:p text:style-name="P4"><text:span text:style-name="T3">CLR</text:span></text:p>
          </draw:text-box>
        </draw:frame>
        <draw:frame draw:style-name="gr96" draw:text-style-name="P5" draw:layer="layout" svg:width="0.786cm" svg:height="0.725cm" svg:x="35.633cm" svg:y="27.147cm">
          <draw:text-box>
            <text:p text:style-name="P4"><text:span text:style-name="T3">E</text:span></text:p>
          </draw:text-box>
        </draw:frame>
        <draw:line draw:style-name="gr82" draw:text-style-name="P3" draw:layer="layout" svg:x1="35.19cm" svg:y1="27.468cm" svg:x2="35.725cm" svg:y2="27.468cm">
          <text:p/>
        </draw:line>
        <draw:frame draw:style-name="gr96" draw:text-style-name="P5" draw:layer="layout" svg:width="0.786cm" svg:height="0.725cm" svg:x="35.633cm" svg:y="27.147cm">
          <draw:text-box>
            <text:p text:style-name="P4"><text:span text:style-name="T3">E</text:span></text:p>
          </draw:text-box>
        </draw:frame>
        <draw:line draw:style-name="gr82" draw:text-style-name="P3" draw:layer="layout" svg:x1="35.19cm" svg:y1="27.468cm" svg:x2="35.725cm" svg:y2="27.468cm">
          <text:p/>
        </draw:line>
        <draw:line draw:style-name="gr82" draw:text-style-name="P3" draw:layer="layout" svg:x1="36.79cm" svg:y1="27.041cm" svg:x2="37.325cm" svg:y2="27.041cm">
          <text:p/>
        </draw:line>
        <draw:line draw:style-name="gr82" draw:text-style-name="P3" draw:layer="layout" svg:x1="35.191cm" svg:y1="27.041cm" svg:x2="35.726cm" svg:y2="27.041cm">
          <text:p/>
        </draw:line>
        <draw:line draw:style-name="gr82" draw:text-style-name="P3" draw:layer="layout" svg:x1="36.79cm" svg:y1="27.041cm" svg:x2="37.616cm" svg:y2="27.032cm">
          <text:p/>
        </draw:line>
        <draw:frame draw:style-name="gr90" draw:text-style-name="P5" draw:layer="layout" svg:width="1.281cm" svg:height="0.725cm" svg:x="34.536cm" svg:y="27.656cm">
          <draw:text-box>
            <text:p text:style-name="P4"><text:span text:style-name="T3">clk</text:span></text:p>
          </draw:text-box>
        </draw:frame>
        <draw:line draw:style-name="gr82" draw:text-style-name="P3" draw:layer="layout" svg:x1="35.536cm" svg:y1="28.002cm" svg:x2="35.817cm" svg:y2="28.002cm">
          <text:p/>
        </draw:line>
        <draw:line draw:style-name="gr82" draw:text-style-name="P3" draw:layer="layout" svg:x1="35.536cm" svg:y1="28.002cm" svg:x2="35.817cm" svg:y2="28.002cm">
          <text:p/>
        </draw:line>
        <draw:frame draw:style-name="gr737" draw:text-style-name="P62" draw:layer="layout" svg:width="2.864cm" svg:height="0.818cm" svg:x="34.835cm" svg:y="25.88cm">
          <draw:text-box>
            <text:p text:style-name="P40"><text:span text:style-name="T56">dutyCycle</text:span></text:p>
          </draw:text-box>
        </draw:frame>
        <draw:line draw:style-name="gr82" draw:text-style-name="P3" draw:layer="layout" svg:x1="36.256cm" svg:y1="28.664cm" svg:x2="36.256cm" svg:y2="29.087cm">
          <text:p/>
        </draw:line>
        <draw:frame draw:style-name="gr89" draw:text-style-name="P5" draw:layer="layout" svg:width="1.446cm" svg:height="0.725cm" svg:x="34.704cm" svg:y="28.73cm">
          <draw:text-box>
            <text:p text:style-name="P4"><text:span text:style-name="T3">reset</text:span></text:p>
          </draw:text-box>
        </draw:frame>
        <draw:line draw:style-name="gr82" draw:text-style-name="P3" draw:layer="layout" svg:x1="35.974cm" svg:y1="29.087cm" svg:x2="36.255cm" svg:y2="29.087cm">
          <text:p/>
        </draw:line>
        <draw:path draw:style-name="gr738" draw:text-style-name="P39" draw:layer="layout" svg:width="0.749cm" svg:height="0.749cm" svg:x="34.767cm" svg:y="20.706cm" svg:viewBox="0 0 750 750" svg:d="M375 0c213 0 375 162 375 375s-162 375-375 375-375-162-375-375 162-375 375-375z">
          <text:p text:style-name="P42"><text:span text:style-name="T29">+</text:span></text:p>
        </draw:path>
        <draw:connector draw:style-name="gr739" draw:text-style-name="P28" draw:layer="layout" svg:x1="34.34cm" svg:y1="21.06cm" svg:x2="34.807cm" svg:y2="21.063cm" svg:d="M34340 21060h234v3h233">
          <text:p/>
        </draw:connector>
        <draw:frame draw:style-name="gr740" draw:text-style-name="P41" draw:layer="layout" svg:width="1.281cm" svg:height="0.758cm" svg:x="33.486cm" svg:y="20.669cm">
          <draw:text-box>
            <text:p text:style-name="P40"><text:span text:style-name="T28">1</text:span></text:p>
          </draw:text-box>
        </draw:frame>
        <draw:line draw:style-name="gr82" draw:text-style-name="P3" draw:layer="layout" svg:x1="37.374cm" svg:y1="21.106cm" svg:x2="37.374cm" svg:y2="22.617cm">
          <text:p/>
        </draw:line>
        <draw:line draw:style-name="gr82" draw:text-style-name="P3" draw:layer="layout" svg:x1="37.374cm" svg:y1="21.107cm" svg:x2="35.494cm" svg:y2="21.107cm">
          <text:p/>
        </draw:line>
        <draw:line draw:style-name="gr82" draw:text-style-name="P3" draw:layer="layout" svg:x1="35.142cm" svg:y1="22.617cm" svg:x2="35.142cm" svg:y2="21.456cm">
          <text:p/>
        </draw:line>
        <draw:path draw:style-name="gr741" draw:text-style-name="P39" draw:layer="layout" svg:width="0.749cm" svg:height="0.749cm" svg:x="37.867cm" svg:y="22.425cm" svg:viewBox="0 0 750 750" svg:d="M375 0c213 0 375 162 375 375s-162 375-375 375-375-162-375-375 162-375 375-375z">
          <text:p text:style-name="P42"><text:span text:style-name="T29">&lt;</text:span></text:p>
        </draw:path>
        <draw:line draw:style-name="gr82" draw:text-style-name="P3" draw:layer="layout" svg:x1="37.926cm" svg:y1="22.617cm" svg:x2="37.374cm" svg:y2="22.617cm">
          <text:p/>
        </draw:line>
        <draw:line draw:style-name="gr82" draw:text-style-name="P3" draw:layer="layout" svg:x1="37.601cm" svg:y1="22.935cm" svg:x2="37.616cm" svg:y2="27.033cm">
          <text:p/>
        </draw:line>
        <draw:line draw:style-name="gr82" draw:text-style-name="P3" draw:layer="layout" svg:x1="37.602cm" svg:y1="22.935cm" svg:x2="37.912cm" svg:y2="22.935cm">
          <text:p/>
        </draw:line>
        <draw:line draw:style-name="gr82" draw:text-style-name="P3" draw:layer="layout" svg:x1="39.169cm" svg:y1="22.8cm" svg:x2="38.617cm" svg:y2="22.8cm">
          <text:p/>
        </draw:line>
        <draw:line draw:style-name="gr204" draw:text-style-name="P3" draw:layer="layout" svg:x1="54.3cm" svg:y1="40.7cm" svg:x2="54.3cm" svg:y2="38.7cm">
          <text:p/>
        </draw:line>
        <draw:rect draw:style-name="gr46" draw:text-style-name="P72" draw:layer="layout" svg:width="15.3cm" svg:height="1.4cm" svg:x="46.578cm" svg:y="60.5cm">
          <text:p text:style-name="P3"><text:span text:style-name="T19">Call all sensitive callbacks</text:span></text:p>
          <text:p text:style-name="P3"><text:span text:style-name="T19">Set forceDeltaCycle if it generated some dut signals write</text:span></text:p>
        </draw:rect>
        <draw:rect draw:style-name="gr46" draw:text-style-name="P72" draw:layer="layout" svg:width="10.8cm" svg:height="1.2cm" svg:x="55.4cm" svg:y="44cm">
          <text:p text:style-name="P3"><text:span text:style-name="T19">Advance time to the next delayed callback</text:span></text:p>
        </draw:rect>
        <draw:custom-shape draw:style-name="gr742" draw:text-style-name="P3" draw:layer="layout" svg:width="6.2cm" svg:height="3.7cm" svg:x="51.2cm" svg:y="40.6cm">
          <text:p text:style-name="P3"><text:span text:style-name="T19">forceDeltaCycle</text:span> ?</text:p>
          <draw:enhanced-geometry svg:viewBox="0 0 21600 21600" draw:glue-points="10800 0 0 10800 10800 21600 21600 10800" draw:text-areas="5400 5400 16200 16200" draw:type="diamond" draw:enhanced-path="M 10800 0 L 21600 10800 10800 21600 0 10800 10800 0 Z N"/>
        </draw:custom-shape>
        <draw:line draw:style-name="gr204" draw:text-style-name="P3" draw:layer="layout" svg:x1="60.8cm" svg:y1="44cm" svg:x2="60.8cm" svg:y2="42.5cm">
          <text:p/>
        </draw:line>
        <draw:line draw:style-name="gr82" draw:text-style-name="P3" draw:layer="layout" svg:x1="57.4cm" svg:y1="42.455cm" svg:x2="60.8cm" svg:y2="42.455cm">
          <text:p/>
        </draw:line>
        <draw:line draw:style-name="gr204" draw:text-style-name="P3" draw:layer="layout" svg:x1="54.3cm" svg:y1="46.9cm" svg:x2="54.3cm" svg:y2="44.2cm">
          <text:p/>
        </draw:line>
        <draw:line draw:style-name="gr82" draw:text-style-name="P3" draw:layer="layout" svg:x1="60.8cm" svg:y1="46cm" svg:x2="60.8cm" svg:y2="45.2cm">
          <text:p/>
        </draw:line>
        <draw:line draw:style-name="gr82" draw:text-style-name="P3" draw:layer="layout" svg:x1="60.8cm" svg:y1="46cm" svg:x2="54.3cm" svg:y2="46cm">
          <text:p/>
        </draw:line>
        <draw:frame draw:style-name="gr743" draw:text-style-name="P62" draw:layer="layout" svg:width="0.832cm" svg:height="0.818cm" svg:x="54.139cm" svg:y="44.271cm">
          <draw:text-box draw:corner-radius="9.93cm">
            <text:p text:style-name="P40"><text:span text:style-name="T56">Y</text:span></text:p>
          </draw:text-box>
        </draw:frame>
        <draw:frame draw:style-name="gr744" draw:text-style-name="P62" draw:layer="layout" svg:width="0.858cm" svg:height="0.818cm" svg:x="57.251cm" svg:y="41.782cm">
          <draw:text-box draw:corner-radius="9.93cm">
            <text:p text:style-name="P40"><text:span text:style-name="T56">N</text:span></text:p>
          </draw:text-box>
        </draw:frame>
        <draw:rect draw:style-name="gr46" draw:text-style-name="P72" draw:layer="layout" svg:width="14.2cm" svg:height="1.2cm" svg:x="47.2cm" svg:y="46.8cm">
          <text:p text:style-name="P3"><text:span text:style-name="T19">Call all delayed callbacks scheduled for the current time</text:span></text:p>
        </draw:rect>
        <draw:rect draw:style-name="gr46" draw:text-style-name="P72" draw:layer="layout" svg:width="11.3cm" svg:height="1.2cm" svg:x="48.674cm" svg:y="49.352cm">
          <text:p text:style-name="P3"><text:span text:style-name="T19">Evaluate the hardware model (Verilator eval)</text:span></text:p>
        </draw:rect>
        <draw:line draw:style-name="gr204" draw:text-style-name="P3" draw:layer="layout" svg:x1="54.3cm" svg:y1="49.4cm" svg:x2="54.3cm" svg:y2="48cm">
          <text:p/>
        </draw:line>
        <draw:rect draw:style-name="gr46" draw:text-style-name="P72" draw:layer="layout" svg:width="13.5cm" svg:height="1.7cm" svg:x="45.5cm" svg:y="56.8cm">
          <text:p text:style-name="P3"><text:span text:style-name="T19">Apply all those dut signals write to the verilator model</text:span></text:p>
          <text:p text:style-name="P3"><text:span text:style-name="T19">forceDeltaCycle = true</text:span></text:p>
        </draw:rect>
        <draw:line draw:style-name="gr204" draw:text-style-name="P3" draw:layer="layout" svg:x1="54.3cm" svg:y1="51.9cm" svg:x2="54.3cm" svg:y2="50.5cm">
          <text:p/>
        </draw:line>
        <draw:line draw:style-name="gr82" draw:text-style-name="P3" draw:layer="layout" svg:x1="44.9cm" svg:y1="39.5cm" svg:x2="54.3cm" svg:y2="39.5cm">
          <text:p/>
        </draw:line>
        <draw:line draw:style-name="gr82" draw:text-style-name="P3" draw:layer="layout" svg:x1="44.9cm" svg:y1="39.5cm" svg:x2="44.9cm" svg:y2="62.8cm">
          <text:p/>
        </draw:line>
        <draw:line draw:style-name="gr82" draw:text-style-name="P3" draw:layer="layout" svg:x1="54.2cm" svg:y1="59.3cm" svg:x2="54.2cm" svg:y2="58.5cm">
          <text:p/>
        </draw:line>
        <draw:custom-shape draw:style-name="gr742" draw:text-style-name="P72" draw:layer="layout" svg:width="9.3cm" svg:height="3.7cm" svg:x="49.7cm" svg:y="51.9cm">
          <text:p text:style-name="P3"><text:span text:style-name="T19">dut signals write </text:span></text:p>
          <text:p text:style-name="P3"><text:span text:style-name="T19">generated from the </text:span></text:p>
          <text:p text:style-name="P3"><text:span text:style-name="T19"><text:s/></text:span><text:span text:style-name="T19">callbacks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46" draw:text-style-name="P72" draw:layer="layout" svg:width="6.4cm" svg:height="1.2cm" svg:x="59.5cm" svg:y="57cm">
          <text:p text:style-name="P3"><text:span text:style-name="T19">forceDeltaCycle = false</text:span></text:p>
        </draw:rect>
        <draw:frame draw:style-name="gr745" draw:text-style-name="P62" draw:layer="layout" svg:width="0.832cm" svg:height="0.818cm" svg:x="54.37cm" svg:y="55.5cm">
          <draw:text-box draw:corner-radius="9.93cm">
            <text:p text:style-name="P40"><text:span text:style-name="T56">Y</text:span></text:p>
          </draw:text-box>
        </draw:frame>
        <draw:line draw:style-name="gr204" draw:text-style-name="P3" draw:layer="layout" svg:x1="62.7cm" svg:y1="57cm" svg:x2="62.7cm" svg:y2="53.8cm">
          <text:p/>
        </draw:line>
        <draw:line draw:style-name="gr82" draw:text-style-name="P3" draw:layer="layout" svg:x1="58.949cm" svg:y1="53.773cm" svg:x2="62.7cm" svg:y2="53.773cm">
          <text:p/>
        </draw:line>
        <draw:frame draw:style-name="gr746" draw:text-style-name="P62" draw:layer="layout" svg:width="0.858cm" svg:height="0.818cm" svg:x="58.8cm" svg:y="53.1cm">
          <draw:text-box draw:corner-radius="9.93cm">
            <text:p text:style-name="P40"><text:span text:style-name="T56">N</text:span></text:p>
          </draw:text-box>
        </draw:frame>
        <draw:line draw:style-name="gr204" draw:text-style-name="P3" draw:layer="layout" svg:x1="54.362cm" svg:y1="56.8cm" svg:x2="54.362cm" svg:y2="55.6cm">
          <text:p/>
        </draw:line>
        <draw:line draw:style-name="gr82" draw:text-style-name="P3" draw:layer="layout" svg:x1="62.7cm" svg:y1="59.3cm" svg:x2="62.7cm" svg:y2="58.2cm">
          <text:p/>
        </draw:line>
        <draw:line draw:style-name="gr82" draw:text-style-name="P3" draw:layer="layout" svg:x1="62.7cm" svg:y1="59.3cm" svg:x2="54.2cm" svg:y2="59.3cm">
          <text:p/>
        </draw:line>
        <draw:line draw:style-name="gr204" draw:text-style-name="P3" draw:layer="layout" svg:x1="54.2cm" svg:y1="60.5cm" svg:x2="54.2cm" svg:y2="59.3cm">
          <text:p/>
        </draw:line>
        <draw:line draw:style-name="gr747" draw:text-style-name="P3" draw:layer="layout" svg:x1="54.2cm" svg:y1="62.868cm" svg:x2="54.2cm" svg:y2="61.868cm">
          <text:p/>
        </draw:line>
        <draw:line draw:style-name="gr82" draw:text-style-name="P3" draw:layer="layout" svg:x1="54.2cm" svg:y1="62.8cm" svg:x2="44.9cm" svg:y2="62.8cm">
          <text:p/>
        </draw:line>
      </draw:page>
      <draw:page draw:name="page23" draw:style-name="dp1" draw:master-page-name="Standard">
        <draw:line draw:style-name="gr748" draw:text-style-name="P3" draw:layer="layout" svg:x1="38.486cm" svg:y1="43.643cm" svg:x2="40.182cm" svg:y2="43.621cm">
          <text:p/>
        </draw:line>
        <draw:line draw:style-name="gr748" draw:text-style-name="P3" draw:layer="layout" svg:x1="34.443cm" svg:y1="43.88cm" svg:x2="35.907cm" svg:y2="43.88cm">
          <text:p/>
        </draw:line>
        <draw:g>
          <draw:g>
            <draw:rect draw:style-name="gr2" draw:text-style-name="P3" draw:layer="layout" svg:width="1cm" svg:height="1.747cm" svg:x="15.04cm" svg:y="-10.096cm">
              <text:p/>
            </draw:rect>
            <draw:custom-shape draw:style-name="gr41" draw:text-style-name="P13" draw:layer="layout" svg:width="0.3cm" svg:height="0.3cm" draw:transform="rotate (-1.5707963267957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4.883cm" svg:y="-10.074cm">
            <draw:text-box>
              <text:p text:style-name="P4"><text:span text:style-name="T3">D</text:span></text:p>
            </draw:text-box>
          </draw:frame>
          <draw:frame draw:style-name="gr85" draw:text-style-name="P5" draw:layer="layout" svg:width="0.832cm" svg:height="0.725cm" svg:x="15.384cm" svg:y="-10.073cm">
            <draw:text-box>
              <text:p text:style-name="P4"><text:span text:style-name="T3">Q</text:span></text:p>
            </draw:text-box>
          </draw:frame>
        </draw:g>
        <draw:g>
          <draw:g>
            <draw:rect draw:style-name="gr2" draw:text-style-name="P3" draw:layer="layout" svg:width="1cm" svg:height="1.747cm" svg:x="15.041cm" svg:y="-10.095cm">
              <text:p/>
            </draw:rect>
            <draw:custom-shape draw:style-name="gr41" draw:text-style-name="P13" draw:layer="layout" svg:width="0.3cm" svg:height="0.3cm" draw:transform="rotate (-1.5707963267957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4.884cm" svg:y="-10.073cm">
            <draw:text-box>
              <text:p text:style-name="P4"><text:span text:style-name="T3">D</text:span></text:p>
            </draw:text-box>
          </draw:frame>
          <draw:frame draw:style-name="gr85" draw:text-style-name="P5" draw:layer="layout" svg:width="0.832cm" svg:height="0.725cm" svg:x="15.385cm" svg:y="-10.072cm">
            <draw:text-box>
              <text:p text:style-name="P4"><text:span text:style-name="T3">Q</text:span></text:p>
            </draw:text-box>
          </draw:frame>
        </draw:g>
        <draw:frame draw:style-name="gr90" draw:text-style-name="P5" draw:layer="layout" svg:width="1.281cm" svg:height="0.725cm" svg:x="13.76cm" svg:y="-9.089cm">
          <draw:text-box>
            <text:p text:style-name="P4"><text:span text:style-name="T3">clk</text:span></text:p>
          </draw:text-box>
        </draw:frame>
        <draw:line draw:style-name="gr82" draw:text-style-name="P3" draw:layer="layout" svg:x1="14.76cm" svg:y1="-8.743cm" svg:x2="15.041cm" svg:y2="-8.743cm">
          <text:p/>
        </draw:line>
        <draw:line draw:style-name="gr82" draw:text-style-name="P3" draw:layer="layout" svg:x1="16.082cm" svg:y1="-9.699cm" svg:x2="16.617cm" svg:y2="-9.699cm">
          <text:p/>
        </draw:line>
        <draw:line draw:style-name="gr82" draw:text-style-name="P3" draw:layer="layout" svg:x1="14.483cm" svg:y1="-9.699cm" svg:x2="15.018cm" svg:y2="-9.69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1" draw:text-style-name="P13" draw:layer="layout" svg:width="0.3cm" svg:height="0.3cm" draw:transform="rotate (-1.5707963267957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4.93cm" svg:y="-4.611cm">
              <draw:text-box>
                <text:p text:style-name="P4"><text:span text:style-name="T3">D</text:span></text:p>
              </draw:text-box>
            </draw:frame>
            <draw:frame draw:style-name="gr85" draw:text-style-name="P5" draw:layer="layout" svg:width="0.832cm" svg:height="0.725cm" svg:x="15.431cm" svg:y="-4.61cm">
              <draw:text-box>
                <text:p text:style-name="P4"><text:span text:style-name="T3">Q</text:span></text:p>
              </draw:text-box>
            </draw:frame>
          </draw:g>
          <draw:frame draw:style-name="gr88" draw:text-style-name="P19" draw:layer="layout" svg:width="1.205cm" svg:height="0.725cm" svg:x="14.987cm" svg:y="-3.432cm">
            <draw:text-box>
              <text:p text:style-name="P4"><text:span text:style-name="T10">CLR</text:span></text:p>
            </draw:text-box>
          </draw:frame>
        </draw:g>
        <draw:line draw:style-name="gr82" draw:text-style-name="P3" draw:layer="layout" svg:x1="15.589cm" svg:y1="-2.888cm" svg:x2="15.589cm" svg:y2="-2.465cm">
          <text:p/>
        </draw:line>
        <draw:frame draw:style-name="gr89" draw:text-style-name="P5" draw:layer="layout" svg:width="1.446cm" svg:height="0.725cm" svg:x="14.037cm" svg:y="-2.822cm">
          <draw:text-box>
            <text:p text:style-name="P4"><text:span text:style-name="T3">reset</text:span></text:p>
          </draw:text-box>
        </draw:frame>
        <draw:frame draw:style-name="gr90" draw:text-style-name="P5" draw:layer="layout" svg:width="1.281cm" svg:height="0.725cm" svg:x="13.806cm" svg:y="-3.711cm">
          <draw:text-box>
            <text:p text:style-name="P4"><text:span text:style-name="T3">clk</text:span></text:p>
          </draw:text-box>
        </draw:frame>
        <draw:line draw:style-name="gr82" draw:text-style-name="P3" draw:layer="layout" svg:x1="14.806cm" svg:y1="-3.365cm" svg:x2="15.087cm" svg:y2="-3.365cm">
          <text:p/>
        </draw:line>
        <draw:line draw:style-name="gr82" draw:text-style-name="P3" draw:layer="layout" svg:x1="16.128cm" svg:y1="-4.26cm" svg:x2="16.663cm" svg:y2="-4.26cm">
          <text:p/>
        </draw:line>
        <draw:line draw:style-name="gr82" draw:text-style-name="P3" draw:layer="layout" svg:x1="14.529cm" svg:y1="-4.26cm" svg:x2="15.064cm" svg:y2="-4.26cm">
          <text:p/>
        </draw:line>
        <draw:g>
          <draw:g>
            <draw:rect draw:style-name="gr2" draw:text-style-name="P3" draw:layer="layout" svg:width="1cm" svg:height="1.747cm" svg:x="20.649cm" svg:y="-3.639cm">
              <text:p/>
            </draw:rect>
            <draw:custom-shape draw:style-name="gr41" draw:text-style-name="P13" draw:layer="layout" svg:width="0.3cm" svg:height="0.3cm" draw:transform="rotate (-1.5707963267957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20.492cm" svg:y="-3.617cm">
            <draw:text-box>
              <text:p text:style-name="P4"><text:span text:style-name="T3">D</text:span></text:p>
            </draw:text-box>
          </draw:frame>
          <draw:frame draw:style-name="gr85" draw:text-style-name="P5" draw:layer="layout" svg:width="0.832cm" svg:height="0.725cm" svg:x="20.993cm" svg:y="-3.616cm">
            <draw:text-box>
              <text:p text:style-name="P4"><text:span text:style-name="T3">Q</text:span></text:p>
            </draw:text-box>
          </draw:frame>
        </draw:g>
        <draw:frame draw:style-name="gr90" draw:text-style-name="P5" draw:layer="layout" svg:width="1.281cm" svg:height="0.725cm" svg:x="19.368cm" svg:y="-2.617cm">
          <draw:text-box>
            <text:p text:style-name="P4"><text:span text:style-name="T3">clk</text:span></text:p>
          </draw:text-box>
        </draw:frame>
        <draw:line draw:style-name="gr82" draw:text-style-name="P3" draw:layer="layout" svg:x1="20.368cm" svg:y1="-2.271cm" svg:x2="20.649cm" svg:y2="-2.271cm">
          <text:p/>
        </draw:line>
        <draw:frame draw:style-name="gr96" draw:text-style-name="P5" draw:layer="layout" svg:width="0.786cm" svg:height="0.725cm" svg:x="20.483cm" svg:y="-3.113cm">
          <draw:text-box>
            <text:p text:style-name="P4"><text:span text:style-name="T3">E</text:span></text:p>
          </draw:text-box>
        </draw:frame>
        <draw:line draw:style-name="gr82" draw:text-style-name="P3" draw:layer="layout" svg:x1="21.7cm" svg:y1="-3.257cm" svg:x2="22.235cm" svg:y2="-3.257cm">
          <text:p/>
        </draw:line>
        <draw:line draw:style-name="gr82" draw:text-style-name="P3" draw:layer="layout" svg:x1="20.101cm" svg:y1="-3.257cm" svg:x2="20.636cm" svg:y2="-3.257cm">
          <text:p/>
        </draw:line>
        <draw:line draw:style-name="gr82" draw:text-style-name="P3" draw:layer="layout" svg:x1="20.114cm" svg:y1="-2.792cm" svg:x2="20.649cm" svg:y2="-2.792cm">
          <text:p/>
        </draw:line>
        <draw:frame draw:style-name="gr126" draw:text-style-name="P5" draw:layer="layout" svg:width="1.349cm" svg:height="0.725cm" svg:x="19.265cm" svg:y="-3.653cm">
          <draw:text-box>
            <text:p text:style-name="P4"><text:span text:style-name="T3">a</text:span></text:p>
          </draw:text-box>
        </draw:frame>
        <draw:frame draw:style-name="gr126" draw:text-style-name="P5" draw:layer="layout" svg:width="1.349cm" svg:height="0.725cm" svg:x="19.267cm" svg:y="-3.152cm">
          <draw:text-box>
            <text:p text:style-name="P4"><text:span text:style-name="T3">b</text:span></text:p>
          </draw:text-box>
        </draw:frame>
        <draw:g>
          <draw:g>
            <draw:rect draw:style-name="gr2" draw:text-style-name="P3" draw:layer="layout" svg:width="1cm" svg:height="1.989cm" svg:x="20.535cm" svg:y="-7.958cm">
              <text:p/>
            </draw:rect>
            <draw:custom-shape draw:style-name="gr41" draw:text-style-name="P13" draw:layer="layout" svg:width="0.3cm" svg:height="0.3cm" draw:transform="rotate (-1.5707963267957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20.378cm" svg:y="-7.936cm">
            <draw:text-box>
              <text:p text:style-name="P4"><text:span text:style-name="T3">D</text:span></text:p>
            </draw:text-box>
          </draw:frame>
          <draw:frame draw:style-name="gr85" draw:text-style-name="P5" draw:layer="layout" svg:width="0.832cm" svg:height="0.725cm" svg:x="20.879cm" svg:y="-7.935cm">
            <draw:text-box>
              <text:p text:style-name="P4"><text:span text:style-name="T3">Q</text:span></text:p>
            </draw:text-box>
          </draw:frame>
        </draw:g>
        <draw:frame draw:style-name="gr126" draw:text-style-name="P5" draw:layer="layout" svg:width="1.349cm" svg:height="0.725cm" svg:x="20.349cm" svg:y="-6.592cm">
          <draw:text-box>
            <text:p text:style-name="P4"><text:span text:style-name="T3">CLR</text:span></text:p>
          </draw:text-box>
        </draw:frame>
        <draw:line draw:style-name="gr82" draw:text-style-name="P3" draw:layer="layout" svg:x1="20.368cm" svg:y1="-2.271cm" svg:x2="20.649cm" svg:y2="-2.271cm">
          <text:p/>
        </draw:line>
        <draw:frame draw:style-name="gr96" draw:text-style-name="P5" draw:layer="layout" svg:width="0.786cm" svg:height="0.725cm" svg:x="20.483cm" svg:y="-3.113cm">
          <draw:text-box>
            <text:p text:style-name="P4"><text:span text:style-name="T3">E</text:span></text:p>
          </draw:text-box>
        </draw:frame>
        <draw:line draw:style-name="gr82" draw:text-style-name="P3" draw:layer="layout" svg:x1="21.7cm" svg:y1="-3.257cm" svg:x2="22.235cm" svg:y2="-3.257cm">
          <text:p/>
        </draw:line>
        <draw:line draw:style-name="gr82" draw:text-style-name="P3" draw:layer="layout" svg:x1="20.101cm" svg:y1="-3.257cm" svg:x2="20.636cm" svg:y2="-3.257cm">
          <text:p/>
        </draw:line>
        <draw:line draw:style-name="gr82" draw:text-style-name="P3" draw:layer="layout" svg:x1="20.114cm" svg:y1="-2.792cm" svg:x2="20.649cm" svg:y2="-2.792cm">
          <text:p/>
        </draw:line>
        <draw:frame draw:style-name="gr96" draw:text-style-name="P5" draw:layer="layout" svg:width="0.786cm" svg:height="0.725cm" svg:x="20.399cm" svg:y="-7.486cm">
          <draw:text-box>
            <text:p text:style-name="P4"><text:span text:style-name="T3">E</text:span></text:p>
          </draw:text-box>
        </draw:frame>
        <draw:line draw:style-name="gr82" draw:text-style-name="P3" draw:layer="layout" svg:x1="19.956cm" svg:y1="-7.165cm" svg:x2="20.491cm" svg:y2="-7.165cm">
          <text:p/>
        </draw:line>
        <draw:frame draw:style-name="gr126" draw:text-style-name="P5" draw:layer="layout" svg:width="1.349cm" svg:height="0.725cm" svg:x="19.109cm" svg:y="-7.525cm">
          <draw:text-box>
            <text:p text:style-name="P4"><text:span text:style-name="T3">b</text:span></text:p>
          </draw:text-box>
        </draw:frame>
        <draw:frame draw:style-name="gr96" draw:text-style-name="P5" draw:layer="layout" svg:width="0.786cm" svg:height="0.725cm" svg:x="20.399cm" svg:y="-7.486cm">
          <draw:text-box>
            <text:p text:style-name="P4"><text:span text:style-name="T3">E</text:span></text:p>
          </draw:text-box>
        </draw:frame>
        <draw:line draw:style-name="gr82" draw:text-style-name="P3" draw:layer="layout" svg:x1="19.956cm" svg:y1="-7.165cm" svg:x2="20.491cm" svg:y2="-7.165cm">
          <text:p/>
        </draw:line>
        <draw:line draw:style-name="gr82" draw:text-style-name="P3" draw:layer="layout" svg:x1="21.556cm" svg:y1="-7.592cm" svg:x2="22.091cm" svg:y2="-7.592cm">
          <text:p/>
        </draw:line>
        <draw:line draw:style-name="gr82" draw:text-style-name="P3" draw:layer="layout" svg:x1="19.957cm" svg:y1="-7.592cm" svg:x2="20.492cm" svg:y2="-7.592cm">
          <text:p/>
        </draw:line>
        <draw:frame draw:style-name="gr126" draw:text-style-name="P5" draw:layer="layout" svg:width="1.349cm" svg:height="0.725cm" svg:x="19.121cm" svg:y="-7.988cm">
          <draw:text-box>
            <text:p text:style-name="P4"><text:span text:style-name="T3">a</text:span></text:p>
          </draw:text-box>
        </draw:frame>
        <draw:line draw:style-name="gr82" draw:text-style-name="P3" draw:layer="layout" svg:x1="21.556cm" svg:y1="-7.592cm" svg:x2="22.091cm" svg:y2="-7.592cm">
          <text:p/>
        </draw:line>
        <draw:frame draw:style-name="gr90" draw:text-style-name="P5" draw:layer="layout" svg:width="1.281cm" svg:height="0.725cm" svg:x="19.302cm" svg:y="-6.977cm">
          <draw:text-box>
            <text:p text:style-name="P4"><text:span text:style-name="T3">clk</text:span></text:p>
          </draw:text-box>
        </draw:frame>
        <draw:line draw:style-name="gr82" draw:text-style-name="P3" draw:layer="layout" svg:x1="20.302cm" svg:y1="-6.631cm" svg:x2="20.583cm" svg:y2="-6.631cm">
          <text:p/>
        </draw:line>
        <draw:line draw:style-name="gr82" draw:text-style-name="P3" draw:layer="layout" svg:x1="20.302cm" svg:y1="-6.631cm" svg:x2="20.583cm" svg:y2="-6.631cm">
          <text:p/>
        </draw:line>
        <draw:custom-shape draw:style-name="gr749" draw:text-style-name="P28" draw:layer="layout" svg:width="1.443cm" svg:height="0.421cm" draw:transform="rotate (1.5707963267946) translate (5.852cm 8.2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50" draw:text-style-name="P28" draw:layer="layout" svg:x1="6.073cm" svg:y1="8.489cm" svg:x2="6.073cm" svg:y2="8.034cm">
          <text:p/>
        </draw:line>
        <draw:line draw:style-name="gr751" draw:text-style-name="P28" draw:layer="layout" svg:x1="5.442cm" svg:y1="7.762cm" svg:x2="5.842cm" svg:y2="7.762cm">
          <text:p/>
        </draw:line>
        <draw:line draw:style-name="gr752" draw:text-style-name="P28" draw:layer="layout" svg:x1="4.425cm" svg:y1="7.215cm" svg:x2="5.852cm" svg:y2="7.215cm">
          <text:p/>
        </draw:line>
        <draw:frame draw:style-name="gr753" draw:text-style-name="P41" draw:layer="layout" svg:width="1.213cm" svg:height="0.758cm" svg:x="4.386cm" svg:y="7.387cm">
          <draw:text-box>
            <text:p text:style-name="P40"><text:span text:style-name="T28">255</text:span></text:p>
          </draw:text-box>
        </draw:frame>
        <draw:frame draw:style-name="gr754" draw:text-style-name="P41" draw:layer="layout" svg:width="1.709cm" svg:height="0.758cm" svg:x="5.187cm" svg:y="8.479cm">
          <draw:text-box>
            <text:p text:style-name="P40"><text:span text:style-name="T28">condB</text:span></text:p>
          </draw:text-box>
        </draw:frame>
        <draw:line draw:style-name="gr82" draw:text-style-name="P3" draw:layer="layout" svg:x1="6.287cm" svg:y1="7.513cm" svg:x2="6.682cm" svg:y2="7.513cm">
          <text:p/>
        </draw:line>
        <draw:frame draw:style-name="gr755" draw:text-style-name="P73" draw:layer="layout" svg:width="0.676cm" svg:height="0.758cm" svg:x="5.697cm" svg:y="6.83cm">
          <draw:text-box>
            <text:p text:style-name="P40"><text:span text:style-name="T79">F</text:span></text:p>
          </draw:text-box>
        </draw:frame>
        <draw:frame draw:style-name="gr756" draw:text-style-name="P73" draw:layer="layout" svg:width="0.676cm" svg:height="0.758cm" svg:x="5.711cm" svg:y="7.481cm">
          <draw:text-box>
            <text:p text:style-name="P40"><text:span text:style-name="T79">T</text:span></text:p>
          </draw:text-box>
        </draw:frame>
        <draw:custom-shape draw:style-name="gr757" draw:text-style-name="P28" draw:layer="layout" svg:width="1.443cm" svg:height="0.421cm" draw:transform="rotate (1.5707963267946) translate (4.004cm 7.9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58" draw:text-style-name="P28" draw:layer="layout" svg:x1="4.225cm" svg:y1="8.24cm" svg:x2="4.225cm" svg:y2="7.785cm">
          <text:p/>
        </draw:line>
        <draw:frame draw:style-name="gr759" draw:text-style-name="P41" draw:layer="layout" svg:width="1.709cm" svg:height="0.758cm" svg:x="3.311cm" svg:y="8.072cm">
          <draw:text-box>
            <text:p text:style-name="P40"><text:span text:style-name="T28">condA</text:span></text:p>
          </draw:text-box>
        </draw:frame>
        <draw:frame draw:style-name="gr760" draw:text-style-name="P73" draw:layer="layout" svg:width="0.676cm" svg:height="0.758cm" svg:x="3.849cm" svg:y="6.581cm">
          <draw:text-box>
            <text:p text:style-name="P40"><text:span text:style-name="T79">F</text:span></text:p>
          </draw:text-box>
        </draw:frame>
        <draw:frame draw:style-name="gr761" draw:text-style-name="P73" draw:layer="layout" svg:width="0.676cm" svg:height="0.758cm" svg:x="3.863cm" svg:y="7.232cm">
          <draw:text-box>
            <text:p text:style-name="P40"><text:span text:style-name="T79">T</text:span></text:p>
          </draw:text-box>
        </draw:frame>
        <draw:frame draw:style-name="gr762" draw:text-style-name="P62" draw:layer="layout" svg:width="0.777cm" svg:height="0.818cm" svg:x="15.196cm" svg:y="-5.321cm">
          <draw:text-box>
            <text:p text:style-name="P40"><text:span text:style-name="T56">x</text:span></text:p>
          </draw:text-box>
        </draw:frame>
        <draw:frame draw:style-name="gr763" draw:text-style-name="P62" draw:layer="layout" svg:width="0.777cm" svg:height="0.818cm" svg:x="15.175cm" svg:y="-10.79cm">
          <draw:text-box>
            <text:p text:style-name="P40"><text:span text:style-name="T56">x</text:span></text:p>
          </draw:text-box>
        </draw:frame>
        <draw:frame draw:style-name="gr764" draw:text-style-name="P62" draw:layer="layout" svg:width="0.777cm" svg:height="0.818cm" svg:x="20.643cm" svg:y="-8.653cm">
          <draw:text-box>
            <text:p text:style-name="P40"><text:span text:style-name="T56">x</text:span></text:p>
          </draw:text-box>
        </draw:frame>
        <draw:frame draw:style-name="gr765" draw:text-style-name="P62" draw:layer="layout" svg:width="0.777cm" svg:height="0.818cm" svg:x="20.729cm" svg:y="-4.353cm">
          <draw:text-box>
            <text:p text:style-name="P40"><text:span text:style-name="T56">x</text:span></text:p>
          </draw:text-box>
        </draw:frame>
        <draw:frame draw:style-name="gr766" draw:text-style-name="P74" draw:layer="layout" svg:width="1.687cm" svg:height="0.818cm" svg:x="6.203cm" svg:y="2.549cm">
          <draw:text-box>
            <text:p text:style-name="P40"><text:span text:style-name="T80">value</text:span></text:p>
          </draw:text-box>
        </draw:frame>
        <draw:line draw:style-name="gr82" draw:text-style-name="P3" draw:layer="layout" svg:x1="15.307cm" svg:y1="-2.465cm" svg:x2="15.588cm" svg:y2="-2.465cm">
          <text:p/>
        </draw:line>
        <draw:line draw:style-name="gr82" draw:text-style-name="P3" draw:layer="layout" svg:x1="21.022cm" svg:y1="-5.969cm" svg:x2="21.022cm" svg:y2="-5.546cm">
          <text:p/>
        </draw:line>
        <draw:frame draw:style-name="gr89" draw:text-style-name="P5" draw:layer="layout" svg:width="1.446cm" svg:height="0.725cm" svg:x="19.47cm" svg:y="-5.903cm">
          <draw:text-box>
            <text:p text:style-name="P4"><text:span text:style-name="T3">reset</text:span></text:p>
          </draw:text-box>
        </draw:frame>
        <draw:line draw:style-name="gr82" draw:text-style-name="P3" draw:layer="layout" svg:x1="20.74cm" svg:y1="-5.546cm" svg:x2="21.021cm" svg:y2="-5.546cm">
          <text:p/>
        </draw:line>
        <draw:custom-shape draw:style-name="gr42" draw:text-style-name="P11" draw:layer="layout" svg:width="3.028cm" svg:height="2.386cm" svg:x="2.663cm" svg:y="1.77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5.691cm" svg:y1="2.953cm" svg:x2="6.316cm" svg:y2="2.937cm">
          <text:p/>
        </draw:line>
        <draw:line draw:style-name="gr82" draw:text-style-name="P3" draw:layer="layout" svg:x1="2.226cm" svg:y1="3.559cm" svg:x2="2.809cm" svg:y2="3.542cm">
          <text:p/>
        </draw:line>
        <draw:frame draw:style-name="gr767" draw:text-style-name="P41" draw:layer="layout" svg:width="1.425cm" svg:height="0.758cm" svg:x="0.968cm" svg:y="3.157cm">
          <draw:text-box>
            <text:p text:style-name="P40"><text:span text:style-name="T28">clear</text:span></text:p>
          </draw:text-box>
        </draw:frame>
        <draw:frame draw:style-name="gr768" draw:text-style-name="P41" draw:layer="layout" svg:width="2.369cm" svg:height="0.758cm" svg:x="0.039cm" svg:y="2.125cm">
          <draw:text-box>
            <text:p text:style-name="P40"><text:span text:style-name="T28">increment</text:span></text:p>
          </draw:text-box>
        </draw:frame>
        <draw:line draw:style-name="gr82" draw:text-style-name="P3" draw:layer="layout" svg:x1="2.256cm" svg:y1="2.531cm" svg:x2="2.881cm" svg:y2="2.515cm">
          <text:p/>
        </draw:line>
        <draw:frame draw:style-name="gr769" draw:text-style-name="P74" draw:layer="layout" svg:width="1.717cm" svg:height="0.818cm" svg:x="6.64cm" svg:y="7.1cm">
          <draw:text-box>
            <text:p text:style-name="P40"><text:span text:style-name="T80">result</text:span></text:p>
          </draw:text-box>
        </draw:frame>
        <draw:line draw:style-name="gr770" draw:text-style-name="P28" draw:layer="layout" svg:x1="3.597cm" svg:y1="7.562cm" svg:x2="3.997cm" svg:y2="7.562cm">
          <text:p/>
        </draw:line>
        <draw:frame draw:style-name="gr771" draw:text-style-name="P41" draw:layer="layout" svg:width="0.976cm" svg:height="0.758cm" svg:x="2.81cm" svg:y="7.187cm">
          <draw:text-box>
            <text:p text:style-name="P40"><text:span text:style-name="T28">42</text:span></text:p>
          </draw:text-box>
        </draw:frame>
        <draw:line draw:style-name="gr772" draw:text-style-name="P28" draw:layer="layout" svg:x1="3.595cm" svg:y1="6.928cm" svg:x2="3.995cm" svg:y2="6.928cm">
          <text:p/>
        </draw:line>
        <draw:frame draw:style-name="gr773" draw:text-style-name="P41" draw:layer="layout" svg:width="0.739cm" svg:height="0.758cm" svg:x="3.026cm" svg:y="6.553cm">
          <draw:text-box>
            <text:p text:style-name="P40"><text:span text:style-name="T28">0</text:span></text:p>
          </draw:text-box>
        </draw:frame>
        <draw:rect draw:style-name="gr1" draw:text-style-name="P2" draw:layer="layout" svg:width="4.075cm" svg:height="1cm" svg:x="9.475cm" svg:y="5.373cm">
          <text:p text:style-name="P1"><text:span text:style-name="T1">apbBridge</text:span></text:p>
        </draw:rect>
        <draw:rect draw:style-name="gr2" draw:text-style-name="P3" draw:layer="layout" svg:width="4.075cm" svg:height="1.176cm" svg:x="9.475cm" svg:y="6.373cm">
          <text:p/>
        </draw:rect>
        <draw:g>
          <draw:rect draw:style-name="gr3" draw:text-style-name="P3" draw:layer="layout" svg:width="0.5cm" svg:height="0.5cm" svg:x="13.25cm" svg:y="6.705cm">
            <text:p/>
          </draw:rect>
          <draw:frame draw:style-name="gr4" draw:text-style-name="P5" draw:layer="layout" svg:width="2.246cm" svg:height="0.725cm" svg:x="11.09cm" svg:y="6.573cm">
            <draw:text-box>
              <text:p text:style-name="P4"><text:span text:style-name="T3">apb</text:span></text:p>
            </draw:text-box>
          </draw:frame>
        </draw:g>
        <draw:g>
          <draw:rect draw:style-name="gr3" draw:text-style-name="P3" draw:layer="layout" svg:width="0.5cm" svg:height="0.5cm" svg:x="9.216cm" svg:y="6.706cm">
            <text:p/>
          </draw:rect>
          <draw:frame draw:style-name="gr5" draw:text-style-name="P5" draw:layer="layout" svg:width="2.471cm" svg:height="0.725cm" svg:x="9.716cm" svg:y="6.574cm">
            <draw:text-box>
              <text:p text:style-name="P4"><text:span text:style-name="T3">axi</text:span></text:p>
            </draw:text-box>
          </draw:frame>
        </draw:g>
        <draw:rect draw:style-name="gr2" draw:text-style-name="P3" draw:layer="layout" svg:width="4.075cm" svg:height="1.176cm" svg:x="21.613cm" svg:y="6.37cm">
          <text:p/>
        </draw:rect>
        <draw:g>
          <draw:rect draw:style-name="gr3" draw:text-style-name="P3" draw:layer="layout" svg:width="0.5cm" svg:height="0.5cm" svg:x="25.388cm" svg:y="6.702cm">
            <text:p/>
          </draw:rect>
          <draw:frame draw:style-name="gr4" draw:text-style-name="P5" draw:layer="layout" svg:width="2.246cm" svg:height="0.725cm" svg:x="23.228cm" svg:y="6.57cm">
            <draw:text-box>
              <text:p text:style-name="P4"><text:span text:style-name="T3">gpio</text:span></text:p>
            </draw:text-box>
          </draw:frame>
        </draw:g>
        <draw:g>
          <draw:rect draw:style-name="gr3" draw:text-style-name="P3" draw:layer="layout" svg:width="0.5cm" svg:height="0.5cm" svg:x="21.354cm" svg:y="6.703cm">
            <text:p/>
          </draw:rect>
          <draw:frame draw:style-name="gr5" draw:text-style-name="P5" draw:layer="layout" svg:width="2.471cm" svg:height="0.725cm" svg:x="21.854cm" svg:y="6.571cm">
            <draw:text-box>
              <text:p text:style-name="P4"><text:span text:style-name="T3">apb</text:span></text:p>
            </draw:text-box>
          </draw:frame>
        </draw:g>
        <draw:rect draw:style-name="gr1" draw:text-style-name="P2" draw:layer="layout" svg:width="4.075cm" svg:height="1cm" svg:x="21.613cm" svg:y="7.962cm">
          <text:p text:style-name="P1"><text:span text:style-name="T1">gpioB</text:span></text:p>
        </draw:rect>
        <draw:rect draw:style-name="gr2" draw:text-style-name="P3" draw:layer="layout" svg:width="4.075cm" svg:height="1.176cm" svg:x="21.613cm" svg:y="8.962cm">
          <text:p/>
        </draw:rect>
        <draw:g>
          <draw:rect draw:style-name="gr3" draw:text-style-name="P3" draw:layer="layout" svg:width="0.5cm" svg:height="0.5cm" svg:x="25.388cm" svg:y="9.294cm">
            <text:p/>
          </draw:rect>
          <draw:frame draw:style-name="gr4" draw:text-style-name="P5" draw:layer="layout" svg:width="2.246cm" svg:height="0.725cm" svg:x="23.228cm" svg:y="9.162cm">
            <draw:text-box>
              <text:p text:style-name="P4"><text:span text:style-name="T3">gpio</text:span></text:p>
            </draw:text-box>
          </draw:frame>
        </draw:g>
        <draw:g>
          <draw:rect draw:style-name="gr3" draw:text-style-name="P3" draw:layer="layout" svg:width="0.5cm" svg:height="0.5cm" svg:x="21.354cm" svg:y="9.295cm">
            <text:p/>
          </draw:rect>
          <draw:frame draw:style-name="gr5" draw:text-style-name="P5" draw:layer="layout" svg:width="2.471cm" svg:height="0.725cm" svg:x="21.854cm" svg:y="9.163cm">
            <draw:text-box>
              <text:p text:style-name="P4"><text:span text:style-name="T3">apb</text:span></text:p>
            </draw:text-box>
          </draw:frame>
        </draw:g>
        <draw:custom-shape draw:style-name="gr101" draw:text-style-name="P29" draw:layer="layout" svg:width="7.034cm" svg:height="0.977cm" draw:transform="rotate (-1.57079632679579) translate (12.654cm -4.4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3" draw:layer="layout" svg:x1="18.96cm" svg:y1="6.994cm" svg:x2="21.315cm" svg:y2="6.994cm">
          <text:p/>
        </draw:line>
        <draw:line draw:style-name="gr82" draw:text-style-name="P3" draw:layer="layout" svg:x1="20.504cm" svg:y1="9.547cm" svg:x2="21.315cm" svg:y2="9.547cm">
          <text:p/>
        </draw:line>
        <draw:line draw:style-name="gr82" draw:text-style-name="P3" draw:layer="layout" svg:x1="14.471cm" svg:y1="6.96cm" svg:x2="13.731cm" svg:y2="6.96cm">
          <text:p/>
        </draw:line>
        <draw:frame draw:style-name="gr190" draw:text-style-name="P32" draw:layer="layout" svg:width="3.93cm" svg:height="0.882cm" draw:transform="rotate (1.5707963267946) translate (11.677cm 1cm)">
          <draw:text-box>
            <text:p text:style-name="P29"><text:span text:style-name="T19">ApbDecoder</text:span></text:p>
          </draw:text-box>
        </draw:frame>
        <draw:rect draw:style-name="gr1" draw:text-style-name="P2" draw:layer="layout" svg:width="4.075cm" svg:height="1cm" svg:x="21.614cm" svg:y="5.362cm">
          <text:p text:style-name="P1"><text:span text:style-name="T1">gpioA</text:span></text:p>
        </draw:rect>
        <draw:rect draw:style-name="gr1" draw:text-style-name="P2" draw:layer="layout" svg:width="4.075cm" svg:height="1cm" svg:x="21.607cm" svg:y="10.562cm">
          <text:p text:style-name="P1"><text:span text:style-name="T1">gpioC</text:span></text:p>
        </draw:rect>
        <draw:rect draw:style-name="gr2" draw:text-style-name="P3" draw:layer="layout" svg:width="4.075cm" svg:height="1.176cm" svg:x="21.607cm" svg:y="11.562cm">
          <text:p/>
        </draw:rect>
        <draw:g>
          <draw:rect draw:style-name="gr3" draw:text-style-name="P3" draw:layer="layout" svg:width="0.5cm" svg:height="0.5cm" svg:x="25.382cm" svg:y="11.894cm">
            <text:p/>
          </draw:rect>
          <draw:frame draw:style-name="gr4" draw:text-style-name="P5" draw:layer="layout" svg:width="2.246cm" svg:height="0.725cm" svg:x="23.222cm" svg:y="11.762cm">
            <draw:text-box>
              <text:p text:style-name="P4"><text:span text:style-name="T3">gpio</text:span></text:p>
            </draw:text-box>
          </draw:frame>
        </draw:g>
        <draw:g>
          <draw:rect draw:style-name="gr3" draw:text-style-name="P3" draw:layer="layout" svg:width="0.5cm" svg:height="0.5cm" svg:x="21.348cm" svg:y="11.895cm">
            <text:p/>
          </draw:rect>
          <draw:frame draw:style-name="gr5" draw:text-style-name="P5" draw:layer="layout" svg:width="2.471cm" svg:height="0.725cm" svg:x="21.848cm" svg:y="11.763cm">
            <draw:text-box>
              <text:p text:style-name="P4"><text:span text:style-name="T3">apb</text:span></text:p>
            </draw:text-box>
          </draw:frame>
        </draw:g>
        <draw:rect draw:style-name="gr1" draw:text-style-name="P2" draw:layer="layout" svg:width="4.075cm" svg:height="1cm" svg:x="14.685cm" svg:y="5.406cm">
          <text:p text:style-name="P1"><text:span text:style-name="T1">apbDecoder</text:span></text:p>
        </draw:rect>
        <draw:rect draw:style-name="gr2" draw:text-style-name="P3" draw:layer="layout" svg:width="4.075cm" svg:height="2.467cm" svg:x="14.685cm" svg:y="6.406cm">
          <text:p/>
        </draw:rect>
        <draw:g>
          <draw:rect draw:style-name="gr3" draw:text-style-name="P3" draw:layer="layout" svg:width="0.5cm" svg:height="0.5cm" svg:x="18.46cm" svg:y="6.738cm">
            <text:p/>
          </draw:rect>
          <draw:frame draw:style-name="gr4" draw:text-style-name="P5" draw:layer="layout" svg:width="2.246cm" svg:height="0.725cm" svg:x="16.3cm" svg:y="6.606cm">
            <draw:text-box>
              <text:p text:style-name="P4"><text:span text:style-name="T3">output(0)</text:span></text:p>
            </draw:text-box>
          </draw:frame>
        </draw:g>
        <draw:g>
          <draw:rect draw:style-name="gr3" draw:text-style-name="P3" draw:layer="layout" svg:width="0.5cm" svg:height="0.5cm" svg:x="14.426cm" svg:y="6.739cm">
            <text:p/>
          </draw:rect>
          <draw:frame draw:style-name="gr5" draw:text-style-name="P5" draw:layer="layout" svg:width="2.471cm" svg:height="0.725cm" svg:x="14.926cm" svg:y="6.607cm">
            <draw:text-box>
              <text:p text:style-name="P4"><text:span text:style-name="T3">input</text:span></text:p>
            </draw:text-box>
          </draw:frame>
        </draw:g>
        <draw:g>
          <draw:rect draw:style-name="gr3" draw:text-style-name="P3" draw:layer="layout" svg:width="0.5cm" svg:height="0.5cm" svg:x="18.474cm" svg:y="7.439cm">
            <text:p/>
          </draw:rect>
          <draw:frame draw:style-name="gr4" draw:text-style-name="P5" draw:layer="layout" svg:width="2.246cm" svg:height="0.725cm" svg:x="16.314cm" svg:y="7.307cm">
            <draw:text-box>
              <text:p text:style-name="P4"><text:span text:style-name="T3">output(1)</text:span></text:p>
            </draw:text-box>
          </draw:frame>
        </draw:g>
        <draw:g>
          <draw:rect draw:style-name="gr3" draw:text-style-name="P3" draw:layer="layout" svg:width="0.5cm" svg:height="0.5cm" svg:x="18.474cm" svg:y="8.139cm">
            <text:p/>
          </draw:rect>
          <draw:frame draw:style-name="gr4" draw:text-style-name="P5" draw:layer="layout" svg:width="2.246cm" svg:height="0.725cm" svg:x="16.314cm" svg:y="8.007cm">
            <draw:text-box>
              <text:p text:style-name="P4"><text:span text:style-name="T3">output(2)</text:span></text:p>
            </draw:text-box>
          </draw:frame>
        </draw:g>
        <draw:line draw:style-name="gr82" draw:text-style-name="P3" draw:layer="layout" svg:x1="18.974cm" svg:y1="7.693cm" svg:x2="20.504cm" svg:y2="7.693cm">
          <text:p/>
        </draw:line>
        <draw:line draw:style-name="gr82" draw:text-style-name="P3" draw:layer="layout" svg:x1="20.504cm" svg:y1="9.516cm" svg:x2="20.504cm" svg:y2="7.693cm">
          <text:p/>
        </draw:line>
        <draw:line draw:style-name="gr82" draw:text-style-name="P3" draw:layer="layout" svg:x1="18.974cm" svg:y1="8.439cm" svg:x2="19.785cm" svg:y2="8.439cm">
          <text:p/>
        </draw:line>
        <draw:line draw:style-name="gr82" draw:text-style-name="P3" draw:layer="layout" svg:x1="19.785cm" svg:y1="12.156cm" svg:x2="19.785cm" svg:y2="8.439cm">
          <text:p/>
        </draw:line>
        <draw:line draw:style-name="gr82" draw:text-style-name="P3" draw:layer="layout" svg:x1="19.818cm" svg:y1="12.128cm" svg:x2="21.348cm" svg:y2="12.128cm">
          <text:p/>
        </draw:line>
        <draw:line draw:style-name="gr204" draw:text-style-name="P3" draw:layer="layout" svg:x1="8.251cm" svg:y1="18.941cm" svg:x2="8.257cm" svg:y2="17.892cm">
          <text:p/>
        </draw:line>
        <draw:rect draw:style-name="gr46" draw:text-style-name="P3" draw:layer="layout" svg:width="4.017cm" svg:height="1cm" svg:x="6.16cm" svg:y="18.941cm">
          <text:p text:style-name="P3">Synthesis</text:p>
        </draw:rect>
        <draw:rect draw:style-name="gr46" draw:text-style-name="P3" draw:layer="layout" svg:width="4.017cm" svg:height="1cm" svg:x="6.149cm" svg:y="16.892cm">
          <text:p text:style-name="P3">Netlist (VHDL/Verilog)</text:p>
        </draw:rect>
        <draw:rect draw:style-name="gr46" draw:text-style-name="P3" draw:layer="layout" svg:width="4.017cm" svg:height="1cm" svg:x="2.81cm" svg:y="14.635cm">
          <text:p text:style-name="P3">User</text:p>
        </draw:rect>
        <draw:g>
          <draw:g>
            <draw:rect draw:style-name="gr2" draw:text-style-name="P3" draw:layer="layout" svg:width="1cm" svg:height="1.747cm" svg:x="5.312cm" svg:y="25.438cm">
              <text:p/>
            </draw:rect>
            <draw:custom-shape draw:style-name="gr41" draw:text-style-name="P13" draw:layer="layout" svg:width="0.3cm" svg:height="0.3cm" draw:transform="rotate (-1.57079632679579) translate (5.612cm 26.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5.155cm" svg:y="25.46cm">
            <draw:text-box>
              <text:p text:style-name="P4"><text:span text:style-name="T3">D</text:span></text:p>
            </draw:text-box>
          </draw:frame>
          <draw:frame draw:style-name="gr85" draw:text-style-name="P5" draw:layer="layout" svg:width="0.832cm" svg:height="0.725cm" svg:x="5.656cm" svg:y="25.461cm">
            <draw:text-box>
              <text:p text:style-name="P4"><text:span text:style-name="T3">Q</text:span></text:p>
            </draw:text-box>
          </draw:frame>
        </draw:g>
        <draw:g>
          <draw:g>
            <draw:rect draw:style-name="gr2" draw:text-style-name="P3" draw:layer="layout" svg:width="1cm" svg:height="1.747cm" svg:x="5.313cm" svg:y="25.439cm">
              <text:p/>
            </draw:rect>
            <draw:custom-shape draw:style-name="gr41" draw:text-style-name="P13" draw:layer="layout" svg:width="0.3cm" svg:height="0.3cm" draw:transform="rotate (-1.57079632679579) translate (5.613cm 26.6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5.156cm" svg:y="25.461cm">
            <draw:text-box>
              <text:p text:style-name="P4"><text:span text:style-name="T3">D</text:span></text:p>
            </draw:text-box>
          </draw:frame>
          <draw:frame draw:style-name="gr85" draw:text-style-name="P5" draw:layer="layout" svg:width="0.832cm" svg:height="0.725cm" svg:x="5.657cm" svg:y="25.462cm">
            <draw:text-box>
              <text:p text:style-name="P4"><text:span text:style-name="T3">Q</text:span></text:p>
            </draw:text-box>
          </draw:frame>
        </draw:g>
        <draw:frame draw:style-name="gr90" draw:text-style-name="P5" draw:layer="layout" svg:width="1.281cm" svg:height="0.725cm" svg:x="4.032cm" svg:y="26.445cm">
          <draw:text-box>
            <text:p text:style-name="P4"><text:span text:style-name="T3">clk</text:span></text:p>
          </draw:text-box>
        </draw:frame>
        <draw:line draw:style-name="gr82" draw:text-style-name="P3" draw:layer="layout" svg:x1="5.032cm" svg:y1="26.791cm" svg:x2="5.313cm" svg:y2="26.791cm">
          <text:p/>
        </draw:line>
        <draw:line draw:style-name="gr82" draw:text-style-name="P3" draw:layer="layout" svg:x1="6.354cm" svg:y1="25.835cm" svg:x2="7.245cm" svg:y2="25.835cm">
          <text:p/>
        </draw:line>
        <draw:line draw:style-name="gr82" draw:text-style-name="P3" draw:layer="layout" svg:x1="4.755cm" svg:y1="25.835cm" svg:x2="5.29cm" svg:y2="25.835cm">
          <text:p/>
        </draw:line>
        <draw:g>
          <draw:g>
            <draw:rect draw:style-name="gr2" draw:text-style-name="P3" draw:layer="layout" svg:width="1cm" svg:height="1.989cm" svg:x="10.681cm" svg:y="25.201cm">
              <text:p/>
            </draw:rect>
            <draw:custom-shape draw:style-name="gr41" draw:text-style-name="P13" draw:layer="layout" svg:width="0.3cm" svg:height="0.3cm" draw:transform="rotate (-1.57079632679579) translate (10.981cm 26.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5" draw:layer="layout" svg:width="0.807cm" svg:height="0.725cm" svg:x="10.524cm" svg:y="25.223cm">
            <draw:text-box>
              <text:p text:style-name="P4"><text:span text:style-name="T3">D</text:span></text:p>
            </draw:text-box>
          </draw:frame>
          <draw:frame draw:style-name="gr85" draw:text-style-name="P5" draw:layer="layout" svg:width="0.832cm" svg:height="0.725cm" svg:x="11.025cm" svg:y="25.224cm">
            <draw:text-box>
              <text:p text:style-name="P4"><text:span text:style-name="T3">Q</text:span></text:p>
            </draw:text-box>
          </draw:frame>
        </draw:g>
        <draw:frame draw:style-name="gr126" draw:text-style-name="P5" draw:layer="layout" svg:width="1.349cm" svg:height="0.725cm" svg:x="10.495cm" svg:y="26.567cm">
          <draw:text-box>
            <text:p text:style-name="P4"><text:span text:style-name="T3">CLR</text:span></text:p>
          </draw:text-box>
        </draw:frame>
        <draw:frame draw:style-name="gr96" draw:text-style-name="P5" draw:layer="layout" svg:width="0.786cm" svg:height="0.725cm" svg:x="10.545cm" svg:y="25.673cm">
          <draw:text-box>
            <text:p text:style-name="P4"><text:span text:style-name="T3">E</text:span></text:p>
          </draw:text-box>
        </draw:frame>
        <draw:line draw:style-name="gr82" draw:text-style-name="P3" draw:layer="layout" svg:x1="10.102cm" svg:y1="25.994cm" svg:x2="10.637cm" svg:y2="25.994cm">
          <text:p/>
        </draw:line>
        <draw:frame draw:style-name="gr96" draw:text-style-name="P5" draw:layer="layout" svg:width="0.786cm" svg:height="0.725cm" svg:x="10.545cm" svg:y="25.673cm">
          <draw:text-box>
            <text:p text:style-name="P4"><text:span text:style-name="T3">E</text:span></text:p>
          </draw:text-box>
        </draw:frame>
        <draw:line draw:style-name="gr82" draw:text-style-name="P3" draw:layer="layout" svg:x1="8.458cm" svg:y1="25.994cm" svg:x2="10.637cm" svg:y2="25.994cm">
          <text:p/>
        </draw:line>
        <draw:line draw:style-name="gr82" draw:text-style-name="P3" draw:layer="layout" svg:x1="11.702cm" svg:y1="25.567cm" svg:x2="12.237cm" svg:y2="25.567cm">
          <text:p/>
        </draw:line>
        <draw:line draw:style-name="gr82" draw:text-style-name="P3" draw:layer="layout" svg:x1="10.103cm" svg:y1="25.567cm" svg:x2="10.638cm" svg:y2="25.567cm">
          <text:p/>
        </draw:line>
        <draw:frame draw:style-name="gr126" draw:text-style-name="P5" draw:layer="layout" svg:width="1.349cm" svg:height="0.725cm" svg:x="9.082cm" svg:y="25.231cm">
          <draw:text-box>
            <text:p text:style-name="P4"><text:span text:style-name="T3">50</text:span></text:p>
          </draw:text-box>
        </draw:frame>
        <draw:line draw:style-name="gr82" draw:text-style-name="P3" draw:layer="layout" svg:x1="11.702cm" svg:y1="25.567cm" svg:x2="12.237cm" svg:y2="25.567cm">
          <text:p/>
        </draw:line>
        <draw:frame draw:style-name="gr90" draw:text-style-name="P5" draw:layer="layout" svg:width="1.281cm" svg:height="0.725cm" svg:x="9.448cm" svg:y="26.182cm">
          <draw:text-box>
            <text:p text:style-name="P4"><text:span text:style-name="T3">clk</text:span></text:p>
          </draw:text-box>
        </draw:frame>
        <draw:line draw:style-name="gr82" draw:text-style-name="P3" draw:layer="layout" svg:x1="10.448cm" svg:y1="26.528cm" svg:x2="10.729cm" svg:y2="26.528cm">
          <text:p/>
        </draw:line>
        <draw:line draw:style-name="gr82" draw:text-style-name="P3" draw:layer="layout" svg:x1="10.448cm" svg:y1="26.528cm" svg:x2="10.729cm" svg:y2="26.528cm">
          <text:p/>
        </draw:line>
        <draw:frame draw:style-name="gr774" draw:text-style-name="P62" draw:layer="layout" svg:width="1.548cm" svg:height="0.818cm" svg:x="5.062cm" svg:y="24.744cm">
          <draw:text-box>
            <text:p text:style-name="P40"><text:span text:style-name="T56">reg1</text:span></text:p>
          </draw:text-box>
        </draw:frame>
        <draw:frame draw:style-name="gr775" draw:text-style-name="P62" draw:layer="layout" svg:width="1.548cm" svg:height="0.818cm" svg:x="10.404cm" svg:y="24.506cm">
          <draw:text-box>
            <text:p text:style-name="P40"><text:span text:style-name="T56">reg2</text:span></text:p>
          </draw:text-box>
        </draw:frame>
        <draw:line draw:style-name="gr82" draw:text-style-name="P3" draw:layer="layout" svg:x1="11.168cm" svg:y1="27.19cm" svg:x2="11.168cm" svg:y2="27.613cm">
          <text:p/>
        </draw:line>
        <draw:frame draw:style-name="gr89" draw:text-style-name="P5" draw:layer="layout" svg:width="1.446cm" svg:height="0.725cm" svg:x="9.616cm" svg:y="27.256cm">
          <draw:text-box>
            <text:p text:style-name="P4"><text:span text:style-name="T3">reset</text:span></text:p>
          </draw:text-box>
        </draw:frame>
        <draw:line draw:style-name="gr82" draw:text-style-name="P3" draw:layer="layout" svg:x1="10.886cm" svg:y1="27.613cm" svg:x2="11.167cm" svg:y2="27.613cm">
          <text:p/>
        </draw:line>
        <draw:connector draw:style-name="gr776" draw:text-style-name="P28" draw:layer="layout" svg:x1="6.988cm" svg:y1="26.229cm" svg:x2="7.455cm" svg:y2="26.232cm" svg:d="M6988 26229h234v3h233">
          <text:p/>
        </draw:connector>
        <draw:path draw:style-name="gr777" draw:text-style-name="P39" draw:layer="layout" svg:width="0.749cm" svg:height="0.749cm" svg:x="7.173cm" svg:y="25.627cm" svg:viewBox="0 0 750 750" svg:d="M375 0c213 0 375 162 375 375s-162 375-375 375-375-162-375-375 162-375 375-375z">
          <text:p text:style-name="P42"><text:span text:style-name="T29">=</text:span></text:p>
        </draw:path>
        <draw:frame draw:style-name="gr778" draw:text-style-name="P41" draw:layer="layout" svg:width="1.281cm" svg:height="0.758cm" svg:x="6.034cm" svg:y="25.858cm">
          <draw:text-box>
            <text:p text:style-name="P40"><text:span text:style-name="T28">42</text:span></text:p>
          </draw:text-box>
        </draw:frame>
        <draw:line draw:style-name="gr82" draw:text-style-name="P3" draw:layer="layout" svg:x1="7.923cm" svg:y1="26.002cm" svg:x2="8.458cm" svg:y2="26.002cm">
          <text:p/>
        </draw:line>
        <draw:frame draw:style-name="gr779" draw:text-style-name="P62" draw:layer="layout" svg:width="1.679cm" svg:height="0.818cm" svg:x="7.742cm" svg:y="25.226cm">
          <draw:text-box>
            <text:p text:style-name="P40"><text:span text:style-name="T56">cond</text:span></text:p>
          </draw:text-box>
        </draw:frame>
        <draw:rect draw:style-name="gr43" draw:text-style-name="P3" draw:layer="layout" svg:width="8.617cm" svg:height="4.407cm" svg:x="3.909cm" svg:y="24.091cm">
          <text:p/>
        </draw:rect>
        <draw:frame draw:style-name="gr780" draw:text-style-name="P62" draw:layer="layout" svg:width="6.391cm" svg:height="0.818cm" svg:x="5.069cm" svg:y="23.273cm">
          <draw:text-box>
            <text:p text:style-name="P40"><text:span text:style-name="T56">Hardware netlist</text:span></text:p>
          </draw:text-box>
        </draw:frame>
        <draw:rect draw:style-name="gr43" draw:text-style-name="P3" draw:layer="layout" svg:width="10.11cm" svg:height="7.988cm" svg:x="3.835cm" svg:y="31.283cm">
          <text:p/>
        </draw:rect>
        <draw:frame draw:style-name="gr781" draw:text-style-name="P62" draw:layer="layout" svg:width="12.173cm" svg:height="0.818cm" svg:x="2.906cm" svg:y="30.465cm">
          <draw:text-box>
            <text:p text:style-name="P40"><text:span text:style-name="T56">General purpose programming language + HDAPI</text:span></text:p>
          </draw:text-box>
        </draw:frame>
        <draw:frame draw:style-name="gr782" draw:text-style-name="P62" draw:layer="layout" svg:width="3.639cm" svg:height="0.818cm" svg:x="7.864cm" svg:y="21.879cm">
          <draw:text-box>
            <text:p text:style-name="P40"><text:span text:style-name="T56">VHDL/Verilog</text:span></text:p>
          </draw:text-box>
        </draw:frame>
        <draw:path draw:style-name="gr105" draw:text-style-name="P13" draw:layer="layout" svg:width="0.749cm" svg:height="0.749cm" svg:x="35.255cm" svg:y="7.075cm" svg:viewBox="0 0 750 750" svg:d="M375 0c213 0 375 162 375 375s-162 375-375 375-375-162-375-375 162-375 375-375z">
          <text:p/>
        </draw:path>
        <draw:path draw:style-name="gr94" draw:text-style-name="P21" draw:layer="layout" svg:width="1.894cm" svg:height="1.894cm" svg:x="34.71cm" svg:y="9.252cm" svg:viewBox="0 0 1895 1895" svg:d="M947 0c538 0 948 409 948 947s-410 948-948 948-947-410-947-948 409-947 947-947z">
          <text:p text:style-name="P13"><text:span text:style-name="T12">stateA</text:span></text:p>
        </draw:path>
        <draw:path draw:style-name="gr94" draw:text-style-name="P21" draw:layer="layout" svg:width="1.894cm" svg:height="1.894cm" svg:x="34.717cm" svg:y="12.575cm" svg:viewBox="0 0 1895 1895" svg:d="M947 0c538 0 948 409 948 947s-410 948-948 948-947-410-947-948 409-947 947-947z">
          <text:p text:style-name="P13"><text:span text:style-name="T12">stateB</text:span></text:p>
        </draw:path>
        <draw:line draw:style-name="gr51" draw:text-style-name="P3" draw:layer="layout" svg:x1="35.63cm" svg:y1="7.825cm" svg:x2="35.63cm" svg:y2="9.252cm">
          <text:p/>
        </draw:line>
        <draw:line draw:style-name="gr51" draw:text-style-name="P3" draw:layer="layout" svg:x1="35.657cm" svg:y1="11.147cm" svg:x2="35.657cm" svg:y2="12.574cm">
          <text:p/>
        </draw:line>
        <draw:line draw:style-name="gr51" draw:text-style-name="P3" draw:layer="layout" svg:x1="33.596cm" svg:y1="10.199cm" svg:x2="34.71cm" svg:y2="10.199cm">
          <text:p/>
        </draw:line>
        <draw:line draw:style-name="gr106" draw:text-style-name="P3" draw:layer="layout" svg:x1="33.576cm" svg:y1="10.199cm" svg:x2="33.576cm" svg:y2="13.522cm">
          <text:p/>
        </draw:line>
        <draw:line draw:style-name="gr106" draw:text-style-name="P3" draw:layer="layout" svg:x1="34.708cm" svg:y1="13.522cm" svg:x2="33.576cm" svg:y2="13.522cm">
          <text:p/>
        </draw:line>
        <draw:frame draw:style-name="gr107" draw:text-style-name="P22" draw:layer="layout" svg:width="3.8cm" svg:height="0.839cm" svg:x="30.917cm" svg:y="13.631cm">
          <draw:text-box>
            <text:p text:style-name="P4"><text:span text:style-name="T12">counter === 4</text:span></text:p>
          </draw:text-box>
        </draw:frame>
        <draw:rect draw:style-name="gr108" draw:text-style-name="P23" draw:layer="layout" svg:width="6cm" svg:height="3.133cm" svg:x="37.775cm" svg:y="11.857cm">
          <text:p text:style-name="P10"><text:span text:style-name="T12">OnEntry =&gt; </text:span></text:p>
          <text:p text:style-name="P10"><text:span text:style-name="T12"><text:s text:c="2"/></text:span><text:span text:style-name="T12">counter := 0</text:span></text:p>
          <text:p text:style-name="P10"><text:span text:style-name="T12"/></text:p>
          <text:p text:style-name="P10"><text:span text:style-name="T12">whenIsActive =&gt;</text:span></text:p>
          <text:p text:style-name="P10"><text:span text:style-name="T12"><text:s text:c="2"/></text:span><text:span text:style-name="T12">counter := counter + 1</text:span></text:p>
        </draw:rect>
        <draw:line draw:style-name="gr109" draw:text-style-name="P3" draw:layer="layout" svg:x1="37.775cm" svg:y1="13.075cm" svg:x2="36.612cm" svg:y2="13.522cm">
          <text:p/>
        </draw:line>
        <draw:frame draw:style-name="gr107" draw:text-style-name="P22" draw:layer="layout" svg:width="3.8cm" svg:height="0.839cm" svg:x="34.41cm" svg:y="11.247cm">
          <draw:text-box>
            <text:p text:style-name="P4"><text:span text:style-name="T12">start</text:span></text:p>
          </draw:text-box>
        </draw:frame>
        <draw:path draw:style-name="gr94" draw:text-style-name="P21" draw:layer="layout" svg:width="1.894cm" svg:height="1.894cm" svg:x="35.367cm" svg:y="17.784cm" svg:viewBox="0 0 1895 1895" svg:d="M947 0c538 0 948 409 948 947s-410 948-948 948-947-410-947-948 409-947 947-947z">
          <text:p text:style-name="P13"><text:span text:style-name="T12">stateA</text:span></text:p>
        </draw:path>
        <draw:path draw:style-name="gr94" draw:text-style-name="P21" draw:layer="layout" svg:width="1.894cm" svg:height="1.894cm" svg:x="35.374cm" svg:y="21.107cm" svg:viewBox="0 0 1895 1895" svg:d="M947 0c538 0 948 409 948 947s-410 948-948 948-947-410-947-948 409-947 947-947z">
          <text:p text:style-name="P13"><text:span text:style-name="T12">stateB</text:span></text:p>
        </draw:path>
        <draw:frame draw:style-name="gr107" draw:text-style-name="P22" draw:layer="layout" svg:width="3.8cm" svg:height="0.839cm" svg:x="32.197cm" svg:y="19.922cm">
          <draw:text-box>
            <text:p text:style-name="P4"><text:span text:style-name="T12">counter === 4</text:span></text:p>
          </draw:text-box>
        </draw:frame>
        <draw:rect draw:style-name="gr108" draw:text-style-name="P23" draw:layer="layout" svg:width="6cm" svg:height="3.133cm" svg:x="38.283cm" svg:y="17.5cm">
          <text:p text:style-name="P10"><text:span text:style-name="T12">OnEntry =&gt; </text:span></text:p>
          <text:p text:style-name="P10"><text:span text:style-name="T12"><text:s text:c="2"/></text:span><text:span text:style-name="T12">counter := 0</text:span></text:p>
          <text:p text:style-name="P10"><text:span text:style-name="T12"/></text:p>
          <text:p text:style-name="P10"><text:span text:style-name="T12">whenIsActive =&gt;</text:span></text:p>
          <text:p text:style-name="P10"><text:span text:style-name="T12"><text:s text:c="2"/></text:span><text:span text:style-name="T12">counter := counter + 1</text:span></text:p>
        </draw:rect>
        <draw:line draw:style-name="gr109" draw:text-style-name="P3" draw:layer="layout" svg:x1="38.283cm" svg:y1="18.718cm" svg:x2="37.12cm" svg:y2="18.718cm">
          <text:p/>
        </draw:line>
        <draw:line draw:style-name="gr51" draw:text-style-name="P3" draw:layer="layout" svg:x1="36.321cm" svg:y1="19.68cm" svg:x2="36.321cm" svg:y2="21.107cm">
          <text:p/>
        </draw:line>
        <draw:connector draw:style-name="gr8" draw:text-style-name="P3" draw:layer="layout" draw:line-skew="0.646cm" svg:x1="25.577cm" svg:y1="27.141cm" svg:x2="26.162cm" svg:y2="27.136cm" svg:d="M25577 27141h939v-5h-354">
          <text:p/>
        </draw:connector>
        <draw:path draw:style-name="gr94" draw:text-style-name="P54" draw:layer="layout" svg:width="0.987cm" svg:height="0.987cm" svg:x="27.823cm" svg:y="26.918cm" svg:viewBox="0 0 988 988" svg:d="M494 0c281 0 494 213 494 494s-213 494-494 494-494-213-494-494 213-494 494-494z">
          <text:p text:style-name="P3"><text:span text:style-name="T48">xor</text:span></text:p>
        </draw:path>
        <draw:frame draw:style-name="gr373" draw:text-style-name="P32" draw:layer="layout" svg:width="0.815cm" svg:height="0.882cm" svg:x="26.443cm" svg:y="26.635cm">
          <draw:text-box>
            <text:p text:style-name="P29"><text:span text:style-name="T19">a</text:span></text:p>
          </draw:text-box>
        </draw:frame>
        <draw:frame draw:style-name="gr373" draw:text-style-name="P32" draw:layer="layout" svg:width="0.815cm" svg:height="0.882cm" svg:x="26.435cm" svg:y="27.259cm">
          <draw:text-box>
            <text:p text:style-name="P29"><text:span text:style-name="T19">b</text:span></text:p>
          </draw:text-box>
        </draw:frame>
        <draw:connector draw:style-name="gr8" draw:text-style-name="P3" draw:layer="layout" draw:line-skew="0.646cm" svg:x1="25.576cm" svg:y1="27.754cm" svg:x2="26.161cm" svg:y2="27.749cm" svg:d="M25576 27754h939v-5h-354">
          <text:p/>
        </draw:connector>
        <draw:line draw:style-name="gr365" draw:text-style-name="P3" draw:layer="layout" svg:x1="27.11cm" svg:y1="27.143cm" svg:x2="27.913cm" svg:y2="27.143cm">
          <text:p/>
        </draw:line>
        <draw:line draw:style-name="gr82" draw:text-style-name="P3" draw:layer="layout" svg:x1="28.811cm" svg:y1="27.412cm" svg:x2="29.361cm" svg:y2="27.412cm">
          <text:p/>
        </draw:line>
        <draw:line draw:style-name="gr82" draw:text-style-name="P3" draw:layer="layout" svg:x1="28.811cm" svg:y1="27.412cm" svg:x2="29.361cm" svg:y2="27.412cm">
          <text:p/>
        </draw:line>
        <draw:frame draw:style-name="gr376" draw:text-style-name="P32" draw:layer="layout" svg:width="1.882cm" svg:height="0.882cm" svg:x="29.251cm" svg:y="26.964cm">
          <draw:text-box>
            <text:p text:style-name="P29"><text:span text:style-name="T19">result</text:span></text:p>
          </draw:text-box>
        </draw:frame>
        <draw:line draw:style-name="gr82" draw:text-style-name="P3" draw:layer="layout" svg:x1="30.144cm" svg:y1="28.861cm" svg:x2="30.154cm" svg:y2="27.746cm">
          <text:p/>
        </draw:line>
        <draw:line draw:style-name="gr365" draw:text-style-name="P3" draw:layer="layout" svg:x1="30.144cm" svg:y1="28.861cm" svg:x2="25.548cm" svg:y2="28.862cm">
          <text:p/>
        </draw:line>
        <draw:line draw:style-name="gr365" draw:text-style-name="P3" draw:layer="layout" svg:x1="27.11cm" svg:y1="27.743cm" svg:x2="27.913cm" svg:y2="27.743cm">
          <text:p/>
        </draw:line>
        <draw:custom-shape draw:style-name="gr42" draw:text-style-name="P11" draw:layer="layout" svg:width="3.972cm" svg:height="3.131cm" svg:x="22.134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3" draw:layer="layout" svg:x1="20.89cm" svg:y1="28.063cm" svg:x2="22.134cm" svg:y2="28.063cm">
          <text:p/>
        </draw:line>
        <draw:frame draw:style-name="gr783" draw:text-style-name="P32" draw:layer="layout" svg:width="3.512cm" svg:height="0.882cm" svg:x="17.501cm" svg:y="27.595cm">
          <draw:text-box>
            <text:p text:style-name="P29"><text:span text:style-name="T19">memoryBus</text:span></text:p>
          </draw:text-box>
        </draw:frame>
        <draw:custom-shape draw:style-name="gr42" draw:text-style-name="P75" draw:layer="layout" svg:width="3.972cm" svg:height="3.131cm" svg:x="22.629cm" svg:y="18.6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3" draw:layer="layout" svg:x1="21.385cm" svg:y1="20.244cm" svg:x2="22.629cm" svg:y2="20.244cm">
          <text:p/>
        </draw:line>
        <draw:frame draw:style-name="gr783" draw:text-style-name="P32" draw:layer="layout" svg:width="3.512cm" svg:height="0.882cm" svg:x="17.996cm" svg:y="19.776cm">
          <draw:text-box>
            <text:p text:style-name="P29"><text:span text:style-name="T19">memoryBus</text:span></text:p>
          </draw:text-box>
        </draw:frame>
        <draw:line draw:style-name="gr415" draw:text-style-name="P3" draw:layer="layout" svg:x1="26.365cm" svg:y1="19.198cm" svg:x2="27.609cm" svg:y2="19.198cm">
          <text:p/>
        </draw:line>
        <draw:line draw:style-name="gr415" draw:text-style-name="P3" draw:layer="layout" svg:x1="21.385cm" svg:y1="20.244cm" svg:x2="22.629cm" svg:y2="20.244cm">
          <text:p/>
        </draw:line>
        <draw:frame draw:style-name="gr784" draw:text-style-name="P32" draw:layer="layout" svg:width="1.979cm" svg:height="0.882cm" svg:x="27.456cm" svg:y="18.797cm">
          <draw:text-box>
            <text:p text:style-name="P29"><text:span text:style-name="T19">signal</text:span></text:p>
          </draw:text-box>
        </draw:frame>
        <draw:line draw:style-name="gr415" draw:text-style-name="P3" draw:layer="layout" svg:x1="26.365cm" svg:y1="19.898cm" svg:x2="27.609cm" svg:y2="19.898cm">
          <text:p/>
        </draw:line>
        <draw:frame draw:style-name="gr784" draw:text-style-name="P32" draw:layer="layout" svg:width="1.979cm" svg:height="0.882cm" svg:x="27.456cm" svg:y="19.497cm">
          <draw:text-box>
            <text:p text:style-name="P29"><text:span text:style-name="T19">signal</text:span></text:p>
          </draw:text-box>
        </draw:frame>
        <draw:line draw:style-name="gr415" draw:text-style-name="P3" draw:layer="layout" svg:x1="26.365cm" svg:y1="20.598cm" svg:x2="27.609cm" svg:y2="20.598cm">
          <text:p/>
        </draw:line>
        <draw:frame draw:style-name="gr784" draw:text-style-name="P32" draw:layer="layout" svg:width="1.979cm" svg:height="0.882cm" svg:x="27.456cm" svg:y="20.197cm">
          <draw:text-box>
            <text:p text:style-name="P29"><text:span text:style-name="T19">signal</text:span></text:p>
          </draw:text-box>
        </draw:frame>
        <draw:line draw:style-name="gr415" draw:text-style-name="P3" draw:layer="layout" svg:x1="25.796cm" svg:y1="21.298cm" svg:x2="27.609cm" svg:y2="21.298cm">
          <text:p/>
        </draw:line>
        <draw:frame draw:style-name="gr784" draw:text-style-name="P32" draw:layer="layout" svg:width="1.979cm" svg:height="0.882cm" svg:x="27.456cm" svg:y="20.897cm">
          <draw:text-box>
            <text:p text:style-name="P29"><text:span text:style-name="T19">signal</text:span></text:p>
          </draw:text-box>
        </draw:frame>
        <draw:frame draw:style-name="gr785" draw:text-style-name="P32" draw:layer="layout" svg:width="2.411cm" svg:height="0.882cm" svg:x="23.351cm" svg:y="19.752cm">
          <draw:text-box>
            <text:p text:style-name="P29"><text:span text:style-name="T19">mapper</text:span></text:p>
          </draw:text-box>
        </draw:frame>
        <draw:rect draw:style-name="gr52" draw:text-style-name="P3" draw:layer="layout" svg:width="5.247cm" svg:height="1cm" svg:x="12.357cm" svg:y="42.926cm">
          <text:p text:style-name="P3">MemoryMapper</text:p>
        </draw:rect>
        <draw:rect draw:style-name="gr74" draw:text-style-name="P3" draw:layer="layout" svg:width="8.076cm" svg:height="1cm" svg:x="11.006cm" svg:y="46.227cm">
          <text:p text:style-name="P3">AvalonMMMemoryMapper</text:p>
        </draw:rect>
        <draw:line draw:style-name="gr53" draw:text-style-name="P3" draw:layer="layout" svg:x1="13.852cm" svg:y1="44.822cm" svg:x2="13.852cm" svg:y2="43.976cm">
          <text:p/>
        </draw:line>
        <draw:rect draw:style-name="gr74" draw:text-style-name="P3" draw:layer="layout" svg:width="7.5cm" svg:height="1cm" svg:x="6.689cm" svg:y="44.822cm">
          <text:p text:style-name="P3">Apb3MemoryMapper</text:p>
        </draw:rect>
        <draw:rect draw:style-name="gr74" draw:text-style-name="P3" draw:layer="layout" svg:width="7.5cm" svg:height="1cm" svg:x="15.757cm" svg:y="44.851cm">
          <text:p text:style-name="P3">AxiLite4MemoryMapper</text:p>
        </draw:rect>
        <draw:line draw:style-name="gr53" draw:text-style-name="P3" draw:layer="layout" svg:x1="14.982cm" svg:y1="46.227cm" svg:x2="14.983cm" svg:y2="43.976cm">
          <text:p/>
        </draw:line>
        <draw:line draw:style-name="gr53" draw:text-style-name="P3" draw:layer="layout" svg:x1="16.124cm" svg:y1="44.851cm" svg:x2="16.124cm" svg:y2="44.005cm">
          <text:p/>
        </draw:line>
        <draw:g>
          <draw:rect draw:style-name="gr3" draw:text-style-name="P3" draw:layer="layout" svg:width="0.5cm" svg:height="0.5cm" svg:x="39.184cm" svg:y="27.128cm">
            <text:p/>
          </draw:rect>
          <draw:frame draw:style-name="gr4" draw:text-style-name="P5" draw:layer="layout" svg:width="2.246cm" svg:height="0.725cm" svg:x="37.024cm" svg:y="26.996cm">
            <draw:text-box>
              <text:p text:style-name="P4"><text:span text:style-name="T3">I</text:span></text:p>
            </draw:text-box>
          </draw:frame>
        </draw:g>
        <draw:g>
          <draw:rect draw:style-name="gr17" draw:text-style-name="P3" draw:layer="layout" svg:width="0.5cm" svg:height="0.5cm" svg:x="22.808cm" svg:y="41.802cm">
            <text:p/>
          </draw:rect>
          <draw:frame draw:style-name="gr786" draw:text-style-name="P5" draw:layer="layout" svg:width="3.292cm" svg:height="0.725cm" svg:x="19.602cm" svg:y="41.67cm">
            <draw:text-box>
              <text:p text:style-name="P4"><text:span text:style-name="T3">iBusCommand</text:span></text:p>
            </draw:text-box>
          </draw:frame>
        </draw:g>
        <draw:custom-shape draw:style-name="gr32" draw:text-style-name="P75" draw:layer="layout" svg:width="1.828cm" svg:height="1.441cm" svg:x="32.17cm" svg:y="40.386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2.865cm" svg:height="2.259cm" svg:x="31.578cm" svg:y="42.72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33.152cm" svg:y1="41.858cm" svg:x2="33.151cm" svg:y2="42.72cm">
          <text:p/>
        </draw:line>
        <draw:line draw:style-name="gr748" draw:text-style-name="P3" draw:layer="layout" svg:x1="23.901cm" svg:y1="42.032cm" svg:x2="23.308cm" svg:y2="42.034cm">
          <text:p/>
        </draw:line>
        <draw:g>
          <draw:rect draw:style-name="gr3" draw:text-style-name="P3" draw:layer="layout" svg:width="0.5cm" svg:height="0.5cm" svg:x="22.816cm" svg:y="42.303cm">
            <text:p/>
          </draw:rect>
          <draw:frame draw:style-name="gr787" draw:text-style-name="P5" draw:layer="layout" svg:width="3.076cm" svg:height="0.725cm" svg:x="19.826cm" svg:y="42.171cm">
            <draw:text-box>
              <text:p text:style-name="P4"><text:span text:style-name="T3">iBusresponse</text:span></text:p>
            </draw:text-box>
          </draw:frame>
        </draw:g>
        <draw:line draw:style-name="gr748" draw:text-style-name="P3" draw:layer="layout" svg:x1="23.902cm" svg:y1="42.548cm" svg:x2="23.309cm" svg:y2="42.55cm">
          <text:p/>
        </draw:line>
        <draw:frame draw:style-name="gr433" draw:text-style-name="P32" draw:layer="layout" svg:width="1.912cm" svg:height="0.882cm" svg:x="32.175cm" svg:y="39.136cm">
          <draw:text-box>
            <text:p text:style-name="P29"><text:span text:style-name="T19">Fetch</text:span></text:p>
          </draw:text-box>
        </draw:frame>
        <draw:frame draw:style-name="gr361" draw:text-style-name="P32" draw:layer="layout" svg:width="2.445cm" svg:height="0.882cm" svg:x="35.679cm" svg:y="39.171cm">
          <draw:text-box>
            <text:p text:style-name="P29"><text:span text:style-name="T19">Decode</text:span></text:p>
          </draw:text-box>
        </draw:frame>
        <draw:frame draw:style-name="gr362" draw:text-style-name="P32" draw:layer="layout" svg:width="2.852cm" svg:height="0.882cm" svg:x="41.897cm" svg:y="39.139cm">
          <draw:text-box>
            <text:p text:style-name="P29"><text:span text:style-name="T19">Execute</text:span></text:p>
          </draw:text-box>
        </draw:frame>
        <draw:frame draw:style-name="gr449" draw:text-style-name="P32" draw:layer="layout" svg:width="3.004cm" svg:height="0.882cm" svg:x="53.013cm" svg:y="38.707cm">
          <draw:text-box>
            <text:p text:style-name="P29"><text:span text:style-name="T19">Writeback</text:span></text:p>
          </draw:text-box>
        </draw:frame>
        <draw:line draw:style-name="gr15" draw:text-style-name="P3" draw:layer="layout" svg:x1="52.445cm" svg:y1="39.593cm" svg:x2="52.445cm" svg:y2="44.519cm">
          <text:p/>
        </draw:line>
        <draw:line draw:style-name="gr15" draw:text-style-name="P3" draw:layer="layout" svg:x1="39.079cm" svg:y1="40.053cm" svg:x2="39.079cm" svg:y2="44.755cm">
          <text:p/>
        </draw:line>
        <draw:line draw:style-name="gr15" draw:text-style-name="P3" draw:layer="layout" svg:x1="34.979cm" svg:y1="40.053cm" svg:x2="34.979cm" svg:y2="44.755cm">
          <text:p/>
        </draw:line>
        <draw:rect draw:style-name="gr43" draw:text-style-name="P3" draw:layer="layout" svg:width="16.026cm" svg:height="9.342cm" svg:x="31.165cm" svg:y="39.139cm">
          <text:p/>
        </draw:rect>
        <draw:custom-shape draw:style-name="gr32" draw:text-style-name="P75" draw:layer="layout" svg:width="2.865cm" svg:height="2.259cm" svg:x="35.621cm" svg:y="42.72cm">
          <text:p text:style-name="P1"><text:span text:style-name="T81">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1.417cm" svg:height="1.118cm" svg:x="36.27cm" svg:y="40.821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36.997cm" svg:y1="42.848cm" svg:x2="36.978cm" svg:y2="41.939cm">
          <text:p/>
        </draw:line>
        <draw:line draw:style-name="gr365" draw:text-style-name="P3" draw:layer="layout" svg:x1="37.687cm" svg:y1="41.204cm" svg:x2="39.151cm" svg:y2="41.204cm">
          <text:p/>
        </draw:line>
        <draw:custom-shape draw:style-name="gr32" draw:text-style-name="P75" draw:layer="layout" svg:width="1.766cm" svg:height="1.393cm" svg:x="39.652cm" svg:y="42.848cm">
          <text:p text:style-name="P1"><text:span text:style-name="T81">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41.008cm" svg:y1="44.008cm" svg:x2="41.806cm" svg:y2="44.873cm">
          <text:p/>
        </draw:line>
        <draw:custom-shape draw:style-name="gr32" draw:text-style-name="P75" draw:layer="layout" svg:width="2.71cm" svg:height="1.393cm" svg:x="41.019cm" svg:y="41.084cm">
          <text:p text:style-name="P1"><text:span text:style-name="T8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1.567cm" svg:height="1.134cm" svg:x="41.546cm" svg:y="44.708cm">
          <text:p text:style-name="P1"><text:span text:style-name="T81">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21.009cm" svg:y="14.729cm">
            <text:p/>
          </draw:rect>
          <draw:frame draw:style-name="gr5" draw:text-style-name="P5" draw:layer="layout" svg:width="2.471cm" svg:height="0.725cm" svg:x="21.509cm" svg:y="14.597cm">
            <draw:text-box>
              <text:p text:style-name="P4"><text:span text:style-name="T3">apb</text:span></text:p>
            </draw:text-box>
          </draw:frame>
        </draw:g>
        <draw:line draw:style-name="gr415" draw:text-style-name="P3" draw:layer="layout" svg:x1="33.009cm" svg:y1="44.979cm" svg:x2="33.001cm" svg:y2="45.982cm">
          <text:p/>
        </draw:line>
        <draw:frame draw:style-name="gr788" draw:text-style-name="P32" draw:layer="layout" svg:width="4.05cm" svg:height="0.882cm" svg:x="31.032cm" svg:y="46.146cm">
          <draw:text-box>
            <text:p text:style-name="P29"><text:span text:style-name="T19">instructionBus</text:span></text:p>
          </draw:text-box>
        </draw:frame>
        <draw:line draw:style-name="gr415" draw:text-style-name="P3" draw:layer="layout" svg:x1="42.327cm" svg:y1="45.879cm" svg:x2="42.319cm" svg:y2="46.882cm">
          <text:p/>
        </draw:line>
        <draw:frame draw:style-name="gr789" draw:text-style-name="P32" draw:layer="layout" svg:width="2.665cm" svg:height="0.882cm" svg:x="41.042cm" svg:y="47.046cm">
          <draw:text-box>
            <text:p text:style-name="P29"><text:span text:style-name="T19">DataBus</text:span></text:p>
          </draw:text-box>
        </draw:frame>
        <draw:line draw:style-name="gr365" draw:text-style-name="P3" draw:layer="layout" svg:x1="40.989cm" svg:y1="43.989cm" svg:x2="41.787cm" svg:y2="44.854cm">
          <text:p/>
        </draw:line>
        <draw:line draw:style-name="gr365" draw:text-style-name="P3" draw:layer="layout" svg:x1="41.418cm" svg:y1="43.547cm" svg:x2="42.704cm" svg:y2="43.547cm">
          <text:p/>
        </draw:line>
        <draw:line draw:style-name="gr365" draw:text-style-name="P3" draw:layer="layout" svg:x1="42.739cm" svg:y1="44.708cm" svg:x2="43.203cm" svg:y2="44.047cm">
          <text:p/>
        </draw:line>
        <draw:custom-shape draw:style-name="gr790" draw:text-style-name="P75" draw:layer="layout" svg:width="1.417cm" svg:height="1.118cm" svg:x="42.602cm" svg:y="43.039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41.096cm" svg:y1="42.848cm" svg:x2="41.55cm" svg:y2="42.273cm">
          <text:p/>
        </draw:line>
        <draw:custom-shape draw:style-name="gr32" draw:text-style-name="P75" draw:layer="layout" svg:width="1.771cm" svg:height="1.321cm" svg:x="44.557cm" svg:y="44.248cm">
          <text:p text:style-name="P1"><text:span text:style-name="T81">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45.421cm" svg:y1="46.566cm" svg:x2="45.421cm" svg:y2="45.569cm">
          <text:p/>
        </draw:line>
        <draw:frame draw:style-name="gr791" draw:text-style-name="P32" draw:layer="layout" svg:width="2.598cm" svg:height="0.882cm" svg:x="44.081cm" svg:y="46.603cm">
          <draw:text-box>
            <text:p text:style-name="P29"><text:span text:style-name="T19">Interrupt</text:span></text:p>
          </draw:text-box>
        </draw:frame>
        <draw:custom-shape draw:style-name="gr790" draw:text-style-name="P75" draw:layer="layout" svg:width="1.828cm" svg:height="1.441cm" svg:x="44.671cm" svg:y="41.354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43.729cm" svg:y1="41.789cm" svg:x2="44.671cm" svg:y2="41.829cm">
          <text:p/>
        </draw:line>
        <draw:line draw:style-name="gr365" draw:text-style-name="P3" draw:layer="layout" svg:x1="45.386cm" svg:y1="44.248cm" svg:x2="45.38cm" svg:y2="42.795cm">
          <text:p/>
        </draw:line>
        <draw:custom-shape draw:style-name="gr32" draw:text-style-name="P75" draw:layer="layout" svg:width="2.457cm" svg:height="1.169cm" svg:x="35.264cm" svg:y="45.278cm">
          <text:p text:style-name="P1"><text:span text:style-name="T81">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3" draw:layer="layout" svg:x1="36.549cm" svg:y1="46.447cm" svg:x2="36.541cm" svg:y2="47.45cm">
          <text:p/>
        </draw:line>
        <draw:frame draw:style-name="gr361" draw:text-style-name="P32" draw:layer="layout" svg:width="2.445cm" svg:height="0.882cm" svg:x="35.374cm" svg:y="47.614cm">
          <draw:text-box>
            <text:p text:style-name="P29"><text:span text:style-name="T19">JTAG</text:span></text:p>
          </draw:text-box>
        </draw:frame>
        <draw:line draw:style-name="gr365" draw:text-style-name="P3" draw:layer="layout" svg:x1="35.52cm" svg:y1="45.538cm" svg:x2="33.952cm" svg:y2="44.569cm">
          <text:p/>
        </draw:line>
        <draw:custom-shape draw:style-name="gr790" draw:text-style-name="P75" draw:layer="layout" svg:width="1.417cm" svg:height="1.118cm" svg:x="38.527cm" svg:y="45.278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38.527cm" svg:y1="45.844cm" svg:x2="37.721cm" svg:y2="45.841cm">
          <text:p/>
        </draw:line>
        <draw:g>
          <draw:g>
            <draw:rect draw:style-name="gr2" draw:text-style-name="P3" draw:layer="layout" svg:width="0.484cm" svg:height="0.848cm" svg:x="38.817cm" svg:y="43.219cm">
              <text:p/>
            </draw:rect>
            <draw:custom-shape draw:style-name="gr41" draw:text-style-name="P13" draw:layer="layout" svg:width="0.145cm" svg:height="0.145cm" draw:transform="rotate (-1.57079632679579) translate (38.962cm 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803cm" svg:y="40.839cm">
              <text:p/>
            </draw:rect>
            <draw:custom-shape draw:style-name="gr41" draw:text-style-name="P13" draw:layer="layout" svg:width="0.145cm" svg:height="0.145cm" draw:transform="rotate (-1.57079632679579) translate (38.948cm 41.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773cm" svg:y="43.482cm">
              <text:p/>
            </draw:rect>
            <draw:custom-shape draw:style-name="gr41" draw:text-style-name="P13" draw:layer="layout" svg:width="0.145cm" svg:height="0.145cm" draw:transform="rotate (-1.57079632679579) translate (34.918cm 44.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48" draw:text-style-name="P3" draw:layer="layout" svg:x1="39.323cm" svg:y1="41.256cm" svg:x2="40.233cm" svg:y2="42.943cm">
          <text:p/>
        </draw:line>
        <draw:frame draw:style-name="gr792" draw:text-style-name="P62" draw:layer="layout" svg:width="3.4cm" svg:height="0.818cm" svg:x="16.5cm" svg:y="33.482cm">
          <draw:text-box>
            <text:p text:style-name="P40"><text:span text:style-name="T56">Execution</text:span></text:p>
          </draw:text-box>
        </draw:frame>
        <draw:frame draw:style-name="gr793" draw:text-style-name="P62" draw:layer="layout" svg:width="3.4cm" svg:height="0.818cm" svg:x="16.4cm" svg:y="35cm">
          <draw:text-box>
            <text:p text:style-name="P40"><text:span text:style-name="T56">Netlist flush</text:span></text:p>
          </draw:text-box>
        </draw:frame>
        <draw:g>
          <draw:g>
            <draw:rect draw:style-name="gr2" draw:text-style-name="P3" draw:layer="layout" svg:width="1.008cm" svg:height="1.705cm" svg:x="11.54cm" svg:y="11.295cm">
              <text:p/>
            </draw:rect>
            <draw:custom-shape draw:style-name="gr41" draw:text-style-name="P13" draw:layer="layout" svg:width="0.302cm" svg:height="0.302cm" draw:transform="rotate (-1.57079632679579) translate (11.842cm 12.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94" draw:text-style-name="P5" draw:layer="layout" svg:width="0.813cm" svg:height="0.731cm" svg:x="11.382cm" svg:y="11.317cm">
            <draw:text-box>
              <text:p text:style-name="P4"><text:span text:style-name="T3">D</text:span></text:p>
            </draw:text-box>
          </draw:frame>
          <draw:frame draw:style-name="gr795" draw:text-style-name="P5" draw:layer="layout" svg:width="0.838cm" svg:height="0.731cm" svg:x="11.887cm" svg:y="11.318cm">
            <draw:text-box>
              <text:p text:style-name="P4"><text:span text:style-name="T3">Q</text:span></text:p>
            </draw:text-box>
          </draw:frame>
        </draw:g>
        <draw:frame draw:style-name="gr96" draw:text-style-name="P5" draw:layer="layout" svg:width="0.786cm" svg:height="0.725cm" svg:x="11.408cm" svg:y="11.767cm">
          <draw:text-box>
            <text:p text:style-name="P4"><text:span text:style-name="T3">E</text:span></text:p>
          </draw:text-box>
        </draw:frame>
        <draw:line draw:style-name="gr82" draw:text-style-name="P3" draw:layer="layout" svg:x1="10.965cm" svg:y1="12.088cm" svg:x2="11.5cm" svg:y2="12.088cm">
          <text:p/>
        </draw:line>
        <draw:frame draw:style-name="gr96" draw:text-style-name="P5" draw:layer="layout" svg:width="0.786cm" svg:height="0.725cm" svg:x="11.408cm" svg:y="11.767cm">
          <draw:text-box>
            <text:p text:style-name="P4"><text:span text:style-name="T3">E</text:span></text:p>
          </draw:text-box>
        </draw:frame>
        <draw:line draw:style-name="gr82" draw:text-style-name="P3" draw:layer="layout" svg:x1="12.565cm" svg:y1="11.661cm" svg:x2="13.1cm" svg:y2="11.661cm">
          <text:p/>
        </draw:line>
        <draw:line draw:style-name="gr82" draw:text-style-name="P3" draw:layer="layout" svg:x1="10.966cm" svg:y1="11.661cm" svg:x2="11.501cm" svg:y2="11.661cm">
          <text:p/>
        </draw:line>
        <draw:line draw:style-name="gr82" draw:text-style-name="P3" draw:layer="layout" svg:x1="12.565cm" svg:y1="11.661cm" svg:x2="13.1cm" svg:y2="11.661cm">
          <text:p/>
        </draw:line>
        <draw:frame draw:style-name="gr90" draw:text-style-name="P5" draw:layer="layout" svg:width="1.281cm" svg:height="0.725cm" svg:x="10.311cm" svg:y="12.276cm">
          <draw:text-box>
            <text:p text:style-name="P4"><text:span text:style-name="T3">clk</text:span></text:p>
          </draw:text-box>
        </draw:frame>
        <draw:line draw:style-name="gr82" draw:text-style-name="P3" draw:layer="layout" svg:x1="11.311cm" svg:y1="12.622cm" svg:x2="11.592cm" svg:y2="12.622cm">
          <text:p/>
        </draw:line>
        <draw:line draw:style-name="gr82" draw:text-style-name="P3" draw:layer="layout" svg:x1="11.311cm" svg:y1="12.622cm" svg:x2="11.592cm" svg:y2="12.622cm">
          <text:p/>
        </draw:line>
        <draw:frame draw:style-name="gr796" draw:text-style-name="P62" draw:layer="layout" svg:width="1.882cm" svg:height="0.818cm" svg:x="11.101cm" svg:y="10.6cm">
          <draw:text-box>
            <text:p text:style-name="P40"><text:span text:style-name="T56">driver</text:span></text:p>
          </draw:text-box>
        </draw:frame>
        <draw:frame draw:style-name="gr797" draw:text-style-name="P62" draw:layer="layout" svg:width="1.878cm" svg:height="0.818cm" svg:x="13.001cm" svg:y="11.282cm">
          <draw:text-box>
            <text:p text:style-name="P40"><text:span text:style-name="T56">target</text:span></text:p>
          </draw:text-box>
        </draw:frame>
        <draw:frame draw:style-name="gr798" draw:text-style-name="P32" draw:layer="layout" svg:width="1.412cm" svg:height="0.882cm" svg:x="8.388cm" svg:y="11.418cm">
          <draw:text-box>
            <text:p text:style-name="P29"><text:span text:style-name="T19">bus</text:span></text:p>
          </draw:text-box>
        </draw:frame>
        <draw:custom-shape draw:style-name="gr42" draw:text-style-name="P75" draw:layer="layout" svg:width="1.1cm" svg:height="0.9cm" svg:x="10.1cm" svg:y="1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3" draw:layer="layout" svg:x1="9.565cm" svg:y1="11.9cm" svg:x2="10.1cm" svg:y2="11.9cm">
          <text:p/>
        </draw:line>
        <draw:path draw:style-name="gr94" draw:text-style-name="P54" draw:layer="layout" svg:width="0.987cm" svg:height="0.987cm" svg:x="28.837cm" svg:y="32.216cm" svg:viewBox="0 0 988 988" svg:d="M494 0c281 0 494 213 494 494s-213 494-494 494-494-213-494-494 213-494 494-494z">
          <text:p text:style-name="P3"><text:span text:style-name="T48">+</text:span></text:p>
        </draw:path>
        <draw:line draw:style-name="gr82" draw:text-style-name="P3" draw:layer="layout" svg:x1="28.357cm" svg:y1="32.461cm" svg:x2="28.892cm" svg:y2="32.461cm">
          <text:p/>
        </draw:line>
        <draw:frame draw:style-name="gr799" draw:text-style-name="P62" draw:layer="layout" svg:width="4.388cm" svg:height="0.818cm" svg:x="24.057cm" svg:y="32cm">
          <draw:text-box>
            <text:p text:style-name="P40"><text:span text:style-name="T56">RS1(7 downto 0)</text:span></text:p>
          </draw:text-box>
        </draw:frame>
        <draw:line draw:style-name="gr82" draw:text-style-name="P3" draw:layer="layout" svg:x1="28.346cm" svg:y1="32.977cm" svg:x2="28.881cm" svg:y2="32.977cm">
          <text:p/>
        </draw:line>
        <draw:frame draw:style-name="gr800" draw:text-style-name="P62" draw:layer="layout" svg:width="4.388cm" svg:height="0.818cm" svg:x="24.046cm" svg:y="32.516cm">
          <draw:text-box>
            <text:p text:style-name="P40"><text:span text:style-name="T56">RS2(7 downto 0)</text:span></text:p>
          </draw:text-box>
        </draw:frame>
        <draw:line draw:style-name="gr82" draw:text-style-name="P3" draw:layer="layout" svg:x1="29.79cm" svg:y1="32.716cm" svg:x2="30.325cm" svg:y2="32.716cm">
          <text:p/>
        </draw:line>
        <draw:frame draw:style-name="gr801" draw:text-style-name="P62" draw:layer="layout" svg:width="4.138cm" svg:height="0.818cm" svg:x="30.162cm" svg:y="32.316cm">
          <draw:text-box>
            <text:p text:style-name="P40"><text:span text:style-name="T56">RD(7 downto 0)</text:span></text:p>
          </draw:text-box>
        </draw:frame>
        <draw:path draw:style-name="gr94" draw:text-style-name="P54" draw:layer="layout" svg:width="0.987cm" svg:height="0.987cm" svg:x="28.837cm" svg:y="33.416cm" svg:viewBox="0 0 988 988" svg:d="M494 0c281 0 494 213 494 494s-213 494-494 494-494-213-494-494 213-494 494-494z">
          <text:p text:style-name="P3"><text:span text:style-name="T48">+</text:span></text:p>
        </draw:path>
        <draw:line draw:style-name="gr82" draw:text-style-name="P3" draw:layer="layout" svg:x1="28.357cm" svg:y1="33.661cm" svg:x2="28.892cm" svg:y2="33.661cm">
          <text:p/>
        </draw:line>
        <draw:frame draw:style-name="gr802" draw:text-style-name="P62" draw:layer="layout" svg:width="4.803cm" svg:height="0.818cm" svg:x="23.75cm" svg:y="33.2cm">
          <draw:text-box>
            <text:p text:style-name="P40"><text:span text:style-name="T56">RS1(15 downto <text:s/>8)</text:span></text:p>
          </draw:text-box>
        </draw:frame>
        <draw:line draw:style-name="gr82" draw:text-style-name="P3" draw:layer="layout" svg:x1="28.346cm" svg:y1="34.177cm" svg:x2="28.881cm" svg:y2="34.177cm">
          <text:p/>
        </draw:line>
        <draw:frame draw:style-name="gr803" draw:text-style-name="P62" draw:layer="layout" svg:width="4.803cm" svg:height="0.818cm" svg:x="23.739cm" svg:y="33.716cm">
          <draw:text-box>
            <text:p text:style-name="P40"><text:span text:style-name="T56">RS2(15 downto <text:s/>8)</text:span></text:p>
          </draw:text-box>
        </draw:frame>
        <draw:line draw:style-name="gr82" draw:text-style-name="P3" draw:layer="layout" svg:x1="29.79cm" svg:y1="33.916cm" svg:x2="30.325cm" svg:y2="33.916cm">
          <text:p/>
        </draw:line>
        <draw:frame draw:style-name="gr804" draw:text-style-name="P62" draw:layer="layout" svg:width="4.414cm" svg:height="0.818cm" svg:x="30.176cm" svg:y="33.516cm">
          <draw:text-box>
            <text:p text:style-name="P40"><text:span text:style-name="T56">RD(15 downto 8)</text:span></text:p>
          </draw:text-box>
        </draw:frame>
        <draw:path draw:style-name="gr94" draw:text-style-name="P54" draw:layer="layout" svg:width="0.987cm" svg:height="0.987cm" svg:x="28.828cm" svg:y="34.616cm" svg:viewBox="0 0 988 988" svg:d="M494 0c281 0 494 213 494 494s-213 494-494 494-494-213-494-494 213-494 494-494z">
          <text:p text:style-name="P3"><text:span text:style-name="T48">+</text:span></text:p>
        </draw:path>
        <draw:line draw:style-name="gr82" draw:text-style-name="P3" draw:layer="layout" svg:x1="28.348cm" svg:y1="34.861cm" svg:x2="28.883cm" svg:y2="34.861cm">
          <text:p/>
        </draw:line>
        <draw:frame draw:style-name="gr805" draw:text-style-name="P62" draw:layer="layout" svg:width="4.939cm" svg:height="0.818cm" svg:x="23.573cm" svg:y="34.4cm">
          <draw:text-box>
            <text:p text:style-name="P40"><text:span text:style-name="T56">RS1(23 downto 15)</text:span></text:p>
          </draw:text-box>
        </draw:frame>
        <draw:line draw:style-name="gr82" draw:text-style-name="P3" draw:layer="layout" svg:x1="28.337cm" svg:y1="35.377cm" svg:x2="28.872cm" svg:y2="35.377cm">
          <text:p/>
        </draw:line>
        <draw:frame draw:style-name="gr806" draw:text-style-name="P62" draw:layer="layout" svg:width="4.939cm" svg:height="0.818cm" svg:x="23.562cm" svg:y="34.916cm">
          <draw:text-box>
            <text:p text:style-name="P40"><text:span text:style-name="T56">RS2(23 downto 15)</text:span></text:p>
          </draw:text-box>
        </draw:frame>
        <draw:line draw:style-name="gr82" draw:text-style-name="P3" draw:layer="layout" svg:x1="29.781cm" svg:y1="35.116cm" svg:x2="30.316cm" svg:y2="35.116cm">
          <text:p/>
        </draw:line>
        <draw:frame draw:style-name="gr807" draw:text-style-name="P62" draw:layer="layout" svg:width="4.689cm" svg:height="0.818cm" svg:x="30.13cm" svg:y="34.716cm">
          <draw:text-box>
            <text:p text:style-name="P40"><text:span text:style-name="T56">RD(23 downto 15)</text:span></text:p>
          </draw:text-box>
        </draw:frame>
        <draw:path draw:style-name="gr94" draw:text-style-name="P54" draw:layer="layout" svg:width="0.987cm" svg:height="0.987cm" svg:x="28.829cm" svg:y="35.816cm" svg:viewBox="0 0 988 988" svg:d="M494 0c281 0 494 213 494 494s-213 494-494 494-494-213-494-494 213-494 494-494z">
          <text:p text:style-name="P3"><text:span text:style-name="T48">+</text:span></text:p>
        </draw:path>
        <draw:line draw:style-name="gr82" draw:text-style-name="P3" draw:layer="layout" svg:x1="28.349cm" svg:y1="36.061cm" svg:x2="28.884cm" svg:y2="36.061cm">
          <text:p/>
        </draw:line>
        <draw:frame draw:style-name="gr808" draw:text-style-name="P62" draw:layer="layout" svg:width="4.939cm" svg:height="0.818cm" svg:x="23.574cm" svg:y="35.6cm">
          <draw:text-box>
            <text:p text:style-name="P40"><text:span text:style-name="T56">RS1(31 downto 24)</text:span></text:p>
          </draw:text-box>
        </draw:frame>
        <draw:line draw:style-name="gr82" draw:text-style-name="P3" draw:layer="layout" svg:x1="28.338cm" svg:y1="36.577cm" svg:x2="28.873cm" svg:y2="36.577cm">
          <text:p/>
        </draw:line>
        <draw:frame draw:style-name="gr809" draw:text-style-name="P62" draw:layer="layout" svg:width="4.939cm" svg:height="0.818cm" svg:x="23.563cm" svg:y="36.116cm">
          <draw:text-box>
            <text:p text:style-name="P40"><text:span text:style-name="T56">RS2(31 downto 24)</text:span></text:p>
          </draw:text-box>
        </draw:frame>
        <draw:line draw:style-name="gr82" draw:text-style-name="P3" draw:layer="layout" svg:x1="29.782cm" svg:y1="36.316cm" svg:x2="30.317cm" svg:y2="36.316cm">
          <text:p/>
        </draw:line>
        <draw:frame draw:style-name="gr810" draw:text-style-name="P62" draw:layer="layout" svg:width="4.689cm" svg:height="0.818cm" svg:x="30.131cm" svg:y="35.916cm">
          <draw:text-box>
            <text:p text:style-name="P40"><text:span text:style-name="T56">RD(23 downto 15)</text:span></text:p>
          </draw:text-box>
        </draw:frame>
        <draw:rect draw:style-name="gr46" draw:text-style-name="P3" draw:layer="layout" svg:width="1.915cm" svg:height="1cm" svg:x="23.185cm" svg:y="53.6cm">
          <text:p text:style-name="P3">0x00</text:p>
        </draw:rect>
        <draw:rect draw:style-name="gr46" draw:text-style-name="P3" draw:layer="layout" svg:width="6.087cm" svg:height="1cm" svg:x="25.085cm" svg:y="52.6cm">
          <text:p text:style-name="P3">Value</text:p>
        </draw:rect>
        <draw:rect draw:style-name="gr46" draw:text-style-name="P3" draw:layer="layout" svg:width="1.915cm" svg:height="1cm" svg:x="23.2cm" svg:y="52.6cm">
          <text:p text:style-name="P3">Key</text:p>
        </draw:rect>
        <draw:rect draw:style-name="gr46" draw:text-style-name="P3" draw:layer="layout" svg:width="1.915cm" svg:height="1cm" svg:x="23.186cm" svg:y="54.6cm">
          <text:p text:style-name="P3">0x04</text:p>
        </draw:rect>
        <draw:rect draw:style-name="gr46" draw:text-style-name="P3" draw:layer="layout" svg:width="1.915cm" svg:height="1cm" svg:x="23.186cm" svg:y="55.6cm">
          <text:p text:style-name="P3">0x08</text:p>
        </draw:rect>
        <draw:rect draw:style-name="gr46" draw:text-style-name="P10" draw:layer="layout" svg:width="6.087cm" svg:height="1cm" svg:x="25.111cm" svg:y="53.6cm">
          <text:p text:style-name="P10">WriteAccess(a)</text:p>
        </draw:rect>
        <draw:rect draw:style-name="gr46" draw:text-style-name="P10" draw:layer="layout" svg:width="6.087cm" svg:height="1cm" svg:x="25.112cm" svg:y="54.6cm">
          <text:p text:style-name="P10">WriteAccess(b)</text:p>
        </draw:rect>
        <draw:rect draw:style-name="gr46" draw:text-style-name="P10" draw:layer="layout" svg:width="6.087cm" svg:height="1cm" svg:x="25.113cm" svg:y="55.6cm">
          <text:p text:style-name="P10">ReadAccess(result)</text:p>
        </draw:rect>
        <draw:rect draw:style-name="gr46" draw:text-style-name="P3" draw:layer="layout" svg:width="1.915cm" svg:height="1cm" svg:x="21.885cm" svg:y="61.2cm">
          <text:p text:style-name="P3">0</text:p>
        </draw:rect>
        <draw:rect draw:style-name="gr46" draw:text-style-name="P3" draw:layer="layout" svg:width="10.967cm" svg:height="1cm" svg:x="23.785cm" svg:y="60.2cm">
          <text:p text:style-name="P3">Value</text:p>
        </draw:rect>
        <draw:rect draw:style-name="gr46" draw:text-style-name="P3" draw:layer="layout" svg:width="1.915cm" svg:height="1cm" svg:x="21.9cm" svg:y="60.2cm">
          <text:p text:style-name="P3">Index</text:p>
        </draw:rect>
        <draw:rect draw:style-name="gr46" draw:text-style-name="P3" draw:layer="layout" svg:width="1.915cm" svg:height="1cm" svg:x="21.886cm" svg:y="62.2cm">
          <text:p text:style-name="P3">1</text:p>
        </draw:rect>
        <draw:rect draw:style-name="gr46" draw:text-style-name="P10" draw:layer="layout" svg:width="10.967cm" svg:height="1cm" svg:x="23.831cm" svg:y="61.2cm">
          <text:p text:style-name="P10">SpecElement(condA, result, U(42))</text:p>
        </draw:rect>
        <draw:rect draw:style-name="gr46" draw:text-style-name="P10" draw:layer="layout" svg:width="10.967cm" svg:height="1cm" svg:x="23.833cm" svg:y="62.2cm">
          <text:p text:style-name="P10">SpecElement(condB, result, U(255))</text:p>
        </draw:rect>
        <draw:line draw:style-name="gr82" draw:text-style-name="P3" draw:layer="layout" svg:x1="36cm" svg:y1="36.057cm" svg:x2="37.4cm" svg:y2="36.057cm">
          <text:p/>
        </draw:line>
        <draw:line draw:style-name="gr82" draw:text-style-name="P3" draw:layer="layout" svg:x1="36.6cm" svg:y1="36.6cm" svg:x2="37.4cm" svg:y2="36.6cm">
          <text:p/>
        </draw:line>
        <draw:line draw:style-name="gr82" draw:text-style-name="P3" draw:layer="layout" svg:x1="35.9cm" svg:y1="30.1cm" svg:x2="36cm" svg:y2="36.1cm">
          <text:p/>
        </draw:line>
        <draw:frame draw:style-name="gr811" draw:text-style-name="P62" draw:layer="layout" svg:width="1.463cm" svg:height="0.818cm" svg:x="35.203cm" svg:y="29.282cm">
          <draw:text-box>
            <text:p text:style-name="P40"><text:span text:style-name="T56">RS1</text:span></text:p>
          </draw:text-box>
        </draw:frame>
        <draw:line draw:style-name="gr82" draw:text-style-name="P3" draw:layer="layout" svg:x1="36.487cm" svg:y1="30.6cm" svg:x2="36.6cm" svg:y2="36.6cm">
          <text:p/>
        </draw:line>
        <draw:frame draw:style-name="gr812" draw:text-style-name="P76" draw:layer="layout" svg:width="1.637cm" svg:height="0.818cm" svg:x="36.859cm" svg:y="35.1cm">
          <draw:text-box>
            <text:p text:style-name="P40"><text:span text:style-name="T82">[31:24]</text:span></text:p>
          </draw:text-box>
        </draw:frame>
        <draw:frame draw:style-name="gr813" draw:text-style-name="P62" draw:layer="layout" svg:width="1.331cm" svg:height="0.818cm" svg:x="38.303cm" svg:y="37cm">
          <draw:text-box>
            <text:p text:style-name="P40"><text:span text:style-name="T56">RD</text:span></text:p>
          </draw:text-box>
        </draw:frame>
        <draw:line draw:style-name="gr82" draw:text-style-name="P3" draw:layer="layout" svg:x1="38.9cm" svg:y1="31.5cm" svg:x2="39cm" svg:y2="37cm">
          <text:p/>
        </draw:line>
        <draw:frame draw:style-name="gr814" draw:text-style-name="P62" draw:layer="layout" svg:width="1.463cm" svg:height="0.818cm" svg:x="35.837cm" svg:y="29.782cm">
          <draw:text-box>
            <text:p text:style-name="P40"><text:span text:style-name="T56">RS2</text:span></text:p>
          </draw:text-box>
        </draw:frame>
        <draw:path draw:style-name="gr94" draw:text-style-name="P54" draw:layer="layout" svg:width="0.987cm" svg:height="0.987cm" svg:x="37.192cm" svg:y="35.812cm" svg:viewBox="0 0 988 988" svg:d="M494 0c281 0 494 213 494 494s-213 494-494 494-494-213-494-494 213-494 494-494z">
          <text:p text:style-name="P3"><text:span text:style-name="T48">+</text:span></text:p>
        </draw:path>
        <draw:line draw:style-name="gr82" draw:text-style-name="P3" draw:layer="layout" svg:x1="38.2cm" svg:y1="36.3cm" svg:x2="39cm" svg:y2="36.3cm">
          <text:p/>
        </draw:line>
        <draw:line draw:style-name="gr82" draw:text-style-name="P3" draw:layer="layout" svg:x1="35.984cm" svg:y1="34.477cm" svg:x2="37.384cm" svg:y2="34.477cm">
          <text:p/>
        </draw:line>
        <draw:line draw:style-name="gr82" draw:text-style-name="P3" draw:layer="layout" svg:x1="36.584cm" svg:y1="35.02cm" svg:x2="37.384cm" svg:y2="35.02cm">
          <text:p/>
        </draw:line>
        <draw:frame draw:style-name="gr815" draw:text-style-name="P76" draw:layer="layout" svg:width="1.637cm" svg:height="0.818cm" svg:x="36.843cm" svg:y="33.52cm">
          <draw:text-box>
            <text:p text:style-name="P40"><text:span text:style-name="T82">[23:16]</text:span></text:p>
          </draw:text-box>
        </draw:frame>
        <draw:path draw:style-name="gr94" draw:text-style-name="P54" draw:layer="layout" svg:width="0.987cm" svg:height="0.987cm" svg:x="37.176cm" svg:y="34.232cm" svg:viewBox="0 0 988 988" svg:d="M494 0c281 0 494 213 494 494s-213 494-494 494-494-213-494-494 213-494 494-494z">
          <text:p text:style-name="P3"><text:span text:style-name="T48">+</text:span></text:p>
        </draw:path>
        <draw:line draw:style-name="gr82" draw:text-style-name="P3" draw:layer="layout" svg:x1="38.184cm" svg:y1="34.72cm" svg:x2="38.984cm" svg:y2="34.72cm">
          <text:p/>
        </draw:line>
        <draw:line draw:style-name="gr82" draw:text-style-name="P3" draw:layer="layout" svg:x1="35.968cm" svg:y1="32.877cm" svg:x2="37.368cm" svg:y2="32.877cm">
          <text:p/>
        </draw:line>
        <draw:line draw:style-name="gr82" draw:text-style-name="P3" draw:layer="layout" svg:x1="36.552cm" svg:y1="33.42cm" svg:x2="37.352cm" svg:y2="33.42cm">
          <text:p/>
        </draw:line>
        <draw:frame draw:style-name="gr816" draw:text-style-name="P76" draw:layer="layout" svg:width="1.442cm" svg:height="0.818cm" svg:x="36.924cm" svg:y="31.92cm">
          <draw:text-box>
            <text:p text:style-name="P40"><text:span text:style-name="T82">[15:8]</text:span></text:p>
          </draw:text-box>
        </draw:frame>
        <draw:path draw:style-name="gr94" draw:text-style-name="P54" draw:layer="layout" svg:width="0.987cm" svg:height="0.987cm" svg:x="37.16cm" svg:y="32.632cm" svg:viewBox="0 0 988 988" svg:d="M494 0c281 0 494 213 494 494s-213 494-494 494-494-213-494-494 213-494 494-494z">
          <text:p text:style-name="P3"><text:span text:style-name="T48">+</text:span></text:p>
        </draw:path>
        <draw:line draw:style-name="gr82" draw:text-style-name="P3" draw:layer="layout" svg:x1="38.168cm" svg:y1="33.12cm" svg:x2="38.968cm" svg:y2="33.12cm">
          <text:p/>
        </draw:line>
        <draw:line draw:style-name="gr82" draw:text-style-name="P3" draw:layer="layout" svg:x1="35.936cm" svg:y1="31.277cm" svg:x2="37.336cm" svg:y2="31.277cm">
          <text:p/>
        </draw:line>
        <draw:line draw:style-name="gr82" draw:text-style-name="P3" draw:layer="layout" svg:x1="36.536cm" svg:y1="31.82cm" svg:x2="37.336cm" svg:y2="31.82cm">
          <text:p/>
        </draw:line>
        <draw:frame draw:style-name="gr817" draw:text-style-name="P76" draw:layer="layout" svg:width="1.247cm" svg:height="0.818cm" svg:x="36.989cm" svg:y="30.32cm">
          <draw:text-box>
            <text:p text:style-name="P40"><text:span text:style-name="T82">[7:0]</text:span></text:p>
          </draw:text-box>
        </draw:frame>
        <draw:path draw:style-name="gr94" draw:text-style-name="P54" draw:layer="layout" svg:width="0.987cm" svg:height="0.987cm" svg:x="37.128cm" svg:y="31.032cm" svg:viewBox="0 0 988 988" svg:d="M494 0c281 0 494 213 494 494s-213 494-494 494-494-213-494-494 213-494 494-494z">
          <text:p text:style-name="P3"><text:span text:style-name="T48">+</text:span></text:p>
        </draw:path>
        <draw:line draw:style-name="gr82" draw:text-style-name="P3" draw:layer="layout" svg:x1="38.136cm" svg:y1="31.52cm" svg:x2="38.936cm" svg:y2="31.52cm">
          <text:p/>
        </draw:line>
        <draw:frame draw:style-name="gr818" draw:layer="layout" svg:width="9.866cm" svg:height="3.1cm" svg:x="37.7cm" svg:y="54.2cm">
          <draw:text-box>
            <text:p>//Instruction encoding :</text:p>
            <text:p>//0000011----------000-----0110011</text:p>
            <text:p>// <text:s text:c="6"/>|RS2||RS1| <text:s text:c="2"/>|RD |</text:p>
            <text:p>//</text:p>
          </draw:text-box>
        </draw:frame>
        <draw:rect draw:style-name="gr46" draw:text-style-name="P3" draw:layer="layout" svg:width="2.615cm" svg:height="1cm" svg:x="36.985cm" svg:y="59.9cm">
          <text:p>0000011</text:p>
        </draw:rect>
        <draw:rect draw:style-name="gr46" draw:text-style-name="P3" draw:layer="layout" svg:width="1.7cm" svg:height="1cm" svg:x="39.6cm" svg:y="59.9cm">
          <text:p>RS2</text:p>
        </draw:rect>
        <draw:rect draw:style-name="gr46" draw:text-style-name="P3" draw:layer="layout" svg:width="1.7cm" svg:height="1cm" svg:x="41.3cm" svg:y="59.9cm">
          <text:p>RS1</text:p>
        </draw:rect>
        <draw:frame draw:style-name="gr819" draw:text-style-name="P32" draw:layer="layout" svg:width="1.129cm" svg:height="0.882cm" svg:x="36.636cm" svg:y="59cm">
          <draw:text-box>
            <text:p text:style-name="P29"><text:span text:style-name="T19">31</text:span></text:p>
          </draw:text-box>
        </draw:frame>
        <draw:frame draw:style-name="gr819" draw:text-style-name="P32" draw:layer="layout" svg:width="1.129cm" svg:height="0.882cm" svg:x="38.7cm" svg:y="59.018cm">
          <draw:text-box>
            <text:p text:style-name="P29"><text:span text:style-name="T19">25</text:span></text:p>
          </draw:text-box>
        </draw:frame>
        <draw:frame draw:style-name="gr819" draw:text-style-name="P32" draw:layer="layout" svg:width="1.129cm" svg:height="0.882cm" svg:x="38.701cm" svg:y="59.018cm">
          <draw:text-box>
            <text:p text:style-name="P29"><text:span text:style-name="T19">25</text:span></text:p>
          </draw:text-box>
        </draw:frame>
        <draw:frame draw:style-name="gr819" draw:text-style-name="P32" draw:layer="layout" svg:width="1.129cm" svg:height="0.882cm" svg:x="40.3cm" svg:y="59cm">
          <draw:text-box>
            <text:p text:style-name="P29"><text:span text:style-name="T19">20</text:span></text:p>
          </draw:text-box>
        </draw:frame>
        <draw:frame draw:style-name="gr819" draw:text-style-name="P32" draw:layer="layout" svg:width="1.129cm" svg:height="0.882cm" svg:x="42.002cm" svg:y="59cm">
          <draw:text-box>
            <text:p text:style-name="P29"><text:span text:style-name="T19">15</text:span></text:p>
          </draw:text-box>
        </draw:frame>
        <draw:rect draw:style-name="gr46" draw:text-style-name="P3" draw:layer="layout" svg:width="1.3cm" svg:height="1cm" svg:x="43cm" svg:y="59.9cm">
          <text:p>000</text:p>
        </draw:rect>
        <draw:frame draw:style-name="gr819" draw:text-style-name="P32" draw:layer="layout" svg:width="1.129cm" svg:height="0.882cm" svg:x="43.3cm" svg:y="59cm">
          <draw:text-box>
            <text:p text:style-name="P29"><text:span text:style-name="T19">12</text:span></text:p>
          </draw:text-box>
        </draw:frame>
        <draw:rect draw:style-name="gr46" draw:text-style-name="P3" draw:layer="layout" svg:width="1.7cm" svg:height="1cm" svg:x="44.28cm" svg:y="59.921cm">
          <text:p text:style-name="P3">RD</text:p>
        </draw:rect>
        <draw:frame draw:style-name="gr820" draw:text-style-name="P32" draw:layer="layout" svg:width="1cm" svg:height="0.882cm" svg:x="45.346cm" svg:y="59.021cm">
          <draw:text-box>
            <text:p text:style-name="P29"><text:span text:style-name="T19">8</text:span></text:p>
          </draw:text-box>
        </draw:frame>
        <draw:rect draw:style-name="gr46" draw:text-style-name="P3" draw:layer="layout" svg:width="2.615cm" svg:height="1cm" svg:x="45.985cm" svg:y="59.9cm">
          <text:p>0110011</text:p>
        </draw:rect>
        <draw:frame draw:style-name="gr820" draw:text-style-name="P32" draw:layer="layout" svg:width="1cm" svg:height="0.882cm" svg:x="47.946cm" svg:y="59.021cm">
          <draw:text-box>
            <text:p text:style-name="P29"><text:span text:style-name="T19">0</text:span></text:p>
          </draw:text-box>
        </draw:frame>
        <draw:rect draw:style-name="gr74" draw:text-style-name="P3" draw:layer="layout" svg:width="9.932cm" svg:height="1cm" svg:x="-2.2cm" svg:y="49.2cm">
          <text:p text:style-name="P3">RF</text:p>
        </draw:rect>
        <draw:rect draw:style-name="gr74" draw:text-style-name="P3" draw:layer="layout" svg:width="9.932cm" svg:height="1cm" svg:x="-2.2cm" svg:y="51.3cm">
          <text:p text:style-name="P3">RAM</text:p>
        </draw:rect>
        <draw:rect draw:style-name="gr74" draw:text-style-name="P3" draw:layer="layout" svg:width="9.932cm" svg:height="1cm" svg:x="-2.2cm" svg:y="53cm">
          <text:p text:style-name="P3">Hard drive (HD)</text:p>
        </draw:rect>
        <draw:rect draw:style-name="gr46" draw:text-style-name="P3" draw:layer="layout" svg:width="3.415cm" svg:height="1cm" svg:x="1.985cm" svg:y="58.2cm">
          <text:p text:style-name="P3">Eclipse</text:p>
        </draw:rect>
        <draw:rect draw:style-name="gr46" draw:text-style-name="P3" draw:layer="layout" svg:width="1.915cm" svg:height="1cm" svg:x="0.2cm" svg:y="63.7cm">
          <text:p text:style-name="P3">0</text:p>
        </draw:rect>
        <draw:rect draw:style-name="gr46" draw:text-style-name="P3" draw:layer="layout" svg:width="3.385cm" svg:height="1cm" svg:x="2.1cm" svg:y="62.7cm">
          <text:p text:style-name="P3">Stage</text:p>
        </draw:rect>
        <draw:rect draw:style-name="gr46" draw:text-style-name="P3" draw:layer="layout" svg:width="1.915cm" svg:height="1cm" svg:x="0.215cm" svg:y="62.7cm">
          <text:p text:style-name="P3">Index</text:p>
        </draw:rect>
        <draw:rect draw:style-name="gr46" draw:text-style-name="P3" draw:layer="layout" svg:width="1.915cm" svg:height="1cm" svg:x="0.201cm" svg:y="64.7cm">
          <text:p text:style-name="P3">1</text:p>
        </draw:rect>
        <draw:rect draw:style-name="gr46" draw:text-style-name="P10" draw:layer="layout" svg:width="3.384cm" svg:height="1cm" svg:x="2.115cm" svg:y="63.7cm">
          <text:p text:style-name="P10">decode</text:p>
        </draw:rect>
        <draw:rect draw:style-name="gr46" draw:text-style-name="P10" draw:layer="layout" svg:width="3.385cm" svg:height="1cm" svg:x="2.115cm" svg:y="64.7cm">
          <text:p text:style-name="P10">execute</text:p>
        </draw:rect>
        <draw:rect draw:style-name="gr46" draw:text-style-name="P3" draw:layer="layout" svg:width="1.915cm" svg:height="1cm" svg:x="0.201cm" svg:y="65.7cm">
          <text:p text:style-name="P3">2</text:p>
        </draw:rect>
        <draw:rect draw:style-name="gr46" draw:text-style-name="P3" draw:layer="layout" svg:width="1.915cm" svg:height="1cm" svg:x="0.202cm" svg:y="66.7cm">
          <text:p text:style-name="P3">3</text:p>
        </draw:rect>
        <draw:rect draw:style-name="gr46" draw:text-style-name="P10" draw:layer="layout" svg:width="3.384cm" svg:height="1cm" svg:x="2.115cm" svg:y="65.7cm">
          <text:p text:style-name="P10">memory</text:p>
        </draw:rect>
        <draw:rect draw:style-name="gr46" draw:text-style-name="P10" draw:layer="layout" svg:width="3.385cm" svg:height="1cm" svg:x="2.115cm" svg:y="66.7cm">
          <text:p text:style-name="P10">writeback</text:p>
        </draw:rect>
        <draw:rect draw:style-name="gr46" draw:text-style-name="P3" draw:layer="layout" svg:width="1.915cm" svg:height="1cm" svg:x="7.4cm" svg:y="63.6cm">
          <text:p text:style-name="P3">PC</text:p>
        </draw:rect>
        <draw:rect draw:style-name="gr46" draw:text-style-name="P3" draw:layer="layout" svg:width="2.489cm" svg:height="1cm" svg:x="9.3cm" svg:y="62.6cm">
          <text:p text:style-name="P3">Value</text:p>
        </draw:rect>
        <draw:rect draw:style-name="gr46" draw:text-style-name="P3" draw:layer="layout" svg:width="1.915cm" svg:height="1cm" svg:x="7.415cm" svg:y="62.6cm">
          <text:p text:style-name="P3">Key</text:p>
        </draw:rect>
        <draw:rect draw:style-name="gr46" draw:text-style-name="P3" draw:layer="layout" svg:width="1.915cm" svg:height="1cm" svg:x="7.401cm" svg:y="64.6cm">
          <text:p text:style-name="P3">...</text:p>
        </draw:rect>
        <draw:rect draw:style-name="gr46" draw:text-style-name="P10" draw:layer="layout" svg:width="2.489cm" svg:height="1cm" svg:x="9.311cm" svg:y="63.6cm">
          <text:p text:style-name="P10">X</text:p>
        </draw:rect>
        <draw:rect draw:style-name="gr46" draw:text-style-name="P10" draw:layer="layout" svg:width="2.489cm" svg:height="1cm" svg:x="9.311cm" svg:y="64.6cm">
          <text:p text:style-name="P10">...</text:p>
        </draw:rect>
        <draw:rect draw:style-name="gr46" draw:text-style-name="P3" draw:layer="layout" svg:width="1.915cm" svg:height="1cm" svg:x="7.4cm" svg:y="68.5cm">
          <text:p text:style-name="P3">PC</text:p>
        </draw:rect>
        <draw:rect draw:style-name="gr46" draw:text-style-name="P3" draw:layer="layout" svg:width="2.489cm" svg:height="1cm" svg:x="9.3cm" svg:y="67.5cm">
          <text:p text:style-name="P3">Value</text:p>
        </draw:rect>
        <draw:rect draw:style-name="gr46" draw:text-style-name="P3" draw:layer="layout" svg:width="1.915cm" svg:height="1cm" svg:x="7.415cm" svg:y="67.5cm">
          <text:p text:style-name="P3">Key</text:p>
        </draw:rect>
        <draw:rect draw:style-name="gr46" draw:text-style-name="P3" draw:layer="layout" svg:width="1.915cm" svg:height="1cm" svg:x="7.401cm" svg:y="69.5cm">
          <text:p text:style-name="P3">...</text:p>
        </draw:rect>
        <draw:rect draw:style-name="gr46" draw:text-style-name="P10" draw:layer="layout" svg:width="2.489cm" svg:height="1cm" svg:x="9.311cm" svg:y="68.5cm">
          <text:p text:style-name="P10">Y</text:p>
        </draw:rect>
        <draw:rect draw:style-name="gr46" draw:text-style-name="P10" draw:layer="layout" svg:width="2.489cm" svg:height="1cm" svg:x="9.311cm" svg:y="69.5cm">
          <text:p text:style-name="P10">...</text:p>
        </draw:rect>
        <draw:line draw:style-name="gr365" draw:text-style-name="P3" draw:layer="layout" svg:x1="5.5cm" svg:y1="64.2cm" svg:x2="7.3cm" svg:y2="62cm">
          <text:p/>
        </draw:line>
        <draw:line draw:style-name="gr365" draw:text-style-name="P3" draw:layer="layout" svg:x1="5.5cm" svg:y1="67.3cm" svg:x2="7.3cm" svg:y2="67cm">
          <text:p/>
        </draw:line>
        <draw:rect draw:style-name="gr1" draw:text-style-name="P2" draw:layer="layout" svg:width="4.374cm" svg:height="1cm" svg:x="7.426cm" svg:y="61.6cm">
          <text:p text:style-name="P1"><text:span text:style-name="T1">Insert table</text:span></text:p>
        </draw:rect>
        <draw:rect draw:style-name="gr1" draw:text-style-name="P2" draw:layer="layout" svg:width="4.374cm" svg:height="1cm" svg:x="7.426cm" svg:y="66.5cm">
          <text:p text:style-name="P1"><text:span text:style-name="T1">input table</text:span></text:p>
        </draw:rect>
        <draw:rect draw:style-name="gr1" draw:text-style-name="P2" draw:layer="layout" svg:width="5.274cm" svg:height="1cm" svg:x="0.226cm" svg:y="61.7cm">
          <text:p text:style-name="P1"><text:span text:style-name="T1">pipeline</text:span></text:p>
        </draw:rect>
        <draw:rect draw:style-name="gr46" draw:text-style-name="P3" draw:layer="layout" svg:width="1.915cm" svg:height="1cm" svg:x="21.7cm" svg:y="68.4cm">
          <text:p text:style-name="P3">0</text:p>
        </draw:rect>
        <draw:rect draw:style-name="gr46" draw:text-style-name="P3" draw:layer="layout" svg:width="7.267cm" svg:height="1cm" svg:x="23.6cm" svg:y="67.4cm">
          <text:p text:style-name="P3">Value</text:p>
        </draw:rect>
        <draw:rect draw:style-name="gr46" draw:text-style-name="P3" draw:layer="layout" svg:width="1.915cm" svg:height="1cm" svg:x="21.715cm" svg:y="67.4cm">
          <text:p text:style-name="P3">Index</text:p>
        </draw:rect>
        <draw:rect draw:style-name="gr46" draw:text-style-name="P3" draw:layer="layout" svg:width="1.915cm" svg:height="1cm" svg:x="21.701cm" svg:y="69.4cm">
          <text:p text:style-name="P3">...</text:p>
        </draw:rect>
        <draw:rect draw:style-name="gr46" draw:text-style-name="P10" draw:layer="layout" svg:width="7.267cm" svg:height="1cm" svg:x="23.633cm" svg:y="68.4cm">
          <text:p text:style-name="P10">JumpInterface, execute</text:p>
        </draw:rect>
        <draw:rect draw:style-name="gr46" draw:text-style-name="P10" draw:layer="layout" svg:width="7.267cm" svg:height="1cm" svg:x="23.633cm" svg:y="69.4cm">
          <text:p text:style-name="P10">...</text:p>
        </draw:rect>
        <draw:rect draw:style-name="gr46" draw:text-style-name="P3" draw:layer="layout" svg:width="5.896cm" svg:height="1cm" svg:x="14.23cm" svg:y="52.4cm">
          <text:p text:style-name="P3">VexRiscv</text:p>
        </draw:rect>
        <draw:rect draw:style-name="gr46" draw:text-style-name="P3" draw:layer="layout" svg:width="5.896cm" svg:height="1cm" svg:x="14.23cm" svg:y="54.6cm">
          <text:p text:style-name="P3">Pipeline framework</text:p>
        </draw:rect>
        <draw:rect draw:style-name="gr46" draw:text-style-name="P3" draw:layer="layout" svg:width="5.896cm" svg:height="1cm" svg:x="14.143cm" svg:y="56.8cm">
          <text:p text:style-name="P3">Scala / SpinalHDL</text:p>
        </draw:rect>
        <draw:line draw:style-name="gr365" draw:text-style-name="P3" draw:layer="layout" svg:x1="17.151cm" svg:y1="53.4cm" svg:x2="17.134cm" svg:y2="54.6cm">
          <text:p/>
        </draw:line>
        <draw:line draw:style-name="gr365" draw:text-style-name="P3" draw:layer="layout" svg:x1="17.051cm" svg:y1="55.581cm" svg:x2="17.034cm" svg:y2="56.781cm">
          <text:p/>
        </draw:line>
        <draw:rect draw:style-name="gr46" draw:text-style-name="P3" draw:layer="layout" svg:width="5.896cm" svg:height="1cm" svg:x="14.23cm" svg:y="52.4cm">
          <text:p text:style-name="P3">VexRiscv / Plugins</text:p>
        </draw:rect>
        <draw:rect draw:style-name="gr46" draw:text-style-name="P3" draw:layer="layout" svg:width="6.487cm" svg:height="1cm" svg:x="13.196cm" svg:y="60.3cm">
          <text:p text:style-name="P3">VexRiscv</text:p>
        </draw:rect>
        <draw:rect draw:style-name="gr46" draw:text-style-name="P3" draw:layer="layout" svg:width="6.487cm" svg:height="1cm" svg:x="13.196cm" svg:y="62.5cm">
          <text:p text:style-name="P3">Apb3MemoryMapper</text:p>
        </draw:rect>
        <draw:rect draw:style-name="gr46" draw:text-style-name="P3" draw:layer="layout" svg:width="6.487cm" svg:height="1cm" svg:x="13.1cm" svg:y="64.7cm">
          <text:p text:style-name="P3">Scala / SpinalHDL</text:p>
        </draw:rect>
        <draw:line draw:style-name="gr365" draw:text-style-name="P3" draw:layer="layout" svg:x1="16.41cm" svg:y1="61.3cm" svg:x2="16.391cm" svg:y2="62.5cm">
          <text:p/>
        </draw:line>
        <draw:line draw:style-name="gr365" draw:text-style-name="P3" draw:layer="layout" svg:x1="16.299cm" svg:y1="63.481cm" svg:x2="16.28cm" svg:y2="64.681cm">
          <text:p/>
        </draw:line>
        <draw:rect draw:style-name="gr46" draw:text-style-name="P3" draw:layer="layout" svg:width="6.487cm" svg:height="1cm" svg:x="13.196cm" svg:y="60.3cm">
          <text:p text:style-name="P3">This example</text:p>
        </draw:rect>
      </draw:page>
      <draw:page draw:name="page24" draw:style-name="dp1" draw:master-page-name="Standard">
        <draw:line draw:style-name="gr748" draw:text-style-name="P3" draw:layer="layout" svg:x1="0.95cm" svg:y1="76.946cm" svg:x2="2.646cm" svg:y2="76.924cm">
          <text:p/>
        </draw:line>
        <draw:line draw:style-name="gr748" draw:text-style-name="P3" draw:layer="layout" svg:x1="-3.093cm" svg:y1="77.183cm" svg:x2="-1.629cm" svg:y2="77.183cm">
          <text:p/>
        </draw:line>
        <draw:custom-shape draw:style-name="gr32" draw:text-style-name="P75" draw:layer="layout" svg:width="1.828cm" svg:height="1.441cm" svg:x="-5.366cm" svg:y="73.689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2.865cm" svg:height="2.259cm" svg:x="-5.958cm" svg:y="76.023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4.384cm" svg:y1="75.161cm" svg:x2="-4.385cm" svg:y2="76.023cm">
          <text:p/>
        </draw:line>
        <draw:frame draw:style-name="gr433" draw:text-style-name="P32" draw:layer="layout" svg:width="1.912cm" svg:height="0.882cm" svg:x="-5.361cm" svg:y="72.439cm">
          <draw:text-box>
            <text:p text:style-name="P29"><text:span text:style-name="T19">Fetch</text:span></text:p>
          </draw:text-box>
        </draw:frame>
        <draw:frame draw:style-name="gr361" draw:text-style-name="P32" draw:layer="layout" svg:width="2.445cm" svg:height="0.882cm" svg:x="-1.857cm" svg:y="72.474cm">
          <draw:text-box>
            <text:p text:style-name="P29"><text:span text:style-name="T19">Decode</text:span></text:p>
          </draw:text-box>
        </draw:frame>
        <draw:frame draw:style-name="gr362" draw:text-style-name="P32" draw:layer="layout" svg:width="2.852cm" svg:height="0.882cm" svg:x="4.361cm" svg:y="72.442cm">
          <draw:text-box>
            <text:p text:style-name="P29"><text:span text:style-name="T19">Execute</text:span></text:p>
          </draw:text-box>
        </draw:frame>
        <draw:line draw:style-name="gr15" draw:text-style-name="P3" draw:layer="layout" svg:x1="1.543cm" svg:y1="73.356cm" svg:x2="1.543cm" svg:y2="78.058cm">
          <text:p/>
        </draw:line>
        <draw:line draw:style-name="gr15" draw:text-style-name="P3" draw:layer="layout" svg:x1="-2.557cm" svg:y1="73.356cm" svg:x2="-2.557cm" svg:y2="78.058cm">
          <text:p/>
        </draw:line>
        <draw:rect draw:style-name="gr43" draw:text-style-name="P3" draw:layer="layout" svg:width="16.026cm" svg:height="9.342cm" svg:x="-6.371cm" svg:y="72.442cm">
          <text:p/>
        </draw:rect>
        <draw:custom-shape draw:style-name="gr32" draw:text-style-name="P75" draw:layer="layout" svg:width="2.865cm" svg:height="2.259cm" svg:x="-1.915cm" svg:y="76.023cm">
          <text:p text:style-name="P1"><text:span text:style-name="T81">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1.417cm" svg:height="1.118cm" svg:x="-1.266cm" svg:y="74.124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0.539cm" svg:y1="76.151cm" svg:x2="-0.558cm" svg:y2="75.242cm">
          <text:p/>
        </draw:line>
        <draw:line draw:style-name="gr365" draw:text-style-name="P3" draw:layer="layout" svg:x1="0.151cm" svg:y1="74.507cm" svg:x2="1.615cm" svg:y2="74.507cm">
          <text:p/>
        </draw:line>
        <draw:custom-shape draw:style-name="gr32" draw:text-style-name="P75" draw:layer="layout" svg:width="1.766cm" svg:height="1.393cm" svg:x="2.116cm" svg:y="76.151cm">
          <text:p text:style-name="P1"><text:span text:style-name="T81">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3.472cm" svg:y1="77.311cm" svg:x2="4.27cm" svg:y2="78.176cm">
          <text:p/>
        </draw:line>
        <draw:custom-shape draw:style-name="gr32" draw:text-style-name="P75" draw:layer="layout" svg:width="2.71cm" svg:height="1.393cm" svg:x="3.483cm" svg:y="74.387cm">
          <text:p text:style-name="P1"><text:span text:style-name="T8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1.567cm" svg:height="1.134cm" svg:x="4.01cm" svg:y="78.011cm">
          <text:p text:style-name="P1"><text:span text:style-name="T81">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3" draw:layer="layout" svg:x1="-4.527cm" svg:y1="78.282cm" svg:x2="-4.535cm" svg:y2="79.285cm">
          <text:p/>
        </draw:line>
        <draw:frame draw:style-name="gr788" draw:text-style-name="P32" draw:layer="layout" svg:width="4.05cm" svg:height="0.882cm" svg:x="-6.504cm" svg:y="79.449cm">
          <draw:text-box>
            <text:p text:style-name="P29"><text:span text:style-name="T19">instructionBus</text:span></text:p>
          </draw:text-box>
        </draw:frame>
        <draw:line draw:style-name="gr415" draw:text-style-name="P3" draw:layer="layout" svg:x1="4.791cm" svg:y1="79.182cm" svg:x2="4.783cm" svg:y2="80.185cm">
          <text:p/>
        </draw:line>
        <draw:frame draw:style-name="gr789" draw:text-style-name="P32" draw:layer="layout" svg:width="2.665cm" svg:height="0.882cm" svg:x="3.506cm" svg:y="80.349cm">
          <draw:text-box>
            <text:p text:style-name="P29"><text:span text:style-name="T19">DataBus</text:span></text:p>
          </draw:text-box>
        </draw:frame>
        <draw:line draw:style-name="gr365" draw:text-style-name="P3" draw:layer="layout" svg:x1="3.453cm" svg:y1="77.292cm" svg:x2="4.251cm" svg:y2="78.157cm">
          <text:p/>
        </draw:line>
        <draw:line draw:style-name="gr365" draw:text-style-name="P3" draw:layer="layout" svg:x1="3.882cm" svg:y1="76.85cm" svg:x2="5.168cm" svg:y2="76.85cm">
          <text:p/>
        </draw:line>
        <draw:line draw:style-name="gr365" draw:text-style-name="P3" draw:layer="layout" svg:x1="5.203cm" svg:y1="78.011cm" svg:x2="5.667cm" svg:y2="77.35cm">
          <text:p/>
        </draw:line>
        <draw:custom-shape draw:style-name="gr790" draw:text-style-name="P75" draw:layer="layout" svg:width="1.417cm" svg:height="1.118cm" svg:x="5.066cm" svg:y="76.342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3.56cm" svg:y1="76.151cm" svg:x2="4.014cm" svg:y2="75.576cm">
          <text:p/>
        </draw:line>
        <draw:custom-shape draw:style-name="gr32" draw:text-style-name="P75" draw:layer="layout" svg:width="1.771cm" svg:height="1.321cm" svg:x="7.021cm" svg:y="77.551cm">
          <text:p text:style-name="P1"><text:span text:style-name="T81">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7.885cm" svg:y1="79.869cm" svg:x2="7.885cm" svg:y2="78.872cm">
          <text:p/>
        </draw:line>
        <draw:frame draw:style-name="gr791" draw:text-style-name="P32" draw:layer="layout" svg:width="2.598cm" svg:height="0.882cm" svg:x="6.545cm" svg:y="79.906cm">
          <draw:text-box>
            <text:p text:style-name="P29"><text:span text:style-name="T19">Interrupt</text:span></text:p>
          </draw:text-box>
        </draw:frame>
        <draw:custom-shape draw:style-name="gr790" draw:text-style-name="P75" draw:layer="layout" svg:width="1.828cm" svg:height="1.441cm" svg:x="7.135cm" svg:y="74.657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6.193cm" svg:y1="75.092cm" svg:x2="7.135cm" svg:y2="75.132cm">
          <text:p/>
        </draw:line>
        <draw:line draw:style-name="gr365" draw:text-style-name="P3" draw:layer="layout" svg:x1="7.85cm" svg:y1="77.551cm" svg:x2="7.844cm" svg:y2="76.098cm">
          <text:p/>
        </draw:line>
        <draw:custom-shape draw:style-name="gr32" draw:text-style-name="P75" draw:layer="layout" svg:width="2.457cm" svg:height="1.169cm" svg:x="-2.272cm" svg:y="78.581cm">
          <text:p text:style-name="P1"><text:span text:style-name="T81">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3" draw:layer="layout" svg:x1="-0.987cm" svg:y1="79.75cm" svg:x2="-0.995cm" svg:y2="80.753cm">
          <text:p/>
        </draw:line>
        <draw:frame draw:style-name="gr361" draw:text-style-name="P32" draw:layer="layout" svg:width="2.445cm" svg:height="0.882cm" svg:x="-2.162cm" svg:y="80.917cm">
          <draw:text-box>
            <text:p text:style-name="P29"><text:span text:style-name="T19">JTAG</text:span></text:p>
          </draw:text-box>
        </draw:frame>
        <draw:line draw:style-name="gr365" draw:text-style-name="P3" draw:layer="layout" svg:x1="-2.016cm" svg:y1="78.841cm" svg:x2="-3.584cm" svg:y2="77.872cm">
          <text:p/>
        </draw:line>
        <draw:custom-shape draw:style-name="gr790" draw:text-style-name="P75" draw:layer="layout" svg:width="1.417cm" svg:height="1.118cm" svg:x="0.991cm" svg:y="78.581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0.991cm" svg:y1="79.147cm" svg:x2="0.185cm" svg:y2="79.144cm">
          <text:p/>
        </draw:line>
        <draw:g>
          <draw:g>
            <draw:rect draw:style-name="gr2" draw:text-style-name="P3" draw:layer="layout" svg:width="0.484cm" svg:height="0.848cm" svg:x="1.281cm" svg:y="76.522cm">
              <text:p/>
            </draw:rect>
            <draw:custom-shape draw:style-name="gr41" draw:text-style-name="P13" draw:layer="layout" svg:width="0.145cm" svg:height="0.145cm" draw:transform="rotate (-1.57079632679579) translate (1.426cm 77.1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267cm" svg:y="74.142cm">
              <text:p/>
            </draw:rect>
            <draw:custom-shape draw:style-name="gr41" draw:text-style-name="P13" draw:layer="layout" svg:width="0.145cm" svg:height="0.145cm" draw:transform="rotate (-1.57079632679579) translate (1.412cm 74.7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763cm" svg:y="76.785cm">
              <text:p/>
            </draw:rect>
            <draw:custom-shape draw:style-name="gr41" draw:text-style-name="P13" draw:layer="layout" svg:width="0.145cm" svg:height="0.145cm" draw:transform="rotate (-1.57079632679579) translate (-2.618cm 77.3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48" draw:text-style-name="P3" draw:layer="layout" svg:x1="1.787cm" svg:y1="74.559cm" svg:x2="2.697cm" svg:y2="76.246cm">
          <text:p/>
        </draw:line>
        <draw:line draw:style-name="gr748" draw:text-style-name="P3" draw:layer="layout" svg:x1="15.375cm" svg:y1="22.632cm" svg:x2="15.705cm" svg:y2="22.632cm">
          <text:p/>
        </draw:line>
        <draw:custom-shape draw:style-name="gr32" draw:text-style-name="P75" draw:layer="layout" svg:width="1.828cm" svg:height="1.441cm" svg:x="13.102cm" svg:y="19.138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2.865cm" svg:height="2.259cm" svg:x="12.51cm" svg:y="21.472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14.084cm" svg:y1="20.61cm" svg:x2="14.083cm" svg:y2="21.472cm">
          <text:p/>
        </draw:line>
        <draw:frame draw:style-name="gr433" draw:text-style-name="P32" draw:layer="layout" svg:width="1.912cm" svg:height="0.882cm" svg:x="13.107cm" svg:y="17.888cm">
          <draw:text-box>
            <text:p text:style-name="P29"><text:span text:style-name="T19">Fetch</text:span></text:p>
          </draw:text-box>
        </draw:frame>
        <draw:frame draw:style-name="gr361" draw:text-style-name="P32" draw:layer="layout" svg:width="2.445cm" svg:height="0.882cm" svg:x="16.611cm" svg:y="17.923cm">
          <draw:text-box>
            <text:p text:style-name="P29"><text:span text:style-name="T19">Decode</text:span></text:p>
          </draw:text-box>
        </draw:frame>
        <draw:frame draw:style-name="gr362" draw:text-style-name="P32" draw:layer="layout" svg:width="2.852cm" svg:height="0.882cm" svg:x="22.829cm" svg:y="17.891cm">
          <draw:text-box>
            <text:p text:style-name="P29"><text:span text:style-name="T19">Execute</text:span></text:p>
          </draw:text-box>
        </draw:frame>
        <draw:line draw:style-name="gr15" draw:text-style-name="P3" draw:layer="layout" svg:x1="20.011cm" svg:y1="18.805cm" svg:x2="20.011cm" svg:y2="23.507cm">
          <text:p/>
        </draw:line>
        <draw:line draw:style-name="gr15" draw:text-style-name="P3" draw:layer="layout" svg:x1="15.911cm" svg:y1="18.805cm" svg:x2="15.911cm" svg:y2="23.507cm">
          <text:p/>
        </draw:line>
        <draw:rect draw:style-name="gr43" draw:text-style-name="P3" draw:layer="layout" svg:width="16.026cm" svg:height="9.342cm" svg:x="12.097cm" svg:y="17.891cm">
          <text:p/>
        </draw:rect>
        <draw:line draw:style-name="gr415" draw:text-style-name="P3" draw:layer="layout" svg:x1="13.941cm" svg:y1="23.731cm" svg:x2="13.933cm" svg:y2="24.734cm">
          <text:p/>
        </draw:line>
        <draw:frame draw:style-name="gr788" draw:text-style-name="P32" draw:layer="layout" svg:width="4.05cm" svg:height="0.882cm" svg:x="11.964cm" svg:y="24.898cm">
          <draw:text-box>
            <text:p text:style-name="P29"><text:span text:style-name="T19">instructionBus</text:span></text:p>
          </draw:text-box>
        </draw:frame>
        <draw:g>
          <draw:g>
            <draw:rect draw:style-name="gr2" draw:text-style-name="P3" draw:layer="layout" svg:width="0.484cm" svg:height="0.848cm" svg:x="15.705cm" svg:y="22.234cm">
              <text:p/>
            </draw:rect>
            <draw:custom-shape draw:style-name="gr41" draw:text-style-name="P13" draw:layer="layout" svg:width="0.145cm" svg:height="0.145cm" draw:transform="rotate (-1.57079632679579) translate (15.85cm 22.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48" draw:text-style-name="P3" draw:layer="layout" svg:x1="19.325cm" svg:y1="34.013cm" svg:x2="19.656cm" svg:y2="34.013cm">
          <text:p/>
        </draw:line>
        <draw:line draw:style-name="gr748" draw:text-style-name="P3" draw:layer="layout" svg:x1="15.282cm" svg:y1="34.25cm" svg:x2="16.746cm" svg:y2="34.25cm">
          <text:p/>
        </draw:line>
        <draw:custom-shape draw:style-name="gr32" draw:text-style-name="P75" draw:layer="layout" svg:width="1.828cm" svg:height="1.441cm" svg:x="13.009cm" svg:y="30.756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2.865cm" svg:height="2.259cm" svg:x="12.417cm" svg:y="33.09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13.991cm" svg:y1="32.228cm" svg:x2="13.99cm" svg:y2="33.09cm">
          <text:p/>
        </draw:line>
        <draw:frame draw:style-name="gr433" draw:text-style-name="P32" draw:layer="layout" svg:width="1.912cm" svg:height="0.882cm" svg:x="13.014cm" svg:y="29.506cm">
          <draw:text-box>
            <text:p text:style-name="P29"><text:span text:style-name="T19">Fetch</text:span></text:p>
          </draw:text-box>
        </draw:frame>
        <draw:frame draw:style-name="gr361" draw:text-style-name="P32" draw:layer="layout" svg:width="2.445cm" svg:height="0.882cm" svg:x="16.518cm" svg:y="29.541cm">
          <draw:text-box>
            <text:p text:style-name="P29"><text:span text:style-name="T19">Decode</text:span></text:p>
          </draw:text-box>
        </draw:frame>
        <draw:frame draw:style-name="gr362" draw:text-style-name="P32" draw:layer="layout" svg:width="2.852cm" svg:height="0.882cm" svg:x="22.736cm" svg:y="29.509cm">
          <draw:text-box>
            <text:p text:style-name="P29"><text:span text:style-name="T19">Execute</text:span></text:p>
          </draw:text-box>
        </draw:frame>
        <draw:line draw:style-name="gr15" draw:text-style-name="P3" draw:layer="layout" svg:x1="19.918cm" svg:y1="30.423cm" svg:x2="19.918cm" svg:y2="35.125cm">
          <text:p/>
        </draw:line>
        <draw:line draw:style-name="gr15" draw:text-style-name="P3" draw:layer="layout" svg:x1="15.818cm" svg:y1="30.423cm" svg:x2="15.818cm" svg:y2="35.125cm">
          <text:p/>
        </draw:line>
        <draw:rect draw:style-name="gr43" draw:text-style-name="P3" draw:layer="layout" svg:width="16.026cm" svg:height="9.342cm" svg:x="12.004cm" svg:y="29.509cm">
          <text:p/>
        </draw:rect>
        <draw:custom-shape draw:style-name="gr32" draw:text-style-name="P75" draw:layer="layout" svg:width="2.865cm" svg:height="2.259cm" svg:x="16.46cm" svg:y="33.09cm">
          <text:p text:style-name="P1"><text:span text:style-name="T81">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1.417cm" svg:height="1.118cm" svg:x="17.109cm" svg:y="31.191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17.836cm" svg:y1="33.218cm" svg:x2="17.817cm" svg:y2="32.309cm">
          <text:p/>
        </draw:line>
        <draw:line draw:style-name="gr365" draw:text-style-name="P3" draw:layer="layout" svg:x1="18.526cm" svg:y1="31.574cm" svg:x2="19.99cm" svg:y2="31.574cm">
          <text:p/>
        </draw:line>
        <draw:line draw:style-name="gr415" draw:text-style-name="P3" draw:layer="layout" svg:x1="13.848cm" svg:y1="35.349cm" svg:x2="13.84cm" svg:y2="36.352cm">
          <text:p/>
        </draw:line>
        <draw:frame draw:style-name="gr788" draw:text-style-name="P32" draw:layer="layout" svg:width="4.05cm" svg:height="0.882cm" svg:x="11.871cm" svg:y="36.516cm">
          <draw:text-box>
            <text:p text:style-name="P29"><text:span text:style-name="T19">instructionBus</text:span></text:p>
          </draw:text-box>
        </draw:frame>
        <draw:g>
          <draw:g>
            <draw:rect draw:style-name="gr2" draw:text-style-name="P3" draw:layer="layout" svg:width="0.484cm" svg:height="0.848cm" svg:x="19.656cm" svg:y="33.589cm">
              <text:p/>
            </draw:rect>
            <draw:custom-shape draw:style-name="gr41" draw:text-style-name="P13" draw:layer="layout" svg:width="0.145cm" svg:height="0.145cm" draw:transform="rotate (-1.57079632679579) translate (19.801cm 34.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42cm" svg:y="31.209cm">
              <text:p/>
            </draw:rect>
            <draw:custom-shape draw:style-name="gr41" draw:text-style-name="P13" draw:layer="layout" svg:width="0.145cm" svg:height="0.145cm" draw:transform="rotate (-1.57079632679579) translate (19.787cm 3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612cm" svg:y="33.852cm">
              <text:p/>
            </draw:rect>
            <draw:custom-shape draw:style-name="gr41" draw:text-style-name="P13" draw:layer="layout" svg:width="0.145cm" svg:height="0.145cm" draw:transform="rotate (-1.57079632679579) translate (15.757cm 34.4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48" draw:text-style-name="P3" draw:layer="layout" svg:x1="19.296cm" svg:y1="46.046cm" svg:x2="20.992cm" svg:y2="46.024cm">
          <text:p/>
        </draw:line>
        <draw:line draw:style-name="gr748" draw:text-style-name="P3" draw:layer="layout" svg:x1="15.253cm" svg:y1="46.283cm" svg:x2="16.717cm" svg:y2="46.283cm">
          <text:p/>
        </draw:line>
        <draw:custom-shape draw:style-name="gr32" draw:text-style-name="P75" draw:layer="layout" svg:width="1.828cm" svg:height="1.441cm" svg:x="12.98cm" svg:y="42.789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2.865cm" svg:height="2.259cm" svg:x="12.388cm" svg:y="45.123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13.962cm" svg:y1="44.261cm" svg:x2="13.961cm" svg:y2="45.123cm">
          <text:p/>
        </draw:line>
        <draw:frame draw:style-name="gr433" draw:text-style-name="P32" draw:layer="layout" svg:width="1.912cm" svg:height="0.882cm" svg:x="12.985cm" svg:y="41.539cm">
          <draw:text-box>
            <text:p text:style-name="P29"><text:span text:style-name="T19">Fetch</text:span></text:p>
          </draw:text-box>
        </draw:frame>
        <draw:frame draw:style-name="gr361" draw:text-style-name="P32" draw:layer="layout" svg:width="2.445cm" svg:height="0.882cm" svg:x="16.489cm" svg:y="41.574cm">
          <draw:text-box>
            <text:p text:style-name="P29"><text:span text:style-name="T19">Decode</text:span></text:p>
          </draw:text-box>
        </draw:frame>
        <draw:frame draw:style-name="gr362" draw:text-style-name="P32" draw:layer="layout" svg:width="2.852cm" svg:height="0.882cm" svg:x="22.707cm" svg:y="41.542cm">
          <draw:text-box>
            <text:p text:style-name="P29"><text:span text:style-name="T19">Execute</text:span></text:p>
          </draw:text-box>
        </draw:frame>
        <draw:line draw:style-name="gr15" draw:text-style-name="P3" draw:layer="layout" svg:x1="19.889cm" svg:y1="42.456cm" svg:x2="19.889cm" svg:y2="47.158cm">
          <text:p/>
        </draw:line>
        <draw:line draw:style-name="gr15" draw:text-style-name="P3" draw:layer="layout" svg:x1="15.789cm" svg:y1="42.456cm" svg:x2="15.789cm" svg:y2="47.158cm">
          <text:p/>
        </draw:line>
        <draw:rect draw:style-name="gr43" draw:text-style-name="P3" draw:layer="layout" svg:width="16.026cm" svg:height="9.342cm" svg:x="11.975cm" svg:y="41.542cm">
          <text:p/>
        </draw:rect>
        <draw:custom-shape draw:style-name="gr32" draw:text-style-name="P75" draw:layer="layout" svg:width="2.865cm" svg:height="2.259cm" svg:x="16.431cm" svg:y="45.123cm">
          <text:p text:style-name="P1"><text:span text:style-name="T81">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1.417cm" svg:height="1.118cm" svg:x="17.08cm" svg:y="43.224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17.807cm" svg:y1="45.251cm" svg:x2="17.788cm" svg:y2="44.342cm">
          <text:p/>
        </draw:line>
        <draw:line draw:style-name="gr365" draw:text-style-name="P3" draw:layer="layout" svg:x1="18.497cm" svg:y1="43.607cm" svg:x2="19.961cm" svg:y2="43.607cm">
          <text:p/>
        </draw:line>
        <draw:custom-shape draw:style-name="gr32" draw:text-style-name="P75" draw:layer="layout" svg:width="1.766cm" svg:height="1.393cm" svg:x="20.462cm" svg:y="45.251cm">
          <text:p text:style-name="P1"><text:span text:style-name="T81">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3" draw:layer="layout" svg:x1="13.819cm" svg:y1="47.382cm" svg:x2="13.811cm" svg:y2="48.385cm">
          <text:p/>
        </draw:line>
        <draw:frame draw:style-name="gr788" draw:text-style-name="P32" draw:layer="layout" svg:width="4.05cm" svg:height="0.882cm" svg:x="11.842cm" svg:y="48.549cm">
          <draw:text-box>
            <text:p text:style-name="P29"><text:span text:style-name="T19">instructionBus</text:span></text:p>
          </draw:text-box>
        </draw:frame>
        <draw:line draw:style-name="gr365" draw:text-style-name="P3" draw:layer="layout" svg:x1="22.228cm" svg:y1="45.95cm" svg:x2="23.514cm" svg:y2="45.95cm">
          <text:p/>
        </draw:line>
        <draw:custom-shape draw:style-name="gr790" draw:text-style-name="P75" draw:layer="layout" svg:width="1.417cm" svg:height="1.118cm" svg:x="23.412cm" svg:y="45.442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0.484cm" svg:height="0.848cm" svg:x="19.627cm" svg:y="45.622cm">
              <text:p/>
            </draw:rect>
            <draw:custom-shape draw:style-name="gr41" draw:text-style-name="P13" draw:layer="layout" svg:width="0.145cm" svg:height="0.145cm" draw:transform="rotate (-1.57079632679579) translate (19.772cm 46.2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13cm" svg:y="43.242cm">
              <text:p/>
            </draw:rect>
            <draw:custom-shape draw:style-name="gr41" draw:text-style-name="P13" draw:layer="layout" svg:width="0.145cm" svg:height="0.145cm" draw:transform="rotate (-1.57079632679579) translate (19.758cm 4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583cm" svg:y="45.885cm">
              <text:p/>
            </draw:rect>
            <draw:custom-shape draw:style-name="gr41" draw:text-style-name="P13" draw:layer="layout" svg:width="0.145cm" svg:height="0.145cm" draw:transform="rotate (-1.57079632679579) translate (15.728cm 46.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48" draw:text-style-name="P3" draw:layer="layout" svg:x1="20.133cm" svg:y1="43.659cm" svg:x2="21.043cm" svg:y2="45.346cm">
          <text:p/>
        </draw:line>
        <draw:line draw:style-name="gr748" draw:text-style-name="P3" draw:layer="layout" svg:x1="19.43cm" svg:y1="57.621cm" svg:x2="21.126cm" svg:y2="57.599cm">
          <text:p/>
        </draw:line>
        <draw:line draw:style-name="gr748" draw:text-style-name="P3" draw:layer="layout" svg:x1="15.387cm" svg:y1="57.858cm" svg:x2="16.851cm" svg:y2="57.858cm">
          <text:p/>
        </draw:line>
        <draw:custom-shape draw:style-name="gr32" draw:text-style-name="P75" draw:layer="layout" svg:width="1.828cm" svg:height="1.441cm" svg:x="13.114cm" svg:y="54.364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2.865cm" svg:height="2.259cm" svg:x="12.522cm" svg:y="56.698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14.096cm" svg:y1="55.836cm" svg:x2="14.095cm" svg:y2="56.698cm">
          <text:p/>
        </draw:line>
        <draw:frame draw:style-name="gr433" draw:text-style-name="P32" draw:layer="layout" svg:width="1.912cm" svg:height="0.882cm" svg:x="13.119cm" svg:y="53.114cm">
          <draw:text-box>
            <text:p text:style-name="P29"><text:span text:style-name="T19">Fetch</text:span></text:p>
          </draw:text-box>
        </draw:frame>
        <draw:frame draw:style-name="gr361" draw:text-style-name="P32" draw:layer="layout" svg:width="2.445cm" svg:height="0.882cm" svg:x="16.623cm" svg:y="53.149cm">
          <draw:text-box>
            <text:p text:style-name="P29"><text:span text:style-name="T19">Decode</text:span></text:p>
          </draw:text-box>
        </draw:frame>
        <draw:frame draw:style-name="gr362" draw:text-style-name="P32" draw:layer="layout" svg:width="2.852cm" svg:height="0.882cm" svg:x="22.841cm" svg:y="53.117cm">
          <draw:text-box>
            <text:p text:style-name="P29"><text:span text:style-name="T19">Execute</text:span></text:p>
          </draw:text-box>
        </draw:frame>
        <draw:line draw:style-name="gr15" draw:text-style-name="P3" draw:layer="layout" svg:x1="20.023cm" svg:y1="54.031cm" svg:x2="20.023cm" svg:y2="58.733cm">
          <text:p/>
        </draw:line>
        <draw:line draw:style-name="gr15" draw:text-style-name="P3" draw:layer="layout" svg:x1="15.923cm" svg:y1="54.031cm" svg:x2="15.923cm" svg:y2="58.733cm">
          <text:p/>
        </draw:line>
        <draw:rect draw:style-name="gr43" draw:text-style-name="P3" draw:layer="layout" svg:width="16.026cm" svg:height="9.342cm" svg:x="12.109cm" svg:y="53.117cm">
          <text:p/>
        </draw:rect>
        <draw:custom-shape draw:style-name="gr32" draw:text-style-name="P75" draw:layer="layout" svg:width="2.865cm" svg:height="2.259cm" svg:x="16.565cm" svg:y="56.698cm">
          <text:p text:style-name="P1"><text:span text:style-name="T81">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1.417cm" svg:height="1.118cm" svg:x="17.214cm" svg:y="54.799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17.941cm" svg:y1="56.826cm" svg:x2="17.922cm" svg:y2="55.917cm">
          <text:p/>
        </draw:line>
        <draw:line draw:style-name="gr365" draw:text-style-name="P3" draw:layer="layout" svg:x1="18.631cm" svg:y1="55.182cm" svg:x2="20.095cm" svg:y2="55.182cm">
          <text:p/>
        </draw:line>
        <draw:custom-shape draw:style-name="gr32" draw:text-style-name="P75" draw:layer="layout" svg:width="1.766cm" svg:height="1.393cm" svg:x="20.596cm" svg:y="56.826cm">
          <text:p text:style-name="P1"><text:span text:style-name="T81">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2.71cm" svg:height="1.393cm" svg:x="21.963cm" svg:y="55.062cm">
          <text:p text:style-name="P1"><text:span text:style-name="T8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3" draw:layer="layout" svg:x1="13.953cm" svg:y1="58.957cm" svg:x2="13.945cm" svg:y2="59.96cm">
          <text:p/>
        </draw:line>
        <draw:frame draw:style-name="gr788" draw:text-style-name="P32" draw:layer="layout" svg:width="4.05cm" svg:height="0.882cm" svg:x="11.976cm" svg:y="60.124cm">
          <draw:text-box>
            <text:p text:style-name="P29"><text:span text:style-name="T19">instructionBus</text:span></text:p>
          </draw:text-box>
        </draw:frame>
        <draw:line draw:style-name="gr365" draw:text-style-name="P3" draw:layer="layout" svg:x1="22.362cm" svg:y1="57.525cm" svg:x2="23.648cm" svg:y2="57.525cm">
          <text:p/>
        </draw:line>
        <draw:custom-shape draw:style-name="gr790" draw:text-style-name="P75" draw:layer="layout" svg:width="1.417cm" svg:height="1.118cm" svg:x="23.546cm" svg:y="57.017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22.04cm" svg:y1="56.826cm" svg:x2="22.494cm" svg:y2="56.251cm">
          <text:p/>
        </draw:line>
        <draw:custom-shape draw:style-name="gr790" draw:text-style-name="P75" draw:layer="layout" svg:width="1.828cm" svg:height="1.441cm" svg:x="25.615cm" svg:y="55.332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24.673cm" svg:y1="55.767cm" svg:x2="25.615cm" svg:y2="55.807cm">
          <text:p/>
        </draw:line>
        <draw:g>
          <draw:g>
            <draw:rect draw:style-name="gr2" draw:text-style-name="P3" draw:layer="layout" svg:width="0.484cm" svg:height="0.848cm" svg:x="19.761cm" svg:y="57.197cm">
              <text:p/>
            </draw:rect>
            <draw:custom-shape draw:style-name="gr41" draw:text-style-name="P13" draw:layer="layout" svg:width="0.145cm" svg:height="0.145cm" draw:transform="rotate (-1.57079632679579) translate (19.906cm 57.7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747cm" svg:y="54.817cm">
              <text:p/>
            </draw:rect>
            <draw:custom-shape draw:style-name="gr41" draw:text-style-name="P13" draw:layer="layout" svg:width="0.145cm" svg:height="0.145cm" draw:transform="rotate (-1.57079632679579) translate (19.892cm 55.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17cm" svg:y="57.46cm">
              <text:p/>
            </draw:rect>
            <draw:custom-shape draw:style-name="gr41" draw:text-style-name="P13" draw:layer="layout" svg:width="0.145cm" svg:height="0.145cm" draw:transform="rotate (-1.57079632679579) translate (15.862cm 58.0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48" draw:text-style-name="P3" draw:layer="layout" svg:x1="20.267cm" svg:y1="55.234cm" svg:x2="21.177cm" svg:y2="56.921cm">
          <text:p/>
        </draw:line>
        <draw:line draw:style-name="gr748" draw:text-style-name="P3" draw:layer="layout" svg:x1="19.691cm" svg:y1="68.803cm" svg:x2="21.387cm" svg:y2="68.781cm">
          <text:p/>
        </draw:line>
        <draw:line draw:style-name="gr748" draw:text-style-name="P3" draw:layer="layout" svg:x1="15.648cm" svg:y1="69.04cm" svg:x2="17.112cm" svg:y2="69.04cm">
          <text:p/>
        </draw:line>
        <draw:custom-shape draw:style-name="gr32" draw:text-style-name="P75" draw:layer="layout" svg:width="1.828cm" svg:height="1.441cm" svg:x="13.375cm" svg:y="65.546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2.865cm" svg:height="2.259cm" svg:x="12.783cm" svg:y="67.88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14.357cm" svg:y1="67.018cm" svg:x2="14.356cm" svg:y2="67.88cm">
          <text:p/>
        </draw:line>
        <draw:frame draw:style-name="gr433" draw:text-style-name="P32" draw:layer="layout" svg:width="1.912cm" svg:height="0.882cm" svg:x="13.38cm" svg:y="64.296cm">
          <draw:text-box>
            <text:p text:style-name="P29"><text:span text:style-name="T19">Fetch</text:span></text:p>
          </draw:text-box>
        </draw:frame>
        <draw:frame draw:style-name="gr361" draw:text-style-name="P32" draw:layer="layout" svg:width="2.445cm" svg:height="0.882cm" svg:x="16.884cm" svg:y="64.331cm">
          <draw:text-box>
            <text:p text:style-name="P29"><text:span text:style-name="T19">Decode</text:span></text:p>
          </draw:text-box>
        </draw:frame>
        <draw:frame draw:style-name="gr362" draw:text-style-name="P32" draw:layer="layout" svg:width="2.852cm" svg:height="0.882cm" svg:x="23.102cm" svg:y="64.299cm">
          <draw:text-box>
            <text:p text:style-name="P29"><text:span text:style-name="T19">Execute</text:span></text:p>
          </draw:text-box>
        </draw:frame>
        <draw:line draw:style-name="gr15" draw:text-style-name="P3" draw:layer="layout" svg:x1="20.284cm" svg:y1="65.213cm" svg:x2="20.284cm" svg:y2="69.915cm">
          <text:p/>
        </draw:line>
        <draw:line draw:style-name="gr15" draw:text-style-name="P3" draw:layer="layout" svg:x1="16.184cm" svg:y1="65.213cm" svg:x2="16.184cm" svg:y2="69.915cm">
          <text:p/>
        </draw:line>
        <draw:rect draw:style-name="gr43" draw:text-style-name="P3" draw:layer="layout" svg:width="16.026cm" svg:height="9.342cm" svg:x="12.37cm" svg:y="64.299cm">
          <text:p/>
        </draw:rect>
        <draw:custom-shape draw:style-name="gr32" draw:text-style-name="P75" draw:layer="layout" svg:width="2.865cm" svg:height="2.259cm" svg:x="16.826cm" svg:y="67.88cm">
          <text:p text:style-name="P1"><text:span text:style-name="T81">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1.417cm" svg:height="1.118cm" svg:x="17.475cm" svg:y="65.981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18.202cm" svg:y1="68.008cm" svg:x2="18.183cm" svg:y2="67.099cm">
          <text:p/>
        </draw:line>
        <draw:line draw:style-name="gr365" draw:text-style-name="P3" draw:layer="layout" svg:x1="18.892cm" svg:y1="66.364cm" svg:x2="20.356cm" svg:y2="66.364cm">
          <text:p/>
        </draw:line>
        <draw:custom-shape draw:style-name="gr32" draw:text-style-name="P75" draw:layer="layout" svg:width="1.766cm" svg:height="1.393cm" svg:x="20.857cm" svg:y="68.008cm">
          <text:p text:style-name="P1"><text:span text:style-name="T81">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22.213cm" svg:y1="69.168cm" svg:x2="23.011cm" svg:y2="70.033cm">
          <text:p/>
        </draw:line>
        <draw:custom-shape draw:style-name="gr32" draw:text-style-name="P75" draw:layer="layout" svg:width="2.71cm" svg:height="1.393cm" svg:x="22.224cm" svg:y="66.244cm">
          <text:p text:style-name="P1"><text:span text:style-name="T8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1.567cm" svg:height="1.134cm" svg:x="22.751cm" svg:y="69.868cm">
          <text:p text:style-name="P1"><text:span text:style-name="T81">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3" draw:layer="layout" svg:x1="14.214cm" svg:y1="70.139cm" svg:x2="14.206cm" svg:y2="71.142cm">
          <text:p/>
        </draw:line>
        <draw:frame draw:style-name="gr788" draw:text-style-name="P32" draw:layer="layout" svg:width="4.05cm" svg:height="0.882cm" svg:x="12.237cm" svg:y="71.306cm">
          <draw:text-box>
            <text:p text:style-name="P29"><text:span text:style-name="T19">instructionBus</text:span></text:p>
          </draw:text-box>
        </draw:frame>
        <draw:line draw:style-name="gr415" draw:text-style-name="P3" draw:layer="layout" svg:x1="23.532cm" svg:y1="71.039cm" svg:x2="23.524cm" svg:y2="72.042cm">
          <text:p/>
        </draw:line>
        <draw:frame draw:style-name="gr789" draw:text-style-name="P32" draw:layer="layout" svg:width="2.665cm" svg:height="0.882cm" svg:x="22.247cm" svg:y="72.206cm">
          <draw:text-box>
            <text:p text:style-name="P29"><text:span text:style-name="T19">DataBus</text:span></text:p>
          </draw:text-box>
        </draw:frame>
        <draw:line draw:style-name="gr365" draw:text-style-name="P3" draw:layer="layout" svg:x1="22.194cm" svg:y1="69.149cm" svg:x2="22.992cm" svg:y2="70.014cm">
          <text:p/>
        </draw:line>
        <draw:line draw:style-name="gr365" draw:text-style-name="P3" draw:layer="layout" svg:x1="22.623cm" svg:y1="68.707cm" svg:x2="23.909cm" svg:y2="68.707cm">
          <text:p/>
        </draw:line>
        <draw:line draw:style-name="gr365" draw:text-style-name="P3" draw:layer="layout" svg:x1="23.944cm" svg:y1="69.868cm" svg:x2="24.408cm" svg:y2="69.207cm">
          <text:p/>
        </draw:line>
        <draw:custom-shape draw:style-name="gr790" draw:text-style-name="P75" draw:layer="layout" svg:width="1.417cm" svg:height="1.118cm" svg:x="23.807cm" svg:y="68.199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22.301cm" svg:y1="68.008cm" svg:x2="22.755cm" svg:y2="67.433cm">
          <text:p/>
        </draw:line>
        <draw:g>
          <draw:g>
            <draw:rect draw:style-name="gr2" draw:text-style-name="P3" draw:layer="layout" svg:width="0.484cm" svg:height="0.848cm" svg:x="20.022cm" svg:y="68.379cm">
              <text:p/>
            </draw:rect>
            <draw:custom-shape draw:style-name="gr41" draw:text-style-name="P13" draw:layer="layout" svg:width="0.145cm" svg:height="0.145cm" draw:transform="rotate (-1.57079632679579) translate (20.167cm 68.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0.008cm" svg:y="65.999cm">
              <text:p/>
            </draw:rect>
            <draw:custom-shape draw:style-name="gr41" draw:text-style-name="P13" draw:layer="layout" svg:width="0.145cm" svg:height="0.145cm" draw:transform="rotate (-1.57079632679579) translate (20.153cm 66.5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978cm" svg:y="68.642cm">
              <text:p/>
            </draw:rect>
            <draw:custom-shape draw:style-name="gr41" draw:text-style-name="P13" draw:layer="layout" svg:width="0.145cm" svg:height="0.145cm" draw:transform="rotate (-1.57079632679579) translate (16.123cm 69.2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48" draw:text-style-name="P3" draw:layer="layout" svg:x1="20.528cm" svg:y1="66.416cm" svg:x2="21.438cm" svg:y2="68.103cm">
          <text:p/>
        </draw:line>
        <draw:line draw:style-name="gr748" draw:text-style-name="P3" draw:layer="layout" svg:x1="19.49cm" svg:y1="79.877cm" svg:x2="21.186cm" svg:y2="79.855cm">
          <text:p/>
        </draw:line>
        <draw:line draw:style-name="gr748" draw:text-style-name="P3" draw:layer="layout" svg:x1="15.447cm" svg:y1="80.114cm" svg:x2="16.911cm" svg:y2="80.114cm">
          <text:p/>
        </draw:line>
        <draw:custom-shape draw:style-name="gr32" draw:text-style-name="P75" draw:layer="layout" svg:width="1.828cm" svg:height="1.441cm" svg:x="13.174cm" svg:y="76.62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2.865cm" svg:height="2.259cm" svg:x="12.582cm" svg:y="78.954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14.156cm" svg:y1="78.092cm" svg:x2="14.155cm" svg:y2="78.954cm">
          <text:p/>
        </draw:line>
        <draw:frame draw:style-name="gr433" draw:text-style-name="P32" draw:layer="layout" svg:width="1.912cm" svg:height="0.882cm" svg:x="13.179cm" svg:y="75.37cm">
          <draw:text-box>
            <text:p text:style-name="P29"><text:span text:style-name="T19">Fetch</text:span></text:p>
          </draw:text-box>
        </draw:frame>
        <draw:frame draw:style-name="gr361" draw:text-style-name="P32" draw:layer="layout" svg:width="2.445cm" svg:height="0.882cm" svg:x="16.683cm" svg:y="75.405cm">
          <draw:text-box>
            <text:p text:style-name="P29"><text:span text:style-name="T19">Decode</text:span></text:p>
          </draw:text-box>
        </draw:frame>
        <draw:frame draw:style-name="gr362" draw:text-style-name="P32" draw:layer="layout" svg:width="2.852cm" svg:height="0.882cm" svg:x="22.901cm" svg:y="75.373cm">
          <draw:text-box>
            <text:p text:style-name="P29"><text:span text:style-name="T19">Execute</text:span></text:p>
          </draw:text-box>
        </draw:frame>
        <draw:line draw:style-name="gr15" draw:text-style-name="P3" draw:layer="layout" svg:x1="20.083cm" svg:y1="76.287cm" svg:x2="20.083cm" svg:y2="80.989cm">
          <text:p/>
        </draw:line>
        <draw:line draw:style-name="gr15" draw:text-style-name="P3" draw:layer="layout" svg:x1="15.983cm" svg:y1="76.287cm" svg:x2="15.983cm" svg:y2="80.989cm">
          <text:p/>
        </draw:line>
        <draw:rect draw:style-name="gr43" draw:text-style-name="P3" draw:layer="layout" svg:width="16.026cm" svg:height="9.342cm" svg:x="12.169cm" svg:y="75.373cm">
          <text:p/>
        </draw:rect>
        <draw:custom-shape draw:style-name="gr32" draw:text-style-name="P75" draw:layer="layout" svg:width="2.865cm" svg:height="2.259cm" svg:x="16.625cm" svg:y="78.954cm">
          <text:p text:style-name="P1"><text:span text:style-name="T81">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1.417cm" svg:height="1.118cm" svg:x="17.274cm" svg:y="77.055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18.001cm" svg:y1="79.082cm" svg:x2="17.982cm" svg:y2="78.173cm">
          <text:p/>
        </draw:line>
        <draw:line draw:style-name="gr365" draw:text-style-name="P3" draw:layer="layout" svg:x1="18.691cm" svg:y1="77.438cm" svg:x2="20.155cm" svg:y2="77.438cm">
          <text:p/>
        </draw:line>
        <draw:custom-shape draw:style-name="gr32" draw:text-style-name="P75" draw:layer="layout" svg:width="1.766cm" svg:height="1.393cm" svg:x="20.656cm" svg:y="79.082cm">
          <text:p text:style-name="P1"><text:span text:style-name="T81">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22.012cm" svg:y1="80.242cm" svg:x2="22.81cm" svg:y2="81.107cm">
          <text:p/>
        </draw:line>
        <draw:custom-shape draw:style-name="gr32" draw:text-style-name="P75" draw:layer="layout" svg:width="2.71cm" svg:height="1.393cm" svg:x="22.023cm" svg:y="77.318cm">
          <text:p text:style-name="P1"><text:span text:style-name="T8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1.567cm" svg:height="1.134cm" svg:x="22.55cm" svg:y="80.942cm">
          <text:p text:style-name="P1"><text:span text:style-name="T81">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3" draw:layer="layout" svg:x1="14.013cm" svg:y1="81.213cm" svg:x2="14.005cm" svg:y2="82.216cm">
          <text:p/>
        </draw:line>
        <draw:frame draw:style-name="gr788" draw:text-style-name="P32" draw:layer="layout" svg:width="4.05cm" svg:height="0.882cm" svg:x="12.036cm" svg:y="82.38cm">
          <draw:text-box>
            <text:p text:style-name="P29"><text:span text:style-name="T19">instructionBus</text:span></text:p>
          </draw:text-box>
        </draw:frame>
        <draw:line draw:style-name="gr415" draw:text-style-name="P3" draw:layer="layout" svg:x1="23.331cm" svg:y1="82.113cm" svg:x2="23.323cm" svg:y2="83.116cm">
          <text:p/>
        </draw:line>
        <draw:frame draw:style-name="gr789" draw:text-style-name="P32" draw:layer="layout" svg:width="2.665cm" svg:height="0.882cm" svg:x="22.046cm" svg:y="83.28cm">
          <draw:text-box>
            <text:p text:style-name="P29"><text:span text:style-name="T19">DataBus</text:span></text:p>
          </draw:text-box>
        </draw:frame>
        <draw:line draw:style-name="gr365" draw:text-style-name="P3" draw:layer="layout" svg:x1="21.993cm" svg:y1="80.223cm" svg:x2="22.791cm" svg:y2="81.088cm">
          <text:p/>
        </draw:line>
        <draw:line draw:style-name="gr365" draw:text-style-name="P3" draw:layer="layout" svg:x1="22.422cm" svg:y1="79.781cm" svg:x2="23.708cm" svg:y2="79.781cm">
          <text:p/>
        </draw:line>
        <draw:line draw:style-name="gr365" draw:text-style-name="P3" draw:layer="layout" svg:x1="23.743cm" svg:y1="80.942cm" svg:x2="24.207cm" svg:y2="80.281cm">
          <text:p/>
        </draw:line>
        <draw:custom-shape draw:style-name="gr790" draw:text-style-name="P75" draw:layer="layout" svg:width="1.417cm" svg:height="1.118cm" svg:x="23.606cm" svg:y="79.273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22.1cm" svg:y1="79.082cm" svg:x2="22.554cm" svg:y2="78.507cm">
          <text:p/>
        </draw:line>
        <draw:custom-shape draw:style-name="gr32" draw:text-style-name="P75" draw:layer="layout" svg:width="1.771cm" svg:height="1.321cm" svg:x="25.561cm" svg:y="80.482cm">
          <text:p text:style-name="P1"><text:span text:style-name="T81">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26.425cm" svg:y1="82.8cm" svg:x2="26.425cm" svg:y2="81.803cm">
          <text:p/>
        </draw:line>
        <draw:frame draw:style-name="gr791" draw:text-style-name="P32" draw:layer="layout" svg:width="2.598cm" svg:height="0.882cm" svg:x="25.085cm" svg:y="82.837cm">
          <draw:text-box>
            <text:p text:style-name="P29"><text:span text:style-name="T19">Interrupt</text:span></text:p>
          </draw:text-box>
        </draw:frame>
        <draw:custom-shape draw:style-name="gr790" draw:text-style-name="P75" draw:layer="layout" svg:width="1.828cm" svg:height="1.441cm" svg:x="25.675cm" svg:y="77.588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24.733cm" svg:y1="78.023cm" svg:x2="25.675cm" svg:y2="78.063cm">
          <text:p/>
        </draw:line>
        <draw:line draw:style-name="gr365" draw:text-style-name="P3" draw:layer="layout" svg:x1="26.39cm" svg:y1="80.482cm" svg:x2="26.384cm" svg:y2="79.029cm">
          <text:p/>
        </draw:line>
        <draw:g>
          <draw:g>
            <draw:rect draw:style-name="gr2" draw:text-style-name="P3" draw:layer="layout" svg:width="0.484cm" svg:height="0.848cm" svg:x="19.821cm" svg:y="79.453cm">
              <text:p/>
            </draw:rect>
            <draw:custom-shape draw:style-name="gr41" draw:text-style-name="P13" draw:layer="layout" svg:width="0.145cm" svg:height="0.145cm" draw:transform="rotate (-1.57079632679579) translate (19.966cm 80.0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807cm" svg:y="77.073cm">
              <text:p/>
            </draw:rect>
            <draw:custom-shape draw:style-name="gr41" draw:text-style-name="P13" draw:layer="layout" svg:width="0.145cm" svg:height="0.145cm" draw:transform="rotate (-1.57079632679579) translate (19.952cm 77.6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77cm" svg:y="79.716cm">
              <text:p/>
            </draw:rect>
            <draw:custom-shape draw:style-name="gr41" draw:text-style-name="P13" draw:layer="layout" svg:width="0.145cm" svg:height="0.145cm" draw:transform="rotate (-1.57079632679579) translate (15.922cm 80.2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48" draw:text-style-name="P3" draw:layer="layout" svg:x1="20.327cm" svg:y1="77.49cm" svg:x2="21.237cm" svg:y2="79.177cm">
          <text:p/>
        </draw:line>
        <draw:line draw:style-name="gr748" draw:text-style-name="P3" draw:layer="layout" svg:x1="37.754cm" svg:y1="80.045cm" svg:x2="39.45cm" svg:y2="80.023cm">
          <text:p/>
        </draw:line>
        <draw:line draw:style-name="gr748" draw:text-style-name="P3" draw:layer="layout" svg:x1="33.711cm" svg:y1="80.282cm" svg:x2="35.175cm" svg:y2="80.282cm">
          <text:p/>
        </draw:line>
        <draw:custom-shape draw:style-name="gr32" draw:text-style-name="P75" draw:layer="layout" svg:width="1.828cm" svg:height="1.441cm" svg:x="31.438cm" svg:y="76.788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2.865cm" svg:height="2.259cm" svg:x="30.846cm" svg:y="79.122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32.42cm" svg:y1="78.26cm" svg:x2="32.419cm" svg:y2="79.122cm">
          <text:p/>
        </draw:line>
        <draw:frame draw:style-name="gr433" draw:text-style-name="P32" draw:layer="layout" svg:width="1.912cm" svg:height="0.882cm" svg:x="31.443cm" svg:y="75.538cm">
          <draw:text-box>
            <text:p text:style-name="P29"><text:span text:style-name="T19">Fetch</text:span></text:p>
          </draw:text-box>
        </draw:frame>
        <draw:frame draw:style-name="gr361" draw:text-style-name="P32" draw:layer="layout" svg:width="2.445cm" svg:height="0.882cm" svg:x="34.947cm" svg:y="75.573cm">
          <draw:text-box>
            <text:p text:style-name="P29"><text:span text:style-name="T19">Decode</text:span></text:p>
          </draw:text-box>
        </draw:frame>
        <draw:frame draw:style-name="gr362" draw:text-style-name="P32" draw:layer="layout" svg:width="2.852cm" svg:height="0.882cm" svg:x="41.165cm" svg:y="75.541cm">
          <draw:text-box>
            <text:p text:style-name="P29"><text:span text:style-name="T19">Execute</text:span></text:p>
          </draw:text-box>
        </draw:frame>
        <draw:line draw:style-name="gr15" draw:text-style-name="P3" draw:layer="layout" svg:x1="38.347cm" svg:y1="76.455cm" svg:x2="38.347cm" svg:y2="81.157cm">
          <text:p/>
        </draw:line>
        <draw:line draw:style-name="gr15" draw:text-style-name="P3" draw:layer="layout" svg:x1="34.247cm" svg:y1="76.455cm" svg:x2="34.247cm" svg:y2="81.157cm">
          <text:p/>
        </draw:line>
        <draw:rect draw:style-name="gr43" draw:text-style-name="P3" draw:layer="layout" svg:width="16.026cm" svg:height="9.342cm" svg:x="30.433cm" svg:y="75.541cm">
          <text:p/>
        </draw:rect>
        <draw:custom-shape draw:style-name="gr32" draw:text-style-name="P75" draw:layer="layout" svg:width="2.865cm" svg:height="2.259cm" svg:x="34.889cm" svg:y="79.122cm">
          <text:p text:style-name="P1"><text:span text:style-name="T81">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1.417cm" svg:height="1.118cm" svg:x="35.538cm" svg:y="77.223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36.265cm" svg:y1="79.25cm" svg:x2="36.246cm" svg:y2="78.341cm">
          <text:p/>
        </draw:line>
        <draw:line draw:style-name="gr365" draw:text-style-name="P3" draw:layer="layout" svg:x1="36.955cm" svg:y1="77.606cm" svg:x2="38.419cm" svg:y2="77.606cm">
          <text:p/>
        </draw:line>
        <draw:custom-shape draw:style-name="gr32" draw:text-style-name="P75" draw:layer="layout" svg:width="1.766cm" svg:height="1.393cm" svg:x="38.92cm" svg:y="79.25cm">
          <text:p text:style-name="P1"><text:span text:style-name="T81">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40.276cm" svg:y1="80.41cm" svg:x2="41.074cm" svg:y2="81.275cm">
          <text:p/>
        </draw:line>
        <draw:custom-shape draw:style-name="gr32" draw:text-style-name="P75" draw:layer="layout" svg:width="2.71cm" svg:height="1.393cm" svg:x="40.287cm" svg:y="77.486cm">
          <text:p text:style-name="P1"><text:span text:style-name="T8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5" draw:layer="layout" svg:width="1.567cm" svg:height="1.134cm" svg:x="40.814cm" svg:y="81.11cm">
          <text:p text:style-name="P1"><text:span text:style-name="T81">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3" draw:layer="layout" svg:x1="32.277cm" svg:y1="81.381cm" svg:x2="32.269cm" svg:y2="82.384cm">
          <text:p/>
        </draw:line>
        <draw:frame draw:style-name="gr788" draw:text-style-name="P32" draw:layer="layout" svg:width="4.05cm" svg:height="0.882cm" svg:x="30.3cm" svg:y="82.548cm">
          <draw:text-box>
            <text:p text:style-name="P29"><text:span text:style-name="T19">instructionBus</text:span></text:p>
          </draw:text-box>
        </draw:frame>
        <draw:line draw:style-name="gr415" draw:text-style-name="P3" draw:layer="layout" svg:x1="41.595cm" svg:y1="82.281cm" svg:x2="41.587cm" svg:y2="83.284cm">
          <text:p/>
        </draw:line>
        <draw:frame draw:style-name="gr789" draw:text-style-name="P32" draw:layer="layout" svg:width="2.665cm" svg:height="0.882cm" svg:x="40.31cm" svg:y="83.448cm">
          <draw:text-box>
            <text:p text:style-name="P29"><text:span text:style-name="T19">DataBus</text:span></text:p>
          </draw:text-box>
        </draw:frame>
        <draw:line draw:style-name="gr365" draw:text-style-name="P3" draw:layer="layout" svg:x1="40.257cm" svg:y1="80.391cm" svg:x2="41.055cm" svg:y2="81.256cm">
          <text:p/>
        </draw:line>
        <draw:line draw:style-name="gr365" draw:text-style-name="P3" draw:layer="layout" svg:x1="40.686cm" svg:y1="79.949cm" svg:x2="41.972cm" svg:y2="79.949cm">
          <text:p/>
        </draw:line>
        <draw:line draw:style-name="gr365" draw:text-style-name="P3" draw:layer="layout" svg:x1="42.007cm" svg:y1="81.11cm" svg:x2="42.471cm" svg:y2="80.449cm">
          <text:p/>
        </draw:line>
        <draw:custom-shape draw:style-name="gr790" draw:text-style-name="P75" draw:layer="layout" svg:width="1.417cm" svg:height="1.118cm" svg:x="41.87cm" svg:y="79.441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40.364cm" svg:y1="79.25cm" svg:x2="40.818cm" svg:y2="78.675cm">
          <text:p/>
        </draw:line>
        <draw:custom-shape draw:style-name="gr32" draw:text-style-name="P75" draw:layer="layout" svg:width="1.771cm" svg:height="1.321cm" svg:x="43.825cm" svg:y="80.65cm">
          <text:p text:style-name="P1"><text:span text:style-name="T81">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44.689cm" svg:y1="82.968cm" svg:x2="44.689cm" svg:y2="81.971cm">
          <text:p/>
        </draw:line>
        <draw:frame draw:style-name="gr791" draw:text-style-name="P32" draw:layer="layout" svg:width="2.598cm" svg:height="0.882cm" svg:x="43.349cm" svg:y="83.005cm">
          <draw:text-box>
            <text:p text:style-name="P29"><text:span text:style-name="T19">Interrupt</text:span></text:p>
          </draw:text-box>
        </draw:frame>
        <draw:custom-shape draw:style-name="gr790" draw:text-style-name="P75" draw:layer="layout" svg:width="1.828cm" svg:height="1.441cm" svg:x="43.939cm" svg:y="77.756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42.997cm" svg:y1="78.191cm" svg:x2="43.939cm" svg:y2="78.231cm">
          <text:p/>
        </draw:line>
        <draw:line draw:style-name="gr365" draw:text-style-name="P3" draw:layer="layout" svg:x1="44.654cm" svg:y1="80.65cm" svg:x2="44.648cm" svg:y2="79.197cm">
          <text:p/>
        </draw:line>
        <draw:custom-shape draw:style-name="gr32" draw:text-style-name="P75" draw:layer="layout" svg:width="2.457cm" svg:height="1.169cm" svg:x="34.532cm" svg:y="81.68cm">
          <text:p text:style-name="P1"><text:span text:style-name="T81">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3" draw:layer="layout" svg:x1="35.817cm" svg:y1="82.849cm" svg:x2="35.809cm" svg:y2="83.852cm">
          <text:p/>
        </draw:line>
        <draw:frame draw:style-name="gr361" draw:text-style-name="P32" draw:layer="layout" svg:width="2.445cm" svg:height="0.882cm" svg:x="34.642cm" svg:y="84.016cm">
          <draw:text-box>
            <text:p text:style-name="P29"><text:span text:style-name="T19">JTAG</text:span></text:p>
          </draw:text-box>
        </draw:frame>
        <draw:line draw:style-name="gr365" draw:text-style-name="P3" draw:layer="layout" svg:x1="34.788cm" svg:y1="81.94cm" svg:x2="33.22cm" svg:y2="80.971cm">
          <text:p/>
        </draw:line>
        <draw:custom-shape draw:style-name="gr790" draw:text-style-name="P75" draw:layer="layout" svg:width="1.417cm" svg:height="1.118cm" svg:x="37.795cm" svg:y="81.68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37.795cm" svg:y1="82.246cm" svg:x2="36.989cm" svg:y2="82.243cm">
          <text:p/>
        </draw:line>
        <draw:g>
          <draw:g>
            <draw:rect draw:style-name="gr2" draw:text-style-name="P3" draw:layer="layout" svg:width="0.484cm" svg:height="0.848cm" svg:x="38.085cm" svg:y="79.621cm">
              <text:p/>
            </draw:rect>
            <draw:custom-shape draw:style-name="gr41" draw:text-style-name="P13" draw:layer="layout" svg:width="0.145cm" svg:height="0.145cm" draw:transform="rotate (-1.57079632679579) translate (38.23cm 80.2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071cm" svg:y="77.241cm">
              <text:p/>
            </draw:rect>
            <draw:custom-shape draw:style-name="gr41" draw:text-style-name="P13" draw:layer="layout" svg:width="0.145cm" svg:height="0.145cm" draw:transform="rotate (-1.57079632679579) translate (38.216cm 77.8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041cm" svg:y="79.884cm">
              <text:p/>
            </draw:rect>
            <draw:custom-shape draw:style-name="gr41" draw:text-style-name="P13" draw:layer="layout" svg:width="0.145cm" svg:height="0.145cm" draw:transform="rotate (-1.57079632679579) translate (34.186cm 80.4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48" draw:text-style-name="P3" draw:layer="layout" svg:x1="38.591cm" svg:y1="77.658cm" svg:x2="39.501cm" svg:y2="79.345cm">
          <text:p/>
        </draw:line>
        <draw:custom-shape draw:style-name="gr790" draw:text-style-name="P75" draw:layer="layout" svg:width="1.828cm" svg:height="1.441cm" svg:x="25.876cm" svg:y="66.536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3" draw:layer="layout" svg:x1="24.934cm" svg:y1="66.971cm" svg:x2="25.876cm" svg:y2="67.011cm">
          <text:p/>
        </draw:line>
        <draw:frame draw:style-name="gr433" draw:text-style-name="P32" draw:layer="layout" svg:width="1.912cm" svg:height="0.882cm" svg:x="13.156cm" svg:y="5.896cm">
          <draw:text-box>
            <text:p text:style-name="P29"><text:span text:style-name="T19">Fetch</text:span></text:p>
          </draw:text-box>
        </draw:frame>
        <draw:frame draw:style-name="gr361" draw:text-style-name="P32" draw:layer="layout" svg:width="2.445cm" svg:height="0.882cm" svg:x="16.66cm" svg:y="5.931cm">
          <draw:text-box>
            <text:p text:style-name="P29"><text:span text:style-name="T19">Decode</text:span></text:p>
          </draw:text-box>
        </draw:frame>
        <draw:frame draw:style-name="gr362" draw:text-style-name="P32" draw:layer="layout" svg:width="2.852cm" svg:height="0.882cm" svg:x="22.878cm" svg:y="5.899cm">
          <draw:text-box>
            <text:p text:style-name="P29"><text:span text:style-name="T19">Execute</text:span></text:p>
          </draw:text-box>
        </draw:frame>
        <draw:line draw:style-name="gr15" draw:text-style-name="P3" draw:layer="layout" svg:x1="20.06cm" svg:y1="6.813cm" svg:x2="20.06cm" svg:y2="11.515cm">
          <text:p/>
        </draw:line>
        <draw:line draw:style-name="gr15" draw:text-style-name="P3" draw:layer="layout" svg:x1="15.96cm" svg:y1="6.813cm" svg:x2="15.96cm" svg:y2="11.515cm">
          <text:p/>
        </draw:line>
        <draw:rect draw:style-name="gr43" draw:text-style-name="P3" draw:layer="layout" svg:width="16.026cm" svg:height="9.342cm" svg:x="12.146cm" svg:y="5.899cm">
          <text:p/>
        </draw:rect>
        <draw:line draw:style-name="gr365" draw:text-style-name="P3" draw:layer="layout" svg:x1="25.718cm" svg:y1="80.751cm" svg:x2="24.818cm" svg:y2="80.142cm">
          <text:p/>
        </draw:line>
        <draw:line draw:style-name="gr365" draw:text-style-name="P3" draw:layer="layout" svg:x1="44.013cm" svg:y1="80.921cm" svg:x2="43.113cm" svg:y2="80.31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y_20_Header" draw:display-name="Gray Header" draw:style="linear" draw:start-color="#dddddd" draw:end-color="#999999" draw:start-intensity="100%" draw:end-intensity="100%" draw:angle="0" draw:border="0%"/>
    <draw:gradient draw:name="Shapes" draw:style="rectangular" draw:cx="50%" draw:cy="50%" draw:start-color="#cccccc" draw:end-color="#ffffff"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ni_20_ligne" style:display-name="Objet sans remplissage ni ligne" style:family="graphic" style:parent-style-name="standard">
      <style:graphic-properties draw:stroke="none" draw:fill="none"/>
    </style:style>
    <style:style style:name="Code" style:family="graphic">
      <style:paragraph-properties fo:margin-top="0cm" fo:margin-bottom="0cm" style:text-autospace="none"/>
      <style:text-properties fo:font-family="Calibri" style:font-family-generic="swiss" style:font-pitch="variable" fo:font-size="12pt" fo:font-weight="bold" style:font-weight-asian="bold" style:font-weight-complex="bold"/>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fo:min-height="9.334cm"/>
    </style:style>
    <style:style style:name="Mgr2" style:family="graphic" style:parent-style-name="standard">
      <style:graphic-properties draw:stroke="none" draw:fill="none" draw:fill-color="#ffffff" fo:min-height="33.041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draw:frame draw:style-name="Mgr1" draw:layer="backgroundobjects" svg:width="35.999cm" svg:height="9.584cm" svg:x="3cm" svg:y="3.29cm">
        <draw:text-box>
          <text:p/>
        </draw:text-box>
      </draw:frame>
      <draw:frame draw:style-name="Mgr2" draw:layer="backgroundobjects" svg:width="35.999cm" svg:height="33.291cm" svg:x="3cm" svg:y="14.431cm">
        <draw:text-box>
          <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58DT20H27M40S</meta:editing-duration>
    <meta:editing-cycles>226</meta:editing-cycles>
    <meta:generator>OpenOffice/4.1.6$Win32 OpenOffice.org_project/416m1$Build-9790</meta:generator>
    <dc:date>2019-03-14T00:55:41.07</dc:date>
    <meta:print-date>2016-11-03T23:49:24.86</meta:print-date>
    <meta:document-statistic meta:object-count="7853"/>
  </office:meta>
</office:document-meta>
</file>